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background-color="#ffffff"/>
    </style:style>
    <style:style style:name="T2_2" style:family="text">
      <style:text-properties fo:background-color="#ffffff"/>
    </style:style>
    <style:style style:name="P3" style:family="paragraph" style:parent-style-name="Standard">
      <style:paragraph-properties fo:break-before="auto" fo:line-height="164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P4" style:family="paragraph" style:parent-style-name="Standard">
      <style:paragraph-properties fo:break-before="auto" fo:line-height="164%" style:writing-mode="lr-tb"/>
    </style:style>
    <style:style style:name="T4_1" style:family="text">
      <style:text-properties fo:background-color="#ffffff"/>
    </style:style>
    <style:style style:name="T4_2" style:family="text">
      <style:text-properties fo:background-color="#ffffff"/>
    </style:style>
    <style:style style:name="T4_3" style:family="text">
      <style:text-properties fo:background-color="#ffffff"/>
    </style:style>
    <style:style style:name="T4_4" style:family="text">
      <style:text-properties fo:background-color="#ffffff"/>
    </style:style>
    <style:style style:name="T4_5" style:family="text">
      <style:text-properties fo:background-color="#ffffff"/>
    </style:style>
    <style:style style:name="T4_6" style:family="text">
      <style:text-properties fo:background-color="#ffffff"/>
    </style:style>
    <style:style style:name="T4_7" style:family="text">
      <style:text-properties fo:background-color="#ffffff"/>
    </style:style>
    <style:style style:name="T4_8" style:family="text">
      <style:text-properties fo:background-color="#ffffff"/>
    </style:style>
    <style:style style:name="T4_9" style:family="text">
      <style:text-properties fo:background-color="#ffffff"/>
    </style:style>
    <style:style style:name="T4_10" style:family="text">
      <style:text-properties fo:background-color="#ffffff"/>
    </style:style>
    <style:style style:name="T4_11" style:family="text">
      <style:text-properties fo:background-color="#ffffff"/>
    </style:style>
    <style:style style:name="T4_12" style:family="text">
      <style:text-properties fo:background-color="#ffffff"/>
    </style:style>
    <style:style style:name="T4_13" style:family="text">
      <style:text-properties fo:background-color="#ffffff"/>
    </style:style>
    <style:style style:name="T4_14" style:family="text">
      <style:text-properties fo:background-color="#ffffff"/>
    </style:style>
    <style:style style:name="T4_15" style:family="text">
      <style:text-properties fo:background-color="#ffffff"/>
    </style:style>
    <style:style style:name="T4_16" style:family="text">
      <style:text-properties fo:background-color="#ffffff"/>
    </style:style>
    <style:style style:name="T4_17" style:family="text">
      <style:text-properties fo:background-color="#ffffff"/>
    </style:style>
    <style:style style:name="T4_18" style:family="text">
      <style:text-properties fo:background-color="#ffffff"/>
    </style:style>
    <style:style style:name="T4_19" style:family="text">
      <style:text-properties fo:background-color="#ffffff"/>
    </style:style>
    <style:style style:name="T4_20" style:family="text">
      <style:text-properties fo:background-color="#ffffff"/>
    </style:style>
    <style:style style:name="T4_21" style:family="text">
      <style:text-properties fo:background-color="#ffffff"/>
    </style:style>
    <style:style style:name="T4_22" style:family="text">
      <style:text-properties fo:background-color="#ffffff"/>
    </style:style>
    <style:style style:name="T4_23" style:family="text">
      <style:text-properties fo:background-color="#ffffff"/>
    </style:style>
    <style:style style:name="T4_24" style:family="text">
      <style:text-properties fo:background-color="#ffffff"/>
    </style:style>
    <style:style style:name="T4_25" style:family="text">
      <style:text-properties fo:background-color="#ffffff"/>
    </style:style>
    <style:style style:name="T4_26" style:family="text">
      <style:text-properties fo:background-color="#ffffff"/>
    </style:style>
    <style:style style:name="T4_27" style:family="text">
      <style:text-properties fo:background-color="#ffffff"/>
    </style:style>
    <style:style style:name="T4_28" style:family="text">
      <style:text-properties fo:background-color="#ffffff"/>
    </style:style>
    <style:style style:name="T4_29" style:family="text">
      <style:text-properties fo:background-color="#ffffff"/>
    </style:style>
    <style:style style:name="T4_30" style:family="text">
      <style:text-properties fo:background-color="#ffffff"/>
    </style:style>
    <style:style style:name="T4_31" style:family="text">
      <style:text-properties fo:background-color="#ffffff"/>
    </style:style>
    <style:style style:name="T4_32" style:family="text">
      <style:text-properties fo:background-color="#ffffff"/>
    </style:style>
    <style:style style:name="T4_33" style:family="text">
      <style:text-properties fo:background-color="#ffffff"/>
    </style:style>
    <style:style style:name="T4_34" style:family="text"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/>
    <style:style style:name="T5_6" style:family="text">
      <style:text-properties fo:background-color="#ffffff" fo:color="#1155cc" style:text-underline-style="solid" style:text-underline-color="font-color"/>
    </style:style>
    <style:style style:name="T5_7" style:family="text"/>
    <style:style style:name="T5_8" style:family="text">
      <style:text-properties fo:background-color="#ffffff" fo:color="#1155cc" style:text-underline-style="solid" style:text-underline-color="font-color"/>
    </style:style>
    <style:style style:name="T5_9" style:family="text"/>
    <style:style style:name="T5_10" style:family="text">
      <style:text-properties fo:background-color="#ffffff" fo:color="#1155cc" style:text-underline-style="solid" style:text-underline-color="font-color"/>
    </style:style>
    <style:style style:name="T5_11" style:family="text"/>
    <style:style style:name="T5_12" style:family="text">
      <style:text-properties fo:background-color="#ffffff" fo:color="#1155cc" style:text-underline-style="solid" style:text-underline-color="font-color"/>
    </style:style>
    <style:style style:name="T5_13" style:family="text"/>
    <style:style style:name="T5_14" style:family="text">
      <style:text-properties fo:background-color="#ffffff" fo:color="#1155cc" style:text-underline-style="solid" style:text-underline-color="font-color"/>
    </style:style>
    <style:style style:name="T5_15" style:family="text"/>
    <style:style style:name="T5_16" style:family="text">
      <style:text-properties fo:background-color="#ffffff" fo:color="#1155cc" style:text-underline-style="solid" style:text-underline-color="font-color"/>
    </style:style>
    <style:style style:name="T5_17" style:family="text"/>
    <style:style style:name="T5_18" style:family="text">
      <style:text-properties fo:background-color="#ffffff" fo:color="#1155cc" style:text-underline-style="solid" style:text-underline-color="font-color"/>
    </style:style>
    <style:style style:name="T5_19" style:family="text"/>
    <style:style style:name="T5_20" style:family="text">
      <style:text-properties fo:background-color="#ffffff" fo:color="#1155cc" style:text-underline-style="solid" style:text-underline-color="font-color"/>
    </style:style>
    <style:style style:name="T5_21" style:family="text"/>
    <style:style style:name="T5_22" style:family="text">
      <style:text-properties fo:background-color="#ffffff"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/>
    </style:style>
    <style:style style:name="T8_2" style:family="text">
      <style:text-properties fo:background-color="#ffffff"/>
    </style:style>
    <style:style style:name="T8_3" style:family="text">
      <style:text-properties fo:background-color="#ffffff"/>
    </style:style>
    <style:style style:name="T8_4" style:family="text">
      <style:text-properties fo:background-color="#ffffff"/>
    </style:style>
    <style:style style:name="T8_5" style:family="text">
      <style:text-properties fo:background-color="#ffffff"/>
    </style:style>
    <style:style style:name="T8_6" style:family="text">
      <style:text-properties fo:background-color="#ffffff"/>
    </style:style>
    <style:style style:name="T8_7" style:family="text">
      <style:text-properties fo:background-color="#ffffff"/>
    </style:style>
    <style:style style:name="T8_8" style:family="text">
      <style:text-properties fo:background-color="#ffffff"/>
    </style:style>
    <style:style style:name="T8_9" style:family="text">
      <style:text-properties fo:background-color="#ffffff"/>
    </style:style>
    <style:style style:name="T8_10" style:family="text">
      <style:text-properties fo:background-color="#ffffff"/>
    </style:style>
    <style:style style:name="T8_11" style:family="text">
      <style:text-properties fo:background-color="#ffffff"/>
    </style:style>
    <style:style style:name="T8_12" style:family="text">
      <style:text-properties fo:background-color="#ffffff"/>
    </style:style>
    <style:style style:name="T8_13" style:family="text">
      <style:text-properties fo:background-color="#ffffff"/>
    </style:style>
    <style:style style:name="T8_14" style:family="text">
      <style:text-properties fo:background-color="#ffffff"/>
    </style:style>
    <style:style style:name="T8_15" style:family="text">
      <style:text-properties fo:background-color="#ffffff"/>
    </style:style>
    <style:style style:name="T8_16" style:family="text">
      <style:text-properties fo:background-color="#ffffff"/>
    </style:style>
    <style:style style:name="P9" style:family="paragraph" style:parent-style-name="Standard">
      <style:paragraph-properties fo:break-before="auto" fo:line-height="164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/>
    </style:style>
    <style:style style:name="T10_2" style:family="text">
      <style:text-properties fo:background-color="#ffffff"/>
    </style:style>
    <style:style style:name="T10_3" style:family="text">
      <style:text-properties fo:background-color="#ffffff"/>
    </style:style>
    <style:style style:name="T10_4" style:family="text">
      <style:text-properties fo:background-color="#ffffff"/>
    </style:style>
    <style:style style:name="T10_5" style:family="text"/>
    <style:style style:name="T10_6" style:family="text">
      <style:text-properties fo:background-color="#ffffff" fo:color="#1155cc" style:text-underline-style="solid" style:text-underline-color="font-color"/>
    </style:style>
    <style:style style:name="T10_7" style:family="text"/>
    <style:style style:name="T10_8" style:family="text">
      <style:text-properties fo:background-color="#ffffff" fo:color="#1155cc" style:text-underline-style="solid" style:text-underline-color="font-color"/>
    </style:style>
    <style:style style:name="T10_9" style:family="text"/>
    <style:style style:name="T10_10" style:family="text">
      <style:text-properties fo:background-color="#ffffff" fo:color="#1155cc" style:text-underline-style="solid" style:text-underline-color="font-color"/>
    </style:style>
    <style:style style:name="T10_11" style:family="text"/>
    <style:style style:name="T10_12" style:family="text">
      <style:text-properties fo:background-color="#ffffff" fo:color="#1155cc" style:text-underline-style="solid" style:text-underline-color="font-color"/>
    </style:style>
    <style:style style:name="T10_13" style:family="text"/>
    <style:style style:name="T10_14" style:family="text">
      <style:text-properties fo:background-color="#ffffff" fo:color="#1155cc" style:text-underline-style="solid" style:text-underline-color="font-color"/>
    </style:style>
    <style:style style:name="T10_15" style:family="text"/>
    <style:style style:name="T10_16" style:family="text">
      <style:text-properties fo:background-color="#ffffff" fo:color="#1155cc" style:text-underline-style="solid" style:text-underline-color="font-color"/>
    </style:style>
    <style:style style:name="T10_17" style:family="text"/>
    <style:style style:name="T10_18" style:family="text">
      <style:text-properties fo:background-color="#ffffff" fo:color="#1155cc" style:text-underline-style="solid" style:text-underline-color="font-color"/>
    </style:style>
    <style:style style:name="T10_19" style:family="text"/>
    <style:style style:name="T10_20" style:family="text">
      <style:text-properties fo:background-color="#ffffff" fo:color="#1155cc" style:text-underline-style="solid" style:text-underline-color="font-color"/>
    </style:style>
    <style:style style:name="T10_21" style:family="text"/>
    <style:style style:name="T10_22" style:family="text">
      <style:text-properties fo:background-color="#ffffff"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 fo:color="#333333"/>
    </style:style>
    <style:style style:name="T13_6" style:family="text">
      <style:text-properties fo:background-color="#ffffff" fo:color="#333333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 fo:color="#333333"/>
    </style:style>
    <style:style style:name="T14_6" style:family="text">
      <style:text-properties fo:background-color="#ffffff" fo:color="#333333"/>
    </style:style>
    <style:style style:name="T14_7" style:family="text">
      <style:text-properties fo:background-color="#ffffff" fo:color="#333333"/>
    </style:style>
    <style:style style:name="T14_8" style:family="text">
      <style:text-properties fo:background-color="#ffffff" fo:color="#333333"/>
    </style:style>
    <style:style style:name="T14_9" style:family="text">
      <style:text-properties fo:background-color="#ffffff" fo:color="#333333"/>
    </style:style>
    <style:style style:name="T14_10" style:family="text">
      <style:text-properties fo:background-color="#ffffff" fo:color="#333333"/>
    </style:style>
    <style:style style:name="T14_11" style:family="text">
      <style:text-properties fo:background-color="#ffffff" fo:color="#333333"/>
    </style:style>
    <style:style style:name="T14_12" style:family="text">
      <style:text-properties fo:background-color="#ffffff" fo:color="#333333"/>
    </style:style>
    <style:style style:name="T14_13" style:family="text">
      <style:text-properties fo:background-color="#ffffff" fo:color="#333333"/>
    </style:style>
    <style:style style:name="T14_14" style:family="text">
      <style:text-properties fo:background-color="#ffffff" fo:color="#333333"/>
    </style:style>
    <style:style style:name="T14_15" style:family="text">
      <style:text-properties fo:background-color="#ffffff" fo:color="#333333"/>
    </style:style>
    <style:style style:name="T14_16" style:family="text">
      <style:text-properties fo:background-color="#ffffff" fo:color="#333333"/>
    </style:style>
    <style:style style:name="T14_17" style:family="text">
      <style:text-properties fo:background-color="#ffffff" fo:color="#333333"/>
    </style:style>
    <style:style style:name="T14_18" style:family="text">
      <style:text-properties fo:background-color="#ffffff" fo:color="#333333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/>
    <style:style style:name="T15_6" style:family="text">
      <style:text-properties fo:background-color="#ffffff" fo:color="#1155cc" style:text-underline-style="solid" style:text-underline-color="font-color"/>
    </style:style>
    <style:style style:name="T15_7" style:family="text"/>
    <style:style style:name="T15_8" style:family="text">
      <style:text-properties fo:background-color="#ffffff" fo:color="#1155cc" style:text-underline-style="solid" style:text-underline-color="font-color"/>
    </style:style>
    <style:style style:name="T15_9" style:family="text"/>
    <style:style style:name="T15_10" style:family="text">
      <style:text-properties fo:background-color="#ffffff" fo:color="#1155cc" style:text-underline-style="solid" style:text-underline-color="font-color"/>
    </style:style>
    <style:style style:name="T15_11" style:family="text"/>
    <style:style style:name="T15_12" style:family="text">
      <style:text-properties fo:background-color="#ffffff" fo:color="#1155cc" style:text-underline-style="solid" style:text-underline-color="font-color"/>
    </style:style>
    <style:style style:name="T15_13" style:family="text"/>
    <style:style style:name="T15_14" style:family="text">
      <style:text-properties fo:background-color="#ffffff" fo:color="#1155cc" style:text-underline-style="solid" style:text-underline-color="font-color"/>
    </style:style>
    <style:style style:name="T15_15" style:family="text"/>
    <style:style style:name="T15_16" style:family="text">
      <style:text-properties fo:background-color="#ffffff" fo:color="#1155cc" style:text-underline-style="solid" style:text-underline-color="font-color"/>
    </style:style>
    <style:style style:name="T15_17" style:family="text"/>
    <style:style style:name="T15_18" style:family="text">
      <style:text-properties fo:background-color="#ffffff" fo:color="#1155cc" style:text-underline-style="solid" style:text-underline-color="font-color"/>
    </style:style>
    <style:style style:name="T15_19" style:family="text"/>
    <style:style style:name="T15_20" style:family="text">
      <style:text-properties fo:background-color="#ffffff" fo:color="#1155cc" style:text-underline-style="solid" style:text-underline-color="font-color"/>
    </style:style>
    <style:style style:name="T15_21" style:family="text"/>
    <style:style style:name="T15_22" style:family="text">
      <style:text-properties fo:background-color="#ffffff" fo:color="#1155cc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P19" style:family="paragraph" style:parent-style-name="Standard">
      <style:paragraph-properties fo:break-before="auto" fo:line-height="164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/>
    </style:style>
    <style:style style:name="T19_29" style:family="text">
      <style:text-properties fo:background-color="#ffffff"/>
    </style:style>
    <style:style style:name="T19_30" style:family="text">
      <style:text-properties fo:background-color="#ffffff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T19_35" style:family="text">
      <style:text-properties fo:background-color="#ffffff"/>
    </style:style>
    <style:style style:name="T19_36" style:family="text">
      <style:text-properties fo:background-color="#ffffff"/>
    </style:style>
    <style:style style:name="T19_37" style:family="text">
      <style:text-properties fo:background-color="#ffffff"/>
    </style:style>
    <style:style style:name="T19_38" style:family="text">
      <style:text-properties fo:background-color="#ffffff"/>
    </style:style>
    <style:style style:name="T19_39" style:family="text">
      <style:text-properties fo:background-color="#ffffff"/>
    </style:style>
    <style:style style:name="T19_40" style:family="text">
      <style:text-properties fo:background-color="#ffffff"/>
    </style:style>
    <style:style style:name="T19_41" style:family="text">
      <style:text-properties fo:background-color="#ffffff"/>
    </style:style>
    <style:style style:name="T19_42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/>
    <style:style style:name="T20_6" style:family="text">
      <style:text-properties fo:background-color="#ffffff" fo:color="#1155cc" style:text-underline-style="solid" style:text-underline-color="font-color"/>
    </style:style>
    <style:style style:name="T20_7" style:family="text"/>
    <style:style style:name="T20_8" style:family="text">
      <style:text-properties fo:background-color="#ffffff" fo:color="#1155cc" style:text-underline-style="solid" style:text-underline-color="font-color"/>
    </style:style>
    <style:style style:name="T20_9" style:family="text"/>
    <style:style style:name="T20_10" style:family="text">
      <style:text-properties fo:background-color="#ffffff" fo:color="#1155cc" style:text-underline-style="solid" style:text-underline-color="font-color"/>
    </style:style>
    <style:style style:name="T20_11" style:family="text"/>
    <style:style style:name="T20_12" style:family="text">
      <style:text-properties fo:background-color="#ffffff" fo:color="#1155cc" style:text-underline-style="solid" style:text-underline-color="font-color"/>
    </style:style>
    <style:style style:name="T20_13" style:family="text"/>
    <style:style style:name="T20_14" style:family="text">
      <style:text-properties fo:background-color="#ffffff" fo:color="#1155cc" style:text-underline-style="solid" style:text-underline-color="font-color"/>
    </style:style>
    <style:style style:name="T20_15" style:family="text"/>
    <style:style style:name="T20_16" style:family="text">
      <style:text-properties fo:background-color="#ffffff" fo:color="#1155cc" style:text-underline-style="solid" style:text-underline-color="font-color"/>
    </style:style>
    <style:style style:name="T20_17" style:family="text"/>
    <style:style style:name="T20_18" style:family="text">
      <style:text-properties fo:background-color="#ffffff" fo:color="#1155cc" style:text-underline-style="solid" style:text-underline-color="font-color"/>
    </style:style>
    <style:style style:name="T20_19" style:family="text"/>
    <style:style style:name="T20_20" style:family="text">
      <style:text-properties fo:background-color="#ffffff" fo:color="#1155cc" style:text-underline-style="solid" style:text-underline-color="font-color"/>
    </style:style>
    <style:style style:name="T20_21" style:family="text"/>
    <style:style style:name="T20_22" style:family="text">
      <style:text-properties fo:background-color="#ffffff" fo:color="#1155cc" style:text-underline-style="solid" style:text-underline-color="font-color"/>
    </style:style>
    <style:style style:name="T20_23" style:family="text"/>
    <style:style style:name="T20_24" style:family="text">
      <style:text-properties fo:background-color="#ffffff" fo:color="#1155cc" style:text-underline-style="solid" style:text-underline-color="font-color"/>
    </style:style>
    <style:style style:name="T20_25" style:family="text"/>
    <style:style style:name="T20_26" style:family="text">
      <style:text-properties fo:background-color="#ffffff" fo:color="#1155cc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P24" style:family="paragraph" style:parent-style-name="Standard">
      <style:paragraph-properties fo:break-before="auto" fo:line-height="164%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T24_27" style:family="text">
      <style:text-properties fo:background-color="#ffffff"/>
    </style:style>
    <style:style style:name="T24_28" style:family="text">
      <style:text-properties fo:background-color="#ffffff"/>
    </style:style>
    <style:style style:name="T24_29" style:family="text">
      <style:text-properties fo:background-color="#ffffff"/>
    </style:style>
    <style:style style:name="T24_30" style:family="text">
      <style:text-properties fo:background-color="#ffffff"/>
    </style:style>
    <style:style style:name="T24_31" style:family="text">
      <style:text-properties fo:background-color="#ffffff"/>
    </style:style>
    <style:style style:name="T24_32" style:family="text">
      <style:text-properties fo:background-color="#ffffff"/>
    </style:style>
    <style:style style:name="T24_33" style:family="text">
      <style:text-properties fo:background-color="#ffffff"/>
    </style:style>
    <style:style style:name="T24_34" style:family="text">
      <style:text-properties fo:background-color="#ffffff"/>
    </style:style>
    <style:style style:name="T24_35" style:family="text">
      <style:text-properties fo:background-color="#ffffff"/>
    </style:style>
    <style:style style:name="T24_36" style:family="text">
      <style:text-properties fo:background-color="#ffffff"/>
    </style:style>
    <style:style style:name="T24_37" style:family="text">
      <style:text-properties fo:background-color="#ffffff"/>
    </style:style>
    <style:style style:name="T24_38" style:family="text">
      <style:text-properties fo:background-color="#ffffff"/>
    </style:style>
    <style:style style:name="T24_39" style:family="text">
      <style:text-properties fo:background-color="#ffffff"/>
    </style:style>
    <style:style style:name="T24_40" style:family="text">
      <style:text-properties fo:background-color="#ffffff"/>
    </style:style>
    <style:style style:name="T24_41" style:family="text">
      <style:text-properties fo:background-color="#ffffff"/>
    </style:style>
    <style:style style:name="T24_42" style:family="text">
      <style:text-properties fo:background-color="#ffffff"/>
    </style:style>
    <style:style style:name="T24_43" style:family="text">
      <style:text-properties fo:background-color="#ffffff"/>
    </style:style>
    <style:style style:name="T24_44" style:family="text">
      <style:text-properties fo:background-color="#ffffff"/>
    </style:style>
    <style:style style:name="T24_45" style:family="text">
      <style:text-properties fo:background-color="#ffffff"/>
    </style:style>
    <style:style style:name="T24_46" style:family="text">
      <style:text-properties fo:background-color="#ffffff"/>
    </style:style>
    <style:style style:name="T24_47" style:family="text">
      <style:text-properties fo:background-color="#ffffff"/>
    </style:style>
    <style:style style:name="T24_48" style:family="text">
      <style:text-properties fo:background-color="#ffffff"/>
    </style:style>
    <style:style style:name="T24_49" style:family="text">
      <style:text-properties fo:background-color="#ffffff"/>
    </style:style>
    <style:style style:name="T24_50" style:family="text">
      <style:text-properties fo:background-color="#ffffff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/>
    <style:style style:name="T25_6" style:family="text">
      <style:text-properties fo:background-color="#ffffff" fo:color="#1155cc" style:text-underline-style="solid" style:text-underline-color="font-color"/>
    </style:style>
    <style:style style:name="T25_7" style:family="text"/>
    <style:style style:name="T25_8" style:family="text">
      <style:text-properties fo:background-color="#ffffff" fo:color="#1155cc" style:text-underline-style="solid" style:text-underline-color="font-color"/>
    </style:style>
    <style:style style:name="T25_9" style:family="text"/>
    <style:style style:name="T25_10" style:family="text">
      <style:text-properties fo:background-color="#ffffff" fo:color="#1155cc" style:text-underline-style="solid" style:text-underline-color="font-color"/>
    </style:style>
    <style:style style:name="T25_11" style:family="text"/>
    <style:style style:name="T25_12" style:family="text">
      <style:text-properties fo:background-color="#ffffff" fo:color="#1155cc" style:text-underline-style="solid" style:text-underline-color="font-color"/>
    </style:style>
    <style:style style:name="T25_13" style:family="text"/>
    <style:style style:name="T25_14" style:family="text">
      <style:text-properties fo:background-color="#ffffff" fo:color="#1155cc" style:text-underline-style="solid" style:text-underline-color="font-color"/>
    </style:style>
    <style:style style:name="T25_15" style:family="text"/>
    <style:style style:name="T25_16" style:family="text">
      <style:text-properties fo:background-color="#ffffff" fo:color="#1155cc" style:text-underline-style="solid" style:text-underline-color="font-color"/>
    </style:style>
    <style:style style:name="T25_17" style:family="text"/>
    <style:style style:name="T25_18" style:family="text">
      <style:text-properties fo:background-color="#ffffff" fo:color="#1155cc" style:text-underline-style="solid" style:text-underline-color="font-color"/>
    </style:style>
    <style:style style:name="T25_19" style:family="text"/>
    <style:style style:name="T25_20" style:family="text">
      <style:text-properties fo:background-color="#ffffff" fo:color="#1155cc" style:text-underline-style="solid" style:text-underline-color="font-color"/>
    </style:style>
    <style:style style:name="T25_21" style:family="text"/>
    <style:style style:name="T25_22" style:family="text">
      <style:text-properties fo:background-color="#ffffff" fo:color="#1155cc" style:text-underline-style="solid" style:text-underline-color="font-color"/>
    </style:style>
    <style:style style:name="T25_23" style:family="text"/>
    <style:style style:name="T25_24" style:family="text">
      <style:text-properties fo:background-color="#ffffff" fo:color="#1155cc" style:text-underline-style="solid" style:text-underline-color="font-color"/>
    </style:style>
    <style:style style:name="T25_25" style:family="text"/>
    <style:style style:name="T25_26" style:family="text">
      <style:text-properties fo:background-color="#ffffff" fo:color="#1155cc" style:text-underline-style="solid" style:text-underline-color="font-color"/>
    </style:style>
    <style:style style:name="P2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P29" style:family="paragraph" style:parent-style-name="Standard">
      <style:paragraph-properties fo:break-before="auto" fo:line-height="164%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T29_18" style:family="text">
      <style:text-properties fo:background-color="#ffffff"/>
    </style:style>
    <style:style style:name="T29_19" style:family="text">
      <style:text-properties fo:background-color="#ffffff"/>
    </style:style>
    <style:style style:name="T29_20" style:family="text">
      <style:text-properties fo:background-color="#ffffff"/>
    </style:style>
    <style:style style:name="T29_21" style:family="text">
      <style:text-properties fo:background-color="#ffffff"/>
    </style:style>
    <style:style style:name="T29_22" style:family="text">
      <style:text-properties fo:background-color="#ffffff"/>
    </style:style>
    <style:style style:name="T29_23" style:family="text">
      <style:text-properties fo:background-color="#ffffff"/>
    </style:style>
    <style:style style:name="T29_24" style:family="text">
      <style:text-properties fo:background-color="#ffffff"/>
    </style:style>
    <style:style style:name="T29_25" style:family="text">
      <style:text-properties fo:background-color="#ffffff"/>
    </style:style>
    <style:style style:name="T29_26" style:family="text">
      <style:text-properties fo:background-color="#ffffff"/>
    </style:style>
    <style:style style:name="T29_27" style:family="text">
      <style:text-properties fo:background-color="#ffffff"/>
    </style:style>
    <style:style style:name="T29_28" style:family="text">
      <style:text-properties fo:background-color="#ffffff"/>
    </style:style>
    <style:style style:name="T29_29" style:family="text">
      <style:text-properties fo:background-color="#ffffff"/>
    </style:style>
    <style:style style:name="T29_30" style:family="text">
      <style:text-properties fo:background-color="#ffffff"/>
    </style:style>
    <style:style style:name="T29_31" style:family="text">
      <style:text-properties fo:background-color="#ffffff"/>
    </style:style>
    <style:style style:name="T29_32" style:family="text">
      <style:text-properties fo:background-color="#ffffff"/>
    </style:style>
    <style:style style:name="T29_33" style:family="text">
      <style:text-properties fo:background-color="#ffffff"/>
    </style:style>
    <style:style style:name="T29_34" style:family="text">
      <style:text-properties fo:background-color="#ffffff"/>
    </style:style>
    <style:style style:name="T29_35" style:family="text">
      <style:text-properties fo:background-color="#ffffff"/>
    </style:style>
    <style:style style:name="T29_36" style:family="text">
      <style:text-properties fo:background-color="#ffffff"/>
    </style:style>
    <style:style style:name="T29_37" style:family="text">
      <style:text-properties fo:background-color="#ffffff"/>
    </style:style>
    <style:style style:name="T29_38" style:family="text">
      <style:text-properties fo:background-color="#ffffff"/>
    </style:style>
    <style:style style:name="T29_39" style:family="text">
      <style:text-properties fo:background-color="#ffffff"/>
    </style:style>
    <style:style style:name="T29_40" style:family="text">
      <style:text-properties fo:background-color="#ffffff"/>
    </style:style>
    <style:style style:name="T29_41" style:family="text">
      <style:text-properties fo:background-color="#ffffff"/>
    </style:style>
    <style:style style:name="T29_42" style:family="text">
      <style:text-properties fo:background-color="#ffffff"/>
    </style:style>
    <style:style style:name="T29_43" style:family="text">
      <style:text-properties fo:background-color="#ffffff"/>
    </style:style>
    <style:style style:name="T29_44" style:family="text">
      <style:text-properties fo:background-color="#ffffff"/>
    </style:style>
    <style:style style:name="T29_45" style:family="text">
      <style:text-properties fo:background-color="#ffffff"/>
    </style:style>
    <style:style style:name="T29_46" style:family="text">
      <style:text-properties fo:background-color="#ffffff"/>
    </style:style>
    <style:style style:name="T29_47" style:family="text">
      <style:text-properties fo:background-color="#ffffff"/>
    </style:style>
    <style:style style:name="T29_48" style:family="text">
      <style:text-properties fo:background-color="#ffffff"/>
    </style:style>
    <style:style style:name="T29_49" style:family="text">
      <style:text-properties fo:background-color="#ffffff"/>
    </style:style>
    <style:style style:name="T29_50" style:family="text">
      <style:text-properties fo:background-color="#ffffff"/>
    </style:style>
    <style:style style:name="T29_51" style:family="text">
      <style:text-properties fo:background-color="#ffffff"/>
    </style:style>
    <style:style style:name="T29_52" style:family="text">
      <style:text-properties fo:background-color="#ffffff"/>
    </style:style>
    <style:style style:name="T29_53" style:family="text">
      <style:text-properties fo:background-color="#ffffff"/>
    </style:style>
    <style:style style:name="T29_54" style:family="text">
      <style:text-properties fo:background-color="#ffffff"/>
    </style:style>
    <style:style style:name="T29_55" style:family="text">
      <style:text-properties fo:background-color="#ffffff"/>
    </style:style>
    <style:style style:name="T29_56" style:family="text">
      <style:text-properties fo:background-color="#ffffff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/>
    <style:style style:name="T30_6" style:family="text">
      <style:text-properties fo:background-color="#ffffff" fo:color="#1155cc" style:text-underline-style="solid" style:text-underline-color="font-color"/>
    </style:style>
    <style:style style:name="T30_7" style:family="text"/>
    <style:style style:name="T30_8" style:family="text">
      <style:text-properties fo:background-color="#ffffff" fo:color="#1155cc" style:text-underline-style="solid" style:text-underline-color="font-color"/>
    </style:style>
    <style:style style:name="T30_9" style:family="text"/>
    <style:style style:name="T30_10" style:family="text">
      <style:text-properties fo:background-color="#ffffff" fo:color="#1155cc" style:text-underline-style="solid" style:text-underline-color="font-color"/>
    </style:style>
    <style:style style:name="T30_11" style:family="text"/>
    <style:style style:name="T30_12" style:family="text">
      <style:text-properties fo:background-color="#ffffff" fo:color="#1155cc" style:text-underline-style="solid" style:text-underline-color="font-color"/>
    </style:style>
    <style:style style:name="T30_13" style:family="text"/>
    <style:style style:name="T30_14" style:family="text">
      <style:text-properties fo:background-color="#ffffff" fo:color="#1155cc" style:text-underline-style="solid" style:text-underline-color="font-color"/>
    </style:style>
    <style:style style:name="T30_15" style:family="text"/>
    <style:style style:name="T30_16" style:family="text">
      <style:text-properties fo:background-color="#ffffff" fo:color="#1155cc" style:text-underline-style="solid" style:text-underline-color="font-color"/>
    </style:style>
    <style:style style:name="T30_17" style:family="text"/>
    <style:style style:name="T30_18" style:family="text">
      <style:text-properties fo:background-color="#ffffff" fo:color="#1155cc" style:text-underline-style="solid" style:text-underline-color="font-color"/>
    </style:style>
    <style:style style:name="T30_19" style:family="text"/>
    <style:style style:name="T30_20" style:family="text">
      <style:text-properties fo:background-color="#ffffff" fo:color="#1155cc" style:text-underline-style="solid" style:text-underline-color="font-color"/>
    </style:style>
    <style:style style:name="T30_21" style:family="text"/>
    <style:style style:name="T30_22" style:family="text">
      <style:text-properties fo:background-color="#ffffff" fo:color="#1155cc" style:text-underline-style="solid" style:text-underline-color="font-color"/>
    </style:style>
    <style:style style:name="T30_23" style:family="text"/>
    <style:style style:name="T30_24" style:family="text">
      <style:text-properties fo:background-color="#ffffff" fo:color="#1155cc" style:text-underline-style="solid" style:text-underline-color="font-color"/>
    </style:style>
    <style:style style:name="T30_25" style:family="text"/>
    <style:style style:name="T30_26" style:family="text">
      <style:text-properties fo:background-color="#ffffff"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/>
    </style:style>
    <style:style style:name="P33" style:family="paragraph" style:parent-style-name="Standard">
      <style:paragraph-properties fo:break-before="auto" fo:line-height="164%" style:writing-mode="lr-tb"/>
    </style:style>
    <style:style style:name="T33_1" style:family="text">
      <style:text-properties fo:background-color="#ffffff"/>
    </style:style>
    <style:style style:name="T33_2" style:family="text">
      <style:text-properties fo:background-color="#ffffff"/>
    </style:style>
    <style:style style:name="T33_3" style:family="text">
      <style:text-properties fo:background-color="#ffffff"/>
    </style:style>
    <style:style style:name="T33_4" style:family="text">
      <style:text-properties fo:background-color="#ffffff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T33_12" style:family="text">
      <style:text-properties fo:background-color="#ffffff"/>
    </style:style>
    <style:style style:name="T33_13" style:family="text">
      <style:text-properties fo:background-color="#ffffff"/>
    </style:style>
    <style:style style:name="T33_14" style:family="text">
      <style:text-properties fo:background-color="#ffffff"/>
    </style:style>
    <style:style style:name="T33_15" style:family="text">
      <style:text-properties fo:background-color="#ffffff"/>
    </style:style>
    <style:style style:name="T33_16" style:family="text">
      <style:text-properties fo:background-color="#ffffff"/>
    </style:style>
    <style:style style:name="T33_17" style:family="text">
      <style:text-properties fo:background-color="#ffffff"/>
    </style:style>
    <style:style style:name="T33_18" style:family="text">
      <style:text-properties fo:background-color="#ffffff"/>
    </style:style>
    <style:style style:name="P34" style:family="paragraph" style:parent-style-name="Standard">
      <style:paragraph-properties fo:break-before="auto" fo:line-height="164%" style:writing-mode="lr-tb"/>
    </style:style>
    <style:style style:name="T34_1" style:family="text">
      <style:text-properties fo:background-color="#ffffff"/>
    </style:style>
    <style:style style:name="T34_2" style:family="text">
      <style:text-properties fo:background-color="#ffffff"/>
    </style:style>
    <style:style style:name="T34_3" style:family="text">
      <style:text-properties fo:background-color="#ffffff"/>
    </style:style>
    <style:style style:name="T34_4" style:family="text">
      <style:text-properties fo:background-color="#ffffff"/>
    </style:style>
    <style:style style:name="T34_5" style:family="text">
      <style:text-properties fo:background-color="#ffffff"/>
    </style:style>
    <style:style style:name="T34_6" style:family="text">
      <style:text-properties fo:background-color="#ffffff"/>
    </style:style>
    <style:style style:name="T34_7" style:family="text">
      <style:text-properties fo:background-color="#ffffff"/>
    </style:style>
    <style:style style:name="T34_8" style:family="text">
      <style:text-properties fo:background-color="#ffffff"/>
    </style:style>
    <style:style style:name="T34_9" style:family="text">
      <style:text-properties fo:background-color="#ffffff"/>
    </style:style>
    <style:style style:name="T34_10" style:family="text">
      <style:text-properties fo:background-color="#ffffff"/>
    </style:style>
    <style:style style:name="T34_11" style:family="text">
      <style:text-properties fo:background-color="#ffffff"/>
    </style:style>
    <style:style style:name="T34_12" style:family="text">
      <style:text-properties fo:background-color="#ffffff"/>
    </style:style>
    <style:style style:name="T34_13" style:family="text">
      <style:text-properties fo:background-color="#ffffff"/>
    </style:style>
    <style:style style:name="T34_14" style:family="text">
      <style:text-properties fo:background-color="#ffffff"/>
    </style:style>
    <style:style style:name="T34_15" style:family="text">
      <style:text-properties fo:background-color="#ffffff"/>
    </style:style>
    <style:style style:name="T34_16" style:family="text">
      <style:text-properties fo:background-color="#ffffff"/>
    </style:style>
    <style:style style:name="T34_17" style:family="text">
      <style:text-properties fo:background-color="#ffffff"/>
    </style:style>
    <style:style style:name="T34_18" style:family="text">
      <style:text-properties fo:background-color="#ffffff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  <style:style style:name="T35_3" style:family="text">
      <style:text-properties fo:background-color="#ffffff"/>
    </style:style>
    <style:style style:name="T35_4" style:family="text">
      <style:text-properties fo:background-color="#ffffff"/>
    </style:style>
    <style:style style:name="T35_5" style:family="text"/>
    <style:style style:name="T35_6" style:family="text">
      <style:text-properties fo:background-color="#ffffff" fo:color="#1155cc" style:text-underline-style="solid" style:text-underline-color="font-color"/>
    </style:style>
    <style:style style:name="T35_7" style:family="text"/>
    <style:style style:name="T35_8" style:family="text">
      <style:text-properties fo:background-color="#ffffff" fo:color="#1155cc" style:text-underline-style="solid" style:text-underline-color="font-color"/>
    </style:style>
    <style:style style:name="T35_9" style:family="text"/>
    <style:style style:name="T35_10" style:family="text">
      <style:text-properties fo:background-color="#ffffff" fo:color="#1155cc" style:text-underline-style="solid" style:text-underline-color="font-color"/>
    </style:style>
    <style:style style:name="T35_11" style:family="text"/>
    <style:style style:name="T35_12" style:family="text">
      <style:text-properties fo:background-color="#ffffff" fo:color="#1155cc" style:text-underline-style="solid" style:text-underline-color="font-color"/>
    </style:style>
    <style:style style:name="T35_13" style:family="text"/>
    <style:style style:name="T35_14" style:family="text">
      <style:text-properties fo:background-color="#ffffff" fo:color="#1155cc" style:text-underline-style="solid" style:text-underline-color="font-color"/>
    </style:style>
    <style:style style:name="T35_15" style:family="text"/>
    <style:style style:name="T35_16" style:family="text">
      <style:text-properties fo:background-color="#ffffff" fo:color="#1155cc" style:text-underline-style="solid" style:text-underline-color="font-color"/>
    </style:style>
    <style:style style:name="T35_17" style:family="text"/>
    <style:style style:name="T35_18" style:family="text">
      <style:text-properties fo:background-color="#ffffff" fo:color="#1155cc" style:text-underline-style="solid" style:text-underline-color="font-color"/>
    </style:style>
    <style:style style:name="T35_19" style:family="text"/>
    <style:style style:name="T35_20" style:family="text">
      <style:text-properties fo:background-color="#ffffff" fo:color="#1155cc" style:text-underline-style="solid" style:text-underline-color="font-color"/>
    </style:style>
    <style:style style:name="T35_21" style:family="text"/>
    <style:style style:name="T35_22" style:family="text">
      <style:text-properties fo:background-color="#ffffff" fo:color="#1155cc" style:text-underline-style="solid" style:text-underline-color="font-color"/>
    </style:style>
    <style:style style:name="T35_23" style:family="text"/>
    <style:style style:name="T35_24" style:family="text">
      <style:text-properties fo:background-color="#ffffff" fo:color="#1155cc" style:text-underline-style="solid" style:text-underline-color="font-color"/>
    </style:style>
    <style:style style:name="T35_25" style:family="text"/>
    <style:style style:name="T35_26" style:family="text">
      <style:text-properties fo:background-color="#ffffff" fo:color="#1155cc" style:text-underline-style="solid" style:text-underline-color="font-color"/>
    </style:style>
    <style:style style:name="T35_27" style:family="text"/>
    <style:style style:name="T35_28" style:family="text">
      <style:text-properties fo:background-color="#ffffff" fo:color="#1155cc" style:text-underline-style="solid" style:text-underline-color="font-color"/>
    </style:style>
    <style:style style:name="T35_29" style:family="text"/>
    <style:style style:name="T35_30" style:family="text">
      <style:text-properties fo:background-color="#ffffff" fo:color="#1155cc" style:text-underline-style="solid" style:text-underline-color="font-color"/>
    </style:style>
    <style:style style:name="T35_31" style:family="text"/>
    <style:style style:name="T35_32" style:family="text">
      <style:text-properties fo:background-color="#ffffff" fo:color="#1155cc" style:text-underline-style="solid" style:text-underline-color="font-color"/>
    </style:style>
    <style:style style:name="T35_33" style:family="text"/>
    <style:style style:name="T35_34" style:family="text">
      <style:text-properties fo:background-color="#ffffff" fo:color="#1155cc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333333"/>
    </style:style>
    <style:style style:name="T38_2" style:family="text">
      <style:text-properties fo:background-color="#ffffff" fo:color="#333333"/>
    </style:style>
    <style:style style:name="T38_3" style:family="text">
      <style:text-properties fo:background-color="#ffffff" fo:color="#333333"/>
    </style:style>
    <style:style style:name="T38_4" style:family="text">
      <style:text-properties fo:background-color="#ffffff" fo:color="#333333"/>
    </style:style>
    <style:style style:name="T38_5" style:family="text">
      <style:text-properties fo:background-color="#ffffff" fo:color="#333333"/>
    </style:style>
    <style:style style:name="T38_6" style:family="text">
      <style:text-properties fo:background-color="#ffffff" fo:color="#333333"/>
    </style:style>
    <style:style style:name="T38_7" style:family="text">
      <style:text-properties fo:background-color="#ffffff" fo:color="#333333"/>
    </style:style>
    <style:style style:name="T38_8" style:family="text">
      <style:text-properties fo:background-color="#ffffff" fo:color="#333333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333333"/>
    </style:style>
    <style:style style:name="T39_2" style:family="text">
      <style:text-properties fo:background-color="#ffffff" fo:color="#333333"/>
    </style:style>
    <style:style style:name="T39_3" style:family="text">
      <style:text-properties fo:background-color="#ffffff" fo:color="#333333"/>
    </style:style>
    <style:style style:name="T39_4" style:family="text">
      <style:text-properties fo:background-color="#ffffff" fo:color="#333333"/>
    </style:style>
    <style:style style:name="T39_5" style:family="text">
      <style:text-properties fo:background-color="#ffffff" fo:color="#333333"/>
    </style:style>
    <style:style style:name="T39_6" style:family="text">
      <style:text-properties fo:background-color="#ffffff" fo:color="#333333"/>
    </style:style>
    <style:style style:name="T39_7" style:family="text">
      <style:text-properties fo:background-color="#ffffff" fo:color="#333333"/>
    </style:style>
    <style:style style:name="T39_8" style:family="text">
      <style:text-properties fo:background-color="#ffffff" fo:color="#333333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/>
    </style:style>
    <style:style style:name="T40_2" style:family="text">
      <style:text-properties fo:background-color="#ffffff"/>
    </style:style>
    <style:style style:name="T40_3" style:family="text">
      <style:text-properties fo:background-color="#ffffff"/>
    </style:style>
    <style:style style:name="T40_4" style:family="text">
      <style:text-properties fo:background-color="#ffffff"/>
    </style:style>
    <style:style style:name="T40_5" style:family="text"/>
    <style:style style:name="T40_6" style:family="text">
      <style:text-properties fo:background-color="#ffffff" fo:color="#1155cc" style:text-underline-style="solid" style:text-underline-color="font-color"/>
    </style:style>
    <style:style style:name="T40_7" style:family="text"/>
    <style:style style:name="T40_8" style:family="text">
      <style:text-properties fo:background-color="#ffffff" fo:color="#1155cc" style:text-underline-style="solid" style:text-underline-color="font-color"/>
    </style:style>
    <style:style style:name="T40_9" style:family="text"/>
    <style:style style:name="T40_10" style:family="text">
      <style:text-properties fo:background-color="#ffffff" fo:color="#1155cc" style:text-underline-style="solid" style:text-underline-color="font-color"/>
    </style:style>
    <style:style style:name="T40_11" style:family="text"/>
    <style:style style:name="T40_12" style:family="text">
      <style:text-properties fo:background-color="#ffffff" fo:color="#1155cc" style:text-underline-style="solid" style:text-underline-color="font-color"/>
    </style:style>
    <style:style style:name="T40_13" style:family="text"/>
    <style:style style:name="T40_14" style:family="text">
      <style:text-properties fo:background-color="#ffffff" fo:color="#1155cc" style:text-underline-style="solid" style:text-underline-color="font-color"/>
    </style:style>
    <style:style style:name="T40_15" style:family="text"/>
    <style:style style:name="T40_16" style:family="text">
      <style:text-properties fo:background-color="#ffffff" fo:color="#1155cc" style:text-underline-style="solid" style:text-underline-color="font-color"/>
    </style:style>
    <style:style style:name="T40_17" style:family="text"/>
    <style:style style:name="T40_18" style:family="text">
      <style:text-properties fo:background-color="#ffffff" fo:color="#1155cc" style:text-underline-style="solid" style:text-underline-color="font-color"/>
    </style:style>
    <style:style style:name="T40_19" style:family="text"/>
    <style:style style:name="T40_20" style:family="text">
      <style:text-properties fo:background-color="#ffffff" fo:color="#1155cc" style:text-underline-style="solid" style:text-underline-color="font-color"/>
    </style:style>
    <style:style style:name="T40_21" style:family="text"/>
    <style:style style:name="T40_22" style:family="text">
      <style:text-properties fo:background-color="#ffffff" fo:color="#1155cc" style:text-underline-style="solid" style:text-underline-color="font-color"/>
    </style:style>
    <style:style style:name="T40_23" style:family="text"/>
    <style:style style:name="T40_24" style:family="text">
      <style:text-properties fo:background-color="#ffffff" fo:color="#1155cc" style:text-underline-style="solid" style:text-underline-color="font-color"/>
    </style:style>
    <style:style style:name="T40_25" style:family="text"/>
    <style:style style:name="T40_26" style:family="text">
      <style:text-properties fo:background-color="#ffffff" fo:color="#1155cc" style:text-underline-style="solid" style:text-underline-color="font-color"/>
    </style:style>
    <style:style style:name="T40_27" style:family="text"/>
    <style:style style:name="T40_28" style:family="text">
      <style:text-properties fo:background-color="#ffffff" fo:color="#1155cc" style:text-underline-style="solid" style:text-underline-color="font-color"/>
    </style:style>
    <style:style style:name="T40_29" style:family="text"/>
    <style:style style:name="T40_30" style:family="text">
      <style:text-properties fo:background-color="#ffffff" fo:color="#1155cc" style:text-underline-style="solid" style:text-underline-color="font-color"/>
    </style:style>
    <style:style style:name="T40_31" style:family="text"/>
    <style:style style:name="T40_32" style:family="text">
      <style:text-properties fo:background-color="#ffffff" fo:color="#1155cc" style:text-underline-style="solid" style:text-underline-color="font-color"/>
    </style:style>
    <style:style style:name="T40_33" style:family="text"/>
    <style:style style:name="T40_34" style:family="text">
      <style:text-properties fo:background-color="#ffffff"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fo:color="#333333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333333" style:font-name="Georgia" style:font-name-asian="Georgia" style:font-name-complex="Georgia"/>
    </style:style>
    <style:style style:name="T43_2" style:family="text">
      <style:text-properties fo:background-color="#ffffff" fo:color="#333333" style:font-name="Georgia" style:font-name-asian="Georgia" style:font-name-complex="Georgia"/>
    </style:style>
    <style:style style:name="T43_3" style:family="text">
      <style:text-properties fo:background-color="#ffffff" fo:color="#333333" style:font-name="Georgia" style:font-name-asian="Georgia" style:font-name-complex="Georgia"/>
    </style:style>
    <style:style style:name="T43_4" style:family="text">
      <style:text-properties fo:background-color="#ffffff" fo:color="#333333" style:font-name="Georgia" style:font-name-asian="Georgia" style:font-name-complex="Georgia"/>
    </style:style>
    <style:style style:name="T43_5" style:family="text">
      <style:text-properties fo:background-color="#ffffff" fo:color="#333333" style:font-name="Georgia" style:font-name-asian="Georgia" style:font-name-complex="Georgia"/>
    </style:style>
    <style:style style:name="T43_6" style:family="text">
      <style:text-properties fo:background-color="#ffffff" fo:color="#333333" style:font-name="Georgia" style:font-name-asian="Georgia" style:font-name-complex="Georgia"/>
    </style:style>
    <style:style style:name="T43_7" style:family="text">
      <style:text-properties fo:background-color="#ffffff" fo:color="#333333" style:font-name="Georgia" style:font-name-asian="Georgia" style:font-name-complex="Georgia"/>
    </style:style>
    <style:style style:name="T43_8" style:family="text">
      <style:text-properties fo:background-color="#ffffff" fo:color="#333333" style:font-name="Georgia" style:font-name-asian="Georgia" style:font-name-complex="Georgia"/>
    </style:style>
    <style:style style:name="T43_9" style:family="text">
      <style:text-properties fo:background-color="#ffffff" fo:color="#333333" style:font-name="Georgia" style:font-name-asian="Georgia" style:font-name-complex="Georgia"/>
    </style:style>
    <style:style style:name="T43_10" style:family="text">
      <style:text-properties fo:background-color="#ffffff" fo:color="#333333" style:font-name="Georgia" style:font-name-asian="Georgia" style:font-name-complex="Georgia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ff" fo:color="#333333" style:font-name="Georgia" style:font-name-asian="Georgia" style:font-name-complex="Georgia"/>
    </style:style>
    <style:style style:name="T44_2" style:family="text">
      <style:text-properties fo:background-color="#ffffff" fo:color="#333333" style:font-name="Georgia" style:font-name-asian="Georgia" style:font-name-complex="Georgia"/>
    </style:style>
    <style:style style:name="T44_3" style:family="text">
      <style:text-properties fo:background-color="#ffffff" fo:color="#333333" style:font-name="Georgia" style:font-name-asian="Georgia" style:font-name-complex="Georgia"/>
    </style:style>
    <style:style style:name="T44_4" style:family="text">
      <style:text-properties fo:background-color="#ffffff" fo:color="#333333" style:font-name="Georgia" style:font-name-asian="Georgia" style:font-name-complex="Georgia"/>
    </style:style>
    <style:style style:name="T44_5" style:family="text">
      <style:text-properties fo:background-color="#ffffff" fo:color="#333333" style:font-name="Georgia" style:font-name-asian="Georgia" style:font-name-complex="Georgia"/>
    </style:style>
    <style:style style:name="T44_6" style:family="text">
      <style:text-properties fo:background-color="#ffffff" fo:color="#333333" style:font-name="Georgia" style:font-name-asian="Georgia" style:font-name-complex="Georgia"/>
    </style:style>
    <style:style style:name="T44_7" style:family="text">
      <style:text-properties fo:background-color="#ffffff" fo:color="#333333" style:font-name="Georgia" style:font-name-asian="Georgia" style:font-name-complex="Georgia"/>
    </style:style>
    <style:style style:name="T44_8" style:family="text">
      <style:text-properties fo:background-color="#ffffff" fo:color="#333333" style:font-name="Georgia" style:font-name-asian="Georgia" style:font-name-complex="Georgia"/>
    </style:style>
    <style:style style:name="T44_9" style:family="text">
      <style:text-properties fo:background-color="#ffffff" fo:color="#333333" style:font-name="Georgia" style:font-name-asian="Georgia" style:font-name-complex="Georgia"/>
    </style:style>
    <style:style style:name="T44_10" style:family="text">
      <style:text-properties fo:background-color="#ffffff" fo:color="#333333" style:font-name="Georgia" style:font-name-asian="Georgia" style:font-name-complex="Georgia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/>
    </style:style>
    <style:style style:name="T45_2" style:family="text">
      <style:text-properties fo:background-color="#ffffff"/>
    </style:style>
    <style:style style:name="T45_3" style:family="text">
      <style:text-properties fo:background-color="#ffffff"/>
    </style:style>
    <style:style style:name="T45_4" style:family="text">
      <style:text-properties fo:background-color="#ffffff"/>
    </style:style>
    <style:style style:name="T45_5" style:family="text"/>
    <style:style style:name="T45_6" style:family="text">
      <style:text-properties fo:background-color="#ffffff" fo:color="#1155cc" style:text-underline-style="solid" style:text-underline-color="font-color"/>
    </style:style>
    <style:style style:name="T45_7" style:family="text"/>
    <style:style style:name="T45_8" style:family="text">
      <style:text-properties fo:background-color="#ffffff" fo:color="#1155cc" style:text-underline-style="solid" style:text-underline-color="font-color"/>
    </style:style>
    <style:style style:name="T45_9" style:family="text"/>
    <style:style style:name="T45_10" style:family="text">
      <style:text-properties fo:background-color="#ffffff" fo:color="#1155cc" style:text-underline-style="solid" style:text-underline-color="font-color"/>
    </style:style>
    <style:style style:name="T45_11" style:family="text"/>
    <style:style style:name="T45_12" style:family="text">
      <style:text-properties fo:background-color="#ffffff" fo:color="#1155cc" style:text-underline-style="solid" style:text-underline-color="font-color"/>
    </style:style>
    <style:style style:name="T45_13" style:family="text"/>
    <style:style style:name="T45_14" style:family="text">
      <style:text-properties fo:background-color="#ffffff" fo:color="#1155cc" style:text-underline-style="solid" style:text-underline-color="font-color"/>
    </style:style>
    <style:style style:name="T45_15" style:family="text"/>
    <style:style style:name="T45_16" style:family="text">
      <style:text-properties fo:background-color="#ffffff" fo:color="#1155cc" style:text-underline-style="solid" style:text-underline-color="font-color"/>
    </style:style>
    <style:style style:name="T45_17" style:family="text"/>
    <style:style style:name="T45_18" style:family="text">
      <style:text-properties fo:background-color="#ffffff" fo:color="#1155cc" style:text-underline-style="solid" style:text-underline-color="font-color"/>
    </style:style>
    <style:style style:name="T45_19" style:family="text"/>
    <style:style style:name="T45_20" style:family="text">
      <style:text-properties fo:background-color="#ffffff" fo:color="#1155cc" style:text-underline-style="solid" style:text-underline-color="font-color"/>
    </style:style>
    <style:style style:name="T45_21" style:family="text"/>
    <style:style style:name="T45_22" style:family="text">
      <style:text-properties fo:background-color="#ffffff" fo:color="#1155cc" style:text-underline-style="solid" style:text-underline-color="font-color"/>
    </style:style>
    <style:style style:name="T45_23" style:family="text"/>
    <style:style style:name="T45_24" style:family="text">
      <style:text-properties fo:background-color="#ffffff" fo:color="#1155cc" style:text-underline-style="solid" style:text-underline-color="font-color"/>
    </style:style>
    <style:style style:name="T45_25" style:family="text"/>
    <style:style style:name="T45_26" style:family="text">
      <style:text-properties fo:background-color="#ffffff" fo:color="#1155cc" style:text-underline-style="solid" style:text-underline-color="font-color"/>
    </style:style>
    <style:style style:name="T45_27" style:family="text"/>
    <style:style style:name="T45_28" style:family="text">
      <style:text-properties fo:background-color="#ffffff" fo:color="#1155cc" style:text-underline-style="solid" style:text-underline-color="font-color"/>
    </style:style>
    <style:style style:name="T45_29" style:family="text"/>
    <style:style style:name="T45_30" style:family="text">
      <style:text-properties fo:background-color="#ffffff" fo:color="#1155cc" style:text-underline-style="solid" style:text-underline-color="font-color"/>
    </style:style>
    <style:style style:name="T45_31" style:family="text"/>
    <style:style style:name="T45_32" style:family="text">
      <style:text-properties fo:background-color="#ffffff" fo:color="#1155cc" style:text-underline-style="solid" style:text-underline-color="font-color"/>
    </style:style>
    <style:style style:name="T45_33" style:family="text"/>
    <style:style style:name="T45_34" style:family="text">
      <style:text-properties fo:background-color="#ffffff"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  <style:text-properties fo:background-color="#ffffff" fo:color="#333333" style:font-name="Georgia" style:font-name-asian="Georgia" style:font-name-complex="Georgia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fo:color="#333333" style:font-name="Georgia" style:font-name-asian="Georgia" style:font-name-complex="Georgia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ff" fo:color="#333333" style:font-name="Georgia" style:font-name-asian="Georgia" style:font-name-complex="Georgia"/>
    </style:style>
    <style:style style:name="T48_2" style:family="text">
      <style:text-properties fo:background-color="#ffffff" fo:color="#333333" style:font-name="Georgia" style:font-name-asian="Georgia" style:font-name-complex="Georgia"/>
    </style:style>
    <style:style style:name="T48_3" style:family="text">
      <style:text-properties fo:background-color="#ffffff" fo:color="#333333" style:font-name="Georgia" style:font-name-asian="Georgia" style:font-name-complex="Georgia"/>
    </style:style>
    <style:style style:name="T48_4" style:family="text">
      <style:text-properties fo:background-color="#ffffff" fo:color="#333333" style:font-name="Georgia" style:font-name-asian="Georgia" style:font-name-complex="Georgia"/>
    </style:style>
    <style:style style:name="T48_5" style:family="text">
      <style:text-properties fo:background-color="#ffffff" fo:color="#333333" style:font-name="Georgia" style:font-name-asian="Georgia" style:font-name-complex="Georgia"/>
    </style:style>
    <style:style style:name="T48_6" style:family="text">
      <style:text-properties fo:background-color="#ffffff" fo:color="#333333" style:font-name="Georgia" style:font-name-asian="Georgia" style:font-name-complex="Georgia"/>
    </style:style>
    <style:style style:name="T48_7" style:family="text">
      <style:text-properties fo:background-color="#ffffff" fo:color="#333333" style:font-name="Georgia" style:font-name-asian="Georgia" style:font-name-complex="Georgia"/>
    </style:style>
    <style:style style:name="T48_8" style:family="text">
      <style:text-properties fo:background-color="#ffffff" fo:color="#333333" style:font-name="Georgia" style:font-name-asian="Georgia" style:font-name-complex="Georgia"/>
    </style:style>
    <style:style style:name="T48_9" style:family="text">
      <style:text-properties fo:background-color="#ffffff" fo:color="#333333" style:font-name="Georgia" style:font-name-asian="Georgia" style:font-name-complex="Georgia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ff" fo:color="#333333" style:font-name="Georgia" style:font-name-asian="Georgia" style:font-name-complex="Georgia"/>
    </style:style>
    <style:style style:name="T49_2" style:family="text">
      <style:text-properties fo:background-color="#ffffff" fo:color="#333333" style:font-name="Georgia" style:font-name-asian="Georgia" style:font-name-complex="Georgia"/>
    </style:style>
    <style:style style:name="T49_3" style:family="text">
      <style:text-properties fo:background-color="#ffffff" fo:color="#333333" style:font-name="Georgia" style:font-name-asian="Georgia" style:font-name-complex="Georgia"/>
    </style:style>
    <style:style style:name="T49_4" style:family="text">
      <style:text-properties fo:background-color="#ffffff" fo:color="#333333" style:font-name="Georgia" style:font-name-asian="Georgia" style:font-name-complex="Georgia"/>
    </style:style>
    <style:style style:name="T49_5" style:family="text">
      <style:text-properties fo:background-color="#ffffff" fo:color="#333333" style:font-name="Georgia" style:font-name-asian="Georgia" style:font-name-complex="Georgia"/>
    </style:style>
    <style:style style:name="T49_6" style:family="text">
      <style:text-properties fo:background-color="#ffffff" fo:color="#333333" style:font-name="Georgia" style:font-name-asian="Georgia" style:font-name-complex="Georgia"/>
    </style:style>
    <style:style style:name="T49_7" style:family="text">
      <style:text-properties fo:background-color="#ffffff" fo:color="#333333" style:font-name="Georgia" style:font-name-asian="Georgia" style:font-name-complex="Georgia"/>
    </style:style>
    <style:style style:name="T49_8" style:family="text">
      <style:text-properties fo:background-color="#ffffff" fo:color="#333333" style:font-name="Georgia" style:font-name-asian="Georgia" style:font-name-complex="Georgia"/>
    </style:style>
    <style:style style:name="T49_9" style:family="text">
      <style:text-properties fo:background-color="#ffffff" fo:color="#333333" style:font-name="Georgia" style:font-name-asian="Georgia" style:font-name-complex="Georgia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/>
    </style:style>
    <style:style style:name="T50_2" style:family="text">
      <style:text-properties fo:background-color="#ffffff"/>
    </style:style>
    <style:style style:name="T50_3" style:family="text">
      <style:text-properties fo:background-color="#ffffff"/>
    </style:style>
    <style:style style:name="T50_4" style:family="text">
      <style:text-properties fo:background-color="#ffffff"/>
    </style:style>
    <style:style style:name="T50_5" style:family="text"/>
    <style:style style:name="T50_6" style:family="text">
      <style:text-properties fo:background-color="#ffffff" fo:color="#1155cc" style:text-underline-style="solid" style:text-underline-color="font-color"/>
    </style:style>
    <style:style style:name="T50_7" style:family="text"/>
    <style:style style:name="T50_8" style:family="text">
      <style:text-properties fo:background-color="#ffffff" fo:color="#1155cc" style:text-underline-style="solid" style:text-underline-color="font-color"/>
    </style:style>
    <style:style style:name="T50_9" style:family="text"/>
    <style:style style:name="T50_10" style:family="text">
      <style:text-properties fo:background-color="#ffffff" fo:color="#1155cc" style:text-underline-style="solid" style:text-underline-color="font-color"/>
    </style:style>
    <style:style style:name="T50_11" style:family="text"/>
    <style:style style:name="T50_12" style:family="text">
      <style:text-properties fo:background-color="#ffffff" fo:color="#1155cc" style:text-underline-style="solid" style:text-underline-color="font-color"/>
    </style:style>
    <style:style style:name="T50_13" style:family="text"/>
    <style:style style:name="T50_14" style:family="text">
      <style:text-properties fo:background-color="#ffffff" fo:color="#1155cc" style:text-underline-style="solid" style:text-underline-color="font-color"/>
    </style:style>
    <style:style style:name="T50_15" style:family="text"/>
    <style:style style:name="T50_16" style:family="text">
      <style:text-properties fo:background-color="#ffffff" fo:color="#1155cc" style:text-underline-style="solid" style:text-underline-color="font-color"/>
    </style:style>
    <style:style style:name="T50_17" style:family="text"/>
    <style:style style:name="T50_18" style:family="text">
      <style:text-properties fo:background-color="#ffffff" fo:color="#1155cc" style:text-underline-style="solid" style:text-underline-color="font-color"/>
    </style:style>
    <style:style style:name="T50_19" style:family="text"/>
    <style:style style:name="T50_20" style:family="text">
      <style:text-properties fo:background-color="#ffffff" fo:color="#1155cc" style:text-underline-style="solid" style:text-underline-color="font-color"/>
    </style:style>
    <style:style style:name="T50_21" style:family="text"/>
    <style:style style:name="T50_22" style:family="text">
      <style:text-properties fo:background-color="#ffffff" fo:color="#1155cc" style:text-underline-style="solid" style:text-underline-color="font-color"/>
    </style:style>
    <style:style style:name="T50_23" style:family="text"/>
    <style:style style:name="T50_24" style:family="text">
      <style:text-properties fo:background-color="#ffffff" fo:color="#1155cc" style:text-underline-style="solid" style:text-underline-color="font-color"/>
    </style:style>
    <style:style style:name="T50_25" style:family="text"/>
    <style:style style:name="T50_26" style:family="text">
      <style:text-properties fo:background-color="#ffffff" fo:color="#1155cc" style:text-underline-style="solid" style:text-underline-color="font-color"/>
    </style:style>
    <style:style style:name="T50_27" style:family="text"/>
    <style:style style:name="T50_28" style:family="text">
      <style:text-properties fo:background-color="#ffffff" fo:color="#1155cc" style:text-underline-style="solid" style:text-underline-color="font-color"/>
    </style:style>
    <style:style style:name="T50_29" style:family="text"/>
    <style:style style:name="T50_30" style:family="text">
      <style:text-properties fo:background-color="#ffffff" fo:color="#1155cc" style:text-underline-style="solid" style:text-underline-color="font-color"/>
    </style:style>
    <style:style style:name="T50_31" style:family="text"/>
    <style:style style:name="T50_32" style:family="text">
      <style:text-properties fo:background-color="#ffffff" fo:color="#1155cc" style:text-underline-style="solid" style:text-underline-color="font-color"/>
    </style:style>
    <style:style style:name="T50_33" style:family="text"/>
    <style:style style:name="T50_34" style:family="text">
      <style:text-properties fo:background-color="#ffffff" fo:color="#1155cc" style:text-underline-style="solid" style:text-underline-color="font-color"/>
    </style:style>
    <style:style style:name="P51" style:family="paragraph" style:parent-style-name="Standard">
      <style:paragraph-properties fo:break-before="auto" fo:line-height="115%" style:writing-mode="lr-tb"/>
      <style:text-properties fo:background-color="#ffffff" fo:color="#333333" style:font-name="Georgia" style:font-name-asian="Georgia" style:font-name-complex="Georgia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ffffff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 fo:color="#333333"/>
    </style:style>
    <style:style style:name="T53_2" style:family="text">
      <style:text-properties fo:background-color="#ffffff" fo:color="#333333"/>
    </style:style>
    <style:style style:name="T53_3" style:family="text">
      <style:text-properties fo:background-color="#ffffff" fo:color="#333333"/>
    </style:style>
    <style:style style:name="T53_4" style:family="text">
      <style:text-properties fo:background-color="#ffffff" fo:color="#333333"/>
    </style:style>
    <style:style style:name="T53_5" style:family="text">
      <style:text-properties fo:background-color="#ffffff" fo:color="#333333"/>
    </style:style>
    <style:style style:name="T53_6" style:family="text">
      <style:text-properties fo:background-color="#ffffff" fo:color="#333333"/>
    </style:style>
    <style:style style:name="T53_7" style:family="text">
      <style:text-properties fo:background-color="#ffffff" fo:color="#333333"/>
    </style:style>
    <style:style style:name="T53_8" style:family="text">
      <style:text-properties fo:background-color="#ffffff" fo:color="#333333"/>
    </style:style>
    <style:style style:name="T53_9" style:family="text">
      <style:text-properties fo:background-color="#ffffff" fo:color="#333333"/>
    </style:style>
    <style:style style:name="T53_10" style:family="text">
      <style:text-properties fo:background-color="#ffffff" fo:color="#333333"/>
    </style:style>
    <style:style style:name="T53_11" style:family="text">
      <style:text-properties fo:background-color="#ffffff" fo:color="#333333"/>
    </style:style>
    <style:style style:name="T53_12" style:family="text">
      <style:text-properties fo:background-color="#ffffff" fo:color="#333333"/>
    </style:style>
    <style:style style:name="T53_13" style:family="text">
      <style:text-properties fo:background-color="#ffffff" fo:color="#333333"/>
    </style:style>
    <style:style style:name="T53_14" style:family="text">
      <style:text-properties fo:background-color="#ffffff" fo:color="#333333"/>
    </style:style>
    <style:style style:name="T53_15" style:family="text">
      <style:text-properties fo:background-color="#ffffff" fo:color="#333333"/>
    </style:style>
    <style:style style:name="T53_16" style:family="text">
      <style:text-properties fo:background-color="#ffffff" fo:color="#333333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ffffff" fo:color="#333333"/>
    </style:style>
    <style:style style:name="T54_2" style:family="text">
      <style:text-properties fo:background-color="#ffffff" fo:color="#333333"/>
    </style:style>
    <style:style style:name="T54_3" style:family="text">
      <style:text-properties fo:background-color="#ffffff" fo:color="#333333"/>
    </style:style>
    <style:style style:name="T54_4" style:family="text">
      <style:text-properties fo:background-color="#ffffff" fo:color="#333333"/>
    </style:style>
    <style:style style:name="T54_5" style:family="text">
      <style:text-properties fo:background-color="#ffffff" fo:color="#333333"/>
    </style:style>
    <style:style style:name="T54_6" style:family="text">
      <style:text-properties fo:background-color="#ffffff" fo:color="#333333"/>
    </style:style>
    <style:style style:name="T54_7" style:family="text">
      <style:text-properties fo:background-color="#ffffff" fo:color="#333333"/>
    </style:style>
    <style:style style:name="T54_8" style:family="text">
      <style:text-properties fo:background-color="#ffffff" fo:color="#333333"/>
    </style:style>
    <style:style style:name="T54_9" style:family="text">
      <style:text-properties fo:background-color="#ffffff" fo:color="#333333"/>
    </style:style>
    <style:style style:name="T54_10" style:family="text">
      <style:text-properties fo:background-color="#ffffff" fo:color="#333333"/>
    </style:style>
    <style:style style:name="T54_11" style:family="text">
      <style:text-properties fo:background-color="#ffffff" fo:color="#333333"/>
    </style:style>
    <style:style style:name="T54_12" style:family="text">
      <style:text-properties fo:background-color="#ffffff" fo:color="#333333"/>
    </style:style>
    <style:style style:name="T54_13" style:family="text">
      <style:text-properties fo:background-color="#ffffff" fo:color="#333333"/>
    </style:style>
    <style:style style:name="T54_14" style:family="text">
      <style:text-properties fo:background-color="#ffffff" fo:color="#333333"/>
    </style:style>
    <style:style style:name="T54_15" style:family="text">
      <style:text-properties fo:background-color="#ffffff" fo:color="#333333"/>
    </style:style>
    <style:style style:name="T54_16" style:family="text">
      <style:text-properties fo:background-color="#ffffff" fo:color="#333333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/>
    </style:style>
    <style:style style:name="T55_2" style:family="text">
      <style:text-properties fo:background-color="#ffffff"/>
    </style:style>
    <style:style style:name="T55_3" style:family="text">
      <style:text-properties fo:background-color="#ffffff"/>
    </style:style>
    <style:style style:name="T55_4" style:family="text">
      <style:text-properties fo:background-color="#ffffff"/>
    </style:style>
    <style:style style:name="T55_5" style:family="text"/>
    <style:style style:name="T55_6" style:family="text">
      <style:text-properties fo:background-color="#ffffff" fo:color="#1155cc" style:text-underline-style="solid" style:text-underline-color="font-color"/>
    </style:style>
    <style:style style:name="T55_7" style:family="text"/>
    <style:style style:name="T55_8" style:family="text">
      <style:text-properties fo:background-color="#ffffff" fo:color="#1155cc" style:text-underline-style="solid" style:text-underline-color="font-color"/>
    </style:style>
    <style:style style:name="T55_9" style:family="text"/>
    <style:style style:name="T55_10" style:family="text">
      <style:text-properties fo:background-color="#ffffff" fo:color="#1155cc" style:text-underline-style="solid" style:text-underline-color="font-color"/>
    </style:style>
    <style:style style:name="T55_11" style:family="text"/>
    <style:style style:name="T55_12" style:family="text">
      <style:text-properties fo:background-color="#ffffff" fo:color="#1155cc" style:text-underline-style="solid" style:text-underline-color="font-color"/>
    </style:style>
    <style:style style:name="T55_13" style:family="text"/>
    <style:style style:name="T55_14" style:family="text">
      <style:text-properties fo:background-color="#ffffff" fo:color="#1155cc" style:text-underline-style="solid" style:text-underline-color="font-color"/>
    </style:style>
    <style:style style:name="T55_15" style:family="text"/>
    <style:style style:name="T55_16" style:family="text">
      <style:text-properties fo:background-color="#ffffff" fo:color="#1155cc" style:text-underline-style="solid" style:text-underline-color="font-color"/>
    </style:style>
    <style:style style:name="T55_17" style:family="text"/>
    <style:style style:name="T55_18" style:family="text">
      <style:text-properties fo:background-color="#ffffff" fo:color="#1155cc" style:text-underline-style="solid" style:text-underline-color="font-color"/>
    </style:style>
    <style:style style:name="T55_19" style:family="text"/>
    <style:style style:name="T55_20" style:family="text">
      <style:text-properties fo:background-color="#ffffff" fo:color="#1155cc" style:text-underline-style="solid" style:text-underline-color="font-color"/>
    </style:style>
    <style:style style:name="T55_21" style:family="text"/>
    <style:style style:name="T55_22" style:family="text">
      <style:text-properties fo:background-color="#ffffff" fo:color="#1155cc" style:text-underline-style="solid" style:text-underline-color="font-color"/>
    </style:style>
    <style:style style:name="T55_23" style:family="text"/>
    <style:style style:name="T55_24" style:family="text">
      <style:text-properties fo:background-color="#ffffff" fo:color="#1155cc" style:text-underline-style="solid" style:text-underline-color="font-color"/>
    </style:style>
    <style:style style:name="T55_25" style:family="text"/>
    <style:style style:name="T55_26" style:family="text">
      <style:text-properties fo:background-color="#ffffff" fo:color="#1155cc" style:text-underline-style="solid" style:text-underline-color="font-color"/>
    </style:style>
    <style:style style:name="T55_27" style:family="text"/>
    <style:style style:name="T55_28" style:family="text">
      <style:text-properties fo:background-color="#ffffff" fo:color="#1155cc" style:text-underline-style="solid" style:text-underline-color="font-color"/>
    </style:style>
    <style:style style:name="T55_29" style:family="text"/>
    <style:style style:name="T55_30" style:family="text">
      <style:text-properties fo:background-color="#ffffff" fo:color="#1155cc" style:text-underline-style="solid" style:text-underline-color="font-color"/>
    </style:style>
    <style:style style:name="T55_31" style:family="text"/>
    <style:style style:name="T55_32" style:family="text">
      <style:text-properties fo:background-color="#ffffff" fo:color="#1155cc" style:text-underline-style="solid" style:text-underline-color="font-color"/>
    </style:style>
    <style:style style:name="T55_33" style:family="text"/>
    <style:style style:name="T55_34" style:family="text">
      <style:text-properties fo:background-color="#ffffff"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ffffff"/>
    </style:style>
    <style:style style:name="T58_2" style:family="text">
      <style:text-properties fo:background-color="#ffffff"/>
    </style:style>
    <style:style style:name="T58_3" style:family="text">
      <style:text-properties fo:background-color="#ffffff"/>
    </style:style>
    <style:style style:name="T58_4" style:family="text">
      <style:text-properties fo:background-color="#ffffff"/>
    </style:style>
    <style:style style:name="T58_5" style:family="text">
      <style:text-properties fo:background-color="#ffffff"/>
    </style:style>
    <style:style style:name="T58_6" style:family="text">
      <style:text-properties fo:background-color="#ffffff"/>
    </style:style>
    <style:style style:name="T58_7" style:family="text">
      <style:text-properties fo:background-color="#ffffff"/>
    </style:style>
    <style:style style:name="T58_8" style:family="text">
      <style:text-properties fo:background-color="#ffffff"/>
    </style:style>
    <style:style style:name="T58_9" style:family="text">
      <style:text-properties fo:background-color="#ffffff"/>
    </style:style>
    <style:style style:name="T58_10" style:family="text">
      <style:text-properties fo:background-color="#ffffff"/>
    </style:style>
    <style:style style:name="T58_11" style:family="text">
      <style:text-properties fo:background-color="#ffffff"/>
    </style:style>
    <style:style style:name="P59" style:family="paragraph" style:parent-style-name="Standard">
      <style:paragraph-properties fo:break-before="auto" fo:line-height="164%" style:writing-mode="lr-tb"/>
    </style:style>
    <style:style style:name="T59_1" style:family="text">
      <style:text-properties fo:background-color="#ffffff"/>
    </style:style>
    <style:style style:name="T59_2" style:family="text">
      <style:text-properties fo:background-color="#ffffff"/>
    </style:style>
    <style:style style:name="T59_3" style:family="text">
      <style:text-properties fo:background-color="#ffffff"/>
    </style:style>
    <style:style style:name="T59_4" style:family="text">
      <style:text-properties fo:background-color="#ffffff"/>
    </style:style>
    <style:style style:name="T59_5" style:family="text">
      <style:text-properties fo:background-color="#ffffff"/>
    </style:style>
    <style:style style:name="T59_6" style:family="text">
      <style:text-properties fo:background-color="#ffffff"/>
    </style:style>
    <style:style style:name="T59_7" style:family="text">
      <style:text-properties fo:background-color="#ffffff"/>
    </style:style>
    <style:style style:name="T59_8" style:family="text">
      <style:text-properties fo:background-color="#ffffff"/>
    </style:style>
    <style:style style:name="T59_9" style:family="text">
      <style:text-properties fo:background-color="#ffffff"/>
    </style:style>
    <style:style style:name="T59_10" style:family="text">
      <style:text-properties fo:background-color="#ffffff"/>
    </style:style>
    <style:style style:name="T59_11" style:family="text">
      <style:text-properties fo:background-color="#ffffff"/>
    </style:style>
    <style:style style:name="T59_12" style:family="text">
      <style:text-properties fo:background-color="#ffffff"/>
    </style:style>
    <style:style style:name="T59_13" style:family="text">
      <style:text-properties fo:background-color="#ffffff"/>
    </style:style>
    <style:style style:name="T59_14" style:family="text">
      <style:text-properties fo:background-color="#ffffff"/>
    </style:style>
    <style:style style:name="T59_15" style:family="text">
      <style:text-properties fo:background-color="#ffffff"/>
    </style:style>
    <style:style style:name="T59_16" style:family="text">
      <style:text-properties fo:background-color="#ffffff"/>
    </style:style>
    <style:style style:name="T59_17" style:family="text">
      <style:text-properties fo:background-color="#ffffff"/>
    </style:style>
    <style:style style:name="T59_18" style:family="text">
      <style:text-properties fo:background-color="#ffffff"/>
    </style:style>
    <style:style style:name="T59_19" style:family="text">
      <style:text-properties fo:background-color="#ffffff"/>
    </style:style>
    <style:style style:name="T59_20" style:family="text">
      <style:text-properties fo:background-color="#ffffff"/>
    </style:style>
    <style:style style:name="T59_21" style:family="text">
      <style:text-properties fo:background-color="#ffffff"/>
    </style:style>
    <style:style style:name="T59_22" style:family="text">
      <style:text-properties fo:background-color="#ffffff"/>
    </style:style>
    <style:style style:name="T59_23" style:family="text">
      <style:text-properties fo:background-color="#ffffff"/>
    </style:style>
    <style:style style:name="T59_24" style:family="text">
      <style:text-properties fo:background-color="#ffffff"/>
    </style:style>
    <style:style style:name="T59_25" style:family="text">
      <style:text-properties fo:background-color="#ffffff"/>
    </style:style>
    <style:style style:name="T59_26" style:family="text">
      <style:text-properties fo:background-color="#ffffff"/>
    </style:style>
    <style:style style:name="T59_27" style:family="text">
      <style:text-properties fo:background-color="#ffffff"/>
    </style:style>
    <style:style style:name="T59_28" style:family="text">
      <style:text-properties fo:background-color="#ffffff"/>
    </style:style>
    <style:style style:name="T59_29" style:family="text">
      <style:text-properties fo:background-color="#ffffff"/>
    </style:style>
    <style:style style:name="T59_30" style:family="text">
      <style:text-properties fo:background-color="#ffffff"/>
    </style:style>
    <style:style style:name="T59_31" style:family="text">
      <style:text-properties fo:background-color="#ffffff"/>
    </style:style>
    <style:style style:name="T59_32" style:family="text">
      <style:text-properties fo:background-color="#ffffff"/>
    </style:style>
    <style:style style:name="T59_33" style:family="text">
      <style:text-properties fo:background-color="#ffffff"/>
    </style:style>
    <style:style style:name="T59_34" style:family="text">
      <style:text-properties fo:background-color="#ffffff"/>
    </style:style>
    <style:style style:name="T59_35" style:family="text">
      <style:text-properties fo:background-color="#ffffff"/>
    </style:style>
    <style:style style:name="T59_36" style:family="text">
      <style:text-properties fo:background-color="#ffffff"/>
    </style:style>
    <style:style style:name="T59_37" style:family="text">
      <style:text-properties fo:background-color="#ffffff"/>
    </style:style>
    <style:style style:name="T59_38" style:family="text">
      <style:text-properties fo:background-color="#ffffff"/>
    </style:style>
    <style:style style:name="T59_39" style:family="text">
      <style:text-properties fo:background-color="#ffffff"/>
    </style:style>
    <style:style style:name="T59_40" style:family="text">
      <style:text-properties fo:background-color="#ffffff"/>
    </style:style>
    <style:style style:name="T59_41" style:family="text">
      <style:text-properties fo:background-color="#ffffff"/>
    </style:style>
    <style:style style:name="T59_42" style:family="text">
      <style:text-properties fo:background-color="#ffffff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/>
    </style:style>
    <style:style style:name="T60_2" style:family="text">
      <style:text-properties fo:background-color="#ffffff"/>
    </style:style>
    <style:style style:name="T60_3" style:family="text">
      <style:text-properties fo:background-color="#ffffff"/>
    </style:style>
    <style:style style:name="T60_4" style:family="text">
      <style:text-properties fo:background-color="#ffffff"/>
    </style:style>
    <style:style style:name="T60_5" style:family="text"/>
    <style:style style:name="T60_6" style:family="text">
      <style:text-properties fo:background-color="#ffffff" fo:color="#1155cc" style:text-underline-style="solid" style:text-underline-color="font-color"/>
    </style:style>
    <style:style style:name="T60_7" style:family="text"/>
    <style:style style:name="T60_8" style:family="text">
      <style:text-properties fo:background-color="#ffffff" fo:color="#1155cc" style:text-underline-style="solid" style:text-underline-color="font-color"/>
    </style:style>
    <style:style style:name="T60_9" style:family="text"/>
    <style:style style:name="T60_10" style:family="text">
      <style:text-properties fo:background-color="#ffffff" fo:color="#1155cc" style:text-underline-style="solid" style:text-underline-color="font-color"/>
    </style:style>
    <style:style style:name="T60_11" style:family="text"/>
    <style:style style:name="T60_12" style:family="text">
      <style:text-properties fo:background-color="#ffffff" fo:color="#1155cc" style:text-underline-style="solid" style:text-underline-color="font-color"/>
    </style:style>
    <style:style style:name="T60_13" style:family="text"/>
    <style:style style:name="T60_14" style:family="text">
      <style:text-properties fo:background-color="#ffffff" fo:color="#1155cc" style:text-underline-style="solid" style:text-underline-color="font-color"/>
    </style:style>
    <style:style style:name="T60_15" style:family="text"/>
    <style:style style:name="T60_16" style:family="text">
      <style:text-properties fo:background-color="#ffffff" fo:color="#1155cc" style:text-underline-style="solid" style:text-underline-color="font-color"/>
    </style:style>
    <style:style style:name="T60_17" style:family="text"/>
    <style:style style:name="T60_18" style:family="text">
      <style:text-properties fo:background-color="#ffffff" fo:color="#1155cc" style:text-underline-style="solid" style:text-underline-color="font-color"/>
    </style:style>
    <style:style style:name="T60_19" style:family="text"/>
    <style:style style:name="T60_20" style:family="text">
      <style:text-properties fo:background-color="#ffffff" fo:color="#1155cc" style:text-underline-style="solid" style:text-underline-color="font-color"/>
    </style:style>
    <style:style style:name="T60_21" style:family="text"/>
    <style:style style:name="T60_22" style:family="text">
      <style:text-properties fo:background-color="#ffffff" fo:color="#1155cc" style:text-underline-style="solid" style:text-underline-color="font-color"/>
    </style:style>
    <style:style style:name="P6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background-color="#ffffff"/>
    </style:style>
    <style:style style:name="T63_2" style:family="text">
      <style:text-properties fo:background-color="#ffffff"/>
    </style:style>
    <style:style style:name="T63_3" style:family="text">
      <style:text-properties fo:background-color="#ffffff"/>
    </style:style>
    <style:style style:name="T63_4" style:family="text">
      <style:text-properties fo:background-color="#ffffff"/>
    </style:style>
    <style:style style:name="T63_5" style:family="text">
      <style:text-properties fo:background-color="#ffffff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/>
    </style:style>
    <style:style style:name="T64_2" style:family="text">
      <style:text-properties fo:background-color="#ffffff"/>
    </style:style>
    <style:style style:name="T64_3" style:family="text">
      <style:text-properties fo:background-color="#ffffff"/>
    </style:style>
    <style:style style:name="T64_4" style:family="text">
      <style:text-properties fo:background-color="#ffffff"/>
    </style:style>
    <style:style style:name="T64_5" style:family="text">
      <style:text-properties fo:background-color="#ffffff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/>
    </style:style>
    <style:style style:name="T65_2" style:family="text">
      <style:text-properties fo:background-color="#ffffff"/>
    </style:style>
    <style:style style:name="T65_3" style:family="text"/>
    <style:style style:name="T65_4" style:family="text">
      <style:text-properties fo:background-color="#ffffff" fo:color="#1155cc" style:text-underline-style="solid" style:text-underline-color="font-color"/>
    </style:style>
    <style:style style:name="T65_5" style:family="text"/>
    <style:style style:name="T65_6" style:family="text">
      <style:text-properties fo:background-color="#ffffff" fo:color="#1155cc" style:text-underline-style="solid" style:text-underline-color="font-color"/>
    </style:style>
    <style:style style:name="T65_7" style:family="text"/>
    <style:style style:name="T65_8" style:family="text">
      <style:text-properties fo:background-color="#ffffff" fo:color="#1155cc" style:text-underline-style="solid" style:text-underline-color="font-color"/>
    </style:style>
    <style:style style:name="T65_9" style:family="text"/>
    <style:style style:name="T65_10" style:family="text">
      <style:text-properties fo:background-color="#ffffff" fo:color="#1155cc" style:text-underline-style="solid" style:text-underline-color="font-color"/>
    </style:style>
    <style:style style:name="T65_11" style:family="text"/>
    <style:style style:name="T65_12" style:family="text">
      <style:text-properties fo:background-color="#ffffff" fo:color="#1155cc" style:text-underline-style="solid" style:text-underline-color="font-color"/>
    </style:style>
    <style:style style:name="T65_13" style:family="text"/>
    <style:style style:name="T65_14" style:family="text">
      <style:text-properties fo:background-color="#ffffff" fo:color="#1155cc" style:text-underline-style="solid" style:text-underline-color="font-color"/>
    </style:style>
    <style:style style:name="T65_15" style:family="text"/>
    <style:style style:name="T65_16" style:family="text">
      <style:text-properties fo:background-color="#ffffff" fo:color="#1155cc" style:text-underline-style="solid" style:text-underline-color="font-color"/>
    </style:style>
    <style:style style:name="T65_17" style:family="text"/>
    <style:style style:name="T65_18" style:family="text">
      <style:text-properties fo:background-color="#ffffff" fo:color="#1155cc" style:text-underline-style="solid" style:text-underline-color="font-color"/>
    </style:style>
    <style:style style:name="T65_19" style:family="text"/>
    <style:style style:name="T65_20" style:family="text">
      <style:text-properties fo:background-color="#ffffff" fo:color="#1155cc" style:text-underline-style="solid" style:text-underline-color="font-color"/>
    </style:style>
    <style:style style:name="T65_21" style:family="text"/>
    <style:style style:name="T65_22" style:family="text">
      <style:text-properties fo:background-color="#ffffff" fo:color="#1155cc" style:text-underline-style="solid" style:text-underline-color="font-color"/>
    </style:style>
    <style:style style:name="T65_23" style:family="text"/>
    <style:style style:name="T65_24" style:family="text">
      <style:text-properties fo:background-color="#ffffff" fo:color="#1155cc" style:text-underline-style="solid" style:text-underline-color="font-color"/>
    </style:style>
    <style:style style:name="T65_25" style:family="text"/>
    <style:style style:name="T65_26" style:family="text">
      <style:text-properties fo:background-color="#ffffff" fo:color="#1155cc" style:text-underline-style="solid" style:text-underline-color="font-color"/>
    </style:style>
    <style:style style:name="T65_27" style:family="text"/>
    <style:style style:name="T65_28" style:family="text">
      <style:text-properties fo:background-color="#ffffff" fo:color="#1155cc" style:text-underline-style="solid" style:text-underline-color="font-color"/>
    </style:style>
    <style:style style:name="T65_29" style:family="text"/>
    <style:style style:name="T65_30" style:family="text">
      <style:text-properties fo:background-color="#ffffff" fo:color="#1155cc" style:text-underline-style="solid" style:text-underline-color="font-color"/>
    </style:style>
    <style:style style:name="T65_31" style:family="text"/>
    <style:style style:name="T65_32" style:family="text">
      <style:text-properties fo:background-color="#ffffff" fo:color="#1155cc" style:text-underline-style="solid" style:text-underline-color="font-color"/>
    </style:style>
    <style:style style:name="T65_33" style:family="text"/>
    <style:style style:name="T65_34" style:family="text">
      <style:text-properties fo:background-color="#ffffff" fo:color="#1155cc" style:text-underline-style="solid" style:text-underline-color="font-color"/>
    </style:style>
    <style:style style:name="T65_35" style:family="text"/>
    <style:style style:name="T65_36" style:family="text">
      <style:text-properties fo:background-color="#ffffff" fo:color="#1155cc" style:text-underline-style="solid" style:text-underline-color="font-color"/>
    </style:style>
    <style:style style:name="T65_37" style:family="text"/>
    <style:style style:name="T65_38" style:family="text">
      <style:text-properties fo:background-color="#ffffff" fo:color="#1155cc" style:text-underline-style="solid" style:text-underline-color="font-color"/>
    </style:style>
    <style:style style:name="T65_39" style:family="text"/>
    <style:style style:name="T65_40" style:family="text">
      <style:text-properties fo:background-color="#ffffff" fo:color="#1155cc" style:text-underline-style="solid" style:text-underline-color="font-color"/>
    </style:style>
    <style:style style:name="T65_41" style:family="text"/>
    <style:style style:name="T65_42" style:family="text">
      <style:text-properties fo:background-color="#ffffff" fo:color="#1155cc" style:text-underline-style="solid" style:text-underline-color="font-color"/>
    </style:style>
    <style:style style:name="T65_43" style:family="text"/>
    <style:style style:name="T65_44" style:family="text">
      <style:text-properties fo:background-color="#ffffff" fo:color="#1155cc" style:text-underline-style="solid" style:text-underline-color="font-color"/>
    </style:style>
    <style:style style:name="T65_45" style:family="text"/>
    <style:style style:name="T65_46" style:family="text">
      <style:text-properties fo:background-color="#ffffff" fo:color="#1155cc" style:text-underline-style="solid" style:text-underline-color="font-color"/>
    </style:style>
    <style:style style:name="T65_47" style:family="text"/>
    <style:style style:name="T65_48" style:family="text">
      <style:text-properties fo:background-color="#ffffff" fo:color="#1155cc" style:text-underline-style="solid" style:text-underline-color="font-color"/>
    </style:style>
    <style:style style:name="T65_49" style:family="text"/>
    <style:style style:name="T65_50" style:family="text">
      <style:text-properties fo:background-color="#ffffff" fo:color="#1155cc" style:text-underline-style="solid" style:text-underline-color="font-color"/>
    </style:style>
    <style:style style:name="T65_51" style:family="text"/>
    <style:style style:name="T65_52" style:family="text">
      <style:text-properties fo:background-color="#ffffff" fo:color="#1155cc" style:text-underline-style="solid" style:text-underline-color="font-color"/>
    </style:style>
    <style:style style:name="T65_53" style:family="text"/>
    <style:style style:name="T65_54" style:family="text">
      <style:text-properties fo:background-color="#ffffff" fo:color="#1155cc" style:text-underline-style="solid" style:text-underline-color="font-color"/>
    </style:style>
    <style:style style:name="T65_55" style:family="text"/>
    <style:style style:name="T65_56" style:family="text">
      <style:text-properties fo:background-color="#ffffff" fo:color="#1155cc" style:text-underline-style="solid" style:text-underline-color="font-color"/>
    </style:style>
    <style:style style:name="T65_57" style:family="text"/>
    <style:style style:name="T65_58" style:family="text">
      <style:text-properties fo:background-color="#ffffff" fo:color="#1155cc" style:text-underline-style="solid" style:text-underline-color="font-color"/>
    </style:style>
    <style:style style:name="T65_59" style:family="text"/>
    <style:style style:name="T65_60" style:family="text">
      <style:text-properties fo:background-color="#ffffff" fo:color="#1155cc" style:text-underline-style="solid" style:text-underline-color="font-color"/>
    </style:style>
    <style:style style:name="T65_61" style:family="text"/>
    <style:style style:name="T65_62" style:family="text">
      <style:text-properties fo:background-color="#ffffff" fo:color="#1155cc" style:text-underline-style="solid" style:text-underline-color="font-color"/>
    </style:style>
    <style:style style:name="T65_63" style:family="text"/>
    <style:style style:name="T65_64" style:family="text">
      <style:text-properties fo:background-color="#ffffff" fo:color="#1155cc" style:text-underline-style="solid" style:text-underline-color="font-color"/>
    </style:style>
    <style:style style:name="T65_65" style:family="text"/>
    <style:style style:name="T65_66" style:family="text">
      <style:text-properties fo:background-color="#ffffff" fo:color="#1155cc" style:text-underline-style="solid" style:text-underline-color="font-color"/>
    </style:style>
    <style:style style:name="T65_67" style:family="text"/>
    <style:style style:name="T65_68" style:family="text">
      <style:text-properties fo:background-color="#ffffff" fo:color="#1155cc" style:text-underline-style="solid" style:text-underline-color="font-color"/>
    </style:style>
    <style:style style:name="T65_69" style:family="text"/>
    <style:style style:name="T65_70" style:family="text">
      <style:text-properties fo:background-color="#ffffff" fo:color="#1155cc" style:text-underline-style="solid" style:text-underline-color="font-color"/>
    </style:style>
    <style:style style:name="T65_71" style:family="text"/>
    <style:style style:name="T65_72" style:family="text">
      <style:text-properties fo:background-color="#ffffff" fo:color="#1155cc" style:text-underline-style="solid" style:text-underline-color="font-color"/>
    </style:style>
    <style:style style:name="T65_73" style:family="text"/>
    <style:style style:name="T65_74" style:family="text">
      <style:text-properties fo:background-color="#ffffff" fo:color="#1155cc" style:text-underline-style="solid" style:text-underline-color="font-color"/>
    </style:style>
    <style:style style:name="T65_75" style:family="text"/>
    <style:style style:name="T65_76" style:family="text">
      <style:text-properties fo:background-color="#ffffff" fo:color="#1155cc" style:text-underline-style="solid" style:text-underline-color="font-color"/>
    </style:style>
    <style:style style:name="T65_77" style:family="text"/>
    <style:style style:name="T65_78" style:family="text">
      <style:text-properties fo:background-color="#ffffff" fo:color="#1155cc" style:text-underline-style="solid" style:text-underline-color="font-color"/>
    </style:style>
    <style:style style:name="T65_79" style:family="text"/>
    <style:style style:name="T65_80" style:family="text">
      <style:text-properties fo:background-color="#ffffff" fo:color="#1155cc" style:text-underline-style="solid" style:text-underline-color="font-color"/>
    </style:style>
    <style:style style:name="T65_81" style:family="text"/>
    <style:style style:name="T65_82" style:family="text">
      <style:text-properties fo:background-color="#ffffff" fo:color="#1155cc" style:text-underline-style="solid" style:text-underline-color="font-color"/>
    </style:style>
    <style:style style:name="T65_83" style:family="text"/>
    <style:style style:name="T65_84" style:family="text">
      <style:text-properties fo:background-color="#ffffff" fo:color="#1155cc" style:text-underline-style="solid" style:text-underline-color="font-color"/>
    </style:style>
    <style:style style:name="T65_85" style:family="text"/>
    <style:style style:name="T65_86" style:family="text">
      <style:text-properties fo:background-color="#ffffff" fo:color="#1155cc" style:text-underline-style="solid" style:text-underline-color="font-color"/>
    </style:style>
    <style:style style:name="T65_87" style:family="text"/>
    <style:style style:name="T65_88" style:family="text">
      <style:text-properties fo:background-color="#ffffff" fo:color="#1155cc" style:text-underline-style="solid" style:text-underline-color="font-color"/>
    </style:style>
    <style:style style:name="T65_89" style:family="text"/>
    <style:style style:name="T65_90" style:family="text">
      <style:text-properties fo:background-color="#ffffff" fo:color="#1155cc" style:text-underline-style="solid" style:text-underline-color="font-color"/>
    </style:style>
    <style:style style:name="T65_91" style:family="text"/>
    <style:style style:name="T65_92" style:family="text">
      <style:text-properties fo:background-color="#ffffff" fo:color="#1155cc" style:text-underline-style="solid" style:text-underline-color="font-color"/>
    </style:style>
    <style:style style:name="T65_93" style:family="text"/>
    <style:style style:name="T65_94" style:family="text">
      <style:text-properties fo:background-color="#ffffff" fo:color="#1155cc" style:text-underline-style="solid" style:text-underline-color="font-color"/>
    </style:style>
    <style:style style:name="T65_95" style:family="text"/>
    <style:style style:name="T65_96" style:family="text">
      <style:text-properties fo:background-color="#ffffff" fo:color="#1155cc" style:text-underline-style="solid" style:text-underline-color="font-color"/>
    </style:style>
    <style:style style:name="T65_97" style:family="text"/>
    <style:style style:name="T65_98" style:family="text">
      <style:text-properties fo:background-color="#ffffff" fo:color="#1155cc" style:text-underline-style="solid" style:text-underline-color="font-color"/>
    </style:style>
    <style:style style:name="T65_99" style:family="text"/>
    <style:style style:name="T65_100" style:family="text">
      <style:text-properties fo:background-color="#ffffff" fo:color="#1155cc" style:text-underline-style="solid" style:text-underline-color="font-color"/>
    </style:style>
    <style:style style:name="T65_101" style:family="text"/>
    <style:style style:name="T65_102" style:family="text">
      <style:text-properties fo:background-color="#ffffff" fo:color="#1155cc" style:text-underline-style="solid" style:text-underline-color="font-color"/>
    </style:style>
    <style:style style:name="T65_103" style:family="text"/>
    <style:style style:name="T65_104" style:family="text">
      <style:text-properties fo:background-color="#ffffff" fo:color="#1155cc" style:text-underline-style="solid" style:text-underline-color="font-color"/>
    </style:style>
    <style:style style:name="T65_105" style:family="text"/>
    <style:style style:name="T65_106" style:family="text">
      <style:text-properties fo:background-color="#ffffff" fo:color="#1155cc" style:text-underline-style="solid" style:text-underline-color="font-color"/>
    </style:style>
    <style:style style:name="T65_107" style:family="text"/>
    <style:style style:name="T65_108" style:family="text">
      <style:text-properties fo:background-color="#ffffff" fo:color="#1155cc" style:text-underline-style="solid" style:text-underline-color="font-color"/>
    </style:style>
    <style:style style:name="T65_109" style:family="text"/>
    <style:style style:name="T65_110" style:family="text">
      <style:text-properties fo:background-color="#ffffff" fo:color="#1155cc" style:text-underline-style="solid" style:text-underline-color="font-color"/>
    </style:style>
    <style:style style:name="T65_111" style:family="text"/>
    <style:style style:name="T65_112" style:family="text">
      <style:text-properties fo:background-color="#ffffff" fo:color="#1155cc" style:text-underline-style="solid" style:text-underline-color="font-color"/>
    </style:style>
    <style:style style:name="T65_113" style:family="text"/>
    <style:style style:name="T65_114" style:family="text">
      <style:text-properties fo:background-color="#ffffff" fo:color="#1155cc" style:text-underline-style="solid" style:text-underline-color="font-color"/>
    </style:style>
    <style:style style:name="T65_115" style:family="text"/>
    <style:style style:name="T65_116" style:family="text">
      <style:text-properties fo:background-color="#ffffff" fo:color="#1155cc" style:text-underline-style="solid" style:text-underline-color="font-color"/>
    </style:style>
    <style:style style:name="T65_117" style:family="text"/>
    <style:style style:name="T65_118" style:family="text">
      <style:text-properties fo:background-color="#ffffff" fo:color="#1155cc" style:text-underline-style="solid" style:text-underline-color="font-color"/>
    </style:style>
    <style:style style:name="T65_119" style:family="text"/>
    <style:style style:name="T65_120" style:family="text">
      <style:text-properties fo:background-color="#ffffff" fo:color="#1155cc" style:text-underline-style="solid" style:text-underline-color="font-color"/>
    </style:style>
    <style:style style:name="T65_121" style:family="text"/>
    <style:style style:name="T65_122" style:family="text">
      <style:text-properties fo:background-color="#ffffff" fo:color="#1155cc" style:text-underline-style="solid" style:text-underline-color="font-color"/>
    </style:style>
    <style:style style:name="T65_123" style:family="text"/>
    <style:style style:name="T65_124" style:family="text">
      <style:text-properties fo:background-color="#ffffff" fo:color="#1155cc" style:text-underline-style="solid" style:text-underline-color="font-color"/>
    </style:style>
    <style:style style:name="T65_125" style:family="text"/>
    <style:style style:name="T65_126" style:family="text">
      <style:text-properties fo:background-color="#ffffff" fo:color="#1155cc" style:text-underline-style="solid" style:text-underline-color="font-color"/>
    </style:style>
    <style:style style:name="T65_127" style:family="text"/>
    <style:style style:name="T65_128" style:family="text">
      <style:text-properties fo:background-color="#ffffff" fo:color="#1155cc" style:text-underline-style="solid" style:text-underline-color="font-color"/>
    </style:style>
    <style:style style:name="T65_129" style:family="text"/>
    <style:style style:name="T65_130" style:family="text">
      <style:text-properties fo:background-color="#ffffff" fo:color="#1155cc" style:text-underline-style="solid" style:text-underline-color="font-color"/>
    </style:style>
    <style:style style:name="T65_131" style:family="text"/>
    <style:style style:name="T65_132" style:family="text">
      <style:text-properties fo:background-color="#ffffff" fo:color="#1155cc" style:text-underline-style="solid" style:text-underline-color="font-color"/>
    </style:style>
    <style:style style:name="T65_133" style:family="text"/>
    <style:style style:name="T65_134" style:family="text">
      <style:text-properties fo:background-color="#ffffff" fo:color="#1155cc" style:text-underline-style="solid" style:text-underline-color="font-color"/>
    </style:style>
    <style:style style:name="T65_135" style:family="text"/>
    <style:style style:name="T65_136" style:family="text">
      <style:text-properties fo:background-color="#ffffff" fo:color="#1155cc" style:text-underline-style="solid" style:text-underline-color="font-color"/>
    </style:style>
    <style:style style:name="T65_137" style:family="text"/>
    <style:style style:name="T65_138" style:family="text">
      <style:text-properties fo:background-color="#ffffff" fo:color="#1155cc" style:text-underline-style="solid" style:text-underline-color="font-color"/>
    </style:style>
    <style:style style:name="T65_139" style:family="text"/>
    <style:style style:name="T65_140" style:family="text">
      <style:text-properties fo:background-color="#ffffff" fo:color="#1155cc" style:text-underline-style="solid" style:text-underline-color="font-color"/>
    </style:style>
    <style:style style:name="T65_141" style:family="text"/>
    <style:style style:name="T65_142" style:family="text">
      <style:text-properties fo:background-color="#ffffff" fo:color="#1155cc" style:text-underline-style="solid" style:text-underline-color="font-color"/>
    </style:style>
    <style:style style:name="T65_143" style:family="text"/>
    <style:style style:name="T65_144" style:family="text">
      <style:text-properties fo:background-color="#ffffff" fo:color="#1155cc" style:text-underline-style="solid" style:text-underline-color="font-color"/>
    </style:style>
    <style:style style:name="T65_145" style:family="text"/>
    <style:style style:name="T65_146" style:family="text">
      <style:text-properties fo:background-color="#ffffff" fo:color="#1155cc" style:text-underline-style="solid" style:text-underline-color="font-color"/>
    </style:style>
    <style:style style:name="T65_147" style:family="text"/>
    <style:style style:name="T65_148" style:family="text">
      <style:text-properties fo:background-color="#ffffff" fo:color="#1155cc" style:text-underline-style="solid" style:text-underline-color="font-color"/>
    </style:style>
    <style:style style:name="T65_149" style:family="text"/>
    <style:style style:name="T65_150" style:family="text">
      <style:text-properties fo:background-color="#ffffff" fo:color="#1155cc" style:text-underline-style="solid" style:text-underline-color="font-color"/>
    </style:style>
    <style:style style:name="T65_151" style:family="text"/>
    <style:style style:name="T65_152" style:family="text">
      <style:text-properties fo:background-color="#ffffff" fo:color="#1155cc" style:text-underline-style="solid" style:text-underline-color="font-color"/>
    </style:style>
    <style:style style:name="T65_153" style:family="text"/>
    <style:style style:name="T65_154" style:family="text">
      <style:text-properties fo:background-color="#ffffff" fo:color="#1155cc" style:text-underline-style="solid" style:text-underline-color="font-color"/>
    </style:style>
    <style:style style:name="T65_155" style:family="text"/>
    <style:style style:name="T65_156" style:family="text">
      <style:text-properties fo:background-color="#ffffff" fo:color="#1155cc" style:text-underline-style="solid" style:text-underline-color="font-color"/>
    </style:style>
    <style:style style:name="T65_157" style:family="text"/>
    <style:style style:name="T65_158" style:family="text">
      <style:text-properties fo:background-color="#ffffff" fo:color="#1155cc" style:text-underline-style="solid" style:text-underline-color="font-color"/>
    </style:style>
    <style:style style:name="T65_159" style:family="text"/>
    <style:style style:name="T65_160" style:family="text">
      <style:text-properties fo:background-color="#ffffff" fo:color="#1155cc" style:text-underline-style="solid" style:text-underline-color="font-color"/>
    </style:style>
    <style:style style:name="T65_161" style:family="text"/>
    <style:style style:name="T65_162" style:family="text">
      <style:text-properties fo:background-color="#ffffff" fo:color="#1155cc" style:text-underline-style="solid" style:text-underline-color="font-color"/>
    </style:style>
    <style:style style:name="T65_163" style:family="text"/>
    <style:style style:name="T65_164" style:family="text">
      <style:text-properties fo:background-color="#ffffff" fo:color="#1155cc" style:text-underline-style="solid" style:text-underline-color="font-color"/>
    </style:style>
    <style:style style:name="T65_165" style:family="text"/>
    <style:style style:name="T65_166" style:family="text">
      <style:text-properties fo:background-color="#ffffff" fo:color="#1155cc" style:text-underline-style="solid" style:text-underline-color="font-color"/>
    </style:style>
    <style:style style:name="T65_167" style:family="text"/>
    <style:style style:name="T65_168" style:family="text">
      <style:text-properties fo:background-color="#ffffff" fo:color="#1155cc" style:text-underline-style="solid" style:text-underline-color="font-color"/>
    </style:style>
    <style:style style:name="T65_169" style:family="text"/>
    <style:style style:name="T65_170" style:family="text">
      <style:text-properties fo:background-color="#ffffff" fo:color="#1155cc" style:text-underline-style="solid" style:text-underline-color="font-color"/>
    </style:style>
    <style:style style:name="T65_171" style:family="text"/>
    <style:style style:name="T65_172" style:family="text">
      <style:text-properties fo:background-color="#ffffff" fo:color="#1155cc" style:text-underline-style="solid" style:text-underline-color="font-color"/>
    </style:style>
    <style:style style:name="T65_173" style:family="text"/>
    <style:style style:name="T65_174" style:family="text">
      <style:text-properties fo:background-color="#ffffff" fo:color="#1155cc" style:text-underline-style="solid" style:text-underline-color="font-color"/>
    </style:style>
    <style:style style:name="T65_175" style:family="text"/>
    <style:style style:name="T65_176" style:family="text">
      <style:text-properties fo:background-color="#ffffff" fo:color="#1155cc" style:text-underline-style="solid" style:text-underline-color="font-color"/>
    </style:style>
    <style:style style:name="T65_177" style:family="text"/>
    <style:style style:name="T65_178" style:family="text">
      <style:text-properties fo:background-color="#ffffff" fo:color="#1155cc" style:text-underline-style="solid" style:text-underline-color="font-color"/>
    </style:style>
    <style:style style:name="T65_179" style:family="text"/>
    <style:style style:name="T65_180" style:family="text">
      <style:text-properties fo:background-color="#ffffff" fo:color="#1155cc" style:text-underline-style="solid" style:text-underline-color="font-color"/>
    </style:style>
    <style:style style:name="T65_181" style:family="text"/>
    <style:style style:name="T65_182" style:family="text">
      <style:text-properties fo:background-color="#ffffff" fo:color="#1155cc" style:text-underline-style="solid" style:text-underline-color="font-color"/>
    </style:style>
    <style:style style:name="T65_183" style:family="text"/>
    <style:style style:name="T65_184" style:family="text">
      <style:text-properties fo:background-color="#ffffff" fo:color="#1155cc" style:text-underline-style="solid" style:text-underline-color="font-color"/>
    </style:style>
    <style:style style:name="T65_185" style:family="text"/>
    <style:style style:name="T65_186" style:family="text">
      <style:text-properties fo:background-color="#ffffff" fo:color="#1155cc" style:text-underline-style="solid" style:text-underline-color="font-color"/>
    </style:style>
    <style:style style:name="T65_187" style:family="text"/>
    <style:style style:name="T65_188" style:family="text">
      <style:text-properties fo:background-color="#ffffff" fo:color="#1155cc" style:text-underline-style="solid" style:text-underline-color="font-color"/>
    </style:style>
    <style:style style:name="T65_189" style:family="text"/>
    <style:style style:name="T65_190" style:family="text">
      <style:text-properties fo:background-color="#ffffff" fo:color="#1155cc" style:text-underline-style="solid" style:text-underline-color="font-color"/>
    </style:style>
    <style:style style:name="T65_191" style:family="text"/>
    <style:style style:name="T65_192" style:family="text">
      <style:text-properties fo:background-color="#ffffff" fo:color="#1155cc" style:text-underline-style="solid" style:text-underline-color="font-color"/>
    </style:style>
    <style:style style:name="T65_193" style:family="text"/>
    <style:style style:name="T65_194" style:family="text">
      <style:text-properties fo:background-color="#ffffff" fo:color="#1155cc" style:text-underline-style="solid" style:text-underline-color="font-color"/>
    </style:style>
    <style:style style:name="T65_195" style:family="text"/>
    <style:style style:name="T65_196" style:family="text">
      <style:text-properties fo:background-color="#ffffff" fo:color="#1155cc" style:text-underline-style="solid" style:text-underline-color="font-color"/>
    </style:style>
    <style:style style:name="T65_197" style:family="text"/>
    <style:style style:name="T65_198" style:family="text">
      <style:text-properties fo:background-color="#ffffff" fo:color="#1155cc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 fo:color="#333333"/>
    </style:style>
    <style:style style:name="T68_2" style:family="text">
      <style:text-properties fo:background-color="#ffffff" fo:color="#333333"/>
    </style:style>
    <style:style style:name="T68_3" style:family="text">
      <style:text-properties fo:background-color="#ffffff" fo:color="#333333"/>
    </style:style>
    <style:style style:name="T68_4" style:family="text">
      <style:text-properties fo:background-color="#ffffff" fo:color="#333333"/>
    </style:style>
    <style:style style:name="T68_5" style:family="text">
      <style:text-properties fo:background-color="#ffffff" fo:color="#333333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color="#333333"/>
    </style:style>
    <style:style style:name="T69_2" style:family="text">
      <style:text-properties fo:background-color="#ffffff" fo:color="#333333"/>
    </style:style>
    <style:style style:name="T69_3" style:family="text">
      <style:text-properties fo:background-color="#ffffff" fo:color="#333333"/>
    </style:style>
    <style:style style:name="T69_4" style:family="text">
      <style:text-properties fo:background-color="#ffffff" fo:color="#333333"/>
    </style:style>
    <style:style style:name="T69_5" style:family="text">
      <style:text-properties fo:background-color="#ffffff" fo:color="#333333"/>
    </style:style>
    <style:style style:name="T69_6" style:family="text">
      <style:text-properties fo:background-color="#ffffff" fo:color="#333333"/>
    </style:style>
    <style:style style:name="T69_7" style:family="text">
      <style:text-properties fo:background-color="#ffffff" fo:color="#333333"/>
    </style:style>
    <style:style style:name="T69_8" style:family="text">
      <style:text-properties fo:background-color="#ffffff" fo:color="#333333"/>
    </style:style>
    <style:style style:name="T69_9" style:family="text">
      <style:text-properties fo:background-color="#ffffff" fo:color="#333333"/>
    </style:style>
    <style:style style:name="T69_10" style:family="text">
      <style:text-properties fo:background-color="#ffffff" fo:color="#333333"/>
    </style:style>
    <style:style style:name="T69_11" style:family="text">
      <style:text-properties fo:background-color="#ffffff" fo:color="#333333"/>
    </style:style>
    <style:style style:name="T69_12" style:family="text">
      <style:text-properties fo:background-color="#ffffff" fo:color="#333333"/>
    </style:style>
    <style:style style:name="T69_13" style:family="text">
      <style:text-properties fo:background-color="#ffffff" fo:color="#333333"/>
    </style:style>
    <style:style style:name="T69_14" style:family="text">
      <style:text-properties fo:background-color="#ffffff" fo:color="#333333"/>
    </style:style>
    <style:style style:name="T69_15" style:family="text">
      <style:text-properties fo:background-color="#ffffff" fo:color="#333333"/>
    </style:style>
    <style:style style:name="T69_16" style:family="text">
      <style:text-properties fo:background-color="#ffffff" fo:color="#333333"/>
    </style:style>
    <style:style style:name="T69_17" style:family="text">
      <style:text-properties fo:background-color="#ffffff" fo:color="#333333"/>
    </style:style>
    <style:style style:name="T69_18" style:family="text">
      <style:text-properties fo:background-color="#ffffff" fo:color="#333333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ffffff"/>
    </style:style>
    <style:style style:name="T70_2" style:family="text">
      <style:text-properties fo:background-color="#ffffff"/>
    </style:style>
    <style:style style:name="T70_3" style:family="text">
      <style:text-properties fo:background-color="#ffffff"/>
    </style:style>
    <style:style style:name="T70_4" style:family="text">
      <style:text-properties fo:background-color="#ffffff"/>
    </style:style>
    <style:style style:name="T70_5" style:family="text"/>
    <style:style style:name="T70_6" style:family="text">
      <style:text-properties fo:background-color="#ffffff" fo:color="#1155cc" style:text-underline-style="solid" style:text-underline-color="font-color"/>
    </style:style>
    <style:style style:name="T70_7" style:family="text"/>
    <style:style style:name="T70_8" style:family="text">
      <style:text-properties fo:background-color="#ffffff" fo:color="#1155cc" style:text-underline-style="solid" style:text-underline-color="font-color"/>
    </style:style>
    <style:style style:name="T70_9" style:family="text"/>
    <style:style style:name="T70_10" style:family="text">
      <style:text-properties fo:background-color="#ffffff" fo:color="#1155cc" style:text-underline-style="solid" style:text-underline-color="font-color"/>
    </style:style>
    <style:style style:name="T70_11" style:family="text"/>
    <style:style style:name="T70_12" style:family="text">
      <style:text-properties fo:background-color="#ffffff" fo:color="#1155cc" style:text-underline-style="solid" style:text-underline-color="font-color"/>
    </style:style>
    <style:style style:name="T70_13" style:family="text"/>
    <style:style style:name="T70_14" style:family="text">
      <style:text-properties fo:background-color="#ffffff" fo:color="#1155cc" style:text-underline-style="solid" style:text-underline-color="font-color"/>
    </style:style>
    <style:style style:name="T70_15" style:family="text"/>
    <style:style style:name="T70_16" style:family="text">
      <style:text-properties fo:background-color="#ffffff" fo:color="#1155cc" style:text-underline-style="solid" style:text-underline-color="font-color"/>
    </style:style>
    <style:style style:name="T70_17" style:family="text"/>
    <style:style style:name="T70_18" style:family="text">
      <style:text-properties fo:background-color="#ffffff" fo:color="#1155cc" style:text-underline-style="solid" style:text-underline-color="font-color"/>
    </style:style>
    <style:style style:name="T70_19" style:family="text"/>
    <style:style style:name="T70_20" style:family="text">
      <style:text-properties fo:background-color="#ffffff" fo:color="#1155cc" style:text-underline-style="solid" style:text-underline-color="font-color"/>
    </style:style>
    <style:style style:name="T70_21" style:family="text"/>
    <style:style style:name="T70_22" style:family="text">
      <style:text-properties fo:background-color="#ffffff" fo:color="#1155cc" style:text-underline-style="solid" style:text-underline-color="font-color"/>
    </style:style>
    <style:style style:name="T70_23" style:family="text"/>
    <style:style style:name="T70_24" style:family="text">
      <style:text-properties fo:background-color="#ffffff" fo:color="#1155cc" style:text-underline-style="solid" style:text-underline-color="font-color"/>
    </style:style>
    <style:style style:name="T70_25" style:family="text"/>
    <style:style style:name="T70_26" style:family="text">
      <style:text-properties fo:background-color="#ffffff" fo:color="#1155cc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/>
    </style:style>
    <style:style style:name="T73_2" style:family="text">
      <style:text-properties fo:background-color="#ffffff"/>
    </style:style>
    <style:style style:name="T73_3" style:family="text">
      <style:text-properties fo:background-color="#ffffff"/>
    </style:style>
    <style:style style:name="T73_4" style:family="text">
      <style:text-properties fo:background-color="#ffffff"/>
    </style:style>
    <style:style style:name="T73_5" style:family="text">
      <style:text-properties fo:background-color="#ffffff"/>
    </style:style>
    <style:style style:name="T73_6" style:family="text">
      <style:text-properties fo:background-color="#ffffff"/>
    </style:style>
    <style:style style:name="T73_7" style:family="text">
      <style:text-properties fo:background-color="#ffffff"/>
    </style:style>
    <style:style style:name="T73_8" style:family="text">
      <style:text-properties fo:background-color="#ffffff"/>
    </style:style>
    <style:style style:name="T73_9" style:family="text">
      <style:text-properties fo:background-color="#ffffff"/>
    </style:style>
    <style:style style:name="T73_10" style:family="text">
      <style:text-properties fo:background-color="#ffffff"/>
    </style:style>
    <style:style style:name="T73_11" style:family="text">
      <style:text-properties fo:background-color="#ffffff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ffffff"/>
    </style:style>
    <style:style style:name="T74_2" style:family="text">
      <style:text-properties fo:background-color="#ffffff"/>
    </style:style>
    <style:style style:name="T74_3" style:family="text">
      <style:text-properties fo:background-color="#ffffff"/>
    </style:style>
    <style:style style:name="T74_4" style:family="text">
      <style:text-properties fo:background-color="#ffffff"/>
    </style:style>
    <style:style style:name="T74_5" style:family="text">
      <style:text-properties fo:background-color="#ffffff"/>
    </style:style>
    <style:style style:name="T74_6" style:family="text">
      <style:text-properties fo:background-color="#ffffff"/>
    </style:style>
    <style:style style:name="T74_7" style:family="text">
      <style:text-properties fo:background-color="#ffffff"/>
    </style:style>
    <style:style style:name="T74_8" style:family="text">
      <style:text-properties fo:background-color="#ffffff"/>
    </style:style>
    <style:style style:name="T74_9" style:family="text">
      <style:text-properties fo:background-color="#ffffff"/>
    </style:style>
    <style:style style:name="T74_10" style:family="text">
      <style:text-properties fo:background-color="#ffffff"/>
    </style:style>
    <style:style style:name="T74_11" style:family="text">
      <style:text-properties fo:background-color="#ffffff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background-color="#ffffff"/>
    </style:style>
    <style:style style:name="T75_2" style:family="text">
      <style:text-properties fo:background-color="#ffffff"/>
    </style:style>
    <style:style style:name="T75_3" style:family="text"/>
    <style:style style:name="T75_4" style:family="text">
      <style:text-properties fo:background-color="#ffffff" fo:color="#1155cc" style:text-underline-style="solid" style:text-underline-color="font-color"/>
    </style:style>
    <style:style style:name="T75_5" style:family="text"/>
    <style:style style:name="T75_6" style:family="text">
      <style:text-properties fo:background-color="#ffffff" fo:color="#1155cc" style:text-underline-style="solid" style:text-underline-color="font-color"/>
    </style:style>
    <style:style style:name="T75_7" style:family="text"/>
    <style:style style:name="T75_8" style:family="text">
      <style:text-properties fo:background-color="#ffffff" fo:color="#1155cc" style:text-underline-style="solid" style:text-underline-color="font-color"/>
    </style:style>
    <style:style style:name="T75_9" style:family="text"/>
    <style:style style:name="T75_10" style:family="text">
      <style:text-properties fo:background-color="#ffffff" fo:color="#1155cc" style:text-underline-style="solid" style:text-underline-color="font-color"/>
    </style:style>
    <style:style style:name="T75_11" style:family="text"/>
    <style:style style:name="T75_12" style:family="text">
      <style:text-properties fo:background-color="#ffffff" fo:color="#1155cc" style:text-underline-style="solid" style:text-underline-color="font-color"/>
    </style:style>
    <style:style style:name="T75_13" style:family="text"/>
    <style:style style:name="T75_14" style:family="text">
      <style:text-properties fo:background-color="#ffffff" fo:color="#1155cc" style:text-underline-style="solid" style:text-underline-color="font-color"/>
    </style:style>
    <style:style style:name="T75_15" style:family="text"/>
    <style:style style:name="T75_16" style:family="text">
      <style:text-properties fo:background-color="#ffffff" fo:color="#1155cc" style:text-underline-style="solid" style:text-underline-color="font-color"/>
    </style:style>
    <style:style style:name="T75_17" style:family="text"/>
    <style:style style:name="T75_18" style:family="text">
      <style:text-properties fo:background-color="#ffffff" fo:color="#1155cc" style:text-underline-style="solid" style:text-underline-color="font-color"/>
    </style:style>
    <style:style style:name="T75_19" style:family="text"/>
    <style:style style:name="T75_20" style:family="text">
      <style:text-properties fo:background-color="#ffffff" fo:color="#1155cc" style:text-underline-style="solid" style:text-underline-color="font-color"/>
    </style:style>
    <style:style style:name="T75_21" style:family="text"/>
    <style:style style:name="T75_22" style:family="text">
      <style:text-properties fo:background-color="#ffffff" fo:color="#1155cc" style:text-underline-style="solid" style:text-underline-color="font-color"/>
    </style:style>
    <style:style style:name="T75_23" style:family="text"/>
    <style:style style:name="T75_24" style:family="text">
      <style:text-properties fo:background-color="#ffffff" fo:color="#1155cc" style:text-underline-style="solid" style:text-underline-color="font-color"/>
    </style:style>
    <style:style style:name="T75_25" style:family="text"/>
    <style:style style:name="T75_26" style:family="text">
      <style:text-properties fo:background-color="#ffffff" fo:color="#1155cc" style:text-underline-style="solid" style:text-underline-color="font-color"/>
    </style:style>
    <style:style style:name="T75_27" style:family="text"/>
    <style:style style:name="T75_28" style:family="text">
      <style:text-properties fo:background-color="#ffffff" fo:color="#1155cc" style:text-underline-style="solid" style:text-underline-color="font-color"/>
    </style:style>
    <style:style style:name="T75_29" style:family="text"/>
    <style:style style:name="T75_30" style:family="text">
      <style:text-properties fo:background-color="#ffffff" fo:color="#1155cc" style:text-underline-style="solid" style:text-underline-color="font-color"/>
    </style:style>
    <style:style style:name="T75_31" style:family="text"/>
    <style:style style:name="T75_32" style:family="text">
      <style:text-properties fo:background-color="#ffffff" fo:color="#1155cc" style:text-underline-style="solid" style:text-underline-color="font-color"/>
    </style:style>
    <style:style style:name="T75_33" style:family="text"/>
    <style:style style:name="T75_34" style:family="text">
      <style:text-properties fo:background-color="#ffffff" fo:color="#1155cc" style:text-underline-style="solid" style:text-underline-color="font-color"/>
    </style:style>
    <style:style style:name="T75_35" style:family="text"/>
    <style:style style:name="T75_36" style:family="text">
      <style:text-properties fo:background-color="#ffffff" fo:color="#1155cc" style:text-underline-style="solid" style:text-underline-color="font-color"/>
    </style:style>
    <style:style style:name="T75_37" style:family="text"/>
    <style:style style:name="T75_38" style:family="text">
      <style:text-properties fo:background-color="#ffffff" fo:color="#1155cc" style:text-underline-style="solid" style:text-underline-color="font-color"/>
    </style:style>
    <style:style style:name="T75_39" style:family="text"/>
    <style:style style:name="T75_40" style:family="text">
      <style:text-properties fo:background-color="#ffffff" fo:color="#1155cc" style:text-underline-style="solid" style:text-underline-color="font-color"/>
    </style:style>
    <style:style style:name="T75_41" style:family="text"/>
    <style:style style:name="T75_42" style:family="text">
      <style:text-properties fo:background-color="#ffffff" fo:color="#1155cc" style:text-underline-style="solid" style:text-underline-color="font-color"/>
    </style:style>
    <style:style style:name="T75_43" style:family="text"/>
    <style:style style:name="T75_44" style:family="text">
      <style:text-properties fo:background-color="#ffffff" fo:color="#1155cc" style:text-underline-style="solid" style:text-underline-color="font-color"/>
    </style:style>
    <style:style style:name="T75_45" style:family="text"/>
    <style:style style:name="T75_46" style:family="text">
      <style:text-properties fo:background-color="#ffffff" fo:color="#1155cc" style:text-underline-style="solid" style:text-underline-color="font-color"/>
    </style:style>
    <style:style style:name="T75_47" style:family="text"/>
    <style:style style:name="T75_48" style:family="text">
      <style:text-properties fo:background-color="#ffffff" fo:color="#1155cc" style:text-underline-style="solid" style:text-underline-color="font-color"/>
    </style:style>
    <style:style style:name="T75_49" style:family="text"/>
    <style:style style:name="T75_50" style:family="text">
      <style:text-properties fo:background-color="#ffffff" fo:color="#1155cc" style:text-underline-style="solid" style:text-underline-color="font-color"/>
    </style:style>
    <style:style style:name="T75_51" style:family="text"/>
    <style:style style:name="T75_52" style:family="text">
      <style:text-properties fo:background-color="#ffffff" fo:color="#1155cc" style:text-underline-style="solid" style:text-underline-color="font-color"/>
    </style:style>
    <style:style style:name="T75_53" style:family="text"/>
    <style:style style:name="T75_54" style:family="text">
      <style:text-properties fo:background-color="#ffffff" fo:color="#1155cc" style:text-underline-style="solid" style:text-underline-color="font-color"/>
    </style:style>
    <style:style style:name="T75_55" style:family="text"/>
    <style:style style:name="T75_56" style:family="text">
      <style:text-properties fo:background-color="#ffffff" fo:color="#1155cc" style:text-underline-style="solid" style:text-underline-color="font-color"/>
    </style:style>
    <style:style style:name="T75_57" style:family="text"/>
    <style:style style:name="T75_58" style:family="text">
      <style:text-properties fo:background-color="#ffffff" fo:color="#1155cc" style:text-underline-style="solid" style:text-underline-color="font-color"/>
    </style:style>
    <style:style style:name="T75_59" style:family="text"/>
    <style:style style:name="T75_60" style:family="text">
      <style:text-properties fo:background-color="#ffffff" fo:color="#1155cc" style:text-underline-style="solid" style:text-underline-color="font-color"/>
    </style:style>
    <style:style style:name="T75_61" style:family="text"/>
    <style:style style:name="T75_62" style:family="text">
      <style:text-properties fo:background-color="#ffffff" fo:color="#1155cc" style:text-underline-style="solid" style:text-underline-color="font-color"/>
    </style:style>
    <style:style style:name="T75_63" style:family="text"/>
    <style:style style:name="T75_64" style:family="text">
      <style:text-properties fo:background-color="#ffffff" fo:color="#1155cc" style:text-underline-style="solid" style:text-underline-color="font-color"/>
    </style:style>
    <style:style style:name="T75_65" style:family="text"/>
    <style:style style:name="T75_66" style:family="text">
      <style:text-properties fo:background-color="#ffffff" fo:color="#1155cc" style:text-underline-style="solid" style:text-underline-color="font-color"/>
    </style:style>
    <style:style style:name="T75_67" style:family="text"/>
    <style:style style:name="T75_68" style:family="text">
      <style:text-properties fo:background-color="#ffffff" fo:color="#1155cc" style:text-underline-style="solid" style:text-underline-color="font-color"/>
    </style:style>
    <style:style style:name="T75_69" style:family="text"/>
    <style:style style:name="T75_70" style:family="text">
      <style:text-properties fo:background-color="#ffffff" fo:color="#1155cc" style:text-underline-style="solid" style:text-underline-color="font-color"/>
    </style:style>
    <style:style style:name="T75_71" style:family="text"/>
    <style:style style:name="T75_72" style:family="text">
      <style:text-properties fo:background-color="#ffffff" fo:color="#1155cc" style:text-underline-style="solid" style:text-underline-color="font-color"/>
    </style:style>
    <style:style style:name="T75_73" style:family="text"/>
    <style:style style:name="T75_74" style:family="text">
      <style:text-properties fo:background-color="#ffffff" fo:color="#1155cc" style:text-underline-style="solid" style:text-underline-color="font-color"/>
    </style:style>
    <style:style style:name="T75_75" style:family="text"/>
    <style:style style:name="T75_76" style:family="text">
      <style:text-properties fo:background-color="#ffffff" fo:color="#1155cc" style:text-underline-style="solid" style:text-underline-color="font-color"/>
    </style:style>
    <style:style style:name="T75_77" style:family="text"/>
    <style:style style:name="T75_78" style:family="text">
      <style:text-properties fo:background-color="#ffffff" fo:color="#1155cc" style:text-underline-style="solid" style:text-underline-color="font-color"/>
    </style:style>
    <style:style style:name="T75_79" style:family="text"/>
    <style:style style:name="T75_80" style:family="text">
      <style:text-properties fo:background-color="#ffffff" fo:color="#1155cc" style:text-underline-style="solid" style:text-underline-color="font-color"/>
    </style:style>
    <style:style style:name="T75_81" style:family="text"/>
    <style:style style:name="T75_82" style:family="text">
      <style:text-properties fo:background-color="#ffffff" fo:color="#1155cc" style:text-underline-style="solid" style:text-underline-color="font-color"/>
    </style:style>
    <style:style style:name="T75_83" style:family="text"/>
    <style:style style:name="T75_84" style:family="text">
      <style:text-properties fo:background-color="#ffffff" fo:color="#1155cc" style:text-underline-style="solid" style:text-underline-color="font-color"/>
    </style:style>
    <style:style style:name="T75_85" style:family="text"/>
    <style:style style:name="T75_86" style:family="text">
      <style:text-properties fo:background-color="#ffffff" fo:color="#1155cc" style:text-underline-style="solid" style:text-underline-color="font-color"/>
    </style:style>
    <style:style style:name="T75_87" style:family="text"/>
    <style:style style:name="T75_88" style:family="text">
      <style:text-properties fo:background-color="#ffffff" fo:color="#1155cc" style:text-underline-style="solid" style:text-underline-color="font-color"/>
    </style:style>
    <style:style style:name="T75_89" style:family="text"/>
    <style:style style:name="T75_90" style:family="text">
      <style:text-properties fo:background-color="#ffffff" fo:color="#1155cc" style:text-underline-style="solid" style:text-underline-color="font-color"/>
    </style:style>
    <style:style style:name="T75_91" style:family="text"/>
    <style:style style:name="T75_92" style:family="text">
      <style:text-properties fo:background-color="#ffffff" fo:color="#1155cc" style:text-underline-style="solid" style:text-underline-color="font-color"/>
    </style:style>
    <style:style style:name="T75_93" style:family="text"/>
    <style:style style:name="T75_94" style:family="text">
      <style:text-properties fo:background-color="#ffffff" fo:color="#1155cc" style:text-underline-style="solid" style:text-underline-color="font-color"/>
    </style:style>
    <style:style style:name="T75_95" style:family="text"/>
    <style:style style:name="T75_96" style:family="text">
      <style:text-properties fo:background-color="#ffffff" fo:color="#1155cc" style:text-underline-style="solid" style:text-underline-color="font-color"/>
    </style:style>
    <style:style style:name="T75_97" style:family="text"/>
    <style:style style:name="T75_98" style:family="text">
      <style:text-properties fo:background-color="#ffffff" fo:color="#1155cc" style:text-underline-style="solid" style:text-underline-color="font-color"/>
    </style:style>
    <style:style style:name="T75_99" style:family="text"/>
    <style:style style:name="T75_100" style:family="text">
      <style:text-properties fo:background-color="#ffffff" fo:color="#1155cc" style:text-underline-style="solid" style:text-underline-color="font-color"/>
    </style:style>
    <style:style style:name="T75_101" style:family="text"/>
    <style:style style:name="T75_102" style:family="text">
      <style:text-properties fo:background-color="#ffffff" fo:color="#1155cc" style:text-underline-style="solid" style:text-underline-color="font-color"/>
    </style:style>
    <style:style style:name="T75_103" style:family="text"/>
    <style:style style:name="T75_104" style:family="text">
      <style:text-properties fo:background-color="#ffffff" fo:color="#1155cc" style:text-underline-style="solid" style:text-underline-color="font-color"/>
    </style:style>
    <style:style style:name="T75_105" style:family="text"/>
    <style:style style:name="T75_106" style:family="text">
      <style:text-properties fo:background-color="#ffffff" fo:color="#1155cc" style:text-underline-style="solid" style:text-underline-color="font-color"/>
    </style:style>
    <style:style style:name="T75_107" style:family="text"/>
    <style:style style:name="T75_108" style:family="text">
      <style:text-properties fo:background-color="#ffffff" fo:color="#1155cc" style:text-underline-style="solid" style:text-underline-color="font-color"/>
    </style:style>
    <style:style style:name="T75_109" style:family="text"/>
    <style:style style:name="T75_110" style:family="text">
      <style:text-properties fo:background-color="#ffffff" fo:color="#1155cc" style:text-underline-style="solid" style:text-underline-color="font-color"/>
    </style:style>
    <style:style style:name="T75_111" style:family="text"/>
    <style:style style:name="T75_112" style:family="text">
      <style:text-properties fo:background-color="#ffffff" fo:color="#1155cc" style:text-underline-style="solid" style:text-underline-color="font-color"/>
    </style:style>
    <style:style style:name="T75_113" style:family="text"/>
    <style:style style:name="T75_114" style:family="text">
      <style:text-properties fo:background-color="#ffffff" fo:color="#1155cc" style:text-underline-style="solid" style:text-underline-color="font-color"/>
    </style:style>
    <style:style style:name="T75_115" style:family="text"/>
    <style:style style:name="T75_116" style:family="text">
      <style:text-properties fo:background-color="#ffffff" fo:color="#1155cc" style:text-underline-style="solid" style:text-underline-color="font-color"/>
    </style:style>
    <style:style style:name="T75_117" style:family="text"/>
    <style:style style:name="T75_118" style:family="text">
      <style:text-properties fo:background-color="#ffffff" fo:color="#1155cc" style:text-underline-style="solid" style:text-underline-color="font-color"/>
    </style:style>
    <style:style style:name="T75_119" style:family="text"/>
    <style:style style:name="T75_120" style:family="text">
      <style:text-properties fo:background-color="#ffffff" fo:color="#1155cc" style:text-underline-style="solid" style:text-underline-color="font-color"/>
    </style:style>
    <style:style style:name="T75_121" style:family="text"/>
    <style:style style:name="T75_122" style:family="text">
      <style:text-properties fo:background-color="#ffffff" fo:color="#1155cc" style:text-underline-style="solid" style:text-underline-color="font-color"/>
    </style:style>
    <style:style style:name="T75_123" style:family="text"/>
    <style:style style:name="T75_124" style:family="text">
      <style:text-properties fo:background-color="#ffffff" fo:color="#1155cc" style:text-underline-style="solid" style:text-underline-color="font-color"/>
    </style:style>
    <style:style style:name="T75_125" style:family="text"/>
    <style:style style:name="T75_126" style:family="text">
      <style:text-properties fo:background-color="#ffffff" fo:color="#1155cc" style:text-underline-style="solid" style:text-underline-color="font-color"/>
    </style:style>
    <style:style style:name="T75_127" style:family="text"/>
    <style:style style:name="T75_128" style:family="text">
      <style:text-properties fo:background-color="#ffffff" fo:color="#1155cc" style:text-underline-style="solid" style:text-underline-color="font-color"/>
    </style:style>
    <style:style style:name="T75_129" style:family="text"/>
    <style:style style:name="T75_130" style:family="text">
      <style:text-properties fo:background-color="#ffffff" fo:color="#1155cc" style:text-underline-style="solid" style:text-underline-color="font-color"/>
    </style:style>
    <style:style style:name="T75_131" style:family="text"/>
    <style:style style:name="T75_132" style:family="text">
      <style:text-properties fo:background-color="#ffffff" fo:color="#1155cc" style:text-underline-style="solid" style:text-underline-color="font-color"/>
    </style:style>
    <style:style style:name="T75_133" style:family="text"/>
    <style:style style:name="T75_134" style:family="text">
      <style:text-properties fo:background-color="#ffffff" fo:color="#1155cc" style:text-underline-style="solid" style:text-underline-color="font-color"/>
    </style:style>
    <style:style style:name="T75_135" style:family="text"/>
    <style:style style:name="T75_136" style:family="text">
      <style:text-properties fo:background-color="#ffffff" fo:color="#1155cc" style:text-underline-style="solid" style:text-underline-color="font-color"/>
    </style:style>
    <style:style style:name="T75_137" style:family="text"/>
    <style:style style:name="T75_138" style:family="text">
      <style:text-properties fo:background-color="#ffffff" fo:color="#1155cc" style:text-underline-style="solid" style:text-underline-color="font-color"/>
    </style:style>
    <style:style style:name="T75_139" style:family="text"/>
    <style:style style:name="T75_140" style:family="text">
      <style:text-properties fo:background-color="#ffffff" fo:color="#1155cc" style:text-underline-style="solid" style:text-underline-color="font-color"/>
    </style:style>
    <style:style style:name="T75_141" style:family="text"/>
    <style:style style:name="T75_142" style:family="text">
      <style:text-properties fo:background-color="#ffffff" fo:color="#1155cc" style:text-underline-style="solid" style:text-underline-color="font-color"/>
    </style:style>
    <style:style style:name="T75_143" style:family="text"/>
    <style:style style:name="T75_144" style:family="text">
      <style:text-properties fo:background-color="#ffffff" fo:color="#1155cc" style:text-underline-style="solid" style:text-underline-color="font-color"/>
    </style:style>
    <style:style style:name="T75_145" style:family="text"/>
    <style:style style:name="T75_146" style:family="text">
      <style:text-properties fo:background-color="#ffffff" fo:color="#1155cc" style:text-underline-style="solid" style:text-underline-color="font-color"/>
    </style:style>
    <style:style style:name="T75_147" style:family="text"/>
    <style:style style:name="T75_148" style:family="text">
      <style:text-properties fo:background-color="#ffffff" fo:color="#1155cc" style:text-underline-style="solid" style:text-underline-color="font-color"/>
    </style:style>
    <style:style style:name="T75_149" style:family="text"/>
    <style:style style:name="T75_150" style:family="text">
      <style:text-properties fo:background-color="#ffffff" fo:color="#1155cc" style:text-underline-style="solid" style:text-underline-color="font-color"/>
    </style:style>
    <style:style style:name="T75_151" style:family="text"/>
    <style:style style:name="T75_152" style:family="text">
      <style:text-properties fo:background-color="#ffffff" fo:color="#1155cc" style:text-underline-style="solid" style:text-underline-color="font-color"/>
    </style:style>
    <style:style style:name="T75_153" style:family="text"/>
    <style:style style:name="T75_154" style:family="text">
      <style:text-properties fo:background-color="#ffffff" fo:color="#1155cc" style:text-underline-style="solid" style:text-underline-color="font-color"/>
    </style:style>
    <style:style style:name="T75_155" style:family="text"/>
    <style:style style:name="T75_156" style:family="text">
      <style:text-properties fo:background-color="#ffffff" fo:color="#1155cc" style:text-underline-style="solid" style:text-underline-color="font-color"/>
    </style:style>
    <style:style style:name="T75_157" style:family="text"/>
    <style:style style:name="T75_158" style:family="text">
      <style:text-properties fo:background-color="#ffffff" fo:color="#1155cc" style:text-underline-style="solid" style:text-underline-color="font-color"/>
    </style:style>
    <style:style style:name="T75_159" style:family="text"/>
    <style:style style:name="T75_160" style:family="text">
      <style:text-properties fo:background-color="#ffffff" fo:color="#1155cc" style:text-underline-style="solid" style:text-underline-color="font-color"/>
    </style:style>
    <style:style style:name="T75_161" style:family="text"/>
    <style:style style:name="T75_162" style:family="text">
      <style:text-properties fo:background-color="#ffffff" fo:color="#1155cc" style:text-underline-style="solid" style:text-underline-color="font-color"/>
    </style:style>
    <style:style style:name="T75_163" style:family="text"/>
    <style:style style:name="T75_164" style:family="text">
      <style:text-properties fo:background-color="#ffffff" fo:color="#1155cc" style:text-underline-style="solid" style:text-underline-color="font-color"/>
    </style:style>
    <style:style style:name="T75_165" style:family="text"/>
    <style:style style:name="T75_166" style:family="text">
      <style:text-properties fo:background-color="#ffffff" fo:color="#1155cc" style:text-underline-style="solid" style:text-underline-color="font-color"/>
    </style:style>
    <style:style style:name="T75_167" style:family="text"/>
    <style:style style:name="T75_168" style:family="text">
      <style:text-properties fo:background-color="#ffffff" fo:color="#1155cc" style:text-underline-style="solid" style:text-underline-color="font-color"/>
    </style:style>
    <style:style style:name="T75_169" style:family="text"/>
    <style:style style:name="T75_170" style:family="text">
      <style:text-properties fo:background-color="#ffffff" fo:color="#1155cc" style:text-underline-style="solid" style:text-underline-color="font-color"/>
    </style:style>
    <style:style style:name="T75_171" style:family="text"/>
    <style:style style:name="T75_172" style:family="text">
      <style:text-properties fo:background-color="#ffffff" fo:color="#1155cc" style:text-underline-style="solid" style:text-underline-color="font-color"/>
    </style:style>
    <style:style style:name="T75_173" style:family="text"/>
    <style:style style:name="T75_174" style:family="text">
      <style:text-properties fo:background-color="#ffffff" fo:color="#1155cc" style:text-underline-style="solid" style:text-underline-color="font-color"/>
    </style:style>
    <style:style style:name="T75_175" style:family="text"/>
    <style:style style:name="T75_176" style:family="text">
      <style:text-properties fo:background-color="#ffffff" fo:color="#1155cc" style:text-underline-style="solid" style:text-underline-color="font-color"/>
    </style:style>
    <style:style style:name="T75_177" style:family="text"/>
    <style:style style:name="T75_178" style:family="text">
      <style:text-properties fo:background-color="#ffffff" fo:color="#1155cc" style:text-underline-style="solid" style:text-underline-color="font-color"/>
    </style:style>
    <style:style style:name="T75_179" style:family="text"/>
    <style:style style:name="T75_180" style:family="text">
      <style:text-properties fo:background-color="#ffffff" fo:color="#1155cc" style:text-underline-style="solid" style:text-underline-color="font-color"/>
    </style:style>
    <style:style style:name="T75_181" style:family="text"/>
    <style:style style:name="T75_182" style:family="text">
      <style:text-properties fo:background-color="#ffffff" fo:color="#1155cc" style:text-underline-style="solid" style:text-underline-color="font-color"/>
    </style:style>
    <style:style style:name="T75_183" style:family="text"/>
    <style:style style:name="T75_184" style:family="text">
      <style:text-properties fo:background-color="#ffffff" fo:color="#1155cc" style:text-underline-style="solid" style:text-underline-color="font-color"/>
    </style:style>
    <style:style style:name="T75_185" style:family="text"/>
    <style:style style:name="T75_186" style:family="text">
      <style:text-properties fo:background-color="#ffffff" fo:color="#1155cc" style:text-underline-style="solid" style:text-underline-color="font-color"/>
    </style:style>
    <style:style style:name="T75_187" style:family="text"/>
    <style:style style:name="T75_188" style:family="text">
      <style:text-properties fo:background-color="#ffffff" fo:color="#1155cc" style:text-underline-style="solid" style:text-underline-color="font-color"/>
    </style:style>
    <style:style style:name="T75_189" style:family="text"/>
    <style:style style:name="T75_190" style:family="text">
      <style:text-properties fo:background-color="#ffffff" fo:color="#1155cc" style:text-underline-style="solid" style:text-underline-color="font-color"/>
    </style:style>
    <style:style style:name="T75_191" style:family="text"/>
    <style:style style:name="T75_192" style:family="text">
      <style:text-properties fo:background-color="#ffffff" fo:color="#1155cc" style:text-underline-style="solid" style:text-underline-color="font-color"/>
    </style:style>
    <style:style style:name="T75_193" style:family="text"/>
    <style:style style:name="T75_194" style:family="text">
      <style:text-properties fo:background-color="#ffffff" fo:color="#1155cc" style:text-underline-style="solid" style:text-underline-color="font-color"/>
    </style:style>
    <style:style style:name="T75_195" style:family="text"/>
    <style:style style:name="T75_196" style:family="text">
      <style:text-properties fo:background-color="#ffffff" fo:color="#1155cc" style:text-underline-style="solid" style:text-underline-color="font-color"/>
    </style:style>
    <style:style style:name="T75_197" style:family="text"/>
    <style:style style:name="T75_198" style:family="text">
      <style:text-properties fo:background-color="#ffffff" fo:color="#1155cc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background-color="#ffffff"/>
    </style:style>
    <style:style style:name="T78_2" style:family="text">
      <style:text-properties fo:background-color="#ffffff"/>
    </style:style>
    <style:style style:name="T78_3" style:family="text">
      <style:text-properties fo:background-color="#ffffff"/>
    </style:style>
    <style:style style:name="T78_4" style:family="text">
      <style:text-properties fo:background-color="#ffffff"/>
    </style:style>
    <style:style style:name="T78_5" style:family="text">
      <style:text-properties fo:background-color="#ffffff"/>
    </style:style>
    <style:style style:name="T78_6" style:family="text">
      <style:text-properties fo:background-color="#ffffff"/>
    </style:style>
    <style:style style:name="T78_7" style:family="text">
      <style:text-properties fo:background-color="#ffffff"/>
    </style:style>
    <style:style style:name="T78_8" style:family="text">
      <style:text-properties fo:background-color="#ffffff"/>
    </style:style>
    <style:style style:name="T78_9" style:family="text">
      <style:text-properties fo:background-color="#ffffff"/>
    </style:style>
    <style:style style:name="P79" style:family="paragraph" style:parent-style-name="Standard">
      <style:paragraph-properties fo:break-before="auto" fo:line-height="164%" style:writing-mode="lr-tb"/>
    </style:style>
    <style:style style:name="T79_1" style:family="text">
      <style:text-properties fo:background-color="#ffffff"/>
    </style:style>
    <style:style style:name="T79_2" style:family="text">
      <style:text-properties fo:background-color="#ffffff"/>
    </style:style>
    <style:style style:name="T79_3" style:family="text">
      <style:text-properties fo:background-color="#ffffff"/>
    </style:style>
    <style:style style:name="T79_4" style:family="text">
      <style:text-properties fo:background-color="#ffffff"/>
    </style:style>
    <style:style style:name="T79_5" style:family="text">
      <style:text-properties fo:background-color="#ffffff"/>
    </style:style>
    <style:style style:name="T79_6" style:family="text">
      <style:text-properties fo:background-color="#ffffff"/>
    </style:style>
    <style:style style:name="T79_7" style:family="text">
      <style:text-properties fo:background-color="#ffffff"/>
    </style:style>
    <style:style style:name="T79_8" style:family="text">
      <style:text-properties fo:background-color="#ffffff"/>
    </style:style>
    <style:style style:name="T79_9" style:family="text">
      <style:text-properties fo:background-color="#ffffff"/>
    </style:style>
    <style:style style:name="T79_10" style:family="text">
      <style:text-properties fo:background-color="#ffffff"/>
    </style:style>
    <style:style style:name="T79_11" style:family="text">
      <style:text-properties fo:background-color="#ffffff"/>
    </style:style>
    <style:style style:name="T79_12" style:family="text">
      <style:text-properties fo:background-color="#ffffff"/>
    </style:style>
    <style:style style:name="T79_13" style:family="text">
      <style:text-properties fo:background-color="#ffffff"/>
    </style:style>
    <style:style style:name="T79_14" style:family="text">
      <style:text-properties fo:background-color="#ffffff"/>
    </style:style>
    <style:style style:name="T79_15" style:family="text">
      <style:text-properties fo:background-color="#ffffff"/>
    </style:style>
    <style:style style:name="T79_16" style:family="text">
      <style:text-properties fo:background-color="#ffffff"/>
    </style:style>
    <style:style style:name="T79_17" style:family="text">
      <style:text-properties fo:background-color="#ffffff"/>
    </style:style>
    <style:style style:name="T79_18" style:family="text">
      <style:text-properties fo:background-color="#ffffff"/>
    </style:style>
    <style:style style:name="T79_19" style:family="text">
      <style:text-properties fo:background-color="#ffffff"/>
    </style:style>
    <style:style style:name="T79_20" style:family="text">
      <style:text-properties fo:background-color="#ffffff"/>
    </style:style>
    <style:style style:name="T79_21" style:family="text">
      <style:text-properties fo:background-color="#ffffff"/>
    </style:style>
    <style:style style:name="T79_22" style:family="text">
      <style:text-properties fo:background-color="#ffffff"/>
    </style:style>
    <style:style style:name="T79_23" style:family="text">
      <style:text-properties fo:background-color="#ffffff"/>
    </style:style>
    <style:style style:name="T79_24" style:family="text">
      <style:text-properties fo:background-color="#ffffff"/>
    </style:style>
    <style:style style:name="T79_25" style:family="text">
      <style:text-properties fo:background-color="#ffffff"/>
    </style:style>
    <style:style style:name="T79_26" style:family="text">
      <style:text-properties fo:background-color="#ffffff"/>
    </style:style>
    <style:style style:name="T79_27" style:family="text">
      <style:text-properties fo:background-color="#ffffff"/>
    </style:style>
    <style:style style:name="T79_28" style:family="text">
      <style:text-properties fo:background-color="#ffffff"/>
    </style:style>
    <style:style style:name="T79_29" style:family="text">
      <style:text-properties fo:background-color="#ffffff"/>
    </style:style>
    <style:style style:name="T79_30" style:family="text">
      <style:text-properties fo:background-color="#ffffff"/>
    </style:style>
    <style:style style:name="T79_31" style:family="text">
      <style:text-properties fo:background-color="#ffffff"/>
    </style:style>
    <style:style style:name="T79_32" style:family="text">
      <style:text-properties fo:background-color="#ffffff"/>
    </style:style>
    <style:style style:name="T79_33" style:family="text">
      <style:text-properties fo:background-color="#ffffff"/>
    </style:style>
    <style:style style:name="T79_34" style:family="text">
      <style:text-properties fo:background-color="#ffffff"/>
    </style:style>
    <style:style style:name="T79_35" style:family="text">
      <style:text-properties fo:background-color="#ffffff"/>
    </style:style>
    <style:style style:name="T79_36" style:family="text">
      <style:text-properties fo:background-color="#ffffff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background-color="#ffffff"/>
    </style:style>
    <style:style style:name="T80_2" style:family="text">
      <style:text-properties fo:background-color="#ffffff"/>
    </style:style>
    <style:style style:name="T80_3" style:family="text">
      <style:text-properties fo:background-color="#ffffff"/>
    </style:style>
    <style:style style:name="T80_4" style:family="text">
      <style:text-properties fo:background-color="#ffffff"/>
    </style:style>
    <style:style style:name="T80_5" style:family="text"/>
    <style:style style:name="T80_6" style:family="text">
      <style:text-properties fo:background-color="#ffffff" fo:color="#1155cc" style:text-underline-style="solid" style:text-underline-color="font-color"/>
    </style:style>
    <style:style style:name="T80_7" style:family="text"/>
    <style:style style:name="T80_8" style:family="text">
      <style:text-properties fo:background-color="#ffffff" fo:color="#1155cc" style:text-underline-style="solid" style:text-underline-color="font-color"/>
    </style:style>
    <style:style style:name="T80_9" style:family="text"/>
    <style:style style:name="T80_10" style:family="text">
      <style:text-properties fo:background-color="#ffffff" fo:color="#1155cc" style:text-underline-style="solid" style:text-underline-color="font-color"/>
    </style:style>
    <style:style style:name="T80_11" style:family="text"/>
    <style:style style:name="T80_12" style:family="text">
      <style:text-properties fo:background-color="#ffffff" fo:color="#1155cc" style:text-underline-style="solid" style:text-underline-color="font-color"/>
    </style:style>
    <style:style style:name="T80_13" style:family="text"/>
    <style:style style:name="T80_14" style:family="text">
      <style:text-properties fo:background-color="#ffffff" fo:color="#1155cc" style:text-underline-style="solid" style:text-underline-color="font-color"/>
    </style:style>
    <style:style style:name="T80_15" style:family="text"/>
    <style:style style:name="T80_16" style:family="text">
      <style:text-properties fo:background-color="#ffffff" fo:color="#1155cc" style:text-underline-style="solid" style:text-underline-color="font-color"/>
    </style:style>
    <style:style style:name="T80_17" style:family="text"/>
    <style:style style:name="T80_18" style:family="text">
      <style:text-properties fo:background-color="#ffffff" fo:color="#1155cc" style:text-underline-style="solid" style:text-underline-color="font-color"/>
    </style:style>
    <style:style style:name="T80_19" style:family="text"/>
    <style:style style:name="T80_20" style:family="text">
      <style:text-properties fo:background-color="#ffffff" fo:color="#1155cc" style:text-underline-style="solid" style:text-underline-color="font-color"/>
    </style:style>
    <style:style style:name="T80_21" style:family="text"/>
    <style:style style:name="T80_22" style:family="text">
      <style:text-properties fo:background-color="#ffffff" fo:color="#1155cc" style:text-underline-style="solid" style:text-underline-color="font-color"/>
    </style:style>
    <style:style style:name="T80_23" style:family="text"/>
    <style:style style:name="T80_24" style:family="text">
      <style:text-properties fo:background-color="#ffffff" fo:color="#1155cc" style:text-underline-style="solid" style:text-underline-color="font-color"/>
    </style:style>
    <style:style style:name="T80_25" style:family="text"/>
    <style:style style:name="T80_26" style:family="text">
      <style:text-properties fo:background-color="#ffffff"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/>
    </style:style>
    <style:style style:name="T83_2" style:family="text">
      <style:text-properties fo:background-color="#ffffff"/>
    </style:style>
    <style:style style:name="T83_3" style:family="text">
      <style:text-properties fo:background-color="#ffffff"/>
    </style:style>
    <style:style style:name="T83_4" style:family="text">
      <style:text-properties fo:background-color="#ffffff"/>
    </style:style>
    <style:style style:name="T83_5" style:family="text">
      <style:text-properties fo:background-color="#ffffff"/>
    </style:style>
    <style:style style:name="T83_6" style:family="text">
      <style:text-properties fo:background-color="#ffffff"/>
    </style:style>
    <style:style style:name="T83_7" style:family="text">
      <style:text-properties fo:background-color="#ffffff"/>
    </style:style>
    <style:style style:name="T83_8" style:family="text">
      <style:text-properties fo:background-color="#ffffff"/>
    </style:style>
    <style:style style:name="T83_9" style:family="text">
      <style:text-properties fo:background-color="#ffffff"/>
    </style:style>
    <style:style style:name="T83_10" style:family="text">
      <style:text-properties fo:background-color="#ffffff"/>
    </style:style>
    <style:style style:name="T83_11" style:family="text">
      <style:text-properties fo:background-color="#ffffff"/>
    </style:style>
    <style:style style:name="T83_12" style:family="text">
      <style:text-properties fo:background-color="#ffffff"/>
    </style:style>
    <style:style style:name="T83_13" style:family="text">
      <style:text-properties fo:background-color="#ffffff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background-color="#ffffff"/>
    </style:style>
    <style:style style:name="T84_2" style:family="text">
      <style:text-properties fo:background-color="#ffffff"/>
    </style:style>
    <style:style style:name="T84_3" style:family="text">
      <style:text-properties fo:background-color="#ffffff"/>
    </style:style>
    <style:style style:name="T84_4" style:family="text">
      <style:text-properties fo:background-color="#ffffff"/>
    </style:style>
    <style:style style:name="T84_5" style:family="text">
      <style:text-properties fo:background-color="#ffffff"/>
    </style:style>
    <style:style style:name="T84_6" style:family="text">
      <style:text-properties fo:background-color="#ffffff"/>
    </style:style>
    <style:style style:name="T84_7" style:family="text">
      <style:text-properties fo:background-color="#ffffff"/>
    </style:style>
    <style:style style:name="T84_8" style:family="text">
      <style:text-properties fo:background-color="#ffffff"/>
    </style:style>
    <style:style style:name="T84_9" style:family="text">
      <style:text-properties fo:background-color="#ffffff"/>
    </style:style>
    <style:style style:name="T84_10" style:family="text">
      <style:text-properties fo:background-color="#ffffff"/>
    </style:style>
    <style:style style:name="T84_11" style:family="text">
      <style:text-properties fo:background-color="#ffffff"/>
    </style:style>
    <style:style style:name="T84_12" style:family="text">
      <style:text-properties fo:background-color="#ffffff"/>
    </style:style>
    <style:style style:name="T84_13" style:family="text">
      <style:text-properties fo:background-color="#ffffff"/>
    </style:style>
    <style:style style:name="T84_14" style:family="text">
      <style:text-properties fo:background-color="#ffffff"/>
    </style:style>
    <style:style style:name="T84_15" style:family="text">
      <style:text-properties fo:background-color="#ffffff"/>
    </style:style>
    <style:style style:name="T84_16" style:family="text">
      <style:text-properties fo:background-color="#ffffff"/>
    </style:style>
    <style:style style:name="T84_17" style:family="text">
      <style:text-properties fo:background-color="#ffffff"/>
    </style:style>
    <style:style style:name="T84_18" style:family="text">
      <style:text-properties fo:background-color="#ffffff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background-color="#ffffff"/>
    </style:style>
    <style:style style:name="T85_2" style:family="text">
      <style:text-properties fo:background-color="#ffffff"/>
    </style:style>
    <style:style style:name="T85_3" style:family="text"/>
    <style:style style:name="T85_4" style:family="text">
      <style:text-properties fo:background-color="#ffffff" fo:color="#1155cc" style:text-underline-style="solid" style:text-underline-color="font-color"/>
    </style:style>
    <style:style style:name="T85_5" style:family="text"/>
    <style:style style:name="T85_6" style:family="text">
      <style:text-properties fo:background-color="#ffffff" fo:color="#1155cc" style:text-underline-style="solid" style:text-underline-color="font-color"/>
    </style:style>
    <style:style style:name="T85_7" style:family="text"/>
    <style:style style:name="T85_8" style:family="text">
      <style:text-properties fo:background-color="#ffffff" fo:color="#1155cc" style:text-underline-style="solid" style:text-underline-color="font-color"/>
    </style:style>
    <style:style style:name="T85_9" style:family="text"/>
    <style:style style:name="T85_10" style:family="text">
      <style:text-properties fo:background-color="#ffffff" fo:color="#1155cc" style:text-underline-style="solid" style:text-underline-color="font-color"/>
    </style:style>
    <style:style style:name="T85_11" style:family="text"/>
    <style:style style:name="T85_12" style:family="text">
      <style:text-properties fo:background-color="#ffffff" fo:color="#1155cc" style:text-underline-style="solid" style:text-underline-color="font-color"/>
    </style:style>
    <style:style style:name="T85_13" style:family="text"/>
    <style:style style:name="T85_14" style:family="text">
      <style:text-properties fo:background-color="#ffffff" fo:color="#1155cc" style:text-underline-style="solid" style:text-underline-color="font-color"/>
    </style:style>
    <style:style style:name="T85_15" style:family="text"/>
    <style:style style:name="T85_16" style:family="text">
      <style:text-properties fo:background-color="#ffffff" fo:color="#1155cc" style:text-underline-style="solid" style:text-underline-color="font-color"/>
    </style:style>
    <style:style style:name="T85_17" style:family="text"/>
    <style:style style:name="T85_18" style:family="text">
      <style:text-properties fo:background-color="#ffffff" fo:color="#1155cc" style:text-underline-style="solid" style:text-underline-color="font-color"/>
    </style:style>
    <style:style style:name="T85_19" style:family="text"/>
    <style:style style:name="T85_20" style:family="text">
      <style:text-properties fo:background-color="#ffffff" fo:color="#1155cc" style:text-underline-style="solid" style:text-underline-color="font-color"/>
    </style:style>
    <style:style style:name="T85_21" style:family="text"/>
    <style:style style:name="T85_22" style:family="text">
      <style:text-properties fo:background-color="#ffffff" fo:color="#1155cc" style:text-underline-style="solid" style:text-underline-color="font-color"/>
    </style:style>
    <style:style style:name="T85_23" style:family="text"/>
    <style:style style:name="T85_24" style:family="text">
      <style:text-properties fo:background-color="#ffffff" fo:color="#1155cc" style:text-underline-style="solid" style:text-underline-color="font-color"/>
    </style:style>
    <style:style style:name="T85_25" style:family="text"/>
    <style:style style:name="T85_26" style:family="text">
      <style:text-properties fo:background-color="#ffffff" fo:color="#1155cc" style:text-underline-style="solid" style:text-underline-color="font-color"/>
    </style:style>
    <style:style style:name="T85_27" style:family="text"/>
    <style:style style:name="T85_28" style:family="text">
      <style:text-properties fo:background-color="#ffffff" fo:color="#1155cc" style:text-underline-style="solid" style:text-underline-color="font-color"/>
    </style:style>
    <style:style style:name="T85_29" style:family="text"/>
    <style:style style:name="T85_30" style:family="text">
      <style:text-properties fo:background-color="#ffffff" fo:color="#1155cc" style:text-underline-style="solid" style:text-underline-color="font-color"/>
    </style:style>
    <style:style style:name="T85_31" style:family="text"/>
    <style:style style:name="T85_32" style:family="text">
      <style:text-properties fo:background-color="#ffffff" fo:color="#1155cc" style:text-underline-style="solid" style:text-underline-color="font-color"/>
    </style:style>
    <style:style style:name="T85_33" style:family="text"/>
    <style:style style:name="T85_34" style:family="text">
      <style:text-properties fo:background-color="#ffffff" fo:color="#1155cc" style:text-underline-style="solid" style:text-underline-color="font-color"/>
    </style:style>
    <style:style style:name="T85_35" style:family="text"/>
    <style:style style:name="T85_36" style:family="text">
      <style:text-properties fo:background-color="#ffffff" fo:color="#1155cc" style:text-underline-style="solid" style:text-underline-color="font-color"/>
    </style:style>
    <style:style style:name="T85_37" style:family="text"/>
    <style:style style:name="T85_38" style:family="text">
      <style:text-properties fo:background-color="#ffffff" fo:color="#1155cc" style:text-underline-style="solid" style:text-underline-color="font-color"/>
    </style:style>
    <style:style style:name="T85_39" style:family="text"/>
    <style:style style:name="T85_40" style:family="text">
      <style:text-properties fo:background-color="#ffffff" fo:color="#1155cc" style:text-underline-style="solid" style:text-underline-color="font-color"/>
    </style:style>
    <style:style style:name="T85_41" style:family="text"/>
    <style:style style:name="T85_42" style:family="text">
      <style:text-properties fo:background-color="#ffffff" fo:color="#1155cc" style:text-underline-style="solid" style:text-underline-color="font-color"/>
    </style:style>
    <style:style style:name="T85_43" style:family="text"/>
    <style:style style:name="T85_44" style:family="text">
      <style:text-properties fo:background-color="#ffffff" fo:color="#1155cc" style:text-underline-style="solid" style:text-underline-color="font-color"/>
    </style:style>
    <style:style style:name="T85_45" style:family="text"/>
    <style:style style:name="T85_46" style:family="text">
      <style:text-properties fo:background-color="#ffffff" fo:color="#1155cc" style:text-underline-style="solid" style:text-underline-color="font-color"/>
    </style:style>
    <style:style style:name="T85_47" style:family="text"/>
    <style:style style:name="T85_48" style:family="text">
      <style:text-properties fo:background-color="#ffffff" fo:color="#1155cc" style:text-underline-style="solid" style:text-underline-color="font-color"/>
    </style:style>
    <style:style style:name="T85_49" style:family="text"/>
    <style:style style:name="T85_50" style:family="text">
      <style:text-properties fo:background-color="#ffffff" fo:color="#1155cc" style:text-underline-style="solid" style:text-underline-color="font-color"/>
    </style:style>
    <style:style style:name="T85_51" style:family="text"/>
    <style:style style:name="T85_52" style:family="text">
      <style:text-properties fo:background-color="#ffffff" fo:color="#1155cc" style:text-underline-style="solid" style:text-underline-color="font-color"/>
    </style:style>
    <style:style style:name="T85_53" style:family="text"/>
    <style:style style:name="T85_54" style:family="text">
      <style:text-properties fo:background-color="#ffffff" fo:color="#1155cc" style:text-underline-style="solid" style:text-underline-color="font-color"/>
    </style:style>
    <style:style style:name="T85_55" style:family="text"/>
    <style:style style:name="T85_56" style:family="text">
      <style:text-properties fo:background-color="#ffffff" fo:color="#1155cc" style:text-underline-style="solid" style:text-underline-color="font-color"/>
    </style:style>
    <style:style style:name="T85_57" style:family="text"/>
    <style:style style:name="T85_58" style:family="text">
      <style:text-properties fo:background-color="#ffffff" fo:color="#1155cc" style:text-underline-style="solid" style:text-underline-color="font-color"/>
    </style:style>
    <style:style style:name="T85_59" style:family="text"/>
    <style:style style:name="T85_60" style:family="text">
      <style:text-properties fo:background-color="#ffffff" fo:color="#1155cc" style:text-underline-style="solid" style:text-underline-color="font-color"/>
    </style:style>
    <style:style style:name="T85_61" style:family="text"/>
    <style:style style:name="T85_62" style:family="text">
      <style:text-properties fo:background-color="#ffffff" fo:color="#1155cc" style:text-underline-style="solid" style:text-underline-color="font-color"/>
    </style:style>
    <style:style style:name="T85_63" style:family="text"/>
    <style:style style:name="T85_64" style:family="text">
      <style:text-properties fo:background-color="#ffffff" fo:color="#1155cc" style:text-underline-style="solid" style:text-underline-color="font-color"/>
    </style:style>
    <style:style style:name="T85_65" style:family="text"/>
    <style:style style:name="T85_66" style:family="text">
      <style:text-properties fo:background-color="#ffffff" fo:color="#1155cc" style:text-underline-style="solid" style:text-underline-color="font-color"/>
    </style:style>
    <style:style style:name="T85_67" style:family="text"/>
    <style:style style:name="T85_68" style:family="text">
      <style:text-properties fo:background-color="#ffffff" fo:color="#1155cc" style:text-underline-style="solid" style:text-underline-color="font-color"/>
    </style:style>
    <style:style style:name="T85_69" style:family="text"/>
    <style:style style:name="T85_70" style:family="text">
      <style:text-properties fo:background-color="#ffffff" fo:color="#1155cc" style:text-underline-style="solid" style:text-underline-color="font-color"/>
    </style:style>
    <style:style style:name="T85_71" style:family="text"/>
    <style:style style:name="T85_72" style:family="text">
      <style:text-properties fo:background-color="#ffffff" fo:color="#1155cc" style:text-underline-style="solid" style:text-underline-color="font-color"/>
    </style:style>
    <style:style style:name="T85_73" style:family="text"/>
    <style:style style:name="T85_74" style:family="text">
      <style:text-properties fo:background-color="#ffffff" fo:color="#1155cc" style:text-underline-style="solid" style:text-underline-color="font-color"/>
    </style:style>
    <style:style style:name="T85_75" style:family="text"/>
    <style:style style:name="T85_76" style:family="text">
      <style:text-properties fo:background-color="#ffffff" fo:color="#1155cc" style:text-underline-style="solid" style:text-underline-color="font-color"/>
    </style:style>
    <style:style style:name="T85_77" style:family="text"/>
    <style:style style:name="T85_78" style:family="text">
      <style:text-properties fo:background-color="#ffffff" fo:color="#1155cc" style:text-underline-style="solid" style:text-underline-color="font-color"/>
    </style:style>
    <style:style style:name="T85_79" style:family="text"/>
    <style:style style:name="T85_80" style:family="text">
      <style:text-properties fo:background-color="#ffffff" fo:color="#1155cc" style:text-underline-style="solid" style:text-underline-color="font-color"/>
    </style:style>
    <style:style style:name="T85_81" style:family="text"/>
    <style:style style:name="T85_82" style:family="text">
      <style:text-properties fo:background-color="#ffffff" fo:color="#1155cc" style:text-underline-style="solid" style:text-underline-color="font-color"/>
    </style:style>
    <style:style style:name="T85_83" style:family="text"/>
    <style:style style:name="T85_84" style:family="text">
      <style:text-properties fo:background-color="#ffffff" fo:color="#1155cc" style:text-underline-style="solid" style:text-underline-color="font-color"/>
    </style:style>
    <style:style style:name="T85_85" style:family="text"/>
    <style:style style:name="T85_86" style:family="text">
      <style:text-properties fo:background-color="#ffffff" fo:color="#1155cc" style:text-underline-style="solid" style:text-underline-color="font-color"/>
    </style:style>
    <style:style style:name="T85_87" style:family="text"/>
    <style:style style:name="T85_88" style:family="text">
      <style:text-properties fo:background-color="#ffffff" fo:color="#1155cc" style:text-underline-style="solid" style:text-underline-color="font-color"/>
    </style:style>
    <style:style style:name="T85_89" style:family="text"/>
    <style:style style:name="T85_90" style:family="text">
      <style:text-properties fo:background-color="#ffffff" fo:color="#1155cc" style:text-underline-style="solid" style:text-underline-color="font-color"/>
    </style:style>
    <style:style style:name="T85_91" style:family="text"/>
    <style:style style:name="T85_92" style:family="text">
      <style:text-properties fo:background-color="#ffffff" fo:color="#1155cc" style:text-underline-style="solid" style:text-underline-color="font-color"/>
    </style:style>
    <style:style style:name="T85_93" style:family="text"/>
    <style:style style:name="T85_94" style:family="text">
      <style:text-properties fo:background-color="#ffffff" fo:color="#1155cc" style:text-underline-style="solid" style:text-underline-color="font-color"/>
    </style:style>
    <style:style style:name="T85_95" style:family="text"/>
    <style:style style:name="T85_96" style:family="text">
      <style:text-properties fo:background-color="#ffffff" fo:color="#1155cc" style:text-underline-style="solid" style:text-underline-color="font-color"/>
    </style:style>
    <style:style style:name="T85_97" style:family="text"/>
    <style:style style:name="T85_98" style:family="text">
      <style:text-properties fo:background-color="#ffffff" fo:color="#1155cc" style:text-underline-style="solid" style:text-underline-color="font-color"/>
    </style:style>
    <style:style style:name="T85_99" style:family="text"/>
    <style:style style:name="T85_100" style:family="text">
      <style:text-properties fo:background-color="#ffffff" fo:color="#1155cc" style:text-underline-style="solid" style:text-underline-color="font-color"/>
    </style:style>
    <style:style style:name="T85_101" style:family="text"/>
    <style:style style:name="T85_102" style:family="text">
      <style:text-properties fo:background-color="#ffffff" fo:color="#1155cc" style:text-underline-style="solid" style:text-underline-color="font-color"/>
    </style:style>
    <style:style style:name="T85_103" style:family="text"/>
    <style:style style:name="T85_104" style:family="text">
      <style:text-properties fo:background-color="#ffffff" fo:color="#1155cc" style:text-underline-style="solid" style:text-underline-color="font-color"/>
    </style:style>
    <style:style style:name="T85_105" style:family="text"/>
    <style:style style:name="T85_106" style:family="text">
      <style:text-properties fo:background-color="#ffffff" fo:color="#1155cc" style:text-underline-style="solid" style:text-underline-color="font-color"/>
    </style:style>
    <style:style style:name="T85_107" style:family="text"/>
    <style:style style:name="T85_108" style:family="text">
      <style:text-properties fo:background-color="#ffffff" fo:color="#1155cc" style:text-underline-style="solid" style:text-underline-color="font-color"/>
    </style:style>
    <style:style style:name="T85_109" style:family="text"/>
    <style:style style:name="T85_110" style:family="text">
      <style:text-properties fo:background-color="#ffffff" fo:color="#1155cc" style:text-underline-style="solid" style:text-underline-color="font-color"/>
    </style:style>
    <style:style style:name="T85_111" style:family="text"/>
    <style:style style:name="T85_112" style:family="text">
      <style:text-properties fo:background-color="#ffffff" fo:color="#1155cc" style:text-underline-style="solid" style:text-underline-color="font-color"/>
    </style:style>
    <style:style style:name="T85_113" style:family="text"/>
    <style:style style:name="T85_114" style:family="text">
      <style:text-properties fo:background-color="#ffffff" fo:color="#1155cc" style:text-underline-style="solid" style:text-underline-color="font-color"/>
    </style:style>
    <style:style style:name="T85_115" style:family="text"/>
    <style:style style:name="T85_116" style:family="text">
      <style:text-properties fo:background-color="#ffffff" fo:color="#1155cc" style:text-underline-style="solid" style:text-underline-color="font-color"/>
    </style:style>
    <style:style style:name="T85_117" style:family="text"/>
    <style:style style:name="T85_118" style:family="text">
      <style:text-properties fo:background-color="#ffffff" fo:color="#1155cc" style:text-underline-style="solid" style:text-underline-color="font-color"/>
    </style:style>
    <style:style style:name="T85_119" style:family="text"/>
    <style:style style:name="T85_120" style:family="text">
      <style:text-properties fo:background-color="#ffffff" fo:color="#1155cc" style:text-underline-style="solid" style:text-underline-color="font-color"/>
    </style:style>
    <style:style style:name="T85_121" style:family="text"/>
    <style:style style:name="T85_122" style:family="text">
      <style:text-properties fo:background-color="#ffffff" fo:color="#1155cc" style:text-underline-style="solid" style:text-underline-color="font-color"/>
    </style:style>
    <style:style style:name="T85_123" style:family="text"/>
    <style:style style:name="T85_124" style:family="text">
      <style:text-properties fo:background-color="#ffffff" fo:color="#1155cc" style:text-underline-style="solid" style:text-underline-color="font-color"/>
    </style:style>
    <style:style style:name="T85_125" style:family="text"/>
    <style:style style:name="T85_126" style:family="text">
      <style:text-properties fo:background-color="#ffffff" fo:color="#1155cc" style:text-underline-style="solid" style:text-underline-color="font-color"/>
    </style:style>
    <style:style style:name="T85_127" style:family="text"/>
    <style:style style:name="T85_128" style:family="text">
      <style:text-properties fo:background-color="#ffffff" fo:color="#1155cc" style:text-underline-style="solid" style:text-underline-color="font-color"/>
    </style:style>
    <style:style style:name="T85_129" style:family="text"/>
    <style:style style:name="T85_130" style:family="text">
      <style:text-properties fo:background-color="#ffffff" fo:color="#1155cc" style:text-underline-style="solid" style:text-underline-color="font-color"/>
    </style:style>
    <style:style style:name="T85_131" style:family="text"/>
    <style:style style:name="T85_132" style:family="text">
      <style:text-properties fo:background-color="#ffffff" fo:color="#1155cc" style:text-underline-style="solid" style:text-underline-color="font-color"/>
    </style:style>
    <style:style style:name="T85_133" style:family="text"/>
    <style:style style:name="T85_134" style:family="text">
      <style:text-properties fo:background-color="#ffffff" fo:color="#1155cc" style:text-underline-style="solid" style:text-underline-color="font-color"/>
    </style:style>
    <style:style style:name="T85_135" style:family="text"/>
    <style:style style:name="T85_136" style:family="text">
      <style:text-properties fo:background-color="#ffffff" fo:color="#1155cc" style:text-underline-style="solid" style:text-underline-color="font-color"/>
    </style:style>
    <style:style style:name="T85_137" style:family="text"/>
    <style:style style:name="T85_138" style:family="text">
      <style:text-properties fo:background-color="#ffffff" fo:color="#1155cc" style:text-underline-style="solid" style:text-underline-color="font-color"/>
    </style:style>
    <style:style style:name="T85_139" style:family="text"/>
    <style:style style:name="T85_140" style:family="text">
      <style:text-properties fo:background-color="#ffffff" fo:color="#1155cc" style:text-underline-style="solid" style:text-underline-color="font-color"/>
    </style:style>
    <style:style style:name="T85_141" style:family="text"/>
    <style:style style:name="T85_142" style:family="text">
      <style:text-properties fo:background-color="#ffffff" fo:color="#1155cc" style:text-underline-style="solid" style:text-underline-color="font-color"/>
    </style:style>
    <style:style style:name="T85_143" style:family="text"/>
    <style:style style:name="T85_144" style:family="text">
      <style:text-properties fo:background-color="#ffffff" fo:color="#1155cc" style:text-underline-style="solid" style:text-underline-color="font-color"/>
    </style:style>
    <style:style style:name="T85_145" style:family="text"/>
    <style:style style:name="T85_146" style:family="text">
      <style:text-properties fo:background-color="#ffffff" fo:color="#1155cc" style:text-underline-style="solid" style:text-underline-color="font-color"/>
    </style:style>
    <style:style style:name="T85_147" style:family="text"/>
    <style:style style:name="T85_148" style:family="text">
      <style:text-properties fo:background-color="#ffffff" fo:color="#1155cc" style:text-underline-style="solid" style:text-underline-color="font-color"/>
    </style:style>
    <style:style style:name="T85_149" style:family="text"/>
    <style:style style:name="T85_150" style:family="text">
      <style:text-properties fo:background-color="#ffffff" fo:color="#1155cc" style:text-underline-style="solid" style:text-underline-color="font-color"/>
    </style:style>
    <style:style style:name="T85_151" style:family="text"/>
    <style:style style:name="T85_152" style:family="text">
      <style:text-properties fo:background-color="#ffffff" fo:color="#1155cc" style:text-underline-style="solid" style:text-underline-color="font-color"/>
    </style:style>
    <style:style style:name="T85_153" style:family="text"/>
    <style:style style:name="T85_154" style:family="text">
      <style:text-properties fo:background-color="#ffffff" fo:color="#1155cc" style:text-underline-style="solid" style:text-underline-color="font-color"/>
    </style:style>
    <style:style style:name="T85_155" style:family="text"/>
    <style:style style:name="T85_156" style:family="text">
      <style:text-properties fo:background-color="#ffffff" fo:color="#1155cc" style:text-underline-style="solid" style:text-underline-color="font-color"/>
    </style:style>
    <style:style style:name="T85_157" style:family="text"/>
    <style:style style:name="T85_158" style:family="text">
      <style:text-properties fo:background-color="#ffffff" fo:color="#1155cc" style:text-underline-style="solid" style:text-underline-color="font-color"/>
    </style:style>
    <style:style style:name="T85_159" style:family="text"/>
    <style:style style:name="T85_160" style:family="text">
      <style:text-properties fo:background-color="#ffffff" fo:color="#1155cc" style:text-underline-style="solid" style:text-underline-color="font-color"/>
    </style:style>
    <style:style style:name="T85_161" style:family="text"/>
    <style:style style:name="T85_162" style:family="text">
      <style:text-properties fo:background-color="#ffffff" fo:color="#1155cc" style:text-underline-style="solid" style:text-underline-color="font-color"/>
    </style:style>
    <style:style style:name="T85_163" style:family="text"/>
    <style:style style:name="T85_164" style:family="text">
      <style:text-properties fo:background-color="#ffffff" fo:color="#1155cc" style:text-underline-style="solid" style:text-underline-color="font-color"/>
    </style:style>
    <style:style style:name="T85_165" style:family="text"/>
    <style:style style:name="T85_166" style:family="text">
      <style:text-properties fo:background-color="#ffffff" fo:color="#1155cc" style:text-underline-style="solid" style:text-underline-color="font-color"/>
    </style:style>
    <style:style style:name="T85_167" style:family="text"/>
    <style:style style:name="T85_168" style:family="text">
      <style:text-properties fo:background-color="#ffffff" fo:color="#1155cc" style:text-underline-style="solid" style:text-underline-color="font-color"/>
    </style:style>
    <style:style style:name="T85_169" style:family="text"/>
    <style:style style:name="T85_170" style:family="text">
      <style:text-properties fo:background-color="#ffffff" fo:color="#1155cc" style:text-underline-style="solid" style:text-underline-color="font-color"/>
    </style:style>
    <style:style style:name="T85_171" style:family="text"/>
    <style:style style:name="T85_172" style:family="text">
      <style:text-properties fo:background-color="#ffffff" fo:color="#1155cc" style:text-underline-style="solid" style:text-underline-color="font-color"/>
    </style:style>
    <style:style style:name="T85_173" style:family="text"/>
    <style:style style:name="T85_174" style:family="text">
      <style:text-properties fo:background-color="#ffffff" fo:color="#1155cc" style:text-underline-style="solid" style:text-underline-color="font-color"/>
    </style:style>
    <style:style style:name="T85_175" style:family="text"/>
    <style:style style:name="T85_176" style:family="text">
      <style:text-properties fo:background-color="#ffffff" fo:color="#1155cc" style:text-underline-style="solid" style:text-underline-color="font-color"/>
    </style:style>
    <style:style style:name="T85_177" style:family="text"/>
    <style:style style:name="T85_178" style:family="text">
      <style:text-properties fo:background-color="#ffffff" fo:color="#1155cc" style:text-underline-style="solid" style:text-underline-color="font-color"/>
    </style:style>
    <style:style style:name="T85_179" style:family="text"/>
    <style:style style:name="T85_180" style:family="text">
      <style:text-properties fo:background-color="#ffffff" fo:color="#1155cc" style:text-underline-style="solid" style:text-underline-color="font-color"/>
    </style:style>
    <style:style style:name="T85_181" style:family="text"/>
    <style:style style:name="T85_182" style:family="text">
      <style:text-properties fo:background-color="#ffffff" fo:color="#1155cc" style:text-underline-style="solid" style:text-underline-color="font-color"/>
    </style:style>
    <style:style style:name="T85_183" style:family="text"/>
    <style:style style:name="T85_184" style:family="text">
      <style:text-properties fo:background-color="#ffffff" fo:color="#1155cc" style:text-underline-style="solid" style:text-underline-color="font-color"/>
    </style:style>
    <style:style style:name="T85_185" style:family="text"/>
    <style:style style:name="T85_186" style:family="text">
      <style:text-properties fo:background-color="#ffffff" fo:color="#1155cc" style:text-underline-style="solid" style:text-underline-color="font-color"/>
    </style:style>
    <style:style style:name="T85_187" style:family="text"/>
    <style:style style:name="T85_188" style:family="text">
      <style:text-properties fo:background-color="#ffffff" fo:color="#1155cc" style:text-underline-style="solid" style:text-underline-color="font-color"/>
    </style:style>
    <style:style style:name="T85_189" style:family="text"/>
    <style:style style:name="T85_190" style:family="text">
      <style:text-properties fo:background-color="#ffffff" fo:color="#1155cc" style:text-underline-style="solid" style:text-underline-color="font-color"/>
    </style:style>
    <style:style style:name="T85_191" style:family="text"/>
    <style:style style:name="T85_192" style:family="text">
      <style:text-properties fo:background-color="#ffffff" fo:color="#1155cc" style:text-underline-style="solid" style:text-underline-color="font-color"/>
    </style:style>
    <style:style style:name="T85_193" style:family="text"/>
    <style:style style:name="T85_194" style:family="text">
      <style:text-properties fo:background-color="#ffffff" fo:color="#1155cc" style:text-underline-style="solid" style:text-underline-color="font-color"/>
    </style:style>
    <style:style style:name="T85_195" style:family="text"/>
    <style:style style:name="T85_196" style:family="text">
      <style:text-properties fo:background-color="#ffffff" fo:color="#1155cc" style:text-underline-style="solid" style:text-underline-color="font-color"/>
    </style:style>
    <style:style style:name="T85_197" style:family="text"/>
    <style:style style:name="T85_198" style:family="text">
      <style:text-properties fo:background-color="#ffffff"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background-color="#ffffff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background-color="#ffffff"/>
    </style:style>
    <style:style style:name="T88_2" style:family="text">
      <style:text-properties fo:background-color="#ffffff"/>
    </style:style>
    <style:style style:name="T88_3" style:family="text">
      <style:text-properties fo:background-color="#ffffff"/>
    </style:style>
    <style:style style:name="T88_4" style:family="text">
      <style:text-properties fo:background-color="#ffffff"/>
    </style:style>
    <style:style style:name="T88_5" style:family="text">
      <style:text-properties fo:background-color="#ffffff"/>
    </style:style>
    <style:style style:name="T88_6" style:family="text">
      <style:text-properties fo:background-color="#ffffff"/>
    </style:style>
    <style:style style:name="T88_7" style:family="text">
      <style:text-properties fo:background-color="#ffffff"/>
    </style:style>
    <style:style style:name="T88_8" style:family="text">
      <style:text-properties fo:background-color="#ffffff"/>
    </style:style>
    <style:style style:name="T88_9" style:family="text">
      <style:text-properties fo:background-color="#ffffff"/>
    </style:style>
    <style:style style:name="T88_10" style:family="text">
      <style:text-properties fo:background-color="#ffffff"/>
    </style:style>
    <style:style style:name="T88_11" style:family="text">
      <style:text-properties fo:background-color="#ffffff"/>
    </style:style>
    <style:style style:name="T88_12" style:family="text">
      <style:text-properties fo:background-color="#ffffff"/>
    </style:style>
    <style:style style:name="T88_13" style:family="text">
      <style:text-properties fo:background-color="#ffffff"/>
    </style:style>
    <style:style style:name="T88_14" style:family="text">
      <style:text-properties fo:background-color="#ffffff"/>
    </style:style>
    <style:style style:name="T88_15" style:family="text">
      <style:text-properties fo:background-color="#ffffff"/>
    </style:style>
    <style:style style:name="P89" style:family="paragraph" style:parent-style-name="Standard">
      <style:paragraph-properties fo:break-before="auto" fo:line-height="164%" style:writing-mode="lr-tb"/>
    </style:style>
    <style:style style:name="T89_1" style:family="text">
      <style:text-properties fo:background-color="#ffffff"/>
    </style:style>
    <style:style style:name="T89_2" style:family="text">
      <style:text-properties fo:background-color="#ffffff"/>
    </style:style>
    <style:style style:name="T89_3" style:family="text">
      <style:text-properties fo:background-color="#ffffff"/>
    </style:style>
    <style:style style:name="T89_4" style:family="text">
      <style:text-properties fo:background-color="#ffffff"/>
    </style:style>
    <style:style style:name="T89_5" style:family="text">
      <style:text-properties fo:background-color="#ffffff"/>
    </style:style>
    <style:style style:name="T89_6" style:family="text">
      <style:text-properties fo:background-color="#ffffff"/>
    </style:style>
    <style:style style:name="T89_7" style:family="text">
      <style:text-properties fo:background-color="#ffffff"/>
    </style:style>
    <style:style style:name="T89_8" style:family="text">
      <style:text-properties fo:background-color="#ffffff"/>
    </style:style>
    <style:style style:name="T89_9" style:family="text">
      <style:text-properties fo:background-color="#ffffff"/>
    </style:style>
    <style:style style:name="T89_10" style:family="text">
      <style:text-properties fo:background-color="#ffffff"/>
    </style:style>
    <style:style style:name="T89_11" style:family="text">
      <style:text-properties fo:background-color="#ffffff"/>
    </style:style>
    <style:style style:name="T89_12" style:family="text">
      <style:text-properties fo:background-color="#ffffff"/>
    </style:style>
    <style:style style:name="T89_13" style:family="text">
      <style:text-properties fo:background-color="#ffffff"/>
    </style:style>
    <style:style style:name="T89_14" style:family="text">
      <style:text-properties fo:background-color="#ffffff"/>
    </style:style>
    <style:style style:name="T89_15" style:family="text">
      <style:text-properties fo:background-color="#ffffff"/>
    </style:style>
    <style:style style:name="T89_16" style:family="text">
      <style:text-properties fo:background-color="#ffffff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/>
    </style:style>
    <style:style style:name="T90_2" style:family="text">
      <style:text-properties fo:background-color="#ffffff"/>
    </style:style>
    <style:style style:name="T90_3" style:family="text">
      <style:text-properties fo:background-color="#ffffff"/>
    </style:style>
    <style:style style:name="T90_4" style:family="text">
      <style:text-properties fo:background-color="#ffffff"/>
    </style:style>
    <style:style style:name="T90_5" style:family="text"/>
    <style:style style:name="T90_6" style:family="text">
      <style:text-properties fo:background-color="#ffffff" fo:color="#1155cc" style:text-underline-style="solid" style:text-underline-color="font-color"/>
    </style:style>
    <style:style style:name="T90_7" style:family="text"/>
    <style:style style:name="T90_8" style:family="text">
      <style:text-properties fo:background-color="#ffffff" fo:color="#1155cc" style:text-underline-style="solid" style:text-underline-color="font-color"/>
    </style:style>
    <style:style style:name="T90_9" style:family="text"/>
    <style:style style:name="T90_10" style:family="text">
      <style:text-properties fo:background-color="#ffffff" fo:color="#1155cc" style:text-underline-style="solid" style:text-underline-color="font-color"/>
    </style:style>
    <style:style style:name="T90_11" style:family="text"/>
    <style:style style:name="T90_12" style:family="text">
      <style:text-properties fo:background-color="#ffffff" fo:color="#1155cc" style:text-underline-style="solid" style:text-underline-color="font-color"/>
    </style:style>
    <style:style style:name="T90_13" style:family="text"/>
    <style:style style:name="T90_14" style:family="text">
      <style:text-properties fo:background-color="#ffffff" fo:color="#1155cc" style:text-underline-style="solid" style:text-underline-color="font-color"/>
    </style:style>
    <style:style style:name="T90_15" style:family="text"/>
    <style:style style:name="T90_16" style:family="text">
      <style:text-properties fo:background-color="#ffffff" fo:color="#1155cc" style:text-underline-style="solid" style:text-underline-color="font-color"/>
    </style:style>
    <style:style style:name="T90_17" style:family="text"/>
    <style:style style:name="T90_18" style:family="text">
      <style:text-properties fo:background-color="#ffffff" fo:color="#1155cc" style:text-underline-style="solid" style:text-underline-color="font-color"/>
    </style:style>
    <style:style style:name="T90_19" style:family="text"/>
    <style:style style:name="T90_20" style:family="text">
      <style:text-properties fo:background-color="#ffffff" fo:color="#1155cc" style:text-underline-style="solid" style:text-underline-color="font-color"/>
    </style:style>
    <style:style style:name="T90_21" style:family="text"/>
    <style:style style:name="T90_22" style:family="text">
      <style:text-properties fo:background-color="#ffffff"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background-color="#ffffff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background-color="#ffffff"/>
    </style:style>
    <style:style style:name="T93_2" style:family="text">
      <style:text-properties fo:background-color="#ffffff"/>
    </style:style>
    <style:style style:name="T93_3" style:family="text">
      <style:text-properties fo:background-color="#ffffff"/>
    </style:style>
    <style:style style:name="T93_4" style:family="text">
      <style:text-properties fo:background-color="#ffffff"/>
    </style:style>
    <style:style style:name="T93_5" style:family="text">
      <style:text-properties fo:background-color="#ffffff"/>
    </style:style>
    <style:style style:name="T93_6" style:family="text">
      <style:text-properties fo:background-color="#ffffff"/>
    </style:style>
    <style:style style:name="T93_7" style:family="text">
      <style:text-properties fo:background-color="#ffffff"/>
    </style:style>
    <style:style style:name="T93_8" style:family="text">
      <style:text-properties fo:background-color="#ffffff"/>
    </style:style>
    <style:style style:name="P94" style:family="paragraph" style:parent-style-name="Standard">
      <style:paragraph-properties fo:break-before="auto" fo:line-height="164%" style:writing-mode="lr-tb"/>
    </style:style>
    <style:style style:name="T94_1" style:family="text">
      <style:text-properties fo:background-color="#ffffff"/>
    </style:style>
    <style:style style:name="T94_2" style:family="text">
      <style:text-properties fo:background-color="#ffffff"/>
    </style:style>
    <style:style style:name="T94_3" style:family="text">
      <style:text-properties fo:background-color="#ffffff"/>
    </style:style>
    <style:style style:name="T94_4" style:family="text">
      <style:text-properties fo:background-color="#ffffff"/>
    </style:style>
    <style:style style:name="T94_5" style:family="text">
      <style:text-properties fo:background-color="#ffffff"/>
    </style:style>
    <style:style style:name="T94_6" style:family="text">
      <style:text-properties fo:background-color="#ffffff"/>
    </style:style>
    <style:style style:name="T94_7" style:family="text">
      <style:text-properties fo:background-color="#ffffff"/>
    </style:style>
    <style:style style:name="T94_8" style:family="text">
      <style:text-properties fo:background-color="#ffffff"/>
    </style:style>
    <style:style style:name="T94_9" style:family="text">
      <style:text-properties fo:background-color="#ffffff"/>
    </style:style>
    <style:style style:name="T94_10" style:family="text">
      <style:text-properties fo:background-color="#ffffff"/>
    </style:style>
    <style:style style:name="T94_11" style:family="text">
      <style:text-properties fo:background-color="#ffffff"/>
    </style:style>
    <style:style style:name="T94_12" style:family="text">
      <style:text-properties fo:background-color="#ffffff"/>
    </style:style>
    <style:style style:name="T94_13" style:family="text">
      <style:text-properties fo:background-color="#ffffff"/>
    </style:style>
    <style:style style:name="T94_14" style:family="text">
      <style:text-properties fo:background-color="#ffffff"/>
    </style:style>
    <style:style style:name="T94_15" style:family="text">
      <style:text-properties fo:background-color="#ffffff"/>
    </style:style>
    <style:style style:name="T94_16" style:family="text">
      <style:text-properties fo:background-color="#ffffff"/>
    </style:style>
    <style:style style:name="T94_17" style:family="text">
      <style:text-properties fo:background-color="#ffffff"/>
    </style:style>
    <style:style style:name="T94_18" style:family="text">
      <style:text-properties fo:background-color="#ffffff"/>
    </style:style>
    <style:style style:name="T94_19" style:family="text">
      <style:text-properties fo:background-color="#ffffff"/>
    </style:style>
    <style:style style:name="T94_20" style:family="text">
      <style:text-properties fo:background-color="#ffffff"/>
    </style:style>
    <style:style style:name="T94_21" style:family="text">
      <style:text-properties fo:background-color="#ffffff"/>
    </style:style>
    <style:style style:name="T94_22" style:family="text">
      <style:text-properties fo:background-color="#ffffff"/>
    </style:style>
    <style:style style:name="T94_23" style:family="text">
      <style:text-properties fo:background-color="#ffffff"/>
    </style:style>
    <style:style style:name="T94_24" style:family="text">
      <style:text-properties fo:background-color="#ffffff"/>
    </style:style>
    <style:style style:name="T94_25" style:family="text">
      <style:text-properties fo:background-color="#ffffff"/>
    </style:style>
    <style:style style:name="T94_26" style:family="text">
      <style:text-properties fo:background-color="#ffffff"/>
    </style:style>
    <style:style style:name="T94_27" style:family="text">
      <style:text-properties fo:background-color="#ffffff"/>
    </style:style>
    <style:style style:name="T94_28" style:family="text">
      <style:text-properties fo:background-color="#ffffff"/>
    </style:style>
    <style:style style:name="T94_29" style:family="text">
      <style:text-properties fo:background-color="#ffffff"/>
    </style:style>
    <style:style style:name="T94_30" style:family="text">
      <style:text-properties fo:background-color="#ffffff"/>
    </style:style>
    <style:style style:name="T94_31" style:family="text">
      <style:text-properties fo:background-color="#ffffff"/>
    </style:style>
    <style:style style:name="T94_32" style:family="text">
      <style:text-properties fo:background-color="#ffffff"/>
    </style:style>
    <style:style style:name="T94_33" style:family="text">
      <style:text-properties fo:background-color="#ffffff"/>
    </style:style>
    <style:style style:name="T94_34" style:family="text">
      <style:text-properties fo:background-color="#ffffff"/>
    </style:style>
    <style:style style:name="T94_35" style:family="text">
      <style:text-properties fo:background-color="#ffffff"/>
    </style:style>
    <style:style style:name="T94_36" style:family="text">
      <style:text-properties fo:background-color="#ffffff"/>
    </style:style>
    <style:style style:name="P95" style:family="paragraph" style:parent-style-name="Standard">
      <style:paragraph-properties fo:break-before="auto" fo:line-height="164%" style:writing-mode="lr-tb"/>
    </style:style>
    <style:style style:name="T95_1" style:family="text">
      <style:text-properties fo:background-color="#ffffff"/>
    </style:style>
    <style:style style:name="T95_2" style:family="text">
      <style:text-properties fo:background-color="#ffffff"/>
    </style:style>
    <style:style style:name="T95_3" style:family="text">
      <style:text-properties fo:background-color="#ffffff"/>
    </style:style>
    <style:style style:name="T95_4" style:family="text">
      <style:text-properties fo:background-color="#ffffff"/>
    </style:style>
    <style:style style:name="T95_5" style:family="text"/>
    <style:style style:name="T95_6" style:family="text">
      <style:text-properties fo:background-color="#ffffff" fo:color="#1155cc" style:text-underline-style="solid" style:text-underline-color="font-color"/>
    </style:style>
    <style:style style:name="T95_7" style:family="text"/>
    <style:style style:name="T95_8" style:family="text">
      <style:text-properties fo:background-color="#ffffff" fo:color="#1155cc" style:text-underline-style="solid" style:text-underline-color="font-color"/>
    </style:style>
    <style:style style:name="T95_9" style:family="text"/>
    <style:style style:name="T95_10" style:family="text">
      <style:text-properties fo:background-color="#ffffff" fo:color="#1155cc" style:text-underline-style="solid" style:text-underline-color="font-color"/>
    </style:style>
    <style:style style:name="T95_11" style:family="text"/>
    <style:style style:name="T95_12" style:family="text">
      <style:text-properties fo:background-color="#ffffff" fo:color="#1155cc" style:text-underline-style="solid" style:text-underline-color="font-color"/>
    </style:style>
    <style:style style:name="T95_13" style:family="text"/>
    <style:style style:name="T95_14" style:family="text">
      <style:text-properties fo:background-color="#ffffff" fo:color="#1155cc" style:text-underline-style="solid" style:text-underline-color="font-color"/>
    </style:style>
    <style:style style:name="T95_15" style:family="text"/>
    <style:style style:name="T95_16" style:family="text">
      <style:text-properties fo:background-color="#ffffff" fo:color="#1155cc" style:text-underline-style="solid" style:text-underline-color="font-color"/>
    </style:style>
    <style:style style:name="T95_17" style:family="text"/>
    <style:style style:name="T95_18" style:family="text">
      <style:text-properties fo:background-color="#ffffff" fo:color="#1155cc" style:text-underline-style="solid" style:text-underline-color="font-color"/>
    </style:style>
    <style:style style:name="T95_19" style:family="text"/>
    <style:style style:name="T95_20" style:family="text">
      <style:text-properties fo:background-color="#ffffff" fo:color="#1155cc" style:text-underline-style="solid" style:text-underline-color="font-color"/>
    </style:style>
    <style:style style:name="T95_21" style:family="text"/>
    <style:style style:name="T95_22" style:family="text">
      <style:text-properties fo:background-color="#ffffff"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64%" style:writing-mode="lr-tb"/>
      <style:text-properties fo:background-color="#ffffff"/>
    </style:style>
    <style:style style:name="P97" style:family="paragraph" style:parent-style-name="Standard">
      <style:paragraph-properties fo:break-before="auto" fo:line-height="164%" style:writing-mode="lr-tb"/>
    </style:style>
    <style:style style:name="T97_1" style:family="text">
      <style:text-properties fo:background-color="#ffffff"/>
    </style:style>
    <style:style style:name="P98" style:family="paragraph" style:parent-style-name="Standard">
      <style:paragraph-properties fo:break-before="auto" fo:line-height="164%" style:writing-mode="lr-tb"/>
    </style:style>
    <style:style style:name="T98_1" style:family="text">
      <style:text-properties fo:background-color="#ffffff"/>
    </style:style>
    <style:style style:name="T98_2" style:family="text">
      <style:text-properties fo:background-color="#ffffff"/>
    </style:style>
    <style:style style:name="T98_3" style:family="text">
      <style:text-properties fo:background-color="#ffffff"/>
    </style:style>
    <style:style style:name="T98_4" style:family="text">
      <style:text-properties fo:background-color="#ffffff"/>
    </style:style>
    <style:style style:name="T98_5" style:family="text">
      <style:text-properties fo:background-color="#ffffff"/>
    </style:style>
    <style:style style:name="T98_6" style:family="text">
      <style:text-properties fo:background-color="#ffffff"/>
    </style:style>
    <style:style style:name="T98_7" style:family="text">
      <style:text-properties fo:background-color="#ffffff"/>
    </style:style>
    <style:style style:name="T98_8" style:family="text">
      <style:text-properties fo:background-color="#ffffff"/>
    </style:style>
    <style:style style:name="T98_9" style:family="text">
      <style:text-properties fo:background-color="#ffffff"/>
    </style:style>
    <style:style style:name="T98_10" style:family="text">
      <style:text-properties fo:background-color="#ffffff"/>
    </style:style>
    <style:style style:name="T98_11" style:family="text">
      <style:text-properties fo:background-color="#ffffff"/>
    </style:style>
    <style:style style:name="T98_12" style:family="text">
      <style:text-properties fo:background-color="#ffffff"/>
    </style:style>
    <style:style style:name="T98_13" style:family="text">
      <style:text-properties fo:background-color="#ffffff"/>
    </style:style>
    <style:style style:name="T98_14" style:family="text">
      <style:text-properties fo:background-color="#ffffff"/>
    </style:style>
    <style:style style:name="T98_15" style:family="text">
      <style:text-properties fo:background-color="#ffffff"/>
    </style:style>
    <style:style style:name="T98_16" style:family="text">
      <style:text-properties fo:background-color="#ffffff"/>
    </style:style>
    <style:style style:name="T98_17" style:family="text">
      <style:text-properties fo:background-color="#ffffff"/>
    </style:style>
    <style:style style:name="T98_18" style:family="text">
      <style:text-properties fo:background-color="#ffffff"/>
    </style:style>
    <style:style style:name="P99" style:family="paragraph" style:parent-style-name="Standard">
      <style:paragraph-properties fo:break-before="auto" fo:line-height="164%" style:writing-mode="lr-tb"/>
    </style:style>
    <style:style style:name="T99_1" style:family="text">
      <style:text-properties fo:background-color="#ffffff"/>
    </style:style>
    <style:style style:name="T99_2" style:family="text">
      <style:text-properties fo:background-color="#ffffff"/>
    </style:style>
    <style:style style:name="T99_3" style:family="text">
      <style:text-properties fo:background-color="#ffffff"/>
    </style:style>
    <style:style style:name="T99_4" style:family="text">
      <style:text-properties fo:background-color="#ffffff"/>
    </style:style>
    <style:style style:name="T99_5" style:family="text">
      <style:text-properties fo:background-color="#ffffff"/>
    </style:style>
    <style:style style:name="T99_6" style:family="text">
      <style:text-properties fo:background-color="#ffffff"/>
    </style:style>
    <style:style style:name="T99_7" style:family="text">
      <style:text-properties fo:background-color="#ffffff"/>
    </style:style>
    <style:style style:name="T99_8" style:family="text">
      <style:text-properties fo:background-color="#ffffff"/>
    </style:style>
    <style:style style:name="T99_9" style:family="text">
      <style:text-properties fo:background-color="#ffffff"/>
    </style:style>
    <style:style style:name="T99_10" style:family="text">
      <style:text-properties fo:background-color="#ffffff"/>
    </style:style>
    <style:style style:name="T99_11" style:family="text">
      <style:text-properties fo:background-color="#ffffff"/>
    </style:style>
    <style:style style:name="T99_12" style:family="text">
      <style:text-properties fo:background-color="#ffffff"/>
    </style:style>
    <style:style style:name="T99_13" style:family="text">
      <style:text-properties fo:background-color="#ffffff"/>
    </style:style>
    <style:style style:name="T99_14" style:family="text">
      <style:text-properties fo:background-color="#ffffff"/>
    </style:style>
    <style:style style:name="T99_15" style:family="text">
      <style:text-properties fo:background-color="#ffffff"/>
    </style:style>
    <style:style style:name="T99_16" style:family="text">
      <style:text-properties fo:background-color="#ffffff"/>
    </style:style>
    <style:style style:name="T99_17" style:family="text">
      <style:text-properties fo:background-color="#ffffff"/>
    </style:style>
    <style:style style:name="T99_18" style:family="text">
      <style:text-properties fo:background-color="#ffffff"/>
    </style:style>
    <style:style style:name="P100" style:family="paragraph" style:parent-style-name="Standard">
      <style:paragraph-properties fo:break-before="auto" fo:line-height="164%" style:writing-mode="lr-tb"/>
    </style:style>
    <style:style style:name="T100_1" style:family="text">
      <style:text-properties fo:background-color="#ffffff"/>
    </style:style>
    <style:style style:name="T100_2" style:family="text">
      <style:text-properties fo:background-color="#ffffff"/>
    </style:style>
    <style:style style:name="T100_3" style:family="text">
      <style:text-properties fo:background-color="#ffffff"/>
    </style:style>
    <style:style style:name="T100_4" style:family="text">
      <style:text-properties fo:background-color="#ffffff"/>
    </style:style>
    <style:style style:name="T100_5" style:family="text"/>
    <style:style style:name="T100_6" style:family="text">
      <style:text-properties fo:background-color="#ffffff" fo:color="#1155cc" style:text-underline-style="solid" style:text-underline-color="font-color"/>
    </style:style>
    <style:style style:name="T100_7" style:family="text"/>
    <style:style style:name="T100_8" style:family="text">
      <style:text-properties fo:background-color="#ffffff" fo:color="#1155cc" style:text-underline-style="solid" style:text-underline-color="font-color"/>
    </style:style>
    <style:style style:name="T100_9" style:family="text"/>
    <style:style style:name="T100_10" style:family="text">
      <style:text-properties fo:background-color="#ffffff" fo:color="#1155cc" style:text-underline-style="solid" style:text-underline-color="font-color"/>
    </style:style>
    <style:style style:name="T100_11" style:family="text"/>
    <style:style style:name="T100_12" style:family="text">
      <style:text-properties fo:background-color="#ffffff" fo:color="#1155cc" style:text-underline-style="solid" style:text-underline-color="font-color"/>
    </style:style>
    <style:style style:name="T100_13" style:family="text"/>
    <style:style style:name="T100_14" style:family="text">
      <style:text-properties fo:background-color="#ffffff" fo:color="#1155cc" style:text-underline-style="solid" style:text-underline-color="font-color"/>
    </style:style>
    <style:style style:name="T100_15" style:family="text"/>
    <style:style style:name="T100_16" style:family="text">
      <style:text-properties fo:background-color="#ffffff" fo:color="#1155cc" style:text-underline-style="solid" style:text-underline-color="font-color"/>
    </style:style>
    <style:style style:name="T100_17" style:family="text"/>
    <style:style style:name="T100_18" style:family="text">
      <style:text-properties fo:background-color="#ffffff" fo:color="#1155cc" style:text-underline-style="solid" style:text-underline-color="font-color"/>
    </style:style>
    <style:style style:name="T100_19" style:family="text"/>
    <style:style style:name="T100_20" style:family="text">
      <style:text-properties fo:background-color="#ffffff" fo:color="#1155cc" style:text-underline-style="solid" style:text-underline-color="font-color"/>
    </style:style>
    <style:style style:name="T100_21" style:family="text"/>
    <style:style style:name="T100_22" style:family="text">
      <style:text-properties fo:background-color="#ffffff"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64%" style:writing-mode="lr-tb"/>
      <style:text-properties fo:background-color="#ffffff"/>
    </style:style>
    <style:style style:name="P102" style:family="paragraph" style:parent-style-name="Standard">
      <style:paragraph-properties fo:break-before="auto" fo:line-height="164%" style:writing-mode="lr-tb"/>
    </style:style>
    <style:style style:name="T102_1" style:family="text">
      <style:text-properties fo:background-color="#ffffff"/>
    </style:style>
    <style:style style:name="P103" style:family="paragraph" style:parent-style-name="Standard">
      <style:paragraph-properties fo:break-before="auto" fo:line-height="164%" style:writing-mode="lr-tb"/>
    </style:style>
    <style:style style:name="T103_1" style:family="text">
      <style:text-properties fo:background-color="#ffffff" fo:color="#333333"/>
    </style:style>
    <style:style style:name="T103_2" style:family="text">
      <style:text-properties fo:background-color="#ffffff" fo:color="#333333"/>
    </style:style>
    <style:style style:name="T103_3" style:family="text">
      <style:text-properties fo:background-color="#ffffff" fo:color="#333333"/>
    </style:style>
    <style:style style:name="T103_4" style:family="text">
      <style:text-properties fo:background-color="#ffffff" fo:color="#333333"/>
    </style:style>
    <style:style style:name="T103_5" style:family="text">
      <style:text-properties fo:background-color="#ffffff" fo:color="#333333"/>
    </style:style>
    <style:style style:name="T103_6" style:family="text">
      <style:text-properties fo:background-color="#ffffff" fo:color="#333333"/>
    </style:style>
    <style:style style:name="T103_7" style:family="text">
      <style:text-properties fo:background-color="#ffffff" fo:color="#333333"/>
    </style:style>
    <style:style style:name="T103_8" style:family="text">
      <style:text-properties fo:background-color="#ffffff" fo:color="#333333"/>
    </style:style>
    <style:style style:name="T103_9" style:family="text">
      <style:text-properties fo:background-color="#ffffff" fo:color="#333333"/>
    </style:style>
    <style:style style:name="T103_10" style:family="text">
      <style:text-properties fo:background-color="#ffffff" fo:color="#333333"/>
    </style:style>
    <style:style style:name="T103_11" style:family="text">
      <style:text-properties fo:background-color="#ffffff" fo:color="#333333"/>
    </style:style>
    <style:style style:name="T103_12" style:family="text">
      <style:text-properties fo:background-color="#ffffff" fo:color="#333333"/>
    </style:style>
    <style:style style:name="P104" style:family="paragraph" style:parent-style-name="Standard">
      <style:paragraph-properties fo:break-before="auto" fo:line-height="164%" style:writing-mode="lr-tb"/>
    </style:style>
    <style:style style:name="T104_1" style:family="text">
      <style:text-properties fo:background-color="#ffffff" fo:color="#333333"/>
    </style:style>
    <style:style style:name="T104_2" style:family="text">
      <style:text-properties fo:background-color="#ffffff" fo:color="#333333"/>
    </style:style>
    <style:style style:name="T104_3" style:family="text">
      <style:text-properties fo:background-color="#ffffff" fo:color="#333333"/>
    </style:style>
    <style:style style:name="T104_4" style:family="text">
      <style:text-properties fo:background-color="#ffffff" fo:color="#333333"/>
    </style:style>
    <style:style style:name="T104_5" style:family="text">
      <style:text-properties fo:background-color="#ffffff" fo:color="#333333"/>
    </style:style>
    <style:style style:name="T104_6" style:family="text">
      <style:text-properties fo:background-color="#ffffff" fo:color="#333333"/>
    </style:style>
    <style:style style:name="T104_7" style:family="text">
      <style:text-properties fo:background-color="#ffffff" fo:color="#333333"/>
    </style:style>
    <style:style style:name="T104_8" style:family="text">
      <style:text-properties fo:background-color="#ffffff" fo:color="#333333"/>
    </style:style>
    <style:style style:name="T104_9" style:family="text">
      <style:text-properties fo:background-color="#ffffff" fo:color="#333333"/>
    </style:style>
    <style:style style:name="T104_10" style:family="text">
      <style:text-properties fo:background-color="#ffffff" fo:color="#333333"/>
    </style:style>
    <style:style style:name="T104_11" style:family="text">
      <style:text-properties fo:background-color="#ffffff" fo:color="#333333"/>
    </style:style>
    <style:style style:name="T104_12" style:family="text">
      <style:text-properties fo:background-color="#ffffff" fo:color="#333333"/>
    </style:style>
    <style:style style:name="T104_13" style:family="text">
      <style:text-properties fo:background-color="#ffffff" fo:color="#333333"/>
    </style:style>
    <style:style style:name="T104_14" style:family="text">
      <style:text-properties fo:background-color="#ffffff" fo:color="#333333"/>
    </style:style>
    <style:style style:name="T104_15" style:family="text">
      <style:text-properties fo:background-color="#ffffff" fo:color="#333333"/>
    </style:style>
    <style:style style:name="T104_16" style:family="text">
      <style:text-properties fo:background-color="#ffffff" fo:color="#333333"/>
    </style:style>
    <style:style style:name="P105" style:family="paragraph" style:parent-style-name="Standard">
      <style:paragraph-properties fo:break-before="auto" fo:line-height="164%" style:writing-mode="lr-tb"/>
    </style:style>
    <style:style style:name="T105_1" style:family="text">
      <style:text-properties fo:background-color="#ffffff"/>
    </style:style>
    <style:style style:name="T105_2" style:family="text">
      <style:text-properties fo:background-color="#ffffff"/>
    </style:style>
    <style:style style:name="T105_3" style:family="text">
      <style:text-properties fo:background-color="#ffffff"/>
    </style:style>
    <style:style style:name="T105_4" style:family="text">
      <style:text-properties fo:background-color="#ffffff"/>
    </style:style>
    <style:style style:name="T105_5" style:family="text"/>
    <style:style style:name="T105_6" style:family="text">
      <style:text-properties fo:background-color="#ffffff" fo:color="#1155cc" style:text-underline-style="solid" style:text-underline-color="font-color"/>
    </style:style>
    <style:style style:name="T105_7" style:family="text"/>
    <style:style style:name="T105_8" style:family="text">
      <style:text-properties fo:background-color="#ffffff" fo:color="#1155cc" style:text-underline-style="solid" style:text-underline-color="font-color"/>
    </style:style>
    <style:style style:name="T105_9" style:family="text"/>
    <style:style style:name="T105_10" style:family="text">
      <style:text-properties fo:background-color="#ffffff" fo:color="#1155cc" style:text-underline-style="solid" style:text-underline-color="font-color"/>
    </style:style>
    <style:style style:name="T105_11" style:family="text"/>
    <style:style style:name="T105_12" style:family="text">
      <style:text-properties fo:background-color="#ffffff" fo:color="#1155cc" style:text-underline-style="solid" style:text-underline-color="font-color"/>
    </style:style>
    <style:style style:name="T105_13" style:family="text"/>
    <style:style style:name="T105_14" style:family="text">
      <style:text-properties fo:background-color="#ffffff" fo:color="#1155cc" style:text-underline-style="solid" style:text-underline-color="font-color"/>
    </style:style>
    <style:style style:name="T105_15" style:family="text"/>
    <style:style style:name="T105_16" style:family="text">
      <style:text-properties fo:background-color="#ffffff" fo:color="#1155cc" style:text-underline-style="solid" style:text-underline-color="font-color"/>
    </style:style>
    <style:style style:name="T105_17" style:family="text"/>
    <style:style style:name="T105_18" style:family="text">
      <style:text-properties fo:background-color="#ffffff" fo:color="#1155cc" style:text-underline-style="solid" style:text-underline-color="font-color"/>
    </style:style>
    <style:style style:name="T105_19" style:family="text"/>
    <style:style style:name="T105_20" style:family="text">
      <style:text-properties fo:background-color="#ffffff" fo:color="#1155cc" style:text-underline-style="solid" style:text-underline-color="font-color"/>
    </style:style>
    <style:style style:name="T105_21" style:family="text"/>
    <style:style style:name="T105_22" style:family="text">
      <style:text-properties fo:background-color="#ffffff"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07" style:family="paragraph" style:parent-style-name="Standard">
      <style:paragraph-properties fo:break-before="auto" fo:line-height="164%" style:writing-mode="lr-tb"/>
    </style:style>
    <style:style style:name="T107_1" style:family="text">
      <style:text-properties fo:background-color="#ffffff" fo:color="#333333"/>
    </style:style>
    <style:style style:name="P108" style:family="paragraph" style:parent-style-name="Standard">
      <style:paragraph-properties fo:break-before="auto" fo:line-height="164%" style:writing-mode="lr-tb"/>
    </style:style>
    <style:style style:name="T108_1" style:family="text">
      <style:text-properties fo:background-color="#ffffff" fo:color="#333333"/>
    </style:style>
    <style:style style:name="T108_2" style:family="text">
      <style:text-properties fo:background-color="#ffffff" fo:color="#333333"/>
    </style:style>
    <style:style style:name="T108_3" style:family="text">
      <style:text-properties fo:background-color="#ffffff" fo:color="#333333"/>
    </style:style>
    <style:style style:name="T108_4" style:family="text">
      <style:text-properties fo:background-color="#ffffff" fo:color="#333333"/>
    </style:style>
    <style:style style:name="T108_5" style:family="text">
      <style:text-properties fo:background-color="#ffffff" fo:color="#333333"/>
    </style:style>
    <style:style style:name="T108_6" style:family="text">
      <style:text-properties fo:background-color="#ffffff" fo:color="#333333"/>
    </style:style>
    <style:style style:name="T108_7" style:family="text">
      <style:text-properties fo:background-color="#ffffff" fo:color="#333333"/>
    </style:style>
    <style:style style:name="T108_8" style:family="text">
      <style:text-properties fo:background-color="#ffffff" fo:color="#333333"/>
    </style:style>
    <style:style style:name="T108_9" style:family="text">
      <style:text-properties fo:background-color="#ffffff" fo:color="#333333"/>
    </style:style>
    <style:style style:name="T108_10" style:family="text">
      <style:text-properties fo:background-color="#ffffff" fo:color="#333333"/>
    </style:style>
    <style:style style:name="T108_11" style:family="text">
      <style:text-properties fo:background-color="#ffffff" fo:color="#333333"/>
    </style:style>
    <style:style style:name="T108_12" style:family="text">
      <style:text-properties fo:background-color="#ffffff" fo:color="#333333"/>
    </style:style>
    <style:style style:name="T108_13" style:family="text">
      <style:text-properties fo:background-color="#ffffff" fo:color="#333333"/>
    </style:style>
    <style:style style:name="T108_14" style:family="text">
      <style:text-properties fo:background-color="#ffffff" fo:color="#333333"/>
    </style:style>
    <style:style style:name="T108_15" style:family="text">
      <style:text-properties fo:background-color="#ffffff" fo:color="#333333"/>
    </style:style>
    <style:style style:name="P109" style:family="paragraph" style:parent-style-name="Standard">
      <style:paragraph-properties fo:break-before="auto" fo:line-height="164%" style:writing-mode="lr-tb"/>
    </style:style>
    <style:style style:name="T109_1" style:family="text">
      <style:text-properties fo:background-color="#ffffff" fo:color="#333333"/>
    </style:style>
    <style:style style:name="T109_2" style:family="text">
      <style:text-properties fo:background-color="#ffffff" fo:color="#333333"/>
    </style:style>
    <style:style style:name="T109_3" style:family="text">
      <style:text-properties fo:background-color="#ffffff" fo:color="#333333"/>
    </style:style>
    <style:style style:name="T109_4" style:family="text">
      <style:text-properties fo:background-color="#ffffff" fo:color="#333333"/>
    </style:style>
    <style:style style:name="T109_5" style:family="text">
      <style:text-properties fo:background-color="#ffffff" fo:color="#333333"/>
    </style:style>
    <style:style style:name="T109_6" style:family="text">
      <style:text-properties fo:background-color="#ffffff" fo:color="#333333"/>
    </style:style>
    <style:style style:name="T109_7" style:family="text">
      <style:text-properties fo:background-color="#ffffff" fo:color="#333333"/>
    </style:style>
    <style:style style:name="T109_8" style:family="text">
      <style:text-properties fo:background-color="#ffffff" fo:color="#333333"/>
    </style:style>
    <style:style style:name="T109_9" style:family="text">
      <style:text-properties fo:background-color="#ffffff" fo:color="#333333"/>
    </style:style>
    <style:style style:name="T109_10" style:family="text">
      <style:text-properties fo:background-color="#ffffff" fo:color="#333333"/>
    </style:style>
    <style:style style:name="T109_11" style:family="text">
      <style:text-properties fo:background-color="#ffffff" fo:color="#333333"/>
    </style:style>
    <style:style style:name="T109_12" style:family="text">
      <style:text-properties fo:background-color="#ffffff" fo:color="#333333"/>
    </style:style>
    <style:style style:name="T109_13" style:family="text">
      <style:text-properties fo:background-color="#ffffff" fo:color="#333333"/>
    </style:style>
    <style:style style:name="T109_14" style:family="text">
      <style:text-properties fo:background-color="#ffffff" fo:color="#333333"/>
    </style:style>
    <style:style style:name="T109_15" style:family="text">
      <style:text-properties fo:background-color="#ffffff" fo:color="#333333"/>
    </style:style>
    <style:style style:name="P110" style:family="paragraph" style:parent-style-name="Standard">
      <style:paragraph-properties fo:break-before="auto" fo:line-height="164%" style:writing-mode="lr-tb"/>
    </style:style>
    <style:style style:name="T110_1" style:family="text">
      <style:text-properties fo:background-color="#ffffff"/>
    </style:style>
    <style:style style:name="T110_2" style:family="text">
      <style:text-properties fo:background-color="#ffffff"/>
    </style:style>
    <style:style style:name="T110_3" style:family="text"/>
    <style:style style:name="T110_4" style:family="text">
      <style:text-properties fo:background-color="#ffffff" fo:color="#1155cc" style:text-underline-style="solid" style:text-underline-color="font-color"/>
    </style:style>
    <style:style style:name="T110_5" style:family="text"/>
    <style:style style:name="T110_6" style:family="text">
      <style:text-properties fo:background-color="#ffffff" fo:color="#1155cc" style:text-underline-style="solid" style:text-underline-color="font-color"/>
    </style:style>
    <style:style style:name="T110_7" style:family="text"/>
    <style:style style:name="T110_8" style:family="text">
      <style:text-properties fo:background-color="#ffffff" fo:color="#1155cc" style:text-underline-style="solid" style:text-underline-color="font-color"/>
    </style:style>
    <style:style style:name="T110_9" style:family="text"/>
    <style:style style:name="T110_10" style:family="text">
      <style:text-properties fo:background-color="#ffffff" fo:color="#1155cc" style:text-underline-style="solid" style:text-underline-color="font-color"/>
    </style:style>
    <style:style style:name="T110_11" style:family="text"/>
    <style:style style:name="T110_12" style:family="text">
      <style:text-properties fo:background-color="#ffffff" fo:color="#1155cc" style:text-underline-style="solid" style:text-underline-color="font-color"/>
    </style:style>
    <style:style style:name="T110_13" style:family="text"/>
    <style:style style:name="T110_14" style:family="text">
      <style:text-properties fo:background-color="#ffffff" fo:color="#1155cc" style:text-underline-style="solid" style:text-underline-color="font-color"/>
    </style:style>
    <style:style style:name="T110_15" style:family="text"/>
    <style:style style:name="T110_16" style:family="text">
      <style:text-properties fo:background-color="#ffffff" fo:color="#1155cc" style:text-underline-style="solid" style:text-underline-color="font-color"/>
    </style:style>
    <style:style style:name="T110_17" style:family="text"/>
    <style:style style:name="T110_18" style:family="text">
      <style:text-properties fo:background-color="#ffffff" fo:color="#1155cc" style:text-underline-style="solid" style:text-underline-color="font-color"/>
    </style:style>
    <style:style style:name="T110_19" style:family="text"/>
    <style:style style:name="T110_20" style:family="text">
      <style:text-properties fo:background-color="#ffffff" fo:color="#1155cc" style:text-underline-style="solid" style:text-underline-color="font-color"/>
    </style:style>
    <style:style style:name="T110_21" style:family="text"/>
    <style:style style:name="T110_22" style:family="text">
      <style:text-properties fo:background-color="#ffffff" fo:color="#1155cc" style:text-underline-style="solid" style:text-underline-color="font-color"/>
    </style:style>
    <style:style style:name="T110_23" style:family="text"/>
    <style:style style:name="T110_24" style:family="text">
      <style:text-properties fo:background-color="#ffffff" fo:color="#1155cc" style:text-underline-style="solid" style:text-underline-color="font-color"/>
    </style:style>
    <style:style style:name="T110_25" style:family="text"/>
    <style:style style:name="T110_26" style:family="text">
      <style:text-properties fo:background-color="#ffffff" fo:color="#1155cc" style:text-underline-style="solid" style:text-underline-color="font-color"/>
    </style:style>
    <style:style style:name="T110_27" style:family="text"/>
    <style:style style:name="T110_28" style:family="text">
      <style:text-properties fo:background-color="#ffffff" fo:color="#1155cc" style:text-underline-style="solid" style:text-underline-color="font-color"/>
    </style:style>
    <style:style style:name="T110_29" style:family="text"/>
    <style:style style:name="T110_30" style:family="text">
      <style:text-properties fo:background-color="#ffffff" fo:color="#1155cc" style:text-underline-style="solid" style:text-underline-color="font-color"/>
    </style:style>
    <style:style style:name="T110_31" style:family="text"/>
    <style:style style:name="T110_32" style:family="text">
      <style:text-properties fo:background-color="#ffffff" fo:color="#1155cc" style:text-underline-style="solid" style:text-underline-color="font-color"/>
    </style:style>
    <style:style style:name="T110_33" style:family="text"/>
    <style:style style:name="T110_34" style:family="text">
      <style:text-properties fo:background-color="#ffffff" fo:color="#1155cc" style:text-underline-style="solid" style:text-underline-color="font-color"/>
    </style:style>
    <style:style style:name="T110_35" style:family="text"/>
    <style:style style:name="T110_36" style:family="text">
      <style:text-properties fo:background-color="#ffffff" fo:color="#1155cc" style:text-underline-style="solid" style:text-underline-color="font-color"/>
    </style:style>
    <style:style style:name="T110_37" style:family="text"/>
    <style:style style:name="T110_38" style:family="text">
      <style:text-properties fo:background-color="#ffffff" fo:color="#1155cc" style:text-underline-style="solid" style:text-underline-color="font-color"/>
    </style:style>
    <style:style style:name="T110_39" style:family="text"/>
    <style:style style:name="T110_40" style:family="text">
      <style:text-properties fo:background-color="#ffffff" fo:color="#1155cc" style:text-underline-style="solid" style:text-underline-color="font-color"/>
    </style:style>
    <style:style style:name="T110_41" style:family="text"/>
    <style:style style:name="T110_42" style:family="text">
      <style:text-properties fo:background-color="#ffffff" fo:color="#1155cc" style:text-underline-style="solid" style:text-underline-color="font-color"/>
    </style:style>
    <style:style style:name="T110_43" style:family="text"/>
    <style:style style:name="T110_44" style:family="text">
      <style:text-properties fo:background-color="#ffffff" fo:color="#1155cc" style:text-underline-style="solid" style:text-underline-color="font-color"/>
    </style:style>
    <style:style style:name="T110_45" style:family="text"/>
    <style:style style:name="T110_46" style:family="text">
      <style:text-properties fo:background-color="#ffffff" fo:color="#1155cc" style:text-underline-style="solid" style:text-underline-color="font-color"/>
    </style:style>
    <style:style style:name="T110_47" style:family="text"/>
    <style:style style:name="T110_48" style:family="text">
      <style:text-properties fo:background-color="#ffffff" fo:color="#1155cc" style:text-underline-style="solid" style:text-underline-color="font-color"/>
    </style:style>
    <style:style style:name="T110_49" style:family="text"/>
    <style:style style:name="T110_50" style:family="text">
      <style:text-properties fo:background-color="#ffffff" fo:color="#1155cc" style:text-underline-style="solid" style:text-underline-color="font-color"/>
    </style:style>
    <style:style style:name="T110_51" style:family="text"/>
    <style:style style:name="T110_52" style:family="text">
      <style:text-properties fo:background-color="#ffffff" fo:color="#1155cc" style:text-underline-style="solid" style:text-underline-color="font-color"/>
    </style:style>
    <style:style style:name="T110_53" style:family="text"/>
    <style:style style:name="T110_54" style:family="text">
      <style:text-properties fo:background-color="#ffffff" fo:color="#1155cc" style:text-underline-style="solid" style:text-underline-color="font-color"/>
    </style:style>
    <style:style style:name="T110_55" style:family="text"/>
    <style:style style:name="T110_56" style:family="text">
      <style:text-properties fo:background-color="#ffffff" fo:color="#1155cc" style:text-underline-style="solid" style:text-underline-color="font-color"/>
    </style:style>
    <style:style style:name="T110_57" style:family="text"/>
    <style:style style:name="T110_58" style:family="text">
      <style:text-properties fo:background-color="#ffffff" fo:color="#1155cc" style:text-underline-style="solid" style:text-underline-color="font-color"/>
    </style:style>
    <style:style style:name="T110_59" style:family="text"/>
    <style:style style:name="T110_60" style:family="text">
      <style:text-properties fo:background-color="#ffffff" fo:color="#1155cc" style:text-underline-style="solid" style:text-underline-color="font-color"/>
    </style:style>
    <style:style style:name="T110_61" style:family="text"/>
    <style:style style:name="T110_62" style:family="text">
      <style:text-properties fo:background-color="#ffffff" fo:color="#1155cc" style:text-underline-style="solid" style:text-underline-color="font-color"/>
    </style:style>
    <style:style style:name="T110_63" style:family="text"/>
    <style:style style:name="T110_64" style:family="text">
      <style:text-properties fo:background-color="#ffffff" fo:color="#1155cc" style:text-underline-style="solid" style:text-underline-color="font-color"/>
    </style:style>
    <style:style style:name="T110_65" style:family="text"/>
    <style:style style:name="T110_66" style:family="text">
      <style:text-properties fo:background-color="#ffffff" fo:color="#1155cc" style:text-underline-style="solid" style:text-underline-color="font-color"/>
    </style:style>
    <style:style style:name="T110_67" style:family="text"/>
    <style:style style:name="T110_68" style:family="text">
      <style:text-properties fo:background-color="#ffffff" fo:color="#1155cc" style:text-underline-style="solid" style:text-underline-color="font-color"/>
    </style:style>
    <style:style style:name="T110_69" style:family="text"/>
    <style:style style:name="T110_70" style:family="text">
      <style:text-properties fo:background-color="#ffffff" fo:color="#1155cc" style:text-underline-style="solid" style:text-underline-color="font-color"/>
    </style:style>
    <style:style style:name="T110_71" style:family="text"/>
    <style:style style:name="T110_72" style:family="text">
      <style:text-properties fo:background-color="#ffffff" fo:color="#1155cc" style:text-underline-style="solid" style:text-underline-color="font-color"/>
    </style:style>
    <style:style style:name="T110_73" style:family="text"/>
    <style:style style:name="T110_74" style:family="text">
      <style:text-properties fo:background-color="#ffffff" fo:color="#1155cc" style:text-underline-style="solid" style:text-underline-color="font-color"/>
    </style:style>
    <style:style style:name="T110_75" style:family="text"/>
    <style:style style:name="T110_76" style:family="text">
      <style:text-properties fo:background-color="#ffffff" fo:color="#1155cc" style:text-underline-style="solid" style:text-underline-color="font-color"/>
    </style:style>
    <style:style style:name="T110_77" style:family="text"/>
    <style:style style:name="T110_78" style:family="text">
      <style:text-properties fo:background-color="#ffffff" fo:color="#1155cc" style:text-underline-style="solid" style:text-underline-color="font-color"/>
    </style:style>
    <style:style style:name="T110_79" style:family="text"/>
    <style:style style:name="T110_80" style:family="text">
      <style:text-properties fo:background-color="#ffffff" fo:color="#1155cc" style:text-underline-style="solid" style:text-underline-color="font-color"/>
    </style:style>
    <style:style style:name="T110_81" style:family="text"/>
    <style:style style:name="T110_82" style:family="text">
      <style:text-properties fo:background-color="#ffffff" fo:color="#1155cc" style:text-underline-style="solid" style:text-underline-color="font-color"/>
    </style:style>
    <style:style style:name="T110_83" style:family="text"/>
    <style:style style:name="T110_84" style:family="text">
      <style:text-properties fo:background-color="#ffffff" fo:color="#1155cc" style:text-underline-style="solid" style:text-underline-color="font-color"/>
    </style:style>
    <style:style style:name="T110_85" style:family="text"/>
    <style:style style:name="T110_86" style:family="text">
      <style:text-properties fo:background-color="#ffffff" fo:color="#1155cc" style:text-underline-style="solid" style:text-underline-color="font-color"/>
    </style:style>
    <style:style style:name="T110_87" style:family="text"/>
    <style:style style:name="T110_88" style:family="text">
      <style:text-properties fo:background-color="#ffffff" fo:color="#1155cc" style:text-underline-style="solid" style:text-underline-color="font-color"/>
    </style:style>
    <style:style style:name="T110_89" style:family="text"/>
    <style:style style:name="T110_90" style:family="text">
      <style:text-properties fo:background-color="#ffffff" fo:color="#1155cc" style:text-underline-style="solid" style:text-underline-color="font-color"/>
    </style:style>
    <style:style style:name="T110_91" style:family="text"/>
    <style:style style:name="T110_92" style:family="text">
      <style:text-properties fo:background-color="#ffffff" fo:color="#1155cc" style:text-underline-style="solid" style:text-underline-color="font-color"/>
    </style:style>
    <style:style style:name="T110_93" style:family="text"/>
    <style:style style:name="T110_94" style:family="text">
      <style:text-properties fo:background-color="#ffffff" fo:color="#1155cc" style:text-underline-style="solid" style:text-underline-color="font-color"/>
    </style:style>
    <style:style style:name="T110_95" style:family="text"/>
    <style:style style:name="T110_96" style:family="text">
      <style:text-properties fo:background-color="#ffffff" fo:color="#1155cc" style:text-underline-style="solid" style:text-underline-color="font-color"/>
    </style:style>
    <style:style style:name="T110_97" style:family="text"/>
    <style:style style:name="T110_98" style:family="text">
      <style:text-properties fo:background-color="#ffffff" fo:color="#1155cc" style:text-underline-style="solid" style:text-underline-color="font-color"/>
    </style:style>
    <style:style style:name="T110_99" style:family="text"/>
    <style:style style:name="T110_100" style:family="text">
      <style:text-properties fo:background-color="#ffffff" fo:color="#1155cc" style:text-underline-style="solid" style:text-underline-color="font-color"/>
    </style:style>
    <style:style style:name="T110_101" style:family="text"/>
    <style:style style:name="T110_102" style:family="text">
      <style:text-properties fo:background-color="#ffffff" fo:color="#1155cc" style:text-underline-style="solid" style:text-underline-color="font-color"/>
    </style:style>
    <style:style style:name="T110_103" style:family="text"/>
    <style:style style:name="T110_104" style:family="text">
      <style:text-properties fo:background-color="#ffffff" fo:color="#1155cc" style:text-underline-style="solid" style:text-underline-color="font-color"/>
    </style:style>
    <style:style style:name="T110_105" style:family="text"/>
    <style:style style:name="T110_106" style:family="text">
      <style:text-properties fo:background-color="#ffffff" fo:color="#1155cc" style:text-underline-style="solid" style:text-underline-color="font-color"/>
    </style:style>
    <style:style style:name="T110_107" style:family="text"/>
    <style:style style:name="T110_108" style:family="text">
      <style:text-properties fo:background-color="#ffffff" fo:color="#1155cc" style:text-underline-style="solid" style:text-underline-color="font-color"/>
    </style:style>
    <style:style style:name="T110_109" style:family="text"/>
    <style:style style:name="T110_110" style:family="text">
      <style:text-properties fo:background-color="#ffffff" fo:color="#1155cc" style:text-underline-style="solid" style:text-underline-color="font-color"/>
    </style:style>
    <style:style style:name="T110_111" style:family="text"/>
    <style:style style:name="T110_112" style:family="text">
      <style:text-properties fo:background-color="#ffffff" fo:color="#1155cc" style:text-underline-style="solid" style:text-underline-color="font-color"/>
    </style:style>
    <style:style style:name="T110_113" style:family="text"/>
    <style:style style:name="T110_114" style:family="text">
      <style:text-properties fo:background-color="#ffffff" fo:color="#1155cc" style:text-underline-style="solid" style:text-underline-color="font-color"/>
    </style:style>
    <style:style style:name="T110_115" style:family="text"/>
    <style:style style:name="T110_116" style:family="text">
      <style:text-properties fo:background-color="#ffffff" fo:color="#1155cc" style:text-underline-style="solid" style:text-underline-color="font-color"/>
    </style:style>
    <style:style style:name="T110_117" style:family="text"/>
    <style:style style:name="T110_118" style:family="text">
      <style:text-properties fo:background-color="#ffffff" fo:color="#1155cc" style:text-underline-style="solid" style:text-underline-color="font-color"/>
    </style:style>
    <style:style style:name="T110_119" style:family="text"/>
    <style:style style:name="T110_120" style:family="text">
      <style:text-properties fo:background-color="#ffffff" fo:color="#1155cc" style:text-underline-style="solid" style:text-underline-color="font-color"/>
    </style:style>
    <style:style style:name="T110_121" style:family="text"/>
    <style:style style:name="T110_122" style:family="text">
      <style:text-properties fo:background-color="#ffffff" fo:color="#1155cc" style:text-underline-style="solid" style:text-underline-color="font-color"/>
    </style:style>
    <style:style style:name="T110_123" style:family="text"/>
    <style:style style:name="T110_124" style:family="text">
      <style:text-properties fo:background-color="#ffffff" fo:color="#1155cc" style:text-underline-style="solid" style:text-underline-color="font-color"/>
    </style:style>
    <style:style style:name="T110_125" style:family="text"/>
    <style:style style:name="T110_126" style:family="text">
      <style:text-properties fo:background-color="#ffffff" fo:color="#1155cc" style:text-underline-style="solid" style:text-underline-color="font-color"/>
    </style:style>
    <style:style style:name="T110_127" style:family="text"/>
    <style:style style:name="T110_128" style:family="text">
      <style:text-properties fo:background-color="#ffffff" fo:color="#1155cc" style:text-underline-style="solid" style:text-underline-color="font-color"/>
    </style:style>
    <style:style style:name="T110_129" style:family="text"/>
    <style:style style:name="T110_130" style:family="text">
      <style:text-properties fo:background-color="#ffffff" fo:color="#1155cc" style:text-underline-style="solid" style:text-underline-color="font-color"/>
    </style:style>
    <style:style style:name="T110_131" style:family="text"/>
    <style:style style:name="T110_132" style:family="text">
      <style:text-properties fo:background-color="#ffffff" fo:color="#1155cc" style:text-underline-style="solid" style:text-underline-color="font-color"/>
    </style:style>
    <style:style style:name="T110_133" style:family="text"/>
    <style:style style:name="T110_134" style:family="text">
      <style:text-properties fo:background-color="#ffffff" fo:color="#1155cc" style:text-underline-style="solid" style:text-underline-color="font-color"/>
    </style:style>
    <style:style style:name="T110_135" style:family="text"/>
    <style:style style:name="T110_136" style:family="text">
      <style:text-properties fo:background-color="#ffffff" fo:color="#1155cc" style:text-underline-style="solid" style:text-underline-color="font-color"/>
    </style:style>
    <style:style style:name="T110_137" style:family="text"/>
    <style:style style:name="T110_138" style:family="text">
      <style:text-properties fo:background-color="#ffffff" fo:color="#1155cc" style:text-underline-style="solid" style:text-underline-color="font-color"/>
    </style:style>
    <style:style style:name="T110_139" style:family="text"/>
    <style:style style:name="T110_140" style:family="text">
      <style:text-properties fo:background-color="#ffffff" fo:color="#1155cc" style:text-underline-style="solid" style:text-underline-color="font-color"/>
    </style:style>
    <style:style style:name="T110_141" style:family="text"/>
    <style:style style:name="T110_142" style:family="text">
      <style:text-properties fo:background-color="#ffffff" fo:color="#1155cc" style:text-underline-style="solid" style:text-underline-color="font-color"/>
    </style:style>
    <style:style style:name="T110_143" style:family="text"/>
    <style:style style:name="T110_144" style:family="text">
      <style:text-properties fo:background-color="#ffffff" fo:color="#1155cc" style:text-underline-style="solid" style:text-underline-color="font-color"/>
    </style:style>
    <style:style style:name="T110_145" style:family="text"/>
    <style:style style:name="T110_146" style:family="text">
      <style:text-properties fo:background-color="#ffffff" fo:color="#1155cc" style:text-underline-style="solid" style:text-underline-color="font-color"/>
    </style:style>
    <style:style style:name="T110_147" style:family="text"/>
    <style:style style:name="T110_148" style:family="text">
      <style:text-properties fo:background-color="#ffffff" fo:color="#1155cc" style:text-underline-style="solid" style:text-underline-color="font-color"/>
    </style:style>
    <style:style style:name="T110_149" style:family="text"/>
    <style:style style:name="T110_150" style:family="text">
      <style:text-properties fo:background-color="#ffffff" fo:color="#1155cc" style:text-underline-style="solid" style:text-underline-color="font-color"/>
    </style:style>
    <style:style style:name="T110_151" style:family="text"/>
    <style:style style:name="T110_152" style:family="text">
      <style:text-properties fo:background-color="#ffffff" fo:color="#1155cc" style:text-underline-style="solid" style:text-underline-color="font-color"/>
    </style:style>
    <style:style style:name="T110_153" style:family="text"/>
    <style:style style:name="T110_154" style:family="text">
      <style:text-properties fo:background-color="#ffffff" fo:color="#1155cc" style:text-underline-style="solid" style:text-underline-color="font-color"/>
    </style:style>
    <style:style style:name="T110_155" style:family="text"/>
    <style:style style:name="T110_156" style:family="text">
      <style:text-properties fo:background-color="#ffffff" fo:color="#1155cc" style:text-underline-style="solid" style:text-underline-color="font-color"/>
    </style:style>
    <style:style style:name="T110_157" style:family="text"/>
    <style:style style:name="T110_158" style:family="text">
      <style:text-properties fo:background-color="#ffffff" fo:color="#1155cc" style:text-underline-style="solid" style:text-underline-color="font-color"/>
    </style:style>
    <style:style style:name="T110_159" style:family="text"/>
    <style:style style:name="T110_160" style:family="text">
      <style:text-properties fo:background-color="#ffffff" fo:color="#1155cc" style:text-underline-style="solid" style:text-underline-color="font-color"/>
    </style:style>
    <style:style style:name="T110_161" style:family="text"/>
    <style:style style:name="T110_162" style:family="text">
      <style:text-properties fo:background-color="#ffffff" fo:color="#1155cc" style:text-underline-style="solid" style:text-underline-color="font-color"/>
    </style:style>
    <style:style style:name="T110_163" style:family="text"/>
    <style:style style:name="T110_164" style:family="text">
      <style:text-properties fo:background-color="#ffffff" fo:color="#1155cc" style:text-underline-style="solid" style:text-underline-color="font-color"/>
    </style:style>
    <style:style style:name="T110_165" style:family="text"/>
    <style:style style:name="T110_166" style:family="text">
      <style:text-properties fo:background-color="#ffffff" fo:color="#1155cc" style:text-underline-style="solid" style:text-underline-color="font-color"/>
    </style:style>
    <style:style style:name="T110_167" style:family="text"/>
    <style:style style:name="T110_168" style:family="text">
      <style:text-properties fo:background-color="#ffffff" fo:color="#1155cc" style:text-underline-style="solid" style:text-underline-color="font-color"/>
    </style:style>
    <style:style style:name="T110_169" style:family="text"/>
    <style:style style:name="T110_170" style:family="text">
      <style:text-properties fo:background-color="#ffffff" fo:color="#1155cc" style:text-underline-style="solid" style:text-underline-color="font-color"/>
    </style:style>
    <style:style style:name="T110_171" style:family="text"/>
    <style:style style:name="T110_172" style:family="text">
      <style:text-properties fo:background-color="#ffffff" fo:color="#1155cc" style:text-underline-style="solid" style:text-underline-color="font-color"/>
    </style:style>
    <style:style style:name="T110_173" style:family="text"/>
    <style:style style:name="T110_174" style:family="text">
      <style:text-properties fo:background-color="#ffffff" fo:color="#1155cc" style:text-underline-style="solid" style:text-underline-color="font-color"/>
    </style:style>
    <style:style style:name="T110_175" style:family="text"/>
    <style:style style:name="T110_176" style:family="text">
      <style:text-properties fo:background-color="#ffffff" fo:color="#1155cc" style:text-underline-style="solid" style:text-underline-color="font-color"/>
    </style:style>
    <style:style style:name="T110_177" style:family="text"/>
    <style:style style:name="T110_178" style:family="text">
      <style:text-properties fo:background-color="#ffffff" fo:color="#1155cc" style:text-underline-style="solid" style:text-underline-color="font-color"/>
    </style:style>
    <style:style style:name="T110_179" style:family="text"/>
    <style:style style:name="T110_180" style:family="text">
      <style:text-properties fo:background-color="#ffffff" fo:color="#1155cc" style:text-underline-style="solid" style:text-underline-color="font-color"/>
    </style:style>
    <style:style style:name="T110_181" style:family="text"/>
    <style:style style:name="T110_182" style:family="text">
      <style:text-properties fo:background-color="#ffffff" fo:color="#1155cc" style:text-underline-style="solid" style:text-underline-color="font-color"/>
    </style:style>
    <style:style style:name="T110_183" style:family="text"/>
    <style:style style:name="T110_184" style:family="text">
      <style:text-properties fo:background-color="#ffffff" fo:color="#1155cc" style:text-underline-style="solid" style:text-underline-color="font-color"/>
    </style:style>
    <style:style style:name="T110_185" style:family="text"/>
    <style:style style:name="T110_186" style:family="text">
      <style:text-properties fo:background-color="#ffffff" fo:color="#1155cc" style:text-underline-style="solid" style:text-underline-color="font-color"/>
    </style:style>
    <style:style style:name="T110_187" style:family="text"/>
    <style:style style:name="T110_188" style:family="text">
      <style:text-properties fo:background-color="#ffffff" fo:color="#1155cc" style:text-underline-style="solid" style:text-underline-color="font-color"/>
    </style:style>
    <style:style style:name="T110_189" style:family="text"/>
    <style:style style:name="T110_190" style:family="text">
      <style:text-properties fo:background-color="#ffffff" fo:color="#1155cc" style:text-underline-style="solid" style:text-underline-color="font-color"/>
    </style:style>
    <style:style style:name="T110_191" style:family="text"/>
    <style:style style:name="T110_192" style:family="text">
      <style:text-properties fo:background-color="#ffffff" fo:color="#1155cc" style:text-underline-style="solid" style:text-underline-color="font-color"/>
    </style:style>
    <style:style style:name="T110_193" style:family="text"/>
    <style:style style:name="T110_194" style:family="text">
      <style:text-properties fo:background-color="#ffffff" fo:color="#1155cc" style:text-underline-style="solid" style:text-underline-color="font-color"/>
    </style:style>
    <style:style style:name="T110_195" style:family="text"/>
    <style:style style:name="T110_196" style:family="text">
      <style:text-properties fo:background-color="#ffffff" fo:color="#1155cc" style:text-underline-style="solid" style:text-underline-color="font-color"/>
    </style:style>
    <style:style style:name="T110_197" style:family="text"/>
    <style:style style:name="T110_198" style:family="text">
      <style:text-properties fo:background-color="#ffffff"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12" style:family="paragraph" style:parent-style-name="Standard">
      <style:paragraph-properties fo:break-before="auto" fo:line-height="164%" style:writing-mode="lr-tb"/>
    </style:style>
    <style:style style:name="T112_1" style:family="text">
      <style:text-properties fo:background-color="#ffffff" fo:color="#333333"/>
    </style:style>
    <style:style style:name="P113" style:family="paragraph" style:parent-style-name="Standard">
      <style:paragraph-properties fo:break-before="auto" fo:line-height="164%" style:writing-mode="lr-tb"/>
    </style:style>
    <style:style style:name="T113_1" style:family="text">
      <style:text-properties fo:background-color="#ffffff" fo:color="#333333"/>
    </style:style>
    <style:style style:name="T113_2" style:family="text">
      <style:text-properties fo:background-color="#ffffff" fo:color="#333333"/>
    </style:style>
    <style:style style:name="T113_3" style:family="text">
      <style:text-properties fo:background-color="#ffffff" fo:color="#333333"/>
    </style:style>
    <style:style style:name="T113_4" style:family="text">
      <style:text-properties fo:background-color="#ffffff" fo:color="#333333"/>
    </style:style>
    <style:style style:name="T113_5" style:family="text">
      <style:text-properties fo:background-color="#ffffff" fo:color="#333333"/>
    </style:style>
    <style:style style:name="P114" style:family="paragraph" style:parent-style-name="Standard">
      <style:paragraph-properties fo:break-before="auto" fo:line-height="164%" style:writing-mode="lr-tb"/>
    </style:style>
    <style:style style:name="T114_1" style:family="text">
      <style:text-properties fo:background-color="#ffffff" fo:color="#333333"/>
    </style:style>
    <style:style style:name="T114_2" style:family="text">
      <style:text-properties fo:background-color="#ffffff" fo:color="#333333"/>
    </style:style>
    <style:style style:name="T114_3" style:family="text">
      <style:text-properties fo:background-color="#ffffff" fo:color="#333333"/>
    </style:style>
    <style:style style:name="T114_4" style:family="text">
      <style:text-properties fo:background-color="#ffffff" fo:color="#333333"/>
    </style:style>
    <style:style style:name="T114_5" style:family="text">
      <style:text-properties fo:background-color="#ffffff" fo:color="#333333"/>
    </style:style>
    <style:style style:name="P115" style:family="paragraph" style:parent-style-name="Standard">
      <style:paragraph-properties fo:break-before="auto" fo:line-height="164%" style:writing-mode="lr-tb"/>
    </style:style>
    <style:style style:name="T115_1" style:family="text">
      <style:text-properties fo:background-color="#ffffff"/>
    </style:style>
    <style:style style:name="T115_2" style:family="text">
      <style:text-properties fo:background-color="#ffffff"/>
    </style:style>
    <style:style style:name="T115_3" style:family="text"/>
    <style:style style:name="T115_4" style:family="text">
      <style:text-properties fo:background-color="#ffffff" fo:color="#1155cc" style:text-underline-style="solid" style:text-underline-color="font-color"/>
    </style:style>
    <style:style style:name="T115_5" style:family="text"/>
    <style:style style:name="T115_6" style:family="text">
      <style:text-properties fo:background-color="#ffffff" fo:color="#1155cc" style:text-underline-style="solid" style:text-underline-color="font-color"/>
    </style:style>
    <style:style style:name="T115_7" style:family="text"/>
    <style:style style:name="T115_8" style:family="text">
      <style:text-properties fo:background-color="#ffffff" fo:color="#1155cc" style:text-underline-style="solid" style:text-underline-color="font-color"/>
    </style:style>
    <style:style style:name="T115_9" style:family="text"/>
    <style:style style:name="T115_10" style:family="text">
      <style:text-properties fo:background-color="#ffffff" fo:color="#1155cc" style:text-underline-style="solid" style:text-underline-color="font-color"/>
    </style:style>
    <style:style style:name="T115_11" style:family="text"/>
    <style:style style:name="T115_12" style:family="text">
      <style:text-properties fo:background-color="#ffffff" fo:color="#1155cc" style:text-underline-style="solid" style:text-underline-color="font-color"/>
    </style:style>
    <style:style style:name="T115_13" style:family="text"/>
    <style:style style:name="T115_14" style:family="text">
      <style:text-properties fo:background-color="#ffffff" fo:color="#1155cc" style:text-underline-style="solid" style:text-underline-color="font-color"/>
    </style:style>
    <style:style style:name="T115_15" style:family="text"/>
    <style:style style:name="T115_16" style:family="text">
      <style:text-properties fo:background-color="#ffffff" fo:color="#1155cc" style:text-underline-style="solid" style:text-underline-color="font-color"/>
    </style:style>
    <style:style style:name="T115_17" style:family="text"/>
    <style:style style:name="T115_18" style:family="text">
      <style:text-properties fo:background-color="#ffffff" fo:color="#1155cc" style:text-underline-style="solid" style:text-underline-color="font-color"/>
    </style:style>
    <style:style style:name="T115_19" style:family="text"/>
    <style:style style:name="T115_20" style:family="text">
      <style:text-properties fo:background-color="#ffffff" fo:color="#1155cc" style:text-underline-style="solid" style:text-underline-color="font-color"/>
    </style:style>
    <style:style style:name="T115_21" style:family="text"/>
    <style:style style:name="T115_22" style:family="text">
      <style:text-properties fo:background-color="#ffffff" fo:color="#1155cc" style:text-underline-style="solid" style:text-underline-color="font-color"/>
    </style:style>
    <style:style style:name="T115_23" style:family="text"/>
    <style:style style:name="T115_24" style:family="text">
      <style:text-properties fo:background-color="#ffffff" fo:color="#1155cc" style:text-underline-style="solid" style:text-underline-color="font-color"/>
    </style:style>
    <style:style style:name="T115_25" style:family="text"/>
    <style:style style:name="T115_26" style:family="text">
      <style:text-properties fo:background-color="#ffffff" fo:color="#1155cc" style:text-underline-style="solid" style:text-underline-color="font-color"/>
    </style:style>
    <style:style style:name="T115_27" style:family="text"/>
    <style:style style:name="T115_28" style:family="text">
      <style:text-properties fo:background-color="#ffffff" fo:color="#1155cc" style:text-underline-style="solid" style:text-underline-color="font-color"/>
    </style:style>
    <style:style style:name="T115_29" style:family="text"/>
    <style:style style:name="T115_30" style:family="text">
      <style:text-properties fo:background-color="#ffffff" fo:color="#1155cc" style:text-underline-style="solid" style:text-underline-color="font-color"/>
    </style:style>
    <style:style style:name="T115_31" style:family="text"/>
    <style:style style:name="T115_32" style:family="text">
      <style:text-properties fo:background-color="#ffffff" fo:color="#1155cc" style:text-underline-style="solid" style:text-underline-color="font-color"/>
    </style:style>
    <style:style style:name="T115_33" style:family="text"/>
    <style:style style:name="T115_34" style:family="text">
      <style:text-properties fo:background-color="#ffffff" fo:color="#1155cc" style:text-underline-style="solid" style:text-underline-color="font-color"/>
    </style:style>
    <style:style style:name="T115_35" style:family="text"/>
    <style:style style:name="T115_36" style:family="text">
      <style:text-properties fo:background-color="#ffffff" fo:color="#1155cc" style:text-underline-style="solid" style:text-underline-color="font-color"/>
    </style:style>
    <style:style style:name="T115_37" style:family="text"/>
    <style:style style:name="T115_38" style:family="text">
      <style:text-properties fo:background-color="#ffffff" fo:color="#1155cc" style:text-underline-style="solid" style:text-underline-color="font-color"/>
    </style:style>
    <style:style style:name="T115_39" style:family="text"/>
    <style:style style:name="T115_40" style:family="text">
      <style:text-properties fo:background-color="#ffffff" fo:color="#1155cc" style:text-underline-style="solid" style:text-underline-color="font-color"/>
    </style:style>
    <style:style style:name="T115_41" style:family="text"/>
    <style:style style:name="T115_42" style:family="text">
      <style:text-properties fo:background-color="#ffffff" fo:color="#1155cc" style:text-underline-style="solid" style:text-underline-color="font-color"/>
    </style:style>
    <style:style style:name="T115_43" style:family="text"/>
    <style:style style:name="T115_44" style:family="text">
      <style:text-properties fo:background-color="#ffffff" fo:color="#1155cc" style:text-underline-style="solid" style:text-underline-color="font-color"/>
    </style:style>
    <style:style style:name="T115_45" style:family="text"/>
    <style:style style:name="T115_46" style:family="text">
      <style:text-properties fo:background-color="#ffffff" fo:color="#1155cc" style:text-underline-style="solid" style:text-underline-color="font-color"/>
    </style:style>
    <style:style style:name="T115_47" style:family="text"/>
    <style:style style:name="T115_48" style:family="text">
      <style:text-properties fo:background-color="#ffffff" fo:color="#1155cc" style:text-underline-style="solid" style:text-underline-color="font-color"/>
    </style:style>
    <style:style style:name="T115_49" style:family="text"/>
    <style:style style:name="T115_50" style:family="text">
      <style:text-properties fo:background-color="#ffffff" fo:color="#1155cc" style:text-underline-style="solid" style:text-underline-color="font-color"/>
    </style:style>
    <style:style style:name="T115_51" style:family="text"/>
    <style:style style:name="T115_52" style:family="text">
      <style:text-properties fo:background-color="#ffffff" fo:color="#1155cc" style:text-underline-style="solid" style:text-underline-color="font-color"/>
    </style:style>
    <style:style style:name="T115_53" style:family="text"/>
    <style:style style:name="T115_54" style:family="text">
      <style:text-properties fo:background-color="#ffffff" fo:color="#1155cc" style:text-underline-style="solid" style:text-underline-color="font-color"/>
    </style:style>
    <style:style style:name="T115_55" style:family="text"/>
    <style:style style:name="T115_56" style:family="text">
      <style:text-properties fo:background-color="#ffffff" fo:color="#1155cc" style:text-underline-style="solid" style:text-underline-color="font-color"/>
    </style:style>
    <style:style style:name="T115_57" style:family="text"/>
    <style:style style:name="T115_58" style:family="text">
      <style:text-properties fo:background-color="#ffffff" fo:color="#1155cc" style:text-underline-style="solid" style:text-underline-color="font-color"/>
    </style:style>
    <style:style style:name="T115_59" style:family="text"/>
    <style:style style:name="T115_60" style:family="text">
      <style:text-properties fo:background-color="#ffffff" fo:color="#1155cc" style:text-underline-style="solid" style:text-underline-color="font-color"/>
    </style:style>
    <style:style style:name="T115_61" style:family="text"/>
    <style:style style:name="T115_62" style:family="text">
      <style:text-properties fo:background-color="#ffffff" fo:color="#1155cc" style:text-underline-style="solid" style:text-underline-color="font-color"/>
    </style:style>
    <style:style style:name="T115_63" style:family="text"/>
    <style:style style:name="T115_64" style:family="text">
      <style:text-properties fo:background-color="#ffffff" fo:color="#1155cc" style:text-underline-style="solid" style:text-underline-color="font-color"/>
    </style:style>
    <style:style style:name="T115_65" style:family="text"/>
    <style:style style:name="T115_66" style:family="text">
      <style:text-properties fo:background-color="#ffffff" fo:color="#1155cc" style:text-underline-style="solid" style:text-underline-color="font-color"/>
    </style:style>
    <style:style style:name="T115_67" style:family="text"/>
    <style:style style:name="T115_68" style:family="text">
      <style:text-properties fo:background-color="#ffffff" fo:color="#1155cc" style:text-underline-style="solid" style:text-underline-color="font-color"/>
    </style:style>
    <style:style style:name="T115_69" style:family="text"/>
    <style:style style:name="T115_70" style:family="text">
      <style:text-properties fo:background-color="#ffffff" fo:color="#1155cc" style:text-underline-style="solid" style:text-underline-color="font-color"/>
    </style:style>
    <style:style style:name="T115_71" style:family="text"/>
    <style:style style:name="T115_72" style:family="text">
      <style:text-properties fo:background-color="#ffffff" fo:color="#1155cc" style:text-underline-style="solid" style:text-underline-color="font-color"/>
    </style:style>
    <style:style style:name="T115_73" style:family="text"/>
    <style:style style:name="T115_74" style:family="text">
      <style:text-properties fo:background-color="#ffffff" fo:color="#1155cc" style:text-underline-style="solid" style:text-underline-color="font-color"/>
    </style:style>
    <style:style style:name="T115_75" style:family="text"/>
    <style:style style:name="T115_76" style:family="text">
      <style:text-properties fo:background-color="#ffffff" fo:color="#1155cc" style:text-underline-style="solid" style:text-underline-color="font-color"/>
    </style:style>
    <style:style style:name="T115_77" style:family="text"/>
    <style:style style:name="T115_78" style:family="text">
      <style:text-properties fo:background-color="#ffffff" fo:color="#1155cc" style:text-underline-style="solid" style:text-underline-color="font-color"/>
    </style:style>
    <style:style style:name="T115_79" style:family="text"/>
    <style:style style:name="T115_80" style:family="text">
      <style:text-properties fo:background-color="#ffffff" fo:color="#1155cc" style:text-underline-style="solid" style:text-underline-color="font-color"/>
    </style:style>
    <style:style style:name="T115_81" style:family="text"/>
    <style:style style:name="T115_82" style:family="text">
      <style:text-properties fo:background-color="#ffffff" fo:color="#1155cc" style:text-underline-style="solid" style:text-underline-color="font-color"/>
    </style:style>
    <style:style style:name="T115_83" style:family="text"/>
    <style:style style:name="T115_84" style:family="text">
      <style:text-properties fo:background-color="#ffffff" fo:color="#1155cc" style:text-underline-style="solid" style:text-underline-color="font-color"/>
    </style:style>
    <style:style style:name="T115_85" style:family="text"/>
    <style:style style:name="T115_86" style:family="text">
      <style:text-properties fo:background-color="#ffffff" fo:color="#1155cc" style:text-underline-style="solid" style:text-underline-color="font-color"/>
    </style:style>
    <style:style style:name="T115_87" style:family="text"/>
    <style:style style:name="T115_88" style:family="text">
      <style:text-properties fo:background-color="#ffffff" fo:color="#1155cc" style:text-underline-style="solid" style:text-underline-color="font-color"/>
    </style:style>
    <style:style style:name="T115_89" style:family="text"/>
    <style:style style:name="T115_90" style:family="text">
      <style:text-properties fo:background-color="#ffffff" fo:color="#1155cc" style:text-underline-style="solid" style:text-underline-color="font-color"/>
    </style:style>
    <style:style style:name="T115_91" style:family="text"/>
    <style:style style:name="T115_92" style:family="text">
      <style:text-properties fo:background-color="#ffffff" fo:color="#1155cc" style:text-underline-style="solid" style:text-underline-color="font-color"/>
    </style:style>
    <style:style style:name="T115_93" style:family="text"/>
    <style:style style:name="T115_94" style:family="text">
      <style:text-properties fo:background-color="#ffffff" fo:color="#1155cc" style:text-underline-style="solid" style:text-underline-color="font-color"/>
    </style:style>
    <style:style style:name="T115_95" style:family="text"/>
    <style:style style:name="T115_96" style:family="text">
      <style:text-properties fo:background-color="#ffffff" fo:color="#1155cc" style:text-underline-style="solid" style:text-underline-color="font-color"/>
    </style:style>
    <style:style style:name="T115_97" style:family="text"/>
    <style:style style:name="T115_98" style:family="text">
      <style:text-properties fo:background-color="#ffffff" fo:color="#1155cc" style:text-underline-style="solid" style:text-underline-color="font-color"/>
    </style:style>
    <style:style style:name="T115_99" style:family="text"/>
    <style:style style:name="T115_100" style:family="text">
      <style:text-properties fo:background-color="#ffffff" fo:color="#1155cc" style:text-underline-style="solid" style:text-underline-color="font-color"/>
    </style:style>
    <style:style style:name="T115_101" style:family="text"/>
    <style:style style:name="T115_102" style:family="text">
      <style:text-properties fo:background-color="#ffffff" fo:color="#1155cc" style:text-underline-style="solid" style:text-underline-color="font-color"/>
    </style:style>
    <style:style style:name="T115_103" style:family="text"/>
    <style:style style:name="T115_104" style:family="text">
      <style:text-properties fo:background-color="#ffffff" fo:color="#1155cc" style:text-underline-style="solid" style:text-underline-color="font-color"/>
    </style:style>
    <style:style style:name="T115_105" style:family="text"/>
    <style:style style:name="T115_106" style:family="text">
      <style:text-properties fo:background-color="#ffffff" fo:color="#1155cc" style:text-underline-style="solid" style:text-underline-color="font-color"/>
    </style:style>
    <style:style style:name="T115_107" style:family="text"/>
    <style:style style:name="T115_108" style:family="text">
      <style:text-properties fo:background-color="#ffffff" fo:color="#1155cc" style:text-underline-style="solid" style:text-underline-color="font-color"/>
    </style:style>
    <style:style style:name="T115_109" style:family="text"/>
    <style:style style:name="T115_110" style:family="text">
      <style:text-properties fo:background-color="#ffffff" fo:color="#1155cc" style:text-underline-style="solid" style:text-underline-color="font-color"/>
    </style:style>
    <style:style style:name="T115_111" style:family="text"/>
    <style:style style:name="T115_112" style:family="text">
      <style:text-properties fo:background-color="#ffffff" fo:color="#1155cc" style:text-underline-style="solid" style:text-underline-color="font-color"/>
    </style:style>
    <style:style style:name="T115_113" style:family="text"/>
    <style:style style:name="T115_114" style:family="text">
      <style:text-properties fo:background-color="#ffffff" fo:color="#1155cc" style:text-underline-style="solid" style:text-underline-color="font-color"/>
    </style:style>
    <style:style style:name="T115_115" style:family="text"/>
    <style:style style:name="T115_116" style:family="text">
      <style:text-properties fo:background-color="#ffffff" fo:color="#1155cc" style:text-underline-style="solid" style:text-underline-color="font-color"/>
    </style:style>
    <style:style style:name="T115_117" style:family="text"/>
    <style:style style:name="T115_118" style:family="text">
      <style:text-properties fo:background-color="#ffffff" fo:color="#1155cc" style:text-underline-style="solid" style:text-underline-color="font-color"/>
    </style:style>
    <style:style style:name="T115_119" style:family="text"/>
    <style:style style:name="T115_120" style:family="text">
      <style:text-properties fo:background-color="#ffffff" fo:color="#1155cc" style:text-underline-style="solid" style:text-underline-color="font-color"/>
    </style:style>
    <style:style style:name="T115_121" style:family="text"/>
    <style:style style:name="T115_122" style:family="text">
      <style:text-properties fo:background-color="#ffffff" fo:color="#1155cc" style:text-underline-style="solid" style:text-underline-color="font-color"/>
    </style:style>
    <style:style style:name="T115_123" style:family="text"/>
    <style:style style:name="T115_124" style:family="text">
      <style:text-properties fo:background-color="#ffffff" fo:color="#1155cc" style:text-underline-style="solid" style:text-underline-color="font-color"/>
    </style:style>
    <style:style style:name="T115_125" style:family="text"/>
    <style:style style:name="T115_126" style:family="text">
      <style:text-properties fo:background-color="#ffffff" fo:color="#1155cc" style:text-underline-style="solid" style:text-underline-color="font-color"/>
    </style:style>
    <style:style style:name="T115_127" style:family="text"/>
    <style:style style:name="T115_128" style:family="text">
      <style:text-properties fo:background-color="#ffffff" fo:color="#1155cc" style:text-underline-style="solid" style:text-underline-color="font-color"/>
    </style:style>
    <style:style style:name="T115_129" style:family="text"/>
    <style:style style:name="T115_130" style:family="text">
      <style:text-properties fo:background-color="#ffffff" fo:color="#1155cc" style:text-underline-style="solid" style:text-underline-color="font-color"/>
    </style:style>
    <style:style style:name="T115_131" style:family="text"/>
    <style:style style:name="T115_132" style:family="text">
      <style:text-properties fo:background-color="#ffffff" fo:color="#1155cc" style:text-underline-style="solid" style:text-underline-color="font-color"/>
    </style:style>
    <style:style style:name="T115_133" style:family="text"/>
    <style:style style:name="T115_134" style:family="text">
      <style:text-properties fo:background-color="#ffffff" fo:color="#1155cc" style:text-underline-style="solid" style:text-underline-color="font-color"/>
    </style:style>
    <style:style style:name="T115_135" style:family="text"/>
    <style:style style:name="T115_136" style:family="text">
      <style:text-properties fo:background-color="#ffffff" fo:color="#1155cc" style:text-underline-style="solid" style:text-underline-color="font-color"/>
    </style:style>
    <style:style style:name="T115_137" style:family="text"/>
    <style:style style:name="T115_138" style:family="text">
      <style:text-properties fo:background-color="#ffffff" fo:color="#1155cc" style:text-underline-style="solid" style:text-underline-color="font-color"/>
    </style:style>
    <style:style style:name="T115_139" style:family="text"/>
    <style:style style:name="T115_140" style:family="text">
      <style:text-properties fo:background-color="#ffffff" fo:color="#1155cc" style:text-underline-style="solid" style:text-underline-color="font-color"/>
    </style:style>
    <style:style style:name="T115_141" style:family="text"/>
    <style:style style:name="T115_142" style:family="text">
      <style:text-properties fo:background-color="#ffffff" fo:color="#1155cc" style:text-underline-style="solid" style:text-underline-color="font-color"/>
    </style:style>
    <style:style style:name="T115_143" style:family="text"/>
    <style:style style:name="T115_144" style:family="text">
      <style:text-properties fo:background-color="#ffffff" fo:color="#1155cc" style:text-underline-style="solid" style:text-underline-color="font-color"/>
    </style:style>
    <style:style style:name="T115_145" style:family="text"/>
    <style:style style:name="T115_146" style:family="text">
      <style:text-properties fo:background-color="#ffffff" fo:color="#1155cc" style:text-underline-style="solid" style:text-underline-color="font-color"/>
    </style:style>
    <style:style style:name="T115_147" style:family="text"/>
    <style:style style:name="T115_148" style:family="text">
      <style:text-properties fo:background-color="#ffffff" fo:color="#1155cc" style:text-underline-style="solid" style:text-underline-color="font-color"/>
    </style:style>
    <style:style style:name="T115_149" style:family="text"/>
    <style:style style:name="T115_150" style:family="text">
      <style:text-properties fo:background-color="#ffffff" fo:color="#1155cc" style:text-underline-style="solid" style:text-underline-color="font-color"/>
    </style:style>
    <style:style style:name="T115_151" style:family="text"/>
    <style:style style:name="T115_152" style:family="text">
      <style:text-properties fo:background-color="#ffffff" fo:color="#1155cc" style:text-underline-style="solid" style:text-underline-color="font-color"/>
    </style:style>
    <style:style style:name="T115_153" style:family="text"/>
    <style:style style:name="T115_154" style:family="text">
      <style:text-properties fo:background-color="#ffffff" fo:color="#1155cc" style:text-underline-style="solid" style:text-underline-color="font-color"/>
    </style:style>
    <style:style style:name="T115_155" style:family="text"/>
    <style:style style:name="T115_156" style:family="text">
      <style:text-properties fo:background-color="#ffffff" fo:color="#1155cc" style:text-underline-style="solid" style:text-underline-color="font-color"/>
    </style:style>
    <style:style style:name="T115_157" style:family="text"/>
    <style:style style:name="T115_158" style:family="text">
      <style:text-properties fo:background-color="#ffffff" fo:color="#1155cc" style:text-underline-style="solid" style:text-underline-color="font-color"/>
    </style:style>
    <style:style style:name="T115_159" style:family="text"/>
    <style:style style:name="T115_160" style:family="text">
      <style:text-properties fo:background-color="#ffffff" fo:color="#1155cc" style:text-underline-style="solid" style:text-underline-color="font-color"/>
    </style:style>
    <style:style style:name="T115_161" style:family="text"/>
    <style:style style:name="T115_162" style:family="text">
      <style:text-properties fo:background-color="#ffffff" fo:color="#1155cc" style:text-underline-style="solid" style:text-underline-color="font-color"/>
    </style:style>
    <style:style style:name="T115_163" style:family="text"/>
    <style:style style:name="T115_164" style:family="text">
      <style:text-properties fo:background-color="#ffffff" fo:color="#1155cc" style:text-underline-style="solid" style:text-underline-color="font-color"/>
    </style:style>
    <style:style style:name="T115_165" style:family="text"/>
    <style:style style:name="T115_166" style:family="text">
      <style:text-properties fo:background-color="#ffffff" fo:color="#1155cc" style:text-underline-style="solid" style:text-underline-color="font-color"/>
    </style:style>
    <style:style style:name="T115_167" style:family="text"/>
    <style:style style:name="T115_168" style:family="text">
      <style:text-properties fo:background-color="#ffffff" fo:color="#1155cc" style:text-underline-style="solid" style:text-underline-color="font-color"/>
    </style:style>
    <style:style style:name="T115_169" style:family="text"/>
    <style:style style:name="T115_170" style:family="text">
      <style:text-properties fo:background-color="#ffffff" fo:color="#1155cc" style:text-underline-style="solid" style:text-underline-color="font-color"/>
    </style:style>
    <style:style style:name="T115_171" style:family="text"/>
    <style:style style:name="T115_172" style:family="text">
      <style:text-properties fo:background-color="#ffffff" fo:color="#1155cc" style:text-underline-style="solid" style:text-underline-color="font-color"/>
    </style:style>
    <style:style style:name="T115_173" style:family="text"/>
    <style:style style:name="T115_174" style:family="text">
      <style:text-properties fo:background-color="#ffffff" fo:color="#1155cc" style:text-underline-style="solid" style:text-underline-color="font-color"/>
    </style:style>
    <style:style style:name="T115_175" style:family="text"/>
    <style:style style:name="T115_176" style:family="text">
      <style:text-properties fo:background-color="#ffffff" fo:color="#1155cc" style:text-underline-style="solid" style:text-underline-color="font-color"/>
    </style:style>
    <style:style style:name="T115_177" style:family="text"/>
    <style:style style:name="T115_178" style:family="text">
      <style:text-properties fo:background-color="#ffffff" fo:color="#1155cc" style:text-underline-style="solid" style:text-underline-color="font-color"/>
    </style:style>
    <style:style style:name="T115_179" style:family="text"/>
    <style:style style:name="T115_180" style:family="text">
      <style:text-properties fo:background-color="#ffffff" fo:color="#1155cc" style:text-underline-style="solid" style:text-underline-color="font-color"/>
    </style:style>
    <style:style style:name="T115_181" style:family="text"/>
    <style:style style:name="T115_182" style:family="text">
      <style:text-properties fo:background-color="#ffffff" fo:color="#1155cc" style:text-underline-style="solid" style:text-underline-color="font-color"/>
    </style:style>
    <style:style style:name="T115_183" style:family="text"/>
    <style:style style:name="T115_184" style:family="text">
      <style:text-properties fo:background-color="#ffffff" fo:color="#1155cc" style:text-underline-style="solid" style:text-underline-color="font-color"/>
    </style:style>
    <style:style style:name="T115_185" style:family="text"/>
    <style:style style:name="T115_186" style:family="text">
      <style:text-properties fo:background-color="#ffffff" fo:color="#1155cc" style:text-underline-style="solid" style:text-underline-color="font-color"/>
    </style:style>
    <style:style style:name="T115_187" style:family="text"/>
    <style:style style:name="T115_188" style:family="text">
      <style:text-properties fo:background-color="#ffffff" fo:color="#1155cc" style:text-underline-style="solid" style:text-underline-color="font-color"/>
    </style:style>
    <style:style style:name="T115_189" style:family="text"/>
    <style:style style:name="T115_190" style:family="text">
      <style:text-properties fo:background-color="#ffffff" fo:color="#1155cc" style:text-underline-style="solid" style:text-underline-color="font-color"/>
    </style:style>
    <style:style style:name="T115_191" style:family="text"/>
    <style:style style:name="T115_192" style:family="text">
      <style:text-properties fo:background-color="#ffffff" fo:color="#1155cc" style:text-underline-style="solid" style:text-underline-color="font-color"/>
    </style:style>
    <style:style style:name="T115_193" style:family="text"/>
    <style:style style:name="T115_194" style:family="text">
      <style:text-properties fo:background-color="#ffffff" fo:color="#1155cc" style:text-underline-style="solid" style:text-underline-color="font-color"/>
    </style:style>
    <style:style style:name="T115_195" style:family="text"/>
    <style:style style:name="T115_196" style:family="text">
      <style:text-properties fo:background-color="#ffffff" fo:color="#1155cc" style:text-underline-style="solid" style:text-underline-color="font-color"/>
    </style:style>
    <style:style style:name="T115_197" style:family="text"/>
    <style:style style:name="T115_198" style:family="text">
      <style:text-properties fo:background-color="#ffffff"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17" style:family="paragraph" style:parent-style-name="Standard">
      <style:paragraph-properties fo:break-before="auto" fo:line-height="164%" style:writing-mode="lr-tb"/>
    </style:style>
    <style:style style:name="T117_1" style:family="text">
      <style:text-properties fo:background-color="#ffffff" fo:color="#333333"/>
    </style:style>
    <style:style style:name="P118" style:family="paragraph" style:parent-style-name="Standard">
      <style:paragraph-properties fo:break-before="auto" fo:line-height="164%" style:writing-mode="lr-tb"/>
    </style:style>
    <style:style style:name="T118_1" style:family="text">
      <style:text-properties fo:background-color="#ffffff" fo:color="#333333"/>
    </style:style>
    <style:style style:name="T118_2" style:family="text">
      <style:text-properties fo:background-color="#ffffff" fo:color="#333333"/>
    </style:style>
    <style:style style:name="T118_3" style:family="text">
      <style:text-properties fo:background-color="#ffffff" fo:color="#333333"/>
    </style:style>
    <style:style style:name="T118_4" style:family="text">
      <style:text-properties fo:background-color="#ffffff" fo:color="#333333"/>
    </style:style>
    <style:style style:name="T118_5" style:family="text">
      <style:text-properties fo:background-color="#ffffff" fo:color="#333333"/>
    </style:style>
    <style:style style:name="T118_6" style:family="text">
      <style:text-properties fo:background-color="#ffffff" fo:color="#333333"/>
    </style:style>
    <style:style style:name="T118_7" style:family="text">
      <style:text-properties fo:background-color="#ffffff" fo:color="#333333"/>
    </style:style>
    <style:style style:name="T118_8" style:family="text">
      <style:text-properties fo:background-color="#ffffff" fo:color="#333333"/>
    </style:style>
    <style:style style:name="T118_9" style:family="text">
      <style:text-properties fo:background-color="#ffffff" fo:color="#333333"/>
    </style:style>
    <style:style style:name="T118_10" style:family="text">
      <style:text-properties fo:background-color="#ffffff" fo:color="#333333"/>
    </style:style>
    <style:style style:name="T118_11" style:family="text">
      <style:text-properties fo:background-color="#ffffff" fo:color="#333333"/>
    </style:style>
    <style:style style:name="T118_12" style:family="text">
      <style:text-properties fo:background-color="#ffffff" fo:color="#333333"/>
    </style:style>
    <style:style style:name="T118_13" style:family="text">
      <style:text-properties fo:background-color="#ffffff" fo:color="#333333"/>
    </style:style>
    <style:style style:name="T118_14" style:family="text">
      <style:text-properties fo:background-color="#ffffff" fo:color="#333333"/>
    </style:style>
    <style:style style:name="T118_15" style:family="text">
      <style:text-properties fo:background-color="#ffffff" fo:color="#333333"/>
    </style:style>
    <style:style style:name="T118_16" style:family="text">
      <style:text-properties fo:background-color="#ffffff" fo:color="#333333"/>
    </style:style>
    <style:style style:name="P119" style:family="paragraph" style:parent-style-name="Standard">
      <style:paragraph-properties fo:break-before="auto" fo:line-height="164%" style:writing-mode="lr-tb"/>
    </style:style>
    <style:style style:name="T119_1" style:family="text">
      <style:text-properties fo:background-color="#ffffff" fo:color="#333333"/>
    </style:style>
    <style:style style:name="T119_2" style:family="text">
      <style:text-properties fo:background-color="#ffffff" fo:color="#333333"/>
    </style:style>
    <style:style style:name="T119_3" style:family="text">
      <style:text-properties fo:background-color="#ffffff" fo:color="#333333"/>
    </style:style>
    <style:style style:name="T119_4" style:family="text">
      <style:text-properties fo:background-color="#ffffff" fo:color="#333333"/>
    </style:style>
    <style:style style:name="T119_5" style:family="text">
      <style:text-properties fo:background-color="#ffffff" fo:color="#333333"/>
    </style:style>
    <style:style style:name="T119_6" style:family="text">
      <style:text-properties fo:background-color="#ffffff" fo:color="#333333"/>
    </style:style>
    <style:style style:name="T119_7" style:family="text">
      <style:text-properties fo:background-color="#ffffff" fo:color="#333333"/>
    </style:style>
    <style:style style:name="T119_8" style:family="text">
      <style:text-properties fo:background-color="#ffffff" fo:color="#333333"/>
    </style:style>
    <style:style style:name="T119_9" style:family="text">
      <style:text-properties fo:background-color="#ffffff" fo:color="#333333"/>
    </style:style>
    <style:style style:name="T119_10" style:family="text">
      <style:text-properties fo:background-color="#ffffff" fo:color="#333333"/>
    </style:style>
    <style:style style:name="T119_11" style:family="text">
      <style:text-properties fo:background-color="#ffffff" fo:color="#333333"/>
    </style:style>
    <style:style style:name="T119_12" style:family="text">
      <style:text-properties fo:background-color="#ffffff" fo:color="#333333"/>
    </style:style>
    <style:style style:name="T119_13" style:family="text">
      <style:text-properties fo:background-color="#ffffff" fo:color="#333333"/>
    </style:style>
    <style:style style:name="T119_14" style:family="text">
      <style:text-properties fo:background-color="#ffffff" fo:color="#333333"/>
    </style:style>
    <style:style style:name="T119_15" style:family="text">
      <style:text-properties fo:background-color="#ffffff" fo:color="#333333"/>
    </style:style>
    <style:style style:name="T119_16" style:family="text">
      <style:text-properties fo:background-color="#ffffff" fo:color="#333333"/>
    </style:style>
    <style:style style:name="P120" style:family="paragraph" style:parent-style-name="Standard">
      <style:paragraph-properties fo:break-before="auto" fo:line-height="164%" style:writing-mode="lr-tb"/>
    </style:style>
    <style:style style:name="T120_1" style:family="text">
      <style:text-properties fo:background-color="#ffffff"/>
    </style:style>
    <style:style style:name="T120_2" style:family="text">
      <style:text-properties fo:background-color="#ffffff"/>
    </style:style>
    <style:style style:name="T120_3" style:family="text"/>
    <style:style style:name="T120_4" style:family="text">
      <style:text-properties fo:background-color="#ffffff" fo:color="#1155cc" style:text-underline-style="solid" style:text-underline-color="font-color"/>
    </style:style>
    <style:style style:name="T120_5" style:family="text"/>
    <style:style style:name="T120_6" style:family="text">
      <style:text-properties fo:background-color="#ffffff" fo:color="#1155cc" style:text-underline-style="solid" style:text-underline-color="font-color"/>
    </style:style>
    <style:style style:name="T120_7" style:family="text"/>
    <style:style style:name="T120_8" style:family="text">
      <style:text-properties fo:background-color="#ffffff" fo:color="#1155cc" style:text-underline-style="solid" style:text-underline-color="font-color"/>
    </style:style>
    <style:style style:name="T120_9" style:family="text"/>
    <style:style style:name="T120_10" style:family="text">
      <style:text-properties fo:background-color="#ffffff" fo:color="#1155cc" style:text-underline-style="solid" style:text-underline-color="font-color"/>
    </style:style>
    <style:style style:name="T120_11" style:family="text"/>
    <style:style style:name="T120_12" style:family="text">
      <style:text-properties fo:background-color="#ffffff" fo:color="#1155cc" style:text-underline-style="solid" style:text-underline-color="font-color"/>
    </style:style>
    <style:style style:name="T120_13" style:family="text"/>
    <style:style style:name="T120_14" style:family="text">
      <style:text-properties fo:background-color="#ffffff" fo:color="#1155cc" style:text-underline-style="solid" style:text-underline-color="font-color"/>
    </style:style>
    <style:style style:name="T120_15" style:family="text"/>
    <style:style style:name="T120_16" style:family="text">
      <style:text-properties fo:background-color="#ffffff" fo:color="#1155cc" style:text-underline-style="solid" style:text-underline-color="font-color"/>
    </style:style>
    <style:style style:name="T120_17" style:family="text"/>
    <style:style style:name="T120_18" style:family="text">
      <style:text-properties fo:background-color="#ffffff" fo:color="#1155cc" style:text-underline-style="solid" style:text-underline-color="font-color"/>
    </style:style>
    <style:style style:name="T120_19" style:family="text"/>
    <style:style style:name="T120_20" style:family="text">
      <style:text-properties fo:background-color="#ffffff" fo:color="#1155cc" style:text-underline-style="solid" style:text-underline-color="font-color"/>
    </style:style>
    <style:style style:name="T120_21" style:family="text"/>
    <style:style style:name="T120_22" style:family="text">
      <style:text-properties fo:background-color="#ffffff" fo:color="#1155cc" style:text-underline-style="solid" style:text-underline-color="font-color"/>
    </style:style>
    <style:style style:name="T120_23" style:family="text"/>
    <style:style style:name="T120_24" style:family="text">
      <style:text-properties fo:background-color="#ffffff" fo:color="#1155cc" style:text-underline-style="solid" style:text-underline-color="font-color"/>
    </style:style>
    <style:style style:name="T120_25" style:family="text"/>
    <style:style style:name="T120_26" style:family="text">
      <style:text-properties fo:background-color="#ffffff" fo:color="#1155cc" style:text-underline-style="solid" style:text-underline-color="font-color"/>
    </style:style>
    <style:style style:name="T120_27" style:family="text"/>
    <style:style style:name="T120_28" style:family="text">
      <style:text-properties fo:background-color="#ffffff" fo:color="#1155cc" style:text-underline-style="solid" style:text-underline-color="font-color"/>
    </style:style>
    <style:style style:name="T120_29" style:family="text"/>
    <style:style style:name="T120_30" style:family="text">
      <style:text-properties fo:background-color="#ffffff" fo:color="#1155cc" style:text-underline-style="solid" style:text-underline-color="font-color"/>
    </style:style>
    <style:style style:name="T120_31" style:family="text"/>
    <style:style style:name="T120_32" style:family="text">
      <style:text-properties fo:background-color="#ffffff" fo:color="#1155cc" style:text-underline-style="solid" style:text-underline-color="font-color"/>
    </style:style>
    <style:style style:name="T120_33" style:family="text"/>
    <style:style style:name="T120_34" style:family="text">
      <style:text-properties fo:background-color="#ffffff" fo:color="#1155cc" style:text-underline-style="solid" style:text-underline-color="font-color"/>
    </style:style>
    <style:style style:name="T120_35" style:family="text"/>
    <style:style style:name="T120_36" style:family="text">
      <style:text-properties fo:background-color="#ffffff" fo:color="#1155cc" style:text-underline-style="solid" style:text-underline-color="font-color"/>
    </style:style>
    <style:style style:name="T120_37" style:family="text"/>
    <style:style style:name="T120_38" style:family="text">
      <style:text-properties fo:background-color="#ffffff" fo:color="#1155cc" style:text-underline-style="solid" style:text-underline-color="font-color"/>
    </style:style>
    <style:style style:name="T120_39" style:family="text"/>
    <style:style style:name="T120_40" style:family="text">
      <style:text-properties fo:background-color="#ffffff" fo:color="#1155cc" style:text-underline-style="solid" style:text-underline-color="font-color"/>
    </style:style>
    <style:style style:name="T120_41" style:family="text"/>
    <style:style style:name="T120_42" style:family="text">
      <style:text-properties fo:background-color="#ffffff" fo:color="#1155cc" style:text-underline-style="solid" style:text-underline-color="font-color"/>
    </style:style>
    <style:style style:name="T120_43" style:family="text"/>
    <style:style style:name="T120_44" style:family="text">
      <style:text-properties fo:background-color="#ffffff" fo:color="#1155cc" style:text-underline-style="solid" style:text-underline-color="font-color"/>
    </style:style>
    <style:style style:name="T120_45" style:family="text"/>
    <style:style style:name="T120_46" style:family="text">
      <style:text-properties fo:background-color="#ffffff" fo:color="#1155cc" style:text-underline-style="solid" style:text-underline-color="font-color"/>
    </style:style>
    <style:style style:name="T120_47" style:family="text"/>
    <style:style style:name="T120_48" style:family="text">
      <style:text-properties fo:background-color="#ffffff" fo:color="#1155cc" style:text-underline-style="solid" style:text-underline-color="font-color"/>
    </style:style>
    <style:style style:name="T120_49" style:family="text"/>
    <style:style style:name="T120_50" style:family="text">
      <style:text-properties fo:background-color="#ffffff" fo:color="#1155cc" style:text-underline-style="solid" style:text-underline-color="font-color"/>
    </style:style>
    <style:style style:name="T120_51" style:family="text"/>
    <style:style style:name="T120_52" style:family="text">
      <style:text-properties fo:background-color="#ffffff" fo:color="#1155cc" style:text-underline-style="solid" style:text-underline-color="font-color"/>
    </style:style>
    <style:style style:name="T120_53" style:family="text"/>
    <style:style style:name="T120_54" style:family="text">
      <style:text-properties fo:background-color="#ffffff" fo:color="#1155cc" style:text-underline-style="solid" style:text-underline-color="font-color"/>
    </style:style>
    <style:style style:name="T120_55" style:family="text"/>
    <style:style style:name="T120_56" style:family="text">
      <style:text-properties fo:background-color="#ffffff" fo:color="#1155cc" style:text-underline-style="solid" style:text-underline-color="font-color"/>
    </style:style>
    <style:style style:name="T120_57" style:family="text"/>
    <style:style style:name="T120_58" style:family="text">
      <style:text-properties fo:background-color="#ffffff" fo:color="#1155cc" style:text-underline-style="solid" style:text-underline-color="font-color"/>
    </style:style>
    <style:style style:name="T120_59" style:family="text"/>
    <style:style style:name="T120_60" style:family="text">
      <style:text-properties fo:background-color="#ffffff" fo:color="#1155cc" style:text-underline-style="solid" style:text-underline-color="font-color"/>
    </style:style>
    <style:style style:name="T120_61" style:family="text"/>
    <style:style style:name="T120_62" style:family="text">
      <style:text-properties fo:background-color="#ffffff" fo:color="#1155cc" style:text-underline-style="solid" style:text-underline-color="font-color"/>
    </style:style>
    <style:style style:name="T120_63" style:family="text"/>
    <style:style style:name="T120_64" style:family="text">
      <style:text-properties fo:background-color="#ffffff" fo:color="#1155cc" style:text-underline-style="solid" style:text-underline-color="font-color"/>
    </style:style>
    <style:style style:name="T120_65" style:family="text"/>
    <style:style style:name="T120_66" style:family="text">
      <style:text-properties fo:background-color="#ffffff" fo:color="#1155cc" style:text-underline-style="solid" style:text-underline-color="font-color"/>
    </style:style>
    <style:style style:name="T120_67" style:family="text"/>
    <style:style style:name="T120_68" style:family="text">
      <style:text-properties fo:background-color="#ffffff" fo:color="#1155cc" style:text-underline-style="solid" style:text-underline-color="font-color"/>
    </style:style>
    <style:style style:name="T120_69" style:family="text"/>
    <style:style style:name="T120_70" style:family="text">
      <style:text-properties fo:background-color="#ffffff" fo:color="#1155cc" style:text-underline-style="solid" style:text-underline-color="font-color"/>
    </style:style>
    <style:style style:name="T120_71" style:family="text"/>
    <style:style style:name="T120_72" style:family="text">
      <style:text-properties fo:background-color="#ffffff" fo:color="#1155cc" style:text-underline-style="solid" style:text-underline-color="font-color"/>
    </style:style>
    <style:style style:name="T120_73" style:family="text"/>
    <style:style style:name="T120_74" style:family="text">
      <style:text-properties fo:background-color="#ffffff" fo:color="#1155cc" style:text-underline-style="solid" style:text-underline-color="font-color"/>
    </style:style>
    <style:style style:name="T120_75" style:family="text"/>
    <style:style style:name="T120_76" style:family="text">
      <style:text-properties fo:background-color="#ffffff" fo:color="#1155cc" style:text-underline-style="solid" style:text-underline-color="font-color"/>
    </style:style>
    <style:style style:name="T120_77" style:family="text"/>
    <style:style style:name="T120_78" style:family="text">
      <style:text-properties fo:background-color="#ffffff" fo:color="#1155cc" style:text-underline-style="solid" style:text-underline-color="font-color"/>
    </style:style>
    <style:style style:name="T120_79" style:family="text"/>
    <style:style style:name="T120_80" style:family="text">
      <style:text-properties fo:background-color="#ffffff" fo:color="#1155cc" style:text-underline-style="solid" style:text-underline-color="font-color"/>
    </style:style>
    <style:style style:name="T120_81" style:family="text"/>
    <style:style style:name="T120_82" style:family="text">
      <style:text-properties fo:background-color="#ffffff" fo:color="#1155cc" style:text-underline-style="solid" style:text-underline-color="font-color"/>
    </style:style>
    <style:style style:name="T120_83" style:family="text"/>
    <style:style style:name="T120_84" style:family="text">
      <style:text-properties fo:background-color="#ffffff" fo:color="#1155cc" style:text-underline-style="solid" style:text-underline-color="font-color"/>
    </style:style>
    <style:style style:name="T120_85" style:family="text"/>
    <style:style style:name="T120_86" style:family="text">
      <style:text-properties fo:background-color="#ffffff" fo:color="#1155cc" style:text-underline-style="solid" style:text-underline-color="font-color"/>
    </style:style>
    <style:style style:name="T120_87" style:family="text"/>
    <style:style style:name="T120_88" style:family="text">
      <style:text-properties fo:background-color="#ffffff" fo:color="#1155cc" style:text-underline-style="solid" style:text-underline-color="font-color"/>
    </style:style>
    <style:style style:name="T120_89" style:family="text"/>
    <style:style style:name="T120_90" style:family="text">
      <style:text-properties fo:background-color="#ffffff" fo:color="#1155cc" style:text-underline-style="solid" style:text-underline-color="font-color"/>
    </style:style>
    <style:style style:name="T120_91" style:family="text"/>
    <style:style style:name="T120_92" style:family="text">
      <style:text-properties fo:background-color="#ffffff" fo:color="#1155cc" style:text-underline-style="solid" style:text-underline-color="font-color"/>
    </style:style>
    <style:style style:name="T120_93" style:family="text"/>
    <style:style style:name="T120_94" style:family="text">
      <style:text-properties fo:background-color="#ffffff" fo:color="#1155cc" style:text-underline-style="solid" style:text-underline-color="font-color"/>
    </style:style>
    <style:style style:name="T120_95" style:family="text"/>
    <style:style style:name="T120_96" style:family="text">
      <style:text-properties fo:background-color="#ffffff" fo:color="#1155cc" style:text-underline-style="solid" style:text-underline-color="font-color"/>
    </style:style>
    <style:style style:name="T120_97" style:family="text"/>
    <style:style style:name="T120_98" style:family="text">
      <style:text-properties fo:background-color="#ffffff" fo:color="#1155cc" style:text-underline-style="solid" style:text-underline-color="font-color"/>
    </style:style>
    <style:style style:name="T120_99" style:family="text"/>
    <style:style style:name="T120_100" style:family="text">
      <style:text-properties fo:background-color="#ffffff" fo:color="#1155cc" style:text-underline-style="solid" style:text-underline-color="font-color"/>
    </style:style>
    <style:style style:name="T120_101" style:family="text"/>
    <style:style style:name="T120_102" style:family="text">
      <style:text-properties fo:background-color="#ffffff" fo:color="#1155cc" style:text-underline-style="solid" style:text-underline-color="font-color"/>
    </style:style>
    <style:style style:name="T120_103" style:family="text"/>
    <style:style style:name="T120_104" style:family="text">
      <style:text-properties fo:background-color="#ffffff" fo:color="#1155cc" style:text-underline-style="solid" style:text-underline-color="font-color"/>
    </style:style>
    <style:style style:name="T120_105" style:family="text"/>
    <style:style style:name="T120_106" style:family="text">
      <style:text-properties fo:background-color="#ffffff" fo:color="#1155cc" style:text-underline-style="solid" style:text-underline-color="font-color"/>
    </style:style>
    <style:style style:name="T120_107" style:family="text"/>
    <style:style style:name="T120_108" style:family="text">
      <style:text-properties fo:background-color="#ffffff" fo:color="#1155cc" style:text-underline-style="solid" style:text-underline-color="font-color"/>
    </style:style>
    <style:style style:name="T120_109" style:family="text"/>
    <style:style style:name="T120_110" style:family="text">
      <style:text-properties fo:background-color="#ffffff" fo:color="#1155cc" style:text-underline-style="solid" style:text-underline-color="font-color"/>
    </style:style>
    <style:style style:name="T120_111" style:family="text"/>
    <style:style style:name="T120_112" style:family="text">
      <style:text-properties fo:background-color="#ffffff" fo:color="#1155cc" style:text-underline-style="solid" style:text-underline-color="font-color"/>
    </style:style>
    <style:style style:name="T120_113" style:family="text"/>
    <style:style style:name="T120_114" style:family="text">
      <style:text-properties fo:background-color="#ffffff" fo:color="#1155cc" style:text-underline-style="solid" style:text-underline-color="font-color"/>
    </style:style>
    <style:style style:name="T120_115" style:family="text"/>
    <style:style style:name="T120_116" style:family="text">
      <style:text-properties fo:background-color="#ffffff" fo:color="#1155cc" style:text-underline-style="solid" style:text-underline-color="font-color"/>
    </style:style>
    <style:style style:name="T120_117" style:family="text"/>
    <style:style style:name="T120_118" style:family="text">
      <style:text-properties fo:background-color="#ffffff" fo:color="#1155cc" style:text-underline-style="solid" style:text-underline-color="font-color"/>
    </style:style>
    <style:style style:name="T120_119" style:family="text"/>
    <style:style style:name="T120_120" style:family="text">
      <style:text-properties fo:background-color="#ffffff" fo:color="#1155cc" style:text-underline-style="solid" style:text-underline-color="font-color"/>
    </style:style>
    <style:style style:name="T120_121" style:family="text"/>
    <style:style style:name="T120_122" style:family="text">
      <style:text-properties fo:background-color="#ffffff" fo:color="#1155cc" style:text-underline-style="solid" style:text-underline-color="font-color"/>
    </style:style>
    <style:style style:name="T120_123" style:family="text"/>
    <style:style style:name="T120_124" style:family="text">
      <style:text-properties fo:background-color="#ffffff" fo:color="#1155cc" style:text-underline-style="solid" style:text-underline-color="font-color"/>
    </style:style>
    <style:style style:name="T120_125" style:family="text"/>
    <style:style style:name="T120_126" style:family="text">
      <style:text-properties fo:background-color="#ffffff" fo:color="#1155cc" style:text-underline-style="solid" style:text-underline-color="font-color"/>
    </style:style>
    <style:style style:name="T120_127" style:family="text"/>
    <style:style style:name="T120_128" style:family="text">
      <style:text-properties fo:background-color="#ffffff" fo:color="#1155cc" style:text-underline-style="solid" style:text-underline-color="font-color"/>
    </style:style>
    <style:style style:name="T120_129" style:family="text"/>
    <style:style style:name="T120_130" style:family="text">
      <style:text-properties fo:background-color="#ffffff" fo:color="#1155cc" style:text-underline-style="solid" style:text-underline-color="font-color"/>
    </style:style>
    <style:style style:name="T120_131" style:family="text"/>
    <style:style style:name="T120_132" style:family="text">
      <style:text-properties fo:background-color="#ffffff" fo:color="#1155cc" style:text-underline-style="solid" style:text-underline-color="font-color"/>
    </style:style>
    <style:style style:name="T120_133" style:family="text"/>
    <style:style style:name="T120_134" style:family="text">
      <style:text-properties fo:background-color="#ffffff" fo:color="#1155cc" style:text-underline-style="solid" style:text-underline-color="font-color"/>
    </style:style>
    <style:style style:name="T120_135" style:family="text"/>
    <style:style style:name="T120_136" style:family="text">
      <style:text-properties fo:background-color="#ffffff" fo:color="#1155cc" style:text-underline-style="solid" style:text-underline-color="font-color"/>
    </style:style>
    <style:style style:name="T120_137" style:family="text"/>
    <style:style style:name="T120_138" style:family="text">
      <style:text-properties fo:background-color="#ffffff" fo:color="#1155cc" style:text-underline-style="solid" style:text-underline-color="font-color"/>
    </style:style>
    <style:style style:name="T120_139" style:family="text"/>
    <style:style style:name="T120_140" style:family="text">
      <style:text-properties fo:background-color="#ffffff" fo:color="#1155cc" style:text-underline-style="solid" style:text-underline-color="font-color"/>
    </style:style>
    <style:style style:name="T120_141" style:family="text"/>
    <style:style style:name="T120_142" style:family="text">
      <style:text-properties fo:background-color="#ffffff" fo:color="#1155cc" style:text-underline-style="solid" style:text-underline-color="font-color"/>
    </style:style>
    <style:style style:name="T120_143" style:family="text"/>
    <style:style style:name="T120_144" style:family="text">
      <style:text-properties fo:background-color="#ffffff" fo:color="#1155cc" style:text-underline-style="solid" style:text-underline-color="font-color"/>
    </style:style>
    <style:style style:name="T120_145" style:family="text"/>
    <style:style style:name="T120_146" style:family="text">
      <style:text-properties fo:background-color="#ffffff" fo:color="#1155cc" style:text-underline-style="solid" style:text-underline-color="font-color"/>
    </style:style>
    <style:style style:name="T120_147" style:family="text"/>
    <style:style style:name="T120_148" style:family="text">
      <style:text-properties fo:background-color="#ffffff" fo:color="#1155cc" style:text-underline-style="solid" style:text-underline-color="font-color"/>
    </style:style>
    <style:style style:name="T120_149" style:family="text"/>
    <style:style style:name="T120_150" style:family="text">
      <style:text-properties fo:background-color="#ffffff" fo:color="#1155cc" style:text-underline-style="solid" style:text-underline-color="font-color"/>
    </style:style>
    <style:style style:name="T120_151" style:family="text"/>
    <style:style style:name="T120_152" style:family="text">
      <style:text-properties fo:background-color="#ffffff" fo:color="#1155cc" style:text-underline-style="solid" style:text-underline-color="font-color"/>
    </style:style>
    <style:style style:name="T120_153" style:family="text"/>
    <style:style style:name="T120_154" style:family="text">
      <style:text-properties fo:background-color="#ffffff" fo:color="#1155cc" style:text-underline-style="solid" style:text-underline-color="font-color"/>
    </style:style>
    <style:style style:name="T120_155" style:family="text"/>
    <style:style style:name="T120_156" style:family="text">
      <style:text-properties fo:background-color="#ffffff" fo:color="#1155cc" style:text-underline-style="solid" style:text-underline-color="font-color"/>
    </style:style>
    <style:style style:name="T120_157" style:family="text"/>
    <style:style style:name="T120_158" style:family="text">
      <style:text-properties fo:background-color="#ffffff" fo:color="#1155cc" style:text-underline-style="solid" style:text-underline-color="font-color"/>
    </style:style>
    <style:style style:name="T120_159" style:family="text"/>
    <style:style style:name="T120_160" style:family="text">
      <style:text-properties fo:background-color="#ffffff" fo:color="#1155cc" style:text-underline-style="solid" style:text-underline-color="font-color"/>
    </style:style>
    <style:style style:name="T120_161" style:family="text"/>
    <style:style style:name="T120_162" style:family="text">
      <style:text-properties fo:background-color="#ffffff" fo:color="#1155cc" style:text-underline-style="solid" style:text-underline-color="font-color"/>
    </style:style>
    <style:style style:name="T120_163" style:family="text"/>
    <style:style style:name="T120_164" style:family="text">
      <style:text-properties fo:background-color="#ffffff" fo:color="#1155cc" style:text-underline-style="solid" style:text-underline-color="font-color"/>
    </style:style>
    <style:style style:name="T120_165" style:family="text"/>
    <style:style style:name="T120_166" style:family="text">
      <style:text-properties fo:background-color="#ffffff" fo:color="#1155cc" style:text-underline-style="solid" style:text-underline-color="font-color"/>
    </style:style>
    <style:style style:name="T120_167" style:family="text"/>
    <style:style style:name="T120_168" style:family="text">
      <style:text-properties fo:background-color="#ffffff" fo:color="#1155cc" style:text-underline-style="solid" style:text-underline-color="font-color"/>
    </style:style>
    <style:style style:name="T120_169" style:family="text"/>
    <style:style style:name="T120_170" style:family="text">
      <style:text-properties fo:background-color="#ffffff" fo:color="#1155cc" style:text-underline-style="solid" style:text-underline-color="font-color"/>
    </style:style>
    <style:style style:name="T120_171" style:family="text"/>
    <style:style style:name="T120_172" style:family="text">
      <style:text-properties fo:background-color="#ffffff" fo:color="#1155cc" style:text-underline-style="solid" style:text-underline-color="font-color"/>
    </style:style>
    <style:style style:name="T120_173" style:family="text"/>
    <style:style style:name="T120_174" style:family="text">
      <style:text-properties fo:background-color="#ffffff" fo:color="#1155cc" style:text-underline-style="solid" style:text-underline-color="font-color"/>
    </style:style>
    <style:style style:name="T120_175" style:family="text"/>
    <style:style style:name="T120_176" style:family="text">
      <style:text-properties fo:background-color="#ffffff" fo:color="#1155cc" style:text-underline-style="solid" style:text-underline-color="font-color"/>
    </style:style>
    <style:style style:name="T120_177" style:family="text"/>
    <style:style style:name="T120_178" style:family="text">
      <style:text-properties fo:background-color="#ffffff" fo:color="#1155cc" style:text-underline-style="solid" style:text-underline-color="font-color"/>
    </style:style>
    <style:style style:name="T120_179" style:family="text"/>
    <style:style style:name="T120_180" style:family="text">
      <style:text-properties fo:background-color="#ffffff" fo:color="#1155cc" style:text-underline-style="solid" style:text-underline-color="font-color"/>
    </style:style>
    <style:style style:name="T120_181" style:family="text"/>
    <style:style style:name="T120_182" style:family="text">
      <style:text-properties fo:background-color="#ffffff" fo:color="#1155cc" style:text-underline-style="solid" style:text-underline-color="font-color"/>
    </style:style>
    <style:style style:name="T120_183" style:family="text"/>
    <style:style style:name="T120_184" style:family="text">
      <style:text-properties fo:background-color="#ffffff" fo:color="#1155cc" style:text-underline-style="solid" style:text-underline-color="font-color"/>
    </style:style>
    <style:style style:name="T120_185" style:family="text"/>
    <style:style style:name="T120_186" style:family="text">
      <style:text-properties fo:background-color="#ffffff" fo:color="#1155cc" style:text-underline-style="solid" style:text-underline-color="font-color"/>
    </style:style>
    <style:style style:name="T120_187" style:family="text"/>
    <style:style style:name="T120_188" style:family="text">
      <style:text-properties fo:background-color="#ffffff" fo:color="#1155cc" style:text-underline-style="solid" style:text-underline-color="font-color"/>
    </style:style>
    <style:style style:name="T120_189" style:family="text"/>
    <style:style style:name="T120_190" style:family="text">
      <style:text-properties fo:background-color="#ffffff" fo:color="#1155cc" style:text-underline-style="solid" style:text-underline-color="font-color"/>
    </style:style>
    <style:style style:name="T120_191" style:family="text"/>
    <style:style style:name="T120_192" style:family="text">
      <style:text-properties fo:background-color="#ffffff" fo:color="#1155cc" style:text-underline-style="solid" style:text-underline-color="font-color"/>
    </style:style>
    <style:style style:name="T120_193" style:family="text"/>
    <style:style style:name="T120_194" style:family="text">
      <style:text-properties fo:background-color="#ffffff" fo:color="#1155cc" style:text-underline-style="solid" style:text-underline-color="font-color"/>
    </style:style>
    <style:style style:name="T120_195" style:family="text"/>
    <style:style style:name="T120_196" style:family="text">
      <style:text-properties fo:background-color="#ffffff" fo:color="#1155cc" style:text-underline-style="solid" style:text-underline-color="font-color"/>
    </style:style>
    <style:style style:name="T120_197" style:family="text"/>
    <style:style style:name="T120_198" style:family="text">
      <style:text-properties fo:background-color="#ffffff" fo:color="#1155cc" style:text-underline-style="solid" style:text-underline-color="font-color"/>
    </style:style>
    <style:style style:name="P121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22" style:family="paragraph" style:parent-style-name="Standard">
      <style:paragraph-properties fo:break-before="auto" fo:line-height="164%" style:writing-mode="lr-tb"/>
    </style:style>
    <style:style style:name="T122_1" style:family="text">
      <style:text-properties fo:background-color="#ffffff" fo:color="#333333"/>
    </style:style>
    <style:style style:name="P123" style:family="paragraph" style:parent-style-name="Standard">
      <style:paragraph-properties fo:break-before="auto" fo:line-height="164%" style:writing-mode="lr-tb"/>
    </style:style>
    <style:style style:name="T123_1" style:family="text">
      <style:text-properties fo:background-color="#ffffff" fo:color="#333333"/>
    </style:style>
    <style:style style:name="T123_2" style:family="text">
      <style:text-properties fo:background-color="#ffffff" fo:color="#333333"/>
    </style:style>
    <style:style style:name="T123_3" style:family="text">
      <style:text-properties fo:background-color="#ffffff" fo:color="#333333"/>
    </style:style>
    <style:style style:name="T123_4" style:family="text">
      <style:text-properties fo:background-color="#ffffff" fo:color="#333333"/>
    </style:style>
    <style:style style:name="T123_5" style:family="text">
      <style:text-properties fo:background-color="#ffffff" fo:color="#333333"/>
    </style:style>
    <style:style style:name="T123_6" style:family="text">
      <style:text-properties fo:background-color="#ffffff" fo:color="#333333"/>
    </style:style>
    <style:style style:name="T123_7" style:family="text">
      <style:text-properties fo:background-color="#ffffff" fo:color="#333333"/>
    </style:style>
    <style:style style:name="T123_8" style:family="text">
      <style:text-properties fo:background-color="#ffffff" fo:color="#333333"/>
    </style:style>
    <style:style style:name="T123_9" style:family="text">
      <style:text-properties fo:background-color="#ffffff" fo:color="#333333"/>
    </style:style>
    <style:style style:name="T123_10" style:family="text">
      <style:text-properties fo:background-color="#ffffff" fo:color="#333333"/>
    </style:style>
    <style:style style:name="T123_11" style:family="text">
      <style:text-properties fo:background-color="#ffffff" fo:color="#333333"/>
    </style:style>
    <style:style style:name="P124" style:family="paragraph" style:parent-style-name="Standard">
      <style:paragraph-properties fo:break-before="auto" fo:line-height="164%" style:writing-mode="lr-tb"/>
    </style:style>
    <style:style style:name="T124_1" style:family="text">
      <style:text-properties fo:background-color="#ffffff" fo:color="#333333"/>
    </style:style>
    <style:style style:name="T124_2" style:family="text">
      <style:text-properties fo:background-color="#ffffff" fo:color="#333333"/>
    </style:style>
    <style:style style:name="T124_3" style:family="text">
      <style:text-properties fo:background-color="#ffffff" fo:color="#333333"/>
    </style:style>
    <style:style style:name="T124_4" style:family="text">
      <style:text-properties fo:background-color="#ffffff" fo:color="#333333"/>
    </style:style>
    <style:style style:name="T124_5" style:family="text">
      <style:text-properties fo:background-color="#ffffff" fo:color="#333333"/>
    </style:style>
    <style:style style:name="T124_6" style:family="text">
      <style:text-properties fo:background-color="#ffffff" fo:color="#333333"/>
    </style:style>
    <style:style style:name="T124_7" style:family="text">
      <style:text-properties fo:background-color="#ffffff" fo:color="#333333"/>
    </style:style>
    <style:style style:name="T124_8" style:family="text">
      <style:text-properties fo:background-color="#ffffff" fo:color="#333333"/>
    </style:style>
    <style:style style:name="T124_9" style:family="text">
      <style:text-properties fo:background-color="#ffffff" fo:color="#333333"/>
    </style:style>
    <style:style style:name="T124_10" style:family="text">
      <style:text-properties fo:background-color="#ffffff" fo:color="#333333"/>
    </style:style>
    <style:style style:name="T124_11" style:family="text">
      <style:text-properties fo:background-color="#ffffff" fo:color="#333333"/>
    </style:style>
    <style:style style:name="T124_12" style:family="text">
      <style:text-properties fo:background-color="#ffffff" fo:color="#333333"/>
    </style:style>
    <style:style style:name="T124_13" style:family="text">
      <style:text-properties fo:background-color="#ffffff" fo:color="#333333"/>
    </style:style>
    <style:style style:name="T124_14" style:family="text">
      <style:text-properties fo:background-color="#ffffff" fo:color="#333333"/>
    </style:style>
    <style:style style:name="T124_15" style:family="text">
      <style:text-properties fo:background-color="#ffffff" fo:color="#333333"/>
    </style:style>
    <style:style style:name="T124_16" style:family="text">
      <style:text-properties fo:background-color="#ffffff" fo:color="#333333"/>
    </style:style>
    <style:style style:name="T124_17" style:family="text">
      <style:text-properties fo:background-color="#ffffff" fo:color="#333333"/>
    </style:style>
    <style:style style:name="T124_18" style:family="text">
      <style:text-properties fo:background-color="#ffffff" fo:color="#333333"/>
    </style:style>
    <style:style style:name="T124_19" style:family="text">
      <style:text-properties fo:background-color="#ffffff" fo:color="#333333"/>
    </style:style>
    <style:style style:name="T124_20" style:family="text">
      <style:text-properties fo:background-color="#ffffff" fo:color="#333333"/>
    </style:style>
    <style:style style:name="T124_21" style:family="text">
      <style:text-properties fo:background-color="#ffffff" fo:color="#333333"/>
    </style:style>
    <style:style style:name="T124_22" style:family="text">
      <style:text-properties fo:background-color="#ffffff" fo:color="#333333"/>
    </style:style>
    <style:style style:name="T124_23" style:family="text">
      <style:text-properties fo:background-color="#ffffff" fo:color="#333333"/>
    </style:style>
    <style:style style:name="T124_24" style:family="text">
      <style:text-properties fo:background-color="#ffffff" fo:color="#333333"/>
    </style:style>
    <style:style style:name="T124_25" style:family="text">
      <style:text-properties fo:background-color="#ffffff" fo:color="#333333"/>
    </style:style>
    <style:style style:name="T124_26" style:family="text">
      <style:text-properties fo:background-color="#ffffff" fo:color="#333333"/>
    </style:style>
    <style:style style:name="T124_27" style:family="text">
      <style:text-properties fo:background-color="#ffffff" fo:color="#333333"/>
    </style:style>
    <style:style style:name="T124_28" style:family="text">
      <style:text-properties fo:background-color="#ffffff" fo:color="#333333"/>
    </style:style>
    <style:style style:name="T124_29" style:family="text">
      <style:text-properties fo:background-color="#ffffff" fo:color="#333333"/>
    </style:style>
    <style:style style:name="T124_30" style:family="text">
      <style:text-properties fo:background-color="#ffffff" fo:color="#333333"/>
    </style:style>
    <style:style style:name="T124_31" style:family="text">
      <style:text-properties fo:background-color="#ffffff" fo:color="#333333"/>
    </style:style>
    <style:style style:name="T124_32" style:family="text">
      <style:text-properties fo:background-color="#ffffff" fo:color="#333333"/>
    </style:style>
    <style:style style:name="T124_33" style:family="text">
      <style:text-properties fo:background-color="#ffffff" fo:color="#333333"/>
    </style:style>
    <style:style style:name="T124_34" style:family="text">
      <style:text-properties fo:background-color="#ffffff" fo:color="#333333"/>
    </style:style>
    <style:style style:name="T124_35" style:family="text">
      <style:text-properties fo:background-color="#ffffff" fo:color="#333333"/>
    </style:style>
    <style:style style:name="T124_36" style:family="text">
      <style:text-properties fo:background-color="#ffffff" fo:color="#333333"/>
    </style:style>
    <style:style style:name="T124_37" style:family="text">
      <style:text-properties fo:background-color="#ffffff" fo:color="#333333"/>
    </style:style>
    <style:style style:name="T124_38" style:family="text">
      <style:text-properties fo:background-color="#ffffff" fo:color="#333333"/>
    </style:style>
    <style:style style:name="T124_39" style:family="text">
      <style:text-properties fo:background-color="#ffffff" fo:color="#333333"/>
    </style:style>
    <style:style style:name="T124_40" style:family="text">
      <style:text-properties fo:background-color="#ffffff" fo:color="#333333"/>
    </style:style>
    <style:style style:name="T124_41" style:family="text">
      <style:text-properties fo:background-color="#ffffff" fo:color="#333333"/>
    </style:style>
    <style:style style:name="T124_42" style:family="text">
      <style:text-properties fo:background-color="#ffffff" fo:color="#333333"/>
    </style:style>
    <style:style style:name="T124_43" style:family="text">
      <style:text-properties fo:background-color="#ffffff" fo:color="#333333"/>
    </style:style>
    <style:style style:name="T124_44" style:family="text">
      <style:text-properties fo:background-color="#ffffff" fo:color="#333333"/>
    </style:style>
    <style:style style:name="P125" style:family="paragraph" style:parent-style-name="Standard">
      <style:paragraph-properties fo:break-before="auto" fo:line-height="164%" style:writing-mode="lr-tb"/>
    </style:style>
    <style:style style:name="T125_1" style:family="text">
      <style:text-properties fo:background-color="#ffffff"/>
    </style:style>
    <style:style style:name="T125_2" style:family="text">
      <style:text-properties fo:background-color="#ffffff"/>
    </style:style>
    <style:style style:name="T125_3" style:family="text">
      <style:text-properties fo:background-color="#ffffff"/>
    </style:style>
    <style:style style:name="T125_4" style:family="text">
      <style:text-properties fo:background-color="#ffffff"/>
    </style:style>
    <style:style style:name="T125_5" style:family="text"/>
    <style:style style:name="T125_6" style:family="text">
      <style:text-properties fo:background-color="#ffffff" fo:color="#1155cc" style:text-underline-style="solid" style:text-underline-color="font-color"/>
    </style:style>
    <style:style style:name="T125_7" style:family="text"/>
    <style:style style:name="T125_8" style:family="text">
      <style:text-properties fo:background-color="#ffffff" fo:color="#1155cc" style:text-underline-style="solid" style:text-underline-color="font-color"/>
    </style:style>
    <style:style style:name="T125_9" style:family="text"/>
    <style:style style:name="T125_10" style:family="text">
      <style:text-properties fo:background-color="#ffffff" fo:color="#1155cc" style:text-underline-style="solid" style:text-underline-color="font-color"/>
    </style:style>
    <style:style style:name="T125_11" style:family="text"/>
    <style:style style:name="T125_12" style:family="text">
      <style:text-properties fo:background-color="#ffffff" fo:color="#1155cc" style:text-underline-style="solid" style:text-underline-color="font-color"/>
    </style:style>
    <style:style style:name="T125_13" style:family="text"/>
    <style:style style:name="T125_14" style:family="text">
      <style:text-properties fo:background-color="#ffffff" fo:color="#1155cc" style:text-underline-style="solid" style:text-underline-color="font-color"/>
    </style:style>
    <style:style style:name="T125_15" style:family="text"/>
    <style:style style:name="T125_16" style:family="text">
      <style:text-properties fo:background-color="#ffffff" fo:color="#1155cc" style:text-underline-style="solid" style:text-underline-color="font-color"/>
    </style:style>
    <style:style style:name="T125_17" style:family="text"/>
    <style:style style:name="T125_18" style:family="text">
      <style:text-properties fo:background-color="#ffffff" fo:color="#1155cc" style:text-underline-style="solid" style:text-underline-color="font-color"/>
    </style:style>
    <style:style style:name="T125_19" style:family="text"/>
    <style:style style:name="T125_20" style:family="text">
      <style:text-properties fo:background-color="#ffffff" fo:color="#1155cc" style:text-underline-style="solid" style:text-underline-color="font-color"/>
    </style:style>
    <style:style style:name="T125_21" style:family="text"/>
    <style:style style:name="T125_22" style:family="text">
      <style:text-properties fo:background-color="#ffffff" fo:color="#1155cc" style:text-underline-style="solid" style:text-underline-color="font-color"/>
    </style:style>
    <style:style style:name="T125_23" style:family="text"/>
    <style:style style:name="T125_24" style:family="text">
      <style:text-properties fo:background-color="#ffffff" fo:color="#1155cc" style:text-underline-style="solid" style:text-underline-color="font-color"/>
    </style:style>
    <style:style style:name="T125_25" style:family="text"/>
    <style:style style:name="T125_26" style:family="text">
      <style:text-properties fo:background-color="#ffffff" fo:color="#1155cc" style:text-underline-style="solid" style:text-underline-color="font-color"/>
    </style:style>
    <style:style style:name="P126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27" style:family="paragraph" style:parent-style-name="Standard">
      <style:paragraph-properties fo:break-before="auto" fo:line-height="164%" style:writing-mode="lr-tb"/>
    </style:style>
    <style:style style:name="T127_1" style:family="text">
      <style:text-properties fo:background-color="#ffffff" fo:color="#333333"/>
    </style:style>
    <style:style style:name="P128" style:family="paragraph" style:parent-style-name="Standard">
      <style:paragraph-properties fo:break-before="auto" fo:line-height="164%" style:writing-mode="lr-tb"/>
    </style:style>
    <style:style style:name="T128_1" style:family="text">
      <style:text-properties fo:background-color="#ffffff" fo:color="#333333"/>
    </style:style>
    <style:style style:name="T128_2" style:family="text">
      <style:text-properties fo:background-color="#ffffff" fo:color="#333333"/>
    </style:style>
    <style:style style:name="T128_3" style:family="text">
      <style:text-properties fo:background-color="#ffffff" fo:color="#333333"/>
    </style:style>
    <style:style style:name="T128_4" style:family="text">
      <style:text-properties fo:background-color="#ffffff" fo:color="#333333"/>
    </style:style>
    <style:style style:name="T128_5" style:family="text">
      <style:text-properties fo:background-color="#ffffff" fo:color="#333333"/>
    </style:style>
    <style:style style:name="T128_6" style:family="text">
      <style:text-properties fo:background-color="#ffffff" fo:color="#333333"/>
    </style:style>
    <style:style style:name="T128_7" style:family="text">
      <style:text-properties fo:background-color="#ffffff" fo:color="#333333"/>
    </style:style>
    <style:style style:name="T128_8" style:family="text">
      <style:text-properties fo:background-color="#ffffff" fo:color="#333333"/>
    </style:style>
    <style:style style:name="T128_9" style:family="text">
      <style:text-properties fo:background-color="#ffffff" fo:color="#333333"/>
    </style:style>
    <style:style style:name="P129" style:family="paragraph" style:parent-style-name="Standard">
      <style:paragraph-properties fo:break-before="auto" fo:line-height="164%" style:writing-mode="lr-tb"/>
    </style:style>
    <style:style style:name="T129_1" style:family="text">
      <style:text-properties fo:background-color="#ffffff" fo:color="#333333"/>
    </style:style>
    <style:style style:name="T129_2" style:family="text">
      <style:text-properties fo:background-color="#ffffff" fo:color="#333333"/>
    </style:style>
    <style:style style:name="T129_3" style:family="text">
      <style:text-properties fo:background-color="#ffffff" fo:color="#333333"/>
    </style:style>
    <style:style style:name="T129_4" style:family="text">
      <style:text-properties fo:background-color="#ffffff" fo:color="#333333"/>
    </style:style>
    <style:style style:name="T129_5" style:family="text">
      <style:text-properties fo:background-color="#ffffff" fo:color="#333333"/>
    </style:style>
    <style:style style:name="T129_6" style:family="text">
      <style:text-properties fo:background-color="#ffffff" fo:color="#333333"/>
    </style:style>
    <style:style style:name="T129_7" style:family="text">
      <style:text-properties fo:background-color="#ffffff" fo:color="#333333"/>
    </style:style>
    <style:style style:name="T129_8" style:family="text">
      <style:text-properties fo:background-color="#ffffff" fo:color="#333333"/>
    </style:style>
    <style:style style:name="T129_9" style:family="text">
      <style:text-properties fo:background-color="#ffffff" fo:color="#333333"/>
    </style:style>
    <style:style style:name="T129_10" style:family="text">
      <style:text-properties fo:background-color="#ffffff" fo:color="#333333"/>
    </style:style>
    <style:style style:name="T129_11" style:family="text">
      <style:text-properties fo:background-color="#ffffff" fo:color="#333333"/>
    </style:style>
    <style:style style:name="T129_12" style:family="text">
      <style:text-properties fo:background-color="#ffffff" fo:color="#333333"/>
    </style:style>
    <style:style style:name="T129_13" style:family="text">
      <style:text-properties fo:background-color="#ffffff" fo:color="#333333"/>
    </style:style>
    <style:style style:name="T129_14" style:family="text">
      <style:text-properties fo:background-color="#ffffff" fo:color="#333333"/>
    </style:style>
    <style:style style:name="T129_15" style:family="text">
      <style:text-properties fo:background-color="#ffffff" fo:color="#333333"/>
    </style:style>
    <style:style style:name="T129_16" style:family="text">
      <style:text-properties fo:background-color="#ffffff" fo:color="#333333"/>
    </style:style>
    <style:style style:name="T129_17" style:family="text">
      <style:text-properties fo:background-color="#ffffff" fo:color="#333333"/>
    </style:style>
    <style:style style:name="T129_18" style:family="text">
      <style:text-properties fo:background-color="#ffffff" fo:color="#333333"/>
    </style:style>
    <style:style style:name="T129_19" style:family="text">
      <style:text-properties fo:background-color="#ffffff" fo:color="#333333"/>
    </style:style>
    <style:style style:name="T129_20" style:family="text">
      <style:text-properties fo:background-color="#ffffff" fo:color="#333333"/>
    </style:style>
    <style:style style:name="T129_21" style:family="text">
      <style:text-properties fo:background-color="#ffffff" fo:color="#333333"/>
    </style:style>
    <style:style style:name="T129_22" style:family="text">
      <style:text-properties fo:background-color="#ffffff" fo:color="#333333"/>
    </style:style>
    <style:style style:name="T129_23" style:family="text">
      <style:text-properties fo:background-color="#ffffff" fo:color="#333333"/>
    </style:style>
    <style:style style:name="T129_24" style:family="text">
      <style:text-properties fo:background-color="#ffffff" fo:color="#333333"/>
    </style:style>
    <style:style style:name="T129_25" style:family="text">
      <style:text-properties fo:background-color="#ffffff" fo:color="#333333"/>
    </style:style>
    <style:style style:name="T129_26" style:family="text">
      <style:text-properties fo:background-color="#ffffff" fo:color="#333333"/>
    </style:style>
    <style:style style:name="T129_27" style:family="text">
      <style:text-properties fo:background-color="#ffffff" fo:color="#333333"/>
    </style:style>
    <style:style style:name="T129_28" style:family="text">
      <style:text-properties fo:background-color="#ffffff" fo:color="#333333"/>
    </style:style>
    <style:style style:name="T129_29" style:family="text">
      <style:text-properties fo:background-color="#ffffff" fo:color="#333333"/>
    </style:style>
    <style:style style:name="T129_30" style:family="text">
      <style:text-properties fo:background-color="#ffffff" fo:color="#333333"/>
    </style:style>
    <style:style style:name="T129_31" style:family="text">
      <style:text-properties fo:background-color="#ffffff" fo:color="#333333"/>
    </style:style>
    <style:style style:name="T129_32" style:family="text">
      <style:text-properties fo:background-color="#ffffff" fo:color="#333333"/>
    </style:style>
    <style:style style:name="T129_33" style:family="text">
      <style:text-properties fo:background-color="#ffffff" fo:color="#333333"/>
    </style:style>
    <style:style style:name="T129_34" style:family="text">
      <style:text-properties fo:background-color="#ffffff" fo:color="#333333"/>
    </style:style>
    <style:style style:name="T129_35" style:family="text">
      <style:text-properties fo:background-color="#ffffff" fo:color="#333333"/>
    </style:style>
    <style:style style:name="T129_36" style:family="text">
      <style:text-properties fo:background-color="#ffffff" fo:color="#333333"/>
    </style:style>
    <style:style style:name="T129_37" style:family="text">
      <style:text-properties fo:background-color="#ffffff" fo:color="#333333"/>
    </style:style>
    <style:style style:name="T129_38" style:family="text">
      <style:text-properties fo:background-color="#ffffff" fo:color="#333333"/>
    </style:style>
    <style:style style:name="T129_39" style:family="text">
      <style:text-properties fo:background-color="#ffffff" fo:color="#333333"/>
    </style:style>
    <style:style style:name="T129_40" style:family="text">
      <style:text-properties fo:background-color="#ffffff" fo:color="#333333"/>
    </style:style>
    <style:style style:name="T129_41" style:family="text">
      <style:text-properties fo:background-color="#ffffff" fo:color="#333333"/>
    </style:style>
    <style:style style:name="T129_42" style:family="text">
      <style:text-properties fo:background-color="#ffffff" fo:color="#333333"/>
    </style:style>
    <style:style style:name="T129_43" style:family="text">
      <style:text-properties fo:background-color="#ffffff" fo:color="#333333"/>
    </style:style>
    <style:style style:name="T129_44" style:family="text">
      <style:text-properties fo:background-color="#ffffff" fo:color="#333333"/>
    </style:style>
    <style:style style:name="T129_45" style:family="text">
      <style:text-properties fo:background-color="#ffffff" fo:color="#333333"/>
    </style:style>
    <style:style style:name="T129_46" style:family="text">
      <style:text-properties fo:background-color="#ffffff" fo:color="#333333"/>
    </style:style>
    <style:style style:name="T129_47" style:family="text">
      <style:text-properties fo:background-color="#ffffff" fo:color="#333333"/>
    </style:style>
    <style:style style:name="T129_48" style:family="text">
      <style:text-properties fo:background-color="#ffffff" fo:color="#333333"/>
    </style:style>
    <style:style style:name="T129_49" style:family="text">
      <style:text-properties fo:background-color="#ffffff" fo:color="#333333"/>
    </style:style>
    <style:style style:name="T129_50" style:family="text">
      <style:text-properties fo:background-color="#ffffff" fo:color="#333333"/>
    </style:style>
    <style:style style:name="T129_51" style:family="text">
      <style:text-properties fo:background-color="#ffffff" fo:color="#333333"/>
    </style:style>
    <style:style style:name="T129_52" style:family="text">
      <style:text-properties fo:background-color="#ffffff" fo:color="#333333"/>
    </style:style>
    <style:style style:name="T129_53" style:family="text">
      <style:text-properties fo:background-color="#ffffff" fo:color="#333333"/>
    </style:style>
    <style:style style:name="T129_54" style:family="text">
      <style:text-properties fo:background-color="#ffffff" fo:color="#333333"/>
    </style:style>
    <style:style style:name="T129_55" style:family="text">
      <style:text-properties fo:background-color="#ffffff" fo:color="#333333"/>
    </style:style>
    <style:style style:name="T129_56" style:family="text">
      <style:text-properties fo:background-color="#ffffff" fo:color="#333333"/>
    </style:style>
    <style:style style:name="T129_57" style:family="text">
      <style:text-properties fo:background-color="#ffffff" fo:color="#333333"/>
    </style:style>
    <style:style style:name="T129_58" style:family="text">
      <style:text-properties fo:background-color="#ffffff" fo:color="#333333"/>
    </style:style>
    <style:style style:name="T129_59" style:family="text">
      <style:text-properties fo:background-color="#ffffff" fo:color="#333333"/>
    </style:style>
    <style:style style:name="P130" style:family="paragraph" style:parent-style-name="Standard">
      <style:paragraph-properties fo:break-before="auto" fo:line-height="164%" style:writing-mode="lr-tb"/>
    </style:style>
    <style:style style:name="T130_1" style:family="text">
      <style:text-properties fo:background-color="#ffffff"/>
    </style:style>
    <style:style style:name="T130_2" style:family="text">
      <style:text-properties fo:background-color="#ffffff"/>
    </style:style>
    <style:style style:name="T130_3" style:family="text">
      <style:text-properties fo:background-color="#ffffff"/>
    </style:style>
    <style:style style:name="T130_4" style:family="text">
      <style:text-properties fo:background-color="#ffffff"/>
    </style:style>
    <style:style style:name="T130_5" style:family="text"/>
    <style:style style:name="T130_6" style:family="text">
      <style:text-properties fo:background-color="#ffffff" fo:color="#1155cc" style:text-underline-style="solid" style:text-underline-color="font-color"/>
    </style:style>
    <style:style style:name="T130_7" style:family="text"/>
    <style:style style:name="T130_8" style:family="text">
      <style:text-properties fo:background-color="#ffffff" fo:color="#1155cc" style:text-underline-style="solid" style:text-underline-color="font-color"/>
    </style:style>
    <style:style style:name="T130_9" style:family="text"/>
    <style:style style:name="T130_10" style:family="text">
      <style:text-properties fo:background-color="#ffffff" fo:color="#1155cc" style:text-underline-style="solid" style:text-underline-color="font-color"/>
    </style:style>
    <style:style style:name="T130_11" style:family="text"/>
    <style:style style:name="T130_12" style:family="text">
      <style:text-properties fo:background-color="#ffffff" fo:color="#1155cc" style:text-underline-style="solid" style:text-underline-color="font-color"/>
    </style:style>
    <style:style style:name="T130_13" style:family="text"/>
    <style:style style:name="T130_14" style:family="text">
      <style:text-properties fo:background-color="#ffffff" fo:color="#1155cc" style:text-underline-style="solid" style:text-underline-color="font-color"/>
    </style:style>
    <style:style style:name="T130_15" style:family="text"/>
    <style:style style:name="T130_16" style:family="text">
      <style:text-properties fo:background-color="#ffffff" fo:color="#1155cc" style:text-underline-style="solid" style:text-underline-color="font-color"/>
    </style:style>
    <style:style style:name="T130_17" style:family="text"/>
    <style:style style:name="T130_18" style:family="text">
      <style:text-properties fo:background-color="#ffffff" fo:color="#1155cc" style:text-underline-style="solid" style:text-underline-color="font-color"/>
    </style:style>
    <style:style style:name="T130_19" style:family="text"/>
    <style:style style:name="T130_20" style:family="text">
      <style:text-properties fo:background-color="#ffffff" fo:color="#1155cc" style:text-underline-style="solid" style:text-underline-color="font-color"/>
    </style:style>
    <style:style style:name="T130_21" style:family="text"/>
    <style:style style:name="T130_22" style:family="text">
      <style:text-properties fo:background-color="#ffffff" fo:color="#1155cc" style:text-underline-style="solid" style:text-underline-color="font-color"/>
    </style:style>
    <style:style style:name="T130_23" style:family="text"/>
    <style:style style:name="T130_24" style:family="text">
      <style:text-properties fo:background-color="#ffffff" fo:color="#1155cc" style:text-underline-style="solid" style:text-underline-color="font-color"/>
    </style:style>
    <style:style style:name="T130_25" style:family="text"/>
    <style:style style:name="T130_26" style:family="text">
      <style:text-properties fo:background-color="#ffffff" fo:color="#1155cc" style:text-underline-style="solid" style:text-underline-color="font-color"/>
    </style:style>
    <style:style style:name="P131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32" style:family="paragraph" style:parent-style-name="Standard">
      <style:paragraph-properties fo:break-before="auto" fo:line-height="164%" style:writing-mode="lr-tb"/>
    </style:style>
    <style:style style:name="T132_1" style:family="text">
      <style:text-properties fo:background-color="#ffffff" fo:color="#333333"/>
    </style:style>
    <style:style style:name="P133" style:family="paragraph" style:parent-style-name="Standard">
      <style:paragraph-properties fo:break-before="auto" fo:line-height="164%" style:writing-mode="lr-tb"/>
    </style:style>
    <style:style style:name="T133_1" style:family="text">
      <style:text-properties fo:background-color="#ffffff" fo:color="#333333"/>
    </style:style>
    <style:style style:name="T133_2" style:family="text">
      <style:text-properties fo:background-color="#ffffff" fo:color="#333333"/>
    </style:style>
    <style:style style:name="T133_3" style:family="text">
      <style:text-properties fo:background-color="#ffffff" fo:color="#333333"/>
    </style:style>
    <style:style style:name="T133_4" style:family="text">
      <style:text-properties fo:background-color="#ffffff" fo:color="#333333"/>
    </style:style>
    <style:style style:name="T133_5" style:family="text">
      <style:text-properties fo:background-color="#ffffff" fo:color="#333333"/>
    </style:style>
    <style:style style:name="T133_6" style:family="text">
      <style:text-properties fo:background-color="#ffffff" fo:color="#333333"/>
    </style:style>
    <style:style style:name="T133_7" style:family="text">
      <style:text-properties fo:background-color="#ffffff" fo:color="#333333"/>
    </style:style>
    <style:style style:name="T133_8" style:family="text">
      <style:text-properties fo:background-color="#ffffff" fo:color="#333333"/>
    </style:style>
    <style:style style:name="T133_9" style:family="text">
      <style:text-properties fo:background-color="#ffffff" fo:color="#333333"/>
    </style:style>
    <style:style style:name="P134" style:family="paragraph" style:parent-style-name="Standard">
      <style:paragraph-properties fo:break-before="auto" fo:line-height="164%" style:writing-mode="lr-tb"/>
    </style:style>
    <style:style style:name="T134_1" style:family="text">
      <style:text-properties fo:background-color="#ffffff" fo:color="#333333"/>
    </style:style>
    <style:style style:name="T134_2" style:family="text">
      <style:text-properties fo:background-color="#ffffff" fo:color="#333333"/>
    </style:style>
    <style:style style:name="T134_3" style:family="text">
      <style:text-properties fo:background-color="#ffffff" fo:color="#333333"/>
    </style:style>
    <style:style style:name="T134_4" style:family="text">
      <style:text-properties fo:background-color="#ffffff" fo:color="#333333"/>
    </style:style>
    <style:style style:name="T134_5" style:family="text">
      <style:text-properties fo:background-color="#ffffff" fo:color="#333333"/>
    </style:style>
    <style:style style:name="T134_6" style:family="text">
      <style:text-properties fo:background-color="#ffffff" fo:color="#333333"/>
    </style:style>
    <style:style style:name="T134_7" style:family="text">
      <style:text-properties fo:background-color="#ffffff" fo:color="#333333"/>
    </style:style>
    <style:style style:name="T134_8" style:family="text">
      <style:text-properties fo:background-color="#ffffff" fo:color="#333333"/>
    </style:style>
    <style:style style:name="T134_9" style:family="text">
      <style:text-properties fo:background-color="#ffffff" fo:color="#333333"/>
    </style:style>
    <style:style style:name="T134_10" style:family="text">
      <style:text-properties fo:background-color="#ffffff" fo:color="#333333"/>
    </style:style>
    <style:style style:name="T134_11" style:family="text">
      <style:text-properties fo:background-color="#ffffff" fo:color="#333333"/>
    </style:style>
    <style:style style:name="T134_12" style:family="text">
      <style:text-properties fo:background-color="#ffffff" fo:color="#333333"/>
    </style:style>
    <style:style style:name="T134_13" style:family="text">
      <style:text-properties fo:background-color="#ffffff" fo:color="#333333"/>
    </style:style>
    <style:style style:name="T134_14" style:family="text">
      <style:text-properties fo:background-color="#ffffff" fo:color="#333333"/>
    </style:style>
    <style:style style:name="T134_15" style:family="text">
      <style:text-properties fo:background-color="#ffffff" fo:color="#333333"/>
    </style:style>
    <style:style style:name="T134_16" style:family="text">
      <style:text-properties fo:background-color="#ffffff" fo:color="#333333"/>
    </style:style>
    <style:style style:name="T134_17" style:family="text">
      <style:text-properties fo:background-color="#ffffff" fo:color="#333333"/>
    </style:style>
    <style:style style:name="T134_18" style:family="text">
      <style:text-properties fo:background-color="#ffffff" fo:color="#333333"/>
    </style:style>
    <style:style style:name="T134_19" style:family="text">
      <style:text-properties fo:background-color="#ffffff" fo:color="#333333"/>
    </style:style>
    <style:style style:name="T134_20" style:family="text">
      <style:text-properties fo:background-color="#ffffff" fo:color="#333333"/>
    </style:style>
    <style:style style:name="T134_21" style:family="text">
      <style:text-properties fo:background-color="#ffffff" fo:color="#333333"/>
    </style:style>
    <style:style style:name="P135" style:family="paragraph" style:parent-style-name="Standard">
      <style:paragraph-properties fo:break-before="auto" fo:line-height="164%" style:writing-mode="lr-tb"/>
    </style:style>
    <style:style style:name="T135_1" style:family="text">
      <style:text-properties fo:background-color="#ffffff"/>
    </style:style>
    <style:style style:name="T135_2" style:family="text">
      <style:text-properties fo:background-color="#ffffff"/>
    </style:style>
    <style:style style:name="T135_3" style:family="text">
      <style:text-properties fo:background-color="#ffffff"/>
    </style:style>
    <style:style style:name="T135_4" style:family="text">
      <style:text-properties fo:background-color="#ffffff"/>
    </style:style>
    <style:style style:name="T135_5" style:family="text"/>
    <style:style style:name="T135_6" style:family="text">
      <style:text-properties fo:background-color="#ffffff" fo:color="#1155cc" style:text-underline-style="solid" style:text-underline-color="font-color"/>
    </style:style>
    <style:style style:name="T135_7" style:family="text"/>
    <style:style style:name="T135_8" style:family="text">
      <style:text-properties fo:background-color="#ffffff" fo:color="#1155cc" style:text-underline-style="solid" style:text-underline-color="font-color"/>
    </style:style>
    <style:style style:name="T135_9" style:family="text"/>
    <style:style style:name="T135_10" style:family="text">
      <style:text-properties fo:background-color="#ffffff" fo:color="#1155cc" style:text-underline-style="solid" style:text-underline-color="font-color"/>
    </style:style>
    <style:style style:name="T135_11" style:family="text"/>
    <style:style style:name="T135_12" style:family="text">
      <style:text-properties fo:background-color="#ffffff" fo:color="#1155cc" style:text-underline-style="solid" style:text-underline-color="font-color"/>
    </style:style>
    <style:style style:name="T135_13" style:family="text"/>
    <style:style style:name="T135_14" style:family="text">
      <style:text-properties fo:background-color="#ffffff" fo:color="#1155cc" style:text-underline-style="solid" style:text-underline-color="font-color"/>
    </style:style>
    <style:style style:name="T135_15" style:family="text"/>
    <style:style style:name="T135_16" style:family="text">
      <style:text-properties fo:background-color="#ffffff" fo:color="#1155cc" style:text-underline-style="solid" style:text-underline-color="font-color"/>
    </style:style>
    <style:style style:name="T135_17" style:family="text"/>
    <style:style style:name="T135_18" style:family="text">
      <style:text-properties fo:background-color="#ffffff" fo:color="#1155cc" style:text-underline-style="solid" style:text-underline-color="font-color"/>
    </style:style>
    <style:style style:name="T135_19" style:family="text"/>
    <style:style style:name="T135_20" style:family="text">
      <style:text-properties fo:background-color="#ffffff" fo:color="#1155cc" style:text-underline-style="solid" style:text-underline-color="font-color"/>
    </style:style>
    <style:style style:name="T135_21" style:family="text"/>
    <style:style style:name="T135_22" style:family="text">
      <style:text-properties fo:background-color="#ffffff" fo:color="#1155cc" style:text-underline-style="solid" style:text-underline-color="font-color"/>
    </style:style>
    <style:style style:name="T135_23" style:family="text"/>
    <style:style style:name="T135_24" style:family="text">
      <style:text-properties fo:background-color="#ffffff" fo:color="#1155cc" style:text-underline-style="solid" style:text-underline-color="font-color"/>
    </style:style>
    <style:style style:name="T135_25" style:family="text"/>
    <style:style style:name="T135_26" style:family="text">
      <style:text-properties fo:background-color="#ffffff" fo:color="#1155cc" style:text-underline-style="solid" style:text-underline-color="font-color"/>
    </style:style>
    <style:style style:name="P136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37" style:family="paragraph" style:parent-style-name="Standard">
      <style:paragraph-properties fo:break-before="auto" fo:line-height="164%" style:writing-mode="lr-tb"/>
    </style:style>
    <style:style style:name="T137_1" style:family="text">
      <style:text-properties fo:background-color="#ffffff" fo:color="#333333"/>
    </style:style>
    <style:style style:name="P138" style:family="paragraph" style:parent-style-name="Standard">
      <style:paragraph-properties fo:break-before="auto" fo:line-height="164%" style:writing-mode="lr-tb"/>
    </style:style>
    <style:style style:name="T138_1" style:family="text">
      <style:text-properties fo:background-color="#ffffff" fo:color="#333333"/>
    </style:style>
    <style:style style:name="T138_2" style:family="text">
      <style:text-properties fo:background-color="#ffffff" fo:color="#333333"/>
    </style:style>
    <style:style style:name="T138_3" style:family="text">
      <style:text-properties fo:background-color="#ffffff" fo:color="#333333"/>
    </style:style>
    <style:style style:name="T138_4" style:family="text">
      <style:text-properties fo:background-color="#ffffff" fo:color="#333333"/>
    </style:style>
    <style:style style:name="T138_5" style:family="text">
      <style:text-properties fo:background-color="#ffffff" fo:color="#333333"/>
    </style:style>
    <style:style style:name="T138_6" style:family="text">
      <style:text-properties fo:background-color="#ffffff" fo:color="#333333"/>
    </style:style>
    <style:style style:name="T138_7" style:family="text">
      <style:text-properties fo:background-color="#ffffff" fo:color="#333333"/>
    </style:style>
    <style:style style:name="T138_8" style:family="text">
      <style:text-properties fo:background-color="#ffffff" fo:color="#333333"/>
    </style:style>
    <style:style style:name="T138_9" style:family="text">
      <style:text-properties fo:background-color="#ffffff" fo:color="#333333"/>
    </style:style>
    <style:style style:name="T138_10" style:family="text">
      <style:text-properties fo:background-color="#ffffff" fo:color="#333333"/>
    </style:style>
    <style:style style:name="T138_11" style:family="text">
      <style:text-properties fo:background-color="#ffffff" fo:color="#333333"/>
    </style:style>
    <style:style style:name="T138_12" style:family="text">
      <style:text-properties fo:background-color="#ffffff" fo:color="#333333"/>
    </style:style>
    <style:style style:name="T138_13" style:family="text">
      <style:text-properties fo:background-color="#ffffff" fo:color="#333333"/>
    </style:style>
    <style:style style:name="T138_14" style:family="text">
      <style:text-properties fo:background-color="#ffffff" fo:color="#333333"/>
    </style:style>
    <style:style style:name="P139" style:family="paragraph" style:parent-style-name="Standard">
      <style:paragraph-properties fo:break-before="auto" fo:line-height="164%" style:writing-mode="lr-tb"/>
    </style:style>
    <style:style style:name="T139_1" style:family="text">
      <style:text-properties fo:background-color="#ffffff" fo:color="#333333"/>
    </style:style>
    <style:style style:name="T139_2" style:family="text">
      <style:text-properties fo:background-color="#ffffff" fo:color="#333333"/>
    </style:style>
    <style:style style:name="T139_3" style:family="text">
      <style:text-properties fo:background-color="#ffffff" fo:color="#333333"/>
    </style:style>
    <style:style style:name="T139_4" style:family="text">
      <style:text-properties fo:background-color="#ffffff" fo:color="#333333"/>
    </style:style>
    <style:style style:name="T139_5" style:family="text">
      <style:text-properties fo:background-color="#ffffff" fo:color="#333333"/>
    </style:style>
    <style:style style:name="T139_6" style:family="text">
      <style:text-properties fo:background-color="#ffffff" fo:color="#333333"/>
    </style:style>
    <style:style style:name="T139_7" style:family="text">
      <style:text-properties fo:background-color="#ffffff" fo:color="#333333"/>
    </style:style>
    <style:style style:name="T139_8" style:family="text">
      <style:text-properties fo:background-color="#ffffff" fo:color="#333333"/>
    </style:style>
    <style:style style:name="T139_9" style:family="text">
      <style:text-properties fo:background-color="#ffffff" fo:color="#333333"/>
    </style:style>
    <style:style style:name="T139_10" style:family="text">
      <style:text-properties fo:background-color="#ffffff" fo:color="#333333"/>
    </style:style>
    <style:style style:name="T139_11" style:family="text">
      <style:text-properties fo:background-color="#ffffff" fo:color="#333333"/>
    </style:style>
    <style:style style:name="T139_12" style:family="text">
      <style:text-properties fo:background-color="#ffffff" fo:color="#333333"/>
    </style:style>
    <style:style style:name="T139_13" style:family="text">
      <style:text-properties fo:background-color="#ffffff" fo:color="#333333"/>
    </style:style>
    <style:style style:name="T139_14" style:family="text">
      <style:text-properties fo:background-color="#ffffff" fo:color="#333333"/>
    </style:style>
    <style:style style:name="T139_15" style:family="text">
      <style:text-properties fo:background-color="#ffffff" fo:color="#333333"/>
    </style:style>
    <style:style style:name="T139_16" style:family="text">
      <style:text-properties fo:background-color="#ffffff" fo:color="#333333"/>
    </style:style>
    <style:style style:name="T139_17" style:family="text">
      <style:text-properties fo:background-color="#ffffff" fo:color="#333333"/>
    </style:style>
    <style:style style:name="T139_18" style:family="text">
      <style:text-properties fo:background-color="#ffffff" fo:color="#333333"/>
    </style:style>
    <style:style style:name="T139_19" style:family="text">
      <style:text-properties fo:background-color="#ffffff" fo:color="#333333"/>
    </style:style>
    <style:style style:name="T139_20" style:family="text">
      <style:text-properties fo:background-color="#ffffff" fo:color="#333333"/>
    </style:style>
    <style:style style:name="T139_21" style:family="text">
      <style:text-properties fo:background-color="#ffffff" fo:color="#333333"/>
    </style:style>
    <style:style style:name="T139_22" style:family="text">
      <style:text-properties fo:background-color="#ffffff" fo:color="#333333"/>
    </style:style>
    <style:style style:name="T139_23" style:family="text">
      <style:text-properties fo:background-color="#ffffff" fo:color="#333333"/>
    </style:style>
    <style:style style:name="T139_24" style:family="text">
      <style:text-properties fo:background-color="#ffffff" fo:color="#333333"/>
    </style:style>
    <style:style style:name="T139_25" style:family="text">
      <style:text-properties fo:background-color="#ffffff" fo:color="#333333"/>
    </style:style>
    <style:style style:name="T139_26" style:family="text">
      <style:text-properties fo:background-color="#ffffff" fo:color="#333333"/>
    </style:style>
    <style:style style:name="T139_27" style:family="text">
      <style:text-properties fo:background-color="#ffffff" fo:color="#333333"/>
    </style:style>
    <style:style style:name="T139_28" style:family="text">
      <style:text-properties fo:background-color="#ffffff" fo:color="#333333"/>
    </style:style>
    <style:style style:name="T139_29" style:family="text">
      <style:text-properties fo:background-color="#ffffff" fo:color="#333333"/>
    </style:style>
    <style:style style:name="T139_30" style:family="text">
      <style:text-properties fo:background-color="#ffffff" fo:color="#333333"/>
    </style:style>
    <style:style style:name="T139_31" style:family="text">
      <style:text-properties fo:background-color="#ffffff" fo:color="#333333"/>
    </style:style>
    <style:style style:name="T139_32" style:family="text">
      <style:text-properties fo:background-color="#ffffff" fo:color="#333333"/>
    </style:style>
    <style:style style:name="T139_33" style:family="text">
      <style:text-properties fo:background-color="#ffffff" fo:color="#333333"/>
    </style:style>
    <style:style style:name="T139_34" style:family="text">
      <style:text-properties fo:background-color="#ffffff" fo:color="#333333"/>
    </style:style>
    <style:style style:name="T139_35" style:family="text">
      <style:text-properties fo:background-color="#ffffff" fo:color="#333333"/>
    </style:style>
    <style:style style:name="T139_36" style:family="text">
      <style:text-properties fo:background-color="#ffffff" fo:color="#333333"/>
    </style:style>
    <style:style style:name="T139_37" style:family="text">
      <style:text-properties fo:background-color="#ffffff" fo:color="#333333"/>
    </style:style>
    <style:style style:name="T139_38" style:family="text">
      <style:text-properties fo:background-color="#ffffff" fo:color="#333333"/>
    </style:style>
    <style:style style:name="T139_39" style:family="text">
      <style:text-properties fo:background-color="#ffffff" fo:color="#333333"/>
    </style:style>
    <style:style style:name="T139_40" style:family="text">
      <style:text-properties fo:background-color="#ffffff" fo:color="#333333"/>
    </style:style>
    <style:style style:name="T139_41" style:family="text">
      <style:text-properties fo:background-color="#ffffff" fo:color="#333333"/>
    </style:style>
    <style:style style:name="T139_42" style:family="text">
      <style:text-properties fo:background-color="#ffffff" fo:color="#333333"/>
    </style:style>
    <style:style style:name="T139_43" style:family="text">
      <style:text-properties fo:background-color="#ffffff" fo:color="#333333"/>
    </style:style>
    <style:style style:name="T139_44" style:family="text">
      <style:text-properties fo:background-color="#ffffff" fo:color="#333333"/>
    </style:style>
    <style:style style:name="T139_45" style:family="text">
      <style:text-properties fo:background-color="#ffffff" fo:color="#333333"/>
    </style:style>
    <style:style style:name="T139_46" style:family="text">
      <style:text-properties fo:background-color="#ffffff" fo:color="#333333"/>
    </style:style>
    <style:style style:name="T139_47" style:family="text">
      <style:text-properties fo:background-color="#ffffff" fo:color="#333333"/>
    </style:style>
    <style:style style:name="T139_48" style:family="text">
      <style:text-properties fo:background-color="#ffffff" fo:color="#333333"/>
    </style:style>
    <style:style style:name="T139_49" style:family="text">
      <style:text-properties fo:background-color="#ffffff" fo:color="#333333"/>
    </style:style>
    <style:style style:name="T139_50" style:family="text">
      <style:text-properties fo:background-color="#ffffff" fo:color="#333333"/>
    </style:style>
    <style:style style:name="T139_51" style:family="text">
      <style:text-properties fo:background-color="#ffffff" fo:color="#333333"/>
    </style:style>
    <style:style style:name="T139_52" style:family="text">
      <style:text-properties fo:background-color="#ffffff" fo:color="#333333"/>
    </style:style>
    <style:style style:name="T139_53" style:family="text">
      <style:text-properties fo:background-color="#ffffff" fo:color="#333333"/>
    </style:style>
    <style:style style:name="T139_54" style:family="text">
      <style:text-properties fo:background-color="#ffffff" fo:color="#333333"/>
    </style:style>
    <style:style style:name="T139_55" style:family="text">
      <style:text-properties fo:background-color="#ffffff" fo:color="#333333"/>
    </style:style>
    <style:style style:name="T139_56" style:family="text">
      <style:text-properties fo:background-color="#ffffff" fo:color="#333333"/>
    </style:style>
    <style:style style:name="T139_57" style:family="text">
      <style:text-properties fo:background-color="#ffffff" fo:color="#333333"/>
    </style:style>
    <style:style style:name="T139_58" style:family="text">
      <style:text-properties fo:background-color="#ffffff" fo:color="#333333"/>
    </style:style>
    <style:style style:name="T139_59" style:family="text">
      <style:text-properties fo:background-color="#ffffff" fo:color="#333333"/>
    </style:style>
    <style:style style:name="T139_60" style:family="text">
      <style:text-properties fo:background-color="#ffffff" fo:color="#333333"/>
    </style:style>
    <style:style style:name="T139_61" style:family="text">
      <style:text-properties fo:background-color="#ffffff" fo:color="#333333"/>
    </style:style>
    <style:style style:name="T139_62" style:family="text">
      <style:text-properties fo:background-color="#ffffff" fo:color="#333333"/>
    </style:style>
    <style:style style:name="T139_63" style:family="text">
      <style:text-properties fo:background-color="#ffffff" fo:color="#333333"/>
    </style:style>
    <style:style style:name="T139_64" style:family="text">
      <style:text-properties fo:background-color="#ffffff" fo:color="#333333"/>
    </style:style>
    <style:style style:name="T139_65" style:family="text">
      <style:text-properties fo:background-color="#ffffff" fo:color="#333333"/>
    </style:style>
    <style:style style:name="T139_66" style:family="text">
      <style:text-properties fo:background-color="#ffffff" fo:color="#333333"/>
    </style:style>
    <style:style style:name="T139_67" style:family="text">
      <style:text-properties fo:background-color="#ffffff" fo:color="#333333"/>
    </style:style>
    <style:style style:name="T139_68" style:family="text">
      <style:text-properties fo:background-color="#ffffff" fo:color="#333333"/>
    </style:style>
    <style:style style:name="T139_69" style:family="text">
      <style:text-properties fo:background-color="#ffffff" fo:color="#333333"/>
    </style:style>
    <style:style style:name="T139_70" style:family="text">
      <style:text-properties fo:background-color="#ffffff" fo:color="#333333"/>
    </style:style>
    <style:style style:name="T139_71" style:family="text">
      <style:text-properties fo:background-color="#ffffff" fo:color="#333333"/>
    </style:style>
    <style:style style:name="T139_72" style:family="text">
      <style:text-properties fo:background-color="#ffffff" fo:color="#333333"/>
    </style:style>
    <style:style style:name="T139_73" style:family="text">
      <style:text-properties fo:background-color="#ffffff" fo:color="#333333"/>
    </style:style>
    <style:style style:name="T139_74" style:family="text">
      <style:text-properties fo:background-color="#ffffff" fo:color="#333333"/>
    </style:style>
    <style:style style:name="P140" style:family="paragraph" style:parent-style-name="Standard">
      <style:paragraph-properties fo:break-before="auto" fo:line-height="164%" style:writing-mode="lr-tb"/>
    </style:style>
    <style:style style:name="T140_1" style:family="text">
      <style:text-properties fo:background-color="#ffffff"/>
    </style:style>
    <style:style style:name="T140_2" style:family="text">
      <style:text-properties fo:background-color="#ffffff"/>
    </style:style>
    <style:style style:name="T140_3" style:family="text">
      <style:text-properties fo:background-color="#ffffff"/>
    </style:style>
    <style:style style:name="T140_4" style:family="text">
      <style:text-properties fo:background-color="#ffffff"/>
    </style:style>
    <style:style style:name="T140_5" style:family="text"/>
    <style:style style:name="T140_6" style:family="text">
      <style:text-properties fo:background-color="#ffffff" fo:color="#1155cc" style:text-underline-style="solid" style:text-underline-color="font-color"/>
    </style:style>
    <style:style style:name="T140_7" style:family="text"/>
    <style:style style:name="T140_8" style:family="text">
      <style:text-properties fo:background-color="#ffffff" fo:color="#1155cc" style:text-underline-style="solid" style:text-underline-color="font-color"/>
    </style:style>
    <style:style style:name="T140_9" style:family="text"/>
    <style:style style:name="T140_10" style:family="text">
      <style:text-properties fo:background-color="#ffffff" fo:color="#1155cc" style:text-underline-style="solid" style:text-underline-color="font-color"/>
    </style:style>
    <style:style style:name="T140_11" style:family="text"/>
    <style:style style:name="T140_12" style:family="text">
      <style:text-properties fo:background-color="#ffffff" fo:color="#1155cc" style:text-underline-style="solid" style:text-underline-color="font-color"/>
    </style:style>
    <style:style style:name="T140_13" style:family="text"/>
    <style:style style:name="T140_14" style:family="text">
      <style:text-properties fo:background-color="#ffffff" fo:color="#1155cc" style:text-underline-style="solid" style:text-underline-color="font-color"/>
    </style:style>
    <style:style style:name="T140_15" style:family="text"/>
    <style:style style:name="T140_16" style:family="text">
      <style:text-properties fo:background-color="#ffffff" fo:color="#1155cc" style:text-underline-style="solid" style:text-underline-color="font-color"/>
    </style:style>
    <style:style style:name="T140_17" style:family="text"/>
    <style:style style:name="T140_18" style:family="text">
      <style:text-properties fo:background-color="#ffffff" fo:color="#1155cc" style:text-underline-style="solid" style:text-underline-color="font-color"/>
    </style:style>
    <style:style style:name="T140_19" style:family="text"/>
    <style:style style:name="T140_20" style:family="text">
      <style:text-properties fo:background-color="#ffffff" fo:color="#1155cc" style:text-underline-style="solid" style:text-underline-color="font-color"/>
    </style:style>
    <style:style style:name="T140_21" style:family="text"/>
    <style:style style:name="T140_22" style:family="text">
      <style:text-properties fo:background-color="#ffffff" fo:color="#1155cc" style:text-underline-style="solid" style:text-underline-color="font-color"/>
    </style:style>
    <style:style style:name="T140_23" style:family="text"/>
    <style:style style:name="T140_24" style:family="text">
      <style:text-properties fo:background-color="#ffffff" fo:color="#1155cc" style:text-underline-style="solid" style:text-underline-color="font-color"/>
    </style:style>
    <style:style style:name="T140_25" style:family="text"/>
    <style:style style:name="T140_26" style:family="text">
      <style:text-properties fo:background-color="#ffffff" fo:color="#1155cc" style:text-underline-style="solid" style:text-underline-color="font-color"/>
    </style:style>
    <style:style style:name="P141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42" style:family="paragraph" style:parent-style-name="Standard">
      <style:paragraph-properties fo:break-before="auto" fo:line-height="164%" style:writing-mode="lr-tb"/>
    </style:style>
    <style:style style:name="T142_1" style:family="text">
      <style:text-properties fo:background-color="#ffffff" fo:color="#333333"/>
    </style:style>
    <style:style style:name="P143" style:family="paragraph" style:parent-style-name="Standard">
      <style:paragraph-properties fo:break-before="auto" fo:line-height="164%" style:writing-mode="lr-tb"/>
    </style:style>
    <style:style style:name="T143_1" style:family="text">
      <style:text-properties fo:background-color="#ffffff" fo:color="#333333"/>
    </style:style>
    <style:style style:name="T143_2" style:family="text">
      <style:text-properties fo:background-color="#ffffff" fo:color="#333333"/>
    </style:style>
    <style:style style:name="T143_3" style:family="text">
      <style:text-properties fo:background-color="#ffffff" fo:color="#333333"/>
    </style:style>
    <style:style style:name="T143_4" style:family="text">
      <style:text-properties fo:background-color="#ffffff" fo:color="#333333"/>
    </style:style>
    <style:style style:name="T143_5" style:family="text">
      <style:text-properties fo:background-color="#ffffff" fo:color="#333333"/>
    </style:style>
    <style:style style:name="T143_6" style:family="text">
      <style:text-properties fo:background-color="#ffffff" fo:color="#333333"/>
    </style:style>
    <style:style style:name="T143_7" style:family="text">
      <style:text-properties fo:background-color="#ffffff" fo:color="#333333"/>
    </style:style>
    <style:style style:name="T143_8" style:family="text">
      <style:text-properties fo:background-color="#ffffff" fo:color="#333333"/>
    </style:style>
    <style:style style:name="T143_9" style:family="text">
      <style:text-properties fo:background-color="#ffffff" fo:color="#333333"/>
    </style:style>
    <style:style style:name="T143_10" style:family="text">
      <style:text-properties fo:background-color="#ffffff" fo:color="#333333"/>
    </style:style>
    <style:style style:name="T143_11" style:family="text">
      <style:text-properties fo:background-color="#ffffff" fo:color="#333333"/>
    </style:style>
    <style:style style:name="T143_12" style:family="text">
      <style:text-properties fo:background-color="#ffffff" fo:color="#333333"/>
    </style:style>
    <style:style style:name="P144" style:family="paragraph" style:parent-style-name="Standard">
      <style:paragraph-properties fo:break-before="auto" fo:line-height="164%" style:writing-mode="lr-tb"/>
    </style:style>
    <style:style style:name="T144_1" style:family="text">
      <style:text-properties fo:background-color="#ffffff" fo:color="#333333"/>
    </style:style>
    <style:style style:name="T144_2" style:family="text">
      <style:text-properties fo:background-color="#ffffff" fo:color="#333333"/>
    </style:style>
    <style:style style:name="T144_3" style:family="text">
      <style:text-properties fo:background-color="#ffffff" fo:color="#333333"/>
    </style:style>
    <style:style style:name="T144_4" style:family="text">
      <style:text-properties fo:background-color="#ffffff" fo:color="#333333"/>
    </style:style>
    <style:style style:name="T144_5" style:family="text">
      <style:text-properties fo:background-color="#ffffff" fo:color="#333333"/>
    </style:style>
    <style:style style:name="T144_6" style:family="text">
      <style:text-properties fo:background-color="#ffffff" fo:color="#333333"/>
    </style:style>
    <style:style style:name="T144_7" style:family="text">
      <style:text-properties fo:background-color="#ffffff" fo:color="#333333"/>
    </style:style>
    <style:style style:name="T144_8" style:family="text">
      <style:text-properties fo:background-color="#ffffff" fo:color="#333333"/>
    </style:style>
    <style:style style:name="T144_9" style:family="text">
      <style:text-properties fo:background-color="#ffffff" fo:color="#333333"/>
    </style:style>
    <style:style style:name="T144_10" style:family="text">
      <style:text-properties fo:background-color="#ffffff" fo:color="#333333"/>
    </style:style>
    <style:style style:name="T144_11" style:family="text">
      <style:text-properties fo:background-color="#ffffff" fo:color="#333333"/>
    </style:style>
    <style:style style:name="T144_12" style:family="text">
      <style:text-properties fo:background-color="#ffffff" fo:color="#333333"/>
    </style:style>
    <style:style style:name="P145" style:family="paragraph" style:parent-style-name="Standard">
      <style:paragraph-properties fo:break-before="auto" fo:line-height="164%" style:writing-mode="lr-tb"/>
    </style:style>
    <style:style style:name="T145_1" style:family="text">
      <style:text-properties fo:background-color="#ffffff"/>
    </style:style>
    <style:style style:name="T145_2" style:family="text">
      <style:text-properties fo:background-color="#ffffff"/>
    </style:style>
    <style:style style:name="T145_3" style:family="text"/>
    <style:style style:name="T145_4" style:family="text">
      <style:text-properties fo:background-color="#ffffff" fo:color="#1155cc" style:text-underline-style="solid" style:text-underline-color="font-color"/>
    </style:style>
    <style:style style:name="T145_5" style:family="text"/>
    <style:style style:name="T145_6" style:family="text">
      <style:text-properties fo:background-color="#ffffff" fo:color="#1155cc" style:text-underline-style="solid" style:text-underline-color="font-color"/>
    </style:style>
    <style:style style:name="T145_7" style:family="text"/>
    <style:style style:name="T145_8" style:family="text">
      <style:text-properties fo:background-color="#ffffff" fo:color="#1155cc" style:text-underline-style="solid" style:text-underline-color="font-color"/>
    </style:style>
    <style:style style:name="T145_9" style:family="text"/>
    <style:style style:name="T145_10" style:family="text">
      <style:text-properties fo:background-color="#ffffff" fo:color="#1155cc" style:text-underline-style="solid" style:text-underline-color="font-color"/>
    </style:style>
    <style:style style:name="T145_11" style:family="text"/>
    <style:style style:name="T145_12" style:family="text">
      <style:text-properties fo:background-color="#ffffff" fo:color="#1155cc" style:text-underline-style="solid" style:text-underline-color="font-color"/>
    </style:style>
    <style:style style:name="T145_13" style:family="text"/>
    <style:style style:name="T145_14" style:family="text">
      <style:text-properties fo:background-color="#ffffff" fo:color="#1155cc" style:text-underline-style="solid" style:text-underline-color="font-color"/>
    </style:style>
    <style:style style:name="T145_15" style:family="text"/>
    <style:style style:name="T145_16" style:family="text">
      <style:text-properties fo:background-color="#ffffff" fo:color="#1155cc" style:text-underline-style="solid" style:text-underline-color="font-color"/>
    </style:style>
    <style:style style:name="T145_17" style:family="text"/>
    <style:style style:name="T145_18" style:family="text">
      <style:text-properties fo:background-color="#ffffff" fo:color="#1155cc" style:text-underline-style="solid" style:text-underline-color="font-color"/>
    </style:style>
    <style:style style:name="T145_19" style:family="text"/>
    <style:style style:name="T145_20" style:family="text">
      <style:text-properties fo:background-color="#ffffff" fo:color="#1155cc" style:text-underline-style="solid" style:text-underline-color="font-color"/>
    </style:style>
    <style:style style:name="T145_21" style:family="text"/>
    <style:style style:name="T145_22" style:family="text">
      <style:text-properties fo:background-color="#ffffff" fo:color="#1155cc" style:text-underline-style="solid" style:text-underline-color="font-color"/>
    </style:style>
    <style:style style:name="T145_23" style:family="text"/>
    <style:style style:name="T145_24" style:family="text">
      <style:text-properties fo:background-color="#ffffff" fo:color="#1155cc" style:text-underline-style="solid" style:text-underline-color="font-color"/>
    </style:style>
    <style:style style:name="T145_25" style:family="text"/>
    <style:style style:name="T145_26" style:family="text">
      <style:text-properties fo:background-color="#ffffff" fo:color="#1155cc" style:text-underline-style="solid" style:text-underline-color="font-color"/>
    </style:style>
    <style:style style:name="T145_27" style:family="text"/>
    <style:style style:name="T145_28" style:family="text">
      <style:text-properties fo:background-color="#ffffff" fo:color="#1155cc" style:text-underline-style="solid" style:text-underline-color="font-color"/>
    </style:style>
    <style:style style:name="T145_29" style:family="text"/>
    <style:style style:name="T145_30" style:family="text">
      <style:text-properties fo:background-color="#ffffff" fo:color="#1155cc" style:text-underline-style="solid" style:text-underline-color="font-color"/>
    </style:style>
    <style:style style:name="T145_31" style:family="text"/>
    <style:style style:name="T145_32" style:family="text">
      <style:text-properties fo:background-color="#ffffff" fo:color="#1155cc" style:text-underline-style="solid" style:text-underline-color="font-color"/>
    </style:style>
    <style:style style:name="T145_33" style:family="text"/>
    <style:style style:name="T145_34" style:family="text">
      <style:text-properties fo:background-color="#ffffff" fo:color="#1155cc" style:text-underline-style="solid" style:text-underline-color="font-color"/>
    </style:style>
    <style:style style:name="T145_35" style:family="text"/>
    <style:style style:name="T145_36" style:family="text">
      <style:text-properties fo:background-color="#ffffff" fo:color="#1155cc" style:text-underline-style="solid" style:text-underline-color="font-color"/>
    </style:style>
    <style:style style:name="T145_37" style:family="text"/>
    <style:style style:name="T145_38" style:family="text">
      <style:text-properties fo:background-color="#ffffff" fo:color="#1155cc" style:text-underline-style="solid" style:text-underline-color="font-color"/>
    </style:style>
    <style:style style:name="T145_39" style:family="text"/>
    <style:style style:name="T145_40" style:family="text">
      <style:text-properties fo:background-color="#ffffff" fo:color="#1155cc" style:text-underline-style="solid" style:text-underline-color="font-color"/>
    </style:style>
    <style:style style:name="T145_41" style:family="text"/>
    <style:style style:name="T145_42" style:family="text">
      <style:text-properties fo:background-color="#ffffff" fo:color="#1155cc" style:text-underline-style="solid" style:text-underline-color="font-color"/>
    </style:style>
    <style:style style:name="T145_43" style:family="text"/>
    <style:style style:name="T145_44" style:family="text">
      <style:text-properties fo:background-color="#ffffff" fo:color="#1155cc" style:text-underline-style="solid" style:text-underline-color="font-color"/>
    </style:style>
    <style:style style:name="T145_45" style:family="text"/>
    <style:style style:name="T145_46" style:family="text">
      <style:text-properties fo:background-color="#ffffff" fo:color="#1155cc" style:text-underline-style="solid" style:text-underline-color="font-color"/>
    </style:style>
    <style:style style:name="T145_47" style:family="text"/>
    <style:style style:name="T145_48" style:family="text">
      <style:text-properties fo:background-color="#ffffff" fo:color="#1155cc" style:text-underline-style="solid" style:text-underline-color="font-color"/>
    </style:style>
    <style:style style:name="T145_49" style:family="text"/>
    <style:style style:name="T145_50" style:family="text">
      <style:text-properties fo:background-color="#ffffff" fo:color="#1155cc" style:text-underline-style="solid" style:text-underline-color="font-color"/>
    </style:style>
    <style:style style:name="T145_51" style:family="text"/>
    <style:style style:name="T145_52" style:family="text">
      <style:text-properties fo:background-color="#ffffff" fo:color="#1155cc" style:text-underline-style="solid" style:text-underline-color="font-color"/>
    </style:style>
    <style:style style:name="T145_53" style:family="text"/>
    <style:style style:name="T145_54" style:family="text">
      <style:text-properties fo:background-color="#ffffff" fo:color="#1155cc" style:text-underline-style="solid" style:text-underline-color="font-color"/>
    </style:style>
    <style:style style:name="T145_55" style:family="text"/>
    <style:style style:name="T145_56" style:family="text">
      <style:text-properties fo:background-color="#ffffff" fo:color="#1155cc" style:text-underline-style="solid" style:text-underline-color="font-color"/>
    </style:style>
    <style:style style:name="T145_57" style:family="text"/>
    <style:style style:name="T145_58" style:family="text">
      <style:text-properties fo:background-color="#ffffff" fo:color="#1155cc" style:text-underline-style="solid" style:text-underline-color="font-color"/>
    </style:style>
    <style:style style:name="T145_59" style:family="text"/>
    <style:style style:name="T145_60" style:family="text">
      <style:text-properties fo:background-color="#ffffff" fo:color="#1155cc" style:text-underline-style="solid" style:text-underline-color="font-color"/>
    </style:style>
    <style:style style:name="T145_61" style:family="text"/>
    <style:style style:name="T145_62" style:family="text">
      <style:text-properties fo:background-color="#ffffff" fo:color="#1155cc" style:text-underline-style="solid" style:text-underline-color="font-color"/>
    </style:style>
    <style:style style:name="T145_63" style:family="text"/>
    <style:style style:name="T145_64" style:family="text">
      <style:text-properties fo:background-color="#ffffff" fo:color="#1155cc" style:text-underline-style="solid" style:text-underline-color="font-color"/>
    </style:style>
    <style:style style:name="T145_65" style:family="text"/>
    <style:style style:name="T145_66" style:family="text">
      <style:text-properties fo:background-color="#ffffff" fo:color="#1155cc" style:text-underline-style="solid" style:text-underline-color="font-color"/>
    </style:style>
    <style:style style:name="T145_67" style:family="text"/>
    <style:style style:name="T145_68" style:family="text">
      <style:text-properties fo:background-color="#ffffff" fo:color="#1155cc" style:text-underline-style="solid" style:text-underline-color="font-color"/>
    </style:style>
    <style:style style:name="T145_69" style:family="text"/>
    <style:style style:name="T145_70" style:family="text">
      <style:text-properties fo:background-color="#ffffff" fo:color="#1155cc" style:text-underline-style="solid" style:text-underline-color="font-color"/>
    </style:style>
    <style:style style:name="T145_71" style:family="text"/>
    <style:style style:name="T145_72" style:family="text">
      <style:text-properties fo:background-color="#ffffff" fo:color="#1155cc" style:text-underline-style="solid" style:text-underline-color="font-color"/>
    </style:style>
    <style:style style:name="T145_73" style:family="text"/>
    <style:style style:name="T145_74" style:family="text">
      <style:text-properties fo:background-color="#ffffff" fo:color="#1155cc" style:text-underline-style="solid" style:text-underline-color="font-color"/>
    </style:style>
    <style:style style:name="T145_75" style:family="text"/>
    <style:style style:name="T145_76" style:family="text">
      <style:text-properties fo:background-color="#ffffff" fo:color="#1155cc" style:text-underline-style="solid" style:text-underline-color="font-color"/>
    </style:style>
    <style:style style:name="T145_77" style:family="text"/>
    <style:style style:name="T145_78" style:family="text">
      <style:text-properties fo:background-color="#ffffff" fo:color="#1155cc" style:text-underline-style="solid" style:text-underline-color="font-color"/>
    </style:style>
    <style:style style:name="T145_79" style:family="text"/>
    <style:style style:name="T145_80" style:family="text">
      <style:text-properties fo:background-color="#ffffff" fo:color="#1155cc" style:text-underline-style="solid" style:text-underline-color="font-color"/>
    </style:style>
    <style:style style:name="T145_81" style:family="text"/>
    <style:style style:name="T145_82" style:family="text">
      <style:text-properties fo:background-color="#ffffff" fo:color="#1155cc" style:text-underline-style="solid" style:text-underline-color="font-color"/>
    </style:style>
    <style:style style:name="T145_83" style:family="text"/>
    <style:style style:name="T145_84" style:family="text">
      <style:text-properties fo:background-color="#ffffff" fo:color="#1155cc" style:text-underline-style="solid" style:text-underline-color="font-color"/>
    </style:style>
    <style:style style:name="T145_85" style:family="text"/>
    <style:style style:name="T145_86" style:family="text">
      <style:text-properties fo:background-color="#ffffff" fo:color="#1155cc" style:text-underline-style="solid" style:text-underline-color="font-color"/>
    </style:style>
    <style:style style:name="T145_87" style:family="text"/>
    <style:style style:name="T145_88" style:family="text">
      <style:text-properties fo:background-color="#ffffff" fo:color="#1155cc" style:text-underline-style="solid" style:text-underline-color="font-color"/>
    </style:style>
    <style:style style:name="T145_89" style:family="text"/>
    <style:style style:name="T145_90" style:family="text">
      <style:text-properties fo:background-color="#ffffff" fo:color="#1155cc" style:text-underline-style="solid" style:text-underline-color="font-color"/>
    </style:style>
    <style:style style:name="T145_91" style:family="text"/>
    <style:style style:name="T145_92" style:family="text">
      <style:text-properties fo:background-color="#ffffff" fo:color="#1155cc" style:text-underline-style="solid" style:text-underline-color="font-color"/>
    </style:style>
    <style:style style:name="T145_93" style:family="text"/>
    <style:style style:name="T145_94" style:family="text">
      <style:text-properties fo:background-color="#ffffff" fo:color="#1155cc" style:text-underline-style="solid" style:text-underline-color="font-color"/>
    </style:style>
    <style:style style:name="T145_95" style:family="text"/>
    <style:style style:name="T145_96" style:family="text">
      <style:text-properties fo:background-color="#ffffff" fo:color="#1155cc" style:text-underline-style="solid" style:text-underline-color="font-color"/>
    </style:style>
    <style:style style:name="T145_97" style:family="text"/>
    <style:style style:name="T145_98" style:family="text">
      <style:text-properties fo:background-color="#ffffff" fo:color="#1155cc" style:text-underline-style="solid" style:text-underline-color="font-color"/>
    </style:style>
    <style:style style:name="T145_99" style:family="text"/>
    <style:style style:name="T145_100" style:family="text">
      <style:text-properties fo:background-color="#ffffff" fo:color="#1155cc" style:text-underline-style="solid" style:text-underline-color="font-color"/>
    </style:style>
    <style:style style:name="T145_101" style:family="text"/>
    <style:style style:name="T145_102" style:family="text">
      <style:text-properties fo:background-color="#ffffff" fo:color="#1155cc" style:text-underline-style="solid" style:text-underline-color="font-color"/>
    </style:style>
    <style:style style:name="T145_103" style:family="text"/>
    <style:style style:name="T145_104" style:family="text">
      <style:text-properties fo:background-color="#ffffff" fo:color="#1155cc" style:text-underline-style="solid" style:text-underline-color="font-color"/>
    </style:style>
    <style:style style:name="T145_105" style:family="text"/>
    <style:style style:name="T145_106" style:family="text">
      <style:text-properties fo:background-color="#ffffff" fo:color="#1155cc" style:text-underline-style="solid" style:text-underline-color="font-color"/>
    </style:style>
    <style:style style:name="T145_107" style:family="text"/>
    <style:style style:name="T145_108" style:family="text">
      <style:text-properties fo:background-color="#ffffff" fo:color="#1155cc" style:text-underline-style="solid" style:text-underline-color="font-color"/>
    </style:style>
    <style:style style:name="T145_109" style:family="text"/>
    <style:style style:name="T145_110" style:family="text">
      <style:text-properties fo:background-color="#ffffff" fo:color="#1155cc" style:text-underline-style="solid" style:text-underline-color="font-color"/>
    </style:style>
    <style:style style:name="T145_111" style:family="text"/>
    <style:style style:name="T145_112" style:family="text">
      <style:text-properties fo:background-color="#ffffff" fo:color="#1155cc" style:text-underline-style="solid" style:text-underline-color="font-color"/>
    </style:style>
    <style:style style:name="T145_113" style:family="text"/>
    <style:style style:name="T145_114" style:family="text">
      <style:text-properties fo:background-color="#ffffff" fo:color="#1155cc" style:text-underline-style="solid" style:text-underline-color="font-color"/>
    </style:style>
    <style:style style:name="T145_115" style:family="text"/>
    <style:style style:name="T145_116" style:family="text">
      <style:text-properties fo:background-color="#ffffff" fo:color="#1155cc" style:text-underline-style="solid" style:text-underline-color="font-color"/>
    </style:style>
    <style:style style:name="T145_117" style:family="text"/>
    <style:style style:name="T145_118" style:family="text">
      <style:text-properties fo:background-color="#ffffff" fo:color="#1155cc" style:text-underline-style="solid" style:text-underline-color="font-color"/>
    </style:style>
    <style:style style:name="T145_119" style:family="text"/>
    <style:style style:name="T145_120" style:family="text">
      <style:text-properties fo:background-color="#ffffff" fo:color="#1155cc" style:text-underline-style="solid" style:text-underline-color="font-color"/>
    </style:style>
    <style:style style:name="T145_121" style:family="text"/>
    <style:style style:name="T145_122" style:family="text">
      <style:text-properties fo:background-color="#ffffff" fo:color="#1155cc" style:text-underline-style="solid" style:text-underline-color="font-color"/>
    </style:style>
    <style:style style:name="T145_123" style:family="text"/>
    <style:style style:name="T145_124" style:family="text">
      <style:text-properties fo:background-color="#ffffff" fo:color="#1155cc" style:text-underline-style="solid" style:text-underline-color="font-color"/>
    </style:style>
    <style:style style:name="T145_125" style:family="text"/>
    <style:style style:name="T145_126" style:family="text">
      <style:text-properties fo:background-color="#ffffff" fo:color="#1155cc" style:text-underline-style="solid" style:text-underline-color="font-color"/>
    </style:style>
    <style:style style:name="T145_127" style:family="text"/>
    <style:style style:name="T145_128" style:family="text">
      <style:text-properties fo:background-color="#ffffff" fo:color="#1155cc" style:text-underline-style="solid" style:text-underline-color="font-color"/>
    </style:style>
    <style:style style:name="T145_129" style:family="text"/>
    <style:style style:name="T145_130" style:family="text">
      <style:text-properties fo:background-color="#ffffff" fo:color="#1155cc" style:text-underline-style="solid" style:text-underline-color="font-color"/>
    </style:style>
    <style:style style:name="T145_131" style:family="text"/>
    <style:style style:name="T145_132" style:family="text">
      <style:text-properties fo:background-color="#ffffff" fo:color="#1155cc" style:text-underline-style="solid" style:text-underline-color="font-color"/>
    </style:style>
    <style:style style:name="T145_133" style:family="text"/>
    <style:style style:name="T145_134" style:family="text">
      <style:text-properties fo:background-color="#ffffff" fo:color="#1155cc" style:text-underline-style="solid" style:text-underline-color="font-color"/>
    </style:style>
    <style:style style:name="T145_135" style:family="text"/>
    <style:style style:name="T145_136" style:family="text">
      <style:text-properties fo:background-color="#ffffff" fo:color="#1155cc" style:text-underline-style="solid" style:text-underline-color="font-color"/>
    </style:style>
    <style:style style:name="T145_137" style:family="text"/>
    <style:style style:name="T145_138" style:family="text">
      <style:text-properties fo:background-color="#ffffff" fo:color="#1155cc" style:text-underline-style="solid" style:text-underline-color="font-color"/>
    </style:style>
    <style:style style:name="T145_139" style:family="text"/>
    <style:style style:name="T145_140" style:family="text">
      <style:text-properties fo:background-color="#ffffff" fo:color="#1155cc" style:text-underline-style="solid" style:text-underline-color="font-color"/>
    </style:style>
    <style:style style:name="T145_141" style:family="text"/>
    <style:style style:name="T145_142" style:family="text">
      <style:text-properties fo:background-color="#ffffff" fo:color="#1155cc" style:text-underline-style="solid" style:text-underline-color="font-color"/>
    </style:style>
    <style:style style:name="T145_143" style:family="text"/>
    <style:style style:name="T145_144" style:family="text">
      <style:text-properties fo:background-color="#ffffff" fo:color="#1155cc" style:text-underline-style="solid" style:text-underline-color="font-color"/>
    </style:style>
    <style:style style:name="T145_145" style:family="text"/>
    <style:style style:name="T145_146" style:family="text">
      <style:text-properties fo:background-color="#ffffff" fo:color="#1155cc" style:text-underline-style="solid" style:text-underline-color="font-color"/>
    </style:style>
    <style:style style:name="T145_147" style:family="text"/>
    <style:style style:name="T145_148" style:family="text">
      <style:text-properties fo:background-color="#ffffff" fo:color="#1155cc" style:text-underline-style="solid" style:text-underline-color="font-color"/>
    </style:style>
    <style:style style:name="T145_149" style:family="text"/>
    <style:style style:name="T145_150" style:family="text">
      <style:text-properties fo:background-color="#ffffff" fo:color="#1155cc" style:text-underline-style="solid" style:text-underline-color="font-color"/>
    </style:style>
    <style:style style:name="T145_151" style:family="text"/>
    <style:style style:name="T145_152" style:family="text">
      <style:text-properties fo:background-color="#ffffff" fo:color="#1155cc" style:text-underline-style="solid" style:text-underline-color="font-color"/>
    </style:style>
    <style:style style:name="T145_153" style:family="text"/>
    <style:style style:name="T145_154" style:family="text">
      <style:text-properties fo:background-color="#ffffff" fo:color="#1155cc" style:text-underline-style="solid" style:text-underline-color="font-color"/>
    </style:style>
    <style:style style:name="T145_155" style:family="text"/>
    <style:style style:name="T145_156" style:family="text">
      <style:text-properties fo:background-color="#ffffff" fo:color="#1155cc" style:text-underline-style="solid" style:text-underline-color="font-color"/>
    </style:style>
    <style:style style:name="T145_157" style:family="text"/>
    <style:style style:name="T145_158" style:family="text">
      <style:text-properties fo:background-color="#ffffff" fo:color="#1155cc" style:text-underline-style="solid" style:text-underline-color="font-color"/>
    </style:style>
    <style:style style:name="T145_159" style:family="text"/>
    <style:style style:name="T145_160" style:family="text">
      <style:text-properties fo:background-color="#ffffff" fo:color="#1155cc" style:text-underline-style="solid" style:text-underline-color="font-color"/>
    </style:style>
    <style:style style:name="T145_161" style:family="text"/>
    <style:style style:name="T145_162" style:family="text">
      <style:text-properties fo:background-color="#ffffff" fo:color="#1155cc" style:text-underline-style="solid" style:text-underline-color="font-color"/>
    </style:style>
    <style:style style:name="T145_163" style:family="text"/>
    <style:style style:name="T145_164" style:family="text">
      <style:text-properties fo:background-color="#ffffff" fo:color="#1155cc" style:text-underline-style="solid" style:text-underline-color="font-color"/>
    </style:style>
    <style:style style:name="T145_165" style:family="text"/>
    <style:style style:name="T145_166" style:family="text">
      <style:text-properties fo:background-color="#ffffff" fo:color="#1155cc" style:text-underline-style="solid" style:text-underline-color="font-color"/>
    </style:style>
    <style:style style:name="T145_167" style:family="text"/>
    <style:style style:name="T145_168" style:family="text">
      <style:text-properties fo:background-color="#ffffff" fo:color="#1155cc" style:text-underline-style="solid" style:text-underline-color="font-color"/>
    </style:style>
    <style:style style:name="T145_169" style:family="text"/>
    <style:style style:name="T145_170" style:family="text">
      <style:text-properties fo:background-color="#ffffff" fo:color="#1155cc" style:text-underline-style="solid" style:text-underline-color="font-color"/>
    </style:style>
    <style:style style:name="T145_171" style:family="text"/>
    <style:style style:name="T145_172" style:family="text">
      <style:text-properties fo:background-color="#ffffff" fo:color="#1155cc" style:text-underline-style="solid" style:text-underline-color="font-color"/>
    </style:style>
    <style:style style:name="T145_173" style:family="text"/>
    <style:style style:name="T145_174" style:family="text">
      <style:text-properties fo:background-color="#ffffff" fo:color="#1155cc" style:text-underline-style="solid" style:text-underline-color="font-color"/>
    </style:style>
    <style:style style:name="T145_175" style:family="text"/>
    <style:style style:name="T145_176" style:family="text">
      <style:text-properties fo:background-color="#ffffff" fo:color="#1155cc" style:text-underline-style="solid" style:text-underline-color="font-color"/>
    </style:style>
    <style:style style:name="T145_177" style:family="text"/>
    <style:style style:name="T145_178" style:family="text">
      <style:text-properties fo:background-color="#ffffff" fo:color="#1155cc" style:text-underline-style="solid" style:text-underline-color="font-color"/>
    </style:style>
    <style:style style:name="T145_179" style:family="text"/>
    <style:style style:name="T145_180" style:family="text">
      <style:text-properties fo:background-color="#ffffff" fo:color="#1155cc" style:text-underline-style="solid" style:text-underline-color="font-color"/>
    </style:style>
    <style:style style:name="T145_181" style:family="text"/>
    <style:style style:name="T145_182" style:family="text">
      <style:text-properties fo:background-color="#ffffff" fo:color="#1155cc" style:text-underline-style="solid" style:text-underline-color="font-color"/>
    </style:style>
    <style:style style:name="T145_183" style:family="text"/>
    <style:style style:name="T145_184" style:family="text">
      <style:text-properties fo:background-color="#ffffff" fo:color="#1155cc" style:text-underline-style="solid" style:text-underline-color="font-color"/>
    </style:style>
    <style:style style:name="T145_185" style:family="text"/>
    <style:style style:name="T145_186" style:family="text">
      <style:text-properties fo:background-color="#ffffff" fo:color="#1155cc" style:text-underline-style="solid" style:text-underline-color="font-color"/>
    </style:style>
    <style:style style:name="T145_187" style:family="text"/>
    <style:style style:name="T145_188" style:family="text">
      <style:text-properties fo:background-color="#ffffff" fo:color="#1155cc" style:text-underline-style="solid" style:text-underline-color="font-color"/>
    </style:style>
    <style:style style:name="T145_189" style:family="text"/>
    <style:style style:name="T145_190" style:family="text">
      <style:text-properties fo:background-color="#ffffff" fo:color="#1155cc" style:text-underline-style="solid" style:text-underline-color="font-color"/>
    </style:style>
    <style:style style:name="T145_191" style:family="text"/>
    <style:style style:name="T145_192" style:family="text">
      <style:text-properties fo:background-color="#ffffff" fo:color="#1155cc" style:text-underline-style="solid" style:text-underline-color="font-color"/>
    </style:style>
    <style:style style:name="T145_193" style:family="text"/>
    <style:style style:name="T145_194" style:family="text">
      <style:text-properties fo:background-color="#ffffff" fo:color="#1155cc" style:text-underline-style="solid" style:text-underline-color="font-color"/>
    </style:style>
    <style:style style:name="T145_195" style:family="text"/>
    <style:style style:name="T145_196" style:family="text">
      <style:text-properties fo:background-color="#ffffff" fo:color="#1155cc" style:text-underline-style="solid" style:text-underline-color="font-color"/>
    </style:style>
    <style:style style:name="T145_197" style:family="text"/>
    <style:style style:name="T145_198" style:family="text">
      <style:text-properties fo:background-color="#ffffff" fo:color="#1155cc" style:text-underline-style="solid" style:text-underline-color="font-color"/>
    </style:style>
    <style:style style:name="P146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47" style:family="paragraph" style:parent-style-name="Standard">
      <style:paragraph-properties fo:break-before="auto" fo:line-height="164%" style:writing-mode="lr-tb"/>
    </style:style>
    <style:style style:name="T147_1" style:family="text">
      <style:text-properties fo:background-color="#ffffff" fo:color="#333333"/>
    </style:style>
    <style:style style:name="P148" style:family="paragraph" style:parent-style-name="Standard">
      <style:paragraph-properties fo:break-before="auto" fo:line-height="164%" style:writing-mode="lr-tb"/>
    </style:style>
    <style:style style:name="T148_1" style:family="text">
      <style:text-properties fo:background-color="#ffffff" fo:color="#333333"/>
    </style:style>
    <style:style style:name="T148_2" style:family="text">
      <style:text-properties fo:background-color="#ffffff" fo:color="#333333"/>
    </style:style>
    <style:style style:name="T148_3" style:family="text">
      <style:text-properties fo:background-color="#ffffff" fo:color="#333333"/>
    </style:style>
    <style:style style:name="T148_4" style:family="text">
      <style:text-properties fo:background-color="#ffffff" fo:color="#333333"/>
    </style:style>
    <style:style style:name="T148_5" style:family="text">
      <style:text-properties fo:background-color="#ffffff" fo:color="#333333"/>
    </style:style>
    <style:style style:name="T148_6" style:family="text">
      <style:text-properties fo:background-color="#ffffff" fo:color="#333333"/>
    </style:style>
    <style:style style:name="T148_7" style:family="text">
      <style:text-properties fo:background-color="#ffffff" fo:color="#333333"/>
    </style:style>
    <style:style style:name="T148_8" style:family="text">
      <style:text-properties fo:background-color="#ffffff" fo:color="#333333"/>
    </style:style>
    <style:style style:name="T148_9" style:family="text">
      <style:text-properties fo:background-color="#ffffff" fo:color="#333333"/>
    </style:style>
    <style:style style:name="T148_10" style:family="text">
      <style:text-properties fo:background-color="#ffffff" fo:color="#333333"/>
    </style:style>
    <style:style style:name="T148_11" style:family="text">
      <style:text-properties fo:background-color="#ffffff" fo:color="#333333"/>
    </style:style>
    <style:style style:name="P149" style:family="paragraph" style:parent-style-name="Standard">
      <style:paragraph-properties fo:break-before="auto" fo:line-height="164%" style:writing-mode="lr-tb"/>
    </style:style>
    <style:style style:name="T149_1" style:family="text">
      <style:text-properties fo:background-color="#ffffff" fo:color="#333333"/>
    </style:style>
    <style:style style:name="T149_2" style:family="text">
      <style:text-properties fo:background-color="#ffffff" fo:color="#333333"/>
    </style:style>
    <style:style style:name="T149_3" style:family="text">
      <style:text-properties fo:background-color="#ffffff" fo:color="#333333"/>
    </style:style>
    <style:style style:name="T149_4" style:family="text">
      <style:text-properties fo:background-color="#ffffff" fo:color="#333333"/>
    </style:style>
    <style:style style:name="T149_5" style:family="text">
      <style:text-properties fo:background-color="#ffffff" fo:color="#333333"/>
    </style:style>
    <style:style style:name="T149_6" style:family="text">
      <style:text-properties fo:background-color="#ffffff" fo:color="#333333"/>
    </style:style>
    <style:style style:name="T149_7" style:family="text">
      <style:text-properties fo:background-color="#ffffff" fo:color="#333333"/>
    </style:style>
    <style:style style:name="T149_8" style:family="text">
      <style:text-properties fo:background-color="#ffffff" fo:color="#333333"/>
    </style:style>
    <style:style style:name="T149_9" style:family="text">
      <style:text-properties fo:background-color="#ffffff" fo:color="#333333"/>
    </style:style>
    <style:style style:name="T149_10" style:family="text">
      <style:text-properties fo:background-color="#ffffff" fo:color="#333333"/>
    </style:style>
    <style:style style:name="T149_11" style:family="text">
      <style:text-properties fo:background-color="#ffffff" fo:color="#333333"/>
    </style:style>
    <style:style style:name="T149_12" style:family="text">
      <style:text-properties fo:background-color="#ffffff" fo:color="#333333"/>
    </style:style>
    <style:style style:name="T149_13" style:family="text">
      <style:text-properties fo:background-color="#ffffff" fo:color="#333333"/>
    </style:style>
    <style:style style:name="T149_14" style:family="text">
      <style:text-properties fo:background-color="#ffffff" fo:color="#333333"/>
    </style:style>
    <style:style style:name="T149_15" style:family="text">
      <style:text-properties fo:background-color="#ffffff" fo:color="#333333"/>
    </style:style>
    <style:style style:name="T149_16" style:family="text">
      <style:text-properties fo:background-color="#ffffff" fo:color="#333333"/>
    </style:style>
    <style:style style:name="T149_17" style:family="text">
      <style:text-properties fo:background-color="#ffffff" fo:color="#333333"/>
    </style:style>
    <style:style style:name="T149_18" style:family="text">
      <style:text-properties fo:background-color="#ffffff" fo:color="#333333"/>
    </style:style>
    <style:style style:name="T149_19" style:family="text">
      <style:text-properties fo:background-color="#ffffff" fo:color="#333333"/>
    </style:style>
    <style:style style:name="T149_20" style:family="text">
      <style:text-properties fo:background-color="#ffffff" fo:color="#333333"/>
    </style:style>
    <style:style style:name="T149_21" style:family="text">
      <style:text-properties fo:background-color="#ffffff" fo:color="#333333"/>
    </style:style>
    <style:style style:name="T149_22" style:family="text">
      <style:text-properties fo:background-color="#ffffff" fo:color="#333333"/>
    </style:style>
    <style:style style:name="T149_23" style:family="text">
      <style:text-properties fo:background-color="#ffffff" fo:color="#333333"/>
    </style:style>
    <style:style style:name="T149_24" style:family="text">
      <style:text-properties fo:background-color="#ffffff" fo:color="#333333"/>
    </style:style>
    <style:style style:name="T149_25" style:family="text">
      <style:text-properties fo:background-color="#ffffff" fo:color="#333333"/>
    </style:style>
    <style:style style:name="T149_26" style:family="text">
      <style:text-properties fo:background-color="#ffffff" fo:color="#333333"/>
    </style:style>
    <style:style style:name="T149_27" style:family="text">
      <style:text-properties fo:background-color="#ffffff" fo:color="#333333"/>
    </style:style>
    <style:style style:name="T149_28" style:family="text">
      <style:text-properties fo:background-color="#ffffff" fo:color="#333333"/>
    </style:style>
    <style:style style:name="T149_29" style:family="text">
      <style:text-properties fo:background-color="#ffffff" fo:color="#333333"/>
    </style:style>
    <style:style style:name="T149_30" style:family="text">
      <style:text-properties fo:background-color="#ffffff" fo:color="#333333"/>
    </style:style>
    <style:style style:name="T149_31" style:family="text">
      <style:text-properties fo:background-color="#ffffff" fo:color="#333333"/>
    </style:style>
    <style:style style:name="T149_32" style:family="text">
      <style:text-properties fo:background-color="#ffffff" fo:color="#333333"/>
    </style:style>
    <style:style style:name="P150" style:family="paragraph" style:parent-style-name="Standard">
      <style:paragraph-properties fo:break-before="auto" fo:line-height="164%" style:writing-mode="lr-tb"/>
    </style:style>
    <style:style style:name="T150_1" style:family="text">
      <style:text-properties fo:background-color="#ffffff"/>
    </style:style>
    <style:style style:name="T150_2" style:family="text">
      <style:text-properties fo:background-color="#ffffff"/>
    </style:style>
    <style:style style:name="T150_3" style:family="text">
      <style:text-properties fo:background-color="#ffffff"/>
    </style:style>
    <style:style style:name="T150_4" style:family="text">
      <style:text-properties fo:background-color="#ffffff"/>
    </style:style>
    <style:style style:name="T150_5" style:family="text"/>
    <style:style style:name="T150_6" style:family="text">
      <style:text-properties fo:background-color="#ffffff" fo:color="#1155cc" style:text-underline-style="solid" style:text-underline-color="font-color"/>
    </style:style>
    <style:style style:name="T150_7" style:family="text"/>
    <style:style style:name="T150_8" style:family="text">
      <style:text-properties fo:background-color="#ffffff" fo:color="#1155cc" style:text-underline-style="solid" style:text-underline-color="font-color"/>
    </style:style>
    <style:style style:name="T150_9" style:family="text"/>
    <style:style style:name="T150_10" style:family="text">
      <style:text-properties fo:background-color="#ffffff" fo:color="#1155cc" style:text-underline-style="solid" style:text-underline-color="font-color"/>
    </style:style>
    <style:style style:name="T150_11" style:family="text"/>
    <style:style style:name="T150_12" style:family="text">
      <style:text-properties fo:background-color="#ffffff" fo:color="#1155cc" style:text-underline-style="solid" style:text-underline-color="font-color"/>
    </style:style>
    <style:style style:name="T150_13" style:family="text"/>
    <style:style style:name="T150_14" style:family="text">
      <style:text-properties fo:background-color="#ffffff" fo:color="#1155cc" style:text-underline-style="solid" style:text-underline-color="font-color"/>
    </style:style>
    <style:style style:name="T150_15" style:family="text"/>
    <style:style style:name="T150_16" style:family="text">
      <style:text-properties fo:background-color="#ffffff" fo:color="#1155cc" style:text-underline-style="solid" style:text-underline-color="font-color"/>
    </style:style>
    <style:style style:name="T150_17" style:family="text"/>
    <style:style style:name="T150_18" style:family="text">
      <style:text-properties fo:background-color="#ffffff" fo:color="#1155cc" style:text-underline-style="solid" style:text-underline-color="font-color"/>
    </style:style>
    <style:style style:name="T150_19" style:family="text"/>
    <style:style style:name="T150_20" style:family="text">
      <style:text-properties fo:background-color="#ffffff" fo:color="#1155cc" style:text-underline-style="solid" style:text-underline-color="font-color"/>
    </style:style>
    <style:style style:name="T150_21" style:family="text"/>
    <style:style style:name="T150_22" style:family="text">
      <style:text-properties fo:background-color="#ffffff" fo:color="#1155cc" style:text-underline-style="solid" style:text-underline-color="font-color"/>
    </style:style>
    <style:style style:name="P151" style:family="paragraph" style:parent-style-name="Standard">
      <style:paragraph-properties fo:break-before="auto" fo:line-height="164%" style:writing-mode="lr-tb"/>
      <style:text-properties fo:background-color="#ffffff" fo:color="#333333"/>
    </style:style>
    <style:style style:name="P152" style:family="paragraph" style:parent-style-name="Standard">
      <style:paragraph-properties fo:break-before="auto" fo:line-height="164%" style:writing-mode="lr-tb"/>
    </style:style>
    <style:style style:name="T152_1" style:family="text">
      <style:text-properties fo:background-color="#ffffff" fo:color="#333333"/>
    </style:style>
    <style:style style:name="P153" style:family="paragraph" style:parent-style-name="Standard">
      <style:paragraph-properties fo:break-before="auto" fo:line-height="164%" style:writing-mode="lr-tb"/>
    </style:style>
    <style:style style:name="T153_1" style:family="text">
      <style:text-properties fo:background-color="#ffffff"/>
    </style:style>
    <style:style style:name="T153_2" style:family="text">
      <style:text-properties fo:background-color="#ffffff"/>
    </style:style>
    <style:style style:name="T153_3" style:family="text">
      <style:text-properties fo:background-color="#ffffff"/>
    </style:style>
    <style:style style:name="T153_4" style:family="text">
      <style:text-properties fo:background-color="#ffffff"/>
    </style:style>
    <style:style style:name="T153_5" style:family="text">
      <style:text-properties fo:background-color="#ffffff"/>
    </style:style>
    <style:style style:name="T153_6" style:family="text">
      <style:text-properties fo:background-color="#ffffff"/>
    </style:style>
    <style:style style:name="T153_7" style:family="text">
      <style:text-properties fo:background-color="#ffffff"/>
    </style:style>
    <style:style style:name="T153_8" style:family="text">
      <style:text-properties fo:background-color="#ffffff"/>
    </style:style>
    <style:style style:name="T153_9" style:family="text">
      <style:text-properties fo:background-color="#ffffff"/>
    </style:style>
    <style:style style:name="T153_10" style:family="text">
      <style:text-properties fo:background-color="#ffffff"/>
    </style:style>
    <style:style style:name="T153_11" style:family="text">
      <style:text-properties fo:background-color="#ffffff"/>
    </style:style>
    <style:style style:name="T153_12" style:family="text">
      <style:text-properties fo:background-color="#ffffff"/>
    </style:style>
    <style:style style:name="T153_13" style:family="text">
      <style:text-properties fo:background-color="#ffffff"/>
    </style:style>
    <style:style style:name="T153_14" style:family="text">
      <style:text-properties fo:background-color="#ffffff"/>
    </style:style>
    <style:style style:name="T153_15" style:family="text">
      <style:text-properties fo:background-color="#ffffff"/>
    </style:style>
    <style:style style:name="T153_16" style:family="text">
      <style:text-properties fo:background-color="#ffffff"/>
    </style:style>
    <style:style style:name="P154" style:family="paragraph" style:parent-style-name="Standard">
      <style:paragraph-properties fo:break-before="auto" fo:line-height="164%" style:writing-mode="lr-tb"/>
    </style:style>
    <style:style style:name="T154_1" style:family="text">
      <style:text-properties fo:background-color="#ffffff"/>
    </style:style>
    <style:style style:name="T154_2" style:family="text">
      <style:text-properties fo:background-color="#ffffff"/>
    </style:style>
    <style:style style:name="T154_3" style:family="text">
      <style:text-properties fo:background-color="#ffffff"/>
    </style:style>
    <style:style style:name="T154_4" style:family="text">
      <style:text-properties fo:background-color="#ffffff"/>
    </style:style>
    <style:style style:name="T154_5" style:family="text">
      <style:text-properties fo:background-color="#ffffff"/>
    </style:style>
    <style:style style:name="T154_6" style:family="text">
      <style:text-properties fo:background-color="#ffffff"/>
    </style:style>
    <style:style style:name="T154_7" style:family="text">
      <style:text-properties fo:background-color="#ffffff"/>
    </style:style>
    <style:style style:name="T154_8" style:family="text">
      <style:text-properties fo:background-color="#ffffff"/>
    </style:style>
    <style:style style:name="T154_9" style:family="text">
      <style:text-properties fo:background-color="#ffffff"/>
    </style:style>
    <style:style style:name="T154_10" style:family="text">
      <style:text-properties fo:background-color="#ffffff"/>
    </style:style>
    <style:style style:name="T154_11" style:family="text">
      <style:text-properties fo:background-color="#ffffff"/>
    </style:style>
    <style:style style:name="T154_12" style:family="text">
      <style:text-properties fo:background-color="#ffffff"/>
    </style:style>
    <style:style style:name="T154_13" style:family="text">
      <style:text-properties fo:background-color="#ffffff"/>
    </style:style>
    <style:style style:name="T154_14" style:family="text">
      <style:text-properties fo:background-color="#ffffff"/>
    </style:style>
    <style:style style:name="T154_15" style:family="text">
      <style:text-properties fo:background-color="#ffffff"/>
    </style:style>
    <style:style style:name="T154_16" style:family="text">
      <style:text-properties fo:background-color="#ffffff"/>
    </style:style>
    <style:style style:name="T154_17" style:family="text">
      <style:text-properties fo:background-color="#ffffff"/>
    </style:style>
    <style:style style:name="T154_18" style:family="text">
      <style:text-properties fo:background-color="#ffffff"/>
    </style:style>
    <style:style style:name="T154_19" style:family="text">
      <style:text-properties fo:background-color="#ffffff"/>
    </style:style>
    <style:style style:name="T154_20" style:family="text">
      <style:text-properties fo:background-color="#ffffff"/>
    </style:style>
    <style:style style:name="T154_21" style:family="text">
      <style:text-properties fo:background-color="#ffffff"/>
    </style:style>
    <style:style style:name="T154_22" style:family="text">
      <style:text-properties fo:background-color="#ffffff"/>
    </style:style>
    <style:style style:name="T154_23" style:family="text">
      <style:text-properties fo:background-color="#ffffff"/>
    </style:style>
    <style:style style:name="T154_24" style:family="text">
      <style:text-properties fo:background-color="#ffffff"/>
    </style:style>
    <style:style style:name="T154_25" style:family="text">
      <style:text-properties fo:background-color="#ffffff"/>
    </style:style>
    <style:style style:name="T154_26" style:family="text">
      <style:text-properties fo:background-color="#ffffff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background-color="#ffffff"/>
    </style:style>
    <style:style style:name="T155_2" style:family="text">
      <style:text-properties fo:background-color="#ffffff"/>
    </style:style>
    <style:style style:name="T155_3" style:family="text">
      <style:text-properties fo:background-color="#ffffff"/>
    </style:style>
    <style:style style:name="T155_4" style:family="text">
      <style:text-properties fo:background-color="#ffffff"/>
    </style:style>
    <style:style style:name="T155_5" style:family="text"/>
    <style:style style:name="T155_6" style:family="text">
      <style:text-properties fo:background-color="#ffffff" fo:color="#1155cc" style:text-underline-style="solid" style:text-underline-color="font-color"/>
    </style:style>
    <style:style style:name="T155_7" style:family="text"/>
    <style:style style:name="T155_8" style:family="text">
      <style:text-properties fo:background-color="#ffffff" fo:color="#1155cc" style:text-underline-style="solid" style:text-underline-color="font-color"/>
    </style:style>
    <style:style style:name="T155_9" style:family="text"/>
    <style:style style:name="T155_10" style:family="text">
      <style:text-properties fo:background-color="#ffffff" fo:color="#1155cc" style:text-underline-style="solid" style:text-underline-color="font-color"/>
    </style:style>
    <style:style style:name="T155_11" style:family="text"/>
    <style:style style:name="T155_12" style:family="text">
      <style:text-properties fo:background-color="#ffffff" fo:color="#1155cc" style:text-underline-style="solid" style:text-underline-color="font-color"/>
    </style:style>
    <style:style style:name="T155_13" style:family="text"/>
    <style:style style:name="T155_14" style:family="text">
      <style:text-properties fo:background-color="#ffffff" fo:color="#1155cc" style:text-underline-style="solid" style:text-underline-color="font-color"/>
    </style:style>
    <style:style style:name="T155_15" style:family="text"/>
    <style:style style:name="T155_16" style:family="text">
      <style:text-properties fo:background-color="#ffffff" fo:color="#1155cc" style:text-underline-style="solid" style:text-underline-color="font-color"/>
    </style:style>
    <style:style style:name="T155_17" style:family="text"/>
    <style:style style:name="T155_18" style:family="text">
      <style:text-properties fo:background-color="#ffffff" fo:color="#1155cc" style:text-underline-style="solid" style:text-underline-color="font-color"/>
    </style:style>
    <style:style style:name="T155_19" style:family="text"/>
    <style:style style:name="T155_20" style:family="text">
      <style:text-properties fo:background-color="#ffffff" fo:color="#1155cc" style:text-underline-style="solid" style:text-underline-color="font-color"/>
    </style:style>
    <style:style style:name="T155_21" style:family="text"/>
    <style:style style:name="T155_22" style:family="text">
      <style:text-properties fo:background-color="#ffffff" fo:color="#1155cc" style:text-underline-style="solid" style:text-underline-color="font-color"/>
    </style:style>
    <style:style style:name="P15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background-color="#ffffff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background-color="#ffffff"/>
    </style:style>
    <style:style style:name="T158_2" style:family="text">
      <style:text-properties fo:background-color="#ffffff"/>
    </style:style>
    <style:style style:name="T158_3" style:family="text">
      <style:text-properties fo:background-color="#ffffff"/>
    </style:style>
    <style:style style:name="T158_4" style:family="text">
      <style:text-properties fo:background-color="#ffffff"/>
    </style:style>
    <style:style style:name="T158_5" style:family="text">
      <style:text-properties fo:background-color="#ffffff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background-color="#ffffff"/>
    </style:style>
    <style:style style:name="T159_2" style:family="text">
      <style:text-properties fo:background-color="#ffffff"/>
    </style:style>
    <style:style style:name="T159_3" style:family="text">
      <style:text-properties fo:background-color="#ffffff"/>
    </style:style>
    <style:style style:name="T159_4" style:family="text">
      <style:text-properties fo:background-color="#ffffff"/>
    </style:style>
    <style:style style:name="T159_5" style:family="text">
      <style:text-properties fo:background-color="#ffffff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background-color="#ffffff"/>
    </style:style>
    <style:style style:name="T160_2" style:family="text">
      <style:text-properties fo:background-color="#ffffff"/>
    </style:style>
    <style:style style:name="T160_3" style:family="text"/>
    <style:style style:name="T160_4" style:family="text">
      <style:text-properties fo:background-color="#ffffff" fo:color="#1155cc" style:text-underline-style="solid" style:text-underline-color="font-color"/>
    </style:style>
    <style:style style:name="T160_5" style:family="text"/>
    <style:style style:name="T160_6" style:family="text">
      <style:text-properties fo:background-color="#ffffff" fo:color="#1155cc" style:text-underline-style="solid" style:text-underline-color="font-color"/>
    </style:style>
    <style:style style:name="T160_7" style:family="text"/>
    <style:style style:name="T160_8" style:family="text">
      <style:text-properties fo:background-color="#ffffff" fo:color="#1155cc" style:text-underline-style="solid" style:text-underline-color="font-color"/>
    </style:style>
    <style:style style:name="T160_9" style:family="text"/>
    <style:style style:name="T160_10" style:family="text">
      <style:text-properties fo:background-color="#ffffff" fo:color="#1155cc" style:text-underline-style="solid" style:text-underline-color="font-color"/>
    </style:style>
    <style:style style:name="T160_11" style:family="text"/>
    <style:style style:name="T160_12" style:family="text">
      <style:text-properties fo:background-color="#ffffff" fo:color="#1155cc" style:text-underline-style="solid" style:text-underline-color="font-color"/>
    </style:style>
    <style:style style:name="T160_13" style:family="text"/>
    <style:style style:name="T160_14" style:family="text">
      <style:text-properties fo:background-color="#ffffff" fo:color="#1155cc" style:text-underline-style="solid" style:text-underline-color="font-color"/>
    </style:style>
    <style:style style:name="T160_15" style:family="text"/>
    <style:style style:name="T160_16" style:family="text">
      <style:text-properties fo:background-color="#ffffff" fo:color="#1155cc" style:text-underline-style="solid" style:text-underline-color="font-color"/>
    </style:style>
    <style:style style:name="T160_17" style:family="text"/>
    <style:style style:name="T160_18" style:family="text">
      <style:text-properties fo:background-color="#ffffff" fo:color="#1155cc" style:text-underline-style="solid" style:text-underline-color="font-color"/>
    </style:style>
    <style:style style:name="T160_19" style:family="text"/>
    <style:style style:name="T160_20" style:family="text">
      <style:text-properties fo:background-color="#ffffff" fo:color="#1155cc" style:text-underline-style="solid" style:text-underline-color="font-color"/>
    </style:style>
    <style:style style:name="T160_21" style:family="text"/>
    <style:style style:name="T160_22" style:family="text">
      <style:text-properties fo:background-color="#ffffff" fo:color="#1155cc" style:text-underline-style="solid" style:text-underline-color="font-color"/>
    </style:style>
    <style:style style:name="T160_23" style:family="text"/>
    <style:style style:name="T160_24" style:family="text">
      <style:text-properties fo:background-color="#ffffff" fo:color="#1155cc" style:text-underline-style="solid" style:text-underline-color="font-color"/>
    </style:style>
    <style:style style:name="T160_25" style:family="text"/>
    <style:style style:name="T160_26" style:family="text">
      <style:text-properties fo:background-color="#ffffff" fo:color="#1155cc" style:text-underline-style="solid" style:text-underline-color="font-color"/>
    </style:style>
    <style:style style:name="T160_27" style:family="text"/>
    <style:style style:name="T160_28" style:family="text">
      <style:text-properties fo:background-color="#ffffff" fo:color="#1155cc" style:text-underline-style="solid" style:text-underline-color="font-color"/>
    </style:style>
    <style:style style:name="T160_29" style:family="text"/>
    <style:style style:name="T160_30" style:family="text">
      <style:text-properties fo:background-color="#ffffff" fo:color="#1155cc" style:text-underline-style="solid" style:text-underline-color="font-color"/>
    </style:style>
    <style:style style:name="T160_31" style:family="text"/>
    <style:style style:name="T160_32" style:family="text">
      <style:text-properties fo:background-color="#ffffff" fo:color="#1155cc" style:text-underline-style="solid" style:text-underline-color="font-color"/>
    </style:style>
    <style:style style:name="T160_33" style:family="text"/>
    <style:style style:name="T160_34" style:family="text">
      <style:text-properties fo:background-color="#ffffff" fo:color="#1155cc" style:text-underline-style="solid" style:text-underline-color="font-color"/>
    </style:style>
    <style:style style:name="T160_35" style:family="text"/>
    <style:style style:name="T160_36" style:family="text">
      <style:text-properties fo:background-color="#ffffff" fo:color="#1155cc" style:text-underline-style="solid" style:text-underline-color="font-color"/>
    </style:style>
    <style:style style:name="T160_37" style:family="text"/>
    <style:style style:name="T160_38" style:family="text">
      <style:text-properties fo:background-color="#ffffff" fo:color="#1155cc" style:text-underline-style="solid" style:text-underline-color="font-color"/>
    </style:style>
    <style:style style:name="T160_39" style:family="text"/>
    <style:style style:name="T160_40" style:family="text">
      <style:text-properties fo:background-color="#ffffff" fo:color="#1155cc" style:text-underline-style="solid" style:text-underline-color="font-color"/>
    </style:style>
    <style:style style:name="T160_41" style:family="text"/>
    <style:style style:name="T160_42" style:family="text">
      <style:text-properties fo:background-color="#ffffff" fo:color="#1155cc" style:text-underline-style="solid" style:text-underline-color="font-color"/>
    </style:style>
    <style:style style:name="T160_43" style:family="text"/>
    <style:style style:name="T160_44" style:family="text">
      <style:text-properties fo:background-color="#ffffff" fo:color="#1155cc" style:text-underline-style="solid" style:text-underline-color="font-color"/>
    </style:style>
    <style:style style:name="T160_45" style:family="text"/>
    <style:style style:name="T160_46" style:family="text">
      <style:text-properties fo:background-color="#ffffff" fo:color="#1155cc" style:text-underline-style="solid" style:text-underline-color="font-color"/>
    </style:style>
    <style:style style:name="T160_47" style:family="text"/>
    <style:style style:name="T160_48" style:family="text">
      <style:text-properties fo:background-color="#ffffff" fo:color="#1155cc" style:text-underline-style="solid" style:text-underline-color="font-color"/>
    </style:style>
    <style:style style:name="T160_49" style:family="text"/>
    <style:style style:name="T160_50" style:family="text">
      <style:text-properties fo:background-color="#ffffff" fo:color="#1155cc" style:text-underline-style="solid" style:text-underline-color="font-color"/>
    </style:style>
    <style:style style:name="T160_51" style:family="text"/>
    <style:style style:name="T160_52" style:family="text">
      <style:text-properties fo:background-color="#ffffff" fo:color="#1155cc" style:text-underline-style="solid" style:text-underline-color="font-color"/>
    </style:style>
    <style:style style:name="T160_53" style:family="text"/>
    <style:style style:name="T160_54" style:family="text">
      <style:text-properties fo:background-color="#ffffff" fo:color="#1155cc" style:text-underline-style="solid" style:text-underline-color="font-color"/>
    </style:style>
    <style:style style:name="T160_55" style:family="text"/>
    <style:style style:name="T160_56" style:family="text">
      <style:text-properties fo:background-color="#ffffff" fo:color="#1155cc" style:text-underline-style="solid" style:text-underline-color="font-color"/>
    </style:style>
    <style:style style:name="T160_57" style:family="text"/>
    <style:style style:name="T160_58" style:family="text">
      <style:text-properties fo:background-color="#ffffff" fo:color="#1155cc" style:text-underline-style="solid" style:text-underline-color="font-color"/>
    </style:style>
    <style:style style:name="T160_59" style:family="text"/>
    <style:style style:name="T160_60" style:family="text">
      <style:text-properties fo:background-color="#ffffff" fo:color="#1155cc" style:text-underline-style="solid" style:text-underline-color="font-color"/>
    </style:style>
    <style:style style:name="T160_61" style:family="text"/>
    <style:style style:name="T160_62" style:family="text">
      <style:text-properties fo:background-color="#ffffff" fo:color="#1155cc" style:text-underline-style="solid" style:text-underline-color="font-color"/>
    </style:style>
    <style:style style:name="T160_63" style:family="text"/>
    <style:style style:name="T160_64" style:family="text">
      <style:text-properties fo:background-color="#ffffff" fo:color="#1155cc" style:text-underline-style="solid" style:text-underline-color="font-color"/>
    </style:style>
    <style:style style:name="T160_65" style:family="text"/>
    <style:style style:name="T160_66" style:family="text">
      <style:text-properties fo:background-color="#ffffff" fo:color="#1155cc" style:text-underline-style="solid" style:text-underline-color="font-color"/>
    </style:style>
    <style:style style:name="T160_67" style:family="text"/>
    <style:style style:name="T160_68" style:family="text">
      <style:text-properties fo:background-color="#ffffff" fo:color="#1155cc" style:text-underline-style="solid" style:text-underline-color="font-color"/>
    </style:style>
    <style:style style:name="T160_69" style:family="text"/>
    <style:style style:name="T160_70" style:family="text">
      <style:text-properties fo:background-color="#ffffff" fo:color="#1155cc" style:text-underline-style="solid" style:text-underline-color="font-color"/>
    </style:style>
    <style:style style:name="T160_71" style:family="text"/>
    <style:style style:name="T160_72" style:family="text">
      <style:text-properties fo:background-color="#ffffff" fo:color="#1155cc" style:text-underline-style="solid" style:text-underline-color="font-color"/>
    </style:style>
    <style:style style:name="T160_73" style:family="text"/>
    <style:style style:name="T160_74" style:family="text">
      <style:text-properties fo:background-color="#ffffff" fo:color="#1155cc" style:text-underline-style="solid" style:text-underline-color="font-color"/>
    </style:style>
    <style:style style:name="T160_75" style:family="text"/>
    <style:style style:name="T160_76" style:family="text">
      <style:text-properties fo:background-color="#ffffff" fo:color="#1155cc" style:text-underline-style="solid" style:text-underline-color="font-color"/>
    </style:style>
    <style:style style:name="T160_77" style:family="text"/>
    <style:style style:name="T160_78" style:family="text">
      <style:text-properties fo:background-color="#ffffff" fo:color="#1155cc" style:text-underline-style="solid" style:text-underline-color="font-color"/>
    </style:style>
    <style:style style:name="T160_79" style:family="text"/>
    <style:style style:name="T160_80" style:family="text">
      <style:text-properties fo:background-color="#ffffff" fo:color="#1155cc" style:text-underline-style="solid" style:text-underline-color="font-color"/>
    </style:style>
    <style:style style:name="T160_81" style:family="text"/>
    <style:style style:name="T160_82" style:family="text">
      <style:text-properties fo:background-color="#ffffff" fo:color="#1155cc" style:text-underline-style="solid" style:text-underline-color="font-color"/>
    </style:style>
    <style:style style:name="T160_83" style:family="text"/>
    <style:style style:name="T160_84" style:family="text">
      <style:text-properties fo:background-color="#ffffff" fo:color="#1155cc" style:text-underline-style="solid" style:text-underline-color="font-color"/>
    </style:style>
    <style:style style:name="T160_85" style:family="text"/>
    <style:style style:name="T160_86" style:family="text">
      <style:text-properties fo:background-color="#ffffff" fo:color="#1155cc" style:text-underline-style="solid" style:text-underline-color="font-color"/>
    </style:style>
    <style:style style:name="T160_87" style:family="text"/>
    <style:style style:name="T160_88" style:family="text">
      <style:text-properties fo:background-color="#ffffff" fo:color="#1155cc" style:text-underline-style="solid" style:text-underline-color="font-color"/>
    </style:style>
    <style:style style:name="T160_89" style:family="text"/>
    <style:style style:name="T160_90" style:family="text">
      <style:text-properties fo:background-color="#ffffff" fo:color="#1155cc" style:text-underline-style="solid" style:text-underline-color="font-color"/>
    </style:style>
    <style:style style:name="T160_91" style:family="text"/>
    <style:style style:name="T160_92" style:family="text">
      <style:text-properties fo:background-color="#ffffff" fo:color="#1155cc" style:text-underline-style="solid" style:text-underline-color="font-color"/>
    </style:style>
    <style:style style:name="T160_93" style:family="text"/>
    <style:style style:name="T160_94" style:family="text">
      <style:text-properties fo:background-color="#ffffff" fo:color="#1155cc" style:text-underline-style="solid" style:text-underline-color="font-color"/>
    </style:style>
    <style:style style:name="T160_95" style:family="text"/>
    <style:style style:name="T160_96" style:family="text">
      <style:text-properties fo:background-color="#ffffff" fo:color="#1155cc" style:text-underline-style="solid" style:text-underline-color="font-color"/>
    </style:style>
    <style:style style:name="T160_97" style:family="text"/>
    <style:style style:name="T160_98" style:family="text">
      <style:text-properties fo:background-color="#ffffff" fo:color="#1155cc" style:text-underline-style="solid" style:text-underline-color="font-color"/>
    </style:style>
    <style:style style:name="T160_99" style:family="text"/>
    <style:style style:name="T160_100" style:family="text">
      <style:text-properties fo:background-color="#ffffff" fo:color="#1155cc" style:text-underline-style="solid" style:text-underline-color="font-color"/>
    </style:style>
    <style:style style:name="T160_101" style:family="text"/>
    <style:style style:name="T160_102" style:family="text">
      <style:text-properties fo:background-color="#ffffff" fo:color="#1155cc" style:text-underline-style="solid" style:text-underline-color="font-color"/>
    </style:style>
    <style:style style:name="T160_103" style:family="text"/>
    <style:style style:name="T160_104" style:family="text">
      <style:text-properties fo:background-color="#ffffff" fo:color="#1155cc" style:text-underline-style="solid" style:text-underline-color="font-color"/>
    </style:style>
    <style:style style:name="T160_105" style:family="text"/>
    <style:style style:name="T160_106" style:family="text">
      <style:text-properties fo:background-color="#ffffff" fo:color="#1155cc" style:text-underline-style="solid" style:text-underline-color="font-color"/>
    </style:style>
    <style:style style:name="T160_107" style:family="text"/>
    <style:style style:name="T160_108" style:family="text">
      <style:text-properties fo:background-color="#ffffff" fo:color="#1155cc" style:text-underline-style="solid" style:text-underline-color="font-color"/>
    </style:style>
    <style:style style:name="T160_109" style:family="text"/>
    <style:style style:name="T160_110" style:family="text">
      <style:text-properties fo:background-color="#ffffff" fo:color="#1155cc" style:text-underline-style="solid" style:text-underline-color="font-color"/>
    </style:style>
    <style:style style:name="T160_111" style:family="text"/>
    <style:style style:name="T160_112" style:family="text">
      <style:text-properties fo:background-color="#ffffff" fo:color="#1155cc" style:text-underline-style="solid" style:text-underline-color="font-color"/>
    </style:style>
    <style:style style:name="T160_113" style:family="text"/>
    <style:style style:name="T160_114" style:family="text">
      <style:text-properties fo:background-color="#ffffff" fo:color="#1155cc" style:text-underline-style="solid" style:text-underline-color="font-color"/>
    </style:style>
    <style:style style:name="T160_115" style:family="text"/>
    <style:style style:name="T160_116" style:family="text">
      <style:text-properties fo:background-color="#ffffff" fo:color="#1155cc" style:text-underline-style="solid" style:text-underline-color="font-color"/>
    </style:style>
    <style:style style:name="T160_117" style:family="text"/>
    <style:style style:name="T160_118" style:family="text">
      <style:text-properties fo:background-color="#ffffff" fo:color="#1155cc" style:text-underline-style="solid" style:text-underline-color="font-color"/>
    </style:style>
    <style:style style:name="T160_119" style:family="text"/>
    <style:style style:name="T160_120" style:family="text">
      <style:text-properties fo:background-color="#ffffff" fo:color="#1155cc" style:text-underline-style="solid" style:text-underline-color="font-color"/>
    </style:style>
    <style:style style:name="T160_121" style:family="text"/>
    <style:style style:name="T160_122" style:family="text">
      <style:text-properties fo:background-color="#ffffff" fo:color="#1155cc" style:text-underline-style="solid" style:text-underline-color="font-color"/>
    </style:style>
    <style:style style:name="T160_123" style:family="text"/>
    <style:style style:name="T160_124" style:family="text">
      <style:text-properties fo:background-color="#ffffff" fo:color="#1155cc" style:text-underline-style="solid" style:text-underline-color="font-color"/>
    </style:style>
    <style:style style:name="T160_125" style:family="text"/>
    <style:style style:name="T160_126" style:family="text">
      <style:text-properties fo:background-color="#ffffff" fo:color="#1155cc" style:text-underline-style="solid" style:text-underline-color="font-color"/>
    </style:style>
    <style:style style:name="T160_127" style:family="text"/>
    <style:style style:name="T160_128" style:family="text">
      <style:text-properties fo:background-color="#ffffff" fo:color="#1155cc" style:text-underline-style="solid" style:text-underline-color="font-color"/>
    </style:style>
    <style:style style:name="T160_129" style:family="text"/>
    <style:style style:name="T160_130" style:family="text">
      <style:text-properties fo:background-color="#ffffff" fo:color="#1155cc" style:text-underline-style="solid" style:text-underline-color="font-color"/>
    </style:style>
    <style:style style:name="T160_131" style:family="text"/>
    <style:style style:name="T160_132" style:family="text">
      <style:text-properties fo:background-color="#ffffff" fo:color="#1155cc" style:text-underline-style="solid" style:text-underline-color="font-color"/>
    </style:style>
    <style:style style:name="T160_133" style:family="text"/>
    <style:style style:name="T160_134" style:family="text">
      <style:text-properties fo:background-color="#ffffff" fo:color="#1155cc" style:text-underline-style="solid" style:text-underline-color="font-color"/>
    </style:style>
    <style:style style:name="T160_135" style:family="text"/>
    <style:style style:name="T160_136" style:family="text">
      <style:text-properties fo:background-color="#ffffff" fo:color="#1155cc" style:text-underline-style="solid" style:text-underline-color="font-color"/>
    </style:style>
    <style:style style:name="T160_137" style:family="text"/>
    <style:style style:name="T160_138" style:family="text">
      <style:text-properties fo:background-color="#ffffff" fo:color="#1155cc" style:text-underline-style="solid" style:text-underline-color="font-color"/>
    </style:style>
    <style:style style:name="T160_139" style:family="text"/>
    <style:style style:name="T160_140" style:family="text">
      <style:text-properties fo:background-color="#ffffff" fo:color="#1155cc" style:text-underline-style="solid" style:text-underline-color="font-color"/>
    </style:style>
    <style:style style:name="T160_141" style:family="text"/>
    <style:style style:name="T160_142" style:family="text">
      <style:text-properties fo:background-color="#ffffff" fo:color="#1155cc" style:text-underline-style="solid" style:text-underline-color="font-color"/>
    </style:style>
    <style:style style:name="T160_143" style:family="text"/>
    <style:style style:name="T160_144" style:family="text">
      <style:text-properties fo:background-color="#ffffff" fo:color="#1155cc" style:text-underline-style="solid" style:text-underline-color="font-color"/>
    </style:style>
    <style:style style:name="T160_145" style:family="text"/>
    <style:style style:name="T160_146" style:family="text">
      <style:text-properties fo:background-color="#ffffff" fo:color="#1155cc" style:text-underline-style="solid" style:text-underline-color="font-color"/>
    </style:style>
    <style:style style:name="T160_147" style:family="text"/>
    <style:style style:name="T160_148" style:family="text">
      <style:text-properties fo:background-color="#ffffff" fo:color="#1155cc" style:text-underline-style="solid" style:text-underline-color="font-color"/>
    </style:style>
    <style:style style:name="T160_149" style:family="text"/>
    <style:style style:name="T160_150" style:family="text">
      <style:text-properties fo:background-color="#ffffff" fo:color="#1155cc" style:text-underline-style="solid" style:text-underline-color="font-color"/>
    </style:style>
    <style:style style:name="T160_151" style:family="text"/>
    <style:style style:name="T160_152" style:family="text">
      <style:text-properties fo:background-color="#ffffff" fo:color="#1155cc" style:text-underline-style="solid" style:text-underline-color="font-color"/>
    </style:style>
    <style:style style:name="T160_153" style:family="text"/>
    <style:style style:name="T160_154" style:family="text">
      <style:text-properties fo:background-color="#ffffff" fo:color="#1155cc" style:text-underline-style="solid" style:text-underline-color="font-color"/>
    </style:style>
    <style:style style:name="T160_155" style:family="text"/>
    <style:style style:name="T160_156" style:family="text">
      <style:text-properties fo:background-color="#ffffff" fo:color="#1155cc" style:text-underline-style="solid" style:text-underline-color="font-color"/>
    </style:style>
    <style:style style:name="T160_157" style:family="text"/>
    <style:style style:name="T160_158" style:family="text">
      <style:text-properties fo:background-color="#ffffff" fo:color="#1155cc" style:text-underline-style="solid" style:text-underline-color="font-color"/>
    </style:style>
    <style:style style:name="T160_159" style:family="text"/>
    <style:style style:name="T160_160" style:family="text">
      <style:text-properties fo:background-color="#ffffff" fo:color="#1155cc" style:text-underline-style="solid" style:text-underline-color="font-color"/>
    </style:style>
    <style:style style:name="T160_161" style:family="text"/>
    <style:style style:name="T160_162" style:family="text">
      <style:text-properties fo:background-color="#ffffff" fo:color="#1155cc" style:text-underline-style="solid" style:text-underline-color="font-color"/>
    </style:style>
    <style:style style:name="T160_163" style:family="text"/>
    <style:style style:name="T160_164" style:family="text">
      <style:text-properties fo:background-color="#ffffff" fo:color="#1155cc" style:text-underline-style="solid" style:text-underline-color="font-color"/>
    </style:style>
    <style:style style:name="T160_165" style:family="text"/>
    <style:style style:name="T160_166" style:family="text">
      <style:text-properties fo:background-color="#ffffff" fo:color="#1155cc" style:text-underline-style="solid" style:text-underline-color="font-color"/>
    </style:style>
    <style:style style:name="T160_167" style:family="text"/>
    <style:style style:name="T160_168" style:family="text">
      <style:text-properties fo:background-color="#ffffff" fo:color="#1155cc" style:text-underline-style="solid" style:text-underline-color="font-color"/>
    </style:style>
    <style:style style:name="T160_169" style:family="text"/>
    <style:style style:name="T160_170" style:family="text">
      <style:text-properties fo:background-color="#ffffff" fo:color="#1155cc" style:text-underline-style="solid" style:text-underline-color="font-color"/>
    </style:style>
    <style:style style:name="T160_171" style:family="text"/>
    <style:style style:name="T160_172" style:family="text">
      <style:text-properties fo:background-color="#ffffff" fo:color="#1155cc" style:text-underline-style="solid" style:text-underline-color="font-color"/>
    </style:style>
    <style:style style:name="T160_173" style:family="text"/>
    <style:style style:name="T160_174" style:family="text">
      <style:text-properties fo:background-color="#ffffff" fo:color="#1155cc" style:text-underline-style="solid" style:text-underline-color="font-color"/>
    </style:style>
    <style:style style:name="T160_175" style:family="text"/>
    <style:style style:name="T160_176" style:family="text">
      <style:text-properties fo:background-color="#ffffff" fo:color="#1155cc" style:text-underline-style="solid" style:text-underline-color="font-color"/>
    </style:style>
    <style:style style:name="T160_177" style:family="text"/>
    <style:style style:name="T160_178" style:family="text">
      <style:text-properties fo:background-color="#ffffff" fo:color="#1155cc" style:text-underline-style="solid" style:text-underline-color="font-color"/>
    </style:style>
    <style:style style:name="T160_179" style:family="text"/>
    <style:style style:name="T160_180" style:family="text">
      <style:text-properties fo:background-color="#ffffff" fo:color="#1155cc" style:text-underline-style="solid" style:text-underline-color="font-color"/>
    </style:style>
    <style:style style:name="T160_181" style:family="text"/>
    <style:style style:name="T160_182" style:family="text">
      <style:text-properties fo:background-color="#ffffff" fo:color="#1155cc" style:text-underline-style="solid" style:text-underline-color="font-color"/>
    </style:style>
    <style:style style:name="T160_183" style:family="text"/>
    <style:style style:name="T160_184" style:family="text">
      <style:text-properties fo:background-color="#ffffff" fo:color="#1155cc" style:text-underline-style="solid" style:text-underline-color="font-color"/>
    </style:style>
    <style:style style:name="T160_185" style:family="text"/>
    <style:style style:name="T160_186" style:family="text">
      <style:text-properties fo:background-color="#ffffff" fo:color="#1155cc" style:text-underline-style="solid" style:text-underline-color="font-color"/>
    </style:style>
    <style:style style:name="T160_187" style:family="text"/>
    <style:style style:name="T160_188" style:family="text">
      <style:text-properties fo:background-color="#ffffff" fo:color="#1155cc" style:text-underline-style="solid" style:text-underline-color="font-color"/>
    </style:style>
    <style:style style:name="T160_189" style:family="text"/>
    <style:style style:name="T160_190" style:family="text">
      <style:text-properties fo:background-color="#ffffff" fo:color="#1155cc" style:text-underline-style="solid" style:text-underline-color="font-color"/>
    </style:style>
    <style:style style:name="T160_191" style:family="text"/>
    <style:style style:name="T160_192" style:family="text">
      <style:text-properties fo:background-color="#ffffff" fo:color="#1155cc" style:text-underline-style="solid" style:text-underline-color="font-color"/>
    </style:style>
    <style:style style:name="T160_193" style:family="text"/>
    <style:style style:name="T160_194" style:family="text">
      <style:text-properties fo:background-color="#ffffff" fo:color="#1155cc" style:text-underline-style="solid" style:text-underline-color="font-color"/>
    </style:style>
    <style:style style:name="T160_195" style:family="text"/>
    <style:style style:name="T160_196" style:family="text">
      <style:text-properties fo:background-color="#ffffff" fo:color="#1155cc" style:text-underline-style="solid" style:text-underline-color="font-color"/>
    </style:style>
    <style:style style:name="T160_197" style:family="text"/>
    <style:style style:name="T160_198" style:family="text">
      <style:text-properties fo:background-color="#ffffff" fo:color="#1155cc" style:text-underline-style="solid" style:text-underline-color="font-color"/>
    </style:style>
    <style:style style:name="P16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6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background-color="#ffffff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background-color="#ffffff"/>
    </style:style>
    <style:style style:name="T164_2" style:family="text">
      <style:text-properties fo:background-color="#ffffff"/>
    </style:style>
    <style:style style:name="T164_3" style:family="text">
      <style:text-properties fo:background-color="#ffffff"/>
    </style:style>
    <style:style style:name="T164_4" style:family="text">
      <style:text-properties fo:background-color="#ffffff"/>
    </style:style>
    <style:style style:name="T164_5" style:family="text">
      <style:text-properties fo:background-color="#ffffff"/>
    </style:style>
    <style:style style:name="T164_6" style:family="text">
      <style:text-properties fo:background-color="#ffffff"/>
    </style:style>
    <style:style style:name="T164_7" style:family="text">
      <style:text-properties fo:background-color="#ffffff"/>
    </style:style>
    <style:style style:name="T164_8" style:family="text">
      <style:text-properties fo:background-color="#ffffff"/>
    </style:style>
    <style:style style:name="T164_9" style:family="text">
      <style:text-properties fo:background-color="#ffffff"/>
    </style:style>
    <style:style style:name="P165" style:family="paragraph" style:parent-style-name="Standard">
      <style:paragraph-properties fo:break-before="auto" fo:line-height="164%" style:writing-mode="lr-tb"/>
    </style:style>
    <style:style style:name="T165_1" style:family="text">
      <style:text-properties fo:background-color="#ffffff"/>
    </style:style>
    <style:style style:name="T165_2" style:family="text">
      <style:text-properties fo:background-color="#ffffff"/>
    </style:style>
    <style:style style:name="T165_3" style:family="text">
      <style:text-properties fo:background-color="#ffffff"/>
    </style:style>
    <style:style style:name="T165_4" style:family="text">
      <style:text-properties fo:background-color="#ffffff"/>
    </style:style>
    <style:style style:name="T165_5" style:family="text">
      <style:text-properties fo:background-color="#ffffff"/>
    </style:style>
    <style:style style:name="T165_6" style:family="text">
      <style:text-properties fo:background-color="#ffffff"/>
    </style:style>
    <style:style style:name="T165_7" style:family="text">
      <style:text-properties fo:background-color="#ffffff"/>
    </style:style>
    <style:style style:name="T165_8" style:family="text">
      <style:text-properties fo:background-color="#ffffff"/>
    </style:style>
    <style:style style:name="T165_9" style:family="text">
      <style:text-properties fo:background-color="#ffffff"/>
    </style:style>
    <style:style style:name="T165_10" style:family="text">
      <style:text-properties fo:background-color="#ffffff"/>
    </style:style>
    <style:style style:name="T165_11" style:family="text">
      <style:text-properties fo:background-color="#ffffff"/>
    </style:style>
    <style:style style:name="T165_12" style:family="text">
      <style:text-properties fo:background-color="#ffffff"/>
    </style:style>
    <style:style style:name="T165_13" style:family="text">
      <style:text-properties fo:background-color="#ffffff"/>
    </style:style>
    <style:style style:name="T165_14" style:family="text">
      <style:text-properties fo:background-color="#ffffff"/>
    </style:style>
    <style:style style:name="T165_15" style:family="text">
      <style:text-properties fo:background-color="#ffffff"/>
    </style:style>
    <style:style style:name="T165_16" style:family="text">
      <style:text-properties fo:background-color="#ffffff"/>
    </style:style>
    <style:style style:name="T165_17" style:family="text">
      <style:text-properties fo:background-color="#ffffff"/>
    </style:style>
    <style:style style:name="T165_18" style:family="text">
      <style:text-properties fo:background-color="#ffffff"/>
    </style:style>
    <style:style style:name="T165_19" style:family="text">
      <style:text-properties fo:background-color="#ffffff"/>
    </style:style>
    <style:style style:name="T165_20" style:family="text">
      <style:text-properties fo:background-color="#ffffff"/>
    </style:style>
    <style:style style:name="T165_21" style:family="text">
      <style:text-properties fo:background-color="#ffffff"/>
    </style:style>
    <style:style style:name="T165_22" style:family="text">
      <style:text-properties fo:background-color="#ffffff"/>
    </style:style>
    <style:style style:name="T165_23" style:family="text">
      <style:text-properties fo:background-color="#ffffff"/>
    </style:style>
    <style:style style:name="T165_24" style:family="text">
      <style:text-properties fo:background-color="#ffffff"/>
    </style:style>
    <style:style style:name="T165_25" style:family="text">
      <style:text-properties fo:background-color="#ffffff"/>
    </style:style>
    <style:style style:name="T165_26" style:family="text">
      <style:text-properties fo:background-color="#ffffff"/>
    </style:style>
    <style:style style:name="T165_27" style:family="text">
      <style:text-properties fo:background-color="#ffffff"/>
    </style:style>
    <style:style style:name="T165_28" style:family="text">
      <style:text-properties fo:background-color="#ffffff"/>
    </style:style>
    <style:style style:name="T165_29" style:family="text">
      <style:text-properties fo:background-color="#ffffff"/>
    </style:style>
    <style:style style:name="T165_30" style:family="text">
      <style:text-properties fo:background-color="#ffffff"/>
    </style:style>
    <style:style style:name="T165_31" style:family="text">
      <style:text-properties fo:background-color="#ffffff"/>
    </style:style>
    <style:style style:name="T165_32" style:family="text">
      <style:text-properties fo:background-color="#ffffff"/>
    </style:style>
    <style:style style:name="T165_33" style:family="text">
      <style:text-properties fo:background-color="#ffffff"/>
    </style:style>
    <style:style style:name="T165_34" style:family="text">
      <style:text-properties fo:background-color="#ffffff"/>
    </style:style>
    <style:style style:name="T165_35" style:family="text">
      <style:text-properties fo:background-color="#ffffff"/>
    </style:style>
    <style:style style:name="T165_36" style:family="text">
      <style:text-properties fo:background-color="#ffffff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background-color="#ffffff"/>
    </style:style>
    <style:style style:name="T166_2" style:family="text">
      <style:text-properties fo:background-color="#ffffff"/>
    </style:style>
    <style:style style:name="T166_3" style:family="text">
      <style:text-properties fo:background-color="#ffffff"/>
    </style:style>
    <style:style style:name="T166_4" style:family="text">
      <style:text-properties fo:background-color="#ffffff"/>
    </style:style>
    <style:style style:name="T166_5" style:family="text"/>
    <style:style style:name="T166_6" style:family="text">
      <style:text-properties fo:background-color="#ffffff" fo:color="#1155cc" style:text-underline-style="solid" style:text-underline-color="font-color"/>
    </style:style>
    <style:style style:name="T166_7" style:family="text"/>
    <style:style style:name="T166_8" style:family="text">
      <style:text-properties fo:background-color="#ffffff" fo:color="#1155cc" style:text-underline-style="solid" style:text-underline-color="font-color"/>
    </style:style>
    <style:style style:name="T166_9" style:family="text"/>
    <style:style style:name="T166_10" style:family="text">
      <style:text-properties fo:background-color="#ffffff" fo:color="#1155cc" style:text-underline-style="solid" style:text-underline-color="font-color"/>
    </style:style>
    <style:style style:name="T166_11" style:family="text"/>
    <style:style style:name="T166_12" style:family="text">
      <style:text-properties fo:background-color="#ffffff" fo:color="#1155cc" style:text-underline-style="solid" style:text-underline-color="font-color"/>
    </style:style>
    <style:style style:name="T166_13" style:family="text"/>
    <style:style style:name="T166_14" style:family="text">
      <style:text-properties fo:background-color="#ffffff" fo:color="#1155cc" style:text-underline-style="solid" style:text-underline-color="font-color"/>
    </style:style>
    <style:style style:name="T166_15" style:family="text"/>
    <style:style style:name="T166_16" style:family="text">
      <style:text-properties fo:background-color="#ffffff" fo:color="#1155cc" style:text-underline-style="solid" style:text-underline-color="font-color"/>
    </style:style>
    <style:style style:name="T166_17" style:family="text"/>
    <style:style style:name="T166_18" style:family="text">
      <style:text-properties fo:background-color="#ffffff" fo:color="#1155cc" style:text-underline-style="solid" style:text-underline-color="font-color"/>
    </style:style>
    <style:style style:name="T166_19" style:family="text"/>
    <style:style style:name="T166_20" style:family="text">
      <style:text-properties fo:background-color="#ffffff" fo:color="#1155cc" style:text-underline-style="solid" style:text-underline-color="font-color"/>
    </style:style>
    <style:style style:name="T166_21" style:family="text"/>
    <style:style style:name="T166_22" style:family="text">
      <style:text-properties fo:background-color="#ffffff" fo:color="#1155cc" style:text-underline-style="solid" style:text-underline-color="font-color"/>
    </style:style>
    <style:style style:name="T166_23" style:family="text"/>
    <style:style style:name="T166_24" style:family="text">
      <style:text-properties fo:background-color="#ffffff" fo:color="#1155cc" style:text-underline-style="solid" style:text-underline-color="font-color"/>
    </style:style>
    <style:style style:name="T166_25" style:family="text"/>
    <style:style style:name="T166_26" style:family="text">
      <style:text-properties fo:background-color="#ffffff" fo:color="#1155cc" style:text-underline-style="solid" style:text-underline-color="font-color"/>
    </style:style>
    <style:style style:name="P16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background-color="#ffffff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background-color="#ffffff"/>
    </style:style>
    <style:style style:name="T169_2" style:family="text">
      <style:text-properties fo:background-color="#ffffff"/>
    </style:style>
    <style:style style:name="T169_3" style:family="text">
      <style:text-properties fo:background-color="#ffffff"/>
    </style:style>
    <style:style style:name="T169_4" style:family="text">
      <style:text-properties fo:background-color="#ffffff"/>
    </style:style>
    <style:style style:name="T169_5" style:family="text">
      <style:text-properties fo:background-color="#ffffff"/>
    </style:style>
    <style:style style:name="T169_6" style:family="text">
      <style:text-properties fo:background-color="#ffffff"/>
    </style:style>
    <style:style style:name="T169_7" style:family="text">
      <style:text-properties fo:background-color="#ffffff"/>
    </style:style>
    <style:style style:name="T169_8" style:family="text">
      <style:text-properties fo:background-color="#ffffff"/>
    </style:style>
    <style:style style:name="T169_9" style:family="text">
      <style:text-properties fo:background-color="#ffffff"/>
    </style:style>
    <style:style style:name="T169_10" style:family="text">
      <style:text-properties fo:background-color="#ffffff"/>
    </style:style>
    <style:style style:name="T169_11" style:family="text">
      <style:text-properties fo:background-color="#ffffff"/>
    </style:style>
    <style:style style:name="T169_12" style:family="text">
      <style:text-properties fo:background-color="#ffffff"/>
    </style:style>
    <style:style style:name="T169_13" style:family="text">
      <style:text-properties fo:background-color="#ffffff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background-color="#ffffff"/>
    </style:style>
    <style:style style:name="T170_2" style:family="text">
      <style:text-properties fo:background-color="#ffffff"/>
    </style:style>
    <style:style style:name="T170_3" style:family="text">
      <style:text-properties fo:background-color="#ffffff"/>
    </style:style>
    <style:style style:name="T170_4" style:family="text">
      <style:text-properties fo:background-color="#ffffff"/>
    </style:style>
    <style:style style:name="T170_5" style:family="text">
      <style:text-properties fo:background-color="#ffffff"/>
    </style:style>
    <style:style style:name="T170_6" style:family="text">
      <style:text-properties fo:background-color="#ffffff"/>
    </style:style>
    <style:style style:name="T170_7" style:family="text">
      <style:text-properties fo:background-color="#ffffff"/>
    </style:style>
    <style:style style:name="T170_8" style:family="text">
      <style:text-properties fo:background-color="#ffffff"/>
    </style:style>
    <style:style style:name="T170_9" style:family="text">
      <style:text-properties fo:background-color="#ffffff"/>
    </style:style>
    <style:style style:name="T170_10" style:family="text">
      <style:text-properties fo:background-color="#ffffff"/>
    </style:style>
    <style:style style:name="T170_11" style:family="text">
      <style:text-properties fo:background-color="#ffffff"/>
    </style:style>
    <style:style style:name="T170_12" style:family="text">
      <style:text-properties fo:background-color="#ffffff"/>
    </style:style>
    <style:style style:name="T170_13" style:family="text">
      <style:text-properties fo:background-color="#ffffff"/>
    </style:style>
    <style:style style:name="T170_14" style:family="text">
      <style:text-properties fo:background-color="#ffffff"/>
    </style:style>
    <style:style style:name="T170_15" style:family="text">
      <style:text-properties fo:background-color="#ffffff"/>
    </style:style>
    <style:style style:name="T170_16" style:family="text">
      <style:text-properties fo:background-color="#ffffff"/>
    </style:style>
    <style:style style:name="T170_17" style:family="text">
      <style:text-properties fo:background-color="#ffffff"/>
    </style:style>
    <style:style style:name="T170_18" style:family="text">
      <style:text-properties fo:background-color="#ffffff"/>
    </style:style>
    <style:style style:name="T170_19" style:family="text">
      <style:text-properties fo:background-color="#ffffff"/>
    </style:style>
    <style:style style:name="T170_20" style:family="text">
      <style:text-properties fo:background-color="#ffffff"/>
    </style:style>
    <style:style style:name="T170_21" style:family="text">
      <style:text-properties fo:background-color="#ffffff"/>
    </style:style>
    <style:style style:name="T170_22" style:family="text">
      <style:text-properties fo:background-color="#ffffff"/>
    </style:style>
    <style:style style:name="T170_23" style:family="text">
      <style:text-properties fo:background-color="#ffffff"/>
    </style:style>
    <style:style style:name="T170_24" style:family="text">
      <style:text-properties fo:background-color="#ffffff"/>
    </style:style>
    <style:style style:name="T170_25" style:family="text">
      <style:text-properties fo:background-color="#ffffff"/>
    </style:style>
    <style:style style:name="T170_26" style:family="text">
      <style:text-properties fo:background-color="#ffffff"/>
    </style:style>
    <style:style style:name="T170_27" style:family="text">
      <style:text-properties fo:background-color="#ffffff"/>
    </style:style>
    <style:style style:name="T170_28" style:family="text">
      <style:text-properties fo:background-color="#ffffff"/>
    </style:style>
    <style:style style:name="T170_29" style:family="text">
      <style:text-properties fo:background-color="#ffffff"/>
    </style:style>
    <style:style style:name="T170_30" style:family="text">
      <style:text-properties fo:background-color="#ffffff"/>
    </style:style>
    <style:style style:name="T170_31" style:family="text">
      <style:text-properties fo:background-color="#ffffff"/>
    </style:style>
    <style:style style:name="T170_32" style:family="text">
      <style:text-properties fo:background-color="#ffffff"/>
    </style:style>
    <style:style style:name="T170_33" style:family="text">
      <style:text-properties fo:background-color="#ffffff"/>
    </style:style>
    <style:style style:name="T170_34" style:family="text">
      <style:text-properties fo:background-color="#ffffff"/>
    </style:style>
    <style:style style:name="T170_35" style:family="text">
      <style:text-properties fo:background-color="#ffffff"/>
    </style:style>
    <style:style style:name="T170_36" style:family="text">
      <style:text-properties fo:background-color="#ffffff"/>
    </style:style>
    <style:style style:name="T170_37" style:family="text">
      <style:text-properties fo:background-color="#ffffff"/>
    </style:style>
    <style:style style:name="T170_38" style:family="text">
      <style:text-properties fo:background-color="#ffffff"/>
    </style:style>
    <style:style style:name="T170_39" style:family="text">
      <style:text-properties fo:background-color="#ffffff"/>
    </style:style>
    <style:style style:name="T170_40" style:family="text">
      <style:text-properties fo:background-color="#ffffff"/>
    </style:style>
    <style:style style:name="T170_41" style:family="text">
      <style:text-properties fo:background-color="#ffffff"/>
    </style:style>
    <style:style style:name="T170_42" style:family="text">
      <style:text-properties fo:background-color="#ffffff"/>
    </style:style>
    <style:style style:name="T170_43" style:family="text">
      <style:text-properties fo:background-color="#ffffff"/>
    </style:style>
    <style:style style:name="T170_44" style:family="text">
      <style:text-properties fo:background-color="#ffffff"/>
    </style:style>
    <style:style style:name="T170_45" style:family="text">
      <style:text-properties fo:background-color="#ffffff"/>
    </style:style>
    <style:style style:name="T170_46" style:family="text">
      <style:text-properties fo:background-color="#ffffff"/>
    </style:style>
    <style:style style:name="T170_47" style:family="text">
      <style:text-properties fo:background-color="#ffffff"/>
    </style:style>
    <style:style style:name="T170_48" style:family="text">
      <style:text-properties fo:background-color="#ffffff"/>
    </style:style>
    <style:style style:name="T170_49" style:family="text">
      <style:text-properties fo:background-color="#ffffff"/>
    </style:style>
    <style:style style:name="T170_50" style:family="text">
      <style:text-properties fo:background-color="#ffffff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background-color="#ffffff"/>
    </style:style>
    <style:style style:name="T171_2" style:family="text">
      <style:text-properties fo:background-color="#ffffff"/>
    </style:style>
    <style:style style:name="T171_3" style:family="text"/>
    <style:style style:name="T171_4" style:family="text">
      <style:text-properties fo:background-color="#ffffff" fo:color="#1155cc" style:text-underline-style="solid" style:text-underline-color="font-color"/>
    </style:style>
    <style:style style:name="T171_5" style:family="text"/>
    <style:style style:name="T171_6" style:family="text">
      <style:text-properties fo:background-color="#ffffff" fo:color="#1155cc" style:text-underline-style="solid" style:text-underline-color="font-color"/>
    </style:style>
    <style:style style:name="T171_7" style:family="text"/>
    <style:style style:name="T171_8" style:family="text">
      <style:text-properties fo:background-color="#ffffff" fo:color="#1155cc" style:text-underline-style="solid" style:text-underline-color="font-color"/>
    </style:style>
    <style:style style:name="T171_9" style:family="text"/>
    <style:style style:name="T171_10" style:family="text">
      <style:text-properties fo:background-color="#ffffff" fo:color="#1155cc" style:text-underline-style="solid" style:text-underline-color="font-color"/>
    </style:style>
    <style:style style:name="T171_11" style:family="text"/>
    <style:style style:name="T171_12" style:family="text">
      <style:text-properties fo:background-color="#ffffff" fo:color="#1155cc" style:text-underline-style="solid" style:text-underline-color="font-color"/>
    </style:style>
    <style:style style:name="T171_13" style:family="text"/>
    <style:style style:name="T171_14" style:family="text">
      <style:text-properties fo:background-color="#ffffff" fo:color="#1155cc" style:text-underline-style="solid" style:text-underline-color="font-color"/>
    </style:style>
    <style:style style:name="T171_15" style:family="text"/>
    <style:style style:name="T171_16" style:family="text">
      <style:text-properties fo:background-color="#ffffff" fo:color="#1155cc" style:text-underline-style="solid" style:text-underline-color="font-color"/>
    </style:style>
    <style:style style:name="T171_17" style:family="text"/>
    <style:style style:name="T171_18" style:family="text">
      <style:text-properties fo:background-color="#ffffff" fo:color="#1155cc" style:text-underline-style="solid" style:text-underline-color="font-color"/>
    </style:style>
    <style:style style:name="T171_19" style:family="text"/>
    <style:style style:name="T171_20" style:family="text">
      <style:text-properties fo:background-color="#ffffff" fo:color="#1155cc" style:text-underline-style="solid" style:text-underline-color="font-color"/>
    </style:style>
    <style:style style:name="T171_21" style:family="text"/>
    <style:style style:name="T171_22" style:family="text">
      <style:text-properties fo:background-color="#ffffff" fo:color="#1155cc" style:text-underline-style="solid" style:text-underline-color="font-color"/>
    </style:style>
    <style:style style:name="T171_23" style:family="text"/>
    <style:style style:name="T171_24" style:family="text">
      <style:text-properties fo:background-color="#ffffff" fo:color="#1155cc" style:text-underline-style="solid" style:text-underline-color="font-color"/>
    </style:style>
    <style:style style:name="T171_25" style:family="text"/>
    <style:style style:name="T171_26" style:family="text">
      <style:text-properties fo:background-color="#ffffff" fo:color="#1155cc" style:text-underline-style="solid" style:text-underline-color="font-color"/>
    </style:style>
    <style:style style:name="T171_27" style:family="text"/>
    <style:style style:name="T171_28" style:family="text">
      <style:text-properties fo:background-color="#ffffff" fo:color="#1155cc" style:text-underline-style="solid" style:text-underline-color="font-color"/>
    </style:style>
    <style:style style:name="T171_29" style:family="text"/>
    <style:style style:name="T171_30" style:family="text">
      <style:text-properties fo:background-color="#ffffff" fo:color="#1155cc" style:text-underline-style="solid" style:text-underline-color="font-color"/>
    </style:style>
    <style:style style:name="T171_31" style:family="text"/>
    <style:style style:name="T171_32" style:family="text">
      <style:text-properties fo:background-color="#ffffff" fo:color="#1155cc" style:text-underline-style="solid" style:text-underline-color="font-color"/>
    </style:style>
    <style:style style:name="T171_33" style:family="text"/>
    <style:style style:name="T171_34" style:family="text">
      <style:text-properties fo:background-color="#ffffff" fo:color="#1155cc" style:text-underline-style="solid" style:text-underline-color="font-color"/>
    </style:style>
    <style:style style:name="T171_35" style:family="text"/>
    <style:style style:name="T171_36" style:family="text">
      <style:text-properties fo:background-color="#ffffff" fo:color="#1155cc" style:text-underline-style="solid" style:text-underline-color="font-color"/>
    </style:style>
    <style:style style:name="T171_37" style:family="text"/>
    <style:style style:name="T171_38" style:family="text">
      <style:text-properties fo:background-color="#ffffff" fo:color="#1155cc" style:text-underline-style="solid" style:text-underline-color="font-color"/>
    </style:style>
    <style:style style:name="T171_39" style:family="text"/>
    <style:style style:name="T171_40" style:family="text">
      <style:text-properties fo:background-color="#ffffff" fo:color="#1155cc" style:text-underline-style="solid" style:text-underline-color="font-color"/>
    </style:style>
    <style:style style:name="T171_41" style:family="text"/>
    <style:style style:name="T171_42" style:family="text">
      <style:text-properties fo:background-color="#ffffff" fo:color="#1155cc" style:text-underline-style="solid" style:text-underline-color="font-color"/>
    </style:style>
    <style:style style:name="T171_43" style:family="text"/>
    <style:style style:name="T171_44" style:family="text">
      <style:text-properties fo:background-color="#ffffff" fo:color="#1155cc" style:text-underline-style="solid" style:text-underline-color="font-color"/>
    </style:style>
    <style:style style:name="T171_45" style:family="text"/>
    <style:style style:name="T171_46" style:family="text">
      <style:text-properties fo:background-color="#ffffff" fo:color="#1155cc" style:text-underline-style="solid" style:text-underline-color="font-color"/>
    </style:style>
    <style:style style:name="T171_47" style:family="text"/>
    <style:style style:name="T171_48" style:family="text">
      <style:text-properties fo:background-color="#ffffff" fo:color="#1155cc" style:text-underline-style="solid" style:text-underline-color="font-color"/>
    </style:style>
    <style:style style:name="T171_49" style:family="text"/>
    <style:style style:name="T171_50" style:family="text">
      <style:text-properties fo:background-color="#ffffff" fo:color="#1155cc" style:text-underline-style="solid" style:text-underline-color="font-color"/>
    </style:style>
    <style:style style:name="T171_51" style:family="text"/>
    <style:style style:name="T171_52" style:family="text">
      <style:text-properties fo:background-color="#ffffff" fo:color="#1155cc" style:text-underline-style="solid" style:text-underline-color="font-color"/>
    </style:style>
    <style:style style:name="T171_53" style:family="text"/>
    <style:style style:name="T171_54" style:family="text">
      <style:text-properties fo:background-color="#ffffff" fo:color="#1155cc" style:text-underline-style="solid" style:text-underline-color="font-color"/>
    </style:style>
    <style:style style:name="T171_55" style:family="text"/>
    <style:style style:name="T171_56" style:family="text">
      <style:text-properties fo:background-color="#ffffff" fo:color="#1155cc" style:text-underline-style="solid" style:text-underline-color="font-color"/>
    </style:style>
    <style:style style:name="T171_57" style:family="text"/>
    <style:style style:name="T171_58" style:family="text">
      <style:text-properties fo:background-color="#ffffff" fo:color="#1155cc" style:text-underline-style="solid" style:text-underline-color="font-color"/>
    </style:style>
    <style:style style:name="T171_59" style:family="text"/>
    <style:style style:name="T171_60" style:family="text">
      <style:text-properties fo:background-color="#ffffff" fo:color="#1155cc" style:text-underline-style="solid" style:text-underline-color="font-color"/>
    </style:style>
    <style:style style:name="T171_61" style:family="text"/>
    <style:style style:name="T171_62" style:family="text">
      <style:text-properties fo:background-color="#ffffff" fo:color="#1155cc" style:text-underline-style="solid" style:text-underline-color="font-color"/>
    </style:style>
    <style:style style:name="T171_63" style:family="text"/>
    <style:style style:name="T171_64" style:family="text">
      <style:text-properties fo:background-color="#ffffff" fo:color="#1155cc" style:text-underline-style="solid" style:text-underline-color="font-color"/>
    </style:style>
    <style:style style:name="T171_65" style:family="text"/>
    <style:style style:name="T171_66" style:family="text">
      <style:text-properties fo:background-color="#ffffff" fo:color="#1155cc" style:text-underline-style="solid" style:text-underline-color="font-color"/>
    </style:style>
    <style:style style:name="T171_67" style:family="text"/>
    <style:style style:name="T171_68" style:family="text">
      <style:text-properties fo:background-color="#ffffff" fo:color="#1155cc" style:text-underline-style="solid" style:text-underline-color="font-color"/>
    </style:style>
    <style:style style:name="T171_69" style:family="text"/>
    <style:style style:name="T171_70" style:family="text">
      <style:text-properties fo:background-color="#ffffff" fo:color="#1155cc" style:text-underline-style="solid" style:text-underline-color="font-color"/>
    </style:style>
    <style:style style:name="T171_71" style:family="text"/>
    <style:style style:name="T171_72" style:family="text">
      <style:text-properties fo:background-color="#ffffff" fo:color="#1155cc" style:text-underline-style="solid" style:text-underline-color="font-color"/>
    </style:style>
    <style:style style:name="T171_73" style:family="text"/>
    <style:style style:name="T171_74" style:family="text">
      <style:text-properties fo:background-color="#ffffff" fo:color="#1155cc" style:text-underline-style="solid" style:text-underline-color="font-color"/>
    </style:style>
    <style:style style:name="T171_75" style:family="text"/>
    <style:style style:name="T171_76" style:family="text">
      <style:text-properties fo:background-color="#ffffff" fo:color="#1155cc" style:text-underline-style="solid" style:text-underline-color="font-color"/>
    </style:style>
    <style:style style:name="T171_77" style:family="text"/>
    <style:style style:name="T171_78" style:family="text">
      <style:text-properties fo:background-color="#ffffff" fo:color="#1155cc" style:text-underline-style="solid" style:text-underline-color="font-color"/>
    </style:style>
    <style:style style:name="T171_79" style:family="text"/>
    <style:style style:name="T171_80" style:family="text">
      <style:text-properties fo:background-color="#ffffff" fo:color="#1155cc" style:text-underline-style="solid" style:text-underline-color="font-color"/>
    </style:style>
    <style:style style:name="T171_81" style:family="text"/>
    <style:style style:name="T171_82" style:family="text">
      <style:text-properties fo:background-color="#ffffff" fo:color="#1155cc" style:text-underline-style="solid" style:text-underline-color="font-color"/>
    </style:style>
    <style:style style:name="T171_83" style:family="text"/>
    <style:style style:name="T171_84" style:family="text">
      <style:text-properties fo:background-color="#ffffff" fo:color="#1155cc" style:text-underline-style="solid" style:text-underline-color="font-color"/>
    </style:style>
    <style:style style:name="T171_85" style:family="text"/>
    <style:style style:name="T171_86" style:family="text">
      <style:text-properties fo:background-color="#ffffff" fo:color="#1155cc" style:text-underline-style="solid" style:text-underline-color="font-color"/>
    </style:style>
    <style:style style:name="T171_87" style:family="text"/>
    <style:style style:name="T171_88" style:family="text">
      <style:text-properties fo:background-color="#ffffff" fo:color="#1155cc" style:text-underline-style="solid" style:text-underline-color="font-color"/>
    </style:style>
    <style:style style:name="T171_89" style:family="text"/>
    <style:style style:name="T171_90" style:family="text">
      <style:text-properties fo:background-color="#ffffff" fo:color="#1155cc" style:text-underline-style="solid" style:text-underline-color="font-color"/>
    </style:style>
    <style:style style:name="T171_91" style:family="text"/>
    <style:style style:name="T171_92" style:family="text">
      <style:text-properties fo:background-color="#ffffff" fo:color="#1155cc" style:text-underline-style="solid" style:text-underline-color="font-color"/>
    </style:style>
    <style:style style:name="T171_93" style:family="text"/>
    <style:style style:name="T171_94" style:family="text">
      <style:text-properties fo:background-color="#ffffff" fo:color="#1155cc" style:text-underline-style="solid" style:text-underline-color="font-color"/>
    </style:style>
    <style:style style:name="T171_95" style:family="text"/>
    <style:style style:name="T171_96" style:family="text">
      <style:text-properties fo:background-color="#ffffff" fo:color="#1155cc" style:text-underline-style="solid" style:text-underline-color="font-color"/>
    </style:style>
    <style:style style:name="T171_97" style:family="text"/>
    <style:style style:name="T171_98" style:family="text">
      <style:text-properties fo:background-color="#ffffff" fo:color="#1155cc" style:text-underline-style="solid" style:text-underline-color="font-color"/>
    </style:style>
    <style:style style:name="T171_99" style:family="text"/>
    <style:style style:name="T171_100" style:family="text">
      <style:text-properties fo:background-color="#ffffff" fo:color="#1155cc" style:text-underline-style="solid" style:text-underline-color="font-color"/>
    </style:style>
    <style:style style:name="T171_101" style:family="text"/>
    <style:style style:name="T171_102" style:family="text">
      <style:text-properties fo:background-color="#ffffff" fo:color="#1155cc" style:text-underline-style="solid" style:text-underline-color="font-color"/>
    </style:style>
    <style:style style:name="T171_103" style:family="text"/>
    <style:style style:name="T171_104" style:family="text">
      <style:text-properties fo:background-color="#ffffff" fo:color="#1155cc" style:text-underline-style="solid" style:text-underline-color="font-color"/>
    </style:style>
    <style:style style:name="T171_105" style:family="text"/>
    <style:style style:name="T171_106" style:family="text">
      <style:text-properties fo:background-color="#ffffff" fo:color="#1155cc" style:text-underline-style="solid" style:text-underline-color="font-color"/>
    </style:style>
    <style:style style:name="T171_107" style:family="text"/>
    <style:style style:name="T171_108" style:family="text">
      <style:text-properties fo:background-color="#ffffff" fo:color="#1155cc" style:text-underline-style="solid" style:text-underline-color="font-color"/>
    </style:style>
    <style:style style:name="T171_109" style:family="text"/>
    <style:style style:name="T171_110" style:family="text">
      <style:text-properties fo:background-color="#ffffff" fo:color="#1155cc" style:text-underline-style="solid" style:text-underline-color="font-color"/>
    </style:style>
    <style:style style:name="T171_111" style:family="text"/>
    <style:style style:name="T171_112" style:family="text">
      <style:text-properties fo:background-color="#ffffff" fo:color="#1155cc" style:text-underline-style="solid" style:text-underline-color="font-color"/>
    </style:style>
    <style:style style:name="T171_113" style:family="text"/>
    <style:style style:name="T171_114" style:family="text">
      <style:text-properties fo:background-color="#ffffff" fo:color="#1155cc" style:text-underline-style="solid" style:text-underline-color="font-color"/>
    </style:style>
    <style:style style:name="T171_115" style:family="text"/>
    <style:style style:name="T171_116" style:family="text">
      <style:text-properties fo:background-color="#ffffff" fo:color="#1155cc" style:text-underline-style="solid" style:text-underline-color="font-color"/>
    </style:style>
    <style:style style:name="T171_117" style:family="text"/>
    <style:style style:name="T171_118" style:family="text">
      <style:text-properties fo:background-color="#ffffff" fo:color="#1155cc" style:text-underline-style="solid" style:text-underline-color="font-color"/>
    </style:style>
    <style:style style:name="T171_119" style:family="text"/>
    <style:style style:name="T171_120" style:family="text">
      <style:text-properties fo:background-color="#ffffff" fo:color="#1155cc" style:text-underline-style="solid" style:text-underline-color="font-color"/>
    </style:style>
    <style:style style:name="T171_121" style:family="text"/>
    <style:style style:name="T171_122" style:family="text">
      <style:text-properties fo:background-color="#ffffff" fo:color="#1155cc" style:text-underline-style="solid" style:text-underline-color="font-color"/>
    </style:style>
    <style:style style:name="T171_123" style:family="text"/>
    <style:style style:name="T171_124" style:family="text">
      <style:text-properties fo:background-color="#ffffff" fo:color="#1155cc" style:text-underline-style="solid" style:text-underline-color="font-color"/>
    </style:style>
    <style:style style:name="T171_125" style:family="text"/>
    <style:style style:name="T171_126" style:family="text">
      <style:text-properties fo:background-color="#ffffff" fo:color="#1155cc" style:text-underline-style="solid" style:text-underline-color="font-color"/>
    </style:style>
    <style:style style:name="T171_127" style:family="text"/>
    <style:style style:name="T171_128" style:family="text">
      <style:text-properties fo:background-color="#ffffff" fo:color="#1155cc" style:text-underline-style="solid" style:text-underline-color="font-color"/>
    </style:style>
    <style:style style:name="T171_129" style:family="text"/>
    <style:style style:name="T171_130" style:family="text">
      <style:text-properties fo:background-color="#ffffff" fo:color="#1155cc" style:text-underline-style="solid" style:text-underline-color="font-color"/>
    </style:style>
    <style:style style:name="T171_131" style:family="text"/>
    <style:style style:name="T171_132" style:family="text">
      <style:text-properties fo:background-color="#ffffff" fo:color="#1155cc" style:text-underline-style="solid" style:text-underline-color="font-color"/>
    </style:style>
    <style:style style:name="T171_133" style:family="text"/>
    <style:style style:name="T171_134" style:family="text">
      <style:text-properties fo:background-color="#ffffff" fo:color="#1155cc" style:text-underline-style="solid" style:text-underline-color="font-color"/>
    </style:style>
    <style:style style:name="T171_135" style:family="text"/>
    <style:style style:name="T171_136" style:family="text">
      <style:text-properties fo:background-color="#ffffff" fo:color="#1155cc" style:text-underline-style="solid" style:text-underline-color="font-color"/>
    </style:style>
    <style:style style:name="T171_137" style:family="text"/>
    <style:style style:name="T171_138" style:family="text">
      <style:text-properties fo:background-color="#ffffff" fo:color="#1155cc" style:text-underline-style="solid" style:text-underline-color="font-color"/>
    </style:style>
    <style:style style:name="T171_139" style:family="text"/>
    <style:style style:name="T171_140" style:family="text">
      <style:text-properties fo:background-color="#ffffff" fo:color="#1155cc" style:text-underline-style="solid" style:text-underline-color="font-color"/>
    </style:style>
    <style:style style:name="T171_141" style:family="text"/>
    <style:style style:name="T171_142" style:family="text">
      <style:text-properties fo:background-color="#ffffff" fo:color="#1155cc" style:text-underline-style="solid" style:text-underline-color="font-color"/>
    </style:style>
    <style:style style:name="T171_143" style:family="text"/>
    <style:style style:name="T171_144" style:family="text">
      <style:text-properties fo:background-color="#ffffff" fo:color="#1155cc" style:text-underline-style="solid" style:text-underline-color="font-color"/>
    </style:style>
    <style:style style:name="T171_145" style:family="text"/>
    <style:style style:name="T171_146" style:family="text">
      <style:text-properties fo:background-color="#ffffff" fo:color="#1155cc" style:text-underline-style="solid" style:text-underline-color="font-color"/>
    </style:style>
    <style:style style:name="T171_147" style:family="text"/>
    <style:style style:name="T171_148" style:family="text">
      <style:text-properties fo:background-color="#ffffff" fo:color="#1155cc" style:text-underline-style="solid" style:text-underline-color="font-color"/>
    </style:style>
    <style:style style:name="T171_149" style:family="text"/>
    <style:style style:name="T171_150" style:family="text">
      <style:text-properties fo:background-color="#ffffff" fo:color="#1155cc" style:text-underline-style="solid" style:text-underline-color="font-color"/>
    </style:style>
    <style:style style:name="T171_151" style:family="text"/>
    <style:style style:name="T171_152" style:family="text">
      <style:text-properties fo:background-color="#ffffff" fo:color="#1155cc" style:text-underline-style="solid" style:text-underline-color="font-color"/>
    </style:style>
    <style:style style:name="T171_153" style:family="text"/>
    <style:style style:name="T171_154" style:family="text">
      <style:text-properties fo:background-color="#ffffff" fo:color="#1155cc" style:text-underline-style="solid" style:text-underline-color="font-color"/>
    </style:style>
    <style:style style:name="T171_155" style:family="text"/>
    <style:style style:name="T171_156" style:family="text">
      <style:text-properties fo:background-color="#ffffff" fo:color="#1155cc" style:text-underline-style="solid" style:text-underline-color="font-color"/>
    </style:style>
    <style:style style:name="T171_157" style:family="text"/>
    <style:style style:name="T171_158" style:family="text">
      <style:text-properties fo:background-color="#ffffff" fo:color="#1155cc" style:text-underline-style="solid" style:text-underline-color="font-color"/>
    </style:style>
    <style:style style:name="T171_159" style:family="text"/>
    <style:style style:name="T171_160" style:family="text">
      <style:text-properties fo:background-color="#ffffff" fo:color="#1155cc" style:text-underline-style="solid" style:text-underline-color="font-color"/>
    </style:style>
    <style:style style:name="T171_161" style:family="text"/>
    <style:style style:name="T171_162" style:family="text">
      <style:text-properties fo:background-color="#ffffff" fo:color="#1155cc" style:text-underline-style="solid" style:text-underline-color="font-color"/>
    </style:style>
    <style:style style:name="T171_163" style:family="text"/>
    <style:style style:name="T171_164" style:family="text">
      <style:text-properties fo:background-color="#ffffff" fo:color="#1155cc" style:text-underline-style="solid" style:text-underline-color="font-color"/>
    </style:style>
    <style:style style:name="T171_165" style:family="text"/>
    <style:style style:name="T171_166" style:family="text">
      <style:text-properties fo:background-color="#ffffff" fo:color="#1155cc" style:text-underline-style="solid" style:text-underline-color="font-color"/>
    </style:style>
    <style:style style:name="T171_167" style:family="text"/>
    <style:style style:name="T171_168" style:family="text">
      <style:text-properties fo:background-color="#ffffff" fo:color="#1155cc" style:text-underline-style="solid" style:text-underline-color="font-color"/>
    </style:style>
    <style:style style:name="T171_169" style:family="text"/>
    <style:style style:name="T171_170" style:family="text">
      <style:text-properties fo:background-color="#ffffff" fo:color="#1155cc" style:text-underline-style="solid" style:text-underline-color="font-color"/>
    </style:style>
    <style:style style:name="T171_171" style:family="text"/>
    <style:style style:name="T171_172" style:family="text">
      <style:text-properties fo:background-color="#ffffff" fo:color="#1155cc" style:text-underline-style="solid" style:text-underline-color="font-color"/>
    </style:style>
    <style:style style:name="T171_173" style:family="text"/>
    <style:style style:name="T171_174" style:family="text">
      <style:text-properties fo:background-color="#ffffff" fo:color="#1155cc" style:text-underline-style="solid" style:text-underline-color="font-color"/>
    </style:style>
    <style:style style:name="T171_175" style:family="text"/>
    <style:style style:name="T171_176" style:family="text">
      <style:text-properties fo:background-color="#ffffff" fo:color="#1155cc" style:text-underline-style="solid" style:text-underline-color="font-color"/>
    </style:style>
    <style:style style:name="T171_177" style:family="text"/>
    <style:style style:name="T171_178" style:family="text">
      <style:text-properties fo:background-color="#ffffff" fo:color="#1155cc" style:text-underline-style="solid" style:text-underline-color="font-color"/>
    </style:style>
    <style:style style:name="T171_179" style:family="text"/>
    <style:style style:name="T171_180" style:family="text">
      <style:text-properties fo:background-color="#ffffff" fo:color="#1155cc" style:text-underline-style="solid" style:text-underline-color="font-color"/>
    </style:style>
    <style:style style:name="T171_181" style:family="text"/>
    <style:style style:name="T171_182" style:family="text">
      <style:text-properties fo:background-color="#ffffff" fo:color="#1155cc" style:text-underline-style="solid" style:text-underline-color="font-color"/>
    </style:style>
    <style:style style:name="T171_183" style:family="text"/>
    <style:style style:name="T171_184" style:family="text">
      <style:text-properties fo:background-color="#ffffff" fo:color="#1155cc" style:text-underline-style="solid" style:text-underline-color="font-color"/>
    </style:style>
    <style:style style:name="T171_185" style:family="text"/>
    <style:style style:name="T171_186" style:family="text">
      <style:text-properties fo:background-color="#ffffff" fo:color="#1155cc" style:text-underline-style="solid" style:text-underline-color="font-color"/>
    </style:style>
    <style:style style:name="T171_187" style:family="text"/>
    <style:style style:name="T171_188" style:family="text">
      <style:text-properties fo:background-color="#ffffff" fo:color="#1155cc" style:text-underline-style="solid" style:text-underline-color="font-color"/>
    </style:style>
    <style:style style:name="T171_189" style:family="text"/>
    <style:style style:name="T171_190" style:family="text">
      <style:text-properties fo:background-color="#ffffff" fo:color="#1155cc" style:text-underline-style="solid" style:text-underline-color="font-color"/>
    </style:style>
    <style:style style:name="T171_191" style:family="text"/>
    <style:style style:name="T171_192" style:family="text">
      <style:text-properties fo:background-color="#ffffff" fo:color="#1155cc" style:text-underline-style="solid" style:text-underline-color="font-color"/>
    </style:style>
    <style:style style:name="T171_193" style:family="text"/>
    <style:style style:name="T171_194" style:family="text">
      <style:text-properties fo:background-color="#ffffff" fo:color="#1155cc" style:text-underline-style="solid" style:text-underline-color="font-color"/>
    </style:style>
    <style:style style:name="T171_195" style:family="text"/>
    <style:style style:name="T171_196" style:family="text">
      <style:text-properties fo:background-color="#ffffff" fo:color="#1155cc" style:text-underline-style="solid" style:text-underline-color="font-color"/>
    </style:style>
    <style:style style:name="T171_197" style:family="text"/>
    <style:style style:name="T171_198" style:family="text">
      <style:text-properties fo:background-color="#ffffff" fo:color="#1155cc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background-color="#ffffff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background-color="#ffffff"/>
    </style:style>
    <style:style style:name="T174_2" style:family="text">
      <style:text-properties fo:background-color="#ffffff"/>
    </style:style>
    <style:style style:name="T174_3" style:family="text">
      <style:text-properties fo:background-color="#ffffff"/>
    </style:style>
    <style:style style:name="T174_4" style:family="text">
      <style:text-properties fo:background-color="#ffffff"/>
    </style:style>
    <style:style style:name="T174_5" style:family="text">
      <style:text-properties fo:background-color="#ffffff"/>
    </style:style>
    <style:style style:name="T174_6" style:family="text">
      <style:text-properties fo:background-color="#ffffff"/>
    </style:style>
    <style:style style:name="T174_7" style:family="text">
      <style:text-properties fo:background-color="#ffffff"/>
    </style:style>
    <style:style style:name="T174_8" style:family="text">
      <style:text-properties fo:background-color="#ffffff"/>
    </style:style>
    <style:style style:name="T174_9" style:family="text">
      <style:text-properties fo:background-color="#ffffff"/>
    </style:style>
    <style:style style:name="T174_10" style:family="text">
      <style:text-properties fo:background-color="#ffffff"/>
    </style:style>
    <style:style style:name="T174_11" style:family="text">
      <style:text-properties fo:background-color="#ffffff"/>
    </style:style>
    <style:style style:name="T174_12" style:family="text">
      <style:text-properties fo:background-color="#ffffff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background-color="#ffffff"/>
    </style:style>
    <style:style style:name="T175_2" style:family="text">
      <style:text-properties fo:background-color="#ffffff"/>
    </style:style>
    <style:style style:name="T175_3" style:family="text">
      <style:text-properties fo:background-color="#ffffff"/>
    </style:style>
    <style:style style:name="T175_4" style:family="text">
      <style:text-properties fo:background-color="#ffffff"/>
    </style:style>
    <style:style style:name="T175_5" style:family="text">
      <style:text-properties fo:background-color="#ffffff"/>
    </style:style>
    <style:style style:name="T175_6" style:family="text">
      <style:text-properties fo:background-color="#ffffff"/>
    </style:style>
    <style:style style:name="T175_7" style:family="text">
      <style:text-properties fo:background-color="#ffffff"/>
    </style:style>
    <style:style style:name="T175_8" style:family="text">
      <style:text-properties fo:background-color="#ffffff"/>
    </style:style>
    <style:style style:name="T175_9" style:family="text">
      <style:text-properties fo:background-color="#ffffff"/>
    </style:style>
    <style:style style:name="T175_10" style:family="text">
      <style:text-properties fo:background-color="#ffffff"/>
    </style:style>
    <style:style style:name="T175_11" style:family="text">
      <style:text-properties fo:background-color="#ffffff"/>
    </style:style>
    <style:style style:name="T175_12" style:family="text">
      <style:text-properties fo:background-color="#ffffff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background-color="#ffffff"/>
    </style:style>
    <style:style style:name="T176_2" style:family="text">
      <style:text-properties fo:background-color="#ffffff"/>
    </style:style>
    <style:style style:name="T176_3" style:family="text"/>
    <style:style style:name="T176_4" style:family="text">
      <style:text-properties fo:background-color="#ffffff" fo:color="#1155cc" style:text-underline-style="solid" style:text-underline-color="font-color"/>
    </style:style>
    <style:style style:name="T176_5" style:family="text"/>
    <style:style style:name="T176_6" style:family="text">
      <style:text-properties fo:background-color="#ffffff" fo:color="#1155cc" style:text-underline-style="solid" style:text-underline-color="font-color"/>
    </style:style>
    <style:style style:name="T176_7" style:family="text"/>
    <style:style style:name="T176_8" style:family="text">
      <style:text-properties fo:background-color="#ffffff" fo:color="#1155cc" style:text-underline-style="solid" style:text-underline-color="font-color"/>
    </style:style>
    <style:style style:name="T176_9" style:family="text"/>
    <style:style style:name="T176_10" style:family="text">
      <style:text-properties fo:background-color="#ffffff" fo:color="#1155cc" style:text-underline-style="solid" style:text-underline-color="font-color"/>
    </style:style>
    <style:style style:name="T176_11" style:family="text"/>
    <style:style style:name="T176_12" style:family="text">
      <style:text-properties fo:background-color="#ffffff" fo:color="#1155cc" style:text-underline-style="solid" style:text-underline-color="font-color"/>
    </style:style>
    <style:style style:name="T176_13" style:family="text"/>
    <style:style style:name="T176_14" style:family="text">
      <style:text-properties fo:background-color="#ffffff" fo:color="#1155cc" style:text-underline-style="solid" style:text-underline-color="font-color"/>
    </style:style>
    <style:style style:name="T176_15" style:family="text"/>
    <style:style style:name="T176_16" style:family="text">
      <style:text-properties fo:background-color="#ffffff" fo:color="#1155cc" style:text-underline-style="solid" style:text-underline-color="font-color"/>
    </style:style>
    <style:style style:name="T176_17" style:family="text"/>
    <style:style style:name="T176_18" style:family="text">
      <style:text-properties fo:background-color="#ffffff" fo:color="#1155cc" style:text-underline-style="solid" style:text-underline-color="font-color"/>
    </style:style>
    <style:style style:name="T176_19" style:family="text"/>
    <style:style style:name="T176_20" style:family="text">
      <style:text-properties fo:background-color="#ffffff" fo:color="#1155cc" style:text-underline-style="solid" style:text-underline-color="font-color"/>
    </style:style>
    <style:style style:name="T176_21" style:family="text"/>
    <style:style style:name="T176_22" style:family="text">
      <style:text-properties fo:background-color="#ffffff" fo:color="#1155cc" style:text-underline-style="solid" style:text-underline-color="font-color"/>
    </style:style>
    <style:style style:name="T176_23" style:family="text"/>
    <style:style style:name="T176_24" style:family="text">
      <style:text-properties fo:background-color="#ffffff" fo:color="#1155cc" style:text-underline-style="solid" style:text-underline-color="font-color"/>
    </style:style>
    <style:style style:name="T176_25" style:family="text"/>
    <style:style style:name="T176_26" style:family="text">
      <style:text-properties fo:background-color="#ffffff" fo:color="#1155cc" style:text-underline-style="solid" style:text-underline-color="font-color"/>
    </style:style>
    <style:style style:name="T176_27" style:family="text"/>
    <style:style style:name="T176_28" style:family="text">
      <style:text-properties fo:background-color="#ffffff" fo:color="#1155cc" style:text-underline-style="solid" style:text-underline-color="font-color"/>
    </style:style>
    <style:style style:name="T176_29" style:family="text"/>
    <style:style style:name="T176_30" style:family="text">
      <style:text-properties fo:background-color="#ffffff" fo:color="#1155cc" style:text-underline-style="solid" style:text-underline-color="font-color"/>
    </style:style>
    <style:style style:name="T176_31" style:family="text"/>
    <style:style style:name="T176_32" style:family="text">
      <style:text-properties fo:background-color="#ffffff" fo:color="#1155cc" style:text-underline-style="solid" style:text-underline-color="font-color"/>
    </style:style>
    <style:style style:name="T176_33" style:family="text"/>
    <style:style style:name="T176_34" style:family="text">
      <style:text-properties fo:background-color="#ffffff" fo:color="#1155cc" style:text-underline-style="solid" style:text-underline-color="font-color"/>
    </style:style>
    <style:style style:name="T176_35" style:family="text"/>
    <style:style style:name="T176_36" style:family="text">
      <style:text-properties fo:background-color="#ffffff" fo:color="#1155cc" style:text-underline-style="solid" style:text-underline-color="font-color"/>
    </style:style>
    <style:style style:name="T176_37" style:family="text"/>
    <style:style style:name="T176_38" style:family="text">
      <style:text-properties fo:background-color="#ffffff" fo:color="#1155cc" style:text-underline-style="solid" style:text-underline-color="font-color"/>
    </style:style>
    <style:style style:name="T176_39" style:family="text"/>
    <style:style style:name="T176_40" style:family="text">
      <style:text-properties fo:background-color="#ffffff" fo:color="#1155cc" style:text-underline-style="solid" style:text-underline-color="font-color"/>
    </style:style>
    <style:style style:name="T176_41" style:family="text"/>
    <style:style style:name="T176_42" style:family="text">
      <style:text-properties fo:background-color="#ffffff" fo:color="#1155cc" style:text-underline-style="solid" style:text-underline-color="font-color"/>
    </style:style>
    <style:style style:name="T176_43" style:family="text"/>
    <style:style style:name="T176_44" style:family="text">
      <style:text-properties fo:background-color="#ffffff" fo:color="#1155cc" style:text-underline-style="solid" style:text-underline-color="font-color"/>
    </style:style>
    <style:style style:name="T176_45" style:family="text"/>
    <style:style style:name="T176_46" style:family="text">
      <style:text-properties fo:background-color="#ffffff" fo:color="#1155cc" style:text-underline-style="solid" style:text-underline-color="font-color"/>
    </style:style>
    <style:style style:name="T176_47" style:family="text"/>
    <style:style style:name="T176_48" style:family="text">
      <style:text-properties fo:background-color="#ffffff" fo:color="#1155cc" style:text-underline-style="solid" style:text-underline-color="font-color"/>
    </style:style>
    <style:style style:name="T176_49" style:family="text"/>
    <style:style style:name="T176_50" style:family="text">
      <style:text-properties fo:background-color="#ffffff" fo:color="#1155cc" style:text-underline-style="solid" style:text-underline-color="font-color"/>
    </style:style>
    <style:style style:name="T176_51" style:family="text"/>
    <style:style style:name="T176_52" style:family="text">
      <style:text-properties fo:background-color="#ffffff" fo:color="#1155cc" style:text-underline-style="solid" style:text-underline-color="font-color"/>
    </style:style>
    <style:style style:name="T176_53" style:family="text"/>
    <style:style style:name="T176_54" style:family="text">
      <style:text-properties fo:background-color="#ffffff" fo:color="#1155cc" style:text-underline-style="solid" style:text-underline-color="font-color"/>
    </style:style>
    <style:style style:name="T176_55" style:family="text"/>
    <style:style style:name="T176_56" style:family="text">
      <style:text-properties fo:background-color="#ffffff" fo:color="#1155cc" style:text-underline-style="solid" style:text-underline-color="font-color"/>
    </style:style>
    <style:style style:name="T176_57" style:family="text"/>
    <style:style style:name="T176_58" style:family="text">
      <style:text-properties fo:background-color="#ffffff" fo:color="#1155cc" style:text-underline-style="solid" style:text-underline-color="font-color"/>
    </style:style>
    <style:style style:name="T176_59" style:family="text"/>
    <style:style style:name="T176_60" style:family="text">
      <style:text-properties fo:background-color="#ffffff" fo:color="#1155cc" style:text-underline-style="solid" style:text-underline-color="font-color"/>
    </style:style>
    <style:style style:name="T176_61" style:family="text"/>
    <style:style style:name="T176_62" style:family="text">
      <style:text-properties fo:background-color="#ffffff" fo:color="#1155cc" style:text-underline-style="solid" style:text-underline-color="font-color"/>
    </style:style>
    <style:style style:name="T176_63" style:family="text"/>
    <style:style style:name="T176_64" style:family="text">
      <style:text-properties fo:background-color="#ffffff" fo:color="#1155cc" style:text-underline-style="solid" style:text-underline-color="font-color"/>
    </style:style>
    <style:style style:name="T176_65" style:family="text"/>
    <style:style style:name="T176_66" style:family="text">
      <style:text-properties fo:background-color="#ffffff" fo:color="#1155cc" style:text-underline-style="solid" style:text-underline-color="font-color"/>
    </style:style>
    <style:style style:name="T176_67" style:family="text"/>
    <style:style style:name="T176_68" style:family="text">
      <style:text-properties fo:background-color="#ffffff" fo:color="#1155cc" style:text-underline-style="solid" style:text-underline-color="font-color"/>
    </style:style>
    <style:style style:name="T176_69" style:family="text"/>
    <style:style style:name="T176_70" style:family="text">
      <style:text-properties fo:background-color="#ffffff" fo:color="#1155cc" style:text-underline-style="solid" style:text-underline-color="font-color"/>
    </style:style>
    <style:style style:name="T176_71" style:family="text"/>
    <style:style style:name="T176_72" style:family="text">
      <style:text-properties fo:background-color="#ffffff" fo:color="#1155cc" style:text-underline-style="solid" style:text-underline-color="font-color"/>
    </style:style>
    <style:style style:name="T176_73" style:family="text"/>
    <style:style style:name="T176_74" style:family="text">
      <style:text-properties fo:background-color="#ffffff" fo:color="#1155cc" style:text-underline-style="solid" style:text-underline-color="font-color"/>
    </style:style>
    <style:style style:name="T176_75" style:family="text"/>
    <style:style style:name="T176_76" style:family="text">
      <style:text-properties fo:background-color="#ffffff" fo:color="#1155cc" style:text-underline-style="solid" style:text-underline-color="font-color"/>
    </style:style>
    <style:style style:name="T176_77" style:family="text"/>
    <style:style style:name="T176_78" style:family="text">
      <style:text-properties fo:background-color="#ffffff" fo:color="#1155cc" style:text-underline-style="solid" style:text-underline-color="font-color"/>
    </style:style>
    <style:style style:name="T176_79" style:family="text"/>
    <style:style style:name="T176_80" style:family="text">
      <style:text-properties fo:background-color="#ffffff" fo:color="#1155cc" style:text-underline-style="solid" style:text-underline-color="font-color"/>
    </style:style>
    <style:style style:name="T176_81" style:family="text"/>
    <style:style style:name="T176_82" style:family="text">
      <style:text-properties fo:background-color="#ffffff" fo:color="#1155cc" style:text-underline-style="solid" style:text-underline-color="font-color"/>
    </style:style>
    <style:style style:name="T176_83" style:family="text"/>
    <style:style style:name="T176_84" style:family="text">
      <style:text-properties fo:background-color="#ffffff" fo:color="#1155cc" style:text-underline-style="solid" style:text-underline-color="font-color"/>
    </style:style>
    <style:style style:name="T176_85" style:family="text"/>
    <style:style style:name="T176_86" style:family="text">
      <style:text-properties fo:background-color="#ffffff" fo:color="#1155cc" style:text-underline-style="solid" style:text-underline-color="font-color"/>
    </style:style>
    <style:style style:name="T176_87" style:family="text"/>
    <style:style style:name="T176_88" style:family="text">
      <style:text-properties fo:background-color="#ffffff" fo:color="#1155cc" style:text-underline-style="solid" style:text-underline-color="font-color"/>
    </style:style>
    <style:style style:name="T176_89" style:family="text"/>
    <style:style style:name="T176_90" style:family="text">
      <style:text-properties fo:background-color="#ffffff" fo:color="#1155cc" style:text-underline-style="solid" style:text-underline-color="font-color"/>
    </style:style>
    <style:style style:name="T176_91" style:family="text"/>
    <style:style style:name="T176_92" style:family="text">
      <style:text-properties fo:background-color="#ffffff" fo:color="#1155cc" style:text-underline-style="solid" style:text-underline-color="font-color"/>
    </style:style>
    <style:style style:name="T176_93" style:family="text"/>
    <style:style style:name="T176_94" style:family="text">
      <style:text-properties fo:background-color="#ffffff" fo:color="#1155cc" style:text-underline-style="solid" style:text-underline-color="font-color"/>
    </style:style>
    <style:style style:name="T176_95" style:family="text"/>
    <style:style style:name="T176_96" style:family="text">
      <style:text-properties fo:background-color="#ffffff" fo:color="#1155cc" style:text-underline-style="solid" style:text-underline-color="font-color"/>
    </style:style>
    <style:style style:name="T176_97" style:family="text"/>
    <style:style style:name="T176_98" style:family="text">
      <style:text-properties fo:background-color="#ffffff" fo:color="#1155cc" style:text-underline-style="solid" style:text-underline-color="font-color"/>
    </style:style>
    <style:style style:name="T176_99" style:family="text"/>
    <style:style style:name="T176_100" style:family="text">
      <style:text-properties fo:background-color="#ffffff" fo:color="#1155cc" style:text-underline-style="solid" style:text-underline-color="font-color"/>
    </style:style>
    <style:style style:name="T176_101" style:family="text"/>
    <style:style style:name="T176_102" style:family="text">
      <style:text-properties fo:background-color="#ffffff" fo:color="#1155cc" style:text-underline-style="solid" style:text-underline-color="font-color"/>
    </style:style>
    <style:style style:name="T176_103" style:family="text"/>
    <style:style style:name="T176_104" style:family="text">
      <style:text-properties fo:background-color="#ffffff" fo:color="#1155cc" style:text-underline-style="solid" style:text-underline-color="font-color"/>
    </style:style>
    <style:style style:name="T176_105" style:family="text"/>
    <style:style style:name="T176_106" style:family="text">
      <style:text-properties fo:background-color="#ffffff" fo:color="#1155cc" style:text-underline-style="solid" style:text-underline-color="font-color"/>
    </style:style>
    <style:style style:name="T176_107" style:family="text"/>
    <style:style style:name="T176_108" style:family="text">
      <style:text-properties fo:background-color="#ffffff" fo:color="#1155cc" style:text-underline-style="solid" style:text-underline-color="font-color"/>
    </style:style>
    <style:style style:name="T176_109" style:family="text"/>
    <style:style style:name="T176_110" style:family="text">
      <style:text-properties fo:background-color="#ffffff" fo:color="#1155cc" style:text-underline-style="solid" style:text-underline-color="font-color"/>
    </style:style>
    <style:style style:name="T176_111" style:family="text"/>
    <style:style style:name="T176_112" style:family="text">
      <style:text-properties fo:background-color="#ffffff" fo:color="#1155cc" style:text-underline-style="solid" style:text-underline-color="font-color"/>
    </style:style>
    <style:style style:name="T176_113" style:family="text"/>
    <style:style style:name="T176_114" style:family="text">
      <style:text-properties fo:background-color="#ffffff" fo:color="#1155cc" style:text-underline-style="solid" style:text-underline-color="font-color"/>
    </style:style>
    <style:style style:name="T176_115" style:family="text"/>
    <style:style style:name="T176_116" style:family="text">
      <style:text-properties fo:background-color="#ffffff" fo:color="#1155cc" style:text-underline-style="solid" style:text-underline-color="font-color"/>
    </style:style>
    <style:style style:name="T176_117" style:family="text"/>
    <style:style style:name="T176_118" style:family="text">
      <style:text-properties fo:background-color="#ffffff" fo:color="#1155cc" style:text-underline-style="solid" style:text-underline-color="font-color"/>
    </style:style>
    <style:style style:name="T176_119" style:family="text"/>
    <style:style style:name="T176_120" style:family="text">
      <style:text-properties fo:background-color="#ffffff" fo:color="#1155cc" style:text-underline-style="solid" style:text-underline-color="font-color"/>
    </style:style>
    <style:style style:name="T176_121" style:family="text"/>
    <style:style style:name="T176_122" style:family="text">
      <style:text-properties fo:background-color="#ffffff" fo:color="#1155cc" style:text-underline-style="solid" style:text-underline-color="font-color"/>
    </style:style>
    <style:style style:name="T176_123" style:family="text"/>
    <style:style style:name="T176_124" style:family="text">
      <style:text-properties fo:background-color="#ffffff" fo:color="#1155cc" style:text-underline-style="solid" style:text-underline-color="font-color"/>
    </style:style>
    <style:style style:name="T176_125" style:family="text"/>
    <style:style style:name="T176_126" style:family="text">
      <style:text-properties fo:background-color="#ffffff" fo:color="#1155cc" style:text-underline-style="solid" style:text-underline-color="font-color"/>
    </style:style>
    <style:style style:name="T176_127" style:family="text"/>
    <style:style style:name="T176_128" style:family="text">
      <style:text-properties fo:background-color="#ffffff" fo:color="#1155cc" style:text-underline-style="solid" style:text-underline-color="font-color"/>
    </style:style>
    <style:style style:name="T176_129" style:family="text"/>
    <style:style style:name="T176_130" style:family="text">
      <style:text-properties fo:background-color="#ffffff" fo:color="#1155cc" style:text-underline-style="solid" style:text-underline-color="font-color"/>
    </style:style>
    <style:style style:name="T176_131" style:family="text"/>
    <style:style style:name="T176_132" style:family="text">
      <style:text-properties fo:background-color="#ffffff" fo:color="#1155cc" style:text-underline-style="solid" style:text-underline-color="font-color"/>
    </style:style>
    <style:style style:name="T176_133" style:family="text"/>
    <style:style style:name="T176_134" style:family="text">
      <style:text-properties fo:background-color="#ffffff" fo:color="#1155cc" style:text-underline-style="solid" style:text-underline-color="font-color"/>
    </style:style>
    <style:style style:name="T176_135" style:family="text"/>
    <style:style style:name="T176_136" style:family="text">
      <style:text-properties fo:background-color="#ffffff" fo:color="#1155cc" style:text-underline-style="solid" style:text-underline-color="font-color"/>
    </style:style>
    <style:style style:name="T176_137" style:family="text"/>
    <style:style style:name="T176_138" style:family="text">
      <style:text-properties fo:background-color="#ffffff" fo:color="#1155cc" style:text-underline-style="solid" style:text-underline-color="font-color"/>
    </style:style>
    <style:style style:name="T176_139" style:family="text"/>
    <style:style style:name="T176_140" style:family="text">
      <style:text-properties fo:background-color="#ffffff" fo:color="#1155cc" style:text-underline-style="solid" style:text-underline-color="font-color"/>
    </style:style>
    <style:style style:name="T176_141" style:family="text"/>
    <style:style style:name="T176_142" style:family="text">
      <style:text-properties fo:background-color="#ffffff" fo:color="#1155cc" style:text-underline-style="solid" style:text-underline-color="font-color"/>
    </style:style>
    <style:style style:name="T176_143" style:family="text"/>
    <style:style style:name="T176_144" style:family="text">
      <style:text-properties fo:background-color="#ffffff" fo:color="#1155cc" style:text-underline-style="solid" style:text-underline-color="font-color"/>
    </style:style>
    <style:style style:name="T176_145" style:family="text"/>
    <style:style style:name="T176_146" style:family="text">
      <style:text-properties fo:background-color="#ffffff" fo:color="#1155cc" style:text-underline-style="solid" style:text-underline-color="font-color"/>
    </style:style>
    <style:style style:name="T176_147" style:family="text"/>
    <style:style style:name="T176_148" style:family="text">
      <style:text-properties fo:background-color="#ffffff" fo:color="#1155cc" style:text-underline-style="solid" style:text-underline-color="font-color"/>
    </style:style>
    <style:style style:name="T176_149" style:family="text"/>
    <style:style style:name="T176_150" style:family="text">
      <style:text-properties fo:background-color="#ffffff" fo:color="#1155cc" style:text-underline-style="solid" style:text-underline-color="font-color"/>
    </style:style>
    <style:style style:name="T176_151" style:family="text"/>
    <style:style style:name="T176_152" style:family="text">
      <style:text-properties fo:background-color="#ffffff" fo:color="#1155cc" style:text-underline-style="solid" style:text-underline-color="font-color"/>
    </style:style>
    <style:style style:name="T176_153" style:family="text"/>
    <style:style style:name="T176_154" style:family="text">
      <style:text-properties fo:background-color="#ffffff" fo:color="#1155cc" style:text-underline-style="solid" style:text-underline-color="font-color"/>
    </style:style>
    <style:style style:name="T176_155" style:family="text"/>
    <style:style style:name="T176_156" style:family="text">
      <style:text-properties fo:background-color="#ffffff" fo:color="#1155cc" style:text-underline-style="solid" style:text-underline-color="font-color"/>
    </style:style>
    <style:style style:name="T176_157" style:family="text"/>
    <style:style style:name="T176_158" style:family="text">
      <style:text-properties fo:background-color="#ffffff" fo:color="#1155cc" style:text-underline-style="solid" style:text-underline-color="font-color"/>
    </style:style>
    <style:style style:name="T176_159" style:family="text"/>
    <style:style style:name="T176_160" style:family="text">
      <style:text-properties fo:background-color="#ffffff" fo:color="#1155cc" style:text-underline-style="solid" style:text-underline-color="font-color"/>
    </style:style>
    <style:style style:name="T176_161" style:family="text"/>
    <style:style style:name="T176_162" style:family="text">
      <style:text-properties fo:background-color="#ffffff" fo:color="#1155cc" style:text-underline-style="solid" style:text-underline-color="font-color"/>
    </style:style>
    <style:style style:name="T176_163" style:family="text"/>
    <style:style style:name="T176_164" style:family="text">
      <style:text-properties fo:background-color="#ffffff" fo:color="#1155cc" style:text-underline-style="solid" style:text-underline-color="font-color"/>
    </style:style>
    <style:style style:name="T176_165" style:family="text"/>
    <style:style style:name="T176_166" style:family="text">
      <style:text-properties fo:background-color="#ffffff" fo:color="#1155cc" style:text-underline-style="solid" style:text-underline-color="font-color"/>
    </style:style>
    <style:style style:name="T176_167" style:family="text"/>
    <style:style style:name="T176_168" style:family="text">
      <style:text-properties fo:background-color="#ffffff" fo:color="#1155cc" style:text-underline-style="solid" style:text-underline-color="font-color"/>
    </style:style>
    <style:style style:name="T176_169" style:family="text"/>
    <style:style style:name="T176_170" style:family="text">
      <style:text-properties fo:background-color="#ffffff" fo:color="#1155cc" style:text-underline-style="solid" style:text-underline-color="font-color"/>
    </style:style>
    <style:style style:name="T176_171" style:family="text"/>
    <style:style style:name="T176_172" style:family="text">
      <style:text-properties fo:background-color="#ffffff" fo:color="#1155cc" style:text-underline-style="solid" style:text-underline-color="font-color"/>
    </style:style>
    <style:style style:name="T176_173" style:family="text"/>
    <style:style style:name="T176_174" style:family="text">
      <style:text-properties fo:background-color="#ffffff" fo:color="#1155cc" style:text-underline-style="solid" style:text-underline-color="font-color"/>
    </style:style>
    <style:style style:name="T176_175" style:family="text"/>
    <style:style style:name="T176_176" style:family="text">
      <style:text-properties fo:background-color="#ffffff" fo:color="#1155cc" style:text-underline-style="solid" style:text-underline-color="font-color"/>
    </style:style>
    <style:style style:name="T176_177" style:family="text"/>
    <style:style style:name="T176_178" style:family="text">
      <style:text-properties fo:background-color="#ffffff" fo:color="#1155cc" style:text-underline-style="solid" style:text-underline-color="font-color"/>
    </style:style>
    <style:style style:name="T176_179" style:family="text"/>
    <style:style style:name="T176_180" style:family="text">
      <style:text-properties fo:background-color="#ffffff" fo:color="#1155cc" style:text-underline-style="solid" style:text-underline-color="font-color"/>
    </style:style>
    <style:style style:name="T176_181" style:family="text"/>
    <style:style style:name="T176_182" style:family="text">
      <style:text-properties fo:background-color="#ffffff" fo:color="#1155cc" style:text-underline-style="solid" style:text-underline-color="font-color"/>
    </style:style>
    <style:style style:name="T176_183" style:family="text"/>
    <style:style style:name="T176_184" style:family="text">
      <style:text-properties fo:background-color="#ffffff" fo:color="#1155cc" style:text-underline-style="solid" style:text-underline-color="font-color"/>
    </style:style>
    <style:style style:name="T176_185" style:family="text"/>
    <style:style style:name="T176_186" style:family="text">
      <style:text-properties fo:background-color="#ffffff" fo:color="#1155cc" style:text-underline-style="solid" style:text-underline-color="font-color"/>
    </style:style>
    <style:style style:name="T176_187" style:family="text"/>
    <style:style style:name="T176_188" style:family="text">
      <style:text-properties fo:background-color="#ffffff" fo:color="#1155cc" style:text-underline-style="solid" style:text-underline-color="font-color"/>
    </style:style>
    <style:style style:name="T176_189" style:family="text"/>
    <style:style style:name="T176_190" style:family="text">
      <style:text-properties fo:background-color="#ffffff" fo:color="#1155cc" style:text-underline-style="solid" style:text-underline-color="font-color"/>
    </style:style>
    <style:style style:name="T176_191" style:family="text"/>
    <style:style style:name="T176_192" style:family="text">
      <style:text-properties fo:background-color="#ffffff" fo:color="#1155cc" style:text-underline-style="solid" style:text-underline-color="font-color"/>
    </style:style>
    <style:style style:name="T176_193" style:family="text"/>
    <style:style style:name="T176_194" style:family="text">
      <style:text-properties fo:background-color="#ffffff" fo:color="#1155cc" style:text-underline-style="solid" style:text-underline-color="font-color"/>
    </style:style>
    <style:style style:name="T176_195" style:family="text"/>
    <style:style style:name="T176_196" style:family="text">
      <style:text-properties fo:background-color="#ffffff" fo:color="#1155cc" style:text-underline-style="solid" style:text-underline-color="font-color"/>
    </style:style>
    <style:style style:name="T176_197" style:family="text"/>
    <style:style style:name="T176_198" style:family="text">
      <style:text-properties fo:background-color="#ffffff" fo:color="#1155cc" style:text-underline-style="solid" style:text-underline-color="font-color"/>
    </style:style>
    <style:style style:name="P17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background-color="#ffffff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background-color="#ffffff"/>
    </style:style>
    <style:style style:name="T179_2" style:family="text">
      <style:text-properties fo:background-color="#ffffff"/>
    </style:style>
    <style:style style:name="T179_3" style:family="text">
      <style:text-properties fo:background-color="#ffffff"/>
    </style:style>
    <style:style style:name="T179_4" style:family="text">
      <style:text-properties fo:background-color="#ffffff"/>
    </style:style>
    <style:style style:name="T179_5" style:family="text">
      <style:text-properties fo:background-color="#ffffff"/>
    </style:style>
    <style:style style:name="T179_6" style:family="text">
      <style:text-properties fo:background-color="#ffffff"/>
    </style:style>
    <style:style style:name="T179_7" style:family="text">
      <style:text-properties fo:background-color="#ffffff"/>
    </style:style>
    <style:style style:name="T179_8" style:family="text">
      <style:text-properties fo:background-color="#ffffff"/>
    </style:style>
    <style:style style:name="T179_9" style:family="text">
      <style:text-properties fo:background-color="#ffffff"/>
    </style:style>
    <style:style style:name="T179_10" style:family="text">
      <style:text-properties fo:background-color="#ffffff"/>
    </style:style>
    <style:style style:name="T179_11" style:family="text">
      <style:text-properties fo:background-color="#ffffff"/>
    </style:style>
    <style:style style:name="T179_12" style:family="text">
      <style:text-properties fo:background-color="#ffffff"/>
    </style:style>
    <style:style style:name="T179_13" style:family="text">
      <style:text-properties fo:background-color="#ffffff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background-color="#ffffff"/>
    </style:style>
    <style:style style:name="T180_2" style:family="text">
      <style:text-properties fo:background-color="#ffffff"/>
    </style:style>
    <style:style style:name="T180_3" style:family="text">
      <style:text-properties fo:background-color="#ffffff"/>
    </style:style>
    <style:style style:name="T180_4" style:family="text">
      <style:text-properties fo:background-color="#ffffff"/>
    </style:style>
    <style:style style:name="T180_5" style:family="text">
      <style:text-properties fo:background-color="#ffffff"/>
    </style:style>
    <style:style style:name="T180_6" style:family="text">
      <style:text-properties fo:background-color="#ffffff"/>
    </style:style>
    <style:style style:name="T180_7" style:family="text">
      <style:text-properties fo:background-color="#ffffff"/>
    </style:style>
    <style:style style:name="T180_8" style:family="text">
      <style:text-properties fo:background-color="#ffffff"/>
    </style:style>
    <style:style style:name="T180_9" style:family="text">
      <style:text-properties fo:background-color="#ffffff"/>
    </style:style>
    <style:style style:name="T180_10" style:family="text">
      <style:text-properties fo:background-color="#ffffff"/>
    </style:style>
    <style:style style:name="T180_11" style:family="text">
      <style:text-properties fo:background-color="#ffffff"/>
    </style:style>
    <style:style style:name="T180_12" style:family="text">
      <style:text-properties fo:background-color="#ffffff"/>
    </style:style>
    <style:style style:name="T180_13" style:family="text">
      <style:text-properties fo:background-color="#ffffff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background-color="#ffffff"/>
    </style:style>
    <style:style style:name="T181_2" style:family="text">
      <style:text-properties fo:background-color="#ffffff"/>
    </style:style>
    <style:style style:name="T181_3" style:family="text"/>
    <style:style style:name="T181_4" style:family="text">
      <style:text-properties fo:background-color="#ffffff" fo:color="#1155cc" style:text-underline-style="solid" style:text-underline-color="font-color"/>
    </style:style>
    <style:style style:name="T181_5" style:family="text"/>
    <style:style style:name="T181_6" style:family="text">
      <style:text-properties fo:background-color="#ffffff" fo:color="#1155cc" style:text-underline-style="solid" style:text-underline-color="font-color"/>
    </style:style>
    <style:style style:name="T181_7" style:family="text"/>
    <style:style style:name="T181_8" style:family="text">
      <style:text-properties fo:background-color="#ffffff" fo:color="#1155cc" style:text-underline-style="solid" style:text-underline-color="font-color"/>
    </style:style>
    <style:style style:name="T181_9" style:family="text"/>
    <style:style style:name="T181_10" style:family="text">
      <style:text-properties fo:background-color="#ffffff" fo:color="#1155cc" style:text-underline-style="solid" style:text-underline-color="font-color"/>
    </style:style>
    <style:style style:name="T181_11" style:family="text"/>
    <style:style style:name="T181_12" style:family="text">
      <style:text-properties fo:background-color="#ffffff" fo:color="#1155cc" style:text-underline-style="solid" style:text-underline-color="font-color"/>
    </style:style>
    <style:style style:name="T181_13" style:family="text"/>
    <style:style style:name="T181_14" style:family="text">
      <style:text-properties fo:background-color="#ffffff" fo:color="#1155cc" style:text-underline-style="solid" style:text-underline-color="font-color"/>
    </style:style>
    <style:style style:name="T181_15" style:family="text"/>
    <style:style style:name="T181_16" style:family="text">
      <style:text-properties fo:background-color="#ffffff" fo:color="#1155cc" style:text-underline-style="solid" style:text-underline-color="font-color"/>
    </style:style>
    <style:style style:name="T181_17" style:family="text"/>
    <style:style style:name="T181_18" style:family="text">
      <style:text-properties fo:background-color="#ffffff" fo:color="#1155cc" style:text-underline-style="solid" style:text-underline-color="font-color"/>
    </style:style>
    <style:style style:name="T181_19" style:family="text"/>
    <style:style style:name="T181_20" style:family="text">
      <style:text-properties fo:background-color="#ffffff" fo:color="#1155cc" style:text-underline-style="solid" style:text-underline-color="font-color"/>
    </style:style>
    <style:style style:name="T181_21" style:family="text"/>
    <style:style style:name="T181_22" style:family="text">
      <style:text-properties fo:background-color="#ffffff" fo:color="#1155cc" style:text-underline-style="solid" style:text-underline-color="font-color"/>
    </style:style>
    <style:style style:name="T181_23" style:family="text"/>
    <style:style style:name="T181_24" style:family="text">
      <style:text-properties fo:background-color="#ffffff" fo:color="#1155cc" style:text-underline-style="solid" style:text-underline-color="font-color"/>
    </style:style>
    <style:style style:name="T181_25" style:family="text"/>
    <style:style style:name="T181_26" style:family="text">
      <style:text-properties fo:background-color="#ffffff" fo:color="#1155cc" style:text-underline-style="solid" style:text-underline-color="font-color"/>
    </style:style>
    <style:style style:name="T181_27" style:family="text"/>
    <style:style style:name="T181_28" style:family="text">
      <style:text-properties fo:background-color="#ffffff" fo:color="#1155cc" style:text-underline-style="solid" style:text-underline-color="font-color"/>
    </style:style>
    <style:style style:name="T181_29" style:family="text"/>
    <style:style style:name="T181_30" style:family="text">
      <style:text-properties fo:background-color="#ffffff" fo:color="#1155cc" style:text-underline-style="solid" style:text-underline-color="font-color"/>
    </style:style>
    <style:style style:name="T181_31" style:family="text"/>
    <style:style style:name="T181_32" style:family="text">
      <style:text-properties fo:background-color="#ffffff" fo:color="#1155cc" style:text-underline-style="solid" style:text-underline-color="font-color"/>
    </style:style>
    <style:style style:name="T181_33" style:family="text"/>
    <style:style style:name="T181_34" style:family="text">
      <style:text-properties fo:background-color="#ffffff" fo:color="#1155cc" style:text-underline-style="solid" style:text-underline-color="font-color"/>
    </style:style>
    <style:style style:name="T181_35" style:family="text"/>
    <style:style style:name="T181_36" style:family="text">
      <style:text-properties fo:background-color="#ffffff" fo:color="#1155cc" style:text-underline-style="solid" style:text-underline-color="font-color"/>
    </style:style>
    <style:style style:name="T181_37" style:family="text"/>
    <style:style style:name="T181_38" style:family="text">
      <style:text-properties fo:background-color="#ffffff" fo:color="#1155cc" style:text-underline-style="solid" style:text-underline-color="font-color"/>
    </style:style>
    <style:style style:name="T181_39" style:family="text"/>
    <style:style style:name="T181_40" style:family="text">
      <style:text-properties fo:background-color="#ffffff" fo:color="#1155cc" style:text-underline-style="solid" style:text-underline-color="font-color"/>
    </style:style>
    <style:style style:name="T181_41" style:family="text"/>
    <style:style style:name="T181_42" style:family="text">
      <style:text-properties fo:background-color="#ffffff" fo:color="#1155cc" style:text-underline-style="solid" style:text-underline-color="font-color"/>
    </style:style>
    <style:style style:name="T181_43" style:family="text"/>
    <style:style style:name="T181_44" style:family="text">
      <style:text-properties fo:background-color="#ffffff" fo:color="#1155cc" style:text-underline-style="solid" style:text-underline-color="font-color"/>
    </style:style>
    <style:style style:name="T181_45" style:family="text"/>
    <style:style style:name="T181_46" style:family="text">
      <style:text-properties fo:background-color="#ffffff" fo:color="#1155cc" style:text-underline-style="solid" style:text-underline-color="font-color"/>
    </style:style>
    <style:style style:name="T181_47" style:family="text"/>
    <style:style style:name="T181_48" style:family="text">
      <style:text-properties fo:background-color="#ffffff" fo:color="#1155cc" style:text-underline-style="solid" style:text-underline-color="font-color"/>
    </style:style>
    <style:style style:name="T181_49" style:family="text"/>
    <style:style style:name="T181_50" style:family="text">
      <style:text-properties fo:background-color="#ffffff" fo:color="#1155cc" style:text-underline-style="solid" style:text-underline-color="font-color"/>
    </style:style>
    <style:style style:name="T181_51" style:family="text"/>
    <style:style style:name="T181_52" style:family="text">
      <style:text-properties fo:background-color="#ffffff" fo:color="#1155cc" style:text-underline-style="solid" style:text-underline-color="font-color"/>
    </style:style>
    <style:style style:name="T181_53" style:family="text"/>
    <style:style style:name="T181_54" style:family="text">
      <style:text-properties fo:background-color="#ffffff" fo:color="#1155cc" style:text-underline-style="solid" style:text-underline-color="font-color"/>
    </style:style>
    <style:style style:name="T181_55" style:family="text"/>
    <style:style style:name="T181_56" style:family="text">
      <style:text-properties fo:background-color="#ffffff" fo:color="#1155cc" style:text-underline-style="solid" style:text-underline-color="font-color"/>
    </style:style>
    <style:style style:name="T181_57" style:family="text"/>
    <style:style style:name="T181_58" style:family="text">
      <style:text-properties fo:background-color="#ffffff" fo:color="#1155cc" style:text-underline-style="solid" style:text-underline-color="font-color"/>
    </style:style>
    <style:style style:name="T181_59" style:family="text"/>
    <style:style style:name="T181_60" style:family="text">
      <style:text-properties fo:background-color="#ffffff" fo:color="#1155cc" style:text-underline-style="solid" style:text-underline-color="font-color"/>
    </style:style>
    <style:style style:name="T181_61" style:family="text"/>
    <style:style style:name="T181_62" style:family="text">
      <style:text-properties fo:background-color="#ffffff" fo:color="#1155cc" style:text-underline-style="solid" style:text-underline-color="font-color"/>
    </style:style>
    <style:style style:name="T181_63" style:family="text"/>
    <style:style style:name="T181_64" style:family="text">
      <style:text-properties fo:background-color="#ffffff" fo:color="#1155cc" style:text-underline-style="solid" style:text-underline-color="font-color"/>
    </style:style>
    <style:style style:name="T181_65" style:family="text"/>
    <style:style style:name="T181_66" style:family="text">
      <style:text-properties fo:background-color="#ffffff" fo:color="#1155cc" style:text-underline-style="solid" style:text-underline-color="font-color"/>
    </style:style>
    <style:style style:name="T181_67" style:family="text"/>
    <style:style style:name="T181_68" style:family="text">
      <style:text-properties fo:background-color="#ffffff" fo:color="#1155cc" style:text-underline-style="solid" style:text-underline-color="font-color"/>
    </style:style>
    <style:style style:name="T181_69" style:family="text"/>
    <style:style style:name="T181_70" style:family="text">
      <style:text-properties fo:background-color="#ffffff" fo:color="#1155cc" style:text-underline-style="solid" style:text-underline-color="font-color"/>
    </style:style>
    <style:style style:name="T181_71" style:family="text"/>
    <style:style style:name="T181_72" style:family="text">
      <style:text-properties fo:background-color="#ffffff" fo:color="#1155cc" style:text-underline-style="solid" style:text-underline-color="font-color"/>
    </style:style>
    <style:style style:name="T181_73" style:family="text"/>
    <style:style style:name="T181_74" style:family="text">
      <style:text-properties fo:background-color="#ffffff" fo:color="#1155cc" style:text-underline-style="solid" style:text-underline-color="font-color"/>
    </style:style>
    <style:style style:name="T181_75" style:family="text"/>
    <style:style style:name="T181_76" style:family="text">
      <style:text-properties fo:background-color="#ffffff" fo:color="#1155cc" style:text-underline-style="solid" style:text-underline-color="font-color"/>
    </style:style>
    <style:style style:name="T181_77" style:family="text"/>
    <style:style style:name="T181_78" style:family="text">
      <style:text-properties fo:background-color="#ffffff" fo:color="#1155cc" style:text-underline-style="solid" style:text-underline-color="font-color"/>
    </style:style>
    <style:style style:name="T181_79" style:family="text"/>
    <style:style style:name="T181_80" style:family="text">
      <style:text-properties fo:background-color="#ffffff" fo:color="#1155cc" style:text-underline-style="solid" style:text-underline-color="font-color"/>
    </style:style>
    <style:style style:name="T181_81" style:family="text"/>
    <style:style style:name="T181_82" style:family="text">
      <style:text-properties fo:background-color="#ffffff" fo:color="#1155cc" style:text-underline-style="solid" style:text-underline-color="font-color"/>
    </style:style>
    <style:style style:name="T181_83" style:family="text"/>
    <style:style style:name="T181_84" style:family="text">
      <style:text-properties fo:background-color="#ffffff" fo:color="#1155cc" style:text-underline-style="solid" style:text-underline-color="font-color"/>
    </style:style>
    <style:style style:name="T181_85" style:family="text"/>
    <style:style style:name="T181_86" style:family="text">
      <style:text-properties fo:background-color="#ffffff" fo:color="#1155cc" style:text-underline-style="solid" style:text-underline-color="font-color"/>
    </style:style>
    <style:style style:name="T181_87" style:family="text"/>
    <style:style style:name="T181_88" style:family="text">
      <style:text-properties fo:background-color="#ffffff" fo:color="#1155cc" style:text-underline-style="solid" style:text-underline-color="font-color"/>
    </style:style>
    <style:style style:name="T181_89" style:family="text"/>
    <style:style style:name="T181_90" style:family="text">
      <style:text-properties fo:background-color="#ffffff" fo:color="#1155cc" style:text-underline-style="solid" style:text-underline-color="font-color"/>
    </style:style>
    <style:style style:name="T181_91" style:family="text"/>
    <style:style style:name="T181_92" style:family="text">
      <style:text-properties fo:background-color="#ffffff" fo:color="#1155cc" style:text-underline-style="solid" style:text-underline-color="font-color"/>
    </style:style>
    <style:style style:name="T181_93" style:family="text"/>
    <style:style style:name="T181_94" style:family="text">
      <style:text-properties fo:background-color="#ffffff" fo:color="#1155cc" style:text-underline-style="solid" style:text-underline-color="font-color"/>
    </style:style>
    <style:style style:name="T181_95" style:family="text"/>
    <style:style style:name="T181_96" style:family="text">
      <style:text-properties fo:background-color="#ffffff" fo:color="#1155cc" style:text-underline-style="solid" style:text-underline-color="font-color"/>
    </style:style>
    <style:style style:name="T181_97" style:family="text"/>
    <style:style style:name="T181_98" style:family="text">
      <style:text-properties fo:background-color="#ffffff" fo:color="#1155cc" style:text-underline-style="solid" style:text-underline-color="font-color"/>
    </style:style>
    <style:style style:name="T181_99" style:family="text"/>
    <style:style style:name="T181_100" style:family="text">
      <style:text-properties fo:background-color="#ffffff" fo:color="#1155cc" style:text-underline-style="solid" style:text-underline-color="font-color"/>
    </style:style>
    <style:style style:name="T181_101" style:family="text"/>
    <style:style style:name="T181_102" style:family="text">
      <style:text-properties fo:background-color="#ffffff" fo:color="#1155cc" style:text-underline-style="solid" style:text-underline-color="font-color"/>
    </style:style>
    <style:style style:name="T181_103" style:family="text"/>
    <style:style style:name="T181_104" style:family="text">
      <style:text-properties fo:background-color="#ffffff" fo:color="#1155cc" style:text-underline-style="solid" style:text-underline-color="font-color"/>
    </style:style>
    <style:style style:name="T181_105" style:family="text"/>
    <style:style style:name="T181_106" style:family="text">
      <style:text-properties fo:background-color="#ffffff" fo:color="#1155cc" style:text-underline-style="solid" style:text-underline-color="font-color"/>
    </style:style>
    <style:style style:name="T181_107" style:family="text"/>
    <style:style style:name="T181_108" style:family="text">
      <style:text-properties fo:background-color="#ffffff" fo:color="#1155cc" style:text-underline-style="solid" style:text-underline-color="font-color"/>
    </style:style>
    <style:style style:name="T181_109" style:family="text"/>
    <style:style style:name="T181_110" style:family="text">
      <style:text-properties fo:background-color="#ffffff" fo:color="#1155cc" style:text-underline-style="solid" style:text-underline-color="font-color"/>
    </style:style>
    <style:style style:name="T181_111" style:family="text"/>
    <style:style style:name="T181_112" style:family="text">
      <style:text-properties fo:background-color="#ffffff" fo:color="#1155cc" style:text-underline-style="solid" style:text-underline-color="font-color"/>
    </style:style>
    <style:style style:name="T181_113" style:family="text"/>
    <style:style style:name="T181_114" style:family="text">
      <style:text-properties fo:background-color="#ffffff" fo:color="#1155cc" style:text-underline-style="solid" style:text-underline-color="font-color"/>
    </style:style>
    <style:style style:name="T181_115" style:family="text"/>
    <style:style style:name="T181_116" style:family="text">
      <style:text-properties fo:background-color="#ffffff" fo:color="#1155cc" style:text-underline-style="solid" style:text-underline-color="font-color"/>
    </style:style>
    <style:style style:name="T181_117" style:family="text"/>
    <style:style style:name="T181_118" style:family="text">
      <style:text-properties fo:background-color="#ffffff" fo:color="#1155cc" style:text-underline-style="solid" style:text-underline-color="font-color"/>
    </style:style>
    <style:style style:name="T181_119" style:family="text"/>
    <style:style style:name="T181_120" style:family="text">
      <style:text-properties fo:background-color="#ffffff" fo:color="#1155cc" style:text-underline-style="solid" style:text-underline-color="font-color"/>
    </style:style>
    <style:style style:name="T181_121" style:family="text"/>
    <style:style style:name="T181_122" style:family="text">
      <style:text-properties fo:background-color="#ffffff" fo:color="#1155cc" style:text-underline-style="solid" style:text-underline-color="font-color"/>
    </style:style>
    <style:style style:name="T181_123" style:family="text"/>
    <style:style style:name="T181_124" style:family="text">
      <style:text-properties fo:background-color="#ffffff" fo:color="#1155cc" style:text-underline-style="solid" style:text-underline-color="font-color"/>
    </style:style>
    <style:style style:name="T181_125" style:family="text"/>
    <style:style style:name="T181_126" style:family="text">
      <style:text-properties fo:background-color="#ffffff" fo:color="#1155cc" style:text-underline-style="solid" style:text-underline-color="font-color"/>
    </style:style>
    <style:style style:name="T181_127" style:family="text"/>
    <style:style style:name="T181_128" style:family="text">
      <style:text-properties fo:background-color="#ffffff" fo:color="#1155cc" style:text-underline-style="solid" style:text-underline-color="font-color"/>
    </style:style>
    <style:style style:name="T181_129" style:family="text"/>
    <style:style style:name="T181_130" style:family="text">
      <style:text-properties fo:background-color="#ffffff" fo:color="#1155cc" style:text-underline-style="solid" style:text-underline-color="font-color"/>
    </style:style>
    <style:style style:name="T181_131" style:family="text"/>
    <style:style style:name="T181_132" style:family="text">
      <style:text-properties fo:background-color="#ffffff" fo:color="#1155cc" style:text-underline-style="solid" style:text-underline-color="font-color"/>
    </style:style>
    <style:style style:name="T181_133" style:family="text"/>
    <style:style style:name="T181_134" style:family="text">
      <style:text-properties fo:background-color="#ffffff" fo:color="#1155cc" style:text-underline-style="solid" style:text-underline-color="font-color"/>
    </style:style>
    <style:style style:name="T181_135" style:family="text"/>
    <style:style style:name="T181_136" style:family="text">
      <style:text-properties fo:background-color="#ffffff" fo:color="#1155cc" style:text-underline-style="solid" style:text-underline-color="font-color"/>
    </style:style>
    <style:style style:name="T181_137" style:family="text"/>
    <style:style style:name="T181_138" style:family="text">
      <style:text-properties fo:background-color="#ffffff" fo:color="#1155cc" style:text-underline-style="solid" style:text-underline-color="font-color"/>
    </style:style>
    <style:style style:name="T181_139" style:family="text"/>
    <style:style style:name="T181_140" style:family="text">
      <style:text-properties fo:background-color="#ffffff" fo:color="#1155cc" style:text-underline-style="solid" style:text-underline-color="font-color"/>
    </style:style>
    <style:style style:name="T181_141" style:family="text"/>
    <style:style style:name="T181_142" style:family="text">
      <style:text-properties fo:background-color="#ffffff" fo:color="#1155cc" style:text-underline-style="solid" style:text-underline-color="font-color"/>
    </style:style>
    <style:style style:name="T181_143" style:family="text"/>
    <style:style style:name="T181_144" style:family="text">
      <style:text-properties fo:background-color="#ffffff" fo:color="#1155cc" style:text-underline-style="solid" style:text-underline-color="font-color"/>
    </style:style>
    <style:style style:name="T181_145" style:family="text"/>
    <style:style style:name="T181_146" style:family="text">
      <style:text-properties fo:background-color="#ffffff" fo:color="#1155cc" style:text-underline-style="solid" style:text-underline-color="font-color"/>
    </style:style>
    <style:style style:name="T181_147" style:family="text"/>
    <style:style style:name="T181_148" style:family="text">
      <style:text-properties fo:background-color="#ffffff" fo:color="#1155cc" style:text-underline-style="solid" style:text-underline-color="font-color"/>
    </style:style>
    <style:style style:name="T181_149" style:family="text"/>
    <style:style style:name="T181_150" style:family="text">
      <style:text-properties fo:background-color="#ffffff" fo:color="#1155cc" style:text-underline-style="solid" style:text-underline-color="font-color"/>
    </style:style>
    <style:style style:name="T181_151" style:family="text"/>
    <style:style style:name="T181_152" style:family="text">
      <style:text-properties fo:background-color="#ffffff" fo:color="#1155cc" style:text-underline-style="solid" style:text-underline-color="font-color"/>
    </style:style>
    <style:style style:name="T181_153" style:family="text"/>
    <style:style style:name="T181_154" style:family="text">
      <style:text-properties fo:background-color="#ffffff" fo:color="#1155cc" style:text-underline-style="solid" style:text-underline-color="font-color"/>
    </style:style>
    <style:style style:name="T181_155" style:family="text"/>
    <style:style style:name="T181_156" style:family="text">
      <style:text-properties fo:background-color="#ffffff" fo:color="#1155cc" style:text-underline-style="solid" style:text-underline-color="font-color"/>
    </style:style>
    <style:style style:name="T181_157" style:family="text"/>
    <style:style style:name="T181_158" style:family="text">
      <style:text-properties fo:background-color="#ffffff" fo:color="#1155cc" style:text-underline-style="solid" style:text-underline-color="font-color"/>
    </style:style>
    <style:style style:name="T181_159" style:family="text"/>
    <style:style style:name="T181_160" style:family="text">
      <style:text-properties fo:background-color="#ffffff" fo:color="#1155cc" style:text-underline-style="solid" style:text-underline-color="font-color"/>
    </style:style>
    <style:style style:name="T181_161" style:family="text"/>
    <style:style style:name="T181_162" style:family="text">
      <style:text-properties fo:background-color="#ffffff" fo:color="#1155cc" style:text-underline-style="solid" style:text-underline-color="font-color"/>
    </style:style>
    <style:style style:name="T181_163" style:family="text"/>
    <style:style style:name="T181_164" style:family="text">
      <style:text-properties fo:background-color="#ffffff" fo:color="#1155cc" style:text-underline-style="solid" style:text-underline-color="font-color"/>
    </style:style>
    <style:style style:name="T181_165" style:family="text"/>
    <style:style style:name="T181_166" style:family="text">
      <style:text-properties fo:background-color="#ffffff" fo:color="#1155cc" style:text-underline-style="solid" style:text-underline-color="font-color"/>
    </style:style>
    <style:style style:name="T181_167" style:family="text"/>
    <style:style style:name="T181_168" style:family="text">
      <style:text-properties fo:background-color="#ffffff" fo:color="#1155cc" style:text-underline-style="solid" style:text-underline-color="font-color"/>
    </style:style>
    <style:style style:name="T181_169" style:family="text"/>
    <style:style style:name="T181_170" style:family="text">
      <style:text-properties fo:background-color="#ffffff" fo:color="#1155cc" style:text-underline-style="solid" style:text-underline-color="font-color"/>
    </style:style>
    <style:style style:name="T181_171" style:family="text"/>
    <style:style style:name="T181_172" style:family="text">
      <style:text-properties fo:background-color="#ffffff" fo:color="#1155cc" style:text-underline-style="solid" style:text-underline-color="font-color"/>
    </style:style>
    <style:style style:name="T181_173" style:family="text"/>
    <style:style style:name="T181_174" style:family="text">
      <style:text-properties fo:background-color="#ffffff" fo:color="#1155cc" style:text-underline-style="solid" style:text-underline-color="font-color"/>
    </style:style>
    <style:style style:name="T181_175" style:family="text"/>
    <style:style style:name="T181_176" style:family="text">
      <style:text-properties fo:background-color="#ffffff" fo:color="#1155cc" style:text-underline-style="solid" style:text-underline-color="font-color"/>
    </style:style>
    <style:style style:name="T181_177" style:family="text"/>
    <style:style style:name="T181_178" style:family="text">
      <style:text-properties fo:background-color="#ffffff" fo:color="#1155cc" style:text-underline-style="solid" style:text-underline-color="font-color"/>
    </style:style>
    <style:style style:name="T181_179" style:family="text"/>
    <style:style style:name="T181_180" style:family="text">
      <style:text-properties fo:background-color="#ffffff" fo:color="#1155cc" style:text-underline-style="solid" style:text-underline-color="font-color"/>
    </style:style>
    <style:style style:name="T181_181" style:family="text"/>
    <style:style style:name="T181_182" style:family="text">
      <style:text-properties fo:background-color="#ffffff" fo:color="#1155cc" style:text-underline-style="solid" style:text-underline-color="font-color"/>
    </style:style>
    <style:style style:name="T181_183" style:family="text"/>
    <style:style style:name="T181_184" style:family="text">
      <style:text-properties fo:background-color="#ffffff" fo:color="#1155cc" style:text-underline-style="solid" style:text-underline-color="font-color"/>
    </style:style>
    <style:style style:name="T181_185" style:family="text"/>
    <style:style style:name="T181_186" style:family="text">
      <style:text-properties fo:background-color="#ffffff" fo:color="#1155cc" style:text-underline-style="solid" style:text-underline-color="font-color"/>
    </style:style>
    <style:style style:name="T181_187" style:family="text"/>
    <style:style style:name="T181_188" style:family="text">
      <style:text-properties fo:background-color="#ffffff" fo:color="#1155cc" style:text-underline-style="solid" style:text-underline-color="font-color"/>
    </style:style>
    <style:style style:name="T181_189" style:family="text"/>
    <style:style style:name="T181_190" style:family="text">
      <style:text-properties fo:background-color="#ffffff" fo:color="#1155cc" style:text-underline-style="solid" style:text-underline-color="font-color"/>
    </style:style>
    <style:style style:name="T181_191" style:family="text"/>
    <style:style style:name="T181_192" style:family="text">
      <style:text-properties fo:background-color="#ffffff" fo:color="#1155cc" style:text-underline-style="solid" style:text-underline-color="font-color"/>
    </style:style>
    <style:style style:name="T181_193" style:family="text"/>
    <style:style style:name="T181_194" style:family="text">
      <style:text-properties fo:background-color="#ffffff" fo:color="#1155cc" style:text-underline-style="solid" style:text-underline-color="font-color"/>
    </style:style>
    <style:style style:name="T181_195" style:family="text"/>
    <style:style style:name="T181_196" style:family="text">
      <style:text-properties fo:background-color="#ffffff" fo:color="#1155cc" style:text-underline-style="solid" style:text-underline-color="font-color"/>
    </style:style>
    <style:style style:name="T181_197" style:family="text"/>
    <style:style style:name="T181_198" style:family="text">
      <style:text-properties fo:background-color="#ffffff" fo:color="#1155cc" style:text-underline-style="solid" style:text-underline-color="font-color"/>
    </style:style>
    <style:style style:name="P18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background-color="#ffffff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background-color="#ffffff"/>
    </style:style>
    <style:style style:name="T184_2" style:family="text">
      <style:text-properties fo:background-color="#ffffff"/>
    </style:style>
    <style:style style:name="T184_3" style:family="text">
      <style:text-properties fo:background-color="#ffffff"/>
    </style:style>
    <style:style style:name="T184_4" style:family="text">
      <style:text-properties fo:background-color="#ffffff"/>
    </style:style>
    <style:style style:name="T184_5" style:family="text">
      <style:text-properties fo:background-color="#ffffff"/>
    </style:style>
    <style:style style:name="T184_6" style:family="text">
      <style:text-properties fo:background-color="#ffffff"/>
    </style:style>
    <style:style style:name="T184_7" style:family="text">
      <style:text-properties fo:background-color="#ffffff"/>
    </style:style>
    <style:style style:name="T184_8" style:family="text">
      <style:text-properties fo:background-color="#ffffff"/>
    </style:style>
    <style:style style:name="T184_9" style:family="text">
      <style:text-properties fo:background-color="#ffffff"/>
    </style:style>
    <style:style style:name="T184_10" style:family="text">
      <style:text-properties fo:background-color="#ffffff"/>
    </style:style>
    <style:style style:name="T184_11" style:family="text">
      <style:text-properties fo:background-color="#ffffff"/>
    </style:style>
    <style:style style:name="T184_12" style:family="text">
      <style:text-properties fo:background-color="#ffffff"/>
    </style:style>
    <style:style style:name="T184_13" style:family="text">
      <style:text-properties fo:background-color="#ffffff"/>
    </style:style>
    <style:style style:name="T184_14" style:family="text">
      <style:text-properties fo:background-color="#ffffff"/>
    </style:style>
    <style:style style:name="T184_15" style:family="text"/>
    <style:style style:name="T184_16" style:family="text">
      <style:text-properties fo:background-color="#ffffff" fo:color="#0b0080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background-color="#ffffff"/>
    </style:style>
    <style:style style:name="T185_2" style:family="text">
      <style:text-properties fo:background-color="#ffffff"/>
    </style:style>
    <style:style style:name="T185_3" style:family="text">
      <style:text-properties fo:background-color="#ffffff"/>
    </style:style>
    <style:style style:name="T185_4" style:family="text">
      <style:text-properties fo:background-color="#ffffff"/>
    </style:style>
    <style:style style:name="T185_5" style:family="text">
      <style:text-properties fo:background-color="#ffffff"/>
    </style:style>
    <style:style style:name="T185_6" style:family="text">
      <style:text-properties fo:background-color="#ffffff"/>
    </style:style>
    <style:style style:name="T185_7" style:family="text">
      <style:text-properties fo:background-color="#ffffff"/>
    </style:style>
    <style:style style:name="T185_8" style:family="text">
      <style:text-properties fo:background-color="#ffffff"/>
    </style:style>
    <style:style style:name="T185_9" style:family="text">
      <style:text-properties fo:background-color="#ffffff"/>
    </style:style>
    <style:style style:name="T185_10" style:family="text">
      <style:text-properties fo:background-color="#ffffff"/>
    </style:style>
    <style:style style:name="T185_11" style:family="text">
      <style:text-properties fo:background-color="#ffffff"/>
    </style:style>
    <style:style style:name="T185_12" style:family="text">
      <style:text-properties fo:background-color="#ffffff"/>
    </style:style>
    <style:style style:name="T185_13" style:family="text">
      <style:text-properties fo:background-color="#ffffff"/>
    </style:style>
    <style:style style:name="T185_14" style:family="text">
      <style:text-properties fo:background-color="#ffffff"/>
    </style:style>
    <style:style style:name="T185_15" style:family="text"/>
    <style:style style:name="T185_16" style:family="text">
      <style:text-properties fo:background-color="#ffffff" fo:color="#0b0080"/>
    </style:style>
    <style:style style:name="T185_17" style:family="text">
      <style:text-properties fo:background-color="#ffffff"/>
    </style:style>
    <style:style style:name="T185_18" style:family="text">
      <style:text-properties fo:background-color="#ffffff"/>
    </style:style>
    <style:style style:name="T185_19" style:family="text">
      <style:text-properties fo:background-color="#ffffff"/>
    </style:style>
    <style:style style:name="T185_20" style:family="text">
      <style:text-properties fo:background-color="#ffffff"/>
    </style:style>
    <style:style style:name="T185_21" style:family="text">
      <style:text-properties fo:background-color="#ffffff"/>
    </style:style>
    <style:style style:name="T185_22" style:family="text"/>
    <style:style style:name="T185_23" style:family="text">
      <style:text-properties fo:background-color="#ffffff" fo:color="#0b0080"/>
    </style:style>
    <style:style style:name="T185_24" style:family="text">
      <style:text-properties fo:background-color="#ffffff"/>
    </style:style>
    <style:style style:name="T185_25" style:family="text">
      <style:text-properties fo:background-color="#ffffff"/>
    </style:style>
    <style:style style:name="T185_26" style:family="text">
      <style:text-properties fo:background-color="#ffffff"/>
    </style:style>
    <style:style style:name="T185_27" style:family="text">
      <style:text-properties fo:background-color="#ffffff"/>
    </style:style>
    <style:style style:name="T185_28" style:family="text">
      <style:text-properties fo:background-color="#ffffff"/>
    </style:style>
    <style:style style:name="T185_29" style:family="text">
      <style:text-properties fo:background-color="#ffffff"/>
    </style:style>
    <style:style style:name="T185_30" style:family="text">
      <style:text-properties fo:background-color="#ffffff"/>
    </style:style>
    <style:style style:name="T185_31" style:family="text">
      <style:text-properties fo:background-color="#ffffff"/>
    </style:style>
    <style:style style:name="T185_32" style:family="text">
      <style:text-properties fo:background-color="#ffffff"/>
    </style:style>
    <style:style style:name="T185_33" style:family="text">
      <style:text-properties fo:background-color="#ffffff"/>
    </style:style>
    <style:style style:name="T185_34" style:family="text">
      <style:text-properties fo:background-color="#ffffff"/>
    </style:style>
    <style:style style:name="T185_35" style:family="text">
      <style:text-properties fo:background-color="#ffffff"/>
    </style:style>
    <style:style style:name="T185_36" style:family="text">
      <style:text-properties fo:background-color="#ffffff"/>
    </style:style>
    <style:style style:name="T185_37" style:family="text">
      <style:text-properties fo:background-color="#ffffff"/>
    </style:style>
    <style:style style:name="T185_38" style:family="text">
      <style:text-properties fo:background-color="#ffffff"/>
    </style:style>
    <style:style style:name="T185_39" style:family="text">
      <style:text-properties fo:background-color="#ffffff"/>
    </style:style>
    <style:style style:name="T185_40" style:family="text">
      <style:text-properties fo:background-color="#ffffff"/>
    </style:style>
    <style:style style:name="T185_41" style:family="text">
      <style:text-properties fo:background-color="#ffffff"/>
    </style:style>
    <style:style style:name="T185_42" style:family="text">
      <style:text-properties fo:background-color="#ffffff"/>
    </style:style>
    <style:style style:name="T185_43" style:family="text">
      <style:text-properties fo:background-color="#ffffff"/>
    </style:style>
    <style:style style:name="T185_44" style:family="text">
      <style:text-properties fo:background-color="#ffffff"/>
    </style:style>
    <style:style style:name="T185_45" style:family="text">
      <style:text-properties fo:background-color="#ffffff"/>
    </style:style>
    <style:style style:name="T185_46" style:family="text">
      <style:text-properties fo:background-color="#ffffff"/>
    </style:style>
    <style:style style:name="T185_47" style:family="text">
      <style:text-properties fo:background-color="#ffffff"/>
    </style:style>
    <style:style style:name="T185_48" style:family="text">
      <style:text-properties fo:background-color="#ffffff"/>
    </style:style>
    <style:style style:name="T185_49" style:family="text">
      <style:text-properties fo:background-color="#ffffff"/>
    </style:style>
    <style:style style:name="T185_50" style:family="text">
      <style:text-properties fo:background-color="#ffffff"/>
    </style:style>
    <style:style style:name="T185_51" style:family="text">
      <style:text-properties fo:background-color="#ffffff"/>
    </style:style>
    <style:style style:name="T185_52" style:family="text">
      <style:text-properties fo:background-color="#ffffff"/>
    </style:style>
    <style:style style:name="T185_53" style:family="text"/>
    <style:style style:name="T185_54" style:family="text">
      <style:text-properties fo:background-color="#ffffff" fo:color="#0b0080"/>
    </style:style>
    <style:style style:name="T185_55" style:family="text"/>
    <style:style style:name="T185_56" style:family="text">
      <style:text-properties fo:background-color="#ffffff" fo:color="#0b0080"/>
    </style:style>
    <style:style style:name="T185_57" style:family="text"/>
    <style:style style:name="T185_58" style:family="text">
      <style:text-properties fo:background-color="#ffffff" fo:color="#0b0080"/>
    </style:style>
    <style:style style:name="T185_59" style:family="text"/>
    <style:style style:name="T185_60" style:family="text">
      <style:text-properties fo:background-color="#ffffff" fo:color="#0b0080"/>
    </style:style>
    <style:style style:name="T185_61" style:family="text"/>
    <style:style style:name="T185_62" style:family="text">
      <style:text-properties fo:background-color="#ffffff" fo:color="#0b0080"/>
    </style:style>
    <style:style style:name="T185_63" style:family="text">
      <style:text-properties fo:background-color="#ffffff"/>
    </style:style>
    <style:style style:name="T185_64" style:family="text">
      <style:text-properties fo:background-color="#ffffff"/>
    </style:style>
    <style:style style:name="T185_65" style:family="text">
      <style:text-properties fo:background-color="#ffffff"/>
    </style:style>
    <style:style style:name="T185_66" style:family="text">
      <style:text-properties fo:background-color="#ffffff"/>
    </style:style>
    <style:style style:name="T185_67" style:family="text">
      <style:text-properties fo:background-color="#ffffff"/>
    </style:style>
    <style:style style:name="T185_68" style:family="text">
      <style:text-properties fo:background-color="#ffffff"/>
    </style:style>
    <style:style style:name="T185_69" style:family="text">
      <style:text-properties fo:background-color="#ffffff"/>
    </style:style>
    <style:style style:name="T185_70" style:family="text">
      <style:text-properties fo:background-color="#ffffff"/>
    </style:style>
    <style:style style:name="T185_71" style:family="text">
      <style:text-properties fo:background-color="#ffffff"/>
    </style:style>
    <style:style style:name="T185_72" style:family="text">
      <style:text-properties fo:background-color="#ffffff"/>
    </style:style>
    <style:style style:name="T185_73" style:family="text">
      <style:text-properties fo:background-color="#ffffff"/>
    </style:style>
    <style:style style:name="T185_74" style:family="text">
      <style:text-properties fo:background-color="#ffffff"/>
    </style:style>
    <style:style style:name="T185_75" style:family="text">
      <style:text-properties fo:background-color="#ffffff"/>
    </style:style>
    <style:style style:name="T185_76" style:family="text">
      <style:text-properties fo:background-color="#ffffff"/>
    </style:style>
    <style:style style:name="T185_77" style:family="text">
      <style:text-properties fo:background-color="#ffffff"/>
    </style:style>
    <style:style style:name="T185_78" style:family="text">
      <style:text-properties fo:background-color="#ffffff"/>
    </style:style>
    <style:style style:name="T185_79" style:family="text">
      <style:text-properties fo:background-color="#ffffff"/>
    </style:style>
    <style:style style:name="T185_80" style:family="text">
      <style:text-properties fo:background-color="#ffffff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fo:background-color="#ffffff"/>
    </style:style>
    <style:style style:name="T186_2" style:family="text">
      <style:text-properties fo:background-color="#ffffff"/>
    </style:style>
    <style:style style:name="T186_3" style:family="text"/>
    <style:style style:name="T186_4" style:family="text">
      <style:text-properties fo:background-color="#ffffff" fo:color="#1155cc" style:text-underline-style="solid" style:text-underline-color="font-color"/>
    </style:style>
    <style:style style:name="T186_5" style:family="text"/>
    <style:style style:name="T186_6" style:family="text">
      <style:text-properties fo:background-color="#ffffff" fo:color="#1155cc" style:text-underline-style="solid" style:text-underline-color="font-color"/>
    </style:style>
    <style:style style:name="T186_7" style:family="text"/>
    <style:style style:name="T186_8" style:family="text">
      <style:text-properties fo:background-color="#ffffff" fo:color="#1155cc" style:text-underline-style="solid" style:text-underline-color="font-color"/>
    </style:style>
    <style:style style:name="T186_9" style:family="text"/>
    <style:style style:name="T186_10" style:family="text">
      <style:text-properties fo:background-color="#ffffff" fo:color="#1155cc" style:text-underline-style="solid" style:text-underline-color="font-color"/>
    </style:style>
    <style:style style:name="T186_11" style:family="text"/>
    <style:style style:name="T186_12" style:family="text">
      <style:text-properties fo:background-color="#ffffff" fo:color="#1155cc" style:text-underline-style="solid" style:text-underline-color="font-color"/>
    </style:style>
    <style:style style:name="T186_13" style:family="text"/>
    <style:style style:name="T186_14" style:family="text">
      <style:text-properties fo:background-color="#ffffff" fo:color="#1155cc" style:text-underline-style="solid" style:text-underline-color="font-color"/>
    </style:style>
    <style:style style:name="T186_15" style:family="text"/>
    <style:style style:name="T186_16" style:family="text">
      <style:text-properties fo:background-color="#ffffff" fo:color="#1155cc" style:text-underline-style="solid" style:text-underline-color="font-color"/>
    </style:style>
    <style:style style:name="T186_17" style:family="text"/>
    <style:style style:name="T186_18" style:family="text">
      <style:text-properties fo:background-color="#ffffff" fo:color="#1155cc" style:text-underline-style="solid" style:text-underline-color="font-color"/>
    </style:style>
    <style:style style:name="T186_19" style:family="text"/>
    <style:style style:name="T186_20" style:family="text">
      <style:text-properties fo:background-color="#ffffff" fo:color="#1155cc" style:text-underline-style="solid" style:text-underline-color="font-color"/>
    </style:style>
    <style:style style:name="T186_21" style:family="text"/>
    <style:style style:name="T186_22" style:family="text">
      <style:text-properties fo:background-color="#ffffff" fo:color="#1155cc" style:text-underline-style="solid" style:text-underline-color="font-color"/>
    </style:style>
    <style:style style:name="T186_23" style:family="text"/>
    <style:style style:name="T186_24" style:family="text">
      <style:text-properties fo:background-color="#ffffff" fo:color="#1155cc" style:text-underline-style="solid" style:text-underline-color="font-color"/>
    </style:style>
    <style:style style:name="T186_25" style:family="text"/>
    <style:style style:name="T186_26" style:family="text">
      <style:text-properties fo:background-color="#ffffff" fo:color="#1155cc" style:text-underline-style="solid" style:text-underline-color="font-color"/>
    </style:style>
    <style:style style:name="T186_27" style:family="text"/>
    <style:style style:name="T186_28" style:family="text">
      <style:text-properties fo:background-color="#ffffff" fo:color="#1155cc" style:text-underline-style="solid" style:text-underline-color="font-color"/>
    </style:style>
    <style:style style:name="T186_29" style:family="text"/>
    <style:style style:name="T186_30" style:family="text">
      <style:text-properties fo:background-color="#ffffff" fo:color="#1155cc" style:text-underline-style="solid" style:text-underline-color="font-color"/>
    </style:style>
    <style:style style:name="T186_31" style:family="text"/>
    <style:style style:name="T186_32" style:family="text">
      <style:text-properties fo:background-color="#ffffff" fo:color="#1155cc" style:text-underline-style="solid" style:text-underline-color="font-color"/>
    </style:style>
    <style:style style:name="T186_33" style:family="text"/>
    <style:style style:name="T186_34" style:family="text">
      <style:text-properties fo:background-color="#ffffff" fo:color="#1155cc" style:text-underline-style="solid" style:text-underline-color="font-color"/>
    </style:style>
    <style:style style:name="T186_35" style:family="text"/>
    <style:style style:name="T186_36" style:family="text">
      <style:text-properties fo:background-color="#ffffff" fo:color="#1155cc" style:text-underline-style="solid" style:text-underline-color="font-color"/>
    </style:style>
    <style:style style:name="T186_37" style:family="text"/>
    <style:style style:name="T186_38" style:family="text">
      <style:text-properties fo:background-color="#ffffff" fo:color="#1155cc" style:text-underline-style="solid" style:text-underline-color="font-color"/>
    </style:style>
    <style:style style:name="T186_39" style:family="text"/>
    <style:style style:name="T186_40" style:family="text">
      <style:text-properties fo:background-color="#ffffff" fo:color="#1155cc" style:text-underline-style="solid" style:text-underline-color="font-color"/>
    </style:style>
    <style:style style:name="T186_41" style:family="text"/>
    <style:style style:name="T186_42" style:family="text">
      <style:text-properties fo:background-color="#ffffff" fo:color="#1155cc" style:text-underline-style="solid" style:text-underline-color="font-color"/>
    </style:style>
    <style:style style:name="T186_43" style:family="text"/>
    <style:style style:name="T186_44" style:family="text">
      <style:text-properties fo:background-color="#ffffff" fo:color="#1155cc" style:text-underline-style="solid" style:text-underline-color="font-color"/>
    </style:style>
    <style:style style:name="T186_45" style:family="text"/>
    <style:style style:name="T186_46" style:family="text">
      <style:text-properties fo:background-color="#ffffff" fo:color="#1155cc" style:text-underline-style="solid" style:text-underline-color="font-color"/>
    </style:style>
    <style:style style:name="T186_47" style:family="text"/>
    <style:style style:name="T186_48" style:family="text">
      <style:text-properties fo:background-color="#ffffff" fo:color="#1155cc" style:text-underline-style="solid" style:text-underline-color="font-color"/>
    </style:style>
    <style:style style:name="T186_49" style:family="text"/>
    <style:style style:name="T186_50" style:family="text">
      <style:text-properties fo:background-color="#ffffff" fo:color="#1155cc" style:text-underline-style="solid" style:text-underline-color="font-color"/>
    </style:style>
    <style:style style:name="T186_51" style:family="text"/>
    <style:style style:name="T186_52" style:family="text">
      <style:text-properties fo:background-color="#ffffff" fo:color="#1155cc" style:text-underline-style="solid" style:text-underline-color="font-color"/>
    </style:style>
    <style:style style:name="T186_53" style:family="text"/>
    <style:style style:name="T186_54" style:family="text">
      <style:text-properties fo:background-color="#ffffff" fo:color="#1155cc" style:text-underline-style="solid" style:text-underline-color="font-color"/>
    </style:style>
    <style:style style:name="T186_55" style:family="text"/>
    <style:style style:name="T186_56" style:family="text">
      <style:text-properties fo:background-color="#ffffff" fo:color="#1155cc" style:text-underline-style="solid" style:text-underline-color="font-color"/>
    </style:style>
    <style:style style:name="T186_57" style:family="text"/>
    <style:style style:name="T186_58" style:family="text">
      <style:text-properties fo:background-color="#ffffff" fo:color="#1155cc" style:text-underline-style="solid" style:text-underline-color="font-color"/>
    </style:style>
    <style:style style:name="T186_59" style:family="text"/>
    <style:style style:name="T186_60" style:family="text">
      <style:text-properties fo:background-color="#ffffff" fo:color="#1155cc" style:text-underline-style="solid" style:text-underline-color="font-color"/>
    </style:style>
    <style:style style:name="T186_61" style:family="text"/>
    <style:style style:name="T186_62" style:family="text">
      <style:text-properties fo:background-color="#ffffff" fo:color="#1155cc" style:text-underline-style="solid" style:text-underline-color="font-color"/>
    </style:style>
    <style:style style:name="T186_63" style:family="text"/>
    <style:style style:name="T186_64" style:family="text">
      <style:text-properties fo:background-color="#ffffff" fo:color="#1155cc" style:text-underline-style="solid" style:text-underline-color="font-color"/>
    </style:style>
    <style:style style:name="T186_65" style:family="text"/>
    <style:style style:name="T186_66" style:family="text">
      <style:text-properties fo:background-color="#ffffff" fo:color="#1155cc" style:text-underline-style="solid" style:text-underline-color="font-color"/>
    </style:style>
    <style:style style:name="T186_67" style:family="text"/>
    <style:style style:name="T186_68" style:family="text">
      <style:text-properties fo:background-color="#ffffff" fo:color="#1155cc" style:text-underline-style="solid" style:text-underline-color="font-color"/>
    </style:style>
    <style:style style:name="T186_69" style:family="text"/>
    <style:style style:name="T186_70" style:family="text">
      <style:text-properties fo:background-color="#ffffff" fo:color="#1155cc" style:text-underline-style="solid" style:text-underline-color="font-color"/>
    </style:style>
    <style:style style:name="T186_71" style:family="text"/>
    <style:style style:name="T186_72" style:family="text">
      <style:text-properties fo:background-color="#ffffff" fo:color="#1155cc" style:text-underline-style="solid" style:text-underline-color="font-color"/>
    </style:style>
    <style:style style:name="T186_73" style:family="text"/>
    <style:style style:name="T186_74" style:family="text">
      <style:text-properties fo:background-color="#ffffff" fo:color="#1155cc" style:text-underline-style="solid" style:text-underline-color="font-color"/>
    </style:style>
    <style:style style:name="T186_75" style:family="text"/>
    <style:style style:name="T186_76" style:family="text">
      <style:text-properties fo:background-color="#ffffff" fo:color="#1155cc" style:text-underline-style="solid" style:text-underline-color="font-color"/>
    </style:style>
    <style:style style:name="T186_77" style:family="text"/>
    <style:style style:name="T186_78" style:family="text">
      <style:text-properties fo:background-color="#ffffff" fo:color="#1155cc" style:text-underline-style="solid" style:text-underline-color="font-color"/>
    </style:style>
    <style:style style:name="T186_79" style:family="text"/>
    <style:style style:name="T186_80" style:family="text">
      <style:text-properties fo:background-color="#ffffff" fo:color="#1155cc" style:text-underline-style="solid" style:text-underline-color="font-color"/>
    </style:style>
    <style:style style:name="T186_81" style:family="text"/>
    <style:style style:name="T186_82" style:family="text">
      <style:text-properties fo:background-color="#ffffff" fo:color="#1155cc" style:text-underline-style="solid" style:text-underline-color="font-color"/>
    </style:style>
    <style:style style:name="T186_83" style:family="text"/>
    <style:style style:name="T186_84" style:family="text">
      <style:text-properties fo:background-color="#ffffff" fo:color="#1155cc" style:text-underline-style="solid" style:text-underline-color="font-color"/>
    </style:style>
    <style:style style:name="T186_85" style:family="text"/>
    <style:style style:name="T186_86" style:family="text">
      <style:text-properties fo:background-color="#ffffff" fo:color="#1155cc" style:text-underline-style="solid" style:text-underline-color="font-color"/>
    </style:style>
    <style:style style:name="T186_87" style:family="text"/>
    <style:style style:name="T186_88" style:family="text">
      <style:text-properties fo:background-color="#ffffff" fo:color="#1155cc" style:text-underline-style="solid" style:text-underline-color="font-color"/>
    </style:style>
    <style:style style:name="T186_89" style:family="text"/>
    <style:style style:name="T186_90" style:family="text">
      <style:text-properties fo:background-color="#ffffff" fo:color="#1155cc" style:text-underline-style="solid" style:text-underline-color="font-color"/>
    </style:style>
    <style:style style:name="T186_91" style:family="text"/>
    <style:style style:name="T186_92" style:family="text">
      <style:text-properties fo:background-color="#ffffff" fo:color="#1155cc" style:text-underline-style="solid" style:text-underline-color="font-color"/>
    </style:style>
    <style:style style:name="T186_93" style:family="text"/>
    <style:style style:name="T186_94" style:family="text">
      <style:text-properties fo:background-color="#ffffff" fo:color="#1155cc" style:text-underline-style="solid" style:text-underline-color="font-color"/>
    </style:style>
    <style:style style:name="T186_95" style:family="text"/>
    <style:style style:name="T186_96" style:family="text">
      <style:text-properties fo:background-color="#ffffff" fo:color="#1155cc" style:text-underline-style="solid" style:text-underline-color="font-color"/>
    </style:style>
    <style:style style:name="T186_97" style:family="text"/>
    <style:style style:name="T186_98" style:family="text">
      <style:text-properties fo:background-color="#ffffff" fo:color="#1155cc" style:text-underline-style="solid" style:text-underline-color="font-color"/>
    </style:style>
    <style:style style:name="T186_99" style:family="text"/>
    <style:style style:name="T186_100" style:family="text">
      <style:text-properties fo:background-color="#ffffff" fo:color="#1155cc" style:text-underline-style="solid" style:text-underline-color="font-color"/>
    </style:style>
    <style:style style:name="T186_101" style:family="text"/>
    <style:style style:name="T186_102" style:family="text">
      <style:text-properties fo:background-color="#ffffff" fo:color="#1155cc" style:text-underline-style="solid" style:text-underline-color="font-color"/>
    </style:style>
    <style:style style:name="T186_103" style:family="text"/>
    <style:style style:name="T186_104" style:family="text">
      <style:text-properties fo:background-color="#ffffff" fo:color="#1155cc" style:text-underline-style="solid" style:text-underline-color="font-color"/>
    </style:style>
    <style:style style:name="T186_105" style:family="text"/>
    <style:style style:name="T186_106" style:family="text">
      <style:text-properties fo:background-color="#ffffff" fo:color="#1155cc" style:text-underline-style="solid" style:text-underline-color="font-color"/>
    </style:style>
    <style:style style:name="T186_107" style:family="text"/>
    <style:style style:name="T186_108" style:family="text">
      <style:text-properties fo:background-color="#ffffff" fo:color="#1155cc" style:text-underline-style="solid" style:text-underline-color="font-color"/>
    </style:style>
    <style:style style:name="T186_109" style:family="text"/>
    <style:style style:name="T186_110" style:family="text">
      <style:text-properties fo:background-color="#ffffff" fo:color="#1155cc" style:text-underline-style="solid" style:text-underline-color="font-color"/>
    </style:style>
    <style:style style:name="T186_111" style:family="text"/>
    <style:style style:name="T186_112" style:family="text">
      <style:text-properties fo:background-color="#ffffff" fo:color="#1155cc" style:text-underline-style="solid" style:text-underline-color="font-color"/>
    </style:style>
    <style:style style:name="T186_113" style:family="text"/>
    <style:style style:name="T186_114" style:family="text">
      <style:text-properties fo:background-color="#ffffff" fo:color="#1155cc" style:text-underline-style="solid" style:text-underline-color="font-color"/>
    </style:style>
    <style:style style:name="T186_115" style:family="text"/>
    <style:style style:name="T186_116" style:family="text">
      <style:text-properties fo:background-color="#ffffff" fo:color="#1155cc" style:text-underline-style="solid" style:text-underline-color="font-color"/>
    </style:style>
    <style:style style:name="T186_117" style:family="text"/>
    <style:style style:name="T186_118" style:family="text">
      <style:text-properties fo:background-color="#ffffff" fo:color="#1155cc" style:text-underline-style="solid" style:text-underline-color="font-color"/>
    </style:style>
    <style:style style:name="T186_119" style:family="text"/>
    <style:style style:name="T186_120" style:family="text">
      <style:text-properties fo:background-color="#ffffff" fo:color="#1155cc" style:text-underline-style="solid" style:text-underline-color="font-color"/>
    </style:style>
    <style:style style:name="T186_121" style:family="text"/>
    <style:style style:name="T186_122" style:family="text">
      <style:text-properties fo:background-color="#ffffff" fo:color="#1155cc" style:text-underline-style="solid" style:text-underline-color="font-color"/>
    </style:style>
    <style:style style:name="T186_123" style:family="text"/>
    <style:style style:name="T186_124" style:family="text">
      <style:text-properties fo:background-color="#ffffff" fo:color="#1155cc" style:text-underline-style="solid" style:text-underline-color="font-color"/>
    </style:style>
    <style:style style:name="T186_125" style:family="text"/>
    <style:style style:name="T186_126" style:family="text">
      <style:text-properties fo:background-color="#ffffff" fo:color="#1155cc" style:text-underline-style="solid" style:text-underline-color="font-color"/>
    </style:style>
    <style:style style:name="T186_127" style:family="text"/>
    <style:style style:name="T186_128" style:family="text">
      <style:text-properties fo:background-color="#ffffff" fo:color="#1155cc" style:text-underline-style="solid" style:text-underline-color="font-color"/>
    </style:style>
    <style:style style:name="T186_129" style:family="text"/>
    <style:style style:name="T186_130" style:family="text">
      <style:text-properties fo:background-color="#ffffff" fo:color="#1155cc" style:text-underline-style="solid" style:text-underline-color="font-color"/>
    </style:style>
    <style:style style:name="T186_131" style:family="text"/>
    <style:style style:name="T186_132" style:family="text">
      <style:text-properties fo:background-color="#ffffff" fo:color="#1155cc" style:text-underline-style="solid" style:text-underline-color="font-color"/>
    </style:style>
    <style:style style:name="T186_133" style:family="text"/>
    <style:style style:name="T186_134" style:family="text">
      <style:text-properties fo:background-color="#ffffff" fo:color="#1155cc" style:text-underline-style="solid" style:text-underline-color="font-color"/>
    </style:style>
    <style:style style:name="T186_135" style:family="text"/>
    <style:style style:name="T186_136" style:family="text">
      <style:text-properties fo:background-color="#ffffff" fo:color="#1155cc" style:text-underline-style="solid" style:text-underline-color="font-color"/>
    </style:style>
    <style:style style:name="T186_137" style:family="text"/>
    <style:style style:name="T186_138" style:family="text">
      <style:text-properties fo:background-color="#ffffff" fo:color="#1155cc" style:text-underline-style="solid" style:text-underline-color="font-color"/>
    </style:style>
    <style:style style:name="T186_139" style:family="text"/>
    <style:style style:name="T186_140" style:family="text">
      <style:text-properties fo:background-color="#ffffff" fo:color="#1155cc" style:text-underline-style="solid" style:text-underline-color="font-color"/>
    </style:style>
    <style:style style:name="T186_141" style:family="text"/>
    <style:style style:name="T186_142" style:family="text">
      <style:text-properties fo:background-color="#ffffff" fo:color="#1155cc" style:text-underline-style="solid" style:text-underline-color="font-color"/>
    </style:style>
    <style:style style:name="T186_143" style:family="text"/>
    <style:style style:name="T186_144" style:family="text">
      <style:text-properties fo:background-color="#ffffff" fo:color="#1155cc" style:text-underline-style="solid" style:text-underline-color="font-color"/>
    </style:style>
    <style:style style:name="T186_145" style:family="text"/>
    <style:style style:name="T186_146" style:family="text">
      <style:text-properties fo:background-color="#ffffff" fo:color="#1155cc" style:text-underline-style="solid" style:text-underline-color="font-color"/>
    </style:style>
    <style:style style:name="T186_147" style:family="text"/>
    <style:style style:name="T186_148" style:family="text">
      <style:text-properties fo:background-color="#ffffff" fo:color="#1155cc" style:text-underline-style="solid" style:text-underline-color="font-color"/>
    </style:style>
    <style:style style:name="T186_149" style:family="text"/>
    <style:style style:name="T186_150" style:family="text">
      <style:text-properties fo:background-color="#ffffff" fo:color="#1155cc" style:text-underline-style="solid" style:text-underline-color="font-color"/>
    </style:style>
    <style:style style:name="T186_151" style:family="text"/>
    <style:style style:name="T186_152" style:family="text">
      <style:text-properties fo:background-color="#ffffff" fo:color="#1155cc" style:text-underline-style="solid" style:text-underline-color="font-color"/>
    </style:style>
    <style:style style:name="T186_153" style:family="text"/>
    <style:style style:name="T186_154" style:family="text">
      <style:text-properties fo:background-color="#ffffff" fo:color="#1155cc" style:text-underline-style="solid" style:text-underline-color="font-color"/>
    </style:style>
    <style:style style:name="T186_155" style:family="text"/>
    <style:style style:name="T186_156" style:family="text">
      <style:text-properties fo:background-color="#ffffff" fo:color="#1155cc" style:text-underline-style="solid" style:text-underline-color="font-color"/>
    </style:style>
    <style:style style:name="T186_157" style:family="text"/>
    <style:style style:name="T186_158" style:family="text">
      <style:text-properties fo:background-color="#ffffff" fo:color="#1155cc" style:text-underline-style="solid" style:text-underline-color="font-color"/>
    </style:style>
    <style:style style:name="T186_159" style:family="text"/>
    <style:style style:name="T186_160" style:family="text">
      <style:text-properties fo:background-color="#ffffff" fo:color="#1155cc" style:text-underline-style="solid" style:text-underline-color="font-color"/>
    </style:style>
    <style:style style:name="T186_161" style:family="text"/>
    <style:style style:name="T186_162" style:family="text">
      <style:text-properties fo:background-color="#ffffff" fo:color="#1155cc" style:text-underline-style="solid" style:text-underline-color="font-color"/>
    </style:style>
    <style:style style:name="T186_163" style:family="text"/>
    <style:style style:name="T186_164" style:family="text">
      <style:text-properties fo:background-color="#ffffff" fo:color="#1155cc" style:text-underline-style="solid" style:text-underline-color="font-color"/>
    </style:style>
    <style:style style:name="T186_165" style:family="text"/>
    <style:style style:name="T186_166" style:family="text">
      <style:text-properties fo:background-color="#ffffff" fo:color="#1155cc" style:text-underline-style="solid" style:text-underline-color="font-color"/>
    </style:style>
    <style:style style:name="T186_167" style:family="text"/>
    <style:style style:name="T186_168" style:family="text">
      <style:text-properties fo:background-color="#ffffff" fo:color="#1155cc" style:text-underline-style="solid" style:text-underline-color="font-color"/>
    </style:style>
    <style:style style:name="T186_169" style:family="text"/>
    <style:style style:name="T186_170" style:family="text">
      <style:text-properties fo:background-color="#ffffff" fo:color="#1155cc" style:text-underline-style="solid" style:text-underline-color="font-color"/>
    </style:style>
    <style:style style:name="T186_171" style:family="text"/>
    <style:style style:name="T186_172" style:family="text">
      <style:text-properties fo:background-color="#ffffff" fo:color="#1155cc" style:text-underline-style="solid" style:text-underline-color="font-color"/>
    </style:style>
    <style:style style:name="T186_173" style:family="text"/>
    <style:style style:name="T186_174" style:family="text">
      <style:text-properties fo:background-color="#ffffff" fo:color="#1155cc" style:text-underline-style="solid" style:text-underline-color="font-color"/>
    </style:style>
    <style:style style:name="T186_175" style:family="text"/>
    <style:style style:name="T186_176" style:family="text">
      <style:text-properties fo:background-color="#ffffff" fo:color="#1155cc" style:text-underline-style="solid" style:text-underline-color="font-color"/>
    </style:style>
    <style:style style:name="T186_177" style:family="text"/>
    <style:style style:name="T186_178" style:family="text">
      <style:text-properties fo:background-color="#ffffff" fo:color="#1155cc" style:text-underline-style="solid" style:text-underline-color="font-color"/>
    </style:style>
    <style:style style:name="T186_179" style:family="text"/>
    <style:style style:name="T186_180" style:family="text">
      <style:text-properties fo:background-color="#ffffff" fo:color="#1155cc" style:text-underline-style="solid" style:text-underline-color="font-color"/>
    </style:style>
    <style:style style:name="T186_181" style:family="text"/>
    <style:style style:name="T186_182" style:family="text">
      <style:text-properties fo:background-color="#ffffff" fo:color="#1155cc" style:text-underline-style="solid" style:text-underline-color="font-color"/>
    </style:style>
    <style:style style:name="T186_183" style:family="text"/>
    <style:style style:name="T186_184" style:family="text">
      <style:text-properties fo:background-color="#ffffff" fo:color="#1155cc" style:text-underline-style="solid" style:text-underline-color="font-color"/>
    </style:style>
    <style:style style:name="T186_185" style:family="text"/>
    <style:style style:name="T186_186" style:family="text">
      <style:text-properties fo:background-color="#ffffff" fo:color="#1155cc" style:text-underline-style="solid" style:text-underline-color="font-color"/>
    </style:style>
    <style:style style:name="T186_187" style:family="text"/>
    <style:style style:name="T186_188" style:family="text">
      <style:text-properties fo:background-color="#ffffff" fo:color="#1155cc" style:text-underline-style="solid" style:text-underline-color="font-color"/>
    </style:style>
    <style:style style:name="T186_189" style:family="text"/>
    <style:style style:name="T186_190" style:family="text">
      <style:text-properties fo:background-color="#ffffff" fo:color="#1155cc" style:text-underline-style="solid" style:text-underline-color="font-color"/>
    </style:style>
    <style:style style:name="T186_191" style:family="text"/>
    <style:style style:name="T186_192" style:family="text">
      <style:text-properties fo:background-color="#ffffff" fo:color="#1155cc" style:text-underline-style="solid" style:text-underline-color="font-color"/>
    </style:style>
    <style:style style:name="T186_193" style:family="text"/>
    <style:style style:name="T186_194" style:family="text">
      <style:text-properties fo:background-color="#ffffff" fo:color="#1155cc" style:text-underline-style="solid" style:text-underline-color="font-color"/>
    </style:style>
    <style:style style:name="T186_195" style:family="text"/>
    <style:style style:name="T186_196" style:family="text">
      <style:text-properties fo:background-color="#ffffff" fo:color="#1155cc" style:text-underline-style="solid" style:text-underline-color="font-color"/>
    </style:style>
    <style:style style:name="T186_197" style:family="text"/>
    <style:style style:name="T186_198" style:family="text">
      <style:text-properties fo:background-color="#ffffff" fo:color="#1155cc" style:text-underline-style="solid" style:text-underline-color="font-color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background-color="#ffffff"/>
    </style:style>
    <style:style style:name="T187_2" style:family="text">
      <style:text-properties fo:background-color="#ffffff"/>
    </style:style>
    <style:style style:name="T187_3" style:family="text"/>
    <style:style style:name="T187_4" style:family="text">
      <style:text-properties fo:background-color="#ffffff" fo:color="#1155cc" style:text-underline-style="solid" style:text-underline-color="font-color"/>
    </style:style>
    <style:style style:name="T187_5" style:family="text"/>
    <style:style style:name="T187_6" style:family="text">
      <style:text-properties fo:background-color="#ffffff" fo:color="#1155cc" style:text-underline-style="solid" style:text-underline-color="font-color"/>
    </style:style>
    <style:style style:name="T187_7" style:family="text"/>
    <style:style style:name="T187_8" style:family="text">
      <style:text-properties fo:background-color="#ffffff" fo:color="#1155cc" style:text-underline-style="solid" style:text-underline-color="font-color"/>
    </style:style>
    <style:style style:name="T187_9" style:family="text"/>
    <style:style style:name="T187_10" style:family="text">
      <style:text-properties fo:background-color="#ffffff" fo:color="#1155cc" style:text-underline-style="solid" style:text-underline-color="font-color"/>
    </style:style>
    <style:style style:name="T187_11" style:family="text"/>
    <style:style style:name="T187_12" style:family="text">
      <style:text-properties fo:background-color="#ffffff" fo:color="#1155cc" style:text-underline-style="solid" style:text-underline-color="font-color"/>
    </style:style>
    <style:style style:name="T187_13" style:family="text"/>
    <style:style style:name="T187_14" style:family="text">
      <style:text-properties fo:background-color="#ffffff" fo:color="#1155cc" style:text-underline-style="solid" style:text-underline-color="font-color"/>
    </style:style>
    <style:style style:name="T187_15" style:family="text"/>
    <style:style style:name="T187_16" style:family="text">
      <style:text-properties fo:background-color="#ffffff" fo:color="#1155cc" style:text-underline-style="solid" style:text-underline-color="font-color"/>
    </style:style>
    <style:style style:name="T187_17" style:family="text"/>
    <style:style style:name="T187_18" style:family="text">
      <style:text-properties fo:background-color="#ffffff" fo:color="#1155cc" style:text-underline-style="solid" style:text-underline-color="font-color"/>
    </style:style>
    <style:style style:name="T187_19" style:family="text"/>
    <style:style style:name="T187_20" style:family="text">
      <style:text-properties fo:background-color="#ffffff" fo:color="#1155cc" style:text-underline-style="solid" style:text-underline-color="font-color"/>
    </style:style>
    <style:style style:name="T187_21" style:family="text"/>
    <style:style style:name="T187_22" style:family="text">
      <style:text-properties fo:background-color="#ffffff" fo:color="#1155cc" style:text-underline-style="solid" style:text-underline-color="font-color"/>
    </style:style>
    <style:style style:name="T187_23" style:family="text"/>
    <style:style style:name="T187_24" style:family="text">
      <style:text-properties fo:background-color="#ffffff" fo:color="#1155cc" style:text-underline-style="solid" style:text-underline-color="font-color"/>
    </style:style>
    <style:style style:name="T187_25" style:family="text"/>
    <style:style style:name="T187_26" style:family="text">
      <style:text-properties fo:background-color="#ffffff" fo:color="#1155cc" style:text-underline-style="solid" style:text-underline-color="font-color"/>
    </style:style>
    <style:style style:name="T187_27" style:family="text"/>
    <style:style style:name="T187_28" style:family="text">
      <style:text-properties fo:background-color="#ffffff" fo:color="#1155cc" style:text-underline-style="solid" style:text-underline-color="font-color"/>
    </style:style>
    <style:style style:name="T187_29" style:family="text"/>
    <style:style style:name="T187_30" style:family="text">
      <style:text-properties fo:background-color="#ffffff" fo:color="#1155cc" style:text-underline-style="solid" style:text-underline-color="font-color"/>
    </style:style>
    <style:style style:name="T187_31" style:family="text"/>
    <style:style style:name="T187_32" style:family="text">
      <style:text-properties fo:background-color="#ffffff" fo:color="#1155cc" style:text-underline-style="solid" style:text-underline-color="font-color"/>
    </style:style>
    <style:style style:name="T187_33" style:family="text"/>
    <style:style style:name="T187_34" style:family="text">
      <style:text-properties fo:background-color="#ffffff" fo:color="#1155cc" style:text-underline-style="solid" style:text-underline-color="font-color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>
      <style:text-properties fo:background-color="#ffffff" fo:color="#1155cc" style:text-underline-style="solid" style:text-underline-color="font-color"/>
    </style:style>
    <style:style style:name="T188_3" style:family="text"/>
    <style:style style:name="T188_4" style:family="text">
      <style:text-properties fo:background-color="#ffffff" fo:color="#1155cc" style:text-underline-style="solid" style:text-underline-color="font-color"/>
    </style:style>
    <style:style style:name="T188_5" style:family="text"/>
    <style:style style:name="T188_6" style:family="text">
      <style:text-properties fo:background-color="#ffffff" fo:color="#1155cc" style:text-underline-style="solid" style:text-underline-color="font-color"/>
    </style:style>
    <style:style style:name="T188_7" style:family="text"/>
    <style:style style:name="T188_8" style:family="text"/>
    <style:style style:name="T188_9" style:family="text">
      <style:text-properties fo:background-color="#ffffff" fo:color="#1155cc" style:text-underline-style="solid" style:text-underline-color="font-color"/>
    </style:style>
    <style:style style:name="T188_10" style:family="text"/>
    <style:style style:name="T188_11" style:family="text">
      <style:text-properties fo:background-color="#ffffff" fo:color="#1155cc" style:text-underline-style="solid" style:text-underline-color="font-color"/>
    </style:style>
    <style:style style:name="T188_12" style:family="text"/>
    <style:style style:name="T188_13" style:family="text">
      <style:text-properties fo:background-color="#ffffff" fo:color="#1155cc" style:text-underline-style="solid" style:text-underline-color="font-color"/>
    </style:style>
    <style:style style:name="T188_14" style:family="text"/>
    <style:style style:name="T188_15" style:family="text">
      <style:text-properties fo:background-color="#ffffff" fo:color="#1155cc" style:text-underline-style="solid" style:text-underline-color="font-color"/>
    </style:style>
    <style:style style:name="T188_16" style:family="text"/>
    <style:style style:name="T188_17" style:family="text">
      <style:text-properties fo:background-color="#ffffff" fo:color="#1155cc" style:text-underline-style="solid" style:text-underline-color="font-color"/>
    </style:style>
    <style:style style:name="T188_18" style:family="text"/>
    <style:style style:name="T188_19" style:family="text">
      <style:text-properties fo:background-color="#ffffff" fo:color="#1155cc" style:text-underline-style="solid" style:text-underline-color="font-color"/>
    </style:style>
    <style:style style:name="T188_20" style:family="text"/>
    <style:style style:name="T188_21" style:family="text">
      <style:text-properties fo:background-color="#ffffff" fo:color="#1155cc" style:text-underline-style="solid" style:text-underline-color="font-color"/>
    </style:style>
    <style:style style:name="T188_22" style:family="text"/>
    <style:style style:name="T188_23" style:family="text">
      <style:text-properties fo:background-color="#ffffff" fo:color="#1155cc" style:text-underline-style="solid" style:text-underline-color="font-color"/>
    </style:style>
    <style:style style:name="T188_24" style:family="text"/>
    <style:style style:name="T188_25" style:family="text">
      <style:text-properties fo:background-color="#ffffff" fo:color="#1155cc" style:text-underline-style="solid" style:text-underline-color="font-color"/>
    </style:style>
    <style:style style:name="T188_26" style:family="text"/>
    <style:style style:name="T188_27" style:family="text">
      <style:text-properties fo:background-color="#ffffff" fo:color="#1155cc" style:text-underline-style="solid" style:text-underline-color="font-color"/>
    </style:style>
    <style:style style:name="T188_28" style:family="text"/>
    <style:style style:name="T188_29" style:family="text">
      <style:text-properties fo:background-color="#ffffff" fo:color="#1155cc" style:text-underline-style="solid" style:text-underline-color="font-color"/>
    </style:style>
    <style:style style:name="T188_30" style:family="text"/>
    <style:style style:name="T188_31" style:family="text">
      <style:text-properties fo:background-color="#ffffff" fo:color="#1155cc" style:text-underline-style="solid" style:text-underline-color="font-color"/>
    </style:style>
    <style:style style:name="T188_32" style:family="text"/>
    <style:style style:name="T188_33" style:family="text">
      <style:text-properties fo:background-color="#ffffff" fo:color="#1155cc" style:text-underline-style="solid" style:text-underline-color="font-color"/>
    </style:style>
    <style:style style:name="T188_34" style:family="text"/>
    <style:style style:name="T188_35" style:family="text">
      <style:text-properties fo:background-color="#ffffff" fo:color="#1155cc" style:text-underline-style="solid" style:text-underline-color="font-color"/>
    </style:style>
    <style:style style:name="T188_36" style:family="text"/>
    <style:style style:name="T188_37" style:family="text">
      <style:text-properties fo:background-color="#ffffff" fo:color="#1155cc" style:text-underline-style="solid" style:text-underline-color="font-color"/>
    </style:style>
    <style:style style:name="T188_38" style:family="text"/>
    <style:style style:name="T188_39" style:family="text">
      <style:text-properties fo:background-color="#ffffff" fo:color="#1155cc" style:text-underline-style="solid" style:text-underline-color="font-color"/>
    </style:style>
    <style:style style:name="T188_40" style:family="text"/>
    <style:style style:name="T188_41" style:family="text">
      <style:text-properties fo:background-color="#ffffff" fo:color="#1155cc" style:text-underline-style="solid" style:text-underline-color="font-color"/>
    </style:style>
    <style:style style:name="T188_42" style:family="text"/>
    <style:style style:name="T188_43" style:family="text">
      <style:text-properties fo:background-color="#ffffff" fo:color="#1155cc" style:text-underline-style="solid" style:text-underline-color="font-color"/>
    </style:style>
    <style:style style:name="T188_44" style:family="text"/>
    <style:style style:name="T188_45" style:family="text">
      <style:text-properties fo:background-color="#ffffff" fo:color="#1155cc" style:text-underline-style="solid" style:text-underline-color="font-color"/>
    </style:style>
    <style:style style:name="T188_46" style:family="text"/>
    <style:style style:name="T188_47" style:family="text">
      <style:text-properties fo:background-color="#ffffff" fo:color="#1155cc" style:text-underline-style="solid" style:text-underline-color="font-color"/>
    </style:style>
    <style:style style:name="T188_48" style:family="text"/>
    <style:style style:name="T188_49" style:family="text">
      <style:text-properties fo:background-color="#ffffff" fo:color="#1155cc" style:text-underline-style="solid" style:text-underline-color="font-color"/>
    </style:style>
    <style:style style:name="T188_50" style:family="text"/>
    <style:style style:name="T188_51" style:family="text">
      <style:text-properties fo:background-color="#ffffff" fo:color="#1155cc" style:text-underline-style="solid" style:text-underline-color="font-color"/>
    </style:style>
    <style:style style:name="T188_52" style:family="text"/>
    <style:style style:name="T188_53" style:family="text">
      <style:text-properties fo:background-color="#ffffff" fo:color="#1155cc" style:text-underline-style="solid" style:text-underline-color="font-color"/>
    </style:style>
    <style:style style:name="T188_54" style:family="text"/>
    <style:style style:name="T188_55" style:family="text">
      <style:text-properties fo:background-color="#ffffff" fo:color="#1155cc" style:text-underline-style="solid" style:text-underline-color="font-color"/>
    </style:style>
    <style:style style:name="T188_56" style:family="text"/>
    <style:style style:name="T188_57" style:family="text">
      <style:text-properties fo:background-color="#ffffff" fo:color="#1155cc" style:text-underline-style="solid" style:text-underline-color="font-color"/>
    </style:style>
    <style:style style:name="T188_58" style:family="text"/>
    <style:style style:name="T188_59" style:family="text">
      <style:text-properties fo:background-color="#ffffff" fo:color="#1155cc" style:text-underline-style="solid" style:text-underline-color="font-color"/>
    </style:style>
    <style:style style:name="T188_60" style:family="text"/>
    <style:style style:name="T188_61" style:family="text">
      <style:text-properties fo:background-color="#ffffff" fo:color="#1155cc" style:text-underline-style="solid" style:text-underline-color="font-color"/>
    </style:style>
    <style:style style:name="T188_62" style:family="text"/>
    <style:style style:name="T188_63" style:family="text">
      <style:text-properties fo:background-color="#ffffff" fo:color="#1155cc" style:text-underline-style="solid" style:text-underline-color="font-color"/>
    </style:style>
    <style:style style:name="T188_64" style:family="text"/>
    <style:style style:name="T188_65" style:family="text">
      <style:text-properties fo:background-color="#ffffff" fo:color="#1155cc" style:text-underline-style="solid" style:text-underline-color="font-color"/>
    </style:style>
    <style:style style:name="T188_66" style:family="text"/>
    <style:style style:name="T188_67" style:family="text">
      <style:text-properties fo:background-color="#ffffff" fo:color="#1155cc" style:text-underline-style="solid" style:text-underline-color="font-color"/>
    </style:style>
    <style:style style:name="P18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background-color="#ffffff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background-color="#ffffff"/>
    </style:style>
    <style:style style:name="T191_2" style:family="text">
      <style:text-properties fo:background-color="#ffffff"/>
    </style:style>
    <style:style style:name="T191_3" style:family="text">
      <style:text-properties fo:background-color="#ffffff"/>
    </style:style>
    <style:style style:name="T191_4" style:family="text">
      <style:text-properties fo:background-color="#ffffff"/>
    </style:style>
    <style:style style:name="T191_5" style:family="text">
      <style:text-properties fo:background-color="#ffffff"/>
    </style:style>
    <style:style style:name="T191_6" style:family="text">
      <style:text-properties fo:background-color="#ffffff"/>
    </style:style>
    <style:style style:name="T191_7" style:family="text">
      <style:text-properties fo:background-color="#ffffff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background-color="#ffffff"/>
    </style:style>
    <style:style style:name="T192_2" style:family="text">
      <style:text-properties fo:background-color="#ffffff"/>
    </style:style>
    <style:style style:name="T192_3" style:family="text">
      <style:text-properties fo:background-color="#ffffff"/>
    </style:style>
    <style:style style:name="T192_4" style:family="text">
      <style:text-properties fo:background-color="#ffffff"/>
    </style:style>
    <style:style style:name="T192_5" style:family="text">
      <style:text-properties fo:background-color="#ffffff"/>
    </style:style>
    <style:style style:name="T192_6" style:family="text">
      <style:text-properties fo:background-color="#ffffff"/>
    </style:style>
    <style:style style:name="T192_7" style:family="text">
      <style:text-properties fo:background-color="#ffffff"/>
    </style:style>
    <style:style style:name="T192_8" style:family="text">
      <style:text-properties fo:background-color="#ffffff"/>
    </style:style>
    <style:style style:name="T192_9" style:family="text">
      <style:text-properties fo:background-color="#ffffff"/>
    </style:style>
    <style:style style:name="T192_10" style:family="text">
      <style:text-properties fo:background-color="#ffffff"/>
    </style:style>
    <style:style style:name="T192_11" style:family="text">
      <style:text-properties fo:background-color="#ffffff"/>
    </style:style>
    <style:style style:name="T192_12" style:family="text">
      <style:text-properties fo:background-color="#ffffff"/>
    </style:style>
    <style:style style:name="T192_13" style:family="text">
      <style:text-properties fo:background-color="#ffffff"/>
    </style:style>
    <style:style style:name="T192_14" style:family="text">
      <style:text-properties fo:background-color="#ffffff"/>
    </style:style>
    <style:style style:name="T192_15" style:family="text">
      <style:text-properties fo:background-color="#ffffff"/>
    </style:style>
    <style:style style:name="T192_16" style:family="text">
      <style:text-properties fo:background-color="#ffffff"/>
    </style:style>
    <style:style style:name="T192_17" style:family="text">
      <style:text-properties fo:background-color="#ffffff"/>
    </style:style>
    <style:style style:name="T192_18" style:family="text">
      <style:text-properties fo:background-color="#ffffff"/>
    </style:style>
    <style:style style:name="T192_19" style:family="text">
      <style:text-properties fo:background-color="#ffffff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background-color="#ffffff"/>
    </style:style>
    <style:style style:name="T193_2" style:family="text">
      <style:text-properties fo:background-color="#ffffff"/>
    </style:style>
    <style:style style:name="T193_3" style:family="text">
      <style:text-properties fo:background-color="#ffffff"/>
    </style:style>
    <style:style style:name="T193_4" style:family="text">
      <style:text-properties fo:background-color="#ffffff"/>
    </style:style>
    <style:style style:name="T193_5" style:family="text"/>
    <style:style style:name="T193_6" style:family="text">
      <style:text-properties fo:background-color="#ffffff" fo:color="#1155cc" style:text-underline-style="solid" style:text-underline-color="font-color"/>
    </style:style>
    <style:style style:name="T193_7" style:family="text"/>
    <style:style style:name="T193_8" style:family="text">
      <style:text-properties fo:background-color="#ffffff" fo:color="#1155cc" style:text-underline-style="solid" style:text-underline-color="font-color"/>
    </style:style>
    <style:style style:name="T193_9" style:family="text"/>
    <style:style style:name="T193_10" style:family="text">
      <style:text-properties fo:background-color="#ffffff" fo:color="#1155cc" style:text-underline-style="solid" style:text-underline-color="font-color"/>
    </style:style>
    <style:style style:name="T193_11" style:family="text"/>
    <style:style style:name="T193_12" style:family="text">
      <style:text-properties fo:background-color="#ffffff" fo:color="#1155cc" style:text-underline-style="solid" style:text-underline-color="font-color"/>
    </style:style>
    <style:style style:name="T193_13" style:family="text"/>
    <style:style style:name="T193_14" style:family="text">
      <style:text-properties fo:background-color="#ffffff" fo:color="#1155cc" style:text-underline-style="solid" style:text-underline-color="font-color"/>
    </style:style>
    <style:style style:name="T193_15" style:family="text"/>
    <style:style style:name="T193_16" style:family="text">
      <style:text-properties fo:background-color="#ffffff" fo:color="#1155cc" style:text-underline-style="solid" style:text-underline-color="font-color"/>
    </style:style>
    <style:style style:name="T193_17" style:family="text"/>
    <style:style style:name="T193_18" style:family="text">
      <style:text-properties fo:background-color="#ffffff" fo:color="#1155cc" style:text-underline-style="solid" style:text-underline-color="font-color"/>
    </style:style>
    <style:style style:name="T193_19" style:family="text"/>
    <style:style style:name="T193_20" style:family="text">
      <style:text-properties fo:background-color="#ffffff" fo:color="#1155cc" style:text-underline-style="solid" style:text-underline-color="font-color"/>
    </style:style>
    <style:style style:name="T193_21" style:family="text"/>
    <style:style style:name="T193_22" style:family="text">
      <style:text-properties fo:background-color="#ffffff" fo:color="#1155cc" style:text-underline-style="solid" style:text-underline-color="font-color"/>
    </style:style>
    <style:style style:name="T193_23" style:family="text"/>
    <style:style style:name="T193_24" style:family="text">
      <style:text-properties fo:background-color="#ffffff" fo:color="#1155cc" style:text-underline-style="solid" style:text-underline-color="font-color"/>
    </style:style>
    <style:style style:name="T193_25" style:family="text"/>
    <style:style style:name="T193_26" style:family="text">
      <style:text-properties fo:background-color="#ffffff" fo:color="#1155cc" style:text-underline-style="solid" style:text-underline-color="font-color"/>
    </style:style>
    <style:style style:name="T193_27" style:family="text"/>
    <style:style style:name="T193_28" style:family="text">
      <style:text-properties fo:background-color="#ffffff" fo:color="#1155cc" style:text-underline-style="solid" style:text-underline-color="font-color"/>
    </style:style>
    <style:style style:name="T193_29" style:family="text"/>
    <style:style style:name="T193_30" style:family="text">
      <style:text-properties fo:background-color="#ffffff" fo:color="#1155cc" style:text-underline-style="solid" style:text-underline-color="font-color"/>
    </style:style>
    <style:style style:name="T193_31" style:family="text"/>
    <style:style style:name="T193_32" style:family="text">
      <style:text-properties fo:background-color="#ffffff" fo:color="#1155cc" style:text-underline-style="solid" style:text-underline-color="font-color"/>
    </style:style>
    <style:style style:name="T193_33" style:family="text"/>
    <style:style style:name="T193_34" style:family="text">
      <style:text-properties fo:background-color="#ffffff" fo:color="#1155cc" style:text-underline-style="solid" style:text-underline-color="font-color"/>
    </style:style>
    <style:style style:name="T193_35" style:family="text"/>
    <style:style style:name="T193_36" style:family="text">
      <style:text-properties fo:background-color="#ffffff" fo:color="#1155cc" style:text-underline-style="solid" style:text-underline-color="font-color"/>
    </style:style>
    <style:style style:name="T193_37" style:family="text"/>
    <style:style style:name="T193_38" style:family="text">
      <style:text-properties fo:background-color="#ffffff" fo:color="#1155cc" style:text-underline-style="solid" style:text-underline-color="font-color"/>
    </style:style>
    <style:style style:name="T193_39" style:family="text"/>
    <style:style style:name="T193_40" style:family="text">
      <style:text-properties fo:background-color="#ffffff" fo:color="#1155cc" style:text-underline-style="solid" style:text-underline-color="font-color"/>
    </style:style>
    <style:style style:name="T193_41" style:family="text"/>
    <style:style style:name="T193_42" style:family="text">
      <style:text-properties fo:background-color="#ffffff" fo:color="#1155cc" style:text-underline-style="solid" style:text-underline-color="font-color"/>
    </style:style>
    <style:style style:name="T193_43" style:family="text"/>
    <style:style style:name="T193_44" style:family="text">
      <style:text-properties fo:background-color="#ffffff" fo:color="#1155cc" style:text-underline-style="solid" style:text-underline-color="font-color"/>
    </style:style>
    <style:style style:name="T193_45" style:family="text"/>
    <style:style style:name="T193_46" style:family="text">
      <style:text-properties fo:background-color="#ffffff" fo:color="#1155cc" style:text-underline-style="solid" style:text-underline-color="font-color"/>
    </style:style>
    <style:style style:name="T193_47" style:family="text"/>
    <style:style style:name="T193_48" style:family="text">
      <style:text-properties fo:background-color="#ffffff" fo:color="#1155cc" style:text-underline-style="solid" style:text-underline-color="font-color"/>
    </style:style>
    <style:style style:name="T193_49" style:family="text"/>
    <style:style style:name="T193_50" style:family="text">
      <style:text-properties fo:background-color="#ffffff" fo:color="#1155cc" style:text-underline-style="solid" style:text-underline-color="font-color"/>
    </style:style>
    <style:style style:name="T193_51" style:family="text"/>
    <style:style style:name="T193_52" style:family="text">
      <style:text-properties fo:background-color="#ffffff" fo:color="#1155cc" style:text-underline-style="solid" style:text-underline-color="font-color"/>
    </style:style>
    <style:style style:name="P19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background-color="#ffffff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background-color="#ffffff"/>
    </style:style>
    <style:style style:name="T196_2" style:family="text">
      <style:text-properties fo:background-color="#ffffff"/>
    </style:style>
    <style:style style:name="T196_3" style:family="text">
      <style:text-properties fo:background-color="#ffffff"/>
    </style:style>
    <style:style style:name="T196_4" style:family="text">
      <style:text-properties fo:background-color="#ffffff"/>
    </style:style>
    <style:style style:name="T196_5" style:family="text">
      <style:text-properties fo:background-color="#ffffff"/>
    </style:style>
    <style:style style:name="T196_6" style:family="text">
      <style:text-properties fo:background-color="#ffffff"/>
    </style:style>
    <style:style style:name="T196_7" style:family="text">
      <style:text-properties fo:background-color="#ffffff"/>
    </style:style>
    <style:style style:name="T196_8" style:family="text">
      <style:text-properties fo:background-color="#ffffff"/>
    </style:style>
    <style:style style:name="T196_9" style:family="text">
      <style:text-properties fo:background-color="#ffffff"/>
    </style:style>
    <style:style style:name="T196_10" style:family="text">
      <style:text-properties fo:background-color="#ffffff"/>
    </style:style>
    <style:style style:name="T196_11" style:family="text">
      <style:text-properties fo:background-color="#ffffff"/>
    </style:style>
    <style:style style:name="T196_12" style:family="text">
      <style:text-properties fo:background-color="#ffffff"/>
    </style:style>
    <style:style style:name="T196_13" style:family="text">
      <style:text-properties fo:background-color="#ffffff"/>
    </style:style>
    <style:style style:name="T196_14" style:family="text">
      <style:text-properties fo:background-color="#ffffff"/>
    </style:style>
    <style:style style:name="T196_15" style:family="text">
      <style:text-properties fo:background-color="#ffffff"/>
    </style:style>
    <style:style style:name="T196_16" style:family="text">
      <style:text-properties fo:background-color="#ffffff"/>
    </style:style>
    <style:style style:name="T196_17" style:family="text">
      <style:text-properties fo:background-color="#ffffff"/>
    </style:style>
    <style:style style:name="T196_18" style:family="text">
      <style:text-properties fo:background-color="#ffffff"/>
    </style:style>
    <style:style style:name="T196_19" style:family="text">
      <style:text-properties fo:background-color="#ffffff"/>
    </style:style>
    <style:style style:name="T196_20" style:family="text">
      <style:text-properties fo:background-color="#ffffff"/>
    </style:style>
    <style:style style:name="T196_21" style:family="text">
      <style:text-properties fo:background-color="#ffffff"/>
    </style:style>
    <style:style style:name="T196_22" style:family="text">
      <style:text-properties fo:background-color="#ffffff"/>
    </style:style>
    <style:style style:name="T196_23" style:family="text">
      <style:text-properties fo:background-color="#ffffff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background-color="#ffffff"/>
    </style:style>
    <style:style style:name="T197_2" style:family="text">
      <style:text-properties fo:background-color="#ffffff"/>
    </style:style>
    <style:style style:name="T197_3" style:family="text">
      <style:text-properties fo:background-color="#ffffff"/>
    </style:style>
    <style:style style:name="T197_4" style:family="text">
      <style:text-properties fo:background-color="#ffffff"/>
    </style:style>
    <style:style style:name="T197_5" style:family="text">
      <style:text-properties fo:background-color="#ffffff"/>
    </style:style>
    <style:style style:name="T197_6" style:family="text">
      <style:text-properties fo:background-color="#ffffff"/>
    </style:style>
    <style:style style:name="T197_7" style:family="text">
      <style:text-properties fo:background-color="#ffffff"/>
    </style:style>
    <style:style style:name="T197_8" style:family="text">
      <style:text-properties fo:background-color="#ffffff"/>
    </style:style>
    <style:style style:name="T197_9" style:family="text">
      <style:text-properties fo:background-color="#ffffff"/>
    </style:style>
    <style:style style:name="T197_10" style:family="text">
      <style:text-properties fo:background-color="#ffffff"/>
    </style:style>
    <style:style style:name="T197_11" style:family="text">
      <style:text-properties fo:background-color="#ffffff"/>
    </style:style>
    <style:style style:name="T197_12" style:family="text">
      <style:text-properties fo:background-color="#ffffff"/>
    </style:style>
    <style:style style:name="T197_13" style:family="text">
      <style:text-properties fo:background-color="#ffffff"/>
    </style:style>
    <style:style style:name="T197_14" style:family="text">
      <style:text-properties fo:background-color="#ffffff"/>
    </style:style>
    <style:style style:name="T197_15" style:family="text">
      <style:text-properties fo:background-color="#ffffff"/>
    </style:style>
    <style:style style:name="T197_16" style:family="text">
      <style:text-properties fo:background-color="#ffffff"/>
    </style:style>
    <style:style style:name="T197_17" style:family="text">
      <style:text-properties fo:background-color="#ffffff"/>
    </style:style>
    <style:style style:name="T197_18" style:family="text">
      <style:text-properties fo:background-color="#ffffff"/>
    </style:style>
    <style:style style:name="T197_19" style:family="text">
      <style:text-properties fo:background-color="#ffffff"/>
    </style:style>
    <style:style style:name="T197_20" style:family="text">
      <style:text-properties fo:background-color="#ffffff"/>
    </style:style>
    <style:style style:name="T197_21" style:family="text">
      <style:text-properties fo:background-color="#ffffff"/>
    </style:style>
    <style:style style:name="T197_22" style:family="text">
      <style:text-properties fo:background-color="#ffffff"/>
    </style:style>
    <style:style style:name="T197_23" style:family="text">
      <style:text-properties fo:background-color="#ffffff"/>
    </style:style>
    <style:style style:name="T197_24" style:family="text">
      <style:text-properties fo:background-color="#ffffff"/>
    </style:style>
    <style:style style:name="T197_25" style:family="text">
      <style:text-properties fo:background-color="#ffffff"/>
    </style:style>
    <style:style style:name="T197_26" style:family="text">
      <style:text-properties fo:background-color="#ffffff"/>
    </style:style>
    <style:style style:name="T197_27" style:family="text">
      <style:text-properties fo:background-color="#ffffff"/>
    </style:style>
    <style:style style:name="T197_28" style:family="text">
      <style:text-properties fo:background-color="#ffffff"/>
    </style:style>
    <style:style style:name="T197_29" style:family="text">
      <style:text-properties fo:background-color="#ffffff"/>
    </style:style>
    <style:style style:name="T197_30" style:family="text">
      <style:text-properties fo:background-color="#ffffff"/>
    </style:style>
    <style:style style:name="T197_31" style:family="text">
      <style:text-properties fo:background-color="#ffffff"/>
    </style:style>
    <style:style style:name="T197_32" style:family="text">
      <style:text-properties fo:background-color="#ffffff"/>
    </style:style>
    <style:style style:name="T197_33" style:family="text">
      <style:text-properties fo:background-color="#ffffff"/>
    </style:style>
    <style:style style:name="T197_34" style:family="text">
      <style:text-properties fo:background-color="#ffffff"/>
    </style:style>
    <style:style style:name="T197_35" style:family="text">
      <style:text-properties fo:background-color="#ffffff"/>
    </style:style>
    <style:style style:name="T197_36" style:family="text">
      <style:text-properties fo:background-color="#ffffff"/>
    </style:style>
    <style:style style:name="T197_37" style:family="text">
      <style:text-properties fo:background-color="#ffffff"/>
    </style:style>
    <style:style style:name="T197_38" style:family="text">
      <style:text-properties fo:background-color="#ffffff"/>
    </style:style>
    <style:style style:name="T197_39" style:family="text">
      <style:text-properties fo:background-color="#ffffff"/>
    </style:style>
    <style:style style:name="T197_40" style:family="text">
      <style:text-properties fo:background-color="#ffffff"/>
    </style:style>
    <style:style style:name="T197_41" style:family="text">
      <style:text-properties fo:background-color="#ffffff"/>
    </style:style>
    <style:style style:name="T197_42" style:family="text">
      <style:text-properties fo:background-color="#ffffff"/>
    </style:style>
    <style:style style:name="T197_43" style:family="text">
      <style:text-properties fo:background-color="#ffffff"/>
    </style:style>
    <style:style style:name="T197_44" style:family="text">
      <style:text-properties fo:background-color="#ffffff"/>
    </style:style>
    <style:style style:name="T197_45" style:family="text">
      <style:text-properties fo:background-color="#ffffff"/>
    </style:style>
    <style:style style:name="T197_46" style:family="text">
      <style:text-properties fo:background-color="#ffffff"/>
    </style:style>
    <style:style style:name="T197_47" style:family="text">
      <style:text-properties fo:background-color="#ffffff"/>
    </style:style>
    <style:style style:name="T197_48" style:family="text">
      <style:text-properties fo:background-color="#ffffff"/>
    </style:style>
    <style:style style:name="T197_49" style:family="text">
      <style:text-properties fo:background-color="#ffffff"/>
    </style:style>
    <style:style style:name="T197_50" style:family="text">
      <style:text-properties fo:background-color="#ffffff"/>
    </style:style>
    <style:style style:name="T197_51" style:family="text">
      <style:text-properties fo:background-color="#ffffff"/>
    </style:style>
    <style:style style:name="T197_52" style:family="text">
      <style:text-properties fo:background-color="#ffffff"/>
    </style:style>
    <style:style style:name="T197_53" style:family="text">
      <style:text-properties fo:background-color="#ffffff"/>
    </style:style>
    <style:style style:name="T197_54" style:family="text">
      <style:text-properties fo:background-color="#ffffff"/>
    </style:style>
    <style:style style:name="T197_55" style:family="text">
      <style:text-properties fo:background-color="#ffffff"/>
    </style:style>
    <style:style style:name="T197_56" style:family="text">
      <style:text-properties fo:background-color="#ffffff"/>
    </style:style>
    <style:style style:name="T197_57" style:family="text">
      <style:text-properties fo:background-color="#ffffff"/>
    </style:style>
    <style:style style:name="T197_58" style:family="text">
      <style:text-properties fo:background-color="#ffffff"/>
    </style:style>
    <style:style style:name="T197_59" style:family="text">
      <style:text-properties fo:background-color="#ffffff"/>
    </style:style>
    <style:style style:name="T197_60" style:family="text">
      <style:text-properties fo:background-color="#ffffff"/>
    </style:style>
    <style:style style:name="T197_61" style:family="text">
      <style:text-properties fo:background-color="#ffffff"/>
    </style:style>
    <style:style style:name="T197_62" style:family="text">
      <style:text-properties fo:background-color="#ffffff"/>
    </style:style>
    <style:style style:name="T197_63" style:family="text">
      <style:text-properties fo:background-color="#ffffff"/>
    </style:style>
    <style:style style:name="T197_64" style:family="text">
      <style:text-properties fo:background-color="#ffffff"/>
    </style:style>
    <style:style style:name="T197_65" style:family="text">
      <style:text-properties fo:background-color="#ffffff"/>
    </style:style>
    <style:style style:name="T197_66" style:family="text">
      <style:text-properties fo:background-color="#ffffff"/>
    </style:style>
    <style:style style:name="T197_67" style:family="text">
      <style:text-properties fo:background-color="#ffffff"/>
    </style:style>
    <style:style style:name="T197_68" style:family="text">
      <style:text-properties fo:background-color="#ffffff"/>
    </style:style>
    <style:style style:name="T197_69" style:family="text">
      <style:text-properties fo:background-color="#ffffff"/>
    </style:style>
    <style:style style:name="T197_70" style:family="text">
      <style:text-properties fo:background-color="#ffffff"/>
    </style:style>
    <style:style style:name="T197_71" style:family="text">
      <style:text-properties fo:background-color="#ffffff"/>
    </style:style>
    <style:style style:name="T197_72" style:family="text">
      <style:text-properties fo:background-color="#ffffff"/>
    </style:style>
    <style:style style:name="T197_73" style:family="text">
      <style:text-properties fo:background-color="#ffffff"/>
    </style:style>
    <style:style style:name="T197_74" style:family="text">
      <style:text-properties fo:background-color="#ffffff"/>
    </style:style>
    <style:style style:name="T197_75" style:family="text">
      <style:text-properties fo:background-color="#ffffff"/>
    </style:style>
    <style:style style:name="T197_76" style:family="text">
      <style:text-properties fo:background-color="#ffffff"/>
    </style:style>
    <style:style style:name="T197_77" style:family="text">
      <style:text-properties fo:background-color="#ffffff"/>
    </style:style>
    <style:style style:name="T197_78" style:family="text">
      <style:text-properties fo:background-color="#ffffff"/>
    </style:style>
    <style:style style:name="T197_79" style:family="text">
      <style:text-properties fo:background-color="#ffffff"/>
    </style:style>
    <style:style style:name="T197_80" style:family="text">
      <style:text-properties fo:background-color="#ffffff"/>
    </style:style>
    <style:style style:name="T197_81" style:family="text">
      <style:text-properties fo:background-color="#ffffff"/>
    </style:style>
    <style:style style:name="T197_82" style:family="text">
      <style:text-properties fo:background-color="#ffffff"/>
    </style:style>
    <style:style style:name="T197_83" style:family="text">
      <style:text-properties fo:background-color="#ffffff"/>
    </style:style>
    <style:style style:name="T197_84" style:family="text">
      <style:text-properties fo:background-color="#ffffff"/>
    </style:style>
    <style:style style:name="T197_85" style:family="text">
      <style:text-properties fo:background-color="#ffffff"/>
    </style:style>
    <style:style style:name="T197_86" style:family="text">
      <style:text-properties fo:background-color="#ffffff"/>
    </style:style>
    <style:style style:name="T197_87" style:family="text">
      <style:text-properties fo:background-color="#ffffff"/>
    </style:style>
    <style:style style:name="T197_88" style:family="text">
      <style:text-properties fo:background-color="#ffffff"/>
    </style:style>
    <style:style style:name="T197_89" style:family="text">
      <style:text-properties fo:background-color="#ffffff"/>
    </style:style>
    <style:style style:name="T197_90" style:family="text">
      <style:text-properties fo:background-color="#ffffff"/>
    </style:style>
    <style:style style:name="T197_91" style:family="text">
      <style:text-properties fo:background-color="#ffffff"/>
    </style:style>
    <style:style style:name="T197_92" style:family="text">
      <style:text-properties fo:background-color="#ffffff"/>
    </style:style>
    <style:style style:name="T197_93" style:family="text">
      <style:text-properties fo:background-color="#ffffff"/>
    </style:style>
    <style:style style:name="T197_94" style:family="text">
      <style:text-properties fo:background-color="#ffffff"/>
    </style:style>
    <style:style style:name="T197_95" style:family="text">
      <style:text-properties fo:background-color="#ffffff"/>
    </style:style>
    <style:style style:name="T197_96" style:family="text">
      <style:text-properties fo:background-color="#ffffff"/>
    </style:style>
    <style:style style:name="T197_97" style:family="text">
      <style:text-properties fo:background-color="#ffffff"/>
    </style:style>
    <style:style style:name="T197_98" style:family="text">
      <style:text-properties fo:background-color="#ffffff"/>
    </style:style>
    <style:style style:name="T197_99" style:family="text">
      <style:text-properties fo:background-color="#ffffff"/>
    </style:style>
    <style:style style:name="T197_100" style:family="text">
      <style:text-properties fo:background-color="#ffffff"/>
    </style:style>
    <style:style style:name="T197_101" style:family="text">
      <style:text-properties fo:background-color="#ffffff"/>
    </style:style>
    <style:style style:name="T197_102" style:family="text">
      <style:text-properties fo:background-color="#ffffff"/>
    </style:style>
    <style:style style:name="T197_103" style:family="text">
      <style:text-properties fo:background-color="#ffffff"/>
    </style:style>
    <style:style style:name="T197_104" style:family="text">
      <style:text-properties fo:background-color="#ffffff"/>
    </style:style>
    <style:style style:name="T197_105" style:family="text">
      <style:text-properties fo:background-color="#ffffff"/>
    </style:style>
    <style:style style:name="T197_106" style:family="text">
      <style:text-properties fo:background-color="#ffffff"/>
    </style:style>
    <style:style style:name="T197_107" style:family="text">
      <style:text-properties fo:background-color="#ffffff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background-color="#ffffff"/>
    </style:style>
    <style:style style:name="T198_2" style:family="text">
      <style:text-properties fo:background-color="#ffffff"/>
    </style:style>
    <style:style style:name="T198_3" style:family="text">
      <style:text-properties fo:background-color="#ffffff"/>
    </style:style>
    <style:style style:name="T198_4" style:family="text">
      <style:text-properties fo:background-color="#ffffff"/>
    </style:style>
    <style:style style:name="T198_5" style:family="text">
      <style:text-properties fo:background-color="#ffffff"/>
    </style:style>
    <style:style style:name="T198_6" style:family="text">
      <style:text-properties fo:background-color="#ffffff"/>
    </style:style>
    <style:style style:name="T198_7" style:family="text">
      <style:text-properties fo:background-color="#ffffff"/>
    </style:style>
    <style:style style:name="T198_8" style:family="text">
      <style:text-properties fo:background-color="#ffffff"/>
    </style:style>
    <style:style style:name="T198_9" style:family="text">
      <style:text-properties fo:background-color="#ffffff"/>
    </style:style>
    <style:style style:name="T198_10" style:family="text">
      <style:text-properties fo:background-color="#ffffff"/>
    </style:style>
    <style:style style:name="T198_11" style:family="text">
      <style:text-properties fo:background-color="#ffffff"/>
    </style:style>
    <style:style style:name="T198_12" style:family="text">
      <style:text-properties fo:background-color="#ffffff"/>
    </style:style>
    <style:style style:name="T198_13" style:family="text">
      <style:text-properties fo:background-color="#ffffff"/>
    </style:style>
    <style:style style:name="T198_14" style:family="text">
      <style:text-properties fo:background-color="#ffffff"/>
    </style:style>
    <style:style style:name="T198_15" style:family="text">
      <style:text-properties fo:background-color="#ffffff"/>
    </style:style>
    <style:style style:name="T198_16" style:family="text">
      <style:text-properties fo:background-color="#ffffff"/>
    </style:style>
    <style:style style:name="T198_17" style:family="text">
      <style:text-properties fo:background-color="#ffffff"/>
    </style:style>
    <style:style style:name="T198_18" style:family="text">
      <style:text-properties fo:background-color="#ffffff"/>
    </style:style>
    <style:style style:name="T198_19" style:family="text">
      <style:text-properties fo:background-color="#ffffff"/>
    </style:style>
    <style:style style:name="T198_20" style:family="text">
      <style:text-properties fo:background-color="#ffffff"/>
    </style:style>
    <style:style style:name="T198_21" style:family="text">
      <style:text-properties fo:background-color="#ffffff"/>
    </style:style>
    <style:style style:name="T198_22" style:family="text">
      <style:text-properties fo:background-color="#ffffff"/>
    </style:style>
    <style:style style:name="T198_23" style:family="text">
      <style:text-properties fo:background-color="#ffffff"/>
    </style:style>
    <style:style style:name="T198_24" style:family="text">
      <style:text-properties fo:background-color="#ffffff"/>
    </style:style>
    <style:style style:name="T198_25" style:family="text">
      <style:text-properties fo:background-color="#ffffff"/>
    </style:style>
    <style:style style:name="T198_26" style:family="text">
      <style:text-properties fo:background-color="#ffffff"/>
    </style:style>
    <style:style style:name="T198_27" style:family="text">
      <style:text-properties fo:background-color="#ffffff"/>
    </style:style>
    <style:style style:name="T198_28" style:family="text">
      <style:text-properties fo:background-color="#ffffff"/>
    </style:style>
    <style:style style:name="T198_29" style:family="text">
      <style:text-properties fo:background-color="#ffffff"/>
    </style:style>
    <style:style style:name="T198_30" style:family="text">
      <style:text-properties fo:background-color="#ffffff"/>
    </style:style>
    <style:style style:name="T198_31" style:family="text">
      <style:text-properties fo:background-color="#ffffff"/>
    </style:style>
    <style:style style:name="T198_32" style:family="text">
      <style:text-properties fo:background-color="#ffffff"/>
    </style:style>
    <style:style style:name="T198_33" style:family="text">
      <style:text-properties fo:background-color="#ffffff"/>
    </style:style>
    <style:style style:name="T198_34" style:family="text">
      <style:text-properties fo:background-color="#ffffff"/>
    </style:style>
    <style:style style:name="T198_35" style:family="text">
      <style:text-properties fo:background-color="#ffffff"/>
    </style:style>
    <style:style style:name="T198_36" style:family="text">
      <style:text-properties fo:background-color="#ffffff"/>
    </style:style>
    <style:style style:name="T198_37" style:family="text">
      <style:text-properties fo:background-color="#ffffff"/>
    </style:style>
    <style:style style:name="T198_38" style:family="text">
      <style:text-properties fo:background-color="#ffffff"/>
    </style:style>
    <style:style style:name="T198_39" style:family="text">
      <style:text-properties fo:background-color="#ffffff"/>
    </style:style>
    <style:style style:name="T198_40" style:family="text">
      <style:text-properties fo:background-color="#ffffff"/>
    </style:style>
    <style:style style:name="T198_41" style:family="text">
      <style:text-properties fo:background-color="#ffffff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background-color="#ffffff"/>
    </style:style>
    <style:style style:name="T199_2" style:family="text">
      <style:text-properties fo:background-color="#ffffff"/>
    </style:style>
    <style:style style:name="T199_3" style:family="text"/>
    <style:style style:name="T199_4" style:family="text">
      <style:text-properties fo:background-color="#ffffff" fo:color="#1155cc" style:text-underline-style="solid" style:text-underline-color="font-color"/>
    </style:style>
    <style:style style:name="T199_5" style:family="text"/>
    <style:style style:name="T199_6" style:family="text">
      <style:text-properties fo:background-color="#ffffff" fo:color="#1155cc" style:text-underline-style="solid" style:text-underline-color="font-color"/>
    </style:style>
    <style:style style:name="T199_7" style:family="text"/>
    <style:style style:name="T199_8" style:family="text">
      <style:text-properties fo:background-color="#ffffff" fo:color="#1155cc" style:text-underline-style="solid" style:text-underline-color="font-color"/>
    </style:style>
    <style:style style:name="T199_9" style:family="text"/>
    <style:style style:name="T199_10" style:family="text">
      <style:text-properties fo:background-color="#ffffff" fo:color="#1155cc" style:text-underline-style="solid" style:text-underline-color="font-color"/>
    </style:style>
    <style:style style:name="T199_11" style:family="text"/>
    <style:style style:name="T199_12" style:family="text">
      <style:text-properties fo:background-color="#ffffff" fo:color="#1155cc" style:text-underline-style="solid" style:text-underline-color="font-color"/>
    </style:style>
    <style:style style:name="T199_13" style:family="text"/>
    <style:style style:name="T199_14" style:family="text">
      <style:text-properties fo:background-color="#ffffff" fo:color="#1155cc" style:text-underline-style="solid" style:text-underline-color="font-color"/>
    </style:style>
    <style:style style:name="T199_15" style:family="text"/>
    <style:style style:name="T199_16" style:family="text">
      <style:text-properties fo:background-color="#ffffff" fo:color="#1155cc" style:text-underline-style="solid" style:text-underline-color="font-color"/>
    </style:style>
    <style:style style:name="T199_17" style:family="text"/>
    <style:style style:name="T199_18" style:family="text">
      <style:text-properties fo:background-color="#ffffff" fo:color="#1155cc" style:text-underline-style="solid" style:text-underline-color="font-color"/>
    </style:style>
    <style:style style:name="T199_19" style:family="text"/>
    <style:style style:name="T199_20" style:family="text">
      <style:text-properties fo:background-color="#ffffff" fo:color="#1155cc" style:text-underline-style="solid" style:text-underline-color="font-color"/>
    </style:style>
    <style:style style:name="T199_21" style:family="text"/>
    <style:style style:name="T199_22" style:family="text">
      <style:text-properties fo:background-color="#ffffff" fo:color="#1155cc" style:text-underline-style="solid" style:text-underline-color="font-color"/>
    </style:style>
    <style:style style:name="T199_23" style:family="text"/>
    <style:style style:name="T199_24" style:family="text">
      <style:text-properties fo:background-color="#ffffff" fo:color="#1155cc" style:text-underline-style="solid" style:text-underline-color="font-color"/>
    </style:style>
    <style:style style:name="T199_25" style:family="text"/>
    <style:style style:name="T199_26" style:family="text">
      <style:text-properties fo:background-color="#ffffff" fo:color="#1155cc" style:text-underline-style="solid" style:text-underline-color="font-color"/>
    </style:style>
    <style:style style:name="T199_27" style:family="text"/>
    <style:style style:name="T199_28" style:family="text">
      <style:text-properties fo:background-color="#ffffff" fo:color="#1155cc" style:text-underline-style="solid" style:text-underline-color="font-color"/>
    </style:style>
    <style:style style:name="T199_29" style:family="text"/>
    <style:style style:name="T199_30" style:family="text">
      <style:text-properties fo:background-color="#ffffff" fo:color="#1155cc" style:text-underline-style="solid" style:text-underline-color="font-color"/>
    </style:style>
    <style:style style:name="T199_31" style:family="text"/>
    <style:style style:name="T199_32" style:family="text">
      <style:text-properties fo:background-color="#ffffff" fo:color="#1155cc" style:text-underline-style="solid" style:text-underline-color="font-color"/>
    </style:style>
    <style:style style:name="T199_33" style:family="text"/>
    <style:style style:name="T199_34" style:family="text">
      <style:text-properties fo:background-color="#ffffff" fo:color="#1155cc" style:text-underline-style="solid" style:text-underline-color="font-color"/>
    </style:style>
    <style:style style:name="T199_35" style:family="text"/>
    <style:style style:name="T199_36" style:family="text">
      <style:text-properties fo:background-color="#ffffff" fo:color="#1155cc" style:text-underline-style="solid" style:text-underline-color="font-color"/>
    </style:style>
    <style:style style:name="T199_37" style:family="text"/>
    <style:style style:name="T199_38" style:family="text">
      <style:text-properties fo:background-color="#ffffff" fo:color="#1155cc" style:text-underline-style="solid" style:text-underline-color="font-color"/>
    </style:style>
    <style:style style:name="T199_39" style:family="text"/>
    <style:style style:name="T199_40" style:family="text">
      <style:text-properties fo:background-color="#ffffff" fo:color="#1155cc" style:text-underline-style="solid" style:text-underline-color="font-color"/>
    </style:style>
    <style:style style:name="T199_41" style:family="text"/>
    <style:style style:name="T199_42" style:family="text">
      <style:text-properties fo:background-color="#ffffff" fo:color="#1155cc" style:text-underline-style="solid" style:text-underline-color="font-color"/>
    </style:style>
    <style:style style:name="T199_43" style:family="text"/>
    <style:style style:name="T199_44" style:family="text">
      <style:text-properties fo:background-color="#ffffff" fo:color="#1155cc" style:text-underline-style="solid" style:text-underline-color="font-color"/>
    </style:style>
    <style:style style:name="T199_45" style:family="text"/>
    <style:style style:name="T199_46" style:family="text">
      <style:text-properties fo:background-color="#ffffff" fo:color="#1155cc" style:text-underline-style="solid" style:text-underline-color="font-color"/>
    </style:style>
    <style:style style:name="T199_47" style:family="text"/>
    <style:style style:name="T199_48" style:family="text">
      <style:text-properties fo:background-color="#ffffff" fo:color="#1155cc" style:text-underline-style="solid" style:text-underline-color="font-color"/>
    </style:style>
    <style:style style:name="T199_49" style:family="text"/>
    <style:style style:name="T199_50" style:family="text">
      <style:text-properties fo:background-color="#ffffff" fo:color="#1155cc" style:text-underline-style="solid" style:text-underline-color="font-color"/>
    </style:style>
    <style:style style:name="T199_51" style:family="text"/>
    <style:style style:name="T199_52" style:family="text">
      <style:text-properties fo:background-color="#ffffff" fo:color="#1155cc" style:text-underline-style="solid" style:text-underline-color="font-color"/>
    </style:style>
    <style:style style:name="T199_53" style:family="text"/>
    <style:style style:name="T199_54" style:family="text">
      <style:text-properties fo:background-color="#ffffff" fo:color="#1155cc" style:text-underline-style="solid" style:text-underline-color="font-color"/>
    </style:style>
    <style:style style:name="T199_55" style:family="text"/>
    <style:style style:name="T199_56" style:family="text">
      <style:text-properties fo:background-color="#ffffff" fo:color="#1155cc" style:text-underline-style="solid" style:text-underline-color="font-color"/>
    </style:style>
    <style:style style:name="T199_57" style:family="text"/>
    <style:style style:name="T199_58" style:family="text">
      <style:text-properties fo:background-color="#ffffff" fo:color="#1155cc" style:text-underline-style="solid" style:text-underline-color="font-color"/>
    </style:style>
    <style:style style:name="T199_59" style:family="text"/>
    <style:style style:name="T199_60" style:family="text">
      <style:text-properties fo:background-color="#ffffff" fo:color="#1155cc" style:text-underline-style="solid" style:text-underline-color="font-color"/>
    </style:style>
    <style:style style:name="T199_61" style:family="text"/>
    <style:style style:name="T199_62" style:family="text">
      <style:text-properties fo:background-color="#ffffff" fo:color="#1155cc" style:text-underline-style="solid" style:text-underline-color="font-color"/>
    </style:style>
    <style:style style:name="T199_63" style:family="text"/>
    <style:style style:name="T199_64" style:family="text">
      <style:text-properties fo:background-color="#ffffff" fo:color="#1155cc" style:text-underline-style="solid" style:text-underline-color="font-color"/>
    </style:style>
    <style:style style:name="T199_65" style:family="text"/>
    <style:style style:name="T199_66" style:family="text">
      <style:text-properties fo:background-color="#ffffff" fo:color="#1155cc" style:text-underline-style="solid" style:text-underline-color="font-color"/>
    </style:style>
    <style:style style:name="T199_67" style:family="text"/>
    <style:style style:name="T199_68" style:family="text">
      <style:text-properties fo:background-color="#ffffff" fo:color="#1155cc" style:text-underline-style="solid" style:text-underline-color="font-color"/>
    </style:style>
    <style:style style:name="T199_69" style:family="text"/>
    <style:style style:name="T199_70" style:family="text">
      <style:text-properties fo:background-color="#ffffff" fo:color="#1155cc" style:text-underline-style="solid" style:text-underline-color="font-color"/>
    </style:style>
    <style:style style:name="T199_71" style:family="text"/>
    <style:style style:name="T199_72" style:family="text">
      <style:text-properties fo:background-color="#ffffff" fo:color="#1155cc" style:text-underline-style="solid" style:text-underline-color="font-color"/>
    </style:style>
    <style:style style:name="T199_73" style:family="text"/>
    <style:style style:name="T199_74" style:family="text">
      <style:text-properties fo:background-color="#ffffff" fo:color="#1155cc" style:text-underline-style="solid" style:text-underline-color="font-color"/>
    </style:style>
    <style:style style:name="T199_75" style:family="text"/>
    <style:style style:name="T199_76" style:family="text">
      <style:text-properties fo:background-color="#ffffff" fo:color="#1155cc" style:text-underline-style="solid" style:text-underline-color="font-color"/>
    </style:style>
    <style:style style:name="T199_77" style:family="text"/>
    <style:style style:name="T199_78" style:family="text">
      <style:text-properties fo:background-color="#ffffff" fo:color="#1155cc" style:text-underline-style="solid" style:text-underline-color="font-color"/>
    </style:style>
    <style:style style:name="T199_79" style:family="text"/>
    <style:style style:name="T199_80" style:family="text">
      <style:text-properties fo:background-color="#ffffff" fo:color="#1155cc" style:text-underline-style="solid" style:text-underline-color="font-color"/>
    </style:style>
    <style:style style:name="T199_81" style:family="text"/>
    <style:style style:name="T199_82" style:family="text">
      <style:text-properties fo:background-color="#ffffff" fo:color="#1155cc" style:text-underline-style="solid" style:text-underline-color="font-color"/>
    </style:style>
    <style:style style:name="T199_83" style:family="text"/>
    <style:style style:name="T199_84" style:family="text">
      <style:text-properties fo:background-color="#ffffff" fo:color="#1155cc" style:text-underline-style="solid" style:text-underline-color="font-color"/>
    </style:style>
    <style:style style:name="T199_85" style:family="text"/>
    <style:style style:name="T199_86" style:family="text">
      <style:text-properties fo:background-color="#ffffff" fo:color="#1155cc" style:text-underline-style="solid" style:text-underline-color="font-color"/>
    </style:style>
    <style:style style:name="T199_87" style:family="text"/>
    <style:style style:name="T199_88" style:family="text">
      <style:text-properties fo:background-color="#ffffff" fo:color="#1155cc" style:text-underline-style="solid" style:text-underline-color="font-color"/>
    </style:style>
    <style:style style:name="T199_89" style:family="text"/>
    <style:style style:name="T199_90" style:family="text">
      <style:text-properties fo:background-color="#ffffff" fo:color="#1155cc" style:text-underline-style="solid" style:text-underline-color="font-color"/>
    </style:style>
    <style:style style:name="T199_91" style:family="text"/>
    <style:style style:name="T199_92" style:family="text">
      <style:text-properties fo:background-color="#ffffff" fo:color="#1155cc" style:text-underline-style="solid" style:text-underline-color="font-color"/>
    </style:style>
    <style:style style:name="T199_93" style:family="text"/>
    <style:style style:name="T199_94" style:family="text">
      <style:text-properties fo:background-color="#ffffff" fo:color="#1155cc" style:text-underline-style="solid" style:text-underline-color="font-color"/>
    </style:style>
    <style:style style:name="T199_95" style:family="text"/>
    <style:style style:name="T199_96" style:family="text">
      <style:text-properties fo:background-color="#ffffff" fo:color="#1155cc" style:text-underline-style="solid" style:text-underline-color="font-color"/>
    </style:style>
    <style:style style:name="T199_97" style:family="text"/>
    <style:style style:name="T199_98" style:family="text">
      <style:text-properties fo:background-color="#ffffff" fo:color="#1155cc" style:text-underline-style="solid" style:text-underline-color="font-color"/>
    </style:style>
    <style:style style:name="T199_99" style:family="text"/>
    <style:style style:name="T199_100" style:family="text">
      <style:text-properties fo:background-color="#ffffff" fo:color="#1155cc" style:text-underline-style="solid" style:text-underline-color="font-color"/>
    </style:style>
    <style:style style:name="T199_101" style:family="text"/>
    <style:style style:name="T199_102" style:family="text">
      <style:text-properties fo:background-color="#ffffff" fo:color="#1155cc" style:text-underline-style="solid" style:text-underline-color="font-color"/>
    </style:style>
    <style:style style:name="T199_103" style:family="text"/>
    <style:style style:name="T199_104" style:family="text">
      <style:text-properties fo:background-color="#ffffff" fo:color="#1155cc" style:text-underline-style="solid" style:text-underline-color="font-color"/>
    </style:style>
    <style:style style:name="T199_105" style:family="text"/>
    <style:style style:name="T199_106" style:family="text">
      <style:text-properties fo:background-color="#ffffff" fo:color="#1155cc" style:text-underline-style="solid" style:text-underline-color="font-color"/>
    </style:style>
    <style:style style:name="T199_107" style:family="text"/>
    <style:style style:name="T199_108" style:family="text">
      <style:text-properties fo:background-color="#ffffff" fo:color="#1155cc" style:text-underline-style="solid" style:text-underline-color="font-color"/>
    </style:style>
    <style:style style:name="T199_109" style:family="text"/>
    <style:style style:name="T199_110" style:family="text">
      <style:text-properties fo:background-color="#ffffff" fo:color="#1155cc" style:text-underline-style="solid" style:text-underline-color="font-color"/>
    </style:style>
    <style:style style:name="T199_111" style:family="text"/>
    <style:style style:name="T199_112" style:family="text">
      <style:text-properties fo:background-color="#ffffff" fo:color="#1155cc" style:text-underline-style="solid" style:text-underline-color="font-color"/>
    </style:style>
    <style:style style:name="T199_113" style:family="text"/>
    <style:style style:name="T199_114" style:family="text">
      <style:text-properties fo:background-color="#ffffff" fo:color="#1155cc" style:text-underline-style="solid" style:text-underline-color="font-color"/>
    </style:style>
    <style:style style:name="T199_115" style:family="text"/>
    <style:style style:name="T199_116" style:family="text">
      <style:text-properties fo:background-color="#ffffff" fo:color="#1155cc" style:text-underline-style="solid" style:text-underline-color="font-color"/>
    </style:style>
    <style:style style:name="T199_117" style:family="text"/>
    <style:style style:name="T199_118" style:family="text">
      <style:text-properties fo:background-color="#ffffff" fo:color="#1155cc" style:text-underline-style="solid" style:text-underline-color="font-color"/>
    </style:style>
    <style:style style:name="T199_119" style:family="text"/>
    <style:style style:name="T199_120" style:family="text">
      <style:text-properties fo:background-color="#ffffff" fo:color="#1155cc" style:text-underline-style="solid" style:text-underline-color="font-color"/>
    </style:style>
    <style:style style:name="T199_121" style:family="text"/>
    <style:style style:name="T199_122" style:family="text">
      <style:text-properties fo:background-color="#ffffff" fo:color="#1155cc" style:text-underline-style="solid" style:text-underline-color="font-color"/>
    </style:style>
    <style:style style:name="T199_123" style:family="text"/>
    <style:style style:name="T199_124" style:family="text">
      <style:text-properties fo:background-color="#ffffff" fo:color="#1155cc" style:text-underline-style="solid" style:text-underline-color="font-color"/>
    </style:style>
    <style:style style:name="T199_125" style:family="text"/>
    <style:style style:name="T199_126" style:family="text">
      <style:text-properties fo:background-color="#ffffff" fo:color="#1155cc" style:text-underline-style="solid" style:text-underline-color="font-color"/>
    </style:style>
    <style:style style:name="T199_127" style:family="text"/>
    <style:style style:name="T199_128" style:family="text">
      <style:text-properties fo:background-color="#ffffff" fo:color="#1155cc" style:text-underline-style="solid" style:text-underline-color="font-color"/>
    </style:style>
    <style:style style:name="T199_129" style:family="text"/>
    <style:style style:name="T199_130" style:family="text">
      <style:text-properties fo:background-color="#ffffff" fo:color="#1155cc" style:text-underline-style="solid" style:text-underline-color="font-color"/>
    </style:style>
    <style:style style:name="T199_131" style:family="text"/>
    <style:style style:name="T199_132" style:family="text">
      <style:text-properties fo:background-color="#ffffff" fo:color="#1155cc" style:text-underline-style="solid" style:text-underline-color="font-color"/>
    </style:style>
    <style:style style:name="T199_133" style:family="text"/>
    <style:style style:name="T199_134" style:family="text">
      <style:text-properties fo:background-color="#ffffff" fo:color="#1155cc" style:text-underline-style="solid" style:text-underline-color="font-color"/>
    </style:style>
    <style:style style:name="T199_135" style:family="text"/>
    <style:style style:name="T199_136" style:family="text">
      <style:text-properties fo:background-color="#ffffff" fo:color="#1155cc" style:text-underline-style="solid" style:text-underline-color="font-color"/>
    </style:style>
    <style:style style:name="T199_137" style:family="text"/>
    <style:style style:name="T199_138" style:family="text">
      <style:text-properties fo:background-color="#ffffff" fo:color="#1155cc" style:text-underline-style="solid" style:text-underline-color="font-color"/>
    </style:style>
    <style:style style:name="T199_139" style:family="text"/>
    <style:style style:name="T199_140" style:family="text">
      <style:text-properties fo:background-color="#ffffff" fo:color="#1155cc" style:text-underline-style="solid" style:text-underline-color="font-color"/>
    </style:style>
    <style:style style:name="T199_141" style:family="text"/>
    <style:style style:name="T199_142" style:family="text">
      <style:text-properties fo:background-color="#ffffff" fo:color="#1155cc" style:text-underline-style="solid" style:text-underline-color="font-color"/>
    </style:style>
    <style:style style:name="T199_143" style:family="text"/>
    <style:style style:name="T199_144" style:family="text">
      <style:text-properties fo:background-color="#ffffff" fo:color="#1155cc" style:text-underline-style="solid" style:text-underline-color="font-color"/>
    </style:style>
    <style:style style:name="T199_145" style:family="text"/>
    <style:style style:name="T199_146" style:family="text">
      <style:text-properties fo:background-color="#ffffff" fo:color="#1155cc" style:text-underline-style="solid" style:text-underline-color="font-color"/>
    </style:style>
    <style:style style:name="T199_147" style:family="text"/>
    <style:style style:name="T199_148" style:family="text">
      <style:text-properties fo:background-color="#ffffff" fo:color="#1155cc" style:text-underline-style="solid" style:text-underline-color="font-color"/>
    </style:style>
    <style:style style:name="T199_149" style:family="text"/>
    <style:style style:name="T199_150" style:family="text">
      <style:text-properties fo:background-color="#ffffff" fo:color="#1155cc" style:text-underline-style="solid" style:text-underline-color="font-color"/>
    </style:style>
    <style:style style:name="T199_151" style:family="text"/>
    <style:style style:name="T199_152" style:family="text">
      <style:text-properties fo:background-color="#ffffff" fo:color="#1155cc" style:text-underline-style="solid" style:text-underline-color="font-color"/>
    </style:style>
    <style:style style:name="T199_153" style:family="text"/>
    <style:style style:name="T199_154" style:family="text">
      <style:text-properties fo:background-color="#ffffff" fo:color="#1155cc" style:text-underline-style="solid" style:text-underline-color="font-color"/>
    </style:style>
    <style:style style:name="T199_155" style:family="text"/>
    <style:style style:name="T199_156" style:family="text">
      <style:text-properties fo:background-color="#ffffff" fo:color="#1155cc" style:text-underline-style="solid" style:text-underline-color="font-color"/>
    </style:style>
    <style:style style:name="T199_157" style:family="text"/>
    <style:style style:name="T199_158" style:family="text">
      <style:text-properties fo:background-color="#ffffff" fo:color="#1155cc" style:text-underline-style="solid" style:text-underline-color="font-color"/>
    </style:style>
    <style:style style:name="T199_159" style:family="text"/>
    <style:style style:name="T199_160" style:family="text">
      <style:text-properties fo:background-color="#ffffff" fo:color="#1155cc" style:text-underline-style="solid" style:text-underline-color="font-color"/>
    </style:style>
    <style:style style:name="T199_161" style:family="text"/>
    <style:style style:name="T199_162" style:family="text">
      <style:text-properties fo:background-color="#ffffff" fo:color="#1155cc" style:text-underline-style="solid" style:text-underline-color="font-color"/>
    </style:style>
    <style:style style:name="T199_163" style:family="text"/>
    <style:style style:name="T199_164" style:family="text">
      <style:text-properties fo:background-color="#ffffff" fo:color="#1155cc" style:text-underline-style="solid" style:text-underline-color="font-color"/>
    </style:style>
    <style:style style:name="T199_165" style:family="text"/>
    <style:style style:name="T199_166" style:family="text">
      <style:text-properties fo:background-color="#ffffff" fo:color="#1155cc" style:text-underline-style="solid" style:text-underline-color="font-color"/>
    </style:style>
    <style:style style:name="T199_167" style:family="text"/>
    <style:style style:name="T199_168" style:family="text">
      <style:text-properties fo:background-color="#ffffff" fo:color="#1155cc" style:text-underline-style="solid" style:text-underline-color="font-color"/>
    </style:style>
    <style:style style:name="T199_169" style:family="text"/>
    <style:style style:name="T199_170" style:family="text">
      <style:text-properties fo:background-color="#ffffff" fo:color="#1155cc" style:text-underline-style="solid" style:text-underline-color="font-color"/>
    </style:style>
    <style:style style:name="T199_171" style:family="text"/>
    <style:style style:name="T199_172" style:family="text">
      <style:text-properties fo:background-color="#ffffff" fo:color="#1155cc" style:text-underline-style="solid" style:text-underline-color="font-color"/>
    </style:style>
    <style:style style:name="T199_173" style:family="text"/>
    <style:style style:name="T199_174" style:family="text">
      <style:text-properties fo:background-color="#ffffff" fo:color="#1155cc" style:text-underline-style="solid" style:text-underline-color="font-color"/>
    </style:style>
    <style:style style:name="T199_175" style:family="text"/>
    <style:style style:name="T199_176" style:family="text">
      <style:text-properties fo:background-color="#ffffff" fo:color="#1155cc" style:text-underline-style="solid" style:text-underline-color="font-color"/>
    </style:style>
    <style:style style:name="T199_177" style:family="text"/>
    <style:style style:name="T199_178" style:family="text">
      <style:text-properties fo:background-color="#ffffff" fo:color="#1155cc" style:text-underline-style="solid" style:text-underline-color="font-color"/>
    </style:style>
    <style:style style:name="T199_179" style:family="text"/>
    <style:style style:name="T199_180" style:family="text">
      <style:text-properties fo:background-color="#ffffff" fo:color="#1155cc" style:text-underline-style="solid" style:text-underline-color="font-color"/>
    </style:style>
    <style:style style:name="T199_181" style:family="text"/>
    <style:style style:name="T199_182" style:family="text">
      <style:text-properties fo:background-color="#ffffff" fo:color="#1155cc" style:text-underline-style="solid" style:text-underline-color="font-color"/>
    </style:style>
    <style:style style:name="T199_183" style:family="text"/>
    <style:style style:name="T199_184" style:family="text">
      <style:text-properties fo:background-color="#ffffff" fo:color="#1155cc" style:text-underline-style="solid" style:text-underline-color="font-color"/>
    </style:style>
    <style:style style:name="T199_185" style:family="text"/>
    <style:style style:name="T199_186" style:family="text">
      <style:text-properties fo:background-color="#ffffff" fo:color="#1155cc" style:text-underline-style="solid" style:text-underline-color="font-color"/>
    </style:style>
    <style:style style:name="T199_187" style:family="text"/>
    <style:style style:name="T199_188" style:family="text">
      <style:text-properties fo:background-color="#ffffff" fo:color="#1155cc" style:text-underline-style="solid" style:text-underline-color="font-color"/>
    </style:style>
    <style:style style:name="T199_189" style:family="text"/>
    <style:style style:name="T199_190" style:family="text">
      <style:text-properties fo:background-color="#ffffff" fo:color="#1155cc" style:text-underline-style="solid" style:text-underline-color="font-color"/>
    </style:style>
    <style:style style:name="T199_191" style:family="text"/>
    <style:style style:name="T199_192" style:family="text">
      <style:text-properties fo:background-color="#ffffff" fo:color="#1155cc" style:text-underline-style="solid" style:text-underline-color="font-color"/>
    </style:style>
    <style:style style:name="T199_193" style:family="text"/>
    <style:style style:name="T199_194" style:family="text">
      <style:text-properties fo:background-color="#ffffff" fo:color="#1155cc" style:text-underline-style="solid" style:text-underline-color="font-color"/>
    </style:style>
    <style:style style:name="T199_195" style:family="text"/>
    <style:style style:name="T199_196" style:family="text">
      <style:text-properties fo:background-color="#ffffff" fo:color="#1155cc" style:text-underline-style="solid" style:text-underline-color="font-color"/>
    </style:style>
    <style:style style:name="T199_197" style:family="text"/>
    <style:style style:name="T199_198" style:family="text">
      <style:text-properties fo:background-color="#ffffff" fo:color="#1155cc" style:text-underline-style="solid" style:text-underline-color="font-color"/>
    </style:style>
    <style:style style:name="P20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background-color="#ffffff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</office:automatic-styles>
  <office:body>
    <office:text>
      <text:p text:style-name="P1"><text:span text:style-name="T1_1">22.03.1966</text:span></text:p>
      <text:p text:style-name="P2"><text:span text:style-name="T2_1">Народилася</text:span><text:span text:style-name="T2_2"><text:s/></text:span></text:p>
      <text:p text:style-name="P3"><text:span text:style-name="T3_1">Народилася</text:span><text:span text:style-name="T3_2"><text:s/></text:span><text:span text:style-name="T3_3">в</text:span><text:span text:style-name="T3_4"><text:s/></text:span><text:span text:style-name="T3_5">м</text:span><text:span text:style-name="T3_6">.<text:s/></text:span><text:span text:style-name="T3_7">Києві</text:span><text:span text:style-name="T3_8"><text:s/></text:span><text:span text:style-name="T3_9">у</text:span><text:span text:style-name="T3_10"><text:s/></text:span><text:span text:style-name="T3_11">родині</text:span><text:span text:style-name="T3_12"><text:s/></text:span><text:span text:style-name="T3_13">лікарів</text:span><text:span text:style-name="T3_14">.<text:s/></text:span><text:span text:style-name="T3_15">Мати</text:span><text:span text:style-name="T3_16"><text:s/>—<text:s/></text:span><text:span text:style-name="T3_17">Катерина</text:span><text:span text:style-name="T3_18"><text:s/></text:span><text:span text:style-name="T3_19">Олегівна</text:span><text:span text:style-name="T3_20"><text:s/></text:span><text:span text:style-name="T3_21">Богомолець</text:span><text:span text:style-name="T3_22">,<text:s/></text:span><text:span text:style-name="T3_23">професор</text:span><text:span text:style-name="T3_24">,<text:s/></text:span><text:span text:style-name="T3_25">керівник</text:span><text:span text:style-name="T3_26"><text:s/></text:span><text:span text:style-name="T3_27">кафедри</text:span><text:span text:style-name="T3_28"><text:s/></text:span><text:span text:style-name="T3_29">патологічної</text:span><text:span text:style-name="T3_30"><text:s/></text:span><text:span text:style-name="T3_31">анатомії</text:span><text:span text:style-name="T3_32"><text:s/></text:span><text:span text:style-name="T3_33">КНМУ</text:span><text:span text:style-name="T3_34"><text:s/></text:span><text:span text:style-name="T3_35">ім</text:span><text:span text:style-name="T3_36">.<text:s/></text:span><text:span text:style-name="T3_37">Богомольця</text:span><text:span text:style-name="T3_38">,<text:s/></text:span></text:p>
      <text:p text:style-name="P4"><text:span text:style-name="T4_1">батько</text:span><text:span text:style-name="T4_2"><text:s/>—<text:s/></text:span><text:span text:style-name="T4_3">Вадим</text:span><text:span text:style-name="T4_4"><text:s/></text:span><text:span text:style-name="T4_5">Акимович</text:span><text:span text:style-name="T4_6"><text:s/></text:span><text:span text:style-name="T4_7">Березовський</text:span><text:span text:style-name="T4_8">,<text:s/></text:span><text:span text:style-name="T4_9">доктор</text:span><text:span text:style-name="T4_10"><text:s/></text:span><text:span text:style-name="T4_11">медичних</text:span><text:span text:style-name="T4_12"><text:s/></text:span><text:span text:style-name="T4_13">наук</text:span><text:span text:style-name="T4_14">,<text:s/></text:span><text:span text:style-name="T4_15">професор</text:span><text:span text:style-name="T4_16">,<text:s/></text:span><text:span text:style-name="T4_17">завідувач</text:span><text:span text:style-name="T4_18"><text:s/></text:span><text:span text:style-name="T4_19">кафедри</text:span><text:span text:style-name="T4_20"><text:s/></text:span><text:span text:style-name="T4_21">клінічної</text:span><text:span text:style-name="T4_22"><text:s/></text:span><text:span text:style-name="T4_23">патофізіології</text:span><text:span text:style-name="T4_24"><text:s/></text:span><text:span text:style-name="T4_25">Інституту</text:span><text:span text:style-name="T4_26"><text:s/></text:span><text:span text:style-name="T4_27">фізіології</text:span><text:span text:style-name="T4_28"><text:s/></text:span><text:span text:style-name="T4_29">ім</text:span><text:span text:style-name="T4_30">.<text:s/></text:span><text:span text:style-name="T4_31">О</text:span><text:span text:style-name="T4_32">.<text:s/></text:span><text:span text:style-name="T4_33">Богомольця</text:span><text:span text:style-name="T4_34">.</text:span></text:p>
      <text:p text:style-name="P5"><text:span text:style-name="T5_1">Офіційний</text:span><text:span text:style-name="T5_2"><text:s/></text:span><text:span text:style-name="T5_3">сайт</text:span><text:span text:style-name="T5_4">,<text:s/></text:span><text:span text:style-name="T5_5"><text:a xlink:type="simple" xlink:href="http://bogomolets.com/ua/biography"><text:span text:style-name="T5_6">http</text:span></text:a></text:span><text:span text:style-name="T5_7"><text:a xlink:type="simple" xlink:href="http://bogomolets.com/ua/biography"><text:span text:style-name="T5_8">://</text:span></text:a></text:span><text:span text:style-name="T5_9"><text:a xlink:type="simple" xlink:href="http://bogomolets.com/ua/biography"><text:span text:style-name="T5_10">bogomolets</text:span></text:a></text:span><text:span text:style-name="T5_11"><text:a xlink:type="simple" xlink:href="http://bogomolets.com/ua/biography"><text:span text:style-name="T5_12">.</text:span></text:a></text:span><text:span text:style-name="T5_13"><text:a xlink:type="simple" xlink:href="http://bogomolets.com/ua/biography"><text:span text:style-name="T5_14">com</text:span></text:a></text:span><text:span text:style-name="T5_15"><text:a xlink:type="simple" xlink:href="http://bogomolets.com/ua/biography"><text:span text:style-name="T5_16">/</text:span></text:a></text:span><text:span text:style-name="T5_17"><text:a xlink:type="simple" xlink:href="http://bogomolets.com/ua/biography"><text:span text:style-name="T5_18">ua</text:span></text:a></text:span><text:span text:style-name="T5_19"><text:a xlink:type="simple" xlink:href="http://bogomolets.com/ua/biography"><text:span text:style-name="T5_20">/</text:span></text:a></text:span><text:span text:style-name="T5_21"><text:a xlink:type="simple" xlink:href="http://bogomolets.com/ua/biography"><text:span text:style-name="T5_22">biography</text:span></text:a></text:span></text:p>
      <text:p text:style-name="P6"/>
      <text:p text:style-name="P7"><text:span text:style-name="T7_1">1989</text:span></text:p>
      <text:p text:style-name="P8"><text:span text:style-name="T8_1">Закінчила</text:span><text:span text:style-name="T8_2"><text:s/></text:span><text:span text:style-name="T8_3">Київський</text:span><text:span text:style-name="T8_4"><text:s/></text:span><text:span text:style-name="T8_5">медичний</text:span><text:span text:style-name="T8_6"><text:s/></text:span><text:span text:style-name="T8_7">інститут</text:span><text:span text:style-name="T8_8"><text:s/></text:span><text:span text:style-name="T8_9">ім</text:span><text:span text:style-name="T8_10">.<text:s/></text:span><text:span text:style-name="T8_11">О</text:span><text:span text:style-name="T8_12">.<text:s/></text:span><text:span text:style-name="T8_13">О</text:span><text:span text:style-name="T8_14">.<text:s/></text:span><text:span text:style-name="T8_15">Богомольця</text:span><text:span text:style-name="T8_16"><text:s/></text:span></text:p>
      <text:p text:style-name="P9"><text:span text:style-name="T9_1">Закінчила</text:span><text:span text:style-name="T9_2"><text:s/></text:span><text:span text:style-name="T9_3">Київський</text:span><text:span text:style-name="T9_4"><text:s/></text:span><text:span text:style-name="T9_5">медичний</text:span><text:span text:style-name="T9_6"><text:s/></text:span><text:span text:style-name="T9_7">інститут</text:span><text:span text:style-name="T9_8"><text:s/></text:span><text:span text:style-name="T9_9">ім</text:span><text:span text:style-name="T9_10">.<text:s/></text:span><text:span text:style-name="T9_11">О</text:span><text:span text:style-name="T9_12">.<text:s/></text:span><text:span text:style-name="T9_13">О</text:span><text:span text:style-name="T9_14">.<text:s/></text:span><text:span text:style-name="T9_15">Богомольця</text:span><text:span text:style-name="T9_16"><text:s/></text:span><text:span text:style-name="T9_17">за</text:span><text:span text:style-name="T9_18"><text:s/></text:span><text:span text:style-name="T9_19">спеціальністю</text:span><text:span text:style-name="T9_20"><text:s/>«</text:span><text:span text:style-name="T9_21">Лікувальна</text:span><text:span text:style-name="T9_22"><text:s/></text:span><text:span text:style-name="T9_23">справа</text:span><text:span text:style-name="T9_24">»</text:span></text:p>
      <text:p text:style-name="P10"><text:span text:style-name="T10_1">Офіційний</text:span><text:span text:style-name="T10_2"><text:s/></text:span><text:span text:style-name="T10_3">сайт</text:span><text:span text:style-name="T10_4">,<text:s/></text:span><text:span text:style-name="T10_5"><text:a xlink:type="simple" xlink:href="http://bogomolets.com/ua/biography"><text:span text:style-name="T10_6">http</text:span></text:a></text:span><text:span text:style-name="T10_7"><text:a xlink:type="simple" xlink:href="http://bogomolets.com/ua/biography"><text:span text:style-name="T10_8">://</text:span></text:a></text:span><text:span text:style-name="T10_9"><text:a xlink:type="simple" xlink:href="http://bogomolets.com/ua/biography"><text:span text:style-name="T10_10">bogomolets</text:span></text:a></text:span><text:span text:style-name="T10_11"><text:a xlink:type="simple" xlink:href="http://bogomolets.com/ua/biography"><text:span text:style-name="T10_12">.</text:span></text:a></text:span><text:span text:style-name="T10_13"><text:a xlink:type="simple" xlink:href="http://bogomolets.com/ua/biography"><text:span text:style-name="T10_14">com</text:span></text:a></text:span><text:span text:style-name="T10_15"><text:a xlink:type="simple" xlink:href="http://bogomolets.com/ua/biography"><text:span text:style-name="T10_16">/</text:span></text:a></text:span><text:span text:style-name="T10_17"><text:a xlink:type="simple" xlink:href="http://bogomolets.com/ua/biography"><text:span text:style-name="T10_18">ua</text:span></text:a></text:span><text:span text:style-name="T10_19"><text:a xlink:type="simple" xlink:href="http://bogomolets.com/ua/biography"><text:span text:style-name="T10_20">/</text:span></text:a></text:span><text:span text:style-name="T10_21"><text:a xlink:type="simple" xlink:href="http://bogomolets.com/ua/biography"><text:span text:style-name="T10_22">biography</text:span></text:a></text:span></text:p>
      <text:p text:style-name="P11"/>
      <text:p text:style-name="P12"><text:span text:style-name="T12_1">1989</text:span></text:p>
      <text:p text:style-name="P13"><text:span text:style-name="T13_1">Почала</text:span><text:span text:style-name="T13_2"><text:s/></text:span><text:span text:style-name="T13_3">проходити</text:span><text:span text:style-name="T13_4"><text:s/></text:span><text:span text:style-name="T13_5"><text:s/></text:span><text:span text:style-name="T13_6">ординатуру</text:span></text:p>
      <text:p text:style-name="P14"><text:span text:style-name="T14_1">Почала</text:span><text:span text:style-name="T14_2"><text:s/></text:span><text:span text:style-name="T14_3">проходити</text:span><text:span text:style-name="T14_4"><text:s/></text:span><text:span text:style-name="T14_5"><text:s/></text:span><text:span text:style-name="T14_6">ординатуру</text:span><text:span text:style-name="T14_7"><text:s/></text:span><text:span text:style-name="T14_8">в</text:span><text:span text:style-name="T14_9"><text:s/></text:span><text:span text:style-name="T14_10">Українському</text:span><text:span text:style-name="T14_11"><text:s/></text:span><text:span text:style-name="T14_12">державному</text:span><text:span text:style-name="T14_13"><text:s/></text:span><text:span text:style-name="T14_14">інституті</text:span><text:span text:style-name="T14_15"><text:s/></text:span><text:span text:style-name="T14_16">удосконалення</text:span><text:span text:style-name="T14_17"><text:s/></text:span><text:span text:style-name="T14_18">лікарів</text:span></text:p>
      <text:p text:style-name="P15"><text:span text:style-name="T15_1">Офіційний</text:span><text:span text:style-name="T15_2"><text:s/></text:span><text:span text:style-name="T15_3">сайт</text:span><text:span text:style-name="T15_4">,<text:s/></text:span><text:span text:style-name="T15_5"><text:a xlink:type="simple" xlink:href="http://bogomolets.com/ua/biography"><text:span text:style-name="T15_6">http</text:span></text:a></text:span><text:span text:style-name="T15_7"><text:a xlink:type="simple" xlink:href="http://bogomolets.com/ua/biography"><text:span text:style-name="T15_8">://</text:span></text:a></text:span><text:span text:style-name="T15_9"><text:a xlink:type="simple" xlink:href="http://bogomolets.com/ua/biography"><text:span text:style-name="T15_10">bogomolets</text:span></text:a></text:span><text:span text:style-name="T15_11"><text:a xlink:type="simple" xlink:href="http://bogomolets.com/ua/biography"><text:span text:style-name="T15_12">.</text:span></text:a></text:span><text:span text:style-name="T15_13"><text:a xlink:type="simple" xlink:href="http://bogomolets.com/ua/biography"><text:span text:style-name="T15_14">com</text:span></text:a></text:span><text:span text:style-name="T15_15"><text:a xlink:type="simple" xlink:href="http://bogomolets.com/ua/biography"><text:span text:style-name="T15_16">/</text:span></text:a></text:span><text:span text:style-name="T15_17"><text:a xlink:type="simple" xlink:href="http://bogomolets.com/ua/biography"><text:span text:style-name="T15_18">ua</text:span></text:a></text:span><text:span text:style-name="T15_19"><text:a xlink:type="simple" xlink:href="http://bogomolets.com/ua/biography"><text:span text:style-name="T15_20">/</text:span></text:a></text:span><text:span text:style-name="T15_21"><text:a xlink:type="simple" xlink:href="http://bogomolets.com/ua/biography"><text:span text:style-name="T15_22">biography</text:span></text:a></text:span></text:p>
      <text:p text:style-name="P16"/>
      <text:p text:style-name="P17"><text:span text:style-name="T17_1">1989</text:span></text:p>
      <text:p text:style-name="P18"><text:span text:style-name="T18_1">Лікар</text:span><text:span text:style-name="T18_2">-</text:span><text:span text:style-name="T18_3">дерматолог</text:span><text:span text:style-name="T18_4"><text:s/></text:span><text:span text:style-name="T18_5">у</text:span><text:span text:style-name="T18_6"><text:s/></text:span><text:span text:style-name="T18_7">Центральному</text:span><text:span text:style-name="T18_8"><text:s/></text:span><text:span text:style-name="T18_9">київському</text:span><text:span text:style-name="T18_10"><text:s/></text:span><text:span text:style-name="T18_11">шкірвендиспансері</text:span><text:span text:style-name="T18_12"><text:s/></text:span></text:p>
      <text:p text:style-name="P19"><text:span text:style-name="T19_1">Лікар</text:span><text:span text:style-name="T19_2">-</text:span><text:span text:style-name="T19_3">дерматолог</text:span><text:span text:style-name="T19_4"><text:s/></text:span><text:span text:style-name="T19_5">у</text:span><text:span text:style-name="T19_6"><text:s/></text:span><text:span text:style-name="T19_7">Центральному</text:span><text:span text:style-name="T19_8"><text:s/></text:span><text:span text:style-name="T19_9">київському</text:span><text:span text:style-name="T19_10"><text:s/></text:span><text:span text:style-name="T19_11">шкірвендиспансері</text:span><text:span text:style-name="T19_12"><text:s/></text:span><text:span text:style-name="T19_13">до</text:span><text:span text:style-name="T19_14"><text:s/>1991</text:span><text:span text:style-name="T19_15">р</text:span><text:span text:style-name="T19_16">.<text:s/></text:span><text:span text:style-name="T19_17">Відповідальна</text:span><text:span text:style-name="T19_18"><text:s/></text:span><text:span text:style-name="T19_19">за</text:span><text:span text:style-name="T19_20"><text:s/></text:span><text:span text:style-name="T19_21">клінічний</text:span><text:span text:style-name="T19_22"><text:s/></text:span><text:span text:style-name="T19_23">прийом</text:span><text:span text:style-name="T19_24">,<text:s/></text:span><text:span text:style-name="T19_25">огляд</text:span><text:span text:style-name="T19_26"><text:s/></text:span><text:span text:style-name="T19_27">та</text:span><text:span text:style-name="T19_28"><text:s/></text:span><text:span text:style-name="T19_29">лікування</text:span><text:span text:style-name="T19_30"><text:s/></text:span><text:span text:style-name="T19_31">пацієнтів</text:span><text:span text:style-name="T19_32"><text:s/></text:span><text:span text:style-name="T19_33">із</text:span><text:span text:style-name="T19_34"><text:s/></text:span><text:span text:style-name="T19_35">широким</text:span><text:span text:style-name="T19_36"><text:s/></text:span><text:span text:style-name="T19_37">спектром</text:span><text:span text:style-name="T19_38"><text:s/></text:span><text:span text:style-name="T19_39">дерматологічних</text:span><text:span text:style-name="T19_40"><text:s/></text:span><text:span text:style-name="T19_41">захворювань</text:span><text:span text:style-name="T19_42">.</text:span></text:p>
      <text:p text:style-name="P20"><text:span text:style-name="T20_1">Офіційний</text:span><text:span text:style-name="T20_2"><text:s/></text:span><text:span text:style-name="T20_3">сайт</text:span><text:span text:style-name="T20_4">,<text:s/></text:span><text:span text:style-name="T20_5"><text:a xlink:type="simple" xlink:href="http://bogomolets.com/ua/biography/career"><text:span text:style-name="T20_6">http</text:span></text:a></text:span><text:span text:style-name="T20_7"><text:a xlink:type="simple" xlink:href="http://bogomolets.com/ua/biography/career"><text:span text:style-name="T20_8">://</text:span></text:a></text:span><text:span text:style-name="T20_9"><text:a xlink:type="simple" xlink:href="http://bogomolets.com/ua/biography/career"><text:span text:style-name="T20_10">bogomolets</text:span></text:a></text:span><text:span text:style-name="T20_11"><text:a xlink:type="simple" xlink:href="http://bogomolets.com/ua/biography/career"><text:span text:style-name="T20_12">.</text:span></text:a></text:span><text:span text:style-name="T20_13"><text:a xlink:type="simple" xlink:href="http://bogomolets.com/ua/biography/career"><text:span text:style-name="T20_14">com</text:span></text:a></text:span><text:span text:style-name="T20_15"><text:a xlink:type="simple" xlink:href="http://bogomolets.com/ua/biography/career"><text:span text:style-name="T20_16">/</text:span></text:a></text:span><text:span text:style-name="T20_17"><text:a xlink:type="simple" xlink:href="http://bogomolets.com/ua/biography/career"><text:span text:style-name="T20_18">ua</text:span></text:a></text:span><text:span text:style-name="T20_19"><text:a xlink:type="simple" xlink:href="http://bogomolets.com/ua/biography/career"><text:span text:style-name="T20_20">/</text:span></text:a></text:span><text:span text:style-name="T20_21"><text:a xlink:type="simple" xlink:href="http://bogomolets.com/ua/biography/career"><text:span text:style-name="T20_22">biography</text:span></text:a></text:span><text:span text:style-name="T20_23"><text:a xlink:type="simple" xlink:href="http://bogomolets.com/ua/biography/career"><text:span text:style-name="T20_24">/</text:span></text:a></text:span><text:span text:style-name="T20_25"><text:a xlink:type="simple" xlink:href="http://bogomolets.com/ua/biography/career"><text:span text:style-name="T20_26">career</text:span></text:a></text:span></text:p>
      <text:p text:style-name="P21"/>
      <text:p text:style-name="P22"><text:span text:style-name="T22_1">1991</text:span></text:p>
      <text:p text:style-name="P23"><text:span text:style-name="T23_1">Консультант</text:span><text:span text:style-name="T23_2">/</text:span><text:span text:style-name="T23_3">дерматолог</text:span><text:span text:style-name="T23_4"><text:s/></text:span><text:span text:style-name="T23_5">Міністерства</text:span><text:span text:style-name="T23_6"><text:s/></text:span><text:span text:style-name="T23_7">внутрішніх</text:span><text:span text:style-name="T23_8"><text:s/></text:span><text:span text:style-name="T23_9">справ</text:span><text:span text:style-name="T23_10"><text:s/></text:span><text:span text:style-name="T23_11">України</text:span><text:span text:style-name="T23_12"><text:s/></text:span><text:span text:style-name="T23_13">до</text:span><text:span text:style-name="T23_14"><text:s/>1993</text:span><text:span text:style-name="T23_15">р</text:span><text:span text:style-name="T23_16">.<text:s/></text:span></text:p>
      <text:p text:style-name="P24"><text:span text:style-name="T24_1">консультант</text:span><text:span text:style-name="T24_2">/</text:span><text:span text:style-name="T24_3">дерматолог</text:span><text:span text:style-name="T24_4"><text:s/></text:span><text:span text:style-name="T24_5">Міністерства</text:span><text:span text:style-name="T24_6"><text:s/></text:span><text:span text:style-name="T24_7">внутрішніх</text:span><text:span text:style-name="T24_8"><text:s/></text:span><text:span text:style-name="T24_9">справ</text:span><text:span text:style-name="T24_10"><text:s/></text:span><text:span text:style-name="T24_11">України</text:span><text:span text:style-name="T24_12">.<text:s/></text:span><text:span text:style-name="T24_13">Працювала</text:span><text:span text:style-name="T24_14"><text:s/></text:span><text:span text:style-name="T24_15">спеціальним</text:span><text:span text:style-name="T24_16"><text:s/></text:span><text:span text:style-name="T24_17">лікарем</text:span><text:span text:style-name="T24_18"><text:s/></text:span><text:span text:style-name="T24_19">з</text:span><text:span text:style-name="T24_20"><text:s/></text:span><text:span text:style-name="T24_21">дерматологічних</text:span><text:span text:style-name="T24_22"><text:s/></text:span><text:span text:style-name="T24_23">розладів</text:span><text:span text:style-name="T24_24"><text:s/></text:span><text:span text:style-name="T24_25">у</text:span><text:span text:style-name="T24_26"><text:s/></text:span><text:span text:style-name="T24_27">колишніх</text:span><text:span text:style-name="T24_28"><text:s/></text:span><text:span text:style-name="T24_29">та</text:span><text:span text:style-name="T24_30"><text:s/></text:span><text:span text:style-name="T24_31">теперішніх</text:span><text:span text:style-name="T24_32"><text:s/></text:span><text:span text:style-name="T24_33">державних</text:span><text:span text:style-name="T24_34"><text:s/></text:span><text:span text:style-name="T24_35">працівників</text:span><text:span text:style-name="T24_36">,<text:s/></text:span><text:span text:style-name="T24_37">що</text:span><text:span text:style-name="T24_38"><text:s/></text:span><text:span text:style-name="T24_39">перебували</text:span><text:span text:style-name="T24_40"><text:s/></text:span><text:span text:style-name="T24_41">в</text:span><text:span text:style-name="T24_42"><text:s/></text:span><text:span text:style-name="T24_43">Зоні</text:span><text:span text:style-name="T24_44"><text:s/></text:span><text:span text:style-name="T24_45">ураження</text:span><text:span text:style-name="T24_46"><text:s/></text:span><text:span text:style-name="T24_47">Чорнобильської</text:span><text:span text:style-name="T24_48"><text:s/></text:span><text:span text:style-name="T24_49">катастрофи</text:span><text:span text:style-name="T24_50">.</text:span></text:p>
      <text:p text:style-name="P25"><text:span text:style-name="T25_1">Офіційний</text:span><text:span text:style-name="T25_2"><text:s/></text:span><text:span text:style-name="T25_3">сайт</text:span><text:span text:style-name="T25_4">,<text:s/></text:span><text:span text:style-name="T25_5"><text:a xlink:type="simple" xlink:href="http://bogomolets.com/ua/biography/career"><text:span text:style-name="T25_6">http</text:span></text:a></text:span><text:span text:style-name="T25_7"><text:a xlink:type="simple" xlink:href="http://bogomolets.com/ua/biography/career"><text:span text:style-name="T25_8">://</text:span></text:a></text:span><text:span text:style-name="T25_9"><text:a xlink:type="simple" xlink:href="http://bogomolets.com/ua/biography/career"><text:span text:style-name="T25_10">bogomolets</text:span></text:a></text:span><text:span text:style-name="T25_11"><text:a xlink:type="simple" xlink:href="http://bogomolets.com/ua/biography/career"><text:span text:style-name="T25_12">.</text:span></text:a></text:span><text:span text:style-name="T25_13"><text:a xlink:type="simple" xlink:href="http://bogomolets.com/ua/biography/career"><text:span text:style-name="T25_14">com</text:span></text:a></text:span><text:span text:style-name="T25_15"><text:a xlink:type="simple" xlink:href="http://bogomolets.com/ua/biography/career"><text:span text:style-name="T25_16">/</text:span></text:a></text:span><text:span text:style-name="T25_17"><text:a xlink:type="simple" xlink:href="http://bogomolets.com/ua/biography/career"><text:span text:style-name="T25_18">ua</text:span></text:a></text:span><text:span text:style-name="T25_19"><text:a xlink:type="simple" xlink:href="http://bogomolets.com/ua/biography/career"><text:span text:style-name="T25_20">/</text:span></text:a></text:span><text:span text:style-name="T25_21"><text:a xlink:type="simple" xlink:href="http://bogomolets.com/ua/biography/career"><text:span text:style-name="T25_22">biography</text:span></text:a></text:span><text:span text:style-name="T25_23"><text:a xlink:type="simple" xlink:href="http://bogomolets.com/ua/biography/career"><text:span text:style-name="T25_24">/</text:span></text:a></text:span><text:span text:style-name="T25_25"><text:a xlink:type="simple" xlink:href="http://bogomolets.com/ua/biography/career"><text:span text:style-name="T25_26">career</text:span></text:a></text:span></text:p>
      <text:p text:style-name="P26"/>
      <text:p text:style-name="P27"><text:span text:style-name="T27_1">1991</text:span></text:p>
      <text:p text:style-name="P28"><text:span text:style-name="T28_1">Старший</text:span><text:span text:style-name="T28_2"><text:s/></text:span><text:span text:style-name="T28_3">науковий</text:span><text:span text:style-name="T28_4"><text:s/></text:span><text:span text:style-name="T28_5">співробітник</text:span><text:span text:style-name="T28_6"><text:s/></text:span><text:span text:style-name="T28_7">лабораторії</text:span><text:span text:style-name="T28_8"><text:s/></text:span></text:p>
      <text:p text:style-name="P29"><text:span text:style-name="T29_1">Старший</text:span><text:span text:style-name="T29_2"><text:s/></text:span><text:span text:style-name="T29_3">науковий</text:span><text:span text:style-name="T29_4"><text:s/></text:span><text:span text:style-name="T29_5">співробітник</text:span><text:span text:style-name="T29_6"><text:s/></text:span><text:span text:style-name="T29_7">лабораторії</text:span><text:span text:style-name="T29_8"><text:s/></text:span><text:span text:style-name="T29_9">радіологічної</text:span><text:span text:style-name="T29_10"><text:s/></text:span><text:span text:style-name="T29_11">патології</text:span><text:span text:style-name="T29_12"><text:s/></text:span><text:span text:style-name="T29_13">Міністерства</text:span><text:span text:style-name="T29_14"><text:s/></text:span><text:span text:style-name="T29_15">охорони</text:span><text:span text:style-name="T29_16"><text:s/></text:span><text:span text:style-name="T29_17">здоров</text:span><text:span text:style-name="T29_18">’</text:span><text:span text:style-name="T29_19">я</text:span><text:span text:style-name="T29_20"><text:s/></text:span><text:span text:style-name="T29_21">України</text:span><text:span text:style-name="T29_22"><text:s/></text:span><text:span text:style-name="T29_23">до</text:span><text:span text:style-name="T29_24"><text:s/>1994</text:span><text:span text:style-name="T29_25">р</text:span><text:span text:style-name="T29_26">.<text:s/></text:span><text:span text:style-name="T29_27">Відповідальна</text:span><text:span text:style-name="T29_28"><text:s/></text:span><text:span text:style-name="T29_29">за</text:span><text:span text:style-name="T29_30"><text:s/></text:span><text:span text:style-name="T29_31">всі</text:span><text:span text:style-name="T29_32"><text:s/></text:span><text:span text:style-name="T29_33">аспекти</text:span><text:span text:style-name="T29_34"><text:s/></text:span><text:span text:style-name="T29_35">досліджень</text:span><text:span text:style-name="T29_36"><text:s/></text:span><text:span text:style-name="T29_37">морфологічних</text:span><text:span text:style-name="T29_38"><text:s/></text:span><text:span text:style-name="T29_39">наслідків</text:span><text:span text:style-name="T29_40"><text:s/></text:span><text:span text:style-name="T29_41">для</text:span><text:span text:style-name="T29_42"><text:s/></text:span><text:span text:style-name="T29_43">шкіри</text:span><text:span text:style-name="T29_44"><text:s/></text:span><text:span text:style-name="T29_45">від</text:span><text:span text:style-name="T29_46"><text:s/></text:span><text:span text:style-name="T29_47">радіологічного</text:span><text:span text:style-name="T29_48"><text:s/></text:span><text:span text:style-name="T29_49">ураження</text:span><text:span text:style-name="T29_50"><text:s/></text:span><text:span text:style-name="T29_51">внаслідок</text:span><text:span text:style-name="T29_52"><text:s/></text:span><text:span text:style-name="T29_53">Чорнобильської</text:span><text:span text:style-name="T29_54"><text:s/></text:span><text:span text:style-name="T29_55">катастрофи</text:span><text:span text:style-name="T29_56">.</text:span></text:p>
      <text:p text:style-name="P30"><text:span text:style-name="T30_1">Офіційний</text:span><text:span text:style-name="T30_2"><text:s/></text:span><text:span text:style-name="T30_3">сайт</text:span><text:span text:style-name="T30_4">,<text:s/></text:span><text:span text:style-name="T30_5"><text:a xlink:type="simple" xlink:href="http://bogomolets.com/ua/biography/career"><text:span text:style-name="T30_6">http</text:span></text:a></text:span><text:span text:style-name="T30_7"><text:a xlink:type="simple" xlink:href="http://bogomolets.com/ua/biography/career"><text:span text:style-name="T30_8">://</text:span></text:a></text:span><text:span text:style-name="T30_9"><text:a xlink:type="simple" xlink:href="http://bogomolets.com/ua/biography/career"><text:span text:style-name="T30_10">bogomolets</text:span></text:a></text:span><text:span text:style-name="T30_11"><text:a xlink:type="simple" xlink:href="http://bogomolets.com/ua/biography/career"><text:span text:style-name="T30_12">.</text:span></text:a></text:span><text:span text:style-name="T30_13"><text:a xlink:type="simple" xlink:href="http://bogomolets.com/ua/biography/career"><text:span text:style-name="T30_14">com</text:span></text:a></text:span><text:span text:style-name="T30_15"><text:a xlink:type="simple" xlink:href="http://bogomolets.com/ua/biography/career"><text:span text:style-name="T30_16">/</text:span></text:a></text:span><text:span text:style-name="T30_17"><text:a xlink:type="simple" xlink:href="http://bogomolets.com/ua/biography/career"><text:span text:style-name="T30_18">ua</text:span></text:a></text:span><text:span text:style-name="T30_19"><text:a xlink:type="simple" xlink:href="http://bogomolets.com/ua/biography/career"><text:span text:style-name="T30_20">/</text:span></text:a></text:span><text:span text:style-name="T30_21"><text:a xlink:type="simple" xlink:href="http://bogomolets.com/ua/biography/career"><text:span text:style-name="T30_22">biography</text:span></text:a></text:span><text:span text:style-name="T30_23"><text:a xlink:type="simple" xlink:href="http://bogomolets.com/ua/biography/career"><text:span text:style-name="T30_24">/</text:span></text:a></text:span><text:span text:style-name="T30_25"><text:a xlink:type="simple" xlink:href="http://bogomolets.com/ua/biography/career"><text:span text:style-name="T30_26">career</text:span></text:a></text:span></text:p>
      <text:p text:style-name="P31"/>
      <text:p text:style-name="P32"><text:span text:style-name="T32_1">1991</text:span></text:p>
      <text:p text:style-name="P33"><text:span text:style-name="T33_1">Лауреат</text:span><text:span text:style-name="T33_2"><text:s/>3<text:s/></text:span><text:span text:style-name="T33_3">Українського</text:span><text:span text:style-name="T33_4"><text:s/></text:span><text:span text:style-name="T33_5">фестивалю</text:span><text:span text:style-name="T33_6"><text:s/></text:span><text:span text:style-name="T33_7">авторської</text:span><text:span text:style-name="T33_8"><text:s/></text:span><text:span text:style-name="T33_9">пісні</text:span><text:span text:style-name="T33_10"><text:s/></text:span><text:span text:style-name="T33_11">та</text:span><text:span text:style-name="T33_12"><text:s/></text:span><text:span text:style-name="T33_13">співаної</text:span><text:span text:style-name="T33_14"><text:s/></text:span><text:span text:style-name="T33_15">поезії</text:span><text:span text:style-name="T33_16"><text:s/>«</text:span><text:span text:style-name="T33_17">Оберіг</text:span><text:span text:style-name="T33_18">»</text:span></text:p>
      <text:p text:style-name="P34"><text:span text:style-name="T34_1">Лауреат</text:span><text:span text:style-name="T34_2"><text:s/>3<text:s/></text:span><text:span text:style-name="T34_3">Українського</text:span><text:span text:style-name="T34_4"><text:s/></text:span><text:span text:style-name="T34_5">фестивалю</text:span><text:span text:style-name="T34_6"><text:s/></text:span><text:span text:style-name="T34_7">авторської</text:span><text:span text:style-name="T34_8"><text:s/></text:span><text:span text:style-name="T34_9">пісні</text:span><text:span text:style-name="T34_10"><text:s/></text:span><text:span text:style-name="T34_11">та</text:span><text:span text:style-name="T34_12"><text:s/></text:span><text:span text:style-name="T34_13">співаної</text:span><text:span text:style-name="T34_14"><text:s/></text:span><text:span text:style-name="T34_15">поезії</text:span><text:span text:style-name="T34_16"><text:s/>«</text:span><text:span text:style-name="T34_17">Оберіг</text:span><text:span text:style-name="T34_18">»</text:span></text:p>
      <text:p text:style-name="P35"><text:span text:style-name="T35_1">Офіційний</text:span><text:span text:style-name="T35_2"><text:s/></text:span><text:span text:style-name="T35_3">сайт</text:span><text:span text:style-name="T35_4">,<text:s/></text:span><text:span text:style-name="T35_5"><text:a xlink:type="simple" xlink:href="http://bogomolets.com/ua/biography/awards-and-titles"><text:span text:style-name="T35_6">http</text:span></text:a></text:span><text:span text:style-name="T35_7"><text:a xlink:type="simple" xlink:href="http://bogomolets.com/ua/biography/awards-and-titles"><text:span text:style-name="T35_8">://</text:span></text:a></text:span><text:span text:style-name="T35_9"><text:a xlink:type="simple" xlink:href="http://bogomolets.com/ua/biography/awards-and-titles"><text:span text:style-name="T35_10">bogomolets</text:span></text:a></text:span><text:span text:style-name="T35_11"><text:a xlink:type="simple" xlink:href="http://bogomolets.com/ua/biography/awards-and-titles"><text:span text:style-name="T35_12">.</text:span></text:a></text:span><text:span text:style-name="T35_13"><text:a xlink:type="simple" xlink:href="http://bogomolets.com/ua/biography/awards-and-titles"><text:span text:style-name="T35_14">com</text:span></text:a></text:span><text:span text:style-name="T35_15"><text:a xlink:type="simple" xlink:href="http://bogomolets.com/ua/biography/awards-and-titles"><text:span text:style-name="T35_16">/</text:span></text:a></text:span><text:span text:style-name="T35_17"><text:a xlink:type="simple" xlink:href="http://bogomolets.com/ua/biography/awards-and-titles"><text:span text:style-name="T35_18">ua</text:span></text:a></text:span><text:span text:style-name="T35_19"><text:a xlink:type="simple" xlink:href="http://bogomolets.com/ua/biography/awards-and-titles"><text:span text:style-name="T35_20">/</text:span></text:a></text:span><text:span text:style-name="T35_21"><text:a xlink:type="simple" xlink:href="http://bogomolets.com/ua/biography/awards-and-titles"><text:span text:style-name="T35_22">biography</text:span></text:a></text:span><text:span text:style-name="T35_23"><text:a xlink:type="simple" xlink:href="http://bogomolets.com/ua/biography/awards-and-titles"><text:span text:style-name="T35_24">/</text:span></text:a></text:span><text:span text:style-name="T35_25"><text:a xlink:type="simple" xlink:href="http://bogomolets.com/ua/biography/awards-and-titles"><text:span text:style-name="T35_26">awards</text:span></text:a></text:span><text:span text:style-name="T35_27"><text:a xlink:type="simple" xlink:href="http://bogomolets.com/ua/biography/awards-and-titles"><text:span text:style-name="T35_28">-</text:span></text:a></text:span><text:span text:style-name="T35_29"><text:a xlink:type="simple" xlink:href="http://bogomolets.com/ua/biography/awards-and-titles"><text:span text:style-name="T35_30">and</text:span></text:a></text:span><text:span text:style-name="T35_31"><text:a xlink:type="simple" xlink:href="http://bogomolets.com/ua/biography/awards-and-titles"><text:span text:style-name="T35_32">-</text:span></text:a></text:span><text:span text:style-name="T35_33"><text:a xlink:type="simple" xlink:href="http://bogomolets.com/ua/biography/awards-and-titles"><text:span text:style-name="T35_34">titles</text:span></text:a></text:span></text:p>
      <text:p text:style-name="P36"/>
      <text:p text:style-name="P37"><text:span text:style-name="T37_1">1991</text:span></text:p>
      <text:p text:style-name="P38"><text:span text:style-name="T38_1">Лауреат</text:span><text:span text:style-name="T38_2"><text:s/></text:span><text:span text:style-name="T38_3">Міжнародного</text:span><text:span text:style-name="T38_4"><text:s/></text:span><text:span text:style-name="T38_5">фестивалю</text:span><text:span text:style-name="T38_6"><text:s/>«</text:span><text:span text:style-name="T38_7">Сопот</text:span><text:span text:style-name="T38_8">»<text:s/></text:span></text:p>
      <text:p text:style-name="P39"><text:span text:style-name="T39_1">Лауреат</text:span><text:span text:style-name="T39_2"><text:s/></text:span><text:span text:style-name="T39_3">Міжнародного</text:span><text:span text:style-name="T39_4"><text:s/></text:span><text:span text:style-name="T39_5">фестивалю</text:span><text:span text:style-name="T39_6"><text:s/>«</text:span><text:span text:style-name="T39_7">Сопот</text:span><text:span text:style-name="T39_8">»<text:s/></text:span></text:p>
      <text:p text:style-name="P40"><text:span text:style-name="T40_1">Офіційний</text:span><text:span text:style-name="T40_2"><text:s/></text:span><text:span text:style-name="T40_3">сайт</text:span><text:span text:style-name="T40_4">,<text:s/></text:span><text:span text:style-name="T40_5"><text:a xlink:type="simple" xlink:href="http://bogomolets.com/ua/biography/awards-and-titles"><text:span text:style-name="T40_6">http</text:span></text:a></text:span><text:span text:style-name="T40_7"><text:a xlink:type="simple" xlink:href="http://bogomolets.com/ua/biography/awards-and-titles"><text:span text:style-name="T40_8">://</text:span></text:a></text:span><text:span text:style-name="T40_9"><text:a xlink:type="simple" xlink:href="http://bogomolets.com/ua/biography/awards-and-titles"><text:span text:style-name="T40_10">bogomolets</text:span></text:a></text:span><text:span text:style-name="T40_11"><text:a xlink:type="simple" xlink:href="http://bogomolets.com/ua/biography/awards-and-titles"><text:span text:style-name="T40_12">.</text:span></text:a></text:span><text:span text:style-name="T40_13"><text:a xlink:type="simple" xlink:href="http://bogomolets.com/ua/biography/awards-and-titles"><text:span text:style-name="T40_14">com</text:span></text:a></text:span><text:span text:style-name="T40_15"><text:a xlink:type="simple" xlink:href="http://bogomolets.com/ua/biography/awards-and-titles"><text:span text:style-name="T40_16">/</text:span></text:a></text:span><text:span text:style-name="T40_17"><text:a xlink:type="simple" xlink:href="http://bogomolets.com/ua/biography/awards-and-titles"><text:span text:style-name="T40_18">ua</text:span></text:a></text:span><text:span text:style-name="T40_19"><text:a xlink:type="simple" xlink:href="http://bogomolets.com/ua/biography/awards-and-titles"><text:span text:style-name="T40_20">/</text:span></text:a></text:span><text:span text:style-name="T40_21"><text:a xlink:type="simple" xlink:href="http://bogomolets.com/ua/biography/awards-and-titles"><text:span text:style-name="T40_22">biography</text:span></text:a></text:span><text:span text:style-name="T40_23"><text:a xlink:type="simple" xlink:href="http://bogomolets.com/ua/biography/awards-and-titles"><text:span text:style-name="T40_24">/</text:span></text:a></text:span><text:span text:style-name="T40_25"><text:a xlink:type="simple" xlink:href="http://bogomolets.com/ua/biography/awards-and-titles"><text:span text:style-name="T40_26">awards</text:span></text:a></text:span><text:span text:style-name="T40_27"><text:a xlink:type="simple" xlink:href="http://bogomolets.com/ua/biography/awards-and-titles"><text:span text:style-name="T40_28">-</text:span></text:a></text:span><text:span text:style-name="T40_29"><text:a xlink:type="simple" xlink:href="http://bogomolets.com/ua/biography/awards-and-titles"><text:span text:style-name="T40_30">and</text:span></text:a></text:span><text:span text:style-name="T40_31"><text:a xlink:type="simple" xlink:href="http://bogomolets.com/ua/biography/awards-and-titles"><text:span text:style-name="T40_32">-</text:span></text:a></text:span><text:span text:style-name="T40_33"><text:a xlink:type="simple" xlink:href="http://bogomolets.com/ua/biography/awards-and-titles"><text:span text:style-name="T40_34">titles</text:span></text:a></text:span></text:p>
      <text:p text:style-name="P41"/>
      <text:p text:style-name="P42"><text:span text:style-name="T42_1">1991</text:span></text:p>
      <text:p text:style-name="P43"><text:span text:style-name="T43_1">Володарка</text:span><text:span text:style-name="T43_2"><text:s/></text:span><text:span text:style-name="T43_3">спеціального</text:span><text:span text:style-name="T43_4"><text:s/></text:span><text:span text:style-name="T43_5">призу</text:span><text:span text:style-name="T43_6"><text:s/></text:span><text:span text:style-name="T43_7">радіостанції</text:span><text:span text:style-name="T43_8"><text:s/>«</text:span><text:span text:style-name="T43_9">Свобода</text:span><text:span text:style-name="T43_10">»</text:span></text:p>
      <text:p text:style-name="P44"><text:span text:style-name="T44_1">Володарка</text:span><text:span text:style-name="T44_2"><text:s/></text:span><text:span text:style-name="T44_3">спеціального</text:span><text:span text:style-name="T44_4"><text:s/></text:span><text:span text:style-name="T44_5">призу</text:span><text:span text:style-name="T44_6"><text:s/></text:span><text:span text:style-name="T44_7">радіостанції</text:span><text:span text:style-name="T44_8"><text:s/>«</text:span><text:span text:style-name="T44_9">Свобода</text:span><text:span text:style-name="T44_10">»</text:span></text:p>
      <text:p text:style-name="P45"><text:span text:style-name="T45_1">Офіційний</text:span><text:span text:style-name="T45_2"><text:s/></text:span><text:span text:style-name="T45_3">сайт</text:span><text:span text:style-name="T45_4">,<text:s/></text:span><text:span text:style-name="T45_5"><text:a xlink:type="simple" xlink:href="http://bogomolets.com/ua/biography/awards-and-titles"><text:span text:style-name="T45_6">http</text:span></text:a></text:span><text:span text:style-name="T45_7"><text:a xlink:type="simple" xlink:href="http://bogomolets.com/ua/biography/awards-and-titles"><text:span text:style-name="T45_8">://</text:span></text:a></text:span><text:span text:style-name="T45_9"><text:a xlink:type="simple" xlink:href="http://bogomolets.com/ua/biography/awards-and-titles"><text:span text:style-name="T45_10">bogomolets</text:span></text:a></text:span><text:span text:style-name="T45_11"><text:a xlink:type="simple" xlink:href="http://bogomolets.com/ua/biography/awards-and-titles"><text:span text:style-name="T45_12">.</text:span></text:a></text:span><text:span text:style-name="T45_13"><text:a xlink:type="simple" xlink:href="http://bogomolets.com/ua/biography/awards-and-titles"><text:span text:style-name="T45_14">com</text:span></text:a></text:span><text:span text:style-name="T45_15"><text:a xlink:type="simple" xlink:href="http://bogomolets.com/ua/biography/awards-and-titles"><text:span text:style-name="T45_16">/</text:span></text:a></text:span><text:span text:style-name="T45_17"><text:a xlink:type="simple" xlink:href="http://bogomolets.com/ua/biography/awards-and-titles"><text:span text:style-name="T45_18">ua</text:span></text:a></text:span><text:span text:style-name="T45_19"><text:a xlink:type="simple" xlink:href="http://bogomolets.com/ua/biography/awards-and-titles"><text:span text:style-name="T45_20">/</text:span></text:a></text:span><text:span text:style-name="T45_21"><text:a xlink:type="simple" xlink:href="http://bogomolets.com/ua/biography/awards-and-titles"><text:span text:style-name="T45_22">biography</text:span></text:a></text:span><text:span text:style-name="T45_23"><text:a xlink:type="simple" xlink:href="http://bogomolets.com/ua/biography/awards-and-titles"><text:span text:style-name="T45_24">/</text:span></text:a></text:span><text:span text:style-name="T45_25"><text:a xlink:type="simple" xlink:href="http://bogomolets.com/ua/biography/awards-and-titles"><text:span text:style-name="T45_26">awards</text:span></text:a></text:span><text:span text:style-name="T45_27"><text:a xlink:type="simple" xlink:href="http://bogomolets.com/ua/biography/awards-and-titles"><text:span text:style-name="T45_28">-</text:span></text:a></text:span><text:span text:style-name="T45_29"><text:a xlink:type="simple" xlink:href="http://bogomolets.com/ua/biography/awards-and-titles"><text:span text:style-name="T45_30">and</text:span></text:a></text:span><text:span text:style-name="T45_31"><text:a xlink:type="simple" xlink:href="http://bogomolets.com/ua/biography/awards-and-titles"><text:span text:style-name="T45_32">-</text:span></text:a></text:span><text:span text:style-name="T45_33"><text:a xlink:type="simple" xlink:href="http://bogomolets.com/ua/biography/awards-and-titles"><text:span text:style-name="T45_34">titles</text:span></text:a></text:span></text:p>
      <text:p text:style-name="P46"/>
      <text:p text:style-name="P47"><text:span text:style-name="T47_1">1992</text:span></text:p>
      <text:p text:style-name="P48"><text:span text:style-name="T48_1">Володарка</text:span><text:span text:style-name="T48_2"><text:s/></text:span><text:span text:style-name="T48_3">премії</text:span><text:span text:style-name="T48_4"><text:s/></text:span><text:span text:style-name="T48_5">ім</text:span><text:span text:style-name="T48_6">.<text:s/></text:span><text:span text:style-name="T48_7">Василя</text:span><text:span text:style-name="T48_8"><text:s/></text:span><text:span text:style-name="T48_9">Стуса</text:span></text:p>
      <text:p text:style-name="P49"><text:span text:style-name="T49_1">Володарка</text:span><text:span text:style-name="T49_2"><text:s/></text:span><text:span text:style-name="T49_3">премії</text:span><text:span text:style-name="T49_4"><text:s/></text:span><text:span text:style-name="T49_5">ім</text:span><text:span text:style-name="T49_6">.<text:s/></text:span><text:span text:style-name="T49_7">Василя</text:span><text:span text:style-name="T49_8"><text:s/></text:span><text:span text:style-name="T49_9">Стуса</text:span></text:p>
      <text:p text:style-name="P50"><text:span text:style-name="T50_1">Офіційний</text:span><text:span text:style-name="T50_2"><text:s/></text:span><text:span text:style-name="T50_3">сайт</text:span><text:span text:style-name="T50_4">,<text:s/></text:span><text:span text:style-name="T50_5"><text:a xlink:type="simple" xlink:href="http://bogomolets.com/ua/biography/awards-and-titles"><text:span text:style-name="T50_6">http</text:span></text:a></text:span><text:span text:style-name="T50_7"><text:a xlink:type="simple" xlink:href="http://bogomolets.com/ua/biography/awards-and-titles"><text:span text:style-name="T50_8">://</text:span></text:a></text:span><text:span text:style-name="T50_9"><text:a xlink:type="simple" xlink:href="http://bogomolets.com/ua/biography/awards-and-titles"><text:span text:style-name="T50_10">bogomolets</text:span></text:a></text:span><text:span text:style-name="T50_11"><text:a xlink:type="simple" xlink:href="http://bogomolets.com/ua/biography/awards-and-titles"><text:span text:style-name="T50_12">.</text:span></text:a></text:span><text:span text:style-name="T50_13"><text:a xlink:type="simple" xlink:href="http://bogomolets.com/ua/biography/awards-and-titles"><text:span text:style-name="T50_14">com</text:span></text:a></text:span><text:span text:style-name="T50_15"><text:a xlink:type="simple" xlink:href="http://bogomolets.com/ua/biography/awards-and-titles"><text:span text:style-name="T50_16">/</text:span></text:a></text:span><text:span text:style-name="T50_17"><text:a xlink:type="simple" xlink:href="http://bogomolets.com/ua/biography/awards-and-titles"><text:span text:style-name="T50_18">ua</text:span></text:a></text:span><text:span text:style-name="T50_19"><text:a xlink:type="simple" xlink:href="http://bogomolets.com/ua/biography/awards-and-titles"><text:span text:style-name="T50_20">/</text:span></text:a></text:span><text:span text:style-name="T50_21"><text:a xlink:type="simple" xlink:href="http://bogomolets.com/ua/biography/awards-and-titles"><text:span text:style-name="T50_22">biography</text:span></text:a></text:span><text:span text:style-name="T50_23"><text:a xlink:type="simple" xlink:href="http://bogomolets.com/ua/biography/awards-and-titles"><text:span text:style-name="T50_24">/</text:span></text:a></text:span><text:span text:style-name="T50_25"><text:a xlink:type="simple" xlink:href="http://bogomolets.com/ua/biography/awards-and-titles"><text:span text:style-name="T50_26">awards</text:span></text:a></text:span><text:span text:style-name="T50_27"><text:a xlink:type="simple" xlink:href="http://bogomolets.com/ua/biography/awards-and-titles"><text:span text:style-name="T50_28">-</text:span></text:a></text:span><text:span text:style-name="T50_29"><text:a xlink:type="simple" xlink:href="http://bogomolets.com/ua/biography/awards-and-titles"><text:span text:style-name="T50_30">and</text:span></text:a></text:span><text:span text:style-name="T50_31"><text:a xlink:type="simple" xlink:href="http://bogomolets.com/ua/biography/awards-and-titles"><text:span text:style-name="T50_32">-</text:span></text:a></text:span><text:span text:style-name="T50_33"><text:a xlink:type="simple" xlink:href="http://bogomolets.com/ua/biography/awards-and-titles"><text:span text:style-name="T50_34">titles</text:span></text:a></text:span></text:p>
      <text:p text:style-name="P51"/>
      <text:p text:style-name="P52"><text:span text:style-name="T52_1">1992</text:span></text:p>
      <text:p text:style-name="P53"><text:span text:style-name="T53_1">Лауреат</text:span><text:span text:style-name="T53_2"><text:s/></text:span><text:span text:style-name="T53_3">Слов</text:span><text:span text:style-name="T53_4">’</text:span><text:span text:style-name="T53_5">янського</text:span><text:span text:style-name="T53_6"><text:s/></text:span><text:span text:style-name="T53_7">фестивалю</text:span><text:span text:style-name="T53_8"><text:s/></text:span><text:span text:style-name="T53_9">авторської</text:span><text:span text:style-name="T53_10"><text:s/></text:span><text:span text:style-name="T53_11">пісні</text:span><text:span text:style-name="T53_12"><text:s/>«</text:span><text:span text:style-name="T53_13">Білі</text:span><text:span text:style-name="T53_14"><text:s/></text:span><text:span text:style-name="T53_15">вітрила</text:span><text:span text:style-name="T53_16">»<text:s/></text:span></text:p>
      <text:p text:style-name="P54"><text:span text:style-name="T54_1">Лауреат</text:span><text:span text:style-name="T54_2"><text:s/></text:span><text:span text:style-name="T54_3">Слов</text:span><text:span text:style-name="T54_4">’</text:span><text:span text:style-name="T54_5">янського</text:span><text:span text:style-name="T54_6"><text:s/></text:span><text:span text:style-name="T54_7">фестивалю</text:span><text:span text:style-name="T54_8"><text:s/></text:span><text:span text:style-name="T54_9">авторської</text:span><text:span text:style-name="T54_10"><text:s/></text:span><text:span text:style-name="T54_11">пісні</text:span><text:span text:style-name="T54_12"><text:s/>«</text:span><text:span text:style-name="T54_13">Білі</text:span><text:span text:style-name="T54_14"><text:s/></text:span><text:span text:style-name="T54_15">вітрила</text:span><text:span text:style-name="T54_16">»<text:s/></text:span></text:p>
      <text:p text:style-name="P55"><text:span text:style-name="T55_1">Офіційний</text:span><text:span text:style-name="T55_2"><text:s/></text:span><text:span text:style-name="T55_3">сайт</text:span><text:span text:style-name="T55_4">,<text:s/></text:span><text:span text:style-name="T55_5"><text:a xlink:type="simple" xlink:href="http://bogomolets.com/ua/biography/awards-and-titles"><text:span text:style-name="T55_6">http</text:span></text:a></text:span><text:span text:style-name="T55_7"><text:a xlink:type="simple" xlink:href="http://bogomolets.com/ua/biography/awards-and-titles"><text:span text:style-name="T55_8">://</text:span></text:a></text:span><text:span text:style-name="T55_9"><text:a xlink:type="simple" xlink:href="http://bogomolets.com/ua/biography/awards-and-titles"><text:span text:style-name="T55_10">bogomolets</text:span></text:a></text:span><text:span text:style-name="T55_11"><text:a xlink:type="simple" xlink:href="http://bogomolets.com/ua/biography/awards-and-titles"><text:span text:style-name="T55_12">.</text:span></text:a></text:span><text:span text:style-name="T55_13"><text:a xlink:type="simple" xlink:href="http://bogomolets.com/ua/biography/awards-and-titles"><text:span text:style-name="T55_14">com</text:span></text:a></text:span><text:span text:style-name="T55_15"><text:a xlink:type="simple" xlink:href="http://bogomolets.com/ua/biography/awards-and-titles"><text:span text:style-name="T55_16">/</text:span></text:a></text:span><text:span text:style-name="T55_17"><text:a xlink:type="simple" xlink:href="http://bogomolets.com/ua/biography/awards-and-titles"><text:span text:style-name="T55_18">ua</text:span></text:a></text:span><text:span text:style-name="T55_19"><text:a xlink:type="simple" xlink:href="http://bogomolets.com/ua/biography/awards-and-titles"><text:span text:style-name="T55_20">/</text:span></text:a></text:span><text:span text:style-name="T55_21"><text:a xlink:type="simple" xlink:href="http://bogomolets.com/ua/biography/awards-and-titles"><text:span text:style-name="T55_22">biography</text:span></text:a></text:span><text:span text:style-name="T55_23"><text:a xlink:type="simple" xlink:href="http://bogomolets.com/ua/biography/awards-and-titles"><text:span text:style-name="T55_24">/</text:span></text:a></text:span><text:span text:style-name="T55_25"><text:a xlink:type="simple" xlink:href="http://bogomolets.com/ua/biography/awards-and-titles"><text:span text:style-name="T55_26">awards</text:span></text:a></text:span><text:span text:style-name="T55_27"><text:a xlink:type="simple" xlink:href="http://bogomolets.com/ua/biography/awards-and-titles"><text:span text:style-name="T55_28">-</text:span></text:a></text:span><text:span text:style-name="T55_29"><text:a xlink:type="simple" xlink:href="http://bogomolets.com/ua/biography/awards-and-titles"><text:span text:style-name="T55_30">and</text:span></text:a></text:span><text:span text:style-name="T55_31"><text:a xlink:type="simple" xlink:href="http://bogomolets.com/ua/biography/awards-and-titles"><text:span text:style-name="T55_32">-</text:span></text:a></text:span><text:span text:style-name="T55_33"><text:a xlink:type="simple" xlink:href="http://bogomolets.com/ua/biography/awards-and-titles"><text:span text:style-name="T55_34">titles</text:span></text:a></text:span></text:p>
      <text:p text:style-name="P56"/>
      <text:p text:style-name="P57"><text:span text:style-name="T57_1">1993</text:span></text:p>
      <text:p text:style-name="P58"><text:span text:style-name="T58_1">Пройшла</text:span><text:span text:style-name="T58_2"><text:s/></text:span><text:span text:style-name="T58_3">курс</text:span><text:span text:style-name="T58_4"><text:s/></text:span><text:span text:style-name="T58_5">екологічної</text:span><text:span text:style-name="T58_6"><text:s/></text:span><text:span text:style-name="T58_7">дерматології</text:span><text:span text:style-name="T58_8"><text:s text:c="2"/></text:span><text:span text:style-name="T58_9">в</text:span><text:span text:style-name="T58_10"><text:s/></text:span><text:span text:style-name="T58_11">США</text:span></text:p>
      <text:p text:style-name="P59"><text:span text:style-name="T59_1">Пройшла</text:span><text:span text:style-name="T59_2"><text:s/></text:span><text:span text:style-name="T59_3">курс</text:span><text:span text:style-name="T59_4"><text:s/></text:span><text:span text:style-name="T59_5">екологічної</text:span><text:span text:style-name="T59_6"><text:s/></text:span><text:span text:style-name="T59_7">дерматології</text:span><text:span text:style-name="T59_8"><text:s/></text:span><text:span text:style-name="T59_9">Пенсильванського</text:span><text:span text:style-name="T59_10"><text:s/></text:span><text:span text:style-name="T59_11">медичного</text:span><text:span text:style-name="T59_12"><text:s/></text:span><text:span text:style-name="T59_13">університету</text:span><text:span text:style-name="T59_14"><text:s/>(</text:span><text:span text:style-name="T59_15">Філадельфія</text:span><text:span text:style-name="T59_16">,<text:s/></text:span><text:span text:style-name="T59_17">США</text:span><text:span text:style-name="T59_18">),<text:s/></text:span><text:span text:style-name="T59_19">закінчила</text:span><text:span text:style-name="T59_20"><text:s/></text:span><text:span text:style-name="T59_21">Інститут</text:span><text:span text:style-name="T59_22"><text:s/></text:span><text:span text:style-name="T59_23">дерматопатології</text:span><text:span text:style-name="T59_24"><text:s/></text:span><text:span text:style-name="T59_25">Бернарда</text:span><text:span text:style-name="T59_26"><text:s/></text:span><text:span text:style-name="T59_27">Акермана</text:span><text:span text:style-name="T59_28"><text:s/></text:span><text:span text:style-name="T59_29">при</text:span><text:span text:style-name="T59_30"><text:s/></text:span><text:span text:style-name="T59_31">Університеті</text:span><text:span text:style-name="T59_32"><text:s/></text:span><text:span text:style-name="T59_33">Томаса</text:span><text:span text:style-name="T59_34"><text:s/></text:span><text:span text:style-name="T59_35">Джефферсона</text:span><text:span text:style-name="T59_36"><text:s/>(</text:span><text:span text:style-name="T59_37">Філадельфія</text:span><text:span text:style-name="T59_38">,<text:s/></text:span><text:span text:style-name="T59_39">США</text:span><text:span text:style-name="T59_40">,<text:s/>1994<text:s/></text:span><text:span text:style-name="T59_41">рік</text:span><text:span text:style-name="T59_42">).</text:span></text:p>
      <text:p text:style-name="P60"><text:span text:style-name="T60_1">Офіційний</text:span><text:span text:style-name="T60_2"><text:s/></text:span><text:span text:style-name="T60_3">сайт</text:span><text:span text:style-name="T60_4">,<text:s/></text:span><text:span text:style-name="T60_5"><text:a xlink:type="simple" xlink:href="http://bogomolets.com/ua/biography"><text:span text:style-name="T60_6">http</text:span></text:a></text:span><text:span text:style-name="T60_7"><text:a xlink:type="simple" xlink:href="http://bogomolets.com/ua/biography"><text:span text:style-name="T60_8">://</text:span></text:a></text:span><text:span text:style-name="T60_9"><text:a xlink:type="simple" xlink:href="http://bogomolets.com/ua/biography"><text:span text:style-name="T60_10">bogomolets</text:span></text:a></text:span><text:span text:style-name="T60_11"><text:a xlink:type="simple" xlink:href="http://bogomolets.com/ua/biography"><text:span text:style-name="T60_12">.</text:span></text:a></text:span><text:span text:style-name="T60_13"><text:a xlink:type="simple" xlink:href="http://bogomolets.com/ua/biography"><text:span text:style-name="T60_14">com</text:span></text:a></text:span><text:span text:style-name="T60_15"><text:a xlink:type="simple" xlink:href="http://bogomolets.com/ua/biography"><text:span text:style-name="T60_16">/</text:span></text:a></text:span><text:span text:style-name="T60_17"><text:a xlink:type="simple" xlink:href="http://bogomolets.com/ua/biography"><text:span text:style-name="T60_18">ua</text:span></text:a></text:span><text:span text:style-name="T60_19"><text:a xlink:type="simple" xlink:href="http://bogomolets.com/ua/biography"><text:span text:style-name="T60_20">/</text:span></text:a></text:span><text:span text:style-name="T60_21"><text:a xlink:type="simple" xlink:href="http://bogomolets.com/ua/biography"><text:span text:style-name="T60_22">biography</text:span></text:a></text:span></text:p>
      <text:p text:style-name="P61"/>
      <text:p text:style-name="P62"><text:span text:style-name="T62_1">1993</text:span></text:p>
      <text:p text:style-name="P63"><text:span text:style-name="T63_1">Захистила</text:span><text:span text:style-name="T63_2"><text:s/></text:span><text:span text:style-name="T63_3">кандидатську</text:span><text:span text:style-name="T63_4"><text:s/></text:span><text:span text:style-name="T63_5">дисертацію</text:span></text:p>
      <text:p text:style-name="P64"><text:span text:style-name="T64_1">Захистила</text:span><text:span text:style-name="T64_2"><text:s/></text:span><text:span text:style-name="T64_3">кандидатську</text:span><text:span text:style-name="T64_4"><text:s/></text:span><text:span text:style-name="T64_5">дисертацію</text:span></text:p>
      <text:p text:style-name="P65"><text:span text:style-name="T65_1">Вікіпедія</text:span><text:span text:style-name="T65_2">,<text:s/></text:span><text:span text:style-name="T65_3"><text:a xlink:type="simple" xlink:href="http://uk.wikipedia.org/wiki/%D0%91%D0%BE%D0%B3%D0%BE%D0%BC%D0%BE%D0%BB%D0%B5%D1%86%D1%8C_%D0%9E%D0%BB%D1%8C%D0%B3%D0%B0_%D0%92%D0%B0%D0%B4%D0%B8%D0%BC%D1%96%D0%B2%D0%BD%D0%B0"><text:span text:style-name="T65_4">http</text:span></text:a></text:span><text:span text:style-name="T65_5"><text:a xlink:type="simple" xlink:href="http://uk.wikipedia.org/wiki/%D0%91%D0%BE%D0%B3%D0%BE%D0%BC%D0%BE%D0%BB%D0%B5%D1%86%D1%8C_%D0%9E%D0%BB%D1%8C%D0%B3%D0%B0_%D0%92%D0%B0%D0%B4%D0%B8%D0%BC%D1%96%D0%B2%D0%BD%D0%B0"><text:span text:style-name="T65_6">://</text:span></text:a></text:span><text:span text:style-name="T65_7"><text:a xlink:type="simple" xlink:href="http://uk.wikipedia.org/wiki/%D0%91%D0%BE%D0%B3%D0%BE%D0%BC%D0%BE%D0%BB%D0%B5%D1%86%D1%8C_%D0%9E%D0%BB%D1%8C%D0%B3%D0%B0_%D0%92%D0%B0%D0%B4%D0%B8%D0%BC%D1%96%D0%B2%D0%BD%D0%B0"><text:span text:style-name="T65_8">uk</text:span></text:a></text:span><text:span text:style-name="T65_9"><text:a xlink:type="simple" xlink:href="http://uk.wikipedia.org/wiki/%D0%91%D0%BE%D0%B3%D0%BE%D0%BC%D0%BE%D0%BB%D0%B5%D1%86%D1%8C_%D0%9E%D0%BB%D1%8C%D0%B3%D0%B0_%D0%92%D0%B0%D0%B4%D0%B8%D0%BC%D1%96%D0%B2%D0%BD%D0%B0"><text:span text:style-name="T65_10">.</text:span></text:a></text:span><text:span text:style-name="T65_11"><text:a xlink:type="simple" xlink:href="http://uk.wikipedia.org/wiki/%D0%91%D0%BE%D0%B3%D0%BE%D0%BC%D0%BE%D0%BB%D0%B5%D1%86%D1%8C_%D0%9E%D0%BB%D1%8C%D0%B3%D0%B0_%D0%92%D0%B0%D0%B4%D0%B8%D0%BC%D1%96%D0%B2%D0%BD%D0%B0"><text:span text:style-name="T65_12">wikipedia</text:span></text:a></text:span><text:span text:style-name="T65_13"><text:a xlink:type="simple" xlink:href="http://uk.wikipedia.org/wiki/%D0%91%D0%BE%D0%B3%D0%BE%D0%BC%D0%BE%D0%BB%D0%B5%D1%86%D1%8C_%D0%9E%D0%BB%D1%8C%D0%B3%D0%B0_%D0%92%D0%B0%D0%B4%D0%B8%D0%BC%D1%96%D0%B2%D0%BD%D0%B0"><text:span text:style-name="T65_14">.</text:span></text:a></text:span><text:span text:style-name="T65_15"><text:a xlink:type="simple" xlink:href="http://uk.wikipedia.org/wiki/%D0%91%D0%BE%D0%B3%D0%BE%D0%BC%D0%BE%D0%BB%D0%B5%D1%86%D1%8C_%D0%9E%D0%BB%D1%8C%D0%B3%D0%B0_%D0%92%D0%B0%D0%B4%D0%B8%D0%BC%D1%96%D0%B2%D0%BD%D0%B0"><text:span text:style-name="T65_16">org</text:span></text:a></text:span><text:span text:style-name="T65_17"><text:a xlink:type="simple" xlink:href="http://uk.wikipedia.org/wiki/%D0%91%D0%BE%D0%B3%D0%BE%D0%BC%D0%BE%D0%BB%D0%B5%D1%86%D1%8C_%D0%9E%D0%BB%D1%8C%D0%B3%D0%B0_%D0%92%D0%B0%D0%B4%D0%B8%D0%BC%D1%96%D0%B2%D0%BD%D0%B0"><text:span text:style-name="T65_18">/</text:span></text:a></text:span><text:span text:style-name="T65_19"><text:a xlink:type="simple" xlink:href="http://uk.wikipedia.org/wiki/%D0%91%D0%BE%D0%B3%D0%BE%D0%BC%D0%BE%D0%BB%D0%B5%D1%86%D1%8C_%D0%9E%D0%BB%D1%8C%D0%B3%D0%B0_%D0%92%D0%B0%D0%B4%D0%B8%D0%BC%D1%96%D0%B2%D0%BD%D0%B0"><text:span text:style-name="T65_20">wiki</text:span></text:a></text:span><text:span text:style-name="T65_21"><text:a xlink:type="simple" xlink:href="http://uk.wikipedia.org/wiki/%D0%91%D0%BE%D0%B3%D0%BE%D0%BC%D0%BE%D0%BB%D0%B5%D1%86%D1%8C_%D0%9E%D0%BB%D1%8C%D0%B3%D0%B0_%D0%92%D0%B0%D0%B4%D0%B8%D0%BC%D1%96%D0%B2%D0%BD%D0%B0"><text:span text:style-name="T65_22">/%</text:span></text:a></text:span><text:span text:style-name="T65_23"><text:a xlink:type="simple" xlink:href="http://uk.wikipedia.org/wiki/%D0%91%D0%BE%D0%B3%D0%BE%D0%BC%D0%BE%D0%BB%D0%B5%D1%86%D1%8C_%D0%9E%D0%BB%D1%8C%D0%B3%D0%B0_%D0%92%D0%B0%D0%B4%D0%B8%D0%BC%D1%96%D0%B2%D0%BD%D0%B0"><text:span text:style-name="T65_24">D</text:span></text:a></text:span><text:span text:style-name="T65_25"><text:a xlink:type="simple" xlink:href="http://uk.wikipedia.org/wiki/%D0%91%D0%BE%D0%B3%D0%BE%D0%BC%D0%BE%D0%BB%D0%B5%D1%86%D1%8C_%D0%9E%D0%BB%D1%8C%D0%B3%D0%B0_%D0%92%D0%B0%D0%B4%D0%B8%D0%BC%D1%96%D0%B2%D0%BD%D0%B0"><text:span text:style-name="T65_26">0%91%</text:span></text:a></text:span><text:span text:style-name="T65_27"><text:a xlink:type="simple" xlink:href="http://uk.wikipedia.org/wiki/%D0%91%D0%BE%D0%B3%D0%BE%D0%BC%D0%BE%D0%BB%D0%B5%D1%86%D1%8C_%D0%9E%D0%BB%D1%8C%D0%B3%D0%B0_%D0%92%D0%B0%D0%B4%D0%B8%D0%BC%D1%96%D0%B2%D0%BD%D0%B0"><text:span text:style-name="T65_28">D</text:span></text:a></text:span><text:span text:style-name="T65_29"><text:a xlink:type="simple" xlink:href="http://uk.wikipedia.org/wiki/%D0%91%D0%BE%D0%B3%D0%BE%D0%BC%D0%BE%D0%BB%D0%B5%D1%86%D1%8C_%D0%9E%D0%BB%D1%8C%D0%B3%D0%B0_%D0%92%D0%B0%D0%B4%D0%B8%D0%BC%D1%96%D0%B2%D0%BD%D0%B0"><text:span text:style-name="T65_30">0%</text:span></text:a></text:span><text:span text:style-name="T65_31"><text:a xlink:type="simple" xlink:href="http://uk.wikipedia.org/wiki/%D0%91%D0%BE%D0%B3%D0%BE%D0%BC%D0%BE%D0%BB%D0%B5%D1%86%D1%8C_%D0%9E%D0%BB%D1%8C%D0%B3%D0%B0_%D0%92%D0%B0%D0%B4%D0%B8%D0%BC%D1%96%D0%B2%D0%BD%D0%B0"><text:span text:style-name="T65_32">BE</text:span></text:a></text:span><text:span text:style-name="T65_33"><text:a xlink:type="simple" xlink:href="http://uk.wikipedia.org/wiki/%D0%91%D0%BE%D0%B3%D0%BE%D0%BC%D0%BE%D0%BB%D0%B5%D1%86%D1%8C_%D0%9E%D0%BB%D1%8C%D0%B3%D0%B0_%D0%92%D0%B0%D0%B4%D0%B8%D0%BC%D1%96%D0%B2%D0%BD%D0%B0"><text:span text:style-name="T65_34">%</text:span></text:a></text:span><text:span text:style-name="T65_35"><text:a xlink:type="simple" xlink:href="http://uk.wikipedia.org/wiki/%D0%91%D0%BE%D0%B3%D0%BE%D0%BC%D0%BE%D0%BB%D0%B5%D1%86%D1%8C_%D0%9E%D0%BB%D1%8C%D0%B3%D0%B0_%D0%92%D0%B0%D0%B4%D0%B8%D0%BC%D1%96%D0%B2%D0%BD%D0%B0"><text:span text:style-name="T65_36">D</text:span></text:a></text:span><text:span text:style-name="T65_37"><text:a xlink:type="simple" xlink:href="http://uk.wikipedia.org/wiki/%D0%91%D0%BE%D0%B3%D0%BE%D0%BC%D0%BE%D0%BB%D0%B5%D1%86%D1%8C_%D0%9E%D0%BB%D1%8C%D0%B3%D0%B0_%D0%92%D0%B0%D0%B4%D0%B8%D0%BC%D1%96%D0%B2%D0%BD%D0%B0"><text:span text:style-name="T65_38">0%</text:span></text:a></text:span><text:span text:style-name="T65_39"><text:a xlink:type="simple" xlink:href="http://uk.wikipedia.org/wiki/%D0%91%D0%BE%D0%B3%D0%BE%D0%BC%D0%BE%D0%BB%D0%B5%D1%86%D1%8C_%D0%9E%D0%BB%D1%8C%D0%B3%D0%B0_%D0%92%D0%B0%D0%B4%D0%B8%D0%BC%D1%96%D0%B2%D0%BD%D0%B0"><text:span text:style-name="T65_40">B</text:span></text:a></text:span><text:span text:style-name="T65_41"><text:a xlink:type="simple" xlink:href="http://uk.wikipedia.org/wiki/%D0%91%D0%BE%D0%B3%D0%BE%D0%BC%D0%BE%D0%BB%D0%B5%D1%86%D1%8C_%D0%9E%D0%BB%D1%8C%D0%B3%D0%B0_%D0%92%D0%B0%D0%B4%D0%B8%D0%BC%D1%96%D0%B2%D0%BD%D0%B0"><text:span text:style-name="T65_42">3%</text:span></text:a></text:span><text:span text:style-name="T65_43"><text:a xlink:type="simple" xlink:href="http://uk.wikipedia.org/wiki/%D0%91%D0%BE%D0%B3%D0%BE%D0%BC%D0%BE%D0%BB%D0%B5%D1%86%D1%8C_%D0%9E%D0%BB%D1%8C%D0%B3%D0%B0_%D0%92%D0%B0%D0%B4%D0%B8%D0%BC%D1%96%D0%B2%D0%BD%D0%B0"><text:span text:style-name="T65_44">D</text:span></text:a></text:span><text:span text:style-name="T65_45"><text:a xlink:type="simple" xlink:href="http://uk.wikipedia.org/wiki/%D0%91%D0%BE%D0%B3%D0%BE%D0%BC%D0%BE%D0%BB%D0%B5%D1%86%D1%8C_%D0%9E%D0%BB%D1%8C%D0%B3%D0%B0_%D0%92%D0%B0%D0%B4%D0%B8%D0%BC%D1%96%D0%B2%D0%BD%D0%B0"><text:span text:style-name="T65_46">0%</text:span></text:a></text:span><text:span text:style-name="T65_47"><text:a xlink:type="simple" xlink:href="http://uk.wikipedia.org/wiki/%D0%91%D0%BE%D0%B3%D0%BE%D0%BC%D0%BE%D0%BB%D0%B5%D1%86%D1%8C_%D0%9E%D0%BB%D1%8C%D0%B3%D0%B0_%D0%92%D0%B0%D0%B4%D0%B8%D0%BC%D1%96%D0%B2%D0%BD%D0%B0"><text:span text:style-name="T65_48">BE</text:span></text:a></text:span><text:span text:style-name="T65_49"><text:a xlink:type="simple" xlink:href="http://uk.wikipedia.org/wiki/%D0%91%D0%BE%D0%B3%D0%BE%D0%BC%D0%BE%D0%BB%D0%B5%D1%86%D1%8C_%D0%9E%D0%BB%D1%8C%D0%B3%D0%B0_%D0%92%D0%B0%D0%B4%D0%B8%D0%BC%D1%96%D0%B2%D0%BD%D0%B0"><text:span text:style-name="T65_50">%</text:span></text:a></text:span><text:span text:style-name="T65_51"><text:a xlink:type="simple" xlink:href="http://uk.wikipedia.org/wiki/%D0%91%D0%BE%D0%B3%D0%BE%D0%BC%D0%BE%D0%BB%D0%B5%D1%86%D1%8C_%D0%9E%D0%BB%D1%8C%D0%B3%D0%B0_%D0%92%D0%B0%D0%B4%D0%B8%D0%BC%D1%96%D0%B2%D0%BD%D0%B0"><text:span text:style-name="T65_52">D</text:span></text:a></text:span><text:span text:style-name="T65_53"><text:a xlink:type="simple" xlink:href="http://uk.wikipedia.org/wiki/%D0%91%D0%BE%D0%B3%D0%BE%D0%BC%D0%BE%D0%BB%D0%B5%D1%86%D1%8C_%D0%9E%D0%BB%D1%8C%D0%B3%D0%B0_%D0%92%D0%B0%D0%B4%D0%B8%D0%BC%D1%96%D0%B2%D0%BD%D0%B0"><text:span text:style-name="T65_54">0%</text:span></text:a></text:span><text:span text:style-name="T65_55"><text:a xlink:type="simple" xlink:href="http://uk.wikipedia.org/wiki/%D0%91%D0%BE%D0%B3%D0%BE%D0%BC%D0%BE%D0%BB%D0%B5%D1%86%D1%8C_%D0%9E%D0%BB%D1%8C%D0%B3%D0%B0_%D0%92%D0%B0%D0%B4%D0%B8%D0%BC%D1%96%D0%B2%D0%BD%D0%B0"><text:span text:style-name="T65_56">BC</text:span></text:a></text:span><text:span text:style-name="T65_57"><text:a xlink:type="simple" xlink:href="http://uk.wikipedia.org/wiki/%D0%91%D0%BE%D0%B3%D0%BE%D0%BC%D0%BE%D0%BB%D0%B5%D1%86%D1%8C_%D0%9E%D0%BB%D1%8C%D0%B3%D0%B0_%D0%92%D0%B0%D0%B4%D0%B8%D0%BC%D1%96%D0%B2%D0%BD%D0%B0"><text:span text:style-name="T65_58">%</text:span></text:a></text:span><text:span text:style-name="T65_59"><text:a xlink:type="simple" xlink:href="http://uk.wikipedia.org/wiki/%D0%91%D0%BE%D0%B3%D0%BE%D0%BC%D0%BE%D0%BB%D0%B5%D1%86%D1%8C_%D0%9E%D0%BB%D1%8C%D0%B3%D0%B0_%D0%92%D0%B0%D0%B4%D0%B8%D0%BC%D1%96%D0%B2%D0%BD%D0%B0"><text:span text:style-name="T65_60">D</text:span></text:a></text:span><text:span text:style-name="T65_61"><text:a xlink:type="simple" xlink:href="http://uk.wikipedia.org/wiki/%D0%91%D0%BE%D0%B3%D0%BE%D0%BC%D0%BE%D0%BB%D0%B5%D1%86%D1%8C_%D0%9E%D0%BB%D1%8C%D0%B3%D0%B0_%D0%92%D0%B0%D0%B4%D0%B8%D0%BC%D1%96%D0%B2%D0%BD%D0%B0"><text:span text:style-name="T65_62">0%</text:span></text:a></text:span><text:span text:style-name="T65_63"><text:a xlink:type="simple" xlink:href="http://uk.wikipedia.org/wiki/%D0%91%D0%BE%D0%B3%D0%BE%D0%BC%D0%BE%D0%BB%D0%B5%D1%86%D1%8C_%D0%9E%D0%BB%D1%8C%D0%B3%D0%B0_%D0%92%D0%B0%D0%B4%D0%B8%D0%BC%D1%96%D0%B2%D0%BD%D0%B0"><text:span text:style-name="T65_64">BE</text:span></text:a></text:span><text:span text:style-name="T65_65"><text:a xlink:type="simple" xlink:href="http://uk.wikipedia.org/wiki/%D0%91%D0%BE%D0%B3%D0%BE%D0%BC%D0%BE%D0%BB%D0%B5%D1%86%D1%8C_%D0%9E%D0%BB%D1%8C%D0%B3%D0%B0_%D0%92%D0%B0%D0%B4%D0%B8%D0%BC%D1%96%D0%B2%D0%BD%D0%B0"><text:span text:style-name="T65_66">%</text:span></text:a></text:span><text:span text:style-name="T65_67"><text:a xlink:type="simple" xlink:href="http://uk.wikipedia.org/wiki/%D0%91%D0%BE%D0%B3%D0%BE%D0%BC%D0%BE%D0%BB%D0%B5%D1%86%D1%8C_%D0%9E%D0%BB%D1%8C%D0%B3%D0%B0_%D0%92%D0%B0%D0%B4%D0%B8%D0%BC%D1%96%D0%B2%D0%BD%D0%B0"><text:span text:style-name="T65_68">D</text:span></text:a></text:span><text:span text:style-name="T65_69"><text:a xlink:type="simple" xlink:href="http://uk.wikipedia.org/wiki/%D0%91%D0%BE%D0%B3%D0%BE%D0%BC%D0%BE%D0%BB%D0%B5%D1%86%D1%8C_%D0%9E%D0%BB%D1%8C%D0%B3%D0%B0_%D0%92%D0%B0%D0%B4%D0%B8%D0%BC%D1%96%D0%B2%D0%BD%D0%B0"><text:span text:style-name="T65_70">0%</text:span></text:a></text:span><text:span text:style-name="T65_71"><text:a xlink:type="simple" xlink:href="http://uk.wikipedia.org/wiki/%D0%91%D0%BE%D0%B3%D0%BE%D0%BC%D0%BE%D0%BB%D0%B5%D1%86%D1%8C_%D0%9E%D0%BB%D1%8C%D0%B3%D0%B0_%D0%92%D0%B0%D0%B4%D0%B8%D0%BC%D1%96%D0%B2%D0%BD%D0%B0"><text:span text:style-name="T65_72">BB</text:span></text:a></text:span><text:span text:style-name="T65_73"><text:a xlink:type="simple" xlink:href="http://uk.wikipedia.org/wiki/%D0%91%D0%BE%D0%B3%D0%BE%D0%BC%D0%BE%D0%BB%D0%B5%D1%86%D1%8C_%D0%9E%D0%BB%D1%8C%D0%B3%D0%B0_%D0%92%D0%B0%D0%B4%D0%B8%D0%BC%D1%96%D0%B2%D0%BD%D0%B0"><text:span text:style-name="T65_74">%</text:span></text:a></text:span><text:span text:style-name="T65_75"><text:a xlink:type="simple" xlink:href="http://uk.wikipedia.org/wiki/%D0%91%D0%BE%D0%B3%D0%BE%D0%BC%D0%BE%D0%BB%D0%B5%D1%86%D1%8C_%D0%9E%D0%BB%D1%8C%D0%B3%D0%B0_%D0%92%D0%B0%D0%B4%D0%B8%D0%BC%D1%96%D0%B2%D0%BD%D0%B0"><text:span text:style-name="T65_76">D</text:span></text:a></text:span><text:span text:style-name="T65_77"><text:a xlink:type="simple" xlink:href="http://uk.wikipedia.org/wiki/%D0%91%D0%BE%D0%B3%D0%BE%D0%BC%D0%BE%D0%BB%D0%B5%D1%86%D1%8C_%D0%9E%D0%BB%D1%8C%D0%B3%D0%B0_%D0%92%D0%B0%D0%B4%D0%B8%D0%BC%D1%96%D0%B2%D0%BD%D0%B0"><text:span text:style-name="T65_78">0%</text:span></text:a></text:span><text:span text:style-name="T65_79"><text:a xlink:type="simple" xlink:href="http://uk.wikipedia.org/wiki/%D0%91%D0%BE%D0%B3%D0%BE%D0%BC%D0%BE%D0%BB%D0%B5%D1%86%D1%8C_%D0%9E%D0%BB%D1%8C%D0%B3%D0%B0_%D0%92%D0%B0%D0%B4%D0%B8%D0%BC%D1%96%D0%B2%D0%BD%D0%B0"><text:span text:style-name="T65_80">B</text:span></text:a></text:span><text:span text:style-name="T65_81"><text:a xlink:type="simple" xlink:href="http://uk.wikipedia.org/wiki/%D0%91%D0%BE%D0%B3%D0%BE%D0%BC%D0%BE%D0%BB%D0%B5%D1%86%D1%8C_%D0%9E%D0%BB%D1%8C%D0%B3%D0%B0_%D0%92%D0%B0%D0%B4%D0%B8%D0%BC%D1%96%D0%B2%D0%BD%D0%B0"><text:span text:style-name="T65_82">5%</text:span></text:a></text:span><text:span text:style-name="T65_83"><text:a xlink:type="simple" xlink:href="http://uk.wikipedia.org/wiki/%D0%91%D0%BE%D0%B3%D0%BE%D0%BC%D0%BE%D0%BB%D0%B5%D1%86%D1%8C_%D0%9E%D0%BB%D1%8C%D0%B3%D0%B0_%D0%92%D0%B0%D0%B4%D0%B8%D0%BC%D1%96%D0%B2%D0%BD%D0%B0"><text:span text:style-name="T65_84">D</text:span></text:a></text:span><text:span text:style-name="T65_85"><text:a xlink:type="simple" xlink:href="http://uk.wikipedia.org/wiki/%D0%91%D0%BE%D0%B3%D0%BE%D0%BC%D0%BE%D0%BB%D0%B5%D1%86%D1%8C_%D0%9E%D0%BB%D1%8C%D0%B3%D0%B0_%D0%92%D0%B0%D0%B4%D0%B8%D0%BC%D1%96%D0%B2%D0%BD%D0%B0"><text:span text:style-name="T65_86">1%86%</text:span></text:a></text:span><text:span text:style-name="T65_87"><text:a xlink:type="simple" xlink:href="http://uk.wikipedia.org/wiki/%D0%91%D0%BE%D0%B3%D0%BE%D0%BC%D0%BE%D0%BB%D0%B5%D1%86%D1%8C_%D0%9E%D0%BB%D1%8C%D0%B3%D0%B0_%D0%92%D0%B0%D0%B4%D0%B8%D0%BC%D1%96%D0%B2%D0%BD%D0%B0"><text:span text:style-name="T65_88">D</text:span></text:a></text:span><text:span text:style-name="T65_89"><text:a xlink:type="simple" xlink:href="http://uk.wikipedia.org/wiki/%D0%91%D0%BE%D0%B3%D0%BE%D0%BC%D0%BE%D0%BB%D0%B5%D1%86%D1%8C_%D0%9E%D0%BB%D1%8C%D0%B3%D0%B0_%D0%92%D0%B0%D0%B4%D0%B8%D0%BC%D1%96%D0%B2%D0%BD%D0%B0"><text:span text:style-name="T65_90">1%8</text:span></text:a></text:span><text:span text:style-name="T65_91"><text:a xlink:type="simple" xlink:href="http://uk.wikipedia.org/wiki/%D0%91%D0%BE%D0%B3%D0%BE%D0%BC%D0%BE%D0%BB%D0%B5%D1%86%D1%8C_%D0%9E%D0%BB%D1%8C%D0%B3%D0%B0_%D0%92%D0%B0%D0%B4%D0%B8%D0%BC%D1%96%D0%B2%D0%BD%D0%B0"><text:span text:style-name="T65_92">C</text:span></text:a></text:span><text:span text:style-name="T65_93"><text:a xlink:type="simple" xlink:href="http://uk.wikipedia.org/wiki/%D0%91%D0%BE%D0%B3%D0%BE%D0%BC%D0%BE%D0%BB%D0%B5%D1%86%D1%8C_%D0%9E%D0%BB%D1%8C%D0%B3%D0%B0_%D0%92%D0%B0%D0%B4%D0%B8%D0%BC%D1%96%D0%B2%D0%BD%D0%B0"><text:span text:style-name="T65_94">_%</text:span></text:a></text:span><text:span text:style-name="T65_95"><text:a xlink:type="simple" xlink:href="http://uk.wikipedia.org/wiki/%D0%91%D0%BE%D0%B3%D0%BE%D0%BC%D0%BE%D0%BB%D0%B5%D1%86%D1%8C_%D0%9E%D0%BB%D1%8C%D0%B3%D0%B0_%D0%92%D0%B0%D0%B4%D0%B8%D0%BC%D1%96%D0%B2%D0%BD%D0%B0"><text:span text:style-name="T65_96">D</text:span></text:a></text:span><text:span text:style-name="T65_97"><text:a xlink:type="simple" xlink:href="http://uk.wikipedia.org/wiki/%D0%91%D0%BE%D0%B3%D0%BE%D0%BC%D0%BE%D0%BB%D0%B5%D1%86%D1%8C_%D0%9E%D0%BB%D1%8C%D0%B3%D0%B0_%D0%92%D0%B0%D0%B4%D0%B8%D0%BC%D1%96%D0%B2%D0%BD%D0%B0"><text:span text:style-name="T65_98">0%9</text:span></text:a></text:span><text:span text:style-name="T65_99"><text:a xlink:type="simple" xlink:href="http://uk.wikipedia.org/wiki/%D0%91%D0%BE%D0%B3%D0%BE%D0%BC%D0%BE%D0%BB%D0%B5%D1%86%D1%8C_%D0%9E%D0%BB%D1%8C%D0%B3%D0%B0_%D0%92%D0%B0%D0%B4%D0%B8%D0%BC%D1%96%D0%B2%D0%BD%D0%B0"><text:span text:style-name="T65_100">E</text:span></text:a></text:span><text:span text:style-name="T65_101"><text:a xlink:type="simple" xlink:href="http://uk.wikipedia.org/wiki/%D0%91%D0%BE%D0%B3%D0%BE%D0%BC%D0%BE%D0%BB%D0%B5%D1%86%D1%8C_%D0%9E%D0%BB%D1%8C%D0%B3%D0%B0_%D0%92%D0%B0%D0%B4%D0%B8%D0%BC%D1%96%D0%B2%D0%BD%D0%B0"><text:span text:style-name="T65_102">%</text:span></text:a></text:span><text:span text:style-name="T65_103"><text:a xlink:type="simple" xlink:href="http://uk.wikipedia.org/wiki/%D0%91%D0%BE%D0%B3%D0%BE%D0%BC%D0%BE%D0%BB%D0%B5%D1%86%D1%8C_%D0%9E%D0%BB%D1%8C%D0%B3%D0%B0_%D0%92%D0%B0%D0%B4%D0%B8%D0%BC%D1%96%D0%B2%D0%BD%D0%B0"><text:span text:style-name="T65_104">D</text:span></text:a></text:span><text:span text:style-name="T65_105"><text:a xlink:type="simple" xlink:href="http://uk.wikipedia.org/wiki/%D0%91%D0%BE%D0%B3%D0%BE%D0%BC%D0%BE%D0%BB%D0%B5%D1%86%D1%8C_%D0%9E%D0%BB%D1%8C%D0%B3%D0%B0_%D0%92%D0%B0%D0%B4%D0%B8%D0%BC%D1%96%D0%B2%D0%BD%D0%B0"><text:span text:style-name="T65_106">0%</text:span></text:a></text:span><text:span text:style-name="T65_107"><text:a xlink:type="simple" xlink:href="http://uk.wikipedia.org/wiki/%D0%91%D0%BE%D0%B3%D0%BE%D0%BC%D0%BE%D0%BB%D0%B5%D1%86%D1%8C_%D0%9E%D0%BB%D1%8C%D0%B3%D0%B0_%D0%92%D0%B0%D0%B4%D0%B8%D0%BC%D1%96%D0%B2%D0%BD%D0%B0"><text:span text:style-name="T65_108">BB</text:span></text:a></text:span><text:span text:style-name="T65_109"><text:a xlink:type="simple" xlink:href="http://uk.wikipedia.org/wiki/%D0%91%D0%BE%D0%B3%D0%BE%D0%BC%D0%BE%D0%BB%D0%B5%D1%86%D1%8C_%D0%9E%D0%BB%D1%8C%D0%B3%D0%B0_%D0%92%D0%B0%D0%B4%D0%B8%D0%BC%D1%96%D0%B2%D0%BD%D0%B0"><text:span text:style-name="T65_110">%</text:span></text:a></text:span><text:span text:style-name="T65_111"><text:a xlink:type="simple" xlink:href="http://uk.wikipedia.org/wiki/%D0%91%D0%BE%D0%B3%D0%BE%D0%BC%D0%BE%D0%BB%D0%B5%D1%86%D1%8C_%D0%9E%D0%BB%D1%8C%D0%B3%D0%B0_%D0%92%D0%B0%D0%B4%D0%B8%D0%BC%D1%96%D0%B2%D0%BD%D0%B0"><text:span text:style-name="T65_112">D</text:span></text:a></text:span><text:span text:style-name="T65_113"><text:a xlink:type="simple" xlink:href="http://uk.wikipedia.org/wiki/%D0%91%D0%BE%D0%B3%D0%BE%D0%BC%D0%BE%D0%BB%D0%B5%D1%86%D1%8C_%D0%9E%D0%BB%D1%8C%D0%B3%D0%B0_%D0%92%D0%B0%D0%B4%D0%B8%D0%BC%D1%96%D0%B2%D0%BD%D0%B0"><text:span text:style-name="T65_114">1%8</text:span></text:a></text:span><text:span text:style-name="T65_115"><text:a xlink:type="simple" xlink:href="http://uk.wikipedia.org/wiki/%D0%91%D0%BE%D0%B3%D0%BE%D0%BC%D0%BE%D0%BB%D0%B5%D1%86%D1%8C_%D0%9E%D0%BB%D1%8C%D0%B3%D0%B0_%D0%92%D0%B0%D0%B4%D0%B8%D0%BC%D1%96%D0%B2%D0%BD%D0%B0"><text:span text:style-name="T65_116">C</text:span></text:a></text:span><text:span text:style-name="T65_117"><text:a xlink:type="simple" xlink:href="http://uk.wikipedia.org/wiki/%D0%91%D0%BE%D0%B3%D0%BE%D0%BC%D0%BE%D0%BB%D0%B5%D1%86%D1%8C_%D0%9E%D0%BB%D1%8C%D0%B3%D0%B0_%D0%92%D0%B0%D0%B4%D0%B8%D0%BC%D1%96%D0%B2%D0%BD%D0%B0"><text:span text:style-name="T65_118">%</text:span></text:a></text:span><text:span text:style-name="T65_119"><text:a xlink:type="simple" xlink:href="http://uk.wikipedia.org/wiki/%D0%91%D0%BE%D0%B3%D0%BE%D0%BC%D0%BE%D0%BB%D0%B5%D1%86%D1%8C_%D0%9E%D0%BB%D1%8C%D0%B3%D0%B0_%D0%92%D0%B0%D0%B4%D0%B8%D0%BC%D1%96%D0%B2%D0%BD%D0%B0"><text:span text:style-name="T65_120">D</text:span></text:a></text:span><text:span text:style-name="T65_121"><text:a xlink:type="simple" xlink:href="http://uk.wikipedia.org/wiki/%D0%91%D0%BE%D0%B3%D0%BE%D0%BC%D0%BE%D0%BB%D0%B5%D1%86%D1%8C_%D0%9E%D0%BB%D1%8C%D0%B3%D0%B0_%D0%92%D0%B0%D0%B4%D0%B8%D0%BC%D1%96%D0%B2%D0%BD%D0%B0"><text:span text:style-name="T65_122">0%</text:span></text:a></text:span><text:span text:style-name="T65_123"><text:a xlink:type="simple" xlink:href="http://uk.wikipedia.org/wiki/%D0%91%D0%BE%D0%B3%D0%BE%D0%BC%D0%BE%D0%BB%D0%B5%D1%86%D1%8C_%D0%9E%D0%BB%D1%8C%D0%B3%D0%B0_%D0%92%D0%B0%D0%B4%D0%B8%D0%BC%D1%96%D0%B2%D0%BD%D0%B0"><text:span text:style-name="T65_124">B</text:span></text:a></text:span><text:span text:style-name="T65_125"><text:a xlink:type="simple" xlink:href="http://uk.wikipedia.org/wiki/%D0%91%D0%BE%D0%B3%D0%BE%D0%BC%D0%BE%D0%BB%D0%B5%D1%86%D1%8C_%D0%9E%D0%BB%D1%8C%D0%B3%D0%B0_%D0%92%D0%B0%D0%B4%D0%B8%D0%BC%D1%96%D0%B2%D0%BD%D0%B0"><text:span text:style-name="T65_126">3%</text:span></text:a></text:span><text:span text:style-name="T65_127"><text:a xlink:type="simple" xlink:href="http://uk.wikipedia.org/wiki/%D0%91%D0%BE%D0%B3%D0%BE%D0%BC%D0%BE%D0%BB%D0%B5%D1%86%D1%8C_%D0%9E%D0%BB%D1%8C%D0%B3%D0%B0_%D0%92%D0%B0%D0%B4%D0%B8%D0%BC%D1%96%D0%B2%D0%BD%D0%B0"><text:span text:style-name="T65_128">D</text:span></text:a></text:span><text:span text:style-name="T65_129"><text:a xlink:type="simple" xlink:href="http://uk.wikipedia.org/wiki/%D0%91%D0%BE%D0%B3%D0%BE%D0%BC%D0%BE%D0%BB%D0%B5%D1%86%D1%8C_%D0%9E%D0%BB%D1%8C%D0%B3%D0%B0_%D0%92%D0%B0%D0%B4%D0%B8%D0%BC%D1%96%D0%B2%D0%BD%D0%B0"><text:span text:style-name="T65_130">0%</text:span></text:a></text:span><text:span text:style-name="T65_131"><text:a xlink:type="simple" xlink:href="http://uk.wikipedia.org/wiki/%D0%91%D0%BE%D0%B3%D0%BE%D0%BC%D0%BE%D0%BB%D0%B5%D1%86%D1%8C_%D0%9E%D0%BB%D1%8C%D0%B3%D0%B0_%D0%92%D0%B0%D0%B4%D0%B8%D0%BC%D1%96%D0%B2%D0%BD%D0%B0"><text:span text:style-name="T65_132">B</text:span></text:a></text:span><text:span text:style-name="T65_133"><text:a xlink:type="simple" xlink:href="http://uk.wikipedia.org/wiki/%D0%91%D0%BE%D0%B3%D0%BE%D0%BC%D0%BE%D0%BB%D0%B5%D1%86%D1%8C_%D0%9E%D0%BB%D1%8C%D0%B3%D0%B0_%D0%92%D0%B0%D0%B4%D0%B8%D0%BC%D1%96%D0%B2%D0%BD%D0%B0"><text:span text:style-name="T65_134">0_%</text:span></text:a></text:span><text:span text:style-name="T65_135"><text:a xlink:type="simple" xlink:href="http://uk.wikipedia.org/wiki/%D0%91%D0%BE%D0%B3%D0%BE%D0%BC%D0%BE%D0%BB%D0%B5%D1%86%D1%8C_%D0%9E%D0%BB%D1%8C%D0%B3%D0%B0_%D0%92%D0%B0%D0%B4%D0%B8%D0%BC%D1%96%D0%B2%D0%BD%D0%B0"><text:span text:style-name="T65_136">D</text:span></text:a></text:span><text:span text:style-name="T65_137"><text:a xlink:type="simple" xlink:href="http://uk.wikipedia.org/wiki/%D0%91%D0%BE%D0%B3%D0%BE%D0%BC%D0%BE%D0%BB%D0%B5%D1%86%D1%8C_%D0%9E%D0%BB%D1%8C%D0%B3%D0%B0_%D0%92%D0%B0%D0%B4%D0%B8%D0%BC%D1%96%D0%B2%D0%BD%D0%B0"><text:span text:style-name="T65_138">0%92%</text:span></text:a></text:span><text:span text:style-name="T65_139"><text:a xlink:type="simple" xlink:href="http://uk.wikipedia.org/wiki/%D0%91%D0%BE%D0%B3%D0%BE%D0%BC%D0%BE%D0%BB%D0%B5%D1%86%D1%8C_%D0%9E%D0%BB%D1%8C%D0%B3%D0%B0_%D0%92%D0%B0%D0%B4%D0%B8%D0%BC%D1%96%D0%B2%D0%BD%D0%B0"><text:span text:style-name="T65_140">D</text:span></text:a></text:span><text:span text:style-name="T65_141"><text:a xlink:type="simple" xlink:href="http://uk.wikipedia.org/wiki/%D0%91%D0%BE%D0%B3%D0%BE%D0%BC%D0%BE%D0%BB%D0%B5%D1%86%D1%8C_%D0%9E%D0%BB%D1%8C%D0%B3%D0%B0_%D0%92%D0%B0%D0%B4%D0%B8%D0%BC%D1%96%D0%B2%D0%BD%D0%B0"><text:span text:style-name="T65_142">0%</text:span></text:a></text:span><text:span text:style-name="T65_143"><text:a xlink:type="simple" xlink:href="http://uk.wikipedia.org/wiki/%D0%91%D0%BE%D0%B3%D0%BE%D0%BC%D0%BE%D0%BB%D0%B5%D1%86%D1%8C_%D0%9E%D0%BB%D1%8C%D0%B3%D0%B0_%D0%92%D0%B0%D0%B4%D0%B8%D0%BC%D1%96%D0%B2%D0%BD%D0%B0"><text:span text:style-name="T65_144">B</text:span></text:a></text:span><text:span text:style-name="T65_145"><text:a xlink:type="simple" xlink:href="http://uk.wikipedia.org/wiki/%D0%91%D0%BE%D0%B3%D0%BE%D0%BC%D0%BE%D0%BB%D0%B5%D1%86%D1%8C_%D0%9E%D0%BB%D1%8C%D0%B3%D0%B0_%D0%92%D0%B0%D0%B4%D0%B8%D0%BC%D1%96%D0%B2%D0%BD%D0%B0"><text:span text:style-name="T65_146">0%</text:span></text:a></text:span><text:span text:style-name="T65_147"><text:a xlink:type="simple" xlink:href="http://uk.wikipedia.org/wiki/%D0%91%D0%BE%D0%B3%D0%BE%D0%BC%D0%BE%D0%BB%D0%B5%D1%86%D1%8C_%D0%9E%D0%BB%D1%8C%D0%B3%D0%B0_%D0%92%D0%B0%D0%B4%D0%B8%D0%BC%D1%96%D0%B2%D0%BD%D0%B0"><text:span text:style-name="T65_148">D</text:span></text:a></text:span><text:span text:style-name="T65_149"><text:a xlink:type="simple" xlink:href="http://uk.wikipedia.org/wiki/%D0%91%D0%BE%D0%B3%D0%BE%D0%BC%D0%BE%D0%BB%D0%B5%D1%86%D1%8C_%D0%9E%D0%BB%D1%8C%D0%B3%D0%B0_%D0%92%D0%B0%D0%B4%D0%B8%D0%BC%D1%96%D0%B2%D0%BD%D0%B0"><text:span text:style-name="T65_150">0%</text:span></text:a></text:span><text:span text:style-name="T65_151"><text:a xlink:type="simple" xlink:href="http://uk.wikipedia.org/wiki/%D0%91%D0%BE%D0%B3%D0%BE%D0%BC%D0%BE%D0%BB%D0%B5%D1%86%D1%8C_%D0%9E%D0%BB%D1%8C%D0%B3%D0%B0_%D0%92%D0%B0%D0%B4%D0%B8%D0%BC%D1%96%D0%B2%D0%BD%D0%B0"><text:span text:style-name="T65_152">B</text:span></text:a></text:span><text:span text:style-name="T65_153"><text:a xlink:type="simple" xlink:href="http://uk.wikipedia.org/wiki/%D0%91%D0%BE%D0%B3%D0%BE%D0%BC%D0%BE%D0%BB%D0%B5%D1%86%D1%8C_%D0%9E%D0%BB%D1%8C%D0%B3%D0%B0_%D0%92%D0%B0%D0%B4%D0%B8%D0%BC%D1%96%D0%B2%D0%BD%D0%B0"><text:span text:style-name="T65_154">4%</text:span></text:a></text:span><text:span text:style-name="T65_155"><text:a xlink:type="simple" xlink:href="http://uk.wikipedia.org/wiki/%D0%91%D0%BE%D0%B3%D0%BE%D0%BC%D0%BE%D0%BB%D0%B5%D1%86%D1%8C_%D0%9E%D0%BB%D1%8C%D0%B3%D0%B0_%D0%92%D0%B0%D0%B4%D0%B8%D0%BC%D1%96%D0%B2%D0%BD%D0%B0"><text:span text:style-name="T65_156">D</text:span></text:a></text:span><text:span text:style-name="T65_157"><text:a xlink:type="simple" xlink:href="http://uk.wikipedia.org/wiki/%D0%91%D0%BE%D0%B3%D0%BE%D0%BC%D0%BE%D0%BB%D0%B5%D1%86%D1%8C_%D0%9E%D0%BB%D1%8C%D0%B3%D0%B0_%D0%92%D0%B0%D0%B4%D0%B8%D0%BC%D1%96%D0%B2%D0%BD%D0%B0"><text:span text:style-name="T65_158">0%</text:span></text:a></text:span><text:span text:style-name="T65_159"><text:a xlink:type="simple" xlink:href="http://uk.wikipedia.org/wiki/%D0%91%D0%BE%D0%B3%D0%BE%D0%BC%D0%BE%D0%BB%D0%B5%D1%86%D1%8C_%D0%9E%D0%BB%D1%8C%D0%B3%D0%B0_%D0%92%D0%B0%D0%B4%D0%B8%D0%BC%D1%96%D0%B2%D0%BD%D0%B0"><text:span text:style-name="T65_160">B</text:span></text:a></text:span><text:span text:style-name="T65_161"><text:a xlink:type="simple" xlink:href="http://uk.wikipedia.org/wiki/%D0%91%D0%BE%D0%B3%D0%BE%D0%BC%D0%BE%D0%BB%D0%B5%D1%86%D1%8C_%D0%9E%D0%BB%D1%8C%D0%B3%D0%B0_%D0%92%D0%B0%D0%B4%D0%B8%D0%BC%D1%96%D0%B2%D0%BD%D0%B0"><text:span text:style-name="T65_162">8%</text:span></text:a></text:span><text:span text:style-name="T65_163"><text:a xlink:type="simple" xlink:href="http://uk.wikipedia.org/wiki/%D0%91%D0%BE%D0%B3%D0%BE%D0%BC%D0%BE%D0%BB%D0%B5%D1%86%D1%8C_%D0%9E%D0%BB%D1%8C%D0%B3%D0%B0_%D0%92%D0%B0%D0%B4%D0%B8%D0%BC%D1%96%D0%B2%D0%BD%D0%B0"><text:span text:style-name="T65_164">D</text:span></text:a></text:span><text:span text:style-name="T65_165"><text:a xlink:type="simple" xlink:href="http://uk.wikipedia.org/wiki/%D0%91%D0%BE%D0%B3%D0%BE%D0%BC%D0%BE%D0%BB%D0%B5%D1%86%D1%8C_%D0%9E%D0%BB%D1%8C%D0%B3%D0%B0_%D0%92%D0%B0%D0%B4%D0%B8%D0%BC%D1%96%D0%B2%D0%BD%D0%B0"><text:span text:style-name="T65_166">0%</text:span></text:a></text:span><text:span text:style-name="T65_167"><text:a xlink:type="simple" xlink:href="http://uk.wikipedia.org/wiki/%D0%91%D0%BE%D0%B3%D0%BE%D0%BC%D0%BE%D0%BB%D0%B5%D1%86%D1%8C_%D0%9E%D0%BB%D1%8C%D0%B3%D0%B0_%D0%92%D0%B0%D0%B4%D0%B8%D0%BC%D1%96%D0%B2%D0%BD%D0%B0"><text:span text:style-name="T65_168">BC</text:span></text:a></text:span><text:span text:style-name="T65_169"><text:a xlink:type="simple" xlink:href="http://uk.wikipedia.org/wiki/%D0%91%D0%BE%D0%B3%D0%BE%D0%BC%D0%BE%D0%BB%D0%B5%D1%86%D1%8C_%D0%9E%D0%BB%D1%8C%D0%B3%D0%B0_%D0%92%D0%B0%D0%B4%D0%B8%D0%BC%D1%96%D0%B2%D0%BD%D0%B0"><text:span text:style-name="T65_170">%</text:span></text:a></text:span><text:span text:style-name="T65_171"><text:a xlink:type="simple" xlink:href="http://uk.wikipedia.org/wiki/%D0%91%D0%BE%D0%B3%D0%BE%D0%BC%D0%BE%D0%BB%D0%B5%D1%86%D1%8C_%D0%9E%D0%BB%D1%8C%D0%B3%D0%B0_%D0%92%D0%B0%D0%B4%D0%B8%D0%BC%D1%96%D0%B2%D0%BD%D0%B0"><text:span text:style-name="T65_172">D</text:span></text:a></text:span><text:span text:style-name="T65_173"><text:a xlink:type="simple" xlink:href="http://uk.wikipedia.org/wiki/%D0%91%D0%BE%D0%B3%D0%BE%D0%BC%D0%BE%D0%BB%D0%B5%D1%86%D1%8C_%D0%9E%D0%BB%D1%8C%D0%B3%D0%B0_%D0%92%D0%B0%D0%B4%D0%B8%D0%BC%D1%96%D0%B2%D0%BD%D0%B0"><text:span text:style-name="T65_174">1%96%</text:span></text:a></text:span><text:span text:style-name="T65_175"><text:a xlink:type="simple" xlink:href="http://uk.wikipedia.org/wiki/%D0%91%D0%BE%D0%B3%D0%BE%D0%BC%D0%BE%D0%BB%D0%B5%D1%86%D1%8C_%D0%9E%D0%BB%D1%8C%D0%B3%D0%B0_%D0%92%D0%B0%D0%B4%D0%B8%D0%BC%D1%96%D0%B2%D0%BD%D0%B0"><text:span text:style-name="T65_176">D</text:span></text:a></text:span><text:span text:style-name="T65_177"><text:a xlink:type="simple" xlink:href="http://uk.wikipedia.org/wiki/%D0%91%D0%BE%D0%B3%D0%BE%D0%BC%D0%BE%D0%BB%D0%B5%D1%86%D1%8C_%D0%9E%D0%BB%D1%8C%D0%B3%D0%B0_%D0%92%D0%B0%D0%B4%D0%B8%D0%BC%D1%96%D0%B2%D0%BD%D0%B0"><text:span text:style-name="T65_178">0%</text:span></text:a></text:span><text:span text:style-name="T65_179"><text:a xlink:type="simple" xlink:href="http://uk.wikipedia.org/wiki/%D0%91%D0%BE%D0%B3%D0%BE%D0%BC%D0%BE%D0%BB%D0%B5%D1%86%D1%8C_%D0%9E%D0%BB%D1%8C%D0%B3%D0%B0_%D0%92%D0%B0%D0%B4%D0%B8%D0%BC%D1%96%D0%B2%D0%BD%D0%B0"><text:span text:style-name="T65_180">B</text:span></text:a></text:span><text:span text:style-name="T65_181"><text:a xlink:type="simple" xlink:href="http://uk.wikipedia.org/wiki/%D0%91%D0%BE%D0%B3%D0%BE%D0%BC%D0%BE%D0%BB%D0%B5%D1%86%D1%8C_%D0%9E%D0%BB%D1%8C%D0%B3%D0%B0_%D0%92%D0%B0%D0%B4%D0%B8%D0%BC%D1%96%D0%B2%D0%BD%D0%B0"><text:span text:style-name="T65_182">2%</text:span></text:a></text:span><text:span text:style-name="T65_183"><text:a xlink:type="simple" xlink:href="http://uk.wikipedia.org/wiki/%D0%91%D0%BE%D0%B3%D0%BE%D0%BC%D0%BE%D0%BB%D0%B5%D1%86%D1%8C_%D0%9E%D0%BB%D1%8C%D0%B3%D0%B0_%D0%92%D0%B0%D0%B4%D0%B8%D0%BC%D1%96%D0%B2%D0%BD%D0%B0"><text:span text:style-name="T65_184">D</text:span></text:a></text:span><text:span text:style-name="T65_185"><text:a xlink:type="simple" xlink:href="http://uk.wikipedia.org/wiki/%D0%91%D0%BE%D0%B3%D0%BE%D0%BC%D0%BE%D0%BB%D0%B5%D1%86%D1%8C_%D0%9E%D0%BB%D1%8C%D0%B3%D0%B0_%D0%92%D0%B0%D0%B4%D0%B8%D0%BC%D1%96%D0%B2%D0%BD%D0%B0"><text:span text:style-name="T65_186">0%</text:span></text:a></text:span><text:span text:style-name="T65_187"><text:a xlink:type="simple" xlink:href="http://uk.wikipedia.org/wiki/%D0%91%D0%BE%D0%B3%D0%BE%D0%BC%D0%BE%D0%BB%D0%B5%D1%86%D1%8C_%D0%9E%D0%BB%D1%8C%D0%B3%D0%B0_%D0%92%D0%B0%D0%B4%D0%B8%D0%BC%D1%96%D0%B2%D0%BD%D0%B0"><text:span text:style-name="T65_188">BD</text:span></text:a></text:span><text:span text:style-name="T65_189"><text:a xlink:type="simple" xlink:href="http://uk.wikipedia.org/wiki/%D0%91%D0%BE%D0%B3%D0%BE%D0%BC%D0%BE%D0%BB%D0%B5%D1%86%D1%8C_%D0%9E%D0%BB%D1%8C%D0%B3%D0%B0_%D0%92%D0%B0%D0%B4%D0%B8%D0%BC%D1%96%D0%B2%D0%BD%D0%B0"><text:span text:style-name="T65_190">%</text:span></text:a></text:span><text:span text:style-name="T65_191"><text:a xlink:type="simple" xlink:href="http://uk.wikipedia.org/wiki/%D0%91%D0%BE%D0%B3%D0%BE%D0%BC%D0%BE%D0%BB%D0%B5%D1%86%D1%8C_%D0%9E%D0%BB%D1%8C%D0%B3%D0%B0_%D0%92%D0%B0%D0%B4%D0%B8%D0%BC%D1%96%D0%B2%D0%BD%D0%B0"><text:span text:style-name="T65_192">D</text:span></text:a></text:span><text:span text:style-name="T65_193"><text:a xlink:type="simple" xlink:href="http://uk.wikipedia.org/wiki/%D0%91%D0%BE%D0%B3%D0%BE%D0%BC%D0%BE%D0%BB%D0%B5%D1%86%D1%8C_%D0%9E%D0%BB%D1%8C%D0%B3%D0%B0_%D0%92%D0%B0%D0%B4%D0%B8%D0%BC%D1%96%D0%B2%D0%BD%D0%B0"><text:span text:style-name="T65_194">0%</text:span></text:a></text:span><text:span text:style-name="T65_195"><text:a xlink:type="simple" xlink:href="http://uk.wikipedia.org/wiki/%D0%91%D0%BE%D0%B3%D0%BE%D0%BC%D0%BE%D0%BB%D0%B5%D1%86%D1%8C_%D0%9E%D0%BB%D1%8C%D0%B3%D0%B0_%D0%92%D0%B0%D0%B4%D0%B8%D0%BC%D1%96%D0%B2%D0%BD%D0%B0"><text:span text:style-name="T65_196">B</text:span></text:a></text:span><text:span text:style-name="T65_197"><text:a xlink:type="simple" xlink:href="http://uk.wikipedia.org/wiki/%D0%91%D0%BE%D0%B3%D0%BE%D0%BC%D0%BE%D0%BB%D0%B5%D1%86%D1%8C_%D0%9E%D0%BB%D1%8C%D0%B3%D0%B0_%D0%92%D0%B0%D0%B4%D0%B8%D0%BC%D1%96%D0%B2%D0%BD%D0%B0"><text:span text:style-name="T65_198">0</text:span></text:a></text:span></text:p>
      <text:p text:style-name="P66"/>
      <text:p text:style-name="P67"><text:span text:style-name="T67_1">1994</text:span></text:p>
      <text:p text:style-name="P68"><text:span text:style-name="T68_1">Завідуюча</text:span><text:span text:style-name="T68_2"><text:s/></text:span><text:span text:style-name="T68_3">відділенням</text:span><text:span text:style-name="T68_4"><text:s/></text:span><text:span text:style-name="T68_5">гістопатології</text:span></text:p>
      <text:p text:style-name="P69"><text:span text:style-name="T69_1">Завідуюча</text:span><text:span text:style-name="T69_2"><text:s/></text:span><text:span text:style-name="T69_3">відділенням</text:span><text:span text:style-name="T69_4"><text:s/></text:span><text:span text:style-name="T69_5">гістопатології</text:span><text:span text:style-name="T69_6"><text:s/></text:span><text:span text:style-name="T69_7">Українського</text:span><text:span text:style-name="T69_8"><text:s/></text:span><text:span text:style-name="T69_9">регіонального</text:span><text:span text:style-name="T69_10"><text:s/></text:span><text:span text:style-name="T69_11">дерматологічного</text:span><text:span text:style-name="T69_12"><text:s/></text:span><text:span text:style-name="T69_13">госпіталю</text:span><text:span text:style-name="T69_14"><text:s/></text:span><text:span text:style-name="T69_15">до</text:span><text:span text:style-name="T69_16"><text:s/>1998</text:span><text:span text:style-name="T69_17">р</text:span><text:span text:style-name="T69_18">.</text:span></text:p>
      <text:p text:style-name="P70"><text:span text:style-name="T70_1">Офіційний</text:span><text:span text:style-name="T70_2"><text:s/></text:span><text:span text:style-name="T70_3">сайт</text:span><text:span text:style-name="T70_4">,<text:s/></text:span><text:span text:style-name="T70_5"><text:a xlink:type="simple" xlink:href="http://bogomolets.com/ua/biography/career"><text:span text:style-name="T70_6">http</text:span></text:a></text:span><text:span text:style-name="T70_7"><text:a xlink:type="simple" xlink:href="http://bogomolets.com/ua/biography/career"><text:span text:style-name="T70_8">://</text:span></text:a></text:span><text:span text:style-name="T70_9"><text:a xlink:type="simple" xlink:href="http://bogomolets.com/ua/biography/career"><text:span text:style-name="T70_10">bogomolets</text:span></text:a></text:span><text:span text:style-name="T70_11"><text:a xlink:type="simple" xlink:href="http://bogomolets.com/ua/biography/career"><text:span text:style-name="T70_12">.</text:span></text:a></text:span><text:span text:style-name="T70_13"><text:a xlink:type="simple" xlink:href="http://bogomolets.com/ua/biography/career"><text:span text:style-name="T70_14">com</text:span></text:a></text:span><text:span text:style-name="T70_15"><text:a xlink:type="simple" xlink:href="http://bogomolets.com/ua/biography/career"><text:span text:style-name="T70_16">/</text:span></text:a></text:span><text:span text:style-name="T70_17"><text:a xlink:type="simple" xlink:href="http://bogomolets.com/ua/biography/career"><text:span text:style-name="T70_18">ua</text:span></text:a></text:span><text:span text:style-name="T70_19"><text:a xlink:type="simple" xlink:href="http://bogomolets.com/ua/biography/career"><text:span text:style-name="T70_20">/</text:span></text:a></text:span><text:span text:style-name="T70_21"><text:a xlink:type="simple" xlink:href="http://bogomolets.com/ua/biography/career"><text:span text:style-name="T70_22">biography</text:span></text:a></text:span><text:span text:style-name="T70_23"><text:a xlink:type="simple" xlink:href="http://bogomolets.com/ua/biography/career"><text:span text:style-name="T70_24">/</text:span></text:a></text:span><text:span text:style-name="T70_25"><text:a xlink:type="simple" xlink:href="http://bogomolets.com/ua/biography/career"><text:span text:style-name="T70_26">career</text:span></text:a></text:span></text:p>
      <text:p text:style-name="P71"/>
      <text:p text:style-name="P72"><text:span text:style-name="T72_1">1994</text:span></text:p>
      <text:p text:style-name="P73"><text:span text:style-name="T73_1">Почесна</text:span><text:span text:style-name="T73_2"><text:s/></text:span><text:span text:style-name="T73_3">нагорода</text:span><text:span text:style-name="T73_4"><text:s/>«</text:span><text:span text:style-name="T73_5">За</text:span><text:span text:style-name="T73_6"><text:s/></text:span><text:span text:style-name="T73_7">Гуманізм</text:span><text:span text:style-name="T73_8">»<text:s/></text:span><text:span text:style-name="T73_9">Союзу</text:span><text:span text:style-name="T73_10"><text:s/></text:span><text:span text:style-name="T73_11">Чорнобиль</text:span></text:p>
      <text:p text:style-name="P74"><text:span text:style-name="T74_1">Почесна</text:span><text:span text:style-name="T74_2"><text:s/></text:span><text:span text:style-name="T74_3">нагорода</text:span><text:span text:style-name="T74_4"><text:s/>«</text:span><text:span text:style-name="T74_5">За</text:span><text:span text:style-name="T74_6"><text:s/></text:span><text:span text:style-name="T74_7">Гуманізм</text:span><text:span text:style-name="T74_8">»<text:s/></text:span><text:span text:style-name="T74_9">Союзу</text:span><text:span text:style-name="T74_10"><text:s/></text:span><text:span text:style-name="T74_11">Чорнобиль</text:span></text:p>
      <text:p text:style-name="P75"><text:span text:style-name="T75_1">Вікіпедія</text:span><text:span text:style-name="T75_2">,<text:s/></text:span><text:span text:style-name="T75_3"><text:a xlink:type="simple" xlink:href="http://uk.wikipedia.org/wiki/%D0%91%D0%BE%D0%B3%D0%BE%D0%BC%D0%BE%D0%BB%D0%B5%D1%86%D1%8C_%D0%9E%D0%BB%D1%8C%D0%B3%D0%B0_%D0%92%D0%B0%D0%B4%D0%B8%D0%BC%D1%96%D0%B2%D0%BD%D0%B0"><text:span text:style-name="T75_4">http</text:span></text:a></text:span><text:span text:style-name="T75_5"><text:a xlink:type="simple" xlink:href="http://uk.wikipedia.org/wiki/%D0%91%D0%BE%D0%B3%D0%BE%D0%BC%D0%BE%D0%BB%D0%B5%D1%86%D1%8C_%D0%9E%D0%BB%D1%8C%D0%B3%D0%B0_%D0%92%D0%B0%D0%B4%D0%B8%D0%BC%D1%96%D0%B2%D0%BD%D0%B0"><text:span text:style-name="T75_6">://</text:span></text:a></text:span><text:span text:style-name="T75_7"><text:a xlink:type="simple" xlink:href="http://uk.wikipedia.org/wiki/%D0%91%D0%BE%D0%B3%D0%BE%D0%BC%D0%BE%D0%BB%D0%B5%D1%86%D1%8C_%D0%9E%D0%BB%D1%8C%D0%B3%D0%B0_%D0%92%D0%B0%D0%B4%D0%B8%D0%BC%D1%96%D0%B2%D0%BD%D0%B0"><text:span text:style-name="T75_8">uk</text:span></text:a></text:span><text:span text:style-name="T75_9"><text:a xlink:type="simple" xlink:href="http://uk.wikipedia.org/wiki/%D0%91%D0%BE%D0%B3%D0%BE%D0%BC%D0%BE%D0%BB%D0%B5%D1%86%D1%8C_%D0%9E%D0%BB%D1%8C%D0%B3%D0%B0_%D0%92%D0%B0%D0%B4%D0%B8%D0%BC%D1%96%D0%B2%D0%BD%D0%B0"><text:span text:style-name="T75_10">.</text:span></text:a></text:span><text:span text:style-name="T75_11"><text:a xlink:type="simple" xlink:href="http://uk.wikipedia.org/wiki/%D0%91%D0%BE%D0%B3%D0%BE%D0%BC%D0%BE%D0%BB%D0%B5%D1%86%D1%8C_%D0%9E%D0%BB%D1%8C%D0%B3%D0%B0_%D0%92%D0%B0%D0%B4%D0%B8%D0%BC%D1%96%D0%B2%D0%BD%D0%B0"><text:span text:style-name="T75_12">wikipedia</text:span></text:a></text:span><text:span text:style-name="T75_13"><text:a xlink:type="simple" xlink:href="http://uk.wikipedia.org/wiki/%D0%91%D0%BE%D0%B3%D0%BE%D0%BC%D0%BE%D0%BB%D0%B5%D1%86%D1%8C_%D0%9E%D0%BB%D1%8C%D0%B3%D0%B0_%D0%92%D0%B0%D0%B4%D0%B8%D0%BC%D1%96%D0%B2%D0%BD%D0%B0"><text:span text:style-name="T75_14">.</text:span></text:a></text:span><text:span text:style-name="T75_15"><text:a xlink:type="simple" xlink:href="http://uk.wikipedia.org/wiki/%D0%91%D0%BE%D0%B3%D0%BE%D0%BC%D0%BE%D0%BB%D0%B5%D1%86%D1%8C_%D0%9E%D0%BB%D1%8C%D0%B3%D0%B0_%D0%92%D0%B0%D0%B4%D0%B8%D0%BC%D1%96%D0%B2%D0%BD%D0%B0"><text:span text:style-name="T75_16">org</text:span></text:a></text:span><text:span text:style-name="T75_17"><text:a xlink:type="simple" xlink:href="http://uk.wikipedia.org/wiki/%D0%91%D0%BE%D0%B3%D0%BE%D0%BC%D0%BE%D0%BB%D0%B5%D1%86%D1%8C_%D0%9E%D0%BB%D1%8C%D0%B3%D0%B0_%D0%92%D0%B0%D0%B4%D0%B8%D0%BC%D1%96%D0%B2%D0%BD%D0%B0"><text:span text:style-name="T75_18">/</text:span></text:a></text:span><text:span text:style-name="T75_19"><text:a xlink:type="simple" xlink:href="http://uk.wikipedia.org/wiki/%D0%91%D0%BE%D0%B3%D0%BE%D0%BC%D0%BE%D0%BB%D0%B5%D1%86%D1%8C_%D0%9E%D0%BB%D1%8C%D0%B3%D0%B0_%D0%92%D0%B0%D0%B4%D0%B8%D0%BC%D1%96%D0%B2%D0%BD%D0%B0"><text:span text:style-name="T75_20">wiki</text:span></text:a></text:span><text:span text:style-name="T75_21"><text:a xlink:type="simple" xlink:href="http://uk.wikipedia.org/wiki/%D0%91%D0%BE%D0%B3%D0%BE%D0%BC%D0%BE%D0%BB%D0%B5%D1%86%D1%8C_%D0%9E%D0%BB%D1%8C%D0%B3%D0%B0_%D0%92%D0%B0%D0%B4%D0%B8%D0%BC%D1%96%D0%B2%D0%BD%D0%B0"><text:span text:style-name="T75_22">/%</text:span></text:a></text:span><text:span text:style-name="T75_23"><text:a xlink:type="simple" xlink:href="http://uk.wikipedia.org/wiki/%D0%91%D0%BE%D0%B3%D0%BE%D0%BC%D0%BE%D0%BB%D0%B5%D1%86%D1%8C_%D0%9E%D0%BB%D1%8C%D0%B3%D0%B0_%D0%92%D0%B0%D0%B4%D0%B8%D0%BC%D1%96%D0%B2%D0%BD%D0%B0"><text:span text:style-name="T75_24">D</text:span></text:a></text:span><text:span text:style-name="T75_25"><text:a xlink:type="simple" xlink:href="http://uk.wikipedia.org/wiki/%D0%91%D0%BE%D0%B3%D0%BE%D0%BC%D0%BE%D0%BB%D0%B5%D1%86%D1%8C_%D0%9E%D0%BB%D1%8C%D0%B3%D0%B0_%D0%92%D0%B0%D0%B4%D0%B8%D0%BC%D1%96%D0%B2%D0%BD%D0%B0"><text:span text:style-name="T75_26">0%91%</text:span></text:a></text:span><text:span text:style-name="T75_27"><text:a xlink:type="simple" xlink:href="http://uk.wikipedia.org/wiki/%D0%91%D0%BE%D0%B3%D0%BE%D0%BC%D0%BE%D0%BB%D0%B5%D1%86%D1%8C_%D0%9E%D0%BB%D1%8C%D0%B3%D0%B0_%D0%92%D0%B0%D0%B4%D0%B8%D0%BC%D1%96%D0%B2%D0%BD%D0%B0"><text:span text:style-name="T75_28">D</text:span></text:a></text:span><text:span text:style-name="T75_29"><text:a xlink:type="simple" xlink:href="http://uk.wikipedia.org/wiki/%D0%91%D0%BE%D0%B3%D0%BE%D0%BC%D0%BE%D0%BB%D0%B5%D1%86%D1%8C_%D0%9E%D0%BB%D1%8C%D0%B3%D0%B0_%D0%92%D0%B0%D0%B4%D0%B8%D0%BC%D1%96%D0%B2%D0%BD%D0%B0"><text:span text:style-name="T75_30">0%</text:span></text:a></text:span><text:span text:style-name="T75_31"><text:a xlink:type="simple" xlink:href="http://uk.wikipedia.org/wiki/%D0%91%D0%BE%D0%B3%D0%BE%D0%BC%D0%BE%D0%BB%D0%B5%D1%86%D1%8C_%D0%9E%D0%BB%D1%8C%D0%B3%D0%B0_%D0%92%D0%B0%D0%B4%D0%B8%D0%BC%D1%96%D0%B2%D0%BD%D0%B0"><text:span text:style-name="T75_32">BE</text:span></text:a></text:span><text:span text:style-name="T75_33"><text:a xlink:type="simple" xlink:href="http://uk.wikipedia.org/wiki/%D0%91%D0%BE%D0%B3%D0%BE%D0%BC%D0%BE%D0%BB%D0%B5%D1%86%D1%8C_%D0%9E%D0%BB%D1%8C%D0%B3%D0%B0_%D0%92%D0%B0%D0%B4%D0%B8%D0%BC%D1%96%D0%B2%D0%BD%D0%B0"><text:span text:style-name="T75_34">%</text:span></text:a></text:span><text:span text:style-name="T75_35"><text:a xlink:type="simple" xlink:href="http://uk.wikipedia.org/wiki/%D0%91%D0%BE%D0%B3%D0%BE%D0%BC%D0%BE%D0%BB%D0%B5%D1%86%D1%8C_%D0%9E%D0%BB%D1%8C%D0%B3%D0%B0_%D0%92%D0%B0%D0%B4%D0%B8%D0%BC%D1%96%D0%B2%D0%BD%D0%B0"><text:span text:style-name="T75_36">D</text:span></text:a></text:span><text:span text:style-name="T75_37"><text:a xlink:type="simple" xlink:href="http://uk.wikipedia.org/wiki/%D0%91%D0%BE%D0%B3%D0%BE%D0%BC%D0%BE%D0%BB%D0%B5%D1%86%D1%8C_%D0%9E%D0%BB%D1%8C%D0%B3%D0%B0_%D0%92%D0%B0%D0%B4%D0%B8%D0%BC%D1%96%D0%B2%D0%BD%D0%B0"><text:span text:style-name="T75_38">0%</text:span></text:a></text:span><text:span text:style-name="T75_39"><text:a xlink:type="simple" xlink:href="http://uk.wikipedia.org/wiki/%D0%91%D0%BE%D0%B3%D0%BE%D0%BC%D0%BE%D0%BB%D0%B5%D1%86%D1%8C_%D0%9E%D0%BB%D1%8C%D0%B3%D0%B0_%D0%92%D0%B0%D0%B4%D0%B8%D0%BC%D1%96%D0%B2%D0%BD%D0%B0"><text:span text:style-name="T75_40">B</text:span></text:a></text:span><text:span text:style-name="T75_41"><text:a xlink:type="simple" xlink:href="http://uk.wikipedia.org/wiki/%D0%91%D0%BE%D0%B3%D0%BE%D0%BC%D0%BE%D0%BB%D0%B5%D1%86%D1%8C_%D0%9E%D0%BB%D1%8C%D0%B3%D0%B0_%D0%92%D0%B0%D0%B4%D0%B8%D0%BC%D1%96%D0%B2%D0%BD%D0%B0"><text:span text:style-name="T75_42">3%</text:span></text:a></text:span><text:span text:style-name="T75_43"><text:a xlink:type="simple" xlink:href="http://uk.wikipedia.org/wiki/%D0%91%D0%BE%D0%B3%D0%BE%D0%BC%D0%BE%D0%BB%D0%B5%D1%86%D1%8C_%D0%9E%D0%BB%D1%8C%D0%B3%D0%B0_%D0%92%D0%B0%D0%B4%D0%B8%D0%BC%D1%96%D0%B2%D0%BD%D0%B0"><text:span text:style-name="T75_44">D</text:span></text:a></text:span><text:span text:style-name="T75_45"><text:a xlink:type="simple" xlink:href="http://uk.wikipedia.org/wiki/%D0%91%D0%BE%D0%B3%D0%BE%D0%BC%D0%BE%D0%BB%D0%B5%D1%86%D1%8C_%D0%9E%D0%BB%D1%8C%D0%B3%D0%B0_%D0%92%D0%B0%D0%B4%D0%B8%D0%BC%D1%96%D0%B2%D0%BD%D0%B0"><text:span text:style-name="T75_46">0%</text:span></text:a></text:span><text:span text:style-name="T75_47"><text:a xlink:type="simple" xlink:href="http://uk.wikipedia.org/wiki/%D0%91%D0%BE%D0%B3%D0%BE%D0%BC%D0%BE%D0%BB%D0%B5%D1%86%D1%8C_%D0%9E%D0%BB%D1%8C%D0%B3%D0%B0_%D0%92%D0%B0%D0%B4%D0%B8%D0%BC%D1%96%D0%B2%D0%BD%D0%B0"><text:span text:style-name="T75_48">BE</text:span></text:a></text:span><text:span text:style-name="T75_49"><text:a xlink:type="simple" xlink:href="http://uk.wikipedia.org/wiki/%D0%91%D0%BE%D0%B3%D0%BE%D0%BC%D0%BE%D0%BB%D0%B5%D1%86%D1%8C_%D0%9E%D0%BB%D1%8C%D0%B3%D0%B0_%D0%92%D0%B0%D0%B4%D0%B8%D0%BC%D1%96%D0%B2%D0%BD%D0%B0"><text:span text:style-name="T75_50">%</text:span></text:a></text:span><text:span text:style-name="T75_51"><text:a xlink:type="simple" xlink:href="http://uk.wikipedia.org/wiki/%D0%91%D0%BE%D0%B3%D0%BE%D0%BC%D0%BE%D0%BB%D0%B5%D1%86%D1%8C_%D0%9E%D0%BB%D1%8C%D0%B3%D0%B0_%D0%92%D0%B0%D0%B4%D0%B8%D0%BC%D1%96%D0%B2%D0%BD%D0%B0"><text:span text:style-name="T75_52">D</text:span></text:a></text:span><text:span text:style-name="T75_53"><text:a xlink:type="simple" xlink:href="http://uk.wikipedia.org/wiki/%D0%91%D0%BE%D0%B3%D0%BE%D0%BC%D0%BE%D0%BB%D0%B5%D1%86%D1%8C_%D0%9E%D0%BB%D1%8C%D0%B3%D0%B0_%D0%92%D0%B0%D0%B4%D0%B8%D0%BC%D1%96%D0%B2%D0%BD%D0%B0"><text:span text:style-name="T75_54">0%</text:span></text:a></text:span><text:span text:style-name="T75_55"><text:a xlink:type="simple" xlink:href="http://uk.wikipedia.org/wiki/%D0%91%D0%BE%D0%B3%D0%BE%D0%BC%D0%BE%D0%BB%D0%B5%D1%86%D1%8C_%D0%9E%D0%BB%D1%8C%D0%B3%D0%B0_%D0%92%D0%B0%D0%B4%D0%B8%D0%BC%D1%96%D0%B2%D0%BD%D0%B0"><text:span text:style-name="T75_56">BC</text:span></text:a></text:span><text:span text:style-name="T75_57"><text:a xlink:type="simple" xlink:href="http://uk.wikipedia.org/wiki/%D0%91%D0%BE%D0%B3%D0%BE%D0%BC%D0%BE%D0%BB%D0%B5%D1%86%D1%8C_%D0%9E%D0%BB%D1%8C%D0%B3%D0%B0_%D0%92%D0%B0%D0%B4%D0%B8%D0%BC%D1%96%D0%B2%D0%BD%D0%B0"><text:span text:style-name="T75_58">%</text:span></text:a></text:span><text:span text:style-name="T75_59"><text:a xlink:type="simple" xlink:href="http://uk.wikipedia.org/wiki/%D0%91%D0%BE%D0%B3%D0%BE%D0%BC%D0%BE%D0%BB%D0%B5%D1%86%D1%8C_%D0%9E%D0%BB%D1%8C%D0%B3%D0%B0_%D0%92%D0%B0%D0%B4%D0%B8%D0%BC%D1%96%D0%B2%D0%BD%D0%B0"><text:span text:style-name="T75_60">D</text:span></text:a></text:span><text:span text:style-name="T75_61"><text:a xlink:type="simple" xlink:href="http://uk.wikipedia.org/wiki/%D0%91%D0%BE%D0%B3%D0%BE%D0%BC%D0%BE%D0%BB%D0%B5%D1%86%D1%8C_%D0%9E%D0%BB%D1%8C%D0%B3%D0%B0_%D0%92%D0%B0%D0%B4%D0%B8%D0%BC%D1%96%D0%B2%D0%BD%D0%B0"><text:span text:style-name="T75_62">0%</text:span></text:a></text:span><text:span text:style-name="T75_63"><text:a xlink:type="simple" xlink:href="http://uk.wikipedia.org/wiki/%D0%91%D0%BE%D0%B3%D0%BE%D0%BC%D0%BE%D0%BB%D0%B5%D1%86%D1%8C_%D0%9E%D0%BB%D1%8C%D0%B3%D0%B0_%D0%92%D0%B0%D0%B4%D0%B8%D0%BC%D1%96%D0%B2%D0%BD%D0%B0"><text:span text:style-name="T75_64">BE</text:span></text:a></text:span><text:span text:style-name="T75_65"><text:a xlink:type="simple" xlink:href="http://uk.wikipedia.org/wiki/%D0%91%D0%BE%D0%B3%D0%BE%D0%BC%D0%BE%D0%BB%D0%B5%D1%86%D1%8C_%D0%9E%D0%BB%D1%8C%D0%B3%D0%B0_%D0%92%D0%B0%D0%B4%D0%B8%D0%BC%D1%96%D0%B2%D0%BD%D0%B0"><text:span text:style-name="T75_66">%</text:span></text:a></text:span><text:span text:style-name="T75_67"><text:a xlink:type="simple" xlink:href="http://uk.wikipedia.org/wiki/%D0%91%D0%BE%D0%B3%D0%BE%D0%BC%D0%BE%D0%BB%D0%B5%D1%86%D1%8C_%D0%9E%D0%BB%D1%8C%D0%B3%D0%B0_%D0%92%D0%B0%D0%B4%D0%B8%D0%BC%D1%96%D0%B2%D0%BD%D0%B0"><text:span text:style-name="T75_68">D</text:span></text:a></text:span><text:span text:style-name="T75_69"><text:a xlink:type="simple" xlink:href="http://uk.wikipedia.org/wiki/%D0%91%D0%BE%D0%B3%D0%BE%D0%BC%D0%BE%D0%BB%D0%B5%D1%86%D1%8C_%D0%9E%D0%BB%D1%8C%D0%B3%D0%B0_%D0%92%D0%B0%D0%B4%D0%B8%D0%BC%D1%96%D0%B2%D0%BD%D0%B0"><text:span text:style-name="T75_70">0%</text:span></text:a></text:span><text:span text:style-name="T75_71"><text:a xlink:type="simple" xlink:href="http://uk.wikipedia.org/wiki/%D0%91%D0%BE%D0%B3%D0%BE%D0%BC%D0%BE%D0%BB%D0%B5%D1%86%D1%8C_%D0%9E%D0%BB%D1%8C%D0%B3%D0%B0_%D0%92%D0%B0%D0%B4%D0%B8%D0%BC%D1%96%D0%B2%D0%BD%D0%B0"><text:span text:style-name="T75_72">BB</text:span></text:a></text:span><text:span text:style-name="T75_73"><text:a xlink:type="simple" xlink:href="http://uk.wikipedia.org/wiki/%D0%91%D0%BE%D0%B3%D0%BE%D0%BC%D0%BE%D0%BB%D0%B5%D1%86%D1%8C_%D0%9E%D0%BB%D1%8C%D0%B3%D0%B0_%D0%92%D0%B0%D0%B4%D0%B8%D0%BC%D1%96%D0%B2%D0%BD%D0%B0"><text:span text:style-name="T75_74">%</text:span></text:a></text:span><text:span text:style-name="T75_75"><text:a xlink:type="simple" xlink:href="http://uk.wikipedia.org/wiki/%D0%91%D0%BE%D0%B3%D0%BE%D0%BC%D0%BE%D0%BB%D0%B5%D1%86%D1%8C_%D0%9E%D0%BB%D1%8C%D0%B3%D0%B0_%D0%92%D0%B0%D0%B4%D0%B8%D0%BC%D1%96%D0%B2%D0%BD%D0%B0"><text:span text:style-name="T75_76">D</text:span></text:a></text:span><text:span text:style-name="T75_77"><text:a xlink:type="simple" xlink:href="http://uk.wikipedia.org/wiki/%D0%91%D0%BE%D0%B3%D0%BE%D0%BC%D0%BE%D0%BB%D0%B5%D1%86%D1%8C_%D0%9E%D0%BB%D1%8C%D0%B3%D0%B0_%D0%92%D0%B0%D0%B4%D0%B8%D0%BC%D1%96%D0%B2%D0%BD%D0%B0"><text:span text:style-name="T75_78">0%</text:span></text:a></text:span><text:span text:style-name="T75_79"><text:a xlink:type="simple" xlink:href="http://uk.wikipedia.org/wiki/%D0%91%D0%BE%D0%B3%D0%BE%D0%BC%D0%BE%D0%BB%D0%B5%D1%86%D1%8C_%D0%9E%D0%BB%D1%8C%D0%B3%D0%B0_%D0%92%D0%B0%D0%B4%D0%B8%D0%BC%D1%96%D0%B2%D0%BD%D0%B0"><text:span text:style-name="T75_80">B</text:span></text:a></text:span><text:span text:style-name="T75_81"><text:a xlink:type="simple" xlink:href="http://uk.wikipedia.org/wiki/%D0%91%D0%BE%D0%B3%D0%BE%D0%BC%D0%BE%D0%BB%D0%B5%D1%86%D1%8C_%D0%9E%D0%BB%D1%8C%D0%B3%D0%B0_%D0%92%D0%B0%D0%B4%D0%B8%D0%BC%D1%96%D0%B2%D0%BD%D0%B0"><text:span text:style-name="T75_82">5%</text:span></text:a></text:span><text:span text:style-name="T75_83"><text:a xlink:type="simple" xlink:href="http://uk.wikipedia.org/wiki/%D0%91%D0%BE%D0%B3%D0%BE%D0%BC%D0%BE%D0%BB%D0%B5%D1%86%D1%8C_%D0%9E%D0%BB%D1%8C%D0%B3%D0%B0_%D0%92%D0%B0%D0%B4%D0%B8%D0%BC%D1%96%D0%B2%D0%BD%D0%B0"><text:span text:style-name="T75_84">D</text:span></text:a></text:span><text:span text:style-name="T75_85"><text:a xlink:type="simple" xlink:href="http://uk.wikipedia.org/wiki/%D0%91%D0%BE%D0%B3%D0%BE%D0%BC%D0%BE%D0%BB%D0%B5%D1%86%D1%8C_%D0%9E%D0%BB%D1%8C%D0%B3%D0%B0_%D0%92%D0%B0%D0%B4%D0%B8%D0%BC%D1%96%D0%B2%D0%BD%D0%B0"><text:span text:style-name="T75_86">1%86%</text:span></text:a></text:span><text:span text:style-name="T75_87"><text:a xlink:type="simple" xlink:href="http://uk.wikipedia.org/wiki/%D0%91%D0%BE%D0%B3%D0%BE%D0%BC%D0%BE%D0%BB%D0%B5%D1%86%D1%8C_%D0%9E%D0%BB%D1%8C%D0%B3%D0%B0_%D0%92%D0%B0%D0%B4%D0%B8%D0%BC%D1%96%D0%B2%D0%BD%D0%B0"><text:span text:style-name="T75_88">D</text:span></text:a></text:span><text:span text:style-name="T75_89"><text:a xlink:type="simple" xlink:href="http://uk.wikipedia.org/wiki/%D0%91%D0%BE%D0%B3%D0%BE%D0%BC%D0%BE%D0%BB%D0%B5%D1%86%D1%8C_%D0%9E%D0%BB%D1%8C%D0%B3%D0%B0_%D0%92%D0%B0%D0%B4%D0%B8%D0%BC%D1%96%D0%B2%D0%BD%D0%B0"><text:span text:style-name="T75_90">1%8</text:span></text:a></text:span><text:span text:style-name="T75_91"><text:a xlink:type="simple" xlink:href="http://uk.wikipedia.org/wiki/%D0%91%D0%BE%D0%B3%D0%BE%D0%BC%D0%BE%D0%BB%D0%B5%D1%86%D1%8C_%D0%9E%D0%BB%D1%8C%D0%B3%D0%B0_%D0%92%D0%B0%D0%B4%D0%B8%D0%BC%D1%96%D0%B2%D0%BD%D0%B0"><text:span text:style-name="T75_92">C</text:span></text:a></text:span><text:span text:style-name="T75_93"><text:a xlink:type="simple" xlink:href="http://uk.wikipedia.org/wiki/%D0%91%D0%BE%D0%B3%D0%BE%D0%BC%D0%BE%D0%BB%D0%B5%D1%86%D1%8C_%D0%9E%D0%BB%D1%8C%D0%B3%D0%B0_%D0%92%D0%B0%D0%B4%D0%B8%D0%BC%D1%96%D0%B2%D0%BD%D0%B0"><text:span text:style-name="T75_94">_%</text:span></text:a></text:span><text:span text:style-name="T75_95"><text:a xlink:type="simple" xlink:href="http://uk.wikipedia.org/wiki/%D0%91%D0%BE%D0%B3%D0%BE%D0%BC%D0%BE%D0%BB%D0%B5%D1%86%D1%8C_%D0%9E%D0%BB%D1%8C%D0%B3%D0%B0_%D0%92%D0%B0%D0%B4%D0%B8%D0%BC%D1%96%D0%B2%D0%BD%D0%B0"><text:span text:style-name="T75_96">D</text:span></text:a></text:span><text:span text:style-name="T75_97"><text:a xlink:type="simple" xlink:href="http://uk.wikipedia.org/wiki/%D0%91%D0%BE%D0%B3%D0%BE%D0%BC%D0%BE%D0%BB%D0%B5%D1%86%D1%8C_%D0%9E%D0%BB%D1%8C%D0%B3%D0%B0_%D0%92%D0%B0%D0%B4%D0%B8%D0%BC%D1%96%D0%B2%D0%BD%D0%B0"><text:span text:style-name="T75_98">0%9</text:span></text:a></text:span><text:span text:style-name="T75_99"><text:a xlink:type="simple" xlink:href="http://uk.wikipedia.org/wiki/%D0%91%D0%BE%D0%B3%D0%BE%D0%BC%D0%BE%D0%BB%D0%B5%D1%86%D1%8C_%D0%9E%D0%BB%D1%8C%D0%B3%D0%B0_%D0%92%D0%B0%D0%B4%D0%B8%D0%BC%D1%96%D0%B2%D0%BD%D0%B0"><text:span text:style-name="T75_100">E</text:span></text:a></text:span><text:span text:style-name="T75_101"><text:a xlink:type="simple" xlink:href="http://uk.wikipedia.org/wiki/%D0%91%D0%BE%D0%B3%D0%BE%D0%BC%D0%BE%D0%BB%D0%B5%D1%86%D1%8C_%D0%9E%D0%BB%D1%8C%D0%B3%D0%B0_%D0%92%D0%B0%D0%B4%D0%B8%D0%BC%D1%96%D0%B2%D0%BD%D0%B0"><text:span text:style-name="T75_102">%</text:span></text:a></text:span><text:span text:style-name="T75_103"><text:a xlink:type="simple" xlink:href="http://uk.wikipedia.org/wiki/%D0%91%D0%BE%D0%B3%D0%BE%D0%BC%D0%BE%D0%BB%D0%B5%D1%86%D1%8C_%D0%9E%D0%BB%D1%8C%D0%B3%D0%B0_%D0%92%D0%B0%D0%B4%D0%B8%D0%BC%D1%96%D0%B2%D0%BD%D0%B0"><text:span text:style-name="T75_104">D</text:span></text:a></text:span><text:span text:style-name="T75_105"><text:a xlink:type="simple" xlink:href="http://uk.wikipedia.org/wiki/%D0%91%D0%BE%D0%B3%D0%BE%D0%BC%D0%BE%D0%BB%D0%B5%D1%86%D1%8C_%D0%9E%D0%BB%D1%8C%D0%B3%D0%B0_%D0%92%D0%B0%D0%B4%D0%B8%D0%BC%D1%96%D0%B2%D0%BD%D0%B0"><text:span text:style-name="T75_106">0%</text:span></text:a></text:span><text:span text:style-name="T75_107"><text:a xlink:type="simple" xlink:href="http://uk.wikipedia.org/wiki/%D0%91%D0%BE%D0%B3%D0%BE%D0%BC%D0%BE%D0%BB%D0%B5%D1%86%D1%8C_%D0%9E%D0%BB%D1%8C%D0%B3%D0%B0_%D0%92%D0%B0%D0%B4%D0%B8%D0%BC%D1%96%D0%B2%D0%BD%D0%B0"><text:span text:style-name="T75_108">BB</text:span></text:a></text:span><text:span text:style-name="T75_109"><text:a xlink:type="simple" xlink:href="http://uk.wikipedia.org/wiki/%D0%91%D0%BE%D0%B3%D0%BE%D0%BC%D0%BE%D0%BB%D0%B5%D1%86%D1%8C_%D0%9E%D0%BB%D1%8C%D0%B3%D0%B0_%D0%92%D0%B0%D0%B4%D0%B8%D0%BC%D1%96%D0%B2%D0%BD%D0%B0"><text:span text:style-name="T75_110">%</text:span></text:a></text:span><text:span text:style-name="T75_111"><text:a xlink:type="simple" xlink:href="http://uk.wikipedia.org/wiki/%D0%91%D0%BE%D0%B3%D0%BE%D0%BC%D0%BE%D0%BB%D0%B5%D1%86%D1%8C_%D0%9E%D0%BB%D1%8C%D0%B3%D0%B0_%D0%92%D0%B0%D0%B4%D0%B8%D0%BC%D1%96%D0%B2%D0%BD%D0%B0"><text:span text:style-name="T75_112">D</text:span></text:a></text:span><text:span text:style-name="T75_113"><text:a xlink:type="simple" xlink:href="http://uk.wikipedia.org/wiki/%D0%91%D0%BE%D0%B3%D0%BE%D0%BC%D0%BE%D0%BB%D0%B5%D1%86%D1%8C_%D0%9E%D0%BB%D1%8C%D0%B3%D0%B0_%D0%92%D0%B0%D0%B4%D0%B8%D0%BC%D1%96%D0%B2%D0%BD%D0%B0"><text:span text:style-name="T75_114">1%8</text:span></text:a></text:span><text:span text:style-name="T75_115"><text:a xlink:type="simple" xlink:href="http://uk.wikipedia.org/wiki/%D0%91%D0%BE%D0%B3%D0%BE%D0%BC%D0%BE%D0%BB%D0%B5%D1%86%D1%8C_%D0%9E%D0%BB%D1%8C%D0%B3%D0%B0_%D0%92%D0%B0%D0%B4%D0%B8%D0%BC%D1%96%D0%B2%D0%BD%D0%B0"><text:span text:style-name="T75_116">C</text:span></text:a></text:span><text:span text:style-name="T75_117"><text:a xlink:type="simple" xlink:href="http://uk.wikipedia.org/wiki/%D0%91%D0%BE%D0%B3%D0%BE%D0%BC%D0%BE%D0%BB%D0%B5%D1%86%D1%8C_%D0%9E%D0%BB%D1%8C%D0%B3%D0%B0_%D0%92%D0%B0%D0%B4%D0%B8%D0%BC%D1%96%D0%B2%D0%BD%D0%B0"><text:span text:style-name="T75_118">%</text:span></text:a></text:span><text:span text:style-name="T75_119"><text:a xlink:type="simple" xlink:href="http://uk.wikipedia.org/wiki/%D0%91%D0%BE%D0%B3%D0%BE%D0%BC%D0%BE%D0%BB%D0%B5%D1%86%D1%8C_%D0%9E%D0%BB%D1%8C%D0%B3%D0%B0_%D0%92%D0%B0%D0%B4%D0%B8%D0%BC%D1%96%D0%B2%D0%BD%D0%B0"><text:span text:style-name="T75_120">D</text:span></text:a></text:span><text:span text:style-name="T75_121"><text:a xlink:type="simple" xlink:href="http://uk.wikipedia.org/wiki/%D0%91%D0%BE%D0%B3%D0%BE%D0%BC%D0%BE%D0%BB%D0%B5%D1%86%D1%8C_%D0%9E%D0%BB%D1%8C%D0%B3%D0%B0_%D0%92%D0%B0%D0%B4%D0%B8%D0%BC%D1%96%D0%B2%D0%BD%D0%B0"><text:span text:style-name="T75_122">0%</text:span></text:a></text:span><text:span text:style-name="T75_123"><text:a xlink:type="simple" xlink:href="http://uk.wikipedia.org/wiki/%D0%91%D0%BE%D0%B3%D0%BE%D0%BC%D0%BE%D0%BB%D0%B5%D1%86%D1%8C_%D0%9E%D0%BB%D1%8C%D0%B3%D0%B0_%D0%92%D0%B0%D0%B4%D0%B8%D0%BC%D1%96%D0%B2%D0%BD%D0%B0"><text:span text:style-name="T75_124">B</text:span></text:a></text:span><text:span text:style-name="T75_125"><text:a xlink:type="simple" xlink:href="http://uk.wikipedia.org/wiki/%D0%91%D0%BE%D0%B3%D0%BE%D0%BC%D0%BE%D0%BB%D0%B5%D1%86%D1%8C_%D0%9E%D0%BB%D1%8C%D0%B3%D0%B0_%D0%92%D0%B0%D0%B4%D0%B8%D0%BC%D1%96%D0%B2%D0%BD%D0%B0"><text:span text:style-name="T75_126">3%</text:span></text:a></text:span><text:span text:style-name="T75_127"><text:a xlink:type="simple" xlink:href="http://uk.wikipedia.org/wiki/%D0%91%D0%BE%D0%B3%D0%BE%D0%BC%D0%BE%D0%BB%D0%B5%D1%86%D1%8C_%D0%9E%D0%BB%D1%8C%D0%B3%D0%B0_%D0%92%D0%B0%D0%B4%D0%B8%D0%BC%D1%96%D0%B2%D0%BD%D0%B0"><text:span text:style-name="T75_128">D</text:span></text:a></text:span><text:span text:style-name="T75_129"><text:a xlink:type="simple" xlink:href="http://uk.wikipedia.org/wiki/%D0%91%D0%BE%D0%B3%D0%BE%D0%BC%D0%BE%D0%BB%D0%B5%D1%86%D1%8C_%D0%9E%D0%BB%D1%8C%D0%B3%D0%B0_%D0%92%D0%B0%D0%B4%D0%B8%D0%BC%D1%96%D0%B2%D0%BD%D0%B0"><text:span text:style-name="T75_130">0%</text:span></text:a></text:span><text:span text:style-name="T75_131"><text:a xlink:type="simple" xlink:href="http://uk.wikipedia.org/wiki/%D0%91%D0%BE%D0%B3%D0%BE%D0%BC%D0%BE%D0%BB%D0%B5%D1%86%D1%8C_%D0%9E%D0%BB%D1%8C%D0%B3%D0%B0_%D0%92%D0%B0%D0%B4%D0%B8%D0%BC%D1%96%D0%B2%D0%BD%D0%B0"><text:span text:style-name="T75_132">B</text:span></text:a></text:span><text:span text:style-name="T75_133"><text:a xlink:type="simple" xlink:href="http://uk.wikipedia.org/wiki/%D0%91%D0%BE%D0%B3%D0%BE%D0%BC%D0%BE%D0%BB%D0%B5%D1%86%D1%8C_%D0%9E%D0%BB%D1%8C%D0%B3%D0%B0_%D0%92%D0%B0%D0%B4%D0%B8%D0%BC%D1%96%D0%B2%D0%BD%D0%B0"><text:span text:style-name="T75_134">0_%</text:span></text:a></text:span><text:span text:style-name="T75_135"><text:a xlink:type="simple" xlink:href="http://uk.wikipedia.org/wiki/%D0%91%D0%BE%D0%B3%D0%BE%D0%BC%D0%BE%D0%BB%D0%B5%D1%86%D1%8C_%D0%9E%D0%BB%D1%8C%D0%B3%D0%B0_%D0%92%D0%B0%D0%B4%D0%B8%D0%BC%D1%96%D0%B2%D0%BD%D0%B0"><text:span text:style-name="T75_136">D</text:span></text:a></text:span><text:span text:style-name="T75_137"><text:a xlink:type="simple" xlink:href="http://uk.wikipedia.org/wiki/%D0%91%D0%BE%D0%B3%D0%BE%D0%BC%D0%BE%D0%BB%D0%B5%D1%86%D1%8C_%D0%9E%D0%BB%D1%8C%D0%B3%D0%B0_%D0%92%D0%B0%D0%B4%D0%B8%D0%BC%D1%96%D0%B2%D0%BD%D0%B0"><text:span text:style-name="T75_138">0%92%</text:span></text:a></text:span><text:span text:style-name="T75_139"><text:a xlink:type="simple" xlink:href="http://uk.wikipedia.org/wiki/%D0%91%D0%BE%D0%B3%D0%BE%D0%BC%D0%BE%D0%BB%D0%B5%D1%86%D1%8C_%D0%9E%D0%BB%D1%8C%D0%B3%D0%B0_%D0%92%D0%B0%D0%B4%D0%B8%D0%BC%D1%96%D0%B2%D0%BD%D0%B0"><text:span text:style-name="T75_140">D</text:span></text:a></text:span><text:span text:style-name="T75_141"><text:a xlink:type="simple" xlink:href="http://uk.wikipedia.org/wiki/%D0%91%D0%BE%D0%B3%D0%BE%D0%BC%D0%BE%D0%BB%D0%B5%D1%86%D1%8C_%D0%9E%D0%BB%D1%8C%D0%B3%D0%B0_%D0%92%D0%B0%D0%B4%D0%B8%D0%BC%D1%96%D0%B2%D0%BD%D0%B0"><text:span text:style-name="T75_142">0%</text:span></text:a></text:span><text:span text:style-name="T75_143"><text:a xlink:type="simple" xlink:href="http://uk.wikipedia.org/wiki/%D0%91%D0%BE%D0%B3%D0%BE%D0%BC%D0%BE%D0%BB%D0%B5%D1%86%D1%8C_%D0%9E%D0%BB%D1%8C%D0%B3%D0%B0_%D0%92%D0%B0%D0%B4%D0%B8%D0%BC%D1%96%D0%B2%D0%BD%D0%B0"><text:span text:style-name="T75_144">B</text:span></text:a></text:span><text:span text:style-name="T75_145"><text:a xlink:type="simple" xlink:href="http://uk.wikipedia.org/wiki/%D0%91%D0%BE%D0%B3%D0%BE%D0%BC%D0%BE%D0%BB%D0%B5%D1%86%D1%8C_%D0%9E%D0%BB%D1%8C%D0%B3%D0%B0_%D0%92%D0%B0%D0%B4%D0%B8%D0%BC%D1%96%D0%B2%D0%BD%D0%B0"><text:span text:style-name="T75_146">0%</text:span></text:a></text:span><text:span text:style-name="T75_147"><text:a xlink:type="simple" xlink:href="http://uk.wikipedia.org/wiki/%D0%91%D0%BE%D0%B3%D0%BE%D0%BC%D0%BE%D0%BB%D0%B5%D1%86%D1%8C_%D0%9E%D0%BB%D1%8C%D0%B3%D0%B0_%D0%92%D0%B0%D0%B4%D0%B8%D0%BC%D1%96%D0%B2%D0%BD%D0%B0"><text:span text:style-name="T75_148">D</text:span></text:a></text:span><text:span text:style-name="T75_149"><text:a xlink:type="simple" xlink:href="http://uk.wikipedia.org/wiki/%D0%91%D0%BE%D0%B3%D0%BE%D0%BC%D0%BE%D0%BB%D0%B5%D1%86%D1%8C_%D0%9E%D0%BB%D1%8C%D0%B3%D0%B0_%D0%92%D0%B0%D0%B4%D0%B8%D0%BC%D1%96%D0%B2%D0%BD%D0%B0"><text:span text:style-name="T75_150">0%</text:span></text:a></text:span><text:span text:style-name="T75_151"><text:a xlink:type="simple" xlink:href="http://uk.wikipedia.org/wiki/%D0%91%D0%BE%D0%B3%D0%BE%D0%BC%D0%BE%D0%BB%D0%B5%D1%86%D1%8C_%D0%9E%D0%BB%D1%8C%D0%B3%D0%B0_%D0%92%D0%B0%D0%B4%D0%B8%D0%BC%D1%96%D0%B2%D0%BD%D0%B0"><text:span text:style-name="T75_152">B</text:span></text:a></text:span><text:span text:style-name="T75_153"><text:a xlink:type="simple" xlink:href="http://uk.wikipedia.org/wiki/%D0%91%D0%BE%D0%B3%D0%BE%D0%BC%D0%BE%D0%BB%D0%B5%D1%86%D1%8C_%D0%9E%D0%BB%D1%8C%D0%B3%D0%B0_%D0%92%D0%B0%D0%B4%D0%B8%D0%BC%D1%96%D0%B2%D0%BD%D0%B0"><text:span text:style-name="T75_154">4%</text:span></text:a></text:span><text:span text:style-name="T75_155"><text:a xlink:type="simple" xlink:href="http://uk.wikipedia.org/wiki/%D0%91%D0%BE%D0%B3%D0%BE%D0%BC%D0%BE%D0%BB%D0%B5%D1%86%D1%8C_%D0%9E%D0%BB%D1%8C%D0%B3%D0%B0_%D0%92%D0%B0%D0%B4%D0%B8%D0%BC%D1%96%D0%B2%D0%BD%D0%B0"><text:span text:style-name="T75_156">D</text:span></text:a></text:span><text:span text:style-name="T75_157"><text:a xlink:type="simple" xlink:href="http://uk.wikipedia.org/wiki/%D0%91%D0%BE%D0%B3%D0%BE%D0%BC%D0%BE%D0%BB%D0%B5%D1%86%D1%8C_%D0%9E%D0%BB%D1%8C%D0%B3%D0%B0_%D0%92%D0%B0%D0%B4%D0%B8%D0%BC%D1%96%D0%B2%D0%BD%D0%B0"><text:span text:style-name="T75_158">0%</text:span></text:a></text:span><text:span text:style-name="T75_159"><text:a xlink:type="simple" xlink:href="http://uk.wikipedia.org/wiki/%D0%91%D0%BE%D0%B3%D0%BE%D0%BC%D0%BE%D0%BB%D0%B5%D1%86%D1%8C_%D0%9E%D0%BB%D1%8C%D0%B3%D0%B0_%D0%92%D0%B0%D0%B4%D0%B8%D0%BC%D1%96%D0%B2%D0%BD%D0%B0"><text:span text:style-name="T75_160">B</text:span></text:a></text:span><text:span text:style-name="T75_161"><text:a xlink:type="simple" xlink:href="http://uk.wikipedia.org/wiki/%D0%91%D0%BE%D0%B3%D0%BE%D0%BC%D0%BE%D0%BB%D0%B5%D1%86%D1%8C_%D0%9E%D0%BB%D1%8C%D0%B3%D0%B0_%D0%92%D0%B0%D0%B4%D0%B8%D0%BC%D1%96%D0%B2%D0%BD%D0%B0"><text:span text:style-name="T75_162">8%</text:span></text:a></text:span><text:span text:style-name="T75_163"><text:a xlink:type="simple" xlink:href="http://uk.wikipedia.org/wiki/%D0%91%D0%BE%D0%B3%D0%BE%D0%BC%D0%BE%D0%BB%D0%B5%D1%86%D1%8C_%D0%9E%D0%BB%D1%8C%D0%B3%D0%B0_%D0%92%D0%B0%D0%B4%D0%B8%D0%BC%D1%96%D0%B2%D0%BD%D0%B0"><text:span text:style-name="T75_164">D</text:span></text:a></text:span><text:span text:style-name="T75_165"><text:a xlink:type="simple" xlink:href="http://uk.wikipedia.org/wiki/%D0%91%D0%BE%D0%B3%D0%BE%D0%BC%D0%BE%D0%BB%D0%B5%D1%86%D1%8C_%D0%9E%D0%BB%D1%8C%D0%B3%D0%B0_%D0%92%D0%B0%D0%B4%D0%B8%D0%BC%D1%96%D0%B2%D0%BD%D0%B0"><text:span text:style-name="T75_166">0%</text:span></text:a></text:span><text:span text:style-name="T75_167"><text:a xlink:type="simple" xlink:href="http://uk.wikipedia.org/wiki/%D0%91%D0%BE%D0%B3%D0%BE%D0%BC%D0%BE%D0%BB%D0%B5%D1%86%D1%8C_%D0%9E%D0%BB%D1%8C%D0%B3%D0%B0_%D0%92%D0%B0%D0%B4%D0%B8%D0%BC%D1%96%D0%B2%D0%BD%D0%B0"><text:span text:style-name="T75_168">BC</text:span></text:a></text:span><text:span text:style-name="T75_169"><text:a xlink:type="simple" xlink:href="http://uk.wikipedia.org/wiki/%D0%91%D0%BE%D0%B3%D0%BE%D0%BC%D0%BE%D0%BB%D0%B5%D1%86%D1%8C_%D0%9E%D0%BB%D1%8C%D0%B3%D0%B0_%D0%92%D0%B0%D0%B4%D0%B8%D0%BC%D1%96%D0%B2%D0%BD%D0%B0"><text:span text:style-name="T75_170">%</text:span></text:a></text:span><text:span text:style-name="T75_171"><text:a xlink:type="simple" xlink:href="http://uk.wikipedia.org/wiki/%D0%91%D0%BE%D0%B3%D0%BE%D0%BC%D0%BE%D0%BB%D0%B5%D1%86%D1%8C_%D0%9E%D0%BB%D1%8C%D0%B3%D0%B0_%D0%92%D0%B0%D0%B4%D0%B8%D0%BC%D1%96%D0%B2%D0%BD%D0%B0"><text:span text:style-name="T75_172">D</text:span></text:a></text:span><text:span text:style-name="T75_173"><text:a xlink:type="simple" xlink:href="http://uk.wikipedia.org/wiki/%D0%91%D0%BE%D0%B3%D0%BE%D0%BC%D0%BE%D0%BB%D0%B5%D1%86%D1%8C_%D0%9E%D0%BB%D1%8C%D0%B3%D0%B0_%D0%92%D0%B0%D0%B4%D0%B8%D0%BC%D1%96%D0%B2%D0%BD%D0%B0"><text:span text:style-name="T75_174">1%96%</text:span></text:a></text:span><text:span text:style-name="T75_175"><text:a xlink:type="simple" xlink:href="http://uk.wikipedia.org/wiki/%D0%91%D0%BE%D0%B3%D0%BE%D0%BC%D0%BE%D0%BB%D0%B5%D1%86%D1%8C_%D0%9E%D0%BB%D1%8C%D0%B3%D0%B0_%D0%92%D0%B0%D0%B4%D0%B8%D0%BC%D1%96%D0%B2%D0%BD%D0%B0"><text:span text:style-name="T75_176">D</text:span></text:a></text:span><text:span text:style-name="T75_177"><text:a xlink:type="simple" xlink:href="http://uk.wikipedia.org/wiki/%D0%91%D0%BE%D0%B3%D0%BE%D0%BC%D0%BE%D0%BB%D0%B5%D1%86%D1%8C_%D0%9E%D0%BB%D1%8C%D0%B3%D0%B0_%D0%92%D0%B0%D0%B4%D0%B8%D0%BC%D1%96%D0%B2%D0%BD%D0%B0"><text:span text:style-name="T75_178">0%</text:span></text:a></text:span><text:span text:style-name="T75_179"><text:a xlink:type="simple" xlink:href="http://uk.wikipedia.org/wiki/%D0%91%D0%BE%D0%B3%D0%BE%D0%BC%D0%BE%D0%BB%D0%B5%D1%86%D1%8C_%D0%9E%D0%BB%D1%8C%D0%B3%D0%B0_%D0%92%D0%B0%D0%B4%D0%B8%D0%BC%D1%96%D0%B2%D0%BD%D0%B0"><text:span text:style-name="T75_180">B</text:span></text:a></text:span><text:span text:style-name="T75_181"><text:a xlink:type="simple" xlink:href="http://uk.wikipedia.org/wiki/%D0%91%D0%BE%D0%B3%D0%BE%D0%BC%D0%BE%D0%BB%D0%B5%D1%86%D1%8C_%D0%9E%D0%BB%D1%8C%D0%B3%D0%B0_%D0%92%D0%B0%D0%B4%D0%B8%D0%BC%D1%96%D0%B2%D0%BD%D0%B0"><text:span text:style-name="T75_182">2%</text:span></text:a></text:span><text:span text:style-name="T75_183"><text:a xlink:type="simple" xlink:href="http://uk.wikipedia.org/wiki/%D0%91%D0%BE%D0%B3%D0%BE%D0%BC%D0%BE%D0%BB%D0%B5%D1%86%D1%8C_%D0%9E%D0%BB%D1%8C%D0%B3%D0%B0_%D0%92%D0%B0%D0%B4%D0%B8%D0%BC%D1%96%D0%B2%D0%BD%D0%B0"><text:span text:style-name="T75_184">D</text:span></text:a></text:span><text:span text:style-name="T75_185"><text:a xlink:type="simple" xlink:href="http://uk.wikipedia.org/wiki/%D0%91%D0%BE%D0%B3%D0%BE%D0%BC%D0%BE%D0%BB%D0%B5%D1%86%D1%8C_%D0%9E%D0%BB%D1%8C%D0%B3%D0%B0_%D0%92%D0%B0%D0%B4%D0%B8%D0%BC%D1%96%D0%B2%D0%BD%D0%B0"><text:span text:style-name="T75_186">0%</text:span></text:a></text:span><text:span text:style-name="T75_187"><text:a xlink:type="simple" xlink:href="http://uk.wikipedia.org/wiki/%D0%91%D0%BE%D0%B3%D0%BE%D0%BC%D0%BE%D0%BB%D0%B5%D1%86%D1%8C_%D0%9E%D0%BB%D1%8C%D0%B3%D0%B0_%D0%92%D0%B0%D0%B4%D0%B8%D0%BC%D1%96%D0%B2%D0%BD%D0%B0"><text:span text:style-name="T75_188">BD</text:span></text:a></text:span><text:span text:style-name="T75_189"><text:a xlink:type="simple" xlink:href="http://uk.wikipedia.org/wiki/%D0%91%D0%BE%D0%B3%D0%BE%D0%BC%D0%BE%D0%BB%D0%B5%D1%86%D1%8C_%D0%9E%D0%BB%D1%8C%D0%B3%D0%B0_%D0%92%D0%B0%D0%B4%D0%B8%D0%BC%D1%96%D0%B2%D0%BD%D0%B0"><text:span text:style-name="T75_190">%</text:span></text:a></text:span><text:span text:style-name="T75_191"><text:a xlink:type="simple" xlink:href="http://uk.wikipedia.org/wiki/%D0%91%D0%BE%D0%B3%D0%BE%D0%BC%D0%BE%D0%BB%D0%B5%D1%86%D1%8C_%D0%9E%D0%BB%D1%8C%D0%B3%D0%B0_%D0%92%D0%B0%D0%B4%D0%B8%D0%BC%D1%96%D0%B2%D0%BD%D0%B0"><text:span text:style-name="T75_192">D</text:span></text:a></text:span><text:span text:style-name="T75_193"><text:a xlink:type="simple" xlink:href="http://uk.wikipedia.org/wiki/%D0%91%D0%BE%D0%B3%D0%BE%D0%BC%D0%BE%D0%BB%D0%B5%D1%86%D1%8C_%D0%9E%D0%BB%D1%8C%D0%B3%D0%B0_%D0%92%D0%B0%D0%B4%D0%B8%D0%BC%D1%96%D0%B2%D0%BD%D0%B0"><text:span text:style-name="T75_194">0%</text:span></text:a></text:span><text:span text:style-name="T75_195"><text:a xlink:type="simple" xlink:href="http://uk.wikipedia.org/wiki/%D0%91%D0%BE%D0%B3%D0%BE%D0%BC%D0%BE%D0%BB%D0%B5%D1%86%D1%8C_%D0%9E%D0%BB%D1%8C%D0%B3%D0%B0_%D0%92%D0%B0%D0%B4%D0%B8%D0%BC%D1%96%D0%B2%D0%BD%D0%B0"><text:span text:style-name="T75_196">B</text:span></text:a></text:span><text:span text:style-name="T75_197"><text:a xlink:type="simple" xlink:href="http://uk.wikipedia.org/wiki/%D0%91%D0%BE%D0%B3%D0%BE%D0%BC%D0%BE%D0%BB%D0%B5%D1%86%D1%8C_%D0%9E%D0%BB%D1%8C%D0%B3%D0%B0_%D0%92%D0%B0%D0%B4%D0%B8%D0%BC%D1%96%D0%B2%D0%BD%D0%B0"><text:span text:style-name="T75_198">0</text:span></text:a></text:span></text:p>
      <text:p text:style-name="P76"/>
      <text:p text:style-name="P77"><text:span text:style-name="T77_1">1997</text:span></text:p>
      <text:p text:style-name="P78"><text:span text:style-name="T78_1">Медичний</text:span><text:span text:style-name="T78_2"><text:s/></text:span><text:span text:style-name="T78_3">директор</text:span><text:span text:style-name="T78_4"><text:s/></text:span><text:span text:style-name="T78_5">спеціалізованої</text:span><text:span text:style-name="T78_6"><text:s/></text:span><text:span text:style-name="T78_7">дерматологічної</text:span><text:span text:style-name="T78_8"><text:s/></text:span><text:span text:style-name="T78_9">клініки</text:span></text:p>
      <text:p text:style-name="P79"><text:span text:style-name="T79_1">Медичний</text:span><text:span text:style-name="T79_2"><text:s/></text:span><text:span text:style-name="T79_3">директор</text:span><text:span text:style-name="T79_4"><text:s/></text:span><text:span text:style-name="T79_5">спеціалізованої</text:span><text:span text:style-name="T79_6"><text:s/></text:span><text:span text:style-name="T79_7">дерматологічної</text:span><text:span text:style-name="T79_8"><text:s/></text:span><text:span text:style-name="T79_9">клініки</text:span><text:span text:style-name="T79_10"><text:s/></text:span><text:span text:style-name="T79_11">до</text:span><text:span text:style-name="T79_12"><text:s/>200</text:span><text:span text:style-name="T79_13">р</text:span><text:span text:style-name="T79_14">.<text:s/></text:span><text:span text:style-name="T79_15">Відповідальна</text:span><text:span text:style-name="T79_16"><text:s/></text:span><text:span text:style-name="T79_17">за</text:span><text:span text:style-name="T79_18"><text:s/></text:span><text:span text:style-name="T79_19">лікування</text:span><text:span text:style-name="T79_20"><text:s/></text:span><text:span text:style-name="T79_21">пацієнтів</text:span><text:span text:style-name="T79_22"><text:s/></text:span><text:span text:style-name="T79_23">з</text:span><text:span text:style-name="T79_24"><text:s/></text:span><text:span text:style-name="T79_25">гемангіомами</text:span><text:span text:style-name="T79_26"><text:s/></text:span><text:span text:style-name="T79_27">та</text:span><text:span text:style-name="T79_28"><text:s/></text:span><text:span text:style-name="T79_29">винними</text:span><text:span text:style-name="T79_30"><text:s/></text:span><text:span text:style-name="T79_31">плямами</text:span><text:span text:style-name="T79_32"><text:s/>(</text:span><text:span text:style-name="T79_33">понад</text:span><text:span text:style-name="T79_34"><text:s/>10000<text:s/></text:span><text:span text:style-name="T79_35">пацієнтів</text:span><text:span text:style-name="T79_36">).</text:span></text:p>
      <text:p text:style-name="P80"><text:span text:style-name="T80_1">Офіційний</text:span><text:span text:style-name="T80_2"><text:s/></text:span><text:span text:style-name="T80_3">сайт</text:span><text:span text:style-name="T80_4">,<text:s/></text:span><text:span text:style-name="T80_5"><text:a xlink:type="simple" xlink:href="http://bogomolets.com/ua/biography/career"><text:span text:style-name="T80_6">http</text:span></text:a></text:span><text:span text:style-name="T80_7"><text:a xlink:type="simple" xlink:href="http://bogomolets.com/ua/biography/career"><text:span text:style-name="T80_8">://</text:span></text:a></text:span><text:span text:style-name="T80_9"><text:a xlink:type="simple" xlink:href="http://bogomolets.com/ua/biography/career"><text:span text:style-name="T80_10">bogomolets</text:span></text:a></text:span><text:span text:style-name="T80_11"><text:a xlink:type="simple" xlink:href="http://bogomolets.com/ua/biography/career"><text:span text:style-name="T80_12">.</text:span></text:a></text:span><text:span text:style-name="T80_13"><text:a xlink:type="simple" xlink:href="http://bogomolets.com/ua/biography/career"><text:span text:style-name="T80_14">com</text:span></text:a></text:span><text:span text:style-name="T80_15"><text:a xlink:type="simple" xlink:href="http://bogomolets.com/ua/biography/career"><text:span text:style-name="T80_16">/</text:span></text:a></text:span><text:span text:style-name="T80_17"><text:a xlink:type="simple" xlink:href="http://bogomolets.com/ua/biography/career"><text:span text:style-name="T80_18">ua</text:span></text:a></text:span><text:span text:style-name="T80_19"><text:a xlink:type="simple" xlink:href="http://bogomolets.com/ua/biography/career"><text:span text:style-name="T80_20">/</text:span></text:a></text:span><text:span text:style-name="T80_21"><text:a xlink:type="simple" xlink:href="http://bogomolets.com/ua/biography/career"><text:span text:style-name="T80_22">biography</text:span></text:a></text:span><text:span text:style-name="T80_23"><text:a xlink:type="simple" xlink:href="http://bogomolets.com/ua/biography/career"><text:span text:style-name="T80_24">/</text:span></text:a></text:span><text:span text:style-name="T80_25"><text:a xlink:type="simple" xlink:href="http://bogomolets.com/ua/biography/career"><text:span text:style-name="T80_26">career</text:span></text:a></text:span></text:p>
      <text:p text:style-name="P81"/>
      <text:p text:style-name="P82"><text:span text:style-name="T82_1">1998</text:span></text:p>
      <text:p text:style-name="P83"><text:span text:style-name="T83_1"><text:s/></text:span><text:span text:style-name="T83_2">Почесний</text:span><text:span text:style-name="T83_3"><text:s/></text:span><text:span text:style-name="T83_4">диплом</text:span><text:span text:style-name="T83_5"><text:s/></text:span><text:span text:style-name="T83_6">видання</text:span><text:span text:style-name="T83_7"><text:s/>«</text:span><text:span text:style-name="T83_8">Життя</text:span><text:span text:style-name="T83_9"><text:s/></text:span><text:span text:style-name="T83_10">славетних</text:span><text:span text:style-name="T83_11"><text:s/></text:span><text:span text:style-name="T83_12">людей</text:span><text:span text:style-name="T83_13">»<text:s/></text:span></text:p>
      <text:p text:style-name="P84"><text:span text:style-name="T84_1"><text:s/></text:span><text:span text:style-name="T84_2">Почесний</text:span><text:span text:style-name="T84_3"><text:s/></text:span><text:span text:style-name="T84_4">диплом</text:span><text:span text:style-name="T84_5"><text:s/></text:span><text:span text:style-name="T84_6">видання</text:span><text:span text:style-name="T84_7"><text:s/>«</text:span><text:span text:style-name="T84_8">Життя</text:span><text:span text:style-name="T84_9"><text:s/></text:span><text:span text:style-name="T84_10">славетних</text:span><text:span text:style-name="T84_11"><text:s/></text:span><text:span text:style-name="T84_12">людей</text:span><text:span text:style-name="T84_13">»<text:s/></text:span><text:span text:style-name="T84_14">Американського</text:span><text:span text:style-name="T84_15"><text:s/></text:span><text:span text:style-name="T84_16">бібліографічного</text:span><text:span text:style-name="T84_17"><text:s/></text:span><text:span text:style-name="T84_18">інституту</text:span></text:p>
      <text:p text:style-name="P85"><text:span text:style-name="T85_1">Вікіпедія</text:span><text:span text:style-name="T85_2">,<text:s/></text:span><text:span text:style-name="T85_3"><text:a xlink:type="simple" xlink:href="http://uk.wikipedia.org/wiki/%D0%91%D0%BE%D0%B3%D0%BE%D0%BC%D0%BE%D0%BB%D0%B5%D1%86%D1%8C_%D0%9E%D0%BB%D1%8C%D0%B3%D0%B0_%D0%92%D0%B0%D0%B4%D0%B8%D0%BC%D1%96%D0%B2%D0%BD%D0%B0"><text:span text:style-name="T85_4">http</text:span></text:a></text:span><text:span text:style-name="T85_5"><text:a xlink:type="simple" xlink:href="http://uk.wikipedia.org/wiki/%D0%91%D0%BE%D0%B3%D0%BE%D0%BC%D0%BE%D0%BB%D0%B5%D1%86%D1%8C_%D0%9E%D0%BB%D1%8C%D0%B3%D0%B0_%D0%92%D0%B0%D0%B4%D0%B8%D0%BC%D1%96%D0%B2%D0%BD%D0%B0"><text:span text:style-name="T85_6">://</text:span></text:a></text:span><text:span text:style-name="T85_7"><text:a xlink:type="simple" xlink:href="http://uk.wikipedia.org/wiki/%D0%91%D0%BE%D0%B3%D0%BE%D0%BC%D0%BE%D0%BB%D0%B5%D1%86%D1%8C_%D0%9E%D0%BB%D1%8C%D0%B3%D0%B0_%D0%92%D0%B0%D0%B4%D0%B8%D0%BC%D1%96%D0%B2%D0%BD%D0%B0"><text:span text:style-name="T85_8">uk</text:span></text:a></text:span><text:span text:style-name="T85_9"><text:a xlink:type="simple" xlink:href="http://uk.wikipedia.org/wiki/%D0%91%D0%BE%D0%B3%D0%BE%D0%BC%D0%BE%D0%BB%D0%B5%D1%86%D1%8C_%D0%9E%D0%BB%D1%8C%D0%B3%D0%B0_%D0%92%D0%B0%D0%B4%D0%B8%D0%BC%D1%96%D0%B2%D0%BD%D0%B0"><text:span text:style-name="T85_10">.</text:span></text:a></text:span><text:span text:style-name="T85_11"><text:a xlink:type="simple" xlink:href="http://uk.wikipedia.org/wiki/%D0%91%D0%BE%D0%B3%D0%BE%D0%BC%D0%BE%D0%BB%D0%B5%D1%86%D1%8C_%D0%9E%D0%BB%D1%8C%D0%B3%D0%B0_%D0%92%D0%B0%D0%B4%D0%B8%D0%BC%D1%96%D0%B2%D0%BD%D0%B0"><text:span text:style-name="T85_12">wikipedia</text:span></text:a></text:span><text:span text:style-name="T85_13"><text:a xlink:type="simple" xlink:href="http://uk.wikipedia.org/wiki/%D0%91%D0%BE%D0%B3%D0%BE%D0%BC%D0%BE%D0%BB%D0%B5%D1%86%D1%8C_%D0%9E%D0%BB%D1%8C%D0%B3%D0%B0_%D0%92%D0%B0%D0%B4%D0%B8%D0%BC%D1%96%D0%B2%D0%BD%D0%B0"><text:span text:style-name="T85_14">.</text:span></text:a></text:span><text:span text:style-name="T85_15"><text:a xlink:type="simple" xlink:href="http://uk.wikipedia.org/wiki/%D0%91%D0%BE%D0%B3%D0%BE%D0%BC%D0%BE%D0%BB%D0%B5%D1%86%D1%8C_%D0%9E%D0%BB%D1%8C%D0%B3%D0%B0_%D0%92%D0%B0%D0%B4%D0%B8%D0%BC%D1%96%D0%B2%D0%BD%D0%B0"><text:span text:style-name="T85_16">org</text:span></text:a></text:span><text:span text:style-name="T85_17"><text:a xlink:type="simple" xlink:href="http://uk.wikipedia.org/wiki/%D0%91%D0%BE%D0%B3%D0%BE%D0%BC%D0%BE%D0%BB%D0%B5%D1%86%D1%8C_%D0%9E%D0%BB%D1%8C%D0%B3%D0%B0_%D0%92%D0%B0%D0%B4%D0%B8%D0%BC%D1%96%D0%B2%D0%BD%D0%B0"><text:span text:style-name="T85_18">/</text:span></text:a></text:span><text:span text:style-name="T85_19"><text:a xlink:type="simple" xlink:href="http://uk.wikipedia.org/wiki/%D0%91%D0%BE%D0%B3%D0%BE%D0%BC%D0%BE%D0%BB%D0%B5%D1%86%D1%8C_%D0%9E%D0%BB%D1%8C%D0%B3%D0%B0_%D0%92%D0%B0%D0%B4%D0%B8%D0%BC%D1%96%D0%B2%D0%BD%D0%B0"><text:span text:style-name="T85_20">wiki</text:span></text:a></text:span><text:span text:style-name="T85_21"><text:a xlink:type="simple" xlink:href="http://uk.wikipedia.org/wiki/%D0%91%D0%BE%D0%B3%D0%BE%D0%BC%D0%BE%D0%BB%D0%B5%D1%86%D1%8C_%D0%9E%D0%BB%D1%8C%D0%B3%D0%B0_%D0%92%D0%B0%D0%B4%D0%B8%D0%BC%D1%96%D0%B2%D0%BD%D0%B0"><text:span text:style-name="T85_22">/%</text:span></text:a></text:span><text:span text:style-name="T85_23"><text:a xlink:type="simple" xlink:href="http://uk.wikipedia.org/wiki/%D0%91%D0%BE%D0%B3%D0%BE%D0%BC%D0%BE%D0%BB%D0%B5%D1%86%D1%8C_%D0%9E%D0%BB%D1%8C%D0%B3%D0%B0_%D0%92%D0%B0%D0%B4%D0%B8%D0%BC%D1%96%D0%B2%D0%BD%D0%B0"><text:span text:style-name="T85_24">D</text:span></text:a></text:span><text:span text:style-name="T85_25"><text:a xlink:type="simple" xlink:href="http://uk.wikipedia.org/wiki/%D0%91%D0%BE%D0%B3%D0%BE%D0%BC%D0%BE%D0%BB%D0%B5%D1%86%D1%8C_%D0%9E%D0%BB%D1%8C%D0%B3%D0%B0_%D0%92%D0%B0%D0%B4%D0%B8%D0%BC%D1%96%D0%B2%D0%BD%D0%B0"><text:span text:style-name="T85_26">0%91%</text:span></text:a></text:span><text:span text:style-name="T85_27"><text:a xlink:type="simple" xlink:href="http://uk.wikipedia.org/wiki/%D0%91%D0%BE%D0%B3%D0%BE%D0%BC%D0%BE%D0%BB%D0%B5%D1%86%D1%8C_%D0%9E%D0%BB%D1%8C%D0%B3%D0%B0_%D0%92%D0%B0%D0%B4%D0%B8%D0%BC%D1%96%D0%B2%D0%BD%D0%B0"><text:span text:style-name="T85_28">D</text:span></text:a></text:span><text:span text:style-name="T85_29"><text:a xlink:type="simple" xlink:href="http://uk.wikipedia.org/wiki/%D0%91%D0%BE%D0%B3%D0%BE%D0%BC%D0%BE%D0%BB%D0%B5%D1%86%D1%8C_%D0%9E%D0%BB%D1%8C%D0%B3%D0%B0_%D0%92%D0%B0%D0%B4%D0%B8%D0%BC%D1%96%D0%B2%D0%BD%D0%B0"><text:span text:style-name="T85_30">0%</text:span></text:a></text:span><text:span text:style-name="T85_31"><text:a xlink:type="simple" xlink:href="http://uk.wikipedia.org/wiki/%D0%91%D0%BE%D0%B3%D0%BE%D0%BC%D0%BE%D0%BB%D0%B5%D1%86%D1%8C_%D0%9E%D0%BB%D1%8C%D0%B3%D0%B0_%D0%92%D0%B0%D0%B4%D0%B8%D0%BC%D1%96%D0%B2%D0%BD%D0%B0"><text:span text:style-name="T85_32">BE</text:span></text:a></text:span><text:span text:style-name="T85_33"><text:a xlink:type="simple" xlink:href="http://uk.wikipedia.org/wiki/%D0%91%D0%BE%D0%B3%D0%BE%D0%BC%D0%BE%D0%BB%D0%B5%D1%86%D1%8C_%D0%9E%D0%BB%D1%8C%D0%B3%D0%B0_%D0%92%D0%B0%D0%B4%D0%B8%D0%BC%D1%96%D0%B2%D0%BD%D0%B0"><text:span text:style-name="T85_34">%</text:span></text:a></text:span><text:span text:style-name="T85_35"><text:a xlink:type="simple" xlink:href="http://uk.wikipedia.org/wiki/%D0%91%D0%BE%D0%B3%D0%BE%D0%BC%D0%BE%D0%BB%D0%B5%D1%86%D1%8C_%D0%9E%D0%BB%D1%8C%D0%B3%D0%B0_%D0%92%D0%B0%D0%B4%D0%B8%D0%BC%D1%96%D0%B2%D0%BD%D0%B0"><text:span text:style-name="T85_36">D</text:span></text:a></text:span><text:span text:style-name="T85_37"><text:a xlink:type="simple" xlink:href="http://uk.wikipedia.org/wiki/%D0%91%D0%BE%D0%B3%D0%BE%D0%BC%D0%BE%D0%BB%D0%B5%D1%86%D1%8C_%D0%9E%D0%BB%D1%8C%D0%B3%D0%B0_%D0%92%D0%B0%D0%B4%D0%B8%D0%BC%D1%96%D0%B2%D0%BD%D0%B0"><text:span text:style-name="T85_38">0%</text:span></text:a></text:span><text:span text:style-name="T85_39"><text:a xlink:type="simple" xlink:href="http://uk.wikipedia.org/wiki/%D0%91%D0%BE%D0%B3%D0%BE%D0%BC%D0%BE%D0%BB%D0%B5%D1%86%D1%8C_%D0%9E%D0%BB%D1%8C%D0%B3%D0%B0_%D0%92%D0%B0%D0%B4%D0%B8%D0%BC%D1%96%D0%B2%D0%BD%D0%B0"><text:span text:style-name="T85_40">B</text:span></text:a></text:span><text:span text:style-name="T85_41"><text:a xlink:type="simple" xlink:href="http://uk.wikipedia.org/wiki/%D0%91%D0%BE%D0%B3%D0%BE%D0%BC%D0%BE%D0%BB%D0%B5%D1%86%D1%8C_%D0%9E%D0%BB%D1%8C%D0%B3%D0%B0_%D0%92%D0%B0%D0%B4%D0%B8%D0%BC%D1%96%D0%B2%D0%BD%D0%B0"><text:span text:style-name="T85_42">3%</text:span></text:a></text:span><text:span text:style-name="T85_43"><text:a xlink:type="simple" xlink:href="http://uk.wikipedia.org/wiki/%D0%91%D0%BE%D0%B3%D0%BE%D0%BC%D0%BE%D0%BB%D0%B5%D1%86%D1%8C_%D0%9E%D0%BB%D1%8C%D0%B3%D0%B0_%D0%92%D0%B0%D0%B4%D0%B8%D0%BC%D1%96%D0%B2%D0%BD%D0%B0"><text:span text:style-name="T85_44">D</text:span></text:a></text:span><text:span text:style-name="T85_45"><text:a xlink:type="simple" xlink:href="http://uk.wikipedia.org/wiki/%D0%91%D0%BE%D0%B3%D0%BE%D0%BC%D0%BE%D0%BB%D0%B5%D1%86%D1%8C_%D0%9E%D0%BB%D1%8C%D0%B3%D0%B0_%D0%92%D0%B0%D0%B4%D0%B8%D0%BC%D1%96%D0%B2%D0%BD%D0%B0"><text:span text:style-name="T85_46">0%</text:span></text:a></text:span><text:span text:style-name="T85_47"><text:a xlink:type="simple" xlink:href="http://uk.wikipedia.org/wiki/%D0%91%D0%BE%D0%B3%D0%BE%D0%BC%D0%BE%D0%BB%D0%B5%D1%86%D1%8C_%D0%9E%D0%BB%D1%8C%D0%B3%D0%B0_%D0%92%D0%B0%D0%B4%D0%B8%D0%BC%D1%96%D0%B2%D0%BD%D0%B0"><text:span text:style-name="T85_48">BE</text:span></text:a></text:span><text:span text:style-name="T85_49"><text:a xlink:type="simple" xlink:href="http://uk.wikipedia.org/wiki/%D0%91%D0%BE%D0%B3%D0%BE%D0%BC%D0%BE%D0%BB%D0%B5%D1%86%D1%8C_%D0%9E%D0%BB%D1%8C%D0%B3%D0%B0_%D0%92%D0%B0%D0%B4%D0%B8%D0%BC%D1%96%D0%B2%D0%BD%D0%B0"><text:span text:style-name="T85_50">%</text:span></text:a></text:span><text:span text:style-name="T85_51"><text:a xlink:type="simple" xlink:href="http://uk.wikipedia.org/wiki/%D0%91%D0%BE%D0%B3%D0%BE%D0%BC%D0%BE%D0%BB%D0%B5%D1%86%D1%8C_%D0%9E%D0%BB%D1%8C%D0%B3%D0%B0_%D0%92%D0%B0%D0%B4%D0%B8%D0%BC%D1%96%D0%B2%D0%BD%D0%B0"><text:span text:style-name="T85_52">D</text:span></text:a></text:span><text:span text:style-name="T85_53"><text:a xlink:type="simple" xlink:href="http://uk.wikipedia.org/wiki/%D0%91%D0%BE%D0%B3%D0%BE%D0%BC%D0%BE%D0%BB%D0%B5%D1%86%D1%8C_%D0%9E%D0%BB%D1%8C%D0%B3%D0%B0_%D0%92%D0%B0%D0%B4%D0%B8%D0%BC%D1%96%D0%B2%D0%BD%D0%B0"><text:span text:style-name="T85_54">0%</text:span></text:a></text:span><text:span text:style-name="T85_55"><text:a xlink:type="simple" xlink:href="http://uk.wikipedia.org/wiki/%D0%91%D0%BE%D0%B3%D0%BE%D0%BC%D0%BE%D0%BB%D0%B5%D1%86%D1%8C_%D0%9E%D0%BB%D1%8C%D0%B3%D0%B0_%D0%92%D0%B0%D0%B4%D0%B8%D0%BC%D1%96%D0%B2%D0%BD%D0%B0"><text:span text:style-name="T85_56">BC</text:span></text:a></text:span><text:span text:style-name="T85_57"><text:a xlink:type="simple" xlink:href="http://uk.wikipedia.org/wiki/%D0%91%D0%BE%D0%B3%D0%BE%D0%BC%D0%BE%D0%BB%D0%B5%D1%86%D1%8C_%D0%9E%D0%BB%D1%8C%D0%B3%D0%B0_%D0%92%D0%B0%D0%B4%D0%B8%D0%BC%D1%96%D0%B2%D0%BD%D0%B0"><text:span text:style-name="T85_58">%</text:span></text:a></text:span><text:span text:style-name="T85_59"><text:a xlink:type="simple" xlink:href="http://uk.wikipedia.org/wiki/%D0%91%D0%BE%D0%B3%D0%BE%D0%BC%D0%BE%D0%BB%D0%B5%D1%86%D1%8C_%D0%9E%D0%BB%D1%8C%D0%B3%D0%B0_%D0%92%D0%B0%D0%B4%D0%B8%D0%BC%D1%96%D0%B2%D0%BD%D0%B0"><text:span text:style-name="T85_60">D</text:span></text:a></text:span><text:span text:style-name="T85_61"><text:a xlink:type="simple" xlink:href="http://uk.wikipedia.org/wiki/%D0%91%D0%BE%D0%B3%D0%BE%D0%BC%D0%BE%D0%BB%D0%B5%D1%86%D1%8C_%D0%9E%D0%BB%D1%8C%D0%B3%D0%B0_%D0%92%D0%B0%D0%B4%D0%B8%D0%BC%D1%96%D0%B2%D0%BD%D0%B0"><text:span text:style-name="T85_62">0%</text:span></text:a></text:span><text:span text:style-name="T85_63"><text:a xlink:type="simple" xlink:href="http://uk.wikipedia.org/wiki/%D0%91%D0%BE%D0%B3%D0%BE%D0%BC%D0%BE%D0%BB%D0%B5%D1%86%D1%8C_%D0%9E%D0%BB%D1%8C%D0%B3%D0%B0_%D0%92%D0%B0%D0%B4%D0%B8%D0%BC%D1%96%D0%B2%D0%BD%D0%B0"><text:span text:style-name="T85_64">BE</text:span></text:a></text:span><text:span text:style-name="T85_65"><text:a xlink:type="simple" xlink:href="http://uk.wikipedia.org/wiki/%D0%91%D0%BE%D0%B3%D0%BE%D0%BC%D0%BE%D0%BB%D0%B5%D1%86%D1%8C_%D0%9E%D0%BB%D1%8C%D0%B3%D0%B0_%D0%92%D0%B0%D0%B4%D0%B8%D0%BC%D1%96%D0%B2%D0%BD%D0%B0"><text:span text:style-name="T85_66">%</text:span></text:a></text:span><text:span text:style-name="T85_67"><text:a xlink:type="simple" xlink:href="http://uk.wikipedia.org/wiki/%D0%91%D0%BE%D0%B3%D0%BE%D0%BC%D0%BE%D0%BB%D0%B5%D1%86%D1%8C_%D0%9E%D0%BB%D1%8C%D0%B3%D0%B0_%D0%92%D0%B0%D0%B4%D0%B8%D0%BC%D1%96%D0%B2%D0%BD%D0%B0"><text:span text:style-name="T85_68">D</text:span></text:a></text:span><text:span text:style-name="T85_69"><text:a xlink:type="simple" xlink:href="http://uk.wikipedia.org/wiki/%D0%91%D0%BE%D0%B3%D0%BE%D0%BC%D0%BE%D0%BB%D0%B5%D1%86%D1%8C_%D0%9E%D0%BB%D1%8C%D0%B3%D0%B0_%D0%92%D0%B0%D0%B4%D0%B8%D0%BC%D1%96%D0%B2%D0%BD%D0%B0"><text:span text:style-name="T85_70">0%</text:span></text:a></text:span><text:span text:style-name="T85_71"><text:a xlink:type="simple" xlink:href="http://uk.wikipedia.org/wiki/%D0%91%D0%BE%D0%B3%D0%BE%D0%BC%D0%BE%D0%BB%D0%B5%D1%86%D1%8C_%D0%9E%D0%BB%D1%8C%D0%B3%D0%B0_%D0%92%D0%B0%D0%B4%D0%B8%D0%BC%D1%96%D0%B2%D0%BD%D0%B0"><text:span text:style-name="T85_72">BB</text:span></text:a></text:span><text:span text:style-name="T85_73"><text:a xlink:type="simple" xlink:href="http://uk.wikipedia.org/wiki/%D0%91%D0%BE%D0%B3%D0%BE%D0%BC%D0%BE%D0%BB%D0%B5%D1%86%D1%8C_%D0%9E%D0%BB%D1%8C%D0%B3%D0%B0_%D0%92%D0%B0%D0%B4%D0%B8%D0%BC%D1%96%D0%B2%D0%BD%D0%B0"><text:span text:style-name="T85_74">%</text:span></text:a></text:span><text:span text:style-name="T85_75"><text:a xlink:type="simple" xlink:href="http://uk.wikipedia.org/wiki/%D0%91%D0%BE%D0%B3%D0%BE%D0%BC%D0%BE%D0%BB%D0%B5%D1%86%D1%8C_%D0%9E%D0%BB%D1%8C%D0%B3%D0%B0_%D0%92%D0%B0%D0%B4%D0%B8%D0%BC%D1%96%D0%B2%D0%BD%D0%B0"><text:span text:style-name="T85_76">D</text:span></text:a></text:span><text:span text:style-name="T85_77"><text:a xlink:type="simple" xlink:href="http://uk.wikipedia.org/wiki/%D0%91%D0%BE%D0%B3%D0%BE%D0%BC%D0%BE%D0%BB%D0%B5%D1%86%D1%8C_%D0%9E%D0%BB%D1%8C%D0%B3%D0%B0_%D0%92%D0%B0%D0%B4%D0%B8%D0%BC%D1%96%D0%B2%D0%BD%D0%B0"><text:span text:style-name="T85_78">0%</text:span></text:a></text:span><text:span text:style-name="T85_79"><text:a xlink:type="simple" xlink:href="http://uk.wikipedia.org/wiki/%D0%91%D0%BE%D0%B3%D0%BE%D0%BC%D0%BE%D0%BB%D0%B5%D1%86%D1%8C_%D0%9E%D0%BB%D1%8C%D0%B3%D0%B0_%D0%92%D0%B0%D0%B4%D0%B8%D0%BC%D1%96%D0%B2%D0%BD%D0%B0"><text:span text:style-name="T85_80">B</text:span></text:a></text:span><text:span text:style-name="T85_81"><text:a xlink:type="simple" xlink:href="http://uk.wikipedia.org/wiki/%D0%91%D0%BE%D0%B3%D0%BE%D0%BC%D0%BE%D0%BB%D0%B5%D1%86%D1%8C_%D0%9E%D0%BB%D1%8C%D0%B3%D0%B0_%D0%92%D0%B0%D0%B4%D0%B8%D0%BC%D1%96%D0%B2%D0%BD%D0%B0"><text:span text:style-name="T85_82">5%</text:span></text:a></text:span><text:span text:style-name="T85_83"><text:a xlink:type="simple" xlink:href="http://uk.wikipedia.org/wiki/%D0%91%D0%BE%D0%B3%D0%BE%D0%BC%D0%BE%D0%BB%D0%B5%D1%86%D1%8C_%D0%9E%D0%BB%D1%8C%D0%B3%D0%B0_%D0%92%D0%B0%D0%B4%D0%B8%D0%BC%D1%96%D0%B2%D0%BD%D0%B0"><text:span text:style-name="T85_84">D</text:span></text:a></text:span><text:span text:style-name="T85_85"><text:a xlink:type="simple" xlink:href="http://uk.wikipedia.org/wiki/%D0%91%D0%BE%D0%B3%D0%BE%D0%BC%D0%BE%D0%BB%D0%B5%D1%86%D1%8C_%D0%9E%D0%BB%D1%8C%D0%B3%D0%B0_%D0%92%D0%B0%D0%B4%D0%B8%D0%BC%D1%96%D0%B2%D0%BD%D0%B0"><text:span text:style-name="T85_86">1%86%</text:span></text:a></text:span><text:span text:style-name="T85_87"><text:a xlink:type="simple" xlink:href="http://uk.wikipedia.org/wiki/%D0%91%D0%BE%D0%B3%D0%BE%D0%BC%D0%BE%D0%BB%D0%B5%D1%86%D1%8C_%D0%9E%D0%BB%D1%8C%D0%B3%D0%B0_%D0%92%D0%B0%D0%B4%D0%B8%D0%BC%D1%96%D0%B2%D0%BD%D0%B0"><text:span text:style-name="T85_88">D</text:span></text:a></text:span><text:span text:style-name="T85_89"><text:a xlink:type="simple" xlink:href="http://uk.wikipedia.org/wiki/%D0%91%D0%BE%D0%B3%D0%BE%D0%BC%D0%BE%D0%BB%D0%B5%D1%86%D1%8C_%D0%9E%D0%BB%D1%8C%D0%B3%D0%B0_%D0%92%D0%B0%D0%B4%D0%B8%D0%BC%D1%96%D0%B2%D0%BD%D0%B0"><text:span text:style-name="T85_90">1%8</text:span></text:a></text:span><text:span text:style-name="T85_91"><text:a xlink:type="simple" xlink:href="http://uk.wikipedia.org/wiki/%D0%91%D0%BE%D0%B3%D0%BE%D0%BC%D0%BE%D0%BB%D0%B5%D1%86%D1%8C_%D0%9E%D0%BB%D1%8C%D0%B3%D0%B0_%D0%92%D0%B0%D0%B4%D0%B8%D0%BC%D1%96%D0%B2%D0%BD%D0%B0"><text:span text:style-name="T85_92">C</text:span></text:a></text:span><text:span text:style-name="T85_93"><text:a xlink:type="simple" xlink:href="http://uk.wikipedia.org/wiki/%D0%91%D0%BE%D0%B3%D0%BE%D0%BC%D0%BE%D0%BB%D0%B5%D1%86%D1%8C_%D0%9E%D0%BB%D1%8C%D0%B3%D0%B0_%D0%92%D0%B0%D0%B4%D0%B8%D0%BC%D1%96%D0%B2%D0%BD%D0%B0"><text:span text:style-name="T85_94">_%</text:span></text:a></text:span><text:span text:style-name="T85_95"><text:a xlink:type="simple" xlink:href="http://uk.wikipedia.org/wiki/%D0%91%D0%BE%D0%B3%D0%BE%D0%BC%D0%BE%D0%BB%D0%B5%D1%86%D1%8C_%D0%9E%D0%BB%D1%8C%D0%B3%D0%B0_%D0%92%D0%B0%D0%B4%D0%B8%D0%BC%D1%96%D0%B2%D0%BD%D0%B0"><text:span text:style-name="T85_96">D</text:span></text:a></text:span><text:span text:style-name="T85_97"><text:a xlink:type="simple" xlink:href="http://uk.wikipedia.org/wiki/%D0%91%D0%BE%D0%B3%D0%BE%D0%BC%D0%BE%D0%BB%D0%B5%D1%86%D1%8C_%D0%9E%D0%BB%D1%8C%D0%B3%D0%B0_%D0%92%D0%B0%D0%B4%D0%B8%D0%BC%D1%96%D0%B2%D0%BD%D0%B0"><text:span text:style-name="T85_98">0%9</text:span></text:a></text:span><text:span text:style-name="T85_99"><text:a xlink:type="simple" xlink:href="http://uk.wikipedia.org/wiki/%D0%91%D0%BE%D0%B3%D0%BE%D0%BC%D0%BE%D0%BB%D0%B5%D1%86%D1%8C_%D0%9E%D0%BB%D1%8C%D0%B3%D0%B0_%D0%92%D0%B0%D0%B4%D0%B8%D0%BC%D1%96%D0%B2%D0%BD%D0%B0"><text:span text:style-name="T85_100">E</text:span></text:a></text:span><text:span text:style-name="T85_101"><text:a xlink:type="simple" xlink:href="http://uk.wikipedia.org/wiki/%D0%91%D0%BE%D0%B3%D0%BE%D0%BC%D0%BE%D0%BB%D0%B5%D1%86%D1%8C_%D0%9E%D0%BB%D1%8C%D0%B3%D0%B0_%D0%92%D0%B0%D0%B4%D0%B8%D0%BC%D1%96%D0%B2%D0%BD%D0%B0"><text:span text:style-name="T85_102">%</text:span></text:a></text:span><text:span text:style-name="T85_103"><text:a xlink:type="simple" xlink:href="http://uk.wikipedia.org/wiki/%D0%91%D0%BE%D0%B3%D0%BE%D0%BC%D0%BE%D0%BB%D0%B5%D1%86%D1%8C_%D0%9E%D0%BB%D1%8C%D0%B3%D0%B0_%D0%92%D0%B0%D0%B4%D0%B8%D0%BC%D1%96%D0%B2%D0%BD%D0%B0"><text:span text:style-name="T85_104">D</text:span></text:a></text:span><text:span text:style-name="T85_105"><text:a xlink:type="simple" xlink:href="http://uk.wikipedia.org/wiki/%D0%91%D0%BE%D0%B3%D0%BE%D0%BC%D0%BE%D0%BB%D0%B5%D1%86%D1%8C_%D0%9E%D0%BB%D1%8C%D0%B3%D0%B0_%D0%92%D0%B0%D0%B4%D0%B8%D0%BC%D1%96%D0%B2%D0%BD%D0%B0"><text:span text:style-name="T85_106">0%</text:span></text:a></text:span><text:span text:style-name="T85_107"><text:a xlink:type="simple" xlink:href="http://uk.wikipedia.org/wiki/%D0%91%D0%BE%D0%B3%D0%BE%D0%BC%D0%BE%D0%BB%D0%B5%D1%86%D1%8C_%D0%9E%D0%BB%D1%8C%D0%B3%D0%B0_%D0%92%D0%B0%D0%B4%D0%B8%D0%BC%D1%96%D0%B2%D0%BD%D0%B0"><text:span text:style-name="T85_108">BB</text:span></text:a></text:span><text:span text:style-name="T85_109"><text:a xlink:type="simple" xlink:href="http://uk.wikipedia.org/wiki/%D0%91%D0%BE%D0%B3%D0%BE%D0%BC%D0%BE%D0%BB%D0%B5%D1%86%D1%8C_%D0%9E%D0%BB%D1%8C%D0%B3%D0%B0_%D0%92%D0%B0%D0%B4%D0%B8%D0%BC%D1%96%D0%B2%D0%BD%D0%B0"><text:span text:style-name="T85_110">%</text:span></text:a></text:span><text:span text:style-name="T85_111"><text:a xlink:type="simple" xlink:href="http://uk.wikipedia.org/wiki/%D0%91%D0%BE%D0%B3%D0%BE%D0%BC%D0%BE%D0%BB%D0%B5%D1%86%D1%8C_%D0%9E%D0%BB%D1%8C%D0%B3%D0%B0_%D0%92%D0%B0%D0%B4%D0%B8%D0%BC%D1%96%D0%B2%D0%BD%D0%B0"><text:span text:style-name="T85_112">D</text:span></text:a></text:span><text:span text:style-name="T85_113"><text:a xlink:type="simple" xlink:href="http://uk.wikipedia.org/wiki/%D0%91%D0%BE%D0%B3%D0%BE%D0%BC%D0%BE%D0%BB%D0%B5%D1%86%D1%8C_%D0%9E%D0%BB%D1%8C%D0%B3%D0%B0_%D0%92%D0%B0%D0%B4%D0%B8%D0%BC%D1%96%D0%B2%D0%BD%D0%B0"><text:span text:style-name="T85_114">1%8</text:span></text:a></text:span><text:span text:style-name="T85_115"><text:a xlink:type="simple" xlink:href="http://uk.wikipedia.org/wiki/%D0%91%D0%BE%D0%B3%D0%BE%D0%BC%D0%BE%D0%BB%D0%B5%D1%86%D1%8C_%D0%9E%D0%BB%D1%8C%D0%B3%D0%B0_%D0%92%D0%B0%D0%B4%D0%B8%D0%BC%D1%96%D0%B2%D0%BD%D0%B0"><text:span text:style-name="T85_116">C</text:span></text:a></text:span><text:span text:style-name="T85_117"><text:a xlink:type="simple" xlink:href="http://uk.wikipedia.org/wiki/%D0%91%D0%BE%D0%B3%D0%BE%D0%BC%D0%BE%D0%BB%D0%B5%D1%86%D1%8C_%D0%9E%D0%BB%D1%8C%D0%B3%D0%B0_%D0%92%D0%B0%D0%B4%D0%B8%D0%BC%D1%96%D0%B2%D0%BD%D0%B0"><text:span text:style-name="T85_118">%</text:span></text:a></text:span><text:span text:style-name="T85_119"><text:a xlink:type="simple" xlink:href="http://uk.wikipedia.org/wiki/%D0%91%D0%BE%D0%B3%D0%BE%D0%BC%D0%BE%D0%BB%D0%B5%D1%86%D1%8C_%D0%9E%D0%BB%D1%8C%D0%B3%D0%B0_%D0%92%D0%B0%D0%B4%D0%B8%D0%BC%D1%96%D0%B2%D0%BD%D0%B0"><text:span text:style-name="T85_120">D</text:span></text:a></text:span><text:span text:style-name="T85_121"><text:a xlink:type="simple" xlink:href="http://uk.wikipedia.org/wiki/%D0%91%D0%BE%D0%B3%D0%BE%D0%BC%D0%BE%D0%BB%D0%B5%D1%86%D1%8C_%D0%9E%D0%BB%D1%8C%D0%B3%D0%B0_%D0%92%D0%B0%D0%B4%D0%B8%D0%BC%D1%96%D0%B2%D0%BD%D0%B0"><text:span text:style-name="T85_122">0%</text:span></text:a></text:span><text:span text:style-name="T85_123"><text:a xlink:type="simple" xlink:href="http://uk.wikipedia.org/wiki/%D0%91%D0%BE%D0%B3%D0%BE%D0%BC%D0%BE%D0%BB%D0%B5%D1%86%D1%8C_%D0%9E%D0%BB%D1%8C%D0%B3%D0%B0_%D0%92%D0%B0%D0%B4%D0%B8%D0%BC%D1%96%D0%B2%D0%BD%D0%B0"><text:span text:style-name="T85_124">B</text:span></text:a></text:span><text:span text:style-name="T85_125"><text:a xlink:type="simple" xlink:href="http://uk.wikipedia.org/wiki/%D0%91%D0%BE%D0%B3%D0%BE%D0%BC%D0%BE%D0%BB%D0%B5%D1%86%D1%8C_%D0%9E%D0%BB%D1%8C%D0%B3%D0%B0_%D0%92%D0%B0%D0%B4%D0%B8%D0%BC%D1%96%D0%B2%D0%BD%D0%B0"><text:span text:style-name="T85_126">3%</text:span></text:a></text:span><text:span text:style-name="T85_127"><text:a xlink:type="simple" xlink:href="http://uk.wikipedia.org/wiki/%D0%91%D0%BE%D0%B3%D0%BE%D0%BC%D0%BE%D0%BB%D0%B5%D1%86%D1%8C_%D0%9E%D0%BB%D1%8C%D0%B3%D0%B0_%D0%92%D0%B0%D0%B4%D0%B8%D0%BC%D1%96%D0%B2%D0%BD%D0%B0"><text:span text:style-name="T85_128">D</text:span></text:a></text:span><text:span text:style-name="T85_129"><text:a xlink:type="simple" xlink:href="http://uk.wikipedia.org/wiki/%D0%91%D0%BE%D0%B3%D0%BE%D0%BC%D0%BE%D0%BB%D0%B5%D1%86%D1%8C_%D0%9E%D0%BB%D1%8C%D0%B3%D0%B0_%D0%92%D0%B0%D0%B4%D0%B8%D0%BC%D1%96%D0%B2%D0%BD%D0%B0"><text:span text:style-name="T85_130">0%</text:span></text:a></text:span><text:span text:style-name="T85_131"><text:a xlink:type="simple" xlink:href="http://uk.wikipedia.org/wiki/%D0%91%D0%BE%D0%B3%D0%BE%D0%BC%D0%BE%D0%BB%D0%B5%D1%86%D1%8C_%D0%9E%D0%BB%D1%8C%D0%B3%D0%B0_%D0%92%D0%B0%D0%B4%D0%B8%D0%BC%D1%96%D0%B2%D0%BD%D0%B0"><text:span text:style-name="T85_132">B</text:span></text:a></text:span><text:span text:style-name="T85_133"><text:a xlink:type="simple" xlink:href="http://uk.wikipedia.org/wiki/%D0%91%D0%BE%D0%B3%D0%BE%D0%BC%D0%BE%D0%BB%D0%B5%D1%86%D1%8C_%D0%9E%D0%BB%D1%8C%D0%B3%D0%B0_%D0%92%D0%B0%D0%B4%D0%B8%D0%BC%D1%96%D0%B2%D0%BD%D0%B0"><text:span text:style-name="T85_134">0_%</text:span></text:a></text:span><text:span text:style-name="T85_135"><text:a xlink:type="simple" xlink:href="http://uk.wikipedia.org/wiki/%D0%91%D0%BE%D0%B3%D0%BE%D0%BC%D0%BE%D0%BB%D0%B5%D1%86%D1%8C_%D0%9E%D0%BB%D1%8C%D0%B3%D0%B0_%D0%92%D0%B0%D0%B4%D0%B8%D0%BC%D1%96%D0%B2%D0%BD%D0%B0"><text:span text:style-name="T85_136">D</text:span></text:a></text:span><text:span text:style-name="T85_137"><text:a xlink:type="simple" xlink:href="http://uk.wikipedia.org/wiki/%D0%91%D0%BE%D0%B3%D0%BE%D0%BC%D0%BE%D0%BB%D0%B5%D1%86%D1%8C_%D0%9E%D0%BB%D1%8C%D0%B3%D0%B0_%D0%92%D0%B0%D0%B4%D0%B8%D0%BC%D1%96%D0%B2%D0%BD%D0%B0"><text:span text:style-name="T85_138">0%92%</text:span></text:a></text:span><text:span text:style-name="T85_139"><text:a xlink:type="simple" xlink:href="http://uk.wikipedia.org/wiki/%D0%91%D0%BE%D0%B3%D0%BE%D0%BC%D0%BE%D0%BB%D0%B5%D1%86%D1%8C_%D0%9E%D0%BB%D1%8C%D0%B3%D0%B0_%D0%92%D0%B0%D0%B4%D0%B8%D0%BC%D1%96%D0%B2%D0%BD%D0%B0"><text:span text:style-name="T85_140">D</text:span></text:a></text:span><text:span text:style-name="T85_141"><text:a xlink:type="simple" xlink:href="http://uk.wikipedia.org/wiki/%D0%91%D0%BE%D0%B3%D0%BE%D0%BC%D0%BE%D0%BB%D0%B5%D1%86%D1%8C_%D0%9E%D0%BB%D1%8C%D0%B3%D0%B0_%D0%92%D0%B0%D0%B4%D0%B8%D0%BC%D1%96%D0%B2%D0%BD%D0%B0"><text:span text:style-name="T85_142">0%</text:span></text:a></text:span><text:span text:style-name="T85_143"><text:a xlink:type="simple" xlink:href="http://uk.wikipedia.org/wiki/%D0%91%D0%BE%D0%B3%D0%BE%D0%BC%D0%BE%D0%BB%D0%B5%D1%86%D1%8C_%D0%9E%D0%BB%D1%8C%D0%B3%D0%B0_%D0%92%D0%B0%D0%B4%D0%B8%D0%BC%D1%96%D0%B2%D0%BD%D0%B0"><text:span text:style-name="T85_144">B</text:span></text:a></text:span><text:span text:style-name="T85_145"><text:a xlink:type="simple" xlink:href="http://uk.wikipedia.org/wiki/%D0%91%D0%BE%D0%B3%D0%BE%D0%BC%D0%BE%D0%BB%D0%B5%D1%86%D1%8C_%D0%9E%D0%BB%D1%8C%D0%B3%D0%B0_%D0%92%D0%B0%D0%B4%D0%B8%D0%BC%D1%96%D0%B2%D0%BD%D0%B0"><text:span text:style-name="T85_146">0%</text:span></text:a></text:span><text:span text:style-name="T85_147"><text:a xlink:type="simple" xlink:href="http://uk.wikipedia.org/wiki/%D0%91%D0%BE%D0%B3%D0%BE%D0%BC%D0%BE%D0%BB%D0%B5%D1%86%D1%8C_%D0%9E%D0%BB%D1%8C%D0%B3%D0%B0_%D0%92%D0%B0%D0%B4%D0%B8%D0%BC%D1%96%D0%B2%D0%BD%D0%B0"><text:span text:style-name="T85_148">D</text:span></text:a></text:span><text:span text:style-name="T85_149"><text:a xlink:type="simple" xlink:href="http://uk.wikipedia.org/wiki/%D0%91%D0%BE%D0%B3%D0%BE%D0%BC%D0%BE%D0%BB%D0%B5%D1%86%D1%8C_%D0%9E%D0%BB%D1%8C%D0%B3%D0%B0_%D0%92%D0%B0%D0%B4%D0%B8%D0%BC%D1%96%D0%B2%D0%BD%D0%B0"><text:span text:style-name="T85_150">0%</text:span></text:a></text:span><text:span text:style-name="T85_151"><text:a xlink:type="simple" xlink:href="http://uk.wikipedia.org/wiki/%D0%91%D0%BE%D0%B3%D0%BE%D0%BC%D0%BE%D0%BB%D0%B5%D1%86%D1%8C_%D0%9E%D0%BB%D1%8C%D0%B3%D0%B0_%D0%92%D0%B0%D0%B4%D0%B8%D0%BC%D1%96%D0%B2%D0%BD%D0%B0"><text:span text:style-name="T85_152">B</text:span></text:a></text:span><text:span text:style-name="T85_153"><text:a xlink:type="simple" xlink:href="http://uk.wikipedia.org/wiki/%D0%91%D0%BE%D0%B3%D0%BE%D0%BC%D0%BE%D0%BB%D0%B5%D1%86%D1%8C_%D0%9E%D0%BB%D1%8C%D0%B3%D0%B0_%D0%92%D0%B0%D0%B4%D0%B8%D0%BC%D1%96%D0%B2%D0%BD%D0%B0"><text:span text:style-name="T85_154">4%</text:span></text:a></text:span><text:span text:style-name="T85_155"><text:a xlink:type="simple" xlink:href="http://uk.wikipedia.org/wiki/%D0%91%D0%BE%D0%B3%D0%BE%D0%BC%D0%BE%D0%BB%D0%B5%D1%86%D1%8C_%D0%9E%D0%BB%D1%8C%D0%B3%D0%B0_%D0%92%D0%B0%D0%B4%D0%B8%D0%BC%D1%96%D0%B2%D0%BD%D0%B0"><text:span text:style-name="T85_156">D</text:span></text:a></text:span><text:span text:style-name="T85_157"><text:a xlink:type="simple" xlink:href="http://uk.wikipedia.org/wiki/%D0%91%D0%BE%D0%B3%D0%BE%D0%BC%D0%BE%D0%BB%D0%B5%D1%86%D1%8C_%D0%9E%D0%BB%D1%8C%D0%B3%D0%B0_%D0%92%D0%B0%D0%B4%D0%B8%D0%BC%D1%96%D0%B2%D0%BD%D0%B0"><text:span text:style-name="T85_158">0%</text:span></text:a></text:span><text:span text:style-name="T85_159"><text:a xlink:type="simple" xlink:href="http://uk.wikipedia.org/wiki/%D0%91%D0%BE%D0%B3%D0%BE%D0%BC%D0%BE%D0%BB%D0%B5%D1%86%D1%8C_%D0%9E%D0%BB%D1%8C%D0%B3%D0%B0_%D0%92%D0%B0%D0%B4%D0%B8%D0%BC%D1%96%D0%B2%D0%BD%D0%B0"><text:span text:style-name="T85_160">B</text:span></text:a></text:span><text:span text:style-name="T85_161"><text:a xlink:type="simple" xlink:href="http://uk.wikipedia.org/wiki/%D0%91%D0%BE%D0%B3%D0%BE%D0%BC%D0%BE%D0%BB%D0%B5%D1%86%D1%8C_%D0%9E%D0%BB%D1%8C%D0%B3%D0%B0_%D0%92%D0%B0%D0%B4%D0%B8%D0%BC%D1%96%D0%B2%D0%BD%D0%B0"><text:span text:style-name="T85_162">8%</text:span></text:a></text:span><text:span text:style-name="T85_163"><text:a xlink:type="simple" xlink:href="http://uk.wikipedia.org/wiki/%D0%91%D0%BE%D0%B3%D0%BE%D0%BC%D0%BE%D0%BB%D0%B5%D1%86%D1%8C_%D0%9E%D0%BB%D1%8C%D0%B3%D0%B0_%D0%92%D0%B0%D0%B4%D0%B8%D0%BC%D1%96%D0%B2%D0%BD%D0%B0"><text:span text:style-name="T85_164">D</text:span></text:a></text:span><text:span text:style-name="T85_165"><text:a xlink:type="simple" xlink:href="http://uk.wikipedia.org/wiki/%D0%91%D0%BE%D0%B3%D0%BE%D0%BC%D0%BE%D0%BB%D0%B5%D1%86%D1%8C_%D0%9E%D0%BB%D1%8C%D0%B3%D0%B0_%D0%92%D0%B0%D0%B4%D0%B8%D0%BC%D1%96%D0%B2%D0%BD%D0%B0"><text:span text:style-name="T85_166">0%</text:span></text:a></text:span><text:span text:style-name="T85_167"><text:a xlink:type="simple" xlink:href="http://uk.wikipedia.org/wiki/%D0%91%D0%BE%D0%B3%D0%BE%D0%BC%D0%BE%D0%BB%D0%B5%D1%86%D1%8C_%D0%9E%D0%BB%D1%8C%D0%B3%D0%B0_%D0%92%D0%B0%D0%B4%D0%B8%D0%BC%D1%96%D0%B2%D0%BD%D0%B0"><text:span text:style-name="T85_168">BC</text:span></text:a></text:span><text:span text:style-name="T85_169"><text:a xlink:type="simple" xlink:href="http://uk.wikipedia.org/wiki/%D0%91%D0%BE%D0%B3%D0%BE%D0%BC%D0%BE%D0%BB%D0%B5%D1%86%D1%8C_%D0%9E%D0%BB%D1%8C%D0%B3%D0%B0_%D0%92%D0%B0%D0%B4%D0%B8%D0%BC%D1%96%D0%B2%D0%BD%D0%B0"><text:span text:style-name="T85_170">%</text:span></text:a></text:span><text:span text:style-name="T85_171"><text:a xlink:type="simple" xlink:href="http://uk.wikipedia.org/wiki/%D0%91%D0%BE%D0%B3%D0%BE%D0%BC%D0%BE%D0%BB%D0%B5%D1%86%D1%8C_%D0%9E%D0%BB%D1%8C%D0%B3%D0%B0_%D0%92%D0%B0%D0%B4%D0%B8%D0%BC%D1%96%D0%B2%D0%BD%D0%B0"><text:span text:style-name="T85_172">D</text:span></text:a></text:span><text:span text:style-name="T85_173"><text:a xlink:type="simple" xlink:href="http://uk.wikipedia.org/wiki/%D0%91%D0%BE%D0%B3%D0%BE%D0%BC%D0%BE%D0%BB%D0%B5%D1%86%D1%8C_%D0%9E%D0%BB%D1%8C%D0%B3%D0%B0_%D0%92%D0%B0%D0%B4%D0%B8%D0%BC%D1%96%D0%B2%D0%BD%D0%B0"><text:span text:style-name="T85_174">1%96%</text:span></text:a></text:span><text:span text:style-name="T85_175"><text:a xlink:type="simple" xlink:href="http://uk.wikipedia.org/wiki/%D0%91%D0%BE%D0%B3%D0%BE%D0%BC%D0%BE%D0%BB%D0%B5%D1%86%D1%8C_%D0%9E%D0%BB%D1%8C%D0%B3%D0%B0_%D0%92%D0%B0%D0%B4%D0%B8%D0%BC%D1%96%D0%B2%D0%BD%D0%B0"><text:span text:style-name="T85_176">D</text:span></text:a></text:span><text:span text:style-name="T85_177"><text:a xlink:type="simple" xlink:href="http://uk.wikipedia.org/wiki/%D0%91%D0%BE%D0%B3%D0%BE%D0%BC%D0%BE%D0%BB%D0%B5%D1%86%D1%8C_%D0%9E%D0%BB%D1%8C%D0%B3%D0%B0_%D0%92%D0%B0%D0%B4%D0%B8%D0%BC%D1%96%D0%B2%D0%BD%D0%B0"><text:span text:style-name="T85_178">0%</text:span></text:a></text:span><text:span text:style-name="T85_179"><text:a xlink:type="simple" xlink:href="http://uk.wikipedia.org/wiki/%D0%91%D0%BE%D0%B3%D0%BE%D0%BC%D0%BE%D0%BB%D0%B5%D1%86%D1%8C_%D0%9E%D0%BB%D1%8C%D0%B3%D0%B0_%D0%92%D0%B0%D0%B4%D0%B8%D0%BC%D1%96%D0%B2%D0%BD%D0%B0"><text:span text:style-name="T85_180">B</text:span></text:a></text:span><text:span text:style-name="T85_181"><text:a xlink:type="simple" xlink:href="http://uk.wikipedia.org/wiki/%D0%91%D0%BE%D0%B3%D0%BE%D0%BC%D0%BE%D0%BB%D0%B5%D1%86%D1%8C_%D0%9E%D0%BB%D1%8C%D0%B3%D0%B0_%D0%92%D0%B0%D0%B4%D0%B8%D0%BC%D1%96%D0%B2%D0%BD%D0%B0"><text:span text:style-name="T85_182">2%</text:span></text:a></text:span><text:span text:style-name="T85_183"><text:a xlink:type="simple" xlink:href="http://uk.wikipedia.org/wiki/%D0%91%D0%BE%D0%B3%D0%BE%D0%BC%D0%BE%D0%BB%D0%B5%D1%86%D1%8C_%D0%9E%D0%BB%D1%8C%D0%B3%D0%B0_%D0%92%D0%B0%D0%B4%D0%B8%D0%BC%D1%96%D0%B2%D0%BD%D0%B0"><text:span text:style-name="T85_184">D</text:span></text:a></text:span><text:span text:style-name="T85_185"><text:a xlink:type="simple" xlink:href="http://uk.wikipedia.org/wiki/%D0%91%D0%BE%D0%B3%D0%BE%D0%BC%D0%BE%D0%BB%D0%B5%D1%86%D1%8C_%D0%9E%D0%BB%D1%8C%D0%B3%D0%B0_%D0%92%D0%B0%D0%B4%D0%B8%D0%BC%D1%96%D0%B2%D0%BD%D0%B0"><text:span text:style-name="T85_186">0%</text:span></text:a></text:span><text:span text:style-name="T85_187"><text:a xlink:type="simple" xlink:href="http://uk.wikipedia.org/wiki/%D0%91%D0%BE%D0%B3%D0%BE%D0%BC%D0%BE%D0%BB%D0%B5%D1%86%D1%8C_%D0%9E%D0%BB%D1%8C%D0%B3%D0%B0_%D0%92%D0%B0%D0%B4%D0%B8%D0%BC%D1%96%D0%B2%D0%BD%D0%B0"><text:span text:style-name="T85_188">BD</text:span></text:a></text:span><text:span text:style-name="T85_189"><text:a xlink:type="simple" xlink:href="http://uk.wikipedia.org/wiki/%D0%91%D0%BE%D0%B3%D0%BE%D0%BC%D0%BE%D0%BB%D0%B5%D1%86%D1%8C_%D0%9E%D0%BB%D1%8C%D0%B3%D0%B0_%D0%92%D0%B0%D0%B4%D0%B8%D0%BC%D1%96%D0%B2%D0%BD%D0%B0"><text:span text:style-name="T85_190">%</text:span></text:a></text:span><text:span text:style-name="T85_191"><text:a xlink:type="simple" xlink:href="http://uk.wikipedia.org/wiki/%D0%91%D0%BE%D0%B3%D0%BE%D0%BC%D0%BE%D0%BB%D0%B5%D1%86%D1%8C_%D0%9E%D0%BB%D1%8C%D0%B3%D0%B0_%D0%92%D0%B0%D0%B4%D0%B8%D0%BC%D1%96%D0%B2%D0%BD%D0%B0"><text:span text:style-name="T85_192">D</text:span></text:a></text:span><text:span text:style-name="T85_193"><text:a xlink:type="simple" xlink:href="http://uk.wikipedia.org/wiki/%D0%91%D0%BE%D0%B3%D0%BE%D0%BC%D0%BE%D0%BB%D0%B5%D1%86%D1%8C_%D0%9E%D0%BB%D1%8C%D0%B3%D0%B0_%D0%92%D0%B0%D0%B4%D0%B8%D0%BC%D1%96%D0%B2%D0%BD%D0%B0"><text:span text:style-name="T85_194">0%</text:span></text:a></text:span><text:span text:style-name="T85_195"><text:a xlink:type="simple" xlink:href="http://uk.wikipedia.org/wiki/%D0%91%D0%BE%D0%B3%D0%BE%D0%BC%D0%BE%D0%BB%D0%B5%D1%86%D1%8C_%D0%9E%D0%BB%D1%8C%D0%B3%D0%B0_%D0%92%D0%B0%D0%B4%D0%B8%D0%BC%D1%96%D0%B2%D0%BD%D0%B0"><text:span text:style-name="T85_196">B</text:span></text:a></text:span><text:span text:style-name="T85_197"><text:a xlink:type="simple" xlink:href="http://uk.wikipedia.org/wiki/%D0%91%D0%BE%D0%B3%D0%BE%D0%BC%D0%BE%D0%BB%D0%B5%D1%86%D1%8C_%D0%9E%D0%BB%D1%8C%D0%B3%D0%B0_%D0%92%D0%B0%D0%B4%D0%B8%D0%BC%D1%96%D0%B2%D0%BD%D0%B0"><text:span text:style-name="T85_198">0</text:span></text:a></text:span></text:p>
      <text:p text:style-name="P86"/>
      <text:p text:style-name="P87"><text:span text:style-name="T87_1">2001</text:span></text:p>
      <text:p text:style-name="P88"><text:span text:style-name="T88_1">Закінчила</text:span><text:span text:style-name="T88_2"><text:s/></text:span><text:span text:style-name="T88_3">Національний</text:span><text:span text:style-name="T88_4"><text:s/></text:span><text:span text:style-name="T88_5">педагогічний</text:span><text:span text:style-name="T88_6"><text:s/></text:span><text:span text:style-name="T88_7">університет</text:span><text:span text:style-name="T88_8"><text:s/></text:span><text:span text:style-name="T88_9">ім</text:span><text:span text:style-name="T88_10">.<text:s/></text:span><text:span text:style-name="T88_11">М</text:span><text:span text:style-name="T88_12">.<text:s/></text:span><text:span text:style-name="T88_13">П</text:span><text:span text:style-name="T88_14">.<text:s/></text:span><text:span text:style-name="T88_15">Драгоманова</text:span></text:p>
      <text:p text:style-name="P89"><text:span text:style-name="T89_1">Закінчила</text:span><text:span text:style-name="T89_2"><text:s/></text:span><text:span text:style-name="T89_3">Національний</text:span><text:span text:style-name="T89_4"><text:s/></text:span><text:span text:style-name="T89_5">педагогічний</text:span><text:span text:style-name="T89_6"><text:s/></text:span><text:span text:style-name="T89_7">університет</text:span><text:span text:style-name="T89_8"><text:s/></text:span><text:span text:style-name="T89_9">ім</text:span><text:span text:style-name="T89_10">.<text:s/></text:span><text:span text:style-name="T89_11">М</text:span><text:span text:style-name="T89_12">.<text:s/></text:span><text:span text:style-name="T89_13">П</text:span><text:span text:style-name="T89_14">.<text:s/></text:span><text:span text:style-name="T89_15">Драгоманова</text:span><text:span text:style-name="T89_16">.</text:span></text:p>
      <text:p text:style-name="P90"><text:span text:style-name="T90_1">Офіційний</text:span><text:span text:style-name="T90_2"><text:s/></text:span><text:span text:style-name="T90_3">сайт</text:span><text:span text:style-name="T90_4">,<text:s/></text:span><text:span text:style-name="T90_5"><text:a xlink:type="simple" xlink:href="http://bogomolets.com/ua/biography"><text:span text:style-name="T90_6">http</text:span></text:a></text:span><text:span text:style-name="T90_7"><text:a xlink:type="simple" xlink:href="http://bogomolets.com/ua/biography"><text:span text:style-name="T90_8">://</text:span></text:a></text:span><text:span text:style-name="T90_9"><text:a xlink:type="simple" xlink:href="http://bogomolets.com/ua/biography"><text:span text:style-name="T90_10">bogomolets</text:span></text:a></text:span><text:span text:style-name="T90_11"><text:a xlink:type="simple" xlink:href="http://bogomolets.com/ua/biography"><text:span text:style-name="T90_12">.</text:span></text:a></text:span><text:span text:style-name="T90_13"><text:a xlink:type="simple" xlink:href="http://bogomolets.com/ua/biography"><text:span text:style-name="T90_14">com</text:span></text:a></text:span><text:span text:style-name="T90_15"><text:a xlink:type="simple" xlink:href="http://bogomolets.com/ua/biography"><text:span text:style-name="T90_16">/</text:span></text:a></text:span><text:span text:style-name="T90_17"><text:a xlink:type="simple" xlink:href="http://bogomolets.com/ua/biography"><text:span text:style-name="T90_18">ua</text:span></text:a></text:span><text:span text:style-name="T90_19"><text:a xlink:type="simple" xlink:href="http://bogomolets.com/ua/biography"><text:span text:style-name="T90_20">/</text:span></text:a></text:span><text:span text:style-name="T90_21"><text:a xlink:type="simple" xlink:href="http://bogomolets.com/ua/biography"><text:span text:style-name="T90_22">biography</text:span></text:a></text:span></text:p>
      <text:p text:style-name="P91"/>
      <text:p text:style-name="P92"><text:span text:style-name="T92_1">2003</text:span></text:p>
      <text:p text:style-name="P93"><text:span text:style-name="T93_1">Ступінь</text:span><text:span text:style-name="T93_2"><text:s/></text:span><text:span text:style-name="T93_3">доктора</text:span><text:span text:style-name="T93_4"><text:s/></text:span><text:span text:style-name="T93_5">медичних</text:span><text:span text:style-name="T93_6"><text:s/></text:span><text:span text:style-name="T93_7">наук</text:span><text:span text:style-name="T93_8"><text:s/></text:span></text:p>
      <text:p text:style-name="P94"><text:span text:style-name="T94_1">Національному</text:span><text:span text:style-name="T94_2"><text:s/></text:span><text:span text:style-name="T94_3">медичному</text:span><text:span text:style-name="T94_4"><text:s/></text:span><text:span text:style-name="T94_5">університеті</text:span><text:span text:style-name="T94_6"><text:s/></text:span><text:span text:style-name="T94_7">ім</text:span><text:span text:style-name="T94_8">.<text:s/></text:span><text:span text:style-name="T94_9">О</text:span><text:span text:style-name="T94_10">.<text:s/></text:span><text:span text:style-name="T94_11">О</text:span><text:span text:style-name="T94_12">.<text:s/></text:span><text:span text:style-name="T94_13">Богомольця</text:span><text:span text:style-name="T94_14"><text:s/></text:span><text:span text:style-name="T94_15">здобула</text:span><text:span text:style-name="T94_16"><text:s/></text:span><text:span text:style-name="T94_17">ступінь</text:span><text:span text:style-name="T94_18"><text:s/></text:span><text:span text:style-name="T94_19">доктора</text:span><text:span text:style-name="T94_20"><text:s/></text:span><text:span text:style-name="T94_21">медичних</text:span><text:span text:style-name="T94_22"><text:s/></text:span><text:span text:style-name="T94_23">наук</text:span><text:span text:style-name="T94_24"><text:s/></text:span><text:span text:style-name="T94_25">за</text:span><text:span text:style-name="T94_26"><text:s/></text:span><text:span text:style-name="T94_27">спеціальністю</text:span><text:span text:style-name="T94_28"><text:s/>«</text:span><text:span text:style-name="T94_29">Шкірні</text:span><text:span text:style-name="T94_30"><text:s/></text:span><text:span text:style-name="T94_31">та</text:span><text:span text:style-name="T94_32"><text:s/></text:span><text:span text:style-name="T94_33">венеричні</text:span><text:span text:style-name="T94_34"><text:s/></text:span><text:span text:style-name="T94_35">хвороби</text:span><text:span text:style-name="T94_36">».</text:span></text:p>
      <text:p text:style-name="P95"><text:span text:style-name="T95_1">Офіційний</text:span><text:span text:style-name="T95_2"><text:s/></text:span><text:span text:style-name="T95_3">сайт</text:span><text:span text:style-name="T95_4">,<text:s/></text:span><text:span text:style-name="T95_5"><text:a xlink:type="simple" xlink:href="http://bogomolets.com/ua/biography"><text:span text:style-name="T95_6">http</text:span></text:a></text:span><text:span text:style-name="T95_7"><text:a xlink:type="simple" xlink:href="http://bogomolets.com/ua/biography"><text:span text:style-name="T95_8">://</text:span></text:a></text:span><text:span text:style-name="T95_9"><text:a xlink:type="simple" xlink:href="http://bogomolets.com/ua/biography"><text:span text:style-name="T95_10">bogomolets</text:span></text:a></text:span><text:span text:style-name="T95_11"><text:a xlink:type="simple" xlink:href="http://bogomolets.com/ua/biography"><text:span text:style-name="T95_12">.</text:span></text:a></text:span><text:span text:style-name="T95_13"><text:a xlink:type="simple" xlink:href="http://bogomolets.com/ua/biography"><text:span text:style-name="T95_14">com</text:span></text:a></text:span><text:span text:style-name="T95_15"><text:a xlink:type="simple" xlink:href="http://bogomolets.com/ua/biography"><text:span text:style-name="T95_16">/</text:span></text:a></text:span><text:span text:style-name="T95_17"><text:a xlink:type="simple" xlink:href="http://bogomolets.com/ua/biography"><text:span text:style-name="T95_18">ua</text:span></text:a></text:span><text:span text:style-name="T95_19"><text:a xlink:type="simple" xlink:href="http://bogomolets.com/ua/biography"><text:span text:style-name="T95_20">/</text:span></text:a></text:span><text:span text:style-name="T95_21"><text:a xlink:type="simple" xlink:href="http://bogomolets.com/ua/biography"><text:span text:style-name="T95_22">biography</text:span></text:a></text:span></text:p>
      <text:p text:style-name="P96"/>
      <text:p text:style-name="P97"><text:span text:style-name="T97_1">2003</text:span></text:p>
      <text:p text:style-name="P98"><text:span text:style-name="T98_1">Головний</text:span><text:span text:style-name="T98_2"><text:s/></text:span><text:span text:style-name="T98_3">лікар</text:span><text:span text:style-name="T98_4"><text:s/></text:span><text:span text:style-name="T98_5">Інституту</text:span><text:span text:style-name="T98_6"><text:s/></text:span><text:span text:style-name="T98_7">дерматології</text:span><text:span text:style-name="T98_8"><text:s/></text:span><text:span text:style-name="T98_9">та</text:span><text:span text:style-name="T98_10"><text:s/></text:span><text:span text:style-name="T98_11">косметології</text:span><text:span text:style-name="T98_12"><text:s/></text:span><text:span text:style-name="T98_13">доктора</text:span><text:span text:style-name="T98_14"><text:s/></text:span><text:span text:style-name="T98_15">Ольги</text:span><text:span text:style-name="T98_16"><text:s/></text:span><text:span text:style-name="T98_17">Богомолець</text:span><text:span text:style-name="T98_18">.</text:span></text:p>
      <text:p text:style-name="P99"><text:span text:style-name="T99_1">Головний</text:span><text:span text:style-name="T99_2"><text:s/></text:span><text:span text:style-name="T99_3">лікар</text:span><text:span text:style-name="T99_4"><text:s/></text:span><text:span text:style-name="T99_5">Інституту</text:span><text:span text:style-name="T99_6"><text:s/></text:span><text:span text:style-name="T99_7">дерматології</text:span><text:span text:style-name="T99_8"><text:s/></text:span><text:span text:style-name="T99_9">та</text:span><text:span text:style-name="T99_10"><text:s/></text:span><text:span text:style-name="T99_11">косметології</text:span><text:span text:style-name="T99_12"><text:s/></text:span><text:span text:style-name="T99_13">доктора</text:span><text:span text:style-name="T99_14"><text:s/></text:span><text:span text:style-name="T99_15">Ольги</text:span><text:span text:style-name="T99_16"><text:s/></text:span><text:span text:style-name="T99_17">Богомолець</text:span><text:span text:style-name="T99_18">.</text:span></text:p>
      <text:p text:style-name="P100"><text:span text:style-name="T100_1">Офіційний</text:span><text:span text:style-name="T100_2"><text:s/></text:span><text:span text:style-name="T100_3">сайт</text:span><text:span text:style-name="T100_4">,<text:s/></text:span><text:span text:style-name="T100_5"><text:a xlink:type="simple" xlink:href="http://bogomolets.com/ua/biography"><text:span text:style-name="T100_6">http</text:span></text:a></text:span><text:span text:style-name="T100_7"><text:a xlink:type="simple" xlink:href="http://bogomolets.com/ua/biography"><text:span text:style-name="T100_8">://</text:span></text:a></text:span><text:span text:style-name="T100_9"><text:a xlink:type="simple" xlink:href="http://bogomolets.com/ua/biography"><text:span text:style-name="T100_10">bogomolets</text:span></text:a></text:span><text:span text:style-name="T100_11"><text:a xlink:type="simple" xlink:href="http://bogomolets.com/ua/biography"><text:span text:style-name="T100_12">.</text:span></text:a></text:span><text:span text:style-name="T100_13"><text:a xlink:type="simple" xlink:href="http://bogomolets.com/ua/biography"><text:span text:style-name="T100_14">com</text:span></text:a></text:span><text:span text:style-name="T100_15"><text:a xlink:type="simple" xlink:href="http://bogomolets.com/ua/biography"><text:span text:style-name="T100_16">/</text:span></text:a></text:span><text:span text:style-name="T100_17"><text:a xlink:type="simple" xlink:href="http://bogomolets.com/ua/biography"><text:span text:style-name="T100_18">ua</text:span></text:a></text:span><text:span text:style-name="T100_19"><text:a xlink:type="simple" xlink:href="http://bogomolets.com/ua/biography"><text:span text:style-name="T100_20">/</text:span></text:a></text:span><text:span text:style-name="T100_21"><text:a xlink:type="simple" xlink:href="http://bogomolets.com/ua/biography"><text:span text:style-name="T100_22">biography</text:span></text:a></text:span></text:p>
      <text:p text:style-name="P101"/>
      <text:p text:style-name="P102"><text:span text:style-name="T102_1">12.2004</text:span></text:p>
      <text:p text:style-name="P103"><text:span text:style-name="T103_1">Особистий</text:span><text:span text:style-name="T103_2"><text:s/></text:span><text:span text:style-name="T103_3">лікар</text:span><text:span text:style-name="T103_4"><text:s/></text:span><text:span text:style-name="T103_5">Президента</text:span><text:span text:style-name="T103_6"><text:s/></text:span><text:span text:style-name="T103_7">України</text:span><text:span text:style-name="T103_8"><text:s/></text:span><text:span text:style-name="T103_9">Віктора</text:span><text:span text:style-name="T103_10"><text:s/></text:span><text:span text:style-name="T103_11">Ющенка</text:span><text:span text:style-name="T103_12"><text:s/></text:span></text:p>
      <text:p text:style-name="P104"><text:span text:style-name="T104_1">Особистий</text:span><text:span text:style-name="T104_2"><text:s/></text:span><text:span text:style-name="T104_3">лікар</text:span><text:span text:style-name="T104_4"><text:s/></text:span><text:span text:style-name="T104_5">Президента</text:span><text:span text:style-name="T104_6"><text:s/></text:span><text:span text:style-name="T104_7">України</text:span><text:span text:style-name="T104_8"><text:s/></text:span><text:span text:style-name="T104_9">Віктора</text:span><text:span text:style-name="T104_10"><text:s/></text:span><text:span text:style-name="T104_11">Ющенка</text:span><text:span text:style-name="T104_12"><text:s/></text:span><text:span text:style-name="T104_13">до</text:span><text:span text:style-name="T104_14"><text:s/></text:span><text:span text:style-name="T104_15">жовтня</text:span><text:span text:style-name="T104_16"><text:s/>2005.</text:span></text:p>
      <text:p text:style-name="P105"><text:span text:style-name="T105_1">Офіційний</text:span><text:span text:style-name="T105_2"><text:s/></text:span><text:span text:style-name="T105_3">сайт</text:span><text:span text:style-name="T105_4">,<text:s/></text:span><text:span text:style-name="T105_5"><text:a xlink:type="simple" xlink:href="http://bogomolets.com/ua/biography"><text:span text:style-name="T105_6">http</text:span></text:a></text:span><text:span text:style-name="T105_7"><text:a xlink:type="simple" xlink:href="http://bogomolets.com/ua/biography"><text:span text:style-name="T105_8">://</text:span></text:a></text:span><text:span text:style-name="T105_9"><text:a xlink:type="simple" xlink:href="http://bogomolets.com/ua/biography"><text:span text:style-name="T105_10">bogomolets</text:span></text:a></text:span><text:span text:style-name="T105_11"><text:a xlink:type="simple" xlink:href="http://bogomolets.com/ua/biography"><text:span text:style-name="T105_12">.</text:span></text:a></text:span><text:span text:style-name="T105_13"><text:a xlink:type="simple" xlink:href="http://bogomolets.com/ua/biography"><text:span text:style-name="T105_14">com</text:span></text:a></text:span><text:span text:style-name="T105_15"><text:a xlink:type="simple" xlink:href="http://bogomolets.com/ua/biography"><text:span text:style-name="T105_16">/</text:span></text:a></text:span><text:span text:style-name="T105_17"><text:a xlink:type="simple" xlink:href="http://bogomolets.com/ua/biography"><text:span text:style-name="T105_18">ua</text:span></text:a></text:span><text:span text:style-name="T105_19"><text:a xlink:type="simple" xlink:href="http://bogomolets.com/ua/biography"><text:span text:style-name="T105_20">/</text:span></text:a></text:span><text:span text:style-name="T105_21"><text:a xlink:type="simple" xlink:href="http://bogomolets.com/ua/biography"><text:span text:style-name="T105_22">biography</text:span></text:a></text:span></text:p>
      <text:p text:style-name="P106"/>
      <text:p text:style-name="P107"><text:span text:style-name="T107_1">2004</text:span></text:p>
      <text:p text:style-name="P108"><text:span text:style-name="T108_1">Подяка</text:span><text:span text:style-name="T108_2"><text:s/></text:span><text:span text:style-name="T108_3">Незалежної</text:span><text:span text:style-name="T108_4"><text:s/></text:span><text:span text:style-name="T108_5">ради</text:span><text:span text:style-name="T108_6"><text:s/></text:span><text:span text:style-name="T108_7">з</text:span><text:span text:style-name="T108_8"><text:s/></text:span><text:span text:style-name="T108_9">питань</text:span><text:span text:style-name="T108_10"><text:s/></text:span><text:span text:style-name="T108_11">якості</text:span><text:span text:style-name="T108_12"><text:s/></text:span><text:span text:style-name="T108_13">медичної</text:span><text:span text:style-name="T108_14"><text:s/></text:span><text:span text:style-name="T108_15">допомоги</text:span></text:p>
      <text:p text:style-name="P109"><text:span text:style-name="T109_1">Подяка</text:span><text:span text:style-name="T109_2"><text:s/></text:span><text:span text:style-name="T109_3">Незалежної</text:span><text:span text:style-name="T109_4"><text:s/></text:span><text:span text:style-name="T109_5">ради</text:span><text:span text:style-name="T109_6"><text:s/></text:span><text:span text:style-name="T109_7">з</text:span><text:span text:style-name="T109_8"><text:s/></text:span><text:span text:style-name="T109_9">питань</text:span><text:span text:style-name="T109_10"><text:s/></text:span><text:span text:style-name="T109_11">якості</text:span><text:span text:style-name="T109_12"><text:s/></text:span><text:span text:style-name="T109_13">медичної</text:span><text:span text:style-name="T109_14"><text:s/></text:span><text:span text:style-name="T109_15">допомоги</text:span></text:p>
      <text:p text:style-name="P110"><text:span text:style-name="T110_1">Вікіпедія</text:span><text:span text:style-name="T110_2">,<text:s/></text:span><text:span text:style-name="T110_3"><text:a xlink:type="simple" xlink:href="http://uk.wikipedia.org/wiki/%D0%91%D0%BE%D0%B3%D0%BE%D0%BC%D0%BE%D0%BB%D0%B5%D1%86%D1%8C_%D0%9E%D0%BB%D1%8C%D0%B3%D0%B0_%D0%92%D0%B0%D0%B4%D0%B8%D0%BC%D1%96%D0%B2%D0%BD%D0%B0"><text:span text:style-name="T110_4">http</text:span></text:a></text:span><text:span text:style-name="T110_5"><text:a xlink:type="simple" xlink:href="http://uk.wikipedia.org/wiki/%D0%91%D0%BE%D0%B3%D0%BE%D0%BC%D0%BE%D0%BB%D0%B5%D1%86%D1%8C_%D0%9E%D0%BB%D1%8C%D0%B3%D0%B0_%D0%92%D0%B0%D0%B4%D0%B8%D0%BC%D1%96%D0%B2%D0%BD%D0%B0"><text:span text:style-name="T110_6">://</text:span></text:a></text:span><text:span text:style-name="T110_7"><text:a xlink:type="simple" xlink:href="http://uk.wikipedia.org/wiki/%D0%91%D0%BE%D0%B3%D0%BE%D0%BC%D0%BE%D0%BB%D0%B5%D1%86%D1%8C_%D0%9E%D0%BB%D1%8C%D0%B3%D0%B0_%D0%92%D0%B0%D0%B4%D0%B8%D0%BC%D1%96%D0%B2%D0%BD%D0%B0"><text:span text:style-name="T110_8">uk</text:span></text:a></text:span><text:span text:style-name="T110_9"><text:a xlink:type="simple" xlink:href="http://uk.wikipedia.org/wiki/%D0%91%D0%BE%D0%B3%D0%BE%D0%BC%D0%BE%D0%BB%D0%B5%D1%86%D1%8C_%D0%9E%D0%BB%D1%8C%D0%B3%D0%B0_%D0%92%D0%B0%D0%B4%D0%B8%D0%BC%D1%96%D0%B2%D0%BD%D0%B0"><text:span text:style-name="T110_10">.</text:span></text:a></text:span><text:span text:style-name="T110_11"><text:a xlink:type="simple" xlink:href="http://uk.wikipedia.org/wiki/%D0%91%D0%BE%D0%B3%D0%BE%D0%BC%D0%BE%D0%BB%D0%B5%D1%86%D1%8C_%D0%9E%D0%BB%D1%8C%D0%B3%D0%B0_%D0%92%D0%B0%D0%B4%D0%B8%D0%BC%D1%96%D0%B2%D0%BD%D0%B0"><text:span text:style-name="T110_12">wikipedia</text:span></text:a></text:span><text:span text:style-name="T110_13"><text:a xlink:type="simple" xlink:href="http://uk.wikipedia.org/wiki/%D0%91%D0%BE%D0%B3%D0%BE%D0%BC%D0%BE%D0%BB%D0%B5%D1%86%D1%8C_%D0%9E%D0%BB%D1%8C%D0%B3%D0%B0_%D0%92%D0%B0%D0%B4%D0%B8%D0%BC%D1%96%D0%B2%D0%BD%D0%B0"><text:span text:style-name="T110_14">.</text:span></text:a></text:span><text:span text:style-name="T110_15"><text:a xlink:type="simple" xlink:href="http://uk.wikipedia.org/wiki/%D0%91%D0%BE%D0%B3%D0%BE%D0%BC%D0%BE%D0%BB%D0%B5%D1%86%D1%8C_%D0%9E%D0%BB%D1%8C%D0%B3%D0%B0_%D0%92%D0%B0%D0%B4%D0%B8%D0%BC%D1%96%D0%B2%D0%BD%D0%B0"><text:span text:style-name="T110_16">org</text:span></text:a></text:span><text:span text:style-name="T110_17"><text:a xlink:type="simple" xlink:href="http://uk.wikipedia.org/wiki/%D0%91%D0%BE%D0%B3%D0%BE%D0%BC%D0%BE%D0%BB%D0%B5%D1%86%D1%8C_%D0%9E%D0%BB%D1%8C%D0%B3%D0%B0_%D0%92%D0%B0%D0%B4%D0%B8%D0%BC%D1%96%D0%B2%D0%BD%D0%B0"><text:span text:style-name="T110_18">/</text:span></text:a></text:span><text:span text:style-name="T110_19"><text:a xlink:type="simple" xlink:href="http://uk.wikipedia.org/wiki/%D0%91%D0%BE%D0%B3%D0%BE%D0%BC%D0%BE%D0%BB%D0%B5%D1%86%D1%8C_%D0%9E%D0%BB%D1%8C%D0%B3%D0%B0_%D0%92%D0%B0%D0%B4%D0%B8%D0%BC%D1%96%D0%B2%D0%BD%D0%B0"><text:span text:style-name="T110_20">wiki</text:span></text:a></text:span><text:span text:style-name="T110_21"><text:a xlink:type="simple" xlink:href="http://uk.wikipedia.org/wiki/%D0%91%D0%BE%D0%B3%D0%BE%D0%BC%D0%BE%D0%BB%D0%B5%D1%86%D1%8C_%D0%9E%D0%BB%D1%8C%D0%B3%D0%B0_%D0%92%D0%B0%D0%B4%D0%B8%D0%BC%D1%96%D0%B2%D0%BD%D0%B0"><text:span text:style-name="T110_22">/%</text:span></text:a></text:span><text:span text:style-name="T110_23"><text:a xlink:type="simple" xlink:href="http://uk.wikipedia.org/wiki/%D0%91%D0%BE%D0%B3%D0%BE%D0%BC%D0%BE%D0%BB%D0%B5%D1%86%D1%8C_%D0%9E%D0%BB%D1%8C%D0%B3%D0%B0_%D0%92%D0%B0%D0%B4%D0%B8%D0%BC%D1%96%D0%B2%D0%BD%D0%B0"><text:span text:style-name="T110_24">D</text:span></text:a></text:span><text:span text:style-name="T110_25"><text:a xlink:type="simple" xlink:href="http://uk.wikipedia.org/wiki/%D0%91%D0%BE%D0%B3%D0%BE%D0%BC%D0%BE%D0%BB%D0%B5%D1%86%D1%8C_%D0%9E%D0%BB%D1%8C%D0%B3%D0%B0_%D0%92%D0%B0%D0%B4%D0%B8%D0%BC%D1%96%D0%B2%D0%BD%D0%B0"><text:span text:style-name="T110_26">0%91%</text:span></text:a></text:span><text:span text:style-name="T110_27"><text:a xlink:type="simple" xlink:href="http://uk.wikipedia.org/wiki/%D0%91%D0%BE%D0%B3%D0%BE%D0%BC%D0%BE%D0%BB%D0%B5%D1%86%D1%8C_%D0%9E%D0%BB%D1%8C%D0%B3%D0%B0_%D0%92%D0%B0%D0%B4%D0%B8%D0%BC%D1%96%D0%B2%D0%BD%D0%B0"><text:span text:style-name="T110_28">D</text:span></text:a></text:span><text:span text:style-name="T110_29"><text:a xlink:type="simple" xlink:href="http://uk.wikipedia.org/wiki/%D0%91%D0%BE%D0%B3%D0%BE%D0%BC%D0%BE%D0%BB%D0%B5%D1%86%D1%8C_%D0%9E%D0%BB%D1%8C%D0%B3%D0%B0_%D0%92%D0%B0%D0%B4%D0%B8%D0%BC%D1%96%D0%B2%D0%BD%D0%B0"><text:span text:style-name="T110_30">0%</text:span></text:a></text:span><text:span text:style-name="T110_31"><text:a xlink:type="simple" xlink:href="http://uk.wikipedia.org/wiki/%D0%91%D0%BE%D0%B3%D0%BE%D0%BC%D0%BE%D0%BB%D0%B5%D1%86%D1%8C_%D0%9E%D0%BB%D1%8C%D0%B3%D0%B0_%D0%92%D0%B0%D0%B4%D0%B8%D0%BC%D1%96%D0%B2%D0%BD%D0%B0"><text:span text:style-name="T110_32">BE</text:span></text:a></text:span><text:span text:style-name="T110_33"><text:a xlink:type="simple" xlink:href="http://uk.wikipedia.org/wiki/%D0%91%D0%BE%D0%B3%D0%BE%D0%BC%D0%BE%D0%BB%D0%B5%D1%86%D1%8C_%D0%9E%D0%BB%D1%8C%D0%B3%D0%B0_%D0%92%D0%B0%D0%B4%D0%B8%D0%BC%D1%96%D0%B2%D0%BD%D0%B0"><text:span text:style-name="T110_34">%</text:span></text:a></text:span><text:span text:style-name="T110_35"><text:a xlink:type="simple" xlink:href="http://uk.wikipedia.org/wiki/%D0%91%D0%BE%D0%B3%D0%BE%D0%BC%D0%BE%D0%BB%D0%B5%D1%86%D1%8C_%D0%9E%D0%BB%D1%8C%D0%B3%D0%B0_%D0%92%D0%B0%D0%B4%D0%B8%D0%BC%D1%96%D0%B2%D0%BD%D0%B0"><text:span text:style-name="T110_36">D</text:span></text:a></text:span><text:span text:style-name="T110_37"><text:a xlink:type="simple" xlink:href="http://uk.wikipedia.org/wiki/%D0%91%D0%BE%D0%B3%D0%BE%D0%BC%D0%BE%D0%BB%D0%B5%D1%86%D1%8C_%D0%9E%D0%BB%D1%8C%D0%B3%D0%B0_%D0%92%D0%B0%D0%B4%D0%B8%D0%BC%D1%96%D0%B2%D0%BD%D0%B0"><text:span text:style-name="T110_38">0%</text:span></text:a></text:span><text:span text:style-name="T110_39"><text:a xlink:type="simple" xlink:href="http://uk.wikipedia.org/wiki/%D0%91%D0%BE%D0%B3%D0%BE%D0%BC%D0%BE%D0%BB%D0%B5%D1%86%D1%8C_%D0%9E%D0%BB%D1%8C%D0%B3%D0%B0_%D0%92%D0%B0%D0%B4%D0%B8%D0%BC%D1%96%D0%B2%D0%BD%D0%B0"><text:span text:style-name="T110_40">B</text:span></text:a></text:span><text:span text:style-name="T110_41"><text:a xlink:type="simple" xlink:href="http://uk.wikipedia.org/wiki/%D0%91%D0%BE%D0%B3%D0%BE%D0%BC%D0%BE%D0%BB%D0%B5%D1%86%D1%8C_%D0%9E%D0%BB%D1%8C%D0%B3%D0%B0_%D0%92%D0%B0%D0%B4%D0%B8%D0%BC%D1%96%D0%B2%D0%BD%D0%B0"><text:span text:style-name="T110_42">3%</text:span></text:a></text:span><text:span text:style-name="T110_43"><text:a xlink:type="simple" xlink:href="http://uk.wikipedia.org/wiki/%D0%91%D0%BE%D0%B3%D0%BE%D0%BC%D0%BE%D0%BB%D0%B5%D1%86%D1%8C_%D0%9E%D0%BB%D1%8C%D0%B3%D0%B0_%D0%92%D0%B0%D0%B4%D0%B8%D0%BC%D1%96%D0%B2%D0%BD%D0%B0"><text:span text:style-name="T110_44">D</text:span></text:a></text:span><text:span text:style-name="T110_45"><text:a xlink:type="simple" xlink:href="http://uk.wikipedia.org/wiki/%D0%91%D0%BE%D0%B3%D0%BE%D0%BC%D0%BE%D0%BB%D0%B5%D1%86%D1%8C_%D0%9E%D0%BB%D1%8C%D0%B3%D0%B0_%D0%92%D0%B0%D0%B4%D0%B8%D0%BC%D1%96%D0%B2%D0%BD%D0%B0"><text:span text:style-name="T110_46">0%</text:span></text:a></text:span><text:span text:style-name="T110_47"><text:a xlink:type="simple" xlink:href="http://uk.wikipedia.org/wiki/%D0%91%D0%BE%D0%B3%D0%BE%D0%BC%D0%BE%D0%BB%D0%B5%D1%86%D1%8C_%D0%9E%D0%BB%D1%8C%D0%B3%D0%B0_%D0%92%D0%B0%D0%B4%D0%B8%D0%BC%D1%96%D0%B2%D0%BD%D0%B0"><text:span text:style-name="T110_48">BE</text:span></text:a></text:span><text:span text:style-name="T110_49"><text:a xlink:type="simple" xlink:href="http://uk.wikipedia.org/wiki/%D0%91%D0%BE%D0%B3%D0%BE%D0%BC%D0%BE%D0%BB%D0%B5%D1%86%D1%8C_%D0%9E%D0%BB%D1%8C%D0%B3%D0%B0_%D0%92%D0%B0%D0%B4%D0%B8%D0%BC%D1%96%D0%B2%D0%BD%D0%B0"><text:span text:style-name="T110_50">%</text:span></text:a></text:span><text:span text:style-name="T110_51"><text:a xlink:type="simple" xlink:href="http://uk.wikipedia.org/wiki/%D0%91%D0%BE%D0%B3%D0%BE%D0%BC%D0%BE%D0%BB%D0%B5%D1%86%D1%8C_%D0%9E%D0%BB%D1%8C%D0%B3%D0%B0_%D0%92%D0%B0%D0%B4%D0%B8%D0%BC%D1%96%D0%B2%D0%BD%D0%B0"><text:span text:style-name="T110_52">D</text:span></text:a></text:span><text:span text:style-name="T110_53"><text:a xlink:type="simple" xlink:href="http://uk.wikipedia.org/wiki/%D0%91%D0%BE%D0%B3%D0%BE%D0%BC%D0%BE%D0%BB%D0%B5%D1%86%D1%8C_%D0%9E%D0%BB%D1%8C%D0%B3%D0%B0_%D0%92%D0%B0%D0%B4%D0%B8%D0%BC%D1%96%D0%B2%D0%BD%D0%B0"><text:span text:style-name="T110_54">0%</text:span></text:a></text:span><text:span text:style-name="T110_55"><text:a xlink:type="simple" xlink:href="http://uk.wikipedia.org/wiki/%D0%91%D0%BE%D0%B3%D0%BE%D0%BC%D0%BE%D0%BB%D0%B5%D1%86%D1%8C_%D0%9E%D0%BB%D1%8C%D0%B3%D0%B0_%D0%92%D0%B0%D0%B4%D0%B8%D0%BC%D1%96%D0%B2%D0%BD%D0%B0"><text:span text:style-name="T110_56">BC</text:span></text:a></text:span><text:span text:style-name="T110_57"><text:a xlink:type="simple" xlink:href="http://uk.wikipedia.org/wiki/%D0%91%D0%BE%D0%B3%D0%BE%D0%BC%D0%BE%D0%BB%D0%B5%D1%86%D1%8C_%D0%9E%D0%BB%D1%8C%D0%B3%D0%B0_%D0%92%D0%B0%D0%B4%D0%B8%D0%BC%D1%96%D0%B2%D0%BD%D0%B0"><text:span text:style-name="T110_58">%</text:span></text:a></text:span><text:span text:style-name="T110_59"><text:a xlink:type="simple" xlink:href="http://uk.wikipedia.org/wiki/%D0%91%D0%BE%D0%B3%D0%BE%D0%BC%D0%BE%D0%BB%D0%B5%D1%86%D1%8C_%D0%9E%D0%BB%D1%8C%D0%B3%D0%B0_%D0%92%D0%B0%D0%B4%D0%B8%D0%BC%D1%96%D0%B2%D0%BD%D0%B0"><text:span text:style-name="T110_60">D</text:span></text:a></text:span><text:span text:style-name="T110_61"><text:a xlink:type="simple" xlink:href="http://uk.wikipedia.org/wiki/%D0%91%D0%BE%D0%B3%D0%BE%D0%BC%D0%BE%D0%BB%D0%B5%D1%86%D1%8C_%D0%9E%D0%BB%D1%8C%D0%B3%D0%B0_%D0%92%D0%B0%D0%B4%D0%B8%D0%BC%D1%96%D0%B2%D0%BD%D0%B0"><text:span text:style-name="T110_62">0%</text:span></text:a></text:span><text:span text:style-name="T110_63"><text:a xlink:type="simple" xlink:href="http://uk.wikipedia.org/wiki/%D0%91%D0%BE%D0%B3%D0%BE%D0%BC%D0%BE%D0%BB%D0%B5%D1%86%D1%8C_%D0%9E%D0%BB%D1%8C%D0%B3%D0%B0_%D0%92%D0%B0%D0%B4%D0%B8%D0%BC%D1%96%D0%B2%D0%BD%D0%B0"><text:span text:style-name="T110_64">BE</text:span></text:a></text:span><text:span text:style-name="T110_65"><text:a xlink:type="simple" xlink:href="http://uk.wikipedia.org/wiki/%D0%91%D0%BE%D0%B3%D0%BE%D0%BC%D0%BE%D0%BB%D0%B5%D1%86%D1%8C_%D0%9E%D0%BB%D1%8C%D0%B3%D0%B0_%D0%92%D0%B0%D0%B4%D0%B8%D0%BC%D1%96%D0%B2%D0%BD%D0%B0"><text:span text:style-name="T110_66">%</text:span></text:a></text:span><text:span text:style-name="T110_67"><text:a xlink:type="simple" xlink:href="http://uk.wikipedia.org/wiki/%D0%91%D0%BE%D0%B3%D0%BE%D0%BC%D0%BE%D0%BB%D0%B5%D1%86%D1%8C_%D0%9E%D0%BB%D1%8C%D0%B3%D0%B0_%D0%92%D0%B0%D0%B4%D0%B8%D0%BC%D1%96%D0%B2%D0%BD%D0%B0"><text:span text:style-name="T110_68">D</text:span></text:a></text:span><text:span text:style-name="T110_69"><text:a xlink:type="simple" xlink:href="http://uk.wikipedia.org/wiki/%D0%91%D0%BE%D0%B3%D0%BE%D0%BC%D0%BE%D0%BB%D0%B5%D1%86%D1%8C_%D0%9E%D0%BB%D1%8C%D0%B3%D0%B0_%D0%92%D0%B0%D0%B4%D0%B8%D0%BC%D1%96%D0%B2%D0%BD%D0%B0"><text:span text:style-name="T110_70">0%</text:span></text:a></text:span><text:span text:style-name="T110_71"><text:a xlink:type="simple" xlink:href="http://uk.wikipedia.org/wiki/%D0%91%D0%BE%D0%B3%D0%BE%D0%BC%D0%BE%D0%BB%D0%B5%D1%86%D1%8C_%D0%9E%D0%BB%D1%8C%D0%B3%D0%B0_%D0%92%D0%B0%D0%B4%D0%B8%D0%BC%D1%96%D0%B2%D0%BD%D0%B0"><text:span text:style-name="T110_72">BB</text:span></text:a></text:span><text:span text:style-name="T110_73"><text:a xlink:type="simple" xlink:href="http://uk.wikipedia.org/wiki/%D0%91%D0%BE%D0%B3%D0%BE%D0%BC%D0%BE%D0%BB%D0%B5%D1%86%D1%8C_%D0%9E%D0%BB%D1%8C%D0%B3%D0%B0_%D0%92%D0%B0%D0%B4%D0%B8%D0%BC%D1%96%D0%B2%D0%BD%D0%B0"><text:span text:style-name="T110_74">%</text:span></text:a></text:span><text:span text:style-name="T110_75"><text:a xlink:type="simple" xlink:href="http://uk.wikipedia.org/wiki/%D0%91%D0%BE%D0%B3%D0%BE%D0%BC%D0%BE%D0%BB%D0%B5%D1%86%D1%8C_%D0%9E%D0%BB%D1%8C%D0%B3%D0%B0_%D0%92%D0%B0%D0%B4%D0%B8%D0%BC%D1%96%D0%B2%D0%BD%D0%B0"><text:span text:style-name="T110_76">D</text:span></text:a></text:span><text:span text:style-name="T110_77"><text:a xlink:type="simple" xlink:href="http://uk.wikipedia.org/wiki/%D0%91%D0%BE%D0%B3%D0%BE%D0%BC%D0%BE%D0%BB%D0%B5%D1%86%D1%8C_%D0%9E%D0%BB%D1%8C%D0%B3%D0%B0_%D0%92%D0%B0%D0%B4%D0%B8%D0%BC%D1%96%D0%B2%D0%BD%D0%B0"><text:span text:style-name="T110_78">0%</text:span></text:a></text:span><text:span text:style-name="T110_79"><text:a xlink:type="simple" xlink:href="http://uk.wikipedia.org/wiki/%D0%91%D0%BE%D0%B3%D0%BE%D0%BC%D0%BE%D0%BB%D0%B5%D1%86%D1%8C_%D0%9E%D0%BB%D1%8C%D0%B3%D0%B0_%D0%92%D0%B0%D0%B4%D0%B8%D0%BC%D1%96%D0%B2%D0%BD%D0%B0"><text:span text:style-name="T110_80">B</text:span></text:a></text:span><text:span text:style-name="T110_81"><text:a xlink:type="simple" xlink:href="http://uk.wikipedia.org/wiki/%D0%91%D0%BE%D0%B3%D0%BE%D0%BC%D0%BE%D0%BB%D0%B5%D1%86%D1%8C_%D0%9E%D0%BB%D1%8C%D0%B3%D0%B0_%D0%92%D0%B0%D0%B4%D0%B8%D0%BC%D1%96%D0%B2%D0%BD%D0%B0"><text:span text:style-name="T110_82">5%</text:span></text:a></text:span><text:span text:style-name="T110_83"><text:a xlink:type="simple" xlink:href="http://uk.wikipedia.org/wiki/%D0%91%D0%BE%D0%B3%D0%BE%D0%BC%D0%BE%D0%BB%D0%B5%D1%86%D1%8C_%D0%9E%D0%BB%D1%8C%D0%B3%D0%B0_%D0%92%D0%B0%D0%B4%D0%B8%D0%BC%D1%96%D0%B2%D0%BD%D0%B0"><text:span text:style-name="T110_84">D</text:span></text:a></text:span><text:span text:style-name="T110_85"><text:a xlink:type="simple" xlink:href="http://uk.wikipedia.org/wiki/%D0%91%D0%BE%D0%B3%D0%BE%D0%BC%D0%BE%D0%BB%D0%B5%D1%86%D1%8C_%D0%9E%D0%BB%D1%8C%D0%B3%D0%B0_%D0%92%D0%B0%D0%B4%D0%B8%D0%BC%D1%96%D0%B2%D0%BD%D0%B0"><text:span text:style-name="T110_86">1%86%</text:span></text:a></text:span><text:span text:style-name="T110_87"><text:a xlink:type="simple" xlink:href="http://uk.wikipedia.org/wiki/%D0%91%D0%BE%D0%B3%D0%BE%D0%BC%D0%BE%D0%BB%D0%B5%D1%86%D1%8C_%D0%9E%D0%BB%D1%8C%D0%B3%D0%B0_%D0%92%D0%B0%D0%B4%D0%B8%D0%BC%D1%96%D0%B2%D0%BD%D0%B0"><text:span text:style-name="T110_88">D</text:span></text:a></text:span><text:span text:style-name="T110_89"><text:a xlink:type="simple" xlink:href="http://uk.wikipedia.org/wiki/%D0%91%D0%BE%D0%B3%D0%BE%D0%BC%D0%BE%D0%BB%D0%B5%D1%86%D1%8C_%D0%9E%D0%BB%D1%8C%D0%B3%D0%B0_%D0%92%D0%B0%D0%B4%D0%B8%D0%BC%D1%96%D0%B2%D0%BD%D0%B0"><text:span text:style-name="T110_90">1%8</text:span></text:a></text:span><text:span text:style-name="T110_91"><text:a xlink:type="simple" xlink:href="http://uk.wikipedia.org/wiki/%D0%91%D0%BE%D0%B3%D0%BE%D0%BC%D0%BE%D0%BB%D0%B5%D1%86%D1%8C_%D0%9E%D0%BB%D1%8C%D0%B3%D0%B0_%D0%92%D0%B0%D0%B4%D0%B8%D0%BC%D1%96%D0%B2%D0%BD%D0%B0"><text:span text:style-name="T110_92">C</text:span></text:a></text:span><text:span text:style-name="T110_93"><text:a xlink:type="simple" xlink:href="http://uk.wikipedia.org/wiki/%D0%91%D0%BE%D0%B3%D0%BE%D0%BC%D0%BE%D0%BB%D0%B5%D1%86%D1%8C_%D0%9E%D0%BB%D1%8C%D0%B3%D0%B0_%D0%92%D0%B0%D0%B4%D0%B8%D0%BC%D1%96%D0%B2%D0%BD%D0%B0"><text:span text:style-name="T110_94">_%</text:span></text:a></text:span><text:span text:style-name="T110_95"><text:a xlink:type="simple" xlink:href="http://uk.wikipedia.org/wiki/%D0%91%D0%BE%D0%B3%D0%BE%D0%BC%D0%BE%D0%BB%D0%B5%D1%86%D1%8C_%D0%9E%D0%BB%D1%8C%D0%B3%D0%B0_%D0%92%D0%B0%D0%B4%D0%B8%D0%BC%D1%96%D0%B2%D0%BD%D0%B0"><text:span text:style-name="T110_96">D</text:span></text:a></text:span><text:span text:style-name="T110_97"><text:a xlink:type="simple" xlink:href="http://uk.wikipedia.org/wiki/%D0%91%D0%BE%D0%B3%D0%BE%D0%BC%D0%BE%D0%BB%D0%B5%D1%86%D1%8C_%D0%9E%D0%BB%D1%8C%D0%B3%D0%B0_%D0%92%D0%B0%D0%B4%D0%B8%D0%BC%D1%96%D0%B2%D0%BD%D0%B0"><text:span text:style-name="T110_98">0%9</text:span></text:a></text:span><text:span text:style-name="T110_99"><text:a xlink:type="simple" xlink:href="http://uk.wikipedia.org/wiki/%D0%91%D0%BE%D0%B3%D0%BE%D0%BC%D0%BE%D0%BB%D0%B5%D1%86%D1%8C_%D0%9E%D0%BB%D1%8C%D0%B3%D0%B0_%D0%92%D0%B0%D0%B4%D0%B8%D0%BC%D1%96%D0%B2%D0%BD%D0%B0"><text:span text:style-name="T110_100">E</text:span></text:a></text:span><text:span text:style-name="T110_101"><text:a xlink:type="simple" xlink:href="http://uk.wikipedia.org/wiki/%D0%91%D0%BE%D0%B3%D0%BE%D0%BC%D0%BE%D0%BB%D0%B5%D1%86%D1%8C_%D0%9E%D0%BB%D1%8C%D0%B3%D0%B0_%D0%92%D0%B0%D0%B4%D0%B8%D0%BC%D1%96%D0%B2%D0%BD%D0%B0"><text:span text:style-name="T110_102">%</text:span></text:a></text:span><text:span text:style-name="T110_103"><text:a xlink:type="simple" xlink:href="http://uk.wikipedia.org/wiki/%D0%91%D0%BE%D0%B3%D0%BE%D0%BC%D0%BE%D0%BB%D0%B5%D1%86%D1%8C_%D0%9E%D0%BB%D1%8C%D0%B3%D0%B0_%D0%92%D0%B0%D0%B4%D0%B8%D0%BC%D1%96%D0%B2%D0%BD%D0%B0"><text:span text:style-name="T110_104">D</text:span></text:a></text:span><text:span text:style-name="T110_105"><text:a xlink:type="simple" xlink:href="http://uk.wikipedia.org/wiki/%D0%91%D0%BE%D0%B3%D0%BE%D0%BC%D0%BE%D0%BB%D0%B5%D1%86%D1%8C_%D0%9E%D0%BB%D1%8C%D0%B3%D0%B0_%D0%92%D0%B0%D0%B4%D0%B8%D0%BC%D1%96%D0%B2%D0%BD%D0%B0"><text:span text:style-name="T110_106">0%</text:span></text:a></text:span><text:span text:style-name="T110_107"><text:a xlink:type="simple" xlink:href="http://uk.wikipedia.org/wiki/%D0%91%D0%BE%D0%B3%D0%BE%D0%BC%D0%BE%D0%BB%D0%B5%D1%86%D1%8C_%D0%9E%D0%BB%D1%8C%D0%B3%D0%B0_%D0%92%D0%B0%D0%B4%D0%B8%D0%BC%D1%96%D0%B2%D0%BD%D0%B0"><text:span text:style-name="T110_108">BB</text:span></text:a></text:span><text:span text:style-name="T110_109"><text:a xlink:type="simple" xlink:href="http://uk.wikipedia.org/wiki/%D0%91%D0%BE%D0%B3%D0%BE%D0%BC%D0%BE%D0%BB%D0%B5%D1%86%D1%8C_%D0%9E%D0%BB%D1%8C%D0%B3%D0%B0_%D0%92%D0%B0%D0%B4%D0%B8%D0%BC%D1%96%D0%B2%D0%BD%D0%B0"><text:span text:style-name="T110_110">%</text:span></text:a></text:span><text:span text:style-name="T110_111"><text:a xlink:type="simple" xlink:href="http://uk.wikipedia.org/wiki/%D0%91%D0%BE%D0%B3%D0%BE%D0%BC%D0%BE%D0%BB%D0%B5%D1%86%D1%8C_%D0%9E%D0%BB%D1%8C%D0%B3%D0%B0_%D0%92%D0%B0%D0%B4%D0%B8%D0%BC%D1%96%D0%B2%D0%BD%D0%B0"><text:span text:style-name="T110_112">D</text:span></text:a></text:span><text:span text:style-name="T110_113"><text:a xlink:type="simple" xlink:href="http://uk.wikipedia.org/wiki/%D0%91%D0%BE%D0%B3%D0%BE%D0%BC%D0%BE%D0%BB%D0%B5%D1%86%D1%8C_%D0%9E%D0%BB%D1%8C%D0%B3%D0%B0_%D0%92%D0%B0%D0%B4%D0%B8%D0%BC%D1%96%D0%B2%D0%BD%D0%B0"><text:span text:style-name="T110_114">1%8</text:span></text:a></text:span><text:span text:style-name="T110_115"><text:a xlink:type="simple" xlink:href="http://uk.wikipedia.org/wiki/%D0%91%D0%BE%D0%B3%D0%BE%D0%BC%D0%BE%D0%BB%D0%B5%D1%86%D1%8C_%D0%9E%D0%BB%D1%8C%D0%B3%D0%B0_%D0%92%D0%B0%D0%B4%D0%B8%D0%BC%D1%96%D0%B2%D0%BD%D0%B0"><text:span text:style-name="T110_116">C</text:span></text:a></text:span><text:span text:style-name="T110_117"><text:a xlink:type="simple" xlink:href="http://uk.wikipedia.org/wiki/%D0%91%D0%BE%D0%B3%D0%BE%D0%BC%D0%BE%D0%BB%D0%B5%D1%86%D1%8C_%D0%9E%D0%BB%D1%8C%D0%B3%D0%B0_%D0%92%D0%B0%D0%B4%D0%B8%D0%BC%D1%96%D0%B2%D0%BD%D0%B0"><text:span text:style-name="T110_118">%</text:span></text:a></text:span><text:span text:style-name="T110_119"><text:a xlink:type="simple" xlink:href="http://uk.wikipedia.org/wiki/%D0%91%D0%BE%D0%B3%D0%BE%D0%BC%D0%BE%D0%BB%D0%B5%D1%86%D1%8C_%D0%9E%D0%BB%D1%8C%D0%B3%D0%B0_%D0%92%D0%B0%D0%B4%D0%B8%D0%BC%D1%96%D0%B2%D0%BD%D0%B0"><text:span text:style-name="T110_120">D</text:span></text:a></text:span><text:span text:style-name="T110_121"><text:a xlink:type="simple" xlink:href="http://uk.wikipedia.org/wiki/%D0%91%D0%BE%D0%B3%D0%BE%D0%BC%D0%BE%D0%BB%D0%B5%D1%86%D1%8C_%D0%9E%D0%BB%D1%8C%D0%B3%D0%B0_%D0%92%D0%B0%D0%B4%D0%B8%D0%BC%D1%96%D0%B2%D0%BD%D0%B0"><text:span text:style-name="T110_122">0%</text:span></text:a></text:span><text:span text:style-name="T110_123"><text:a xlink:type="simple" xlink:href="http://uk.wikipedia.org/wiki/%D0%91%D0%BE%D0%B3%D0%BE%D0%BC%D0%BE%D0%BB%D0%B5%D1%86%D1%8C_%D0%9E%D0%BB%D1%8C%D0%B3%D0%B0_%D0%92%D0%B0%D0%B4%D0%B8%D0%BC%D1%96%D0%B2%D0%BD%D0%B0"><text:span text:style-name="T110_124">B</text:span></text:a></text:span><text:span text:style-name="T110_125"><text:a xlink:type="simple" xlink:href="http://uk.wikipedia.org/wiki/%D0%91%D0%BE%D0%B3%D0%BE%D0%BC%D0%BE%D0%BB%D0%B5%D1%86%D1%8C_%D0%9E%D0%BB%D1%8C%D0%B3%D0%B0_%D0%92%D0%B0%D0%B4%D0%B8%D0%BC%D1%96%D0%B2%D0%BD%D0%B0"><text:span text:style-name="T110_126">3%</text:span></text:a></text:span><text:span text:style-name="T110_127"><text:a xlink:type="simple" xlink:href="http://uk.wikipedia.org/wiki/%D0%91%D0%BE%D0%B3%D0%BE%D0%BC%D0%BE%D0%BB%D0%B5%D1%86%D1%8C_%D0%9E%D0%BB%D1%8C%D0%B3%D0%B0_%D0%92%D0%B0%D0%B4%D0%B8%D0%BC%D1%96%D0%B2%D0%BD%D0%B0"><text:span text:style-name="T110_128">D</text:span></text:a></text:span><text:span text:style-name="T110_129"><text:a xlink:type="simple" xlink:href="http://uk.wikipedia.org/wiki/%D0%91%D0%BE%D0%B3%D0%BE%D0%BC%D0%BE%D0%BB%D0%B5%D1%86%D1%8C_%D0%9E%D0%BB%D1%8C%D0%B3%D0%B0_%D0%92%D0%B0%D0%B4%D0%B8%D0%BC%D1%96%D0%B2%D0%BD%D0%B0"><text:span text:style-name="T110_130">0%</text:span></text:a></text:span><text:span text:style-name="T110_131"><text:a xlink:type="simple" xlink:href="http://uk.wikipedia.org/wiki/%D0%91%D0%BE%D0%B3%D0%BE%D0%BC%D0%BE%D0%BB%D0%B5%D1%86%D1%8C_%D0%9E%D0%BB%D1%8C%D0%B3%D0%B0_%D0%92%D0%B0%D0%B4%D0%B8%D0%BC%D1%96%D0%B2%D0%BD%D0%B0"><text:span text:style-name="T110_132">B</text:span></text:a></text:span><text:span text:style-name="T110_133"><text:a xlink:type="simple" xlink:href="http://uk.wikipedia.org/wiki/%D0%91%D0%BE%D0%B3%D0%BE%D0%BC%D0%BE%D0%BB%D0%B5%D1%86%D1%8C_%D0%9E%D0%BB%D1%8C%D0%B3%D0%B0_%D0%92%D0%B0%D0%B4%D0%B8%D0%BC%D1%96%D0%B2%D0%BD%D0%B0"><text:span text:style-name="T110_134">0_%</text:span></text:a></text:span><text:span text:style-name="T110_135"><text:a xlink:type="simple" xlink:href="http://uk.wikipedia.org/wiki/%D0%91%D0%BE%D0%B3%D0%BE%D0%BC%D0%BE%D0%BB%D0%B5%D1%86%D1%8C_%D0%9E%D0%BB%D1%8C%D0%B3%D0%B0_%D0%92%D0%B0%D0%B4%D0%B8%D0%BC%D1%96%D0%B2%D0%BD%D0%B0"><text:span text:style-name="T110_136">D</text:span></text:a></text:span><text:span text:style-name="T110_137"><text:a xlink:type="simple" xlink:href="http://uk.wikipedia.org/wiki/%D0%91%D0%BE%D0%B3%D0%BE%D0%BC%D0%BE%D0%BB%D0%B5%D1%86%D1%8C_%D0%9E%D0%BB%D1%8C%D0%B3%D0%B0_%D0%92%D0%B0%D0%B4%D0%B8%D0%BC%D1%96%D0%B2%D0%BD%D0%B0"><text:span text:style-name="T110_138">0%92%</text:span></text:a></text:span><text:span text:style-name="T110_139"><text:a xlink:type="simple" xlink:href="http://uk.wikipedia.org/wiki/%D0%91%D0%BE%D0%B3%D0%BE%D0%BC%D0%BE%D0%BB%D0%B5%D1%86%D1%8C_%D0%9E%D0%BB%D1%8C%D0%B3%D0%B0_%D0%92%D0%B0%D0%B4%D0%B8%D0%BC%D1%96%D0%B2%D0%BD%D0%B0"><text:span text:style-name="T110_140">D</text:span></text:a></text:span><text:span text:style-name="T110_141"><text:a xlink:type="simple" xlink:href="http://uk.wikipedia.org/wiki/%D0%91%D0%BE%D0%B3%D0%BE%D0%BC%D0%BE%D0%BB%D0%B5%D1%86%D1%8C_%D0%9E%D0%BB%D1%8C%D0%B3%D0%B0_%D0%92%D0%B0%D0%B4%D0%B8%D0%BC%D1%96%D0%B2%D0%BD%D0%B0"><text:span text:style-name="T110_142">0%</text:span></text:a></text:span><text:span text:style-name="T110_143"><text:a xlink:type="simple" xlink:href="http://uk.wikipedia.org/wiki/%D0%91%D0%BE%D0%B3%D0%BE%D0%BC%D0%BE%D0%BB%D0%B5%D1%86%D1%8C_%D0%9E%D0%BB%D1%8C%D0%B3%D0%B0_%D0%92%D0%B0%D0%B4%D0%B8%D0%BC%D1%96%D0%B2%D0%BD%D0%B0"><text:span text:style-name="T110_144">B</text:span></text:a></text:span><text:span text:style-name="T110_145"><text:a xlink:type="simple" xlink:href="http://uk.wikipedia.org/wiki/%D0%91%D0%BE%D0%B3%D0%BE%D0%BC%D0%BE%D0%BB%D0%B5%D1%86%D1%8C_%D0%9E%D0%BB%D1%8C%D0%B3%D0%B0_%D0%92%D0%B0%D0%B4%D0%B8%D0%BC%D1%96%D0%B2%D0%BD%D0%B0"><text:span text:style-name="T110_146">0%</text:span></text:a></text:span><text:span text:style-name="T110_147"><text:a xlink:type="simple" xlink:href="http://uk.wikipedia.org/wiki/%D0%91%D0%BE%D0%B3%D0%BE%D0%BC%D0%BE%D0%BB%D0%B5%D1%86%D1%8C_%D0%9E%D0%BB%D1%8C%D0%B3%D0%B0_%D0%92%D0%B0%D0%B4%D0%B8%D0%BC%D1%96%D0%B2%D0%BD%D0%B0"><text:span text:style-name="T110_148">D</text:span></text:a></text:span><text:span text:style-name="T110_149"><text:a xlink:type="simple" xlink:href="http://uk.wikipedia.org/wiki/%D0%91%D0%BE%D0%B3%D0%BE%D0%BC%D0%BE%D0%BB%D0%B5%D1%86%D1%8C_%D0%9E%D0%BB%D1%8C%D0%B3%D0%B0_%D0%92%D0%B0%D0%B4%D0%B8%D0%BC%D1%96%D0%B2%D0%BD%D0%B0"><text:span text:style-name="T110_150">0%</text:span></text:a></text:span><text:span text:style-name="T110_151"><text:a xlink:type="simple" xlink:href="http://uk.wikipedia.org/wiki/%D0%91%D0%BE%D0%B3%D0%BE%D0%BC%D0%BE%D0%BB%D0%B5%D1%86%D1%8C_%D0%9E%D0%BB%D1%8C%D0%B3%D0%B0_%D0%92%D0%B0%D0%B4%D0%B8%D0%BC%D1%96%D0%B2%D0%BD%D0%B0"><text:span text:style-name="T110_152">B</text:span></text:a></text:span><text:span text:style-name="T110_153"><text:a xlink:type="simple" xlink:href="http://uk.wikipedia.org/wiki/%D0%91%D0%BE%D0%B3%D0%BE%D0%BC%D0%BE%D0%BB%D0%B5%D1%86%D1%8C_%D0%9E%D0%BB%D1%8C%D0%B3%D0%B0_%D0%92%D0%B0%D0%B4%D0%B8%D0%BC%D1%96%D0%B2%D0%BD%D0%B0"><text:span text:style-name="T110_154">4%</text:span></text:a></text:span><text:span text:style-name="T110_155"><text:a xlink:type="simple" xlink:href="http://uk.wikipedia.org/wiki/%D0%91%D0%BE%D0%B3%D0%BE%D0%BC%D0%BE%D0%BB%D0%B5%D1%86%D1%8C_%D0%9E%D0%BB%D1%8C%D0%B3%D0%B0_%D0%92%D0%B0%D0%B4%D0%B8%D0%BC%D1%96%D0%B2%D0%BD%D0%B0"><text:span text:style-name="T110_156">D</text:span></text:a></text:span><text:span text:style-name="T110_157"><text:a xlink:type="simple" xlink:href="http://uk.wikipedia.org/wiki/%D0%91%D0%BE%D0%B3%D0%BE%D0%BC%D0%BE%D0%BB%D0%B5%D1%86%D1%8C_%D0%9E%D0%BB%D1%8C%D0%B3%D0%B0_%D0%92%D0%B0%D0%B4%D0%B8%D0%BC%D1%96%D0%B2%D0%BD%D0%B0"><text:span text:style-name="T110_158">0%</text:span></text:a></text:span><text:span text:style-name="T110_159"><text:a xlink:type="simple" xlink:href="http://uk.wikipedia.org/wiki/%D0%91%D0%BE%D0%B3%D0%BE%D0%BC%D0%BE%D0%BB%D0%B5%D1%86%D1%8C_%D0%9E%D0%BB%D1%8C%D0%B3%D0%B0_%D0%92%D0%B0%D0%B4%D0%B8%D0%BC%D1%96%D0%B2%D0%BD%D0%B0"><text:span text:style-name="T110_160">B</text:span></text:a></text:span><text:span text:style-name="T110_161"><text:a xlink:type="simple" xlink:href="http://uk.wikipedia.org/wiki/%D0%91%D0%BE%D0%B3%D0%BE%D0%BC%D0%BE%D0%BB%D0%B5%D1%86%D1%8C_%D0%9E%D0%BB%D1%8C%D0%B3%D0%B0_%D0%92%D0%B0%D0%B4%D0%B8%D0%BC%D1%96%D0%B2%D0%BD%D0%B0"><text:span text:style-name="T110_162">8%</text:span></text:a></text:span><text:span text:style-name="T110_163"><text:a xlink:type="simple" xlink:href="http://uk.wikipedia.org/wiki/%D0%91%D0%BE%D0%B3%D0%BE%D0%BC%D0%BE%D0%BB%D0%B5%D1%86%D1%8C_%D0%9E%D0%BB%D1%8C%D0%B3%D0%B0_%D0%92%D0%B0%D0%B4%D0%B8%D0%BC%D1%96%D0%B2%D0%BD%D0%B0"><text:span text:style-name="T110_164">D</text:span></text:a></text:span><text:span text:style-name="T110_165"><text:a xlink:type="simple" xlink:href="http://uk.wikipedia.org/wiki/%D0%91%D0%BE%D0%B3%D0%BE%D0%BC%D0%BE%D0%BB%D0%B5%D1%86%D1%8C_%D0%9E%D0%BB%D1%8C%D0%B3%D0%B0_%D0%92%D0%B0%D0%B4%D0%B8%D0%BC%D1%96%D0%B2%D0%BD%D0%B0"><text:span text:style-name="T110_166">0%</text:span></text:a></text:span><text:span text:style-name="T110_167"><text:a xlink:type="simple" xlink:href="http://uk.wikipedia.org/wiki/%D0%91%D0%BE%D0%B3%D0%BE%D0%BC%D0%BE%D0%BB%D0%B5%D1%86%D1%8C_%D0%9E%D0%BB%D1%8C%D0%B3%D0%B0_%D0%92%D0%B0%D0%B4%D0%B8%D0%BC%D1%96%D0%B2%D0%BD%D0%B0"><text:span text:style-name="T110_168">BC</text:span></text:a></text:span><text:span text:style-name="T110_169"><text:a xlink:type="simple" xlink:href="http://uk.wikipedia.org/wiki/%D0%91%D0%BE%D0%B3%D0%BE%D0%BC%D0%BE%D0%BB%D0%B5%D1%86%D1%8C_%D0%9E%D0%BB%D1%8C%D0%B3%D0%B0_%D0%92%D0%B0%D0%B4%D0%B8%D0%BC%D1%96%D0%B2%D0%BD%D0%B0"><text:span text:style-name="T110_170">%</text:span></text:a></text:span><text:span text:style-name="T110_171"><text:a xlink:type="simple" xlink:href="http://uk.wikipedia.org/wiki/%D0%91%D0%BE%D0%B3%D0%BE%D0%BC%D0%BE%D0%BB%D0%B5%D1%86%D1%8C_%D0%9E%D0%BB%D1%8C%D0%B3%D0%B0_%D0%92%D0%B0%D0%B4%D0%B8%D0%BC%D1%96%D0%B2%D0%BD%D0%B0"><text:span text:style-name="T110_172">D</text:span></text:a></text:span><text:span text:style-name="T110_173"><text:a xlink:type="simple" xlink:href="http://uk.wikipedia.org/wiki/%D0%91%D0%BE%D0%B3%D0%BE%D0%BC%D0%BE%D0%BB%D0%B5%D1%86%D1%8C_%D0%9E%D0%BB%D1%8C%D0%B3%D0%B0_%D0%92%D0%B0%D0%B4%D0%B8%D0%BC%D1%96%D0%B2%D0%BD%D0%B0"><text:span text:style-name="T110_174">1%96%</text:span></text:a></text:span><text:span text:style-name="T110_175"><text:a xlink:type="simple" xlink:href="http://uk.wikipedia.org/wiki/%D0%91%D0%BE%D0%B3%D0%BE%D0%BC%D0%BE%D0%BB%D0%B5%D1%86%D1%8C_%D0%9E%D0%BB%D1%8C%D0%B3%D0%B0_%D0%92%D0%B0%D0%B4%D0%B8%D0%BC%D1%96%D0%B2%D0%BD%D0%B0"><text:span text:style-name="T110_176">D</text:span></text:a></text:span><text:span text:style-name="T110_177"><text:a xlink:type="simple" xlink:href="http://uk.wikipedia.org/wiki/%D0%91%D0%BE%D0%B3%D0%BE%D0%BC%D0%BE%D0%BB%D0%B5%D1%86%D1%8C_%D0%9E%D0%BB%D1%8C%D0%B3%D0%B0_%D0%92%D0%B0%D0%B4%D0%B8%D0%BC%D1%96%D0%B2%D0%BD%D0%B0"><text:span text:style-name="T110_178">0%</text:span></text:a></text:span><text:span text:style-name="T110_179"><text:a xlink:type="simple" xlink:href="http://uk.wikipedia.org/wiki/%D0%91%D0%BE%D0%B3%D0%BE%D0%BC%D0%BE%D0%BB%D0%B5%D1%86%D1%8C_%D0%9E%D0%BB%D1%8C%D0%B3%D0%B0_%D0%92%D0%B0%D0%B4%D0%B8%D0%BC%D1%96%D0%B2%D0%BD%D0%B0"><text:span text:style-name="T110_180">B</text:span></text:a></text:span><text:span text:style-name="T110_181"><text:a xlink:type="simple" xlink:href="http://uk.wikipedia.org/wiki/%D0%91%D0%BE%D0%B3%D0%BE%D0%BC%D0%BE%D0%BB%D0%B5%D1%86%D1%8C_%D0%9E%D0%BB%D1%8C%D0%B3%D0%B0_%D0%92%D0%B0%D0%B4%D0%B8%D0%BC%D1%96%D0%B2%D0%BD%D0%B0"><text:span text:style-name="T110_182">2%</text:span></text:a></text:span><text:span text:style-name="T110_183"><text:a xlink:type="simple" xlink:href="http://uk.wikipedia.org/wiki/%D0%91%D0%BE%D0%B3%D0%BE%D0%BC%D0%BE%D0%BB%D0%B5%D1%86%D1%8C_%D0%9E%D0%BB%D1%8C%D0%B3%D0%B0_%D0%92%D0%B0%D0%B4%D0%B8%D0%BC%D1%96%D0%B2%D0%BD%D0%B0"><text:span text:style-name="T110_184">D</text:span></text:a></text:span><text:span text:style-name="T110_185"><text:a xlink:type="simple" xlink:href="http://uk.wikipedia.org/wiki/%D0%91%D0%BE%D0%B3%D0%BE%D0%BC%D0%BE%D0%BB%D0%B5%D1%86%D1%8C_%D0%9E%D0%BB%D1%8C%D0%B3%D0%B0_%D0%92%D0%B0%D0%B4%D0%B8%D0%BC%D1%96%D0%B2%D0%BD%D0%B0"><text:span text:style-name="T110_186">0%</text:span></text:a></text:span><text:span text:style-name="T110_187"><text:a xlink:type="simple" xlink:href="http://uk.wikipedia.org/wiki/%D0%91%D0%BE%D0%B3%D0%BE%D0%BC%D0%BE%D0%BB%D0%B5%D1%86%D1%8C_%D0%9E%D0%BB%D1%8C%D0%B3%D0%B0_%D0%92%D0%B0%D0%B4%D0%B8%D0%BC%D1%96%D0%B2%D0%BD%D0%B0"><text:span text:style-name="T110_188">BD</text:span></text:a></text:span><text:span text:style-name="T110_189"><text:a xlink:type="simple" xlink:href="http://uk.wikipedia.org/wiki/%D0%91%D0%BE%D0%B3%D0%BE%D0%BC%D0%BE%D0%BB%D0%B5%D1%86%D1%8C_%D0%9E%D0%BB%D1%8C%D0%B3%D0%B0_%D0%92%D0%B0%D0%B4%D0%B8%D0%BC%D1%96%D0%B2%D0%BD%D0%B0"><text:span text:style-name="T110_190">%</text:span></text:a></text:span><text:span text:style-name="T110_191"><text:a xlink:type="simple" xlink:href="http://uk.wikipedia.org/wiki/%D0%91%D0%BE%D0%B3%D0%BE%D0%BC%D0%BE%D0%BB%D0%B5%D1%86%D1%8C_%D0%9E%D0%BB%D1%8C%D0%B3%D0%B0_%D0%92%D0%B0%D0%B4%D0%B8%D0%BC%D1%96%D0%B2%D0%BD%D0%B0"><text:span text:style-name="T110_192">D</text:span></text:a></text:span><text:span text:style-name="T110_193"><text:a xlink:type="simple" xlink:href="http://uk.wikipedia.org/wiki/%D0%91%D0%BE%D0%B3%D0%BE%D0%BC%D0%BE%D0%BB%D0%B5%D1%86%D1%8C_%D0%9E%D0%BB%D1%8C%D0%B3%D0%B0_%D0%92%D0%B0%D0%B4%D0%B8%D0%BC%D1%96%D0%B2%D0%BD%D0%B0"><text:span text:style-name="T110_194">0%</text:span></text:a></text:span><text:span text:style-name="T110_195"><text:a xlink:type="simple" xlink:href="http://uk.wikipedia.org/wiki/%D0%91%D0%BE%D0%B3%D0%BE%D0%BC%D0%BE%D0%BB%D0%B5%D1%86%D1%8C_%D0%9E%D0%BB%D1%8C%D0%B3%D0%B0_%D0%92%D0%B0%D0%B4%D0%B8%D0%BC%D1%96%D0%B2%D0%BD%D0%B0"><text:span text:style-name="T110_196">B</text:span></text:a></text:span><text:span text:style-name="T110_197"><text:a xlink:type="simple" xlink:href="http://uk.wikipedia.org/wiki/%D0%91%D0%BE%D0%B3%D0%BE%D0%BC%D0%BE%D0%BB%D0%B5%D1%86%D1%8C_%D0%9E%D0%BB%D1%8C%D0%B3%D0%B0_%D0%92%D0%B0%D0%B4%D0%B8%D0%BC%D1%96%D0%B2%D0%BD%D0%B0"><text:span text:style-name="T110_198">0</text:span></text:a></text:span></text:p>
      <text:p text:style-name="P111"/>
      <text:p text:style-name="P112"><text:span text:style-name="T112_1">2004</text:span></text:p>
      <text:p text:style-name="P113"><text:span text:style-name="T113_1">«</text:span><text:span text:style-name="T113_2">Вибір</text:span><text:span text:style-name="T113_3"><text:s/></text:span><text:span text:style-name="T113_4">року</text:span><text:span text:style-name="T113_5">»</text:span></text:p>
      <text:p text:style-name="P114"><text:span text:style-name="T114_1">«</text:span><text:span text:style-name="T114_2">Вибір</text:span><text:span text:style-name="T114_3"><text:s/></text:span><text:span text:style-name="T114_4">року</text:span><text:span text:style-name="T114_5">»</text:span></text:p>
      <text:p text:style-name="P115"><text:span text:style-name="T115_1">Вікіпедія</text:span><text:span text:style-name="T115_2">,<text:s/></text:span><text:span text:style-name="T115_3"><text:a xlink:type="simple" xlink:href="http://uk.wikipedia.org/wiki/%D0%91%D0%BE%D0%B3%D0%BE%D0%BC%D0%BE%D0%BB%D0%B5%D1%86%D1%8C_%D0%9E%D0%BB%D1%8C%D0%B3%D0%B0_%D0%92%D0%B0%D0%B4%D0%B8%D0%BC%D1%96%D0%B2%D0%BD%D0%B0"><text:span text:style-name="T115_4">http</text:span></text:a></text:span><text:span text:style-name="T115_5"><text:a xlink:type="simple" xlink:href="http://uk.wikipedia.org/wiki/%D0%91%D0%BE%D0%B3%D0%BE%D0%BC%D0%BE%D0%BB%D0%B5%D1%86%D1%8C_%D0%9E%D0%BB%D1%8C%D0%B3%D0%B0_%D0%92%D0%B0%D0%B4%D0%B8%D0%BC%D1%96%D0%B2%D0%BD%D0%B0"><text:span text:style-name="T115_6">://</text:span></text:a></text:span><text:span text:style-name="T115_7"><text:a xlink:type="simple" xlink:href="http://uk.wikipedia.org/wiki/%D0%91%D0%BE%D0%B3%D0%BE%D0%BC%D0%BE%D0%BB%D0%B5%D1%86%D1%8C_%D0%9E%D0%BB%D1%8C%D0%B3%D0%B0_%D0%92%D0%B0%D0%B4%D0%B8%D0%BC%D1%96%D0%B2%D0%BD%D0%B0"><text:span text:style-name="T115_8">uk</text:span></text:a></text:span><text:span text:style-name="T115_9"><text:a xlink:type="simple" xlink:href="http://uk.wikipedia.org/wiki/%D0%91%D0%BE%D0%B3%D0%BE%D0%BC%D0%BE%D0%BB%D0%B5%D1%86%D1%8C_%D0%9E%D0%BB%D1%8C%D0%B3%D0%B0_%D0%92%D0%B0%D0%B4%D0%B8%D0%BC%D1%96%D0%B2%D0%BD%D0%B0"><text:span text:style-name="T115_10">.</text:span></text:a></text:span><text:span text:style-name="T115_11"><text:a xlink:type="simple" xlink:href="http://uk.wikipedia.org/wiki/%D0%91%D0%BE%D0%B3%D0%BE%D0%BC%D0%BE%D0%BB%D0%B5%D1%86%D1%8C_%D0%9E%D0%BB%D1%8C%D0%B3%D0%B0_%D0%92%D0%B0%D0%B4%D0%B8%D0%BC%D1%96%D0%B2%D0%BD%D0%B0"><text:span text:style-name="T115_12">wikipedia</text:span></text:a></text:span><text:span text:style-name="T115_13"><text:a xlink:type="simple" xlink:href="http://uk.wikipedia.org/wiki/%D0%91%D0%BE%D0%B3%D0%BE%D0%BC%D0%BE%D0%BB%D0%B5%D1%86%D1%8C_%D0%9E%D0%BB%D1%8C%D0%B3%D0%B0_%D0%92%D0%B0%D0%B4%D0%B8%D0%BC%D1%96%D0%B2%D0%BD%D0%B0"><text:span text:style-name="T115_14">.</text:span></text:a></text:span><text:span text:style-name="T115_15"><text:a xlink:type="simple" xlink:href="http://uk.wikipedia.org/wiki/%D0%91%D0%BE%D0%B3%D0%BE%D0%BC%D0%BE%D0%BB%D0%B5%D1%86%D1%8C_%D0%9E%D0%BB%D1%8C%D0%B3%D0%B0_%D0%92%D0%B0%D0%B4%D0%B8%D0%BC%D1%96%D0%B2%D0%BD%D0%B0"><text:span text:style-name="T115_16">org</text:span></text:a></text:span><text:span text:style-name="T115_17"><text:a xlink:type="simple" xlink:href="http://uk.wikipedia.org/wiki/%D0%91%D0%BE%D0%B3%D0%BE%D0%BC%D0%BE%D0%BB%D0%B5%D1%86%D1%8C_%D0%9E%D0%BB%D1%8C%D0%B3%D0%B0_%D0%92%D0%B0%D0%B4%D0%B8%D0%BC%D1%96%D0%B2%D0%BD%D0%B0"><text:span text:style-name="T115_18">/</text:span></text:a></text:span><text:span text:style-name="T115_19"><text:a xlink:type="simple" xlink:href="http://uk.wikipedia.org/wiki/%D0%91%D0%BE%D0%B3%D0%BE%D0%BC%D0%BE%D0%BB%D0%B5%D1%86%D1%8C_%D0%9E%D0%BB%D1%8C%D0%B3%D0%B0_%D0%92%D0%B0%D0%B4%D0%B8%D0%BC%D1%96%D0%B2%D0%BD%D0%B0"><text:span text:style-name="T115_20">wiki</text:span></text:a></text:span><text:span text:style-name="T115_21"><text:a xlink:type="simple" xlink:href="http://uk.wikipedia.org/wiki/%D0%91%D0%BE%D0%B3%D0%BE%D0%BC%D0%BE%D0%BB%D0%B5%D1%86%D1%8C_%D0%9E%D0%BB%D1%8C%D0%B3%D0%B0_%D0%92%D0%B0%D0%B4%D0%B8%D0%BC%D1%96%D0%B2%D0%BD%D0%B0"><text:span text:style-name="T115_22">/%</text:span></text:a></text:span><text:span text:style-name="T115_23"><text:a xlink:type="simple" xlink:href="http://uk.wikipedia.org/wiki/%D0%91%D0%BE%D0%B3%D0%BE%D0%BC%D0%BE%D0%BB%D0%B5%D1%86%D1%8C_%D0%9E%D0%BB%D1%8C%D0%B3%D0%B0_%D0%92%D0%B0%D0%B4%D0%B8%D0%BC%D1%96%D0%B2%D0%BD%D0%B0"><text:span text:style-name="T115_24">D</text:span></text:a></text:span><text:span text:style-name="T115_25"><text:a xlink:type="simple" xlink:href="http://uk.wikipedia.org/wiki/%D0%91%D0%BE%D0%B3%D0%BE%D0%BC%D0%BE%D0%BB%D0%B5%D1%86%D1%8C_%D0%9E%D0%BB%D1%8C%D0%B3%D0%B0_%D0%92%D0%B0%D0%B4%D0%B8%D0%BC%D1%96%D0%B2%D0%BD%D0%B0"><text:span text:style-name="T115_26">0%91%</text:span></text:a></text:span><text:span text:style-name="T115_27"><text:a xlink:type="simple" xlink:href="http://uk.wikipedia.org/wiki/%D0%91%D0%BE%D0%B3%D0%BE%D0%BC%D0%BE%D0%BB%D0%B5%D1%86%D1%8C_%D0%9E%D0%BB%D1%8C%D0%B3%D0%B0_%D0%92%D0%B0%D0%B4%D0%B8%D0%BC%D1%96%D0%B2%D0%BD%D0%B0"><text:span text:style-name="T115_28">D</text:span></text:a></text:span><text:span text:style-name="T115_29"><text:a xlink:type="simple" xlink:href="http://uk.wikipedia.org/wiki/%D0%91%D0%BE%D0%B3%D0%BE%D0%BC%D0%BE%D0%BB%D0%B5%D1%86%D1%8C_%D0%9E%D0%BB%D1%8C%D0%B3%D0%B0_%D0%92%D0%B0%D0%B4%D0%B8%D0%BC%D1%96%D0%B2%D0%BD%D0%B0"><text:span text:style-name="T115_30">0%</text:span></text:a></text:span><text:span text:style-name="T115_31"><text:a xlink:type="simple" xlink:href="http://uk.wikipedia.org/wiki/%D0%91%D0%BE%D0%B3%D0%BE%D0%BC%D0%BE%D0%BB%D0%B5%D1%86%D1%8C_%D0%9E%D0%BB%D1%8C%D0%B3%D0%B0_%D0%92%D0%B0%D0%B4%D0%B8%D0%BC%D1%96%D0%B2%D0%BD%D0%B0"><text:span text:style-name="T115_32">BE</text:span></text:a></text:span><text:span text:style-name="T115_33"><text:a xlink:type="simple" xlink:href="http://uk.wikipedia.org/wiki/%D0%91%D0%BE%D0%B3%D0%BE%D0%BC%D0%BE%D0%BB%D0%B5%D1%86%D1%8C_%D0%9E%D0%BB%D1%8C%D0%B3%D0%B0_%D0%92%D0%B0%D0%B4%D0%B8%D0%BC%D1%96%D0%B2%D0%BD%D0%B0"><text:span text:style-name="T115_34">%</text:span></text:a></text:span><text:span text:style-name="T115_35"><text:a xlink:type="simple" xlink:href="http://uk.wikipedia.org/wiki/%D0%91%D0%BE%D0%B3%D0%BE%D0%BC%D0%BE%D0%BB%D0%B5%D1%86%D1%8C_%D0%9E%D0%BB%D1%8C%D0%B3%D0%B0_%D0%92%D0%B0%D0%B4%D0%B8%D0%BC%D1%96%D0%B2%D0%BD%D0%B0"><text:span text:style-name="T115_36">D</text:span></text:a></text:span><text:span text:style-name="T115_37"><text:a xlink:type="simple" xlink:href="http://uk.wikipedia.org/wiki/%D0%91%D0%BE%D0%B3%D0%BE%D0%BC%D0%BE%D0%BB%D0%B5%D1%86%D1%8C_%D0%9E%D0%BB%D1%8C%D0%B3%D0%B0_%D0%92%D0%B0%D0%B4%D0%B8%D0%BC%D1%96%D0%B2%D0%BD%D0%B0"><text:span text:style-name="T115_38">0%</text:span></text:a></text:span><text:span text:style-name="T115_39"><text:a xlink:type="simple" xlink:href="http://uk.wikipedia.org/wiki/%D0%91%D0%BE%D0%B3%D0%BE%D0%BC%D0%BE%D0%BB%D0%B5%D1%86%D1%8C_%D0%9E%D0%BB%D1%8C%D0%B3%D0%B0_%D0%92%D0%B0%D0%B4%D0%B8%D0%BC%D1%96%D0%B2%D0%BD%D0%B0"><text:span text:style-name="T115_40">B</text:span></text:a></text:span><text:span text:style-name="T115_41"><text:a xlink:type="simple" xlink:href="http://uk.wikipedia.org/wiki/%D0%91%D0%BE%D0%B3%D0%BE%D0%BC%D0%BE%D0%BB%D0%B5%D1%86%D1%8C_%D0%9E%D0%BB%D1%8C%D0%B3%D0%B0_%D0%92%D0%B0%D0%B4%D0%B8%D0%BC%D1%96%D0%B2%D0%BD%D0%B0"><text:span text:style-name="T115_42">3%</text:span></text:a></text:span><text:span text:style-name="T115_43"><text:a xlink:type="simple" xlink:href="http://uk.wikipedia.org/wiki/%D0%91%D0%BE%D0%B3%D0%BE%D0%BC%D0%BE%D0%BB%D0%B5%D1%86%D1%8C_%D0%9E%D0%BB%D1%8C%D0%B3%D0%B0_%D0%92%D0%B0%D0%B4%D0%B8%D0%BC%D1%96%D0%B2%D0%BD%D0%B0"><text:span text:style-name="T115_44">D</text:span></text:a></text:span><text:span text:style-name="T115_45"><text:a xlink:type="simple" xlink:href="http://uk.wikipedia.org/wiki/%D0%91%D0%BE%D0%B3%D0%BE%D0%BC%D0%BE%D0%BB%D0%B5%D1%86%D1%8C_%D0%9E%D0%BB%D1%8C%D0%B3%D0%B0_%D0%92%D0%B0%D0%B4%D0%B8%D0%BC%D1%96%D0%B2%D0%BD%D0%B0"><text:span text:style-name="T115_46">0%</text:span></text:a></text:span><text:span text:style-name="T115_47"><text:a xlink:type="simple" xlink:href="http://uk.wikipedia.org/wiki/%D0%91%D0%BE%D0%B3%D0%BE%D0%BC%D0%BE%D0%BB%D0%B5%D1%86%D1%8C_%D0%9E%D0%BB%D1%8C%D0%B3%D0%B0_%D0%92%D0%B0%D0%B4%D0%B8%D0%BC%D1%96%D0%B2%D0%BD%D0%B0"><text:span text:style-name="T115_48">BE</text:span></text:a></text:span><text:span text:style-name="T115_49"><text:a xlink:type="simple" xlink:href="http://uk.wikipedia.org/wiki/%D0%91%D0%BE%D0%B3%D0%BE%D0%BC%D0%BE%D0%BB%D0%B5%D1%86%D1%8C_%D0%9E%D0%BB%D1%8C%D0%B3%D0%B0_%D0%92%D0%B0%D0%B4%D0%B8%D0%BC%D1%96%D0%B2%D0%BD%D0%B0"><text:span text:style-name="T115_50">%</text:span></text:a></text:span><text:span text:style-name="T115_51"><text:a xlink:type="simple" xlink:href="http://uk.wikipedia.org/wiki/%D0%91%D0%BE%D0%B3%D0%BE%D0%BC%D0%BE%D0%BB%D0%B5%D1%86%D1%8C_%D0%9E%D0%BB%D1%8C%D0%B3%D0%B0_%D0%92%D0%B0%D0%B4%D0%B8%D0%BC%D1%96%D0%B2%D0%BD%D0%B0"><text:span text:style-name="T115_52">D</text:span></text:a></text:span><text:span text:style-name="T115_53"><text:a xlink:type="simple" xlink:href="http://uk.wikipedia.org/wiki/%D0%91%D0%BE%D0%B3%D0%BE%D0%BC%D0%BE%D0%BB%D0%B5%D1%86%D1%8C_%D0%9E%D0%BB%D1%8C%D0%B3%D0%B0_%D0%92%D0%B0%D0%B4%D0%B8%D0%BC%D1%96%D0%B2%D0%BD%D0%B0"><text:span text:style-name="T115_54">0%</text:span></text:a></text:span><text:span text:style-name="T115_55"><text:a xlink:type="simple" xlink:href="http://uk.wikipedia.org/wiki/%D0%91%D0%BE%D0%B3%D0%BE%D0%BC%D0%BE%D0%BB%D0%B5%D1%86%D1%8C_%D0%9E%D0%BB%D1%8C%D0%B3%D0%B0_%D0%92%D0%B0%D0%B4%D0%B8%D0%BC%D1%96%D0%B2%D0%BD%D0%B0"><text:span text:style-name="T115_56">BC</text:span></text:a></text:span><text:span text:style-name="T115_57"><text:a xlink:type="simple" xlink:href="http://uk.wikipedia.org/wiki/%D0%91%D0%BE%D0%B3%D0%BE%D0%BC%D0%BE%D0%BB%D0%B5%D1%86%D1%8C_%D0%9E%D0%BB%D1%8C%D0%B3%D0%B0_%D0%92%D0%B0%D0%B4%D0%B8%D0%BC%D1%96%D0%B2%D0%BD%D0%B0"><text:span text:style-name="T115_58">%</text:span></text:a></text:span><text:span text:style-name="T115_59"><text:a xlink:type="simple" xlink:href="http://uk.wikipedia.org/wiki/%D0%91%D0%BE%D0%B3%D0%BE%D0%BC%D0%BE%D0%BB%D0%B5%D1%86%D1%8C_%D0%9E%D0%BB%D1%8C%D0%B3%D0%B0_%D0%92%D0%B0%D0%B4%D0%B8%D0%BC%D1%96%D0%B2%D0%BD%D0%B0"><text:span text:style-name="T115_60">D</text:span></text:a></text:span><text:span text:style-name="T115_61"><text:a xlink:type="simple" xlink:href="http://uk.wikipedia.org/wiki/%D0%91%D0%BE%D0%B3%D0%BE%D0%BC%D0%BE%D0%BB%D0%B5%D1%86%D1%8C_%D0%9E%D0%BB%D1%8C%D0%B3%D0%B0_%D0%92%D0%B0%D0%B4%D0%B8%D0%BC%D1%96%D0%B2%D0%BD%D0%B0"><text:span text:style-name="T115_62">0%</text:span></text:a></text:span><text:span text:style-name="T115_63"><text:a xlink:type="simple" xlink:href="http://uk.wikipedia.org/wiki/%D0%91%D0%BE%D0%B3%D0%BE%D0%BC%D0%BE%D0%BB%D0%B5%D1%86%D1%8C_%D0%9E%D0%BB%D1%8C%D0%B3%D0%B0_%D0%92%D0%B0%D0%B4%D0%B8%D0%BC%D1%96%D0%B2%D0%BD%D0%B0"><text:span text:style-name="T115_64">BE</text:span></text:a></text:span><text:span text:style-name="T115_65"><text:a xlink:type="simple" xlink:href="http://uk.wikipedia.org/wiki/%D0%91%D0%BE%D0%B3%D0%BE%D0%BC%D0%BE%D0%BB%D0%B5%D1%86%D1%8C_%D0%9E%D0%BB%D1%8C%D0%B3%D0%B0_%D0%92%D0%B0%D0%B4%D0%B8%D0%BC%D1%96%D0%B2%D0%BD%D0%B0"><text:span text:style-name="T115_66">%</text:span></text:a></text:span><text:span text:style-name="T115_67"><text:a xlink:type="simple" xlink:href="http://uk.wikipedia.org/wiki/%D0%91%D0%BE%D0%B3%D0%BE%D0%BC%D0%BE%D0%BB%D0%B5%D1%86%D1%8C_%D0%9E%D0%BB%D1%8C%D0%B3%D0%B0_%D0%92%D0%B0%D0%B4%D0%B8%D0%BC%D1%96%D0%B2%D0%BD%D0%B0"><text:span text:style-name="T115_68">D</text:span></text:a></text:span><text:span text:style-name="T115_69"><text:a xlink:type="simple" xlink:href="http://uk.wikipedia.org/wiki/%D0%91%D0%BE%D0%B3%D0%BE%D0%BC%D0%BE%D0%BB%D0%B5%D1%86%D1%8C_%D0%9E%D0%BB%D1%8C%D0%B3%D0%B0_%D0%92%D0%B0%D0%B4%D0%B8%D0%BC%D1%96%D0%B2%D0%BD%D0%B0"><text:span text:style-name="T115_70">0%</text:span></text:a></text:span><text:span text:style-name="T115_71"><text:a xlink:type="simple" xlink:href="http://uk.wikipedia.org/wiki/%D0%91%D0%BE%D0%B3%D0%BE%D0%BC%D0%BE%D0%BB%D0%B5%D1%86%D1%8C_%D0%9E%D0%BB%D1%8C%D0%B3%D0%B0_%D0%92%D0%B0%D0%B4%D0%B8%D0%BC%D1%96%D0%B2%D0%BD%D0%B0"><text:span text:style-name="T115_72">BB</text:span></text:a></text:span><text:span text:style-name="T115_73"><text:a xlink:type="simple" xlink:href="http://uk.wikipedia.org/wiki/%D0%91%D0%BE%D0%B3%D0%BE%D0%BC%D0%BE%D0%BB%D0%B5%D1%86%D1%8C_%D0%9E%D0%BB%D1%8C%D0%B3%D0%B0_%D0%92%D0%B0%D0%B4%D0%B8%D0%BC%D1%96%D0%B2%D0%BD%D0%B0"><text:span text:style-name="T115_74">%</text:span></text:a></text:span><text:span text:style-name="T115_75"><text:a xlink:type="simple" xlink:href="http://uk.wikipedia.org/wiki/%D0%91%D0%BE%D0%B3%D0%BE%D0%BC%D0%BE%D0%BB%D0%B5%D1%86%D1%8C_%D0%9E%D0%BB%D1%8C%D0%B3%D0%B0_%D0%92%D0%B0%D0%B4%D0%B8%D0%BC%D1%96%D0%B2%D0%BD%D0%B0"><text:span text:style-name="T115_76">D</text:span></text:a></text:span><text:span text:style-name="T115_77"><text:a xlink:type="simple" xlink:href="http://uk.wikipedia.org/wiki/%D0%91%D0%BE%D0%B3%D0%BE%D0%BC%D0%BE%D0%BB%D0%B5%D1%86%D1%8C_%D0%9E%D0%BB%D1%8C%D0%B3%D0%B0_%D0%92%D0%B0%D0%B4%D0%B8%D0%BC%D1%96%D0%B2%D0%BD%D0%B0"><text:span text:style-name="T115_78">0%</text:span></text:a></text:span><text:span text:style-name="T115_79"><text:a xlink:type="simple" xlink:href="http://uk.wikipedia.org/wiki/%D0%91%D0%BE%D0%B3%D0%BE%D0%BC%D0%BE%D0%BB%D0%B5%D1%86%D1%8C_%D0%9E%D0%BB%D1%8C%D0%B3%D0%B0_%D0%92%D0%B0%D0%B4%D0%B8%D0%BC%D1%96%D0%B2%D0%BD%D0%B0"><text:span text:style-name="T115_80">B</text:span></text:a></text:span><text:span text:style-name="T115_81"><text:a xlink:type="simple" xlink:href="http://uk.wikipedia.org/wiki/%D0%91%D0%BE%D0%B3%D0%BE%D0%BC%D0%BE%D0%BB%D0%B5%D1%86%D1%8C_%D0%9E%D0%BB%D1%8C%D0%B3%D0%B0_%D0%92%D0%B0%D0%B4%D0%B8%D0%BC%D1%96%D0%B2%D0%BD%D0%B0"><text:span text:style-name="T115_82">5%</text:span></text:a></text:span><text:span text:style-name="T115_83"><text:a xlink:type="simple" xlink:href="http://uk.wikipedia.org/wiki/%D0%91%D0%BE%D0%B3%D0%BE%D0%BC%D0%BE%D0%BB%D0%B5%D1%86%D1%8C_%D0%9E%D0%BB%D1%8C%D0%B3%D0%B0_%D0%92%D0%B0%D0%B4%D0%B8%D0%BC%D1%96%D0%B2%D0%BD%D0%B0"><text:span text:style-name="T115_84">D</text:span></text:a></text:span><text:span text:style-name="T115_85"><text:a xlink:type="simple" xlink:href="http://uk.wikipedia.org/wiki/%D0%91%D0%BE%D0%B3%D0%BE%D0%BC%D0%BE%D0%BB%D0%B5%D1%86%D1%8C_%D0%9E%D0%BB%D1%8C%D0%B3%D0%B0_%D0%92%D0%B0%D0%B4%D0%B8%D0%BC%D1%96%D0%B2%D0%BD%D0%B0"><text:span text:style-name="T115_86">1%86%</text:span></text:a></text:span><text:span text:style-name="T115_87"><text:a xlink:type="simple" xlink:href="http://uk.wikipedia.org/wiki/%D0%91%D0%BE%D0%B3%D0%BE%D0%BC%D0%BE%D0%BB%D0%B5%D1%86%D1%8C_%D0%9E%D0%BB%D1%8C%D0%B3%D0%B0_%D0%92%D0%B0%D0%B4%D0%B8%D0%BC%D1%96%D0%B2%D0%BD%D0%B0"><text:span text:style-name="T115_88">D</text:span></text:a></text:span><text:span text:style-name="T115_89"><text:a xlink:type="simple" xlink:href="http://uk.wikipedia.org/wiki/%D0%91%D0%BE%D0%B3%D0%BE%D0%BC%D0%BE%D0%BB%D0%B5%D1%86%D1%8C_%D0%9E%D0%BB%D1%8C%D0%B3%D0%B0_%D0%92%D0%B0%D0%B4%D0%B8%D0%BC%D1%96%D0%B2%D0%BD%D0%B0"><text:span text:style-name="T115_90">1%8</text:span></text:a></text:span><text:span text:style-name="T115_91"><text:a xlink:type="simple" xlink:href="http://uk.wikipedia.org/wiki/%D0%91%D0%BE%D0%B3%D0%BE%D0%BC%D0%BE%D0%BB%D0%B5%D1%86%D1%8C_%D0%9E%D0%BB%D1%8C%D0%B3%D0%B0_%D0%92%D0%B0%D0%B4%D0%B8%D0%BC%D1%96%D0%B2%D0%BD%D0%B0"><text:span text:style-name="T115_92">C</text:span></text:a></text:span><text:span text:style-name="T115_93"><text:a xlink:type="simple" xlink:href="http://uk.wikipedia.org/wiki/%D0%91%D0%BE%D0%B3%D0%BE%D0%BC%D0%BE%D0%BB%D0%B5%D1%86%D1%8C_%D0%9E%D0%BB%D1%8C%D0%B3%D0%B0_%D0%92%D0%B0%D0%B4%D0%B8%D0%BC%D1%96%D0%B2%D0%BD%D0%B0"><text:span text:style-name="T115_94">_%</text:span></text:a></text:span><text:span text:style-name="T115_95"><text:a xlink:type="simple" xlink:href="http://uk.wikipedia.org/wiki/%D0%91%D0%BE%D0%B3%D0%BE%D0%BC%D0%BE%D0%BB%D0%B5%D1%86%D1%8C_%D0%9E%D0%BB%D1%8C%D0%B3%D0%B0_%D0%92%D0%B0%D0%B4%D0%B8%D0%BC%D1%96%D0%B2%D0%BD%D0%B0"><text:span text:style-name="T115_96">D</text:span></text:a></text:span><text:span text:style-name="T115_97"><text:a xlink:type="simple" xlink:href="http://uk.wikipedia.org/wiki/%D0%91%D0%BE%D0%B3%D0%BE%D0%BC%D0%BE%D0%BB%D0%B5%D1%86%D1%8C_%D0%9E%D0%BB%D1%8C%D0%B3%D0%B0_%D0%92%D0%B0%D0%B4%D0%B8%D0%BC%D1%96%D0%B2%D0%BD%D0%B0"><text:span text:style-name="T115_98">0%9</text:span></text:a></text:span><text:span text:style-name="T115_99"><text:a xlink:type="simple" xlink:href="http://uk.wikipedia.org/wiki/%D0%91%D0%BE%D0%B3%D0%BE%D0%BC%D0%BE%D0%BB%D0%B5%D1%86%D1%8C_%D0%9E%D0%BB%D1%8C%D0%B3%D0%B0_%D0%92%D0%B0%D0%B4%D0%B8%D0%BC%D1%96%D0%B2%D0%BD%D0%B0"><text:span text:style-name="T115_100">E</text:span></text:a></text:span><text:span text:style-name="T115_101"><text:a xlink:type="simple" xlink:href="http://uk.wikipedia.org/wiki/%D0%91%D0%BE%D0%B3%D0%BE%D0%BC%D0%BE%D0%BB%D0%B5%D1%86%D1%8C_%D0%9E%D0%BB%D1%8C%D0%B3%D0%B0_%D0%92%D0%B0%D0%B4%D0%B8%D0%BC%D1%96%D0%B2%D0%BD%D0%B0"><text:span text:style-name="T115_102">%</text:span></text:a></text:span><text:span text:style-name="T115_103"><text:a xlink:type="simple" xlink:href="http://uk.wikipedia.org/wiki/%D0%91%D0%BE%D0%B3%D0%BE%D0%BC%D0%BE%D0%BB%D0%B5%D1%86%D1%8C_%D0%9E%D0%BB%D1%8C%D0%B3%D0%B0_%D0%92%D0%B0%D0%B4%D0%B8%D0%BC%D1%96%D0%B2%D0%BD%D0%B0"><text:span text:style-name="T115_104">D</text:span></text:a></text:span><text:span text:style-name="T115_105"><text:a xlink:type="simple" xlink:href="http://uk.wikipedia.org/wiki/%D0%91%D0%BE%D0%B3%D0%BE%D0%BC%D0%BE%D0%BB%D0%B5%D1%86%D1%8C_%D0%9E%D0%BB%D1%8C%D0%B3%D0%B0_%D0%92%D0%B0%D0%B4%D0%B8%D0%BC%D1%96%D0%B2%D0%BD%D0%B0"><text:span text:style-name="T115_106">0%</text:span></text:a></text:span><text:span text:style-name="T115_107"><text:a xlink:type="simple" xlink:href="http://uk.wikipedia.org/wiki/%D0%91%D0%BE%D0%B3%D0%BE%D0%BC%D0%BE%D0%BB%D0%B5%D1%86%D1%8C_%D0%9E%D0%BB%D1%8C%D0%B3%D0%B0_%D0%92%D0%B0%D0%B4%D0%B8%D0%BC%D1%96%D0%B2%D0%BD%D0%B0"><text:span text:style-name="T115_108">BB</text:span></text:a></text:span><text:span text:style-name="T115_109"><text:a xlink:type="simple" xlink:href="http://uk.wikipedia.org/wiki/%D0%91%D0%BE%D0%B3%D0%BE%D0%BC%D0%BE%D0%BB%D0%B5%D1%86%D1%8C_%D0%9E%D0%BB%D1%8C%D0%B3%D0%B0_%D0%92%D0%B0%D0%B4%D0%B8%D0%BC%D1%96%D0%B2%D0%BD%D0%B0"><text:span text:style-name="T115_110">%</text:span></text:a></text:span><text:span text:style-name="T115_111"><text:a xlink:type="simple" xlink:href="http://uk.wikipedia.org/wiki/%D0%91%D0%BE%D0%B3%D0%BE%D0%BC%D0%BE%D0%BB%D0%B5%D1%86%D1%8C_%D0%9E%D0%BB%D1%8C%D0%B3%D0%B0_%D0%92%D0%B0%D0%B4%D0%B8%D0%BC%D1%96%D0%B2%D0%BD%D0%B0"><text:span text:style-name="T115_112">D</text:span></text:a></text:span><text:span text:style-name="T115_113"><text:a xlink:type="simple" xlink:href="http://uk.wikipedia.org/wiki/%D0%91%D0%BE%D0%B3%D0%BE%D0%BC%D0%BE%D0%BB%D0%B5%D1%86%D1%8C_%D0%9E%D0%BB%D1%8C%D0%B3%D0%B0_%D0%92%D0%B0%D0%B4%D0%B8%D0%BC%D1%96%D0%B2%D0%BD%D0%B0"><text:span text:style-name="T115_114">1%8</text:span></text:a></text:span><text:span text:style-name="T115_115"><text:a xlink:type="simple" xlink:href="http://uk.wikipedia.org/wiki/%D0%91%D0%BE%D0%B3%D0%BE%D0%BC%D0%BE%D0%BB%D0%B5%D1%86%D1%8C_%D0%9E%D0%BB%D1%8C%D0%B3%D0%B0_%D0%92%D0%B0%D0%B4%D0%B8%D0%BC%D1%96%D0%B2%D0%BD%D0%B0"><text:span text:style-name="T115_116">C</text:span></text:a></text:span><text:span text:style-name="T115_117"><text:a xlink:type="simple" xlink:href="http://uk.wikipedia.org/wiki/%D0%91%D0%BE%D0%B3%D0%BE%D0%BC%D0%BE%D0%BB%D0%B5%D1%86%D1%8C_%D0%9E%D0%BB%D1%8C%D0%B3%D0%B0_%D0%92%D0%B0%D0%B4%D0%B8%D0%BC%D1%96%D0%B2%D0%BD%D0%B0"><text:span text:style-name="T115_118">%</text:span></text:a></text:span><text:span text:style-name="T115_119"><text:a xlink:type="simple" xlink:href="http://uk.wikipedia.org/wiki/%D0%91%D0%BE%D0%B3%D0%BE%D0%BC%D0%BE%D0%BB%D0%B5%D1%86%D1%8C_%D0%9E%D0%BB%D1%8C%D0%B3%D0%B0_%D0%92%D0%B0%D0%B4%D0%B8%D0%BC%D1%96%D0%B2%D0%BD%D0%B0"><text:span text:style-name="T115_120">D</text:span></text:a></text:span><text:span text:style-name="T115_121"><text:a xlink:type="simple" xlink:href="http://uk.wikipedia.org/wiki/%D0%91%D0%BE%D0%B3%D0%BE%D0%BC%D0%BE%D0%BB%D0%B5%D1%86%D1%8C_%D0%9E%D0%BB%D1%8C%D0%B3%D0%B0_%D0%92%D0%B0%D0%B4%D0%B8%D0%BC%D1%96%D0%B2%D0%BD%D0%B0"><text:span text:style-name="T115_122">0%</text:span></text:a></text:span><text:span text:style-name="T115_123"><text:a xlink:type="simple" xlink:href="http://uk.wikipedia.org/wiki/%D0%91%D0%BE%D0%B3%D0%BE%D0%BC%D0%BE%D0%BB%D0%B5%D1%86%D1%8C_%D0%9E%D0%BB%D1%8C%D0%B3%D0%B0_%D0%92%D0%B0%D0%B4%D0%B8%D0%BC%D1%96%D0%B2%D0%BD%D0%B0"><text:span text:style-name="T115_124">B</text:span></text:a></text:span><text:span text:style-name="T115_125"><text:a xlink:type="simple" xlink:href="http://uk.wikipedia.org/wiki/%D0%91%D0%BE%D0%B3%D0%BE%D0%BC%D0%BE%D0%BB%D0%B5%D1%86%D1%8C_%D0%9E%D0%BB%D1%8C%D0%B3%D0%B0_%D0%92%D0%B0%D0%B4%D0%B8%D0%BC%D1%96%D0%B2%D0%BD%D0%B0"><text:span text:style-name="T115_126">3%</text:span></text:a></text:span><text:span text:style-name="T115_127"><text:a xlink:type="simple" xlink:href="http://uk.wikipedia.org/wiki/%D0%91%D0%BE%D0%B3%D0%BE%D0%BC%D0%BE%D0%BB%D0%B5%D1%86%D1%8C_%D0%9E%D0%BB%D1%8C%D0%B3%D0%B0_%D0%92%D0%B0%D0%B4%D0%B8%D0%BC%D1%96%D0%B2%D0%BD%D0%B0"><text:span text:style-name="T115_128">D</text:span></text:a></text:span><text:span text:style-name="T115_129"><text:a xlink:type="simple" xlink:href="http://uk.wikipedia.org/wiki/%D0%91%D0%BE%D0%B3%D0%BE%D0%BC%D0%BE%D0%BB%D0%B5%D1%86%D1%8C_%D0%9E%D0%BB%D1%8C%D0%B3%D0%B0_%D0%92%D0%B0%D0%B4%D0%B8%D0%BC%D1%96%D0%B2%D0%BD%D0%B0"><text:span text:style-name="T115_130">0%</text:span></text:a></text:span><text:span text:style-name="T115_131"><text:a xlink:type="simple" xlink:href="http://uk.wikipedia.org/wiki/%D0%91%D0%BE%D0%B3%D0%BE%D0%BC%D0%BE%D0%BB%D0%B5%D1%86%D1%8C_%D0%9E%D0%BB%D1%8C%D0%B3%D0%B0_%D0%92%D0%B0%D0%B4%D0%B8%D0%BC%D1%96%D0%B2%D0%BD%D0%B0"><text:span text:style-name="T115_132">B</text:span></text:a></text:span><text:span text:style-name="T115_133"><text:a xlink:type="simple" xlink:href="http://uk.wikipedia.org/wiki/%D0%91%D0%BE%D0%B3%D0%BE%D0%BC%D0%BE%D0%BB%D0%B5%D1%86%D1%8C_%D0%9E%D0%BB%D1%8C%D0%B3%D0%B0_%D0%92%D0%B0%D0%B4%D0%B8%D0%BC%D1%96%D0%B2%D0%BD%D0%B0"><text:span text:style-name="T115_134">0_%</text:span></text:a></text:span><text:span text:style-name="T115_135"><text:a xlink:type="simple" xlink:href="http://uk.wikipedia.org/wiki/%D0%91%D0%BE%D0%B3%D0%BE%D0%BC%D0%BE%D0%BB%D0%B5%D1%86%D1%8C_%D0%9E%D0%BB%D1%8C%D0%B3%D0%B0_%D0%92%D0%B0%D0%B4%D0%B8%D0%BC%D1%96%D0%B2%D0%BD%D0%B0"><text:span text:style-name="T115_136">D</text:span></text:a></text:span><text:span text:style-name="T115_137"><text:a xlink:type="simple" xlink:href="http://uk.wikipedia.org/wiki/%D0%91%D0%BE%D0%B3%D0%BE%D0%BC%D0%BE%D0%BB%D0%B5%D1%86%D1%8C_%D0%9E%D0%BB%D1%8C%D0%B3%D0%B0_%D0%92%D0%B0%D0%B4%D0%B8%D0%BC%D1%96%D0%B2%D0%BD%D0%B0"><text:span text:style-name="T115_138">0%92%</text:span></text:a></text:span><text:span text:style-name="T115_139"><text:a xlink:type="simple" xlink:href="http://uk.wikipedia.org/wiki/%D0%91%D0%BE%D0%B3%D0%BE%D0%BC%D0%BE%D0%BB%D0%B5%D1%86%D1%8C_%D0%9E%D0%BB%D1%8C%D0%B3%D0%B0_%D0%92%D0%B0%D0%B4%D0%B8%D0%BC%D1%96%D0%B2%D0%BD%D0%B0"><text:span text:style-name="T115_140">D</text:span></text:a></text:span><text:span text:style-name="T115_141"><text:a xlink:type="simple" xlink:href="http://uk.wikipedia.org/wiki/%D0%91%D0%BE%D0%B3%D0%BE%D0%BC%D0%BE%D0%BB%D0%B5%D1%86%D1%8C_%D0%9E%D0%BB%D1%8C%D0%B3%D0%B0_%D0%92%D0%B0%D0%B4%D0%B8%D0%BC%D1%96%D0%B2%D0%BD%D0%B0"><text:span text:style-name="T115_142">0%</text:span></text:a></text:span><text:span text:style-name="T115_143"><text:a xlink:type="simple" xlink:href="http://uk.wikipedia.org/wiki/%D0%91%D0%BE%D0%B3%D0%BE%D0%BC%D0%BE%D0%BB%D0%B5%D1%86%D1%8C_%D0%9E%D0%BB%D1%8C%D0%B3%D0%B0_%D0%92%D0%B0%D0%B4%D0%B8%D0%BC%D1%96%D0%B2%D0%BD%D0%B0"><text:span text:style-name="T115_144">B</text:span></text:a></text:span><text:span text:style-name="T115_145"><text:a xlink:type="simple" xlink:href="http://uk.wikipedia.org/wiki/%D0%91%D0%BE%D0%B3%D0%BE%D0%BC%D0%BE%D0%BB%D0%B5%D1%86%D1%8C_%D0%9E%D0%BB%D1%8C%D0%B3%D0%B0_%D0%92%D0%B0%D0%B4%D0%B8%D0%BC%D1%96%D0%B2%D0%BD%D0%B0"><text:span text:style-name="T115_146">0%</text:span></text:a></text:span><text:span text:style-name="T115_147"><text:a xlink:type="simple" xlink:href="http://uk.wikipedia.org/wiki/%D0%91%D0%BE%D0%B3%D0%BE%D0%BC%D0%BE%D0%BB%D0%B5%D1%86%D1%8C_%D0%9E%D0%BB%D1%8C%D0%B3%D0%B0_%D0%92%D0%B0%D0%B4%D0%B8%D0%BC%D1%96%D0%B2%D0%BD%D0%B0"><text:span text:style-name="T115_148">D</text:span></text:a></text:span><text:span text:style-name="T115_149"><text:a xlink:type="simple" xlink:href="http://uk.wikipedia.org/wiki/%D0%91%D0%BE%D0%B3%D0%BE%D0%BC%D0%BE%D0%BB%D0%B5%D1%86%D1%8C_%D0%9E%D0%BB%D1%8C%D0%B3%D0%B0_%D0%92%D0%B0%D0%B4%D0%B8%D0%BC%D1%96%D0%B2%D0%BD%D0%B0"><text:span text:style-name="T115_150">0%</text:span></text:a></text:span><text:span text:style-name="T115_151"><text:a xlink:type="simple" xlink:href="http://uk.wikipedia.org/wiki/%D0%91%D0%BE%D0%B3%D0%BE%D0%BC%D0%BE%D0%BB%D0%B5%D1%86%D1%8C_%D0%9E%D0%BB%D1%8C%D0%B3%D0%B0_%D0%92%D0%B0%D0%B4%D0%B8%D0%BC%D1%96%D0%B2%D0%BD%D0%B0"><text:span text:style-name="T115_152">B</text:span></text:a></text:span><text:span text:style-name="T115_153"><text:a xlink:type="simple" xlink:href="http://uk.wikipedia.org/wiki/%D0%91%D0%BE%D0%B3%D0%BE%D0%BC%D0%BE%D0%BB%D0%B5%D1%86%D1%8C_%D0%9E%D0%BB%D1%8C%D0%B3%D0%B0_%D0%92%D0%B0%D0%B4%D0%B8%D0%BC%D1%96%D0%B2%D0%BD%D0%B0"><text:span text:style-name="T115_154">4%</text:span></text:a></text:span><text:span text:style-name="T115_155"><text:a xlink:type="simple" xlink:href="http://uk.wikipedia.org/wiki/%D0%91%D0%BE%D0%B3%D0%BE%D0%BC%D0%BE%D0%BB%D0%B5%D1%86%D1%8C_%D0%9E%D0%BB%D1%8C%D0%B3%D0%B0_%D0%92%D0%B0%D0%B4%D0%B8%D0%BC%D1%96%D0%B2%D0%BD%D0%B0"><text:span text:style-name="T115_156">D</text:span></text:a></text:span><text:span text:style-name="T115_157"><text:a xlink:type="simple" xlink:href="http://uk.wikipedia.org/wiki/%D0%91%D0%BE%D0%B3%D0%BE%D0%BC%D0%BE%D0%BB%D0%B5%D1%86%D1%8C_%D0%9E%D0%BB%D1%8C%D0%B3%D0%B0_%D0%92%D0%B0%D0%B4%D0%B8%D0%BC%D1%96%D0%B2%D0%BD%D0%B0"><text:span text:style-name="T115_158">0%</text:span></text:a></text:span><text:span text:style-name="T115_159"><text:a xlink:type="simple" xlink:href="http://uk.wikipedia.org/wiki/%D0%91%D0%BE%D0%B3%D0%BE%D0%BC%D0%BE%D0%BB%D0%B5%D1%86%D1%8C_%D0%9E%D0%BB%D1%8C%D0%B3%D0%B0_%D0%92%D0%B0%D0%B4%D0%B8%D0%BC%D1%96%D0%B2%D0%BD%D0%B0"><text:span text:style-name="T115_160">B</text:span></text:a></text:span><text:span text:style-name="T115_161"><text:a xlink:type="simple" xlink:href="http://uk.wikipedia.org/wiki/%D0%91%D0%BE%D0%B3%D0%BE%D0%BC%D0%BE%D0%BB%D0%B5%D1%86%D1%8C_%D0%9E%D0%BB%D1%8C%D0%B3%D0%B0_%D0%92%D0%B0%D0%B4%D0%B8%D0%BC%D1%96%D0%B2%D0%BD%D0%B0"><text:span text:style-name="T115_162">8%</text:span></text:a></text:span><text:span text:style-name="T115_163"><text:a xlink:type="simple" xlink:href="http://uk.wikipedia.org/wiki/%D0%91%D0%BE%D0%B3%D0%BE%D0%BC%D0%BE%D0%BB%D0%B5%D1%86%D1%8C_%D0%9E%D0%BB%D1%8C%D0%B3%D0%B0_%D0%92%D0%B0%D0%B4%D0%B8%D0%BC%D1%96%D0%B2%D0%BD%D0%B0"><text:span text:style-name="T115_164">D</text:span></text:a></text:span><text:span text:style-name="T115_165"><text:a xlink:type="simple" xlink:href="http://uk.wikipedia.org/wiki/%D0%91%D0%BE%D0%B3%D0%BE%D0%BC%D0%BE%D0%BB%D0%B5%D1%86%D1%8C_%D0%9E%D0%BB%D1%8C%D0%B3%D0%B0_%D0%92%D0%B0%D0%B4%D0%B8%D0%BC%D1%96%D0%B2%D0%BD%D0%B0"><text:span text:style-name="T115_166">0%</text:span></text:a></text:span><text:span text:style-name="T115_167"><text:a xlink:type="simple" xlink:href="http://uk.wikipedia.org/wiki/%D0%91%D0%BE%D0%B3%D0%BE%D0%BC%D0%BE%D0%BB%D0%B5%D1%86%D1%8C_%D0%9E%D0%BB%D1%8C%D0%B3%D0%B0_%D0%92%D0%B0%D0%B4%D0%B8%D0%BC%D1%96%D0%B2%D0%BD%D0%B0"><text:span text:style-name="T115_168">BC</text:span></text:a></text:span><text:span text:style-name="T115_169"><text:a xlink:type="simple" xlink:href="http://uk.wikipedia.org/wiki/%D0%91%D0%BE%D0%B3%D0%BE%D0%BC%D0%BE%D0%BB%D0%B5%D1%86%D1%8C_%D0%9E%D0%BB%D1%8C%D0%B3%D0%B0_%D0%92%D0%B0%D0%B4%D0%B8%D0%BC%D1%96%D0%B2%D0%BD%D0%B0"><text:span text:style-name="T115_170">%</text:span></text:a></text:span><text:span text:style-name="T115_171"><text:a xlink:type="simple" xlink:href="http://uk.wikipedia.org/wiki/%D0%91%D0%BE%D0%B3%D0%BE%D0%BC%D0%BE%D0%BB%D0%B5%D1%86%D1%8C_%D0%9E%D0%BB%D1%8C%D0%B3%D0%B0_%D0%92%D0%B0%D0%B4%D0%B8%D0%BC%D1%96%D0%B2%D0%BD%D0%B0"><text:span text:style-name="T115_172">D</text:span></text:a></text:span><text:span text:style-name="T115_173"><text:a xlink:type="simple" xlink:href="http://uk.wikipedia.org/wiki/%D0%91%D0%BE%D0%B3%D0%BE%D0%BC%D0%BE%D0%BB%D0%B5%D1%86%D1%8C_%D0%9E%D0%BB%D1%8C%D0%B3%D0%B0_%D0%92%D0%B0%D0%B4%D0%B8%D0%BC%D1%96%D0%B2%D0%BD%D0%B0"><text:span text:style-name="T115_174">1%96%</text:span></text:a></text:span><text:span text:style-name="T115_175"><text:a xlink:type="simple" xlink:href="http://uk.wikipedia.org/wiki/%D0%91%D0%BE%D0%B3%D0%BE%D0%BC%D0%BE%D0%BB%D0%B5%D1%86%D1%8C_%D0%9E%D0%BB%D1%8C%D0%B3%D0%B0_%D0%92%D0%B0%D0%B4%D0%B8%D0%BC%D1%96%D0%B2%D0%BD%D0%B0"><text:span text:style-name="T115_176">D</text:span></text:a></text:span><text:span text:style-name="T115_177"><text:a xlink:type="simple" xlink:href="http://uk.wikipedia.org/wiki/%D0%91%D0%BE%D0%B3%D0%BE%D0%BC%D0%BE%D0%BB%D0%B5%D1%86%D1%8C_%D0%9E%D0%BB%D1%8C%D0%B3%D0%B0_%D0%92%D0%B0%D0%B4%D0%B8%D0%BC%D1%96%D0%B2%D0%BD%D0%B0"><text:span text:style-name="T115_178">0%</text:span></text:a></text:span><text:span text:style-name="T115_179"><text:a xlink:type="simple" xlink:href="http://uk.wikipedia.org/wiki/%D0%91%D0%BE%D0%B3%D0%BE%D0%BC%D0%BE%D0%BB%D0%B5%D1%86%D1%8C_%D0%9E%D0%BB%D1%8C%D0%B3%D0%B0_%D0%92%D0%B0%D0%B4%D0%B8%D0%BC%D1%96%D0%B2%D0%BD%D0%B0"><text:span text:style-name="T115_180">B</text:span></text:a></text:span><text:span text:style-name="T115_181"><text:a xlink:type="simple" xlink:href="http://uk.wikipedia.org/wiki/%D0%91%D0%BE%D0%B3%D0%BE%D0%BC%D0%BE%D0%BB%D0%B5%D1%86%D1%8C_%D0%9E%D0%BB%D1%8C%D0%B3%D0%B0_%D0%92%D0%B0%D0%B4%D0%B8%D0%BC%D1%96%D0%B2%D0%BD%D0%B0"><text:span text:style-name="T115_182">2%</text:span></text:a></text:span><text:span text:style-name="T115_183"><text:a xlink:type="simple" xlink:href="http://uk.wikipedia.org/wiki/%D0%91%D0%BE%D0%B3%D0%BE%D0%BC%D0%BE%D0%BB%D0%B5%D1%86%D1%8C_%D0%9E%D0%BB%D1%8C%D0%B3%D0%B0_%D0%92%D0%B0%D0%B4%D0%B8%D0%BC%D1%96%D0%B2%D0%BD%D0%B0"><text:span text:style-name="T115_184">D</text:span></text:a></text:span><text:span text:style-name="T115_185"><text:a xlink:type="simple" xlink:href="http://uk.wikipedia.org/wiki/%D0%91%D0%BE%D0%B3%D0%BE%D0%BC%D0%BE%D0%BB%D0%B5%D1%86%D1%8C_%D0%9E%D0%BB%D1%8C%D0%B3%D0%B0_%D0%92%D0%B0%D0%B4%D0%B8%D0%BC%D1%96%D0%B2%D0%BD%D0%B0"><text:span text:style-name="T115_186">0%</text:span></text:a></text:span><text:span text:style-name="T115_187"><text:a xlink:type="simple" xlink:href="http://uk.wikipedia.org/wiki/%D0%91%D0%BE%D0%B3%D0%BE%D0%BC%D0%BE%D0%BB%D0%B5%D1%86%D1%8C_%D0%9E%D0%BB%D1%8C%D0%B3%D0%B0_%D0%92%D0%B0%D0%B4%D0%B8%D0%BC%D1%96%D0%B2%D0%BD%D0%B0"><text:span text:style-name="T115_188">BD</text:span></text:a></text:span><text:span text:style-name="T115_189"><text:a xlink:type="simple" xlink:href="http://uk.wikipedia.org/wiki/%D0%91%D0%BE%D0%B3%D0%BE%D0%BC%D0%BE%D0%BB%D0%B5%D1%86%D1%8C_%D0%9E%D0%BB%D1%8C%D0%B3%D0%B0_%D0%92%D0%B0%D0%B4%D0%B8%D0%BC%D1%96%D0%B2%D0%BD%D0%B0"><text:span text:style-name="T115_190">%</text:span></text:a></text:span><text:span text:style-name="T115_191"><text:a xlink:type="simple" xlink:href="http://uk.wikipedia.org/wiki/%D0%91%D0%BE%D0%B3%D0%BE%D0%BC%D0%BE%D0%BB%D0%B5%D1%86%D1%8C_%D0%9E%D0%BB%D1%8C%D0%B3%D0%B0_%D0%92%D0%B0%D0%B4%D0%B8%D0%BC%D1%96%D0%B2%D0%BD%D0%B0"><text:span text:style-name="T115_192">D</text:span></text:a></text:span><text:span text:style-name="T115_193"><text:a xlink:type="simple" xlink:href="http://uk.wikipedia.org/wiki/%D0%91%D0%BE%D0%B3%D0%BE%D0%BC%D0%BE%D0%BB%D0%B5%D1%86%D1%8C_%D0%9E%D0%BB%D1%8C%D0%B3%D0%B0_%D0%92%D0%B0%D0%B4%D0%B8%D0%BC%D1%96%D0%B2%D0%BD%D0%B0"><text:span text:style-name="T115_194">0%</text:span></text:a></text:span><text:span text:style-name="T115_195"><text:a xlink:type="simple" xlink:href="http://uk.wikipedia.org/wiki/%D0%91%D0%BE%D0%B3%D0%BE%D0%BC%D0%BE%D0%BB%D0%B5%D1%86%D1%8C_%D0%9E%D0%BB%D1%8C%D0%B3%D0%B0_%D0%92%D0%B0%D0%B4%D0%B8%D0%BC%D1%96%D0%B2%D0%BD%D0%B0"><text:span text:style-name="T115_196">B</text:span></text:a></text:span><text:span text:style-name="T115_197"><text:a xlink:type="simple" xlink:href="http://uk.wikipedia.org/wiki/%D0%91%D0%BE%D0%B3%D0%BE%D0%BC%D0%BE%D0%BB%D0%B5%D1%86%D1%8C_%D0%9E%D0%BB%D1%8C%D0%B3%D0%B0_%D0%92%D0%B0%D0%B4%D0%B8%D0%BC%D1%96%D0%B2%D0%BD%D0%B0"><text:span text:style-name="T115_198">0</text:span></text:a></text:span></text:p>
      <text:p text:style-name="P116"/>
      <text:p text:style-name="P117"><text:span text:style-name="T117_1">2005</text:span></text:p>
      <text:p text:style-name="P118"><text:span text:style-name="T118_1">Орден</text:span><text:span text:style-name="T118_2"><text:s/></text:span><text:span text:style-name="T118_3">св</text:span><text:span text:style-name="T118_4">.<text:s/></text:span><text:span text:style-name="T118_5">великомучениці</text:span><text:span text:style-name="T118_6"><text:s/></text:span><text:span text:style-name="T118_7">Варвари</text:span><text:span text:style-name="T118_8"><text:s/></text:span><text:span text:style-name="T118_9">Української</text:span><text:span text:style-name="T118_10"><text:s/></text:span><text:span text:style-name="T118_11">Православної</text:span><text:span text:style-name="T118_12"><text:s/></text:span><text:span text:style-name="T118_13">Церкви</text:span><text:span text:style-name="T118_14"><text:s/>(</text:span><text:span text:style-name="T118_15">КП</text:span><text:span text:style-name="T118_16">)</text:span></text:p>
      <text:p text:style-name="P119"><text:span text:style-name="T119_1">Орден</text:span><text:span text:style-name="T119_2"><text:s/></text:span><text:span text:style-name="T119_3">св</text:span><text:span text:style-name="T119_4">.<text:s/></text:span><text:span text:style-name="T119_5">великомучениці</text:span><text:span text:style-name="T119_6"><text:s/></text:span><text:span text:style-name="T119_7">Варвари</text:span><text:span text:style-name="T119_8"><text:s/></text:span><text:span text:style-name="T119_9">Української</text:span><text:span text:style-name="T119_10"><text:s/></text:span><text:span text:style-name="T119_11">Православної</text:span><text:span text:style-name="T119_12"><text:s/></text:span><text:span text:style-name="T119_13">Церкви</text:span><text:span text:style-name="T119_14"><text:s/>(</text:span><text:span text:style-name="T119_15">КП</text:span><text:span text:style-name="T119_16">)</text:span></text:p>
      <text:p text:style-name="P120"><text:span text:style-name="T120_1">Вікіпедія</text:span><text:span text:style-name="T120_2">,<text:s/></text:span><text:span text:style-name="T120_3"><text:a xlink:type="simple" xlink:href="http://uk.wikipedia.org/wiki/%D0%91%D0%BE%D0%B3%D0%BE%D0%BC%D0%BE%D0%BB%D0%B5%D1%86%D1%8C_%D0%9E%D0%BB%D1%8C%D0%B3%D0%B0_%D0%92%D0%B0%D0%B4%D0%B8%D0%BC%D1%96%D0%B2%D0%BD%D0%B0"><text:span text:style-name="T120_4">http</text:span></text:a></text:span><text:span text:style-name="T120_5"><text:a xlink:type="simple" xlink:href="http://uk.wikipedia.org/wiki/%D0%91%D0%BE%D0%B3%D0%BE%D0%BC%D0%BE%D0%BB%D0%B5%D1%86%D1%8C_%D0%9E%D0%BB%D1%8C%D0%B3%D0%B0_%D0%92%D0%B0%D0%B4%D0%B8%D0%BC%D1%96%D0%B2%D0%BD%D0%B0"><text:span text:style-name="T120_6">://</text:span></text:a></text:span><text:span text:style-name="T120_7"><text:a xlink:type="simple" xlink:href="http://uk.wikipedia.org/wiki/%D0%91%D0%BE%D0%B3%D0%BE%D0%BC%D0%BE%D0%BB%D0%B5%D1%86%D1%8C_%D0%9E%D0%BB%D1%8C%D0%B3%D0%B0_%D0%92%D0%B0%D0%B4%D0%B8%D0%BC%D1%96%D0%B2%D0%BD%D0%B0"><text:span text:style-name="T120_8">uk</text:span></text:a></text:span><text:span text:style-name="T120_9"><text:a xlink:type="simple" xlink:href="http://uk.wikipedia.org/wiki/%D0%91%D0%BE%D0%B3%D0%BE%D0%BC%D0%BE%D0%BB%D0%B5%D1%86%D1%8C_%D0%9E%D0%BB%D1%8C%D0%B3%D0%B0_%D0%92%D0%B0%D0%B4%D0%B8%D0%BC%D1%96%D0%B2%D0%BD%D0%B0"><text:span text:style-name="T120_10">.</text:span></text:a></text:span><text:span text:style-name="T120_11"><text:a xlink:type="simple" xlink:href="http://uk.wikipedia.org/wiki/%D0%91%D0%BE%D0%B3%D0%BE%D0%BC%D0%BE%D0%BB%D0%B5%D1%86%D1%8C_%D0%9E%D0%BB%D1%8C%D0%B3%D0%B0_%D0%92%D0%B0%D0%B4%D0%B8%D0%BC%D1%96%D0%B2%D0%BD%D0%B0"><text:span text:style-name="T120_12">wikipedia</text:span></text:a></text:span><text:span text:style-name="T120_13"><text:a xlink:type="simple" xlink:href="http://uk.wikipedia.org/wiki/%D0%91%D0%BE%D0%B3%D0%BE%D0%BC%D0%BE%D0%BB%D0%B5%D1%86%D1%8C_%D0%9E%D0%BB%D1%8C%D0%B3%D0%B0_%D0%92%D0%B0%D0%B4%D0%B8%D0%BC%D1%96%D0%B2%D0%BD%D0%B0"><text:span text:style-name="T120_14">.</text:span></text:a></text:span><text:span text:style-name="T120_15"><text:a xlink:type="simple" xlink:href="http://uk.wikipedia.org/wiki/%D0%91%D0%BE%D0%B3%D0%BE%D0%BC%D0%BE%D0%BB%D0%B5%D1%86%D1%8C_%D0%9E%D0%BB%D1%8C%D0%B3%D0%B0_%D0%92%D0%B0%D0%B4%D0%B8%D0%BC%D1%96%D0%B2%D0%BD%D0%B0"><text:span text:style-name="T120_16">org</text:span></text:a></text:span><text:span text:style-name="T120_17"><text:a xlink:type="simple" xlink:href="http://uk.wikipedia.org/wiki/%D0%91%D0%BE%D0%B3%D0%BE%D0%BC%D0%BE%D0%BB%D0%B5%D1%86%D1%8C_%D0%9E%D0%BB%D1%8C%D0%B3%D0%B0_%D0%92%D0%B0%D0%B4%D0%B8%D0%BC%D1%96%D0%B2%D0%BD%D0%B0"><text:span text:style-name="T120_18">/</text:span></text:a></text:span><text:span text:style-name="T120_19"><text:a xlink:type="simple" xlink:href="http://uk.wikipedia.org/wiki/%D0%91%D0%BE%D0%B3%D0%BE%D0%BC%D0%BE%D0%BB%D0%B5%D1%86%D1%8C_%D0%9E%D0%BB%D1%8C%D0%B3%D0%B0_%D0%92%D0%B0%D0%B4%D0%B8%D0%BC%D1%96%D0%B2%D0%BD%D0%B0"><text:span text:style-name="T120_20">wiki</text:span></text:a></text:span><text:span text:style-name="T120_21"><text:a xlink:type="simple" xlink:href="http://uk.wikipedia.org/wiki/%D0%91%D0%BE%D0%B3%D0%BE%D0%BC%D0%BE%D0%BB%D0%B5%D1%86%D1%8C_%D0%9E%D0%BB%D1%8C%D0%B3%D0%B0_%D0%92%D0%B0%D0%B4%D0%B8%D0%BC%D1%96%D0%B2%D0%BD%D0%B0"><text:span text:style-name="T120_22">/%</text:span></text:a></text:span><text:span text:style-name="T120_23"><text:a xlink:type="simple" xlink:href="http://uk.wikipedia.org/wiki/%D0%91%D0%BE%D0%B3%D0%BE%D0%BC%D0%BE%D0%BB%D0%B5%D1%86%D1%8C_%D0%9E%D0%BB%D1%8C%D0%B3%D0%B0_%D0%92%D0%B0%D0%B4%D0%B8%D0%BC%D1%96%D0%B2%D0%BD%D0%B0"><text:span text:style-name="T120_24">D</text:span></text:a></text:span><text:span text:style-name="T120_25"><text:a xlink:type="simple" xlink:href="http://uk.wikipedia.org/wiki/%D0%91%D0%BE%D0%B3%D0%BE%D0%BC%D0%BE%D0%BB%D0%B5%D1%86%D1%8C_%D0%9E%D0%BB%D1%8C%D0%B3%D0%B0_%D0%92%D0%B0%D0%B4%D0%B8%D0%BC%D1%96%D0%B2%D0%BD%D0%B0"><text:span text:style-name="T120_26">0%91%</text:span></text:a></text:span><text:span text:style-name="T120_27"><text:a xlink:type="simple" xlink:href="http://uk.wikipedia.org/wiki/%D0%91%D0%BE%D0%B3%D0%BE%D0%BC%D0%BE%D0%BB%D0%B5%D1%86%D1%8C_%D0%9E%D0%BB%D1%8C%D0%B3%D0%B0_%D0%92%D0%B0%D0%B4%D0%B8%D0%BC%D1%96%D0%B2%D0%BD%D0%B0"><text:span text:style-name="T120_28">D</text:span></text:a></text:span><text:span text:style-name="T120_29"><text:a xlink:type="simple" xlink:href="http://uk.wikipedia.org/wiki/%D0%91%D0%BE%D0%B3%D0%BE%D0%BC%D0%BE%D0%BB%D0%B5%D1%86%D1%8C_%D0%9E%D0%BB%D1%8C%D0%B3%D0%B0_%D0%92%D0%B0%D0%B4%D0%B8%D0%BC%D1%96%D0%B2%D0%BD%D0%B0"><text:span text:style-name="T120_30">0%</text:span></text:a></text:span><text:span text:style-name="T120_31"><text:a xlink:type="simple" xlink:href="http://uk.wikipedia.org/wiki/%D0%91%D0%BE%D0%B3%D0%BE%D0%BC%D0%BE%D0%BB%D0%B5%D1%86%D1%8C_%D0%9E%D0%BB%D1%8C%D0%B3%D0%B0_%D0%92%D0%B0%D0%B4%D0%B8%D0%BC%D1%96%D0%B2%D0%BD%D0%B0"><text:span text:style-name="T120_32">BE</text:span></text:a></text:span><text:span text:style-name="T120_33"><text:a xlink:type="simple" xlink:href="http://uk.wikipedia.org/wiki/%D0%91%D0%BE%D0%B3%D0%BE%D0%BC%D0%BE%D0%BB%D0%B5%D1%86%D1%8C_%D0%9E%D0%BB%D1%8C%D0%B3%D0%B0_%D0%92%D0%B0%D0%B4%D0%B8%D0%BC%D1%96%D0%B2%D0%BD%D0%B0"><text:span text:style-name="T120_34">%</text:span></text:a></text:span><text:span text:style-name="T120_35"><text:a xlink:type="simple" xlink:href="http://uk.wikipedia.org/wiki/%D0%91%D0%BE%D0%B3%D0%BE%D0%BC%D0%BE%D0%BB%D0%B5%D1%86%D1%8C_%D0%9E%D0%BB%D1%8C%D0%B3%D0%B0_%D0%92%D0%B0%D0%B4%D0%B8%D0%BC%D1%96%D0%B2%D0%BD%D0%B0"><text:span text:style-name="T120_36">D</text:span></text:a></text:span><text:span text:style-name="T120_37"><text:a xlink:type="simple" xlink:href="http://uk.wikipedia.org/wiki/%D0%91%D0%BE%D0%B3%D0%BE%D0%BC%D0%BE%D0%BB%D0%B5%D1%86%D1%8C_%D0%9E%D0%BB%D1%8C%D0%B3%D0%B0_%D0%92%D0%B0%D0%B4%D0%B8%D0%BC%D1%96%D0%B2%D0%BD%D0%B0"><text:span text:style-name="T120_38">0%</text:span></text:a></text:span><text:span text:style-name="T120_39"><text:a xlink:type="simple" xlink:href="http://uk.wikipedia.org/wiki/%D0%91%D0%BE%D0%B3%D0%BE%D0%BC%D0%BE%D0%BB%D0%B5%D1%86%D1%8C_%D0%9E%D0%BB%D1%8C%D0%B3%D0%B0_%D0%92%D0%B0%D0%B4%D0%B8%D0%BC%D1%96%D0%B2%D0%BD%D0%B0"><text:span text:style-name="T120_40">B</text:span></text:a></text:span><text:span text:style-name="T120_41"><text:a xlink:type="simple" xlink:href="http://uk.wikipedia.org/wiki/%D0%91%D0%BE%D0%B3%D0%BE%D0%BC%D0%BE%D0%BB%D0%B5%D1%86%D1%8C_%D0%9E%D0%BB%D1%8C%D0%B3%D0%B0_%D0%92%D0%B0%D0%B4%D0%B8%D0%BC%D1%96%D0%B2%D0%BD%D0%B0"><text:span text:style-name="T120_42">3%</text:span></text:a></text:span><text:span text:style-name="T120_43"><text:a xlink:type="simple" xlink:href="http://uk.wikipedia.org/wiki/%D0%91%D0%BE%D0%B3%D0%BE%D0%BC%D0%BE%D0%BB%D0%B5%D1%86%D1%8C_%D0%9E%D0%BB%D1%8C%D0%B3%D0%B0_%D0%92%D0%B0%D0%B4%D0%B8%D0%BC%D1%96%D0%B2%D0%BD%D0%B0"><text:span text:style-name="T120_44">D</text:span></text:a></text:span><text:span text:style-name="T120_45"><text:a xlink:type="simple" xlink:href="http://uk.wikipedia.org/wiki/%D0%91%D0%BE%D0%B3%D0%BE%D0%BC%D0%BE%D0%BB%D0%B5%D1%86%D1%8C_%D0%9E%D0%BB%D1%8C%D0%B3%D0%B0_%D0%92%D0%B0%D0%B4%D0%B8%D0%BC%D1%96%D0%B2%D0%BD%D0%B0"><text:span text:style-name="T120_46">0%</text:span></text:a></text:span><text:span text:style-name="T120_47"><text:a xlink:type="simple" xlink:href="http://uk.wikipedia.org/wiki/%D0%91%D0%BE%D0%B3%D0%BE%D0%BC%D0%BE%D0%BB%D0%B5%D1%86%D1%8C_%D0%9E%D0%BB%D1%8C%D0%B3%D0%B0_%D0%92%D0%B0%D0%B4%D0%B8%D0%BC%D1%96%D0%B2%D0%BD%D0%B0"><text:span text:style-name="T120_48">BE</text:span></text:a></text:span><text:span text:style-name="T120_49"><text:a xlink:type="simple" xlink:href="http://uk.wikipedia.org/wiki/%D0%91%D0%BE%D0%B3%D0%BE%D0%BC%D0%BE%D0%BB%D0%B5%D1%86%D1%8C_%D0%9E%D0%BB%D1%8C%D0%B3%D0%B0_%D0%92%D0%B0%D0%B4%D0%B8%D0%BC%D1%96%D0%B2%D0%BD%D0%B0"><text:span text:style-name="T120_50">%</text:span></text:a></text:span><text:span text:style-name="T120_51"><text:a xlink:type="simple" xlink:href="http://uk.wikipedia.org/wiki/%D0%91%D0%BE%D0%B3%D0%BE%D0%BC%D0%BE%D0%BB%D0%B5%D1%86%D1%8C_%D0%9E%D0%BB%D1%8C%D0%B3%D0%B0_%D0%92%D0%B0%D0%B4%D0%B8%D0%BC%D1%96%D0%B2%D0%BD%D0%B0"><text:span text:style-name="T120_52">D</text:span></text:a></text:span><text:span text:style-name="T120_53"><text:a xlink:type="simple" xlink:href="http://uk.wikipedia.org/wiki/%D0%91%D0%BE%D0%B3%D0%BE%D0%BC%D0%BE%D0%BB%D0%B5%D1%86%D1%8C_%D0%9E%D0%BB%D1%8C%D0%B3%D0%B0_%D0%92%D0%B0%D0%B4%D0%B8%D0%BC%D1%96%D0%B2%D0%BD%D0%B0"><text:span text:style-name="T120_54">0%</text:span></text:a></text:span><text:span text:style-name="T120_55"><text:a xlink:type="simple" xlink:href="http://uk.wikipedia.org/wiki/%D0%91%D0%BE%D0%B3%D0%BE%D0%BC%D0%BE%D0%BB%D0%B5%D1%86%D1%8C_%D0%9E%D0%BB%D1%8C%D0%B3%D0%B0_%D0%92%D0%B0%D0%B4%D0%B8%D0%BC%D1%96%D0%B2%D0%BD%D0%B0"><text:span text:style-name="T120_56">BC</text:span></text:a></text:span><text:span text:style-name="T120_57"><text:a xlink:type="simple" xlink:href="http://uk.wikipedia.org/wiki/%D0%91%D0%BE%D0%B3%D0%BE%D0%BC%D0%BE%D0%BB%D0%B5%D1%86%D1%8C_%D0%9E%D0%BB%D1%8C%D0%B3%D0%B0_%D0%92%D0%B0%D0%B4%D0%B8%D0%BC%D1%96%D0%B2%D0%BD%D0%B0"><text:span text:style-name="T120_58">%</text:span></text:a></text:span><text:span text:style-name="T120_59"><text:a xlink:type="simple" xlink:href="http://uk.wikipedia.org/wiki/%D0%91%D0%BE%D0%B3%D0%BE%D0%BC%D0%BE%D0%BB%D0%B5%D1%86%D1%8C_%D0%9E%D0%BB%D1%8C%D0%B3%D0%B0_%D0%92%D0%B0%D0%B4%D0%B8%D0%BC%D1%96%D0%B2%D0%BD%D0%B0"><text:span text:style-name="T120_60">D</text:span></text:a></text:span><text:span text:style-name="T120_61"><text:a xlink:type="simple" xlink:href="http://uk.wikipedia.org/wiki/%D0%91%D0%BE%D0%B3%D0%BE%D0%BC%D0%BE%D0%BB%D0%B5%D1%86%D1%8C_%D0%9E%D0%BB%D1%8C%D0%B3%D0%B0_%D0%92%D0%B0%D0%B4%D0%B8%D0%BC%D1%96%D0%B2%D0%BD%D0%B0"><text:span text:style-name="T120_62">0%</text:span></text:a></text:span><text:span text:style-name="T120_63"><text:a xlink:type="simple" xlink:href="http://uk.wikipedia.org/wiki/%D0%91%D0%BE%D0%B3%D0%BE%D0%BC%D0%BE%D0%BB%D0%B5%D1%86%D1%8C_%D0%9E%D0%BB%D1%8C%D0%B3%D0%B0_%D0%92%D0%B0%D0%B4%D0%B8%D0%BC%D1%96%D0%B2%D0%BD%D0%B0"><text:span text:style-name="T120_64">BE</text:span></text:a></text:span><text:span text:style-name="T120_65"><text:a xlink:type="simple" xlink:href="http://uk.wikipedia.org/wiki/%D0%91%D0%BE%D0%B3%D0%BE%D0%BC%D0%BE%D0%BB%D0%B5%D1%86%D1%8C_%D0%9E%D0%BB%D1%8C%D0%B3%D0%B0_%D0%92%D0%B0%D0%B4%D0%B8%D0%BC%D1%96%D0%B2%D0%BD%D0%B0"><text:span text:style-name="T120_66">%</text:span></text:a></text:span><text:span text:style-name="T120_67"><text:a xlink:type="simple" xlink:href="http://uk.wikipedia.org/wiki/%D0%91%D0%BE%D0%B3%D0%BE%D0%BC%D0%BE%D0%BB%D0%B5%D1%86%D1%8C_%D0%9E%D0%BB%D1%8C%D0%B3%D0%B0_%D0%92%D0%B0%D0%B4%D0%B8%D0%BC%D1%96%D0%B2%D0%BD%D0%B0"><text:span text:style-name="T120_68">D</text:span></text:a></text:span><text:span text:style-name="T120_69"><text:a xlink:type="simple" xlink:href="http://uk.wikipedia.org/wiki/%D0%91%D0%BE%D0%B3%D0%BE%D0%BC%D0%BE%D0%BB%D0%B5%D1%86%D1%8C_%D0%9E%D0%BB%D1%8C%D0%B3%D0%B0_%D0%92%D0%B0%D0%B4%D0%B8%D0%BC%D1%96%D0%B2%D0%BD%D0%B0"><text:span text:style-name="T120_70">0%</text:span></text:a></text:span><text:span text:style-name="T120_71"><text:a xlink:type="simple" xlink:href="http://uk.wikipedia.org/wiki/%D0%91%D0%BE%D0%B3%D0%BE%D0%BC%D0%BE%D0%BB%D0%B5%D1%86%D1%8C_%D0%9E%D0%BB%D1%8C%D0%B3%D0%B0_%D0%92%D0%B0%D0%B4%D0%B8%D0%BC%D1%96%D0%B2%D0%BD%D0%B0"><text:span text:style-name="T120_72">BB</text:span></text:a></text:span><text:span text:style-name="T120_73"><text:a xlink:type="simple" xlink:href="http://uk.wikipedia.org/wiki/%D0%91%D0%BE%D0%B3%D0%BE%D0%BC%D0%BE%D0%BB%D0%B5%D1%86%D1%8C_%D0%9E%D0%BB%D1%8C%D0%B3%D0%B0_%D0%92%D0%B0%D0%B4%D0%B8%D0%BC%D1%96%D0%B2%D0%BD%D0%B0"><text:span text:style-name="T120_74">%</text:span></text:a></text:span><text:span text:style-name="T120_75"><text:a xlink:type="simple" xlink:href="http://uk.wikipedia.org/wiki/%D0%91%D0%BE%D0%B3%D0%BE%D0%BC%D0%BE%D0%BB%D0%B5%D1%86%D1%8C_%D0%9E%D0%BB%D1%8C%D0%B3%D0%B0_%D0%92%D0%B0%D0%B4%D0%B8%D0%BC%D1%96%D0%B2%D0%BD%D0%B0"><text:span text:style-name="T120_76">D</text:span></text:a></text:span><text:span text:style-name="T120_77"><text:a xlink:type="simple" xlink:href="http://uk.wikipedia.org/wiki/%D0%91%D0%BE%D0%B3%D0%BE%D0%BC%D0%BE%D0%BB%D0%B5%D1%86%D1%8C_%D0%9E%D0%BB%D1%8C%D0%B3%D0%B0_%D0%92%D0%B0%D0%B4%D0%B8%D0%BC%D1%96%D0%B2%D0%BD%D0%B0"><text:span text:style-name="T120_78">0%</text:span></text:a></text:span><text:span text:style-name="T120_79"><text:a xlink:type="simple" xlink:href="http://uk.wikipedia.org/wiki/%D0%91%D0%BE%D0%B3%D0%BE%D0%BC%D0%BE%D0%BB%D0%B5%D1%86%D1%8C_%D0%9E%D0%BB%D1%8C%D0%B3%D0%B0_%D0%92%D0%B0%D0%B4%D0%B8%D0%BC%D1%96%D0%B2%D0%BD%D0%B0"><text:span text:style-name="T120_80">B</text:span></text:a></text:span><text:span text:style-name="T120_81"><text:a xlink:type="simple" xlink:href="http://uk.wikipedia.org/wiki/%D0%91%D0%BE%D0%B3%D0%BE%D0%BC%D0%BE%D0%BB%D0%B5%D1%86%D1%8C_%D0%9E%D0%BB%D1%8C%D0%B3%D0%B0_%D0%92%D0%B0%D0%B4%D0%B8%D0%BC%D1%96%D0%B2%D0%BD%D0%B0"><text:span text:style-name="T120_82">5%</text:span></text:a></text:span><text:span text:style-name="T120_83"><text:a xlink:type="simple" xlink:href="http://uk.wikipedia.org/wiki/%D0%91%D0%BE%D0%B3%D0%BE%D0%BC%D0%BE%D0%BB%D0%B5%D1%86%D1%8C_%D0%9E%D0%BB%D1%8C%D0%B3%D0%B0_%D0%92%D0%B0%D0%B4%D0%B8%D0%BC%D1%96%D0%B2%D0%BD%D0%B0"><text:span text:style-name="T120_84">D</text:span></text:a></text:span><text:span text:style-name="T120_85"><text:a xlink:type="simple" xlink:href="http://uk.wikipedia.org/wiki/%D0%91%D0%BE%D0%B3%D0%BE%D0%BC%D0%BE%D0%BB%D0%B5%D1%86%D1%8C_%D0%9E%D0%BB%D1%8C%D0%B3%D0%B0_%D0%92%D0%B0%D0%B4%D0%B8%D0%BC%D1%96%D0%B2%D0%BD%D0%B0"><text:span text:style-name="T120_86">1%86%</text:span></text:a></text:span><text:span text:style-name="T120_87"><text:a xlink:type="simple" xlink:href="http://uk.wikipedia.org/wiki/%D0%91%D0%BE%D0%B3%D0%BE%D0%BC%D0%BE%D0%BB%D0%B5%D1%86%D1%8C_%D0%9E%D0%BB%D1%8C%D0%B3%D0%B0_%D0%92%D0%B0%D0%B4%D0%B8%D0%BC%D1%96%D0%B2%D0%BD%D0%B0"><text:span text:style-name="T120_88">D</text:span></text:a></text:span><text:span text:style-name="T120_89"><text:a xlink:type="simple" xlink:href="http://uk.wikipedia.org/wiki/%D0%91%D0%BE%D0%B3%D0%BE%D0%BC%D0%BE%D0%BB%D0%B5%D1%86%D1%8C_%D0%9E%D0%BB%D1%8C%D0%B3%D0%B0_%D0%92%D0%B0%D0%B4%D0%B8%D0%BC%D1%96%D0%B2%D0%BD%D0%B0"><text:span text:style-name="T120_90">1%8</text:span></text:a></text:span><text:span text:style-name="T120_91"><text:a xlink:type="simple" xlink:href="http://uk.wikipedia.org/wiki/%D0%91%D0%BE%D0%B3%D0%BE%D0%BC%D0%BE%D0%BB%D0%B5%D1%86%D1%8C_%D0%9E%D0%BB%D1%8C%D0%B3%D0%B0_%D0%92%D0%B0%D0%B4%D0%B8%D0%BC%D1%96%D0%B2%D0%BD%D0%B0"><text:span text:style-name="T120_92">C</text:span></text:a></text:span><text:span text:style-name="T120_93"><text:a xlink:type="simple" xlink:href="http://uk.wikipedia.org/wiki/%D0%91%D0%BE%D0%B3%D0%BE%D0%BC%D0%BE%D0%BB%D0%B5%D1%86%D1%8C_%D0%9E%D0%BB%D1%8C%D0%B3%D0%B0_%D0%92%D0%B0%D0%B4%D0%B8%D0%BC%D1%96%D0%B2%D0%BD%D0%B0"><text:span text:style-name="T120_94">_%</text:span></text:a></text:span><text:span text:style-name="T120_95"><text:a xlink:type="simple" xlink:href="http://uk.wikipedia.org/wiki/%D0%91%D0%BE%D0%B3%D0%BE%D0%BC%D0%BE%D0%BB%D0%B5%D1%86%D1%8C_%D0%9E%D0%BB%D1%8C%D0%B3%D0%B0_%D0%92%D0%B0%D0%B4%D0%B8%D0%BC%D1%96%D0%B2%D0%BD%D0%B0"><text:span text:style-name="T120_96">D</text:span></text:a></text:span><text:span text:style-name="T120_97"><text:a xlink:type="simple" xlink:href="http://uk.wikipedia.org/wiki/%D0%91%D0%BE%D0%B3%D0%BE%D0%BC%D0%BE%D0%BB%D0%B5%D1%86%D1%8C_%D0%9E%D0%BB%D1%8C%D0%B3%D0%B0_%D0%92%D0%B0%D0%B4%D0%B8%D0%BC%D1%96%D0%B2%D0%BD%D0%B0"><text:span text:style-name="T120_98">0%9</text:span></text:a></text:span><text:span text:style-name="T120_99"><text:a xlink:type="simple" xlink:href="http://uk.wikipedia.org/wiki/%D0%91%D0%BE%D0%B3%D0%BE%D0%BC%D0%BE%D0%BB%D0%B5%D1%86%D1%8C_%D0%9E%D0%BB%D1%8C%D0%B3%D0%B0_%D0%92%D0%B0%D0%B4%D0%B8%D0%BC%D1%96%D0%B2%D0%BD%D0%B0"><text:span text:style-name="T120_100">E</text:span></text:a></text:span><text:span text:style-name="T120_101"><text:a xlink:type="simple" xlink:href="http://uk.wikipedia.org/wiki/%D0%91%D0%BE%D0%B3%D0%BE%D0%BC%D0%BE%D0%BB%D0%B5%D1%86%D1%8C_%D0%9E%D0%BB%D1%8C%D0%B3%D0%B0_%D0%92%D0%B0%D0%B4%D0%B8%D0%BC%D1%96%D0%B2%D0%BD%D0%B0"><text:span text:style-name="T120_102">%</text:span></text:a></text:span><text:span text:style-name="T120_103"><text:a xlink:type="simple" xlink:href="http://uk.wikipedia.org/wiki/%D0%91%D0%BE%D0%B3%D0%BE%D0%BC%D0%BE%D0%BB%D0%B5%D1%86%D1%8C_%D0%9E%D0%BB%D1%8C%D0%B3%D0%B0_%D0%92%D0%B0%D0%B4%D0%B8%D0%BC%D1%96%D0%B2%D0%BD%D0%B0"><text:span text:style-name="T120_104">D</text:span></text:a></text:span><text:span text:style-name="T120_105"><text:a xlink:type="simple" xlink:href="http://uk.wikipedia.org/wiki/%D0%91%D0%BE%D0%B3%D0%BE%D0%BC%D0%BE%D0%BB%D0%B5%D1%86%D1%8C_%D0%9E%D0%BB%D1%8C%D0%B3%D0%B0_%D0%92%D0%B0%D0%B4%D0%B8%D0%BC%D1%96%D0%B2%D0%BD%D0%B0"><text:span text:style-name="T120_106">0%</text:span></text:a></text:span><text:span text:style-name="T120_107"><text:a xlink:type="simple" xlink:href="http://uk.wikipedia.org/wiki/%D0%91%D0%BE%D0%B3%D0%BE%D0%BC%D0%BE%D0%BB%D0%B5%D1%86%D1%8C_%D0%9E%D0%BB%D1%8C%D0%B3%D0%B0_%D0%92%D0%B0%D0%B4%D0%B8%D0%BC%D1%96%D0%B2%D0%BD%D0%B0"><text:span text:style-name="T120_108">BB</text:span></text:a></text:span><text:span text:style-name="T120_109"><text:a xlink:type="simple" xlink:href="http://uk.wikipedia.org/wiki/%D0%91%D0%BE%D0%B3%D0%BE%D0%BC%D0%BE%D0%BB%D0%B5%D1%86%D1%8C_%D0%9E%D0%BB%D1%8C%D0%B3%D0%B0_%D0%92%D0%B0%D0%B4%D0%B8%D0%BC%D1%96%D0%B2%D0%BD%D0%B0"><text:span text:style-name="T120_110">%</text:span></text:a></text:span><text:span text:style-name="T120_111"><text:a xlink:type="simple" xlink:href="http://uk.wikipedia.org/wiki/%D0%91%D0%BE%D0%B3%D0%BE%D0%BC%D0%BE%D0%BB%D0%B5%D1%86%D1%8C_%D0%9E%D0%BB%D1%8C%D0%B3%D0%B0_%D0%92%D0%B0%D0%B4%D0%B8%D0%BC%D1%96%D0%B2%D0%BD%D0%B0"><text:span text:style-name="T120_112">D</text:span></text:a></text:span><text:span text:style-name="T120_113"><text:a xlink:type="simple" xlink:href="http://uk.wikipedia.org/wiki/%D0%91%D0%BE%D0%B3%D0%BE%D0%BC%D0%BE%D0%BB%D0%B5%D1%86%D1%8C_%D0%9E%D0%BB%D1%8C%D0%B3%D0%B0_%D0%92%D0%B0%D0%B4%D0%B8%D0%BC%D1%96%D0%B2%D0%BD%D0%B0"><text:span text:style-name="T120_114">1%8</text:span></text:a></text:span><text:span text:style-name="T120_115"><text:a xlink:type="simple" xlink:href="http://uk.wikipedia.org/wiki/%D0%91%D0%BE%D0%B3%D0%BE%D0%BC%D0%BE%D0%BB%D0%B5%D1%86%D1%8C_%D0%9E%D0%BB%D1%8C%D0%B3%D0%B0_%D0%92%D0%B0%D0%B4%D0%B8%D0%BC%D1%96%D0%B2%D0%BD%D0%B0"><text:span text:style-name="T120_116">C</text:span></text:a></text:span><text:span text:style-name="T120_117"><text:a xlink:type="simple" xlink:href="http://uk.wikipedia.org/wiki/%D0%91%D0%BE%D0%B3%D0%BE%D0%BC%D0%BE%D0%BB%D0%B5%D1%86%D1%8C_%D0%9E%D0%BB%D1%8C%D0%B3%D0%B0_%D0%92%D0%B0%D0%B4%D0%B8%D0%BC%D1%96%D0%B2%D0%BD%D0%B0"><text:span text:style-name="T120_118">%</text:span></text:a></text:span><text:span text:style-name="T120_119"><text:a xlink:type="simple" xlink:href="http://uk.wikipedia.org/wiki/%D0%91%D0%BE%D0%B3%D0%BE%D0%BC%D0%BE%D0%BB%D0%B5%D1%86%D1%8C_%D0%9E%D0%BB%D1%8C%D0%B3%D0%B0_%D0%92%D0%B0%D0%B4%D0%B8%D0%BC%D1%96%D0%B2%D0%BD%D0%B0"><text:span text:style-name="T120_120">D</text:span></text:a></text:span><text:span text:style-name="T120_121"><text:a xlink:type="simple" xlink:href="http://uk.wikipedia.org/wiki/%D0%91%D0%BE%D0%B3%D0%BE%D0%BC%D0%BE%D0%BB%D0%B5%D1%86%D1%8C_%D0%9E%D0%BB%D1%8C%D0%B3%D0%B0_%D0%92%D0%B0%D0%B4%D0%B8%D0%BC%D1%96%D0%B2%D0%BD%D0%B0"><text:span text:style-name="T120_122">0%</text:span></text:a></text:span><text:span text:style-name="T120_123"><text:a xlink:type="simple" xlink:href="http://uk.wikipedia.org/wiki/%D0%91%D0%BE%D0%B3%D0%BE%D0%BC%D0%BE%D0%BB%D0%B5%D1%86%D1%8C_%D0%9E%D0%BB%D1%8C%D0%B3%D0%B0_%D0%92%D0%B0%D0%B4%D0%B8%D0%BC%D1%96%D0%B2%D0%BD%D0%B0"><text:span text:style-name="T120_124">B</text:span></text:a></text:span><text:span text:style-name="T120_125"><text:a xlink:type="simple" xlink:href="http://uk.wikipedia.org/wiki/%D0%91%D0%BE%D0%B3%D0%BE%D0%BC%D0%BE%D0%BB%D0%B5%D1%86%D1%8C_%D0%9E%D0%BB%D1%8C%D0%B3%D0%B0_%D0%92%D0%B0%D0%B4%D0%B8%D0%BC%D1%96%D0%B2%D0%BD%D0%B0"><text:span text:style-name="T120_126">3%</text:span></text:a></text:span><text:span text:style-name="T120_127"><text:a xlink:type="simple" xlink:href="http://uk.wikipedia.org/wiki/%D0%91%D0%BE%D0%B3%D0%BE%D0%BC%D0%BE%D0%BB%D0%B5%D1%86%D1%8C_%D0%9E%D0%BB%D1%8C%D0%B3%D0%B0_%D0%92%D0%B0%D0%B4%D0%B8%D0%BC%D1%96%D0%B2%D0%BD%D0%B0"><text:span text:style-name="T120_128">D</text:span></text:a></text:span><text:span text:style-name="T120_129"><text:a xlink:type="simple" xlink:href="http://uk.wikipedia.org/wiki/%D0%91%D0%BE%D0%B3%D0%BE%D0%BC%D0%BE%D0%BB%D0%B5%D1%86%D1%8C_%D0%9E%D0%BB%D1%8C%D0%B3%D0%B0_%D0%92%D0%B0%D0%B4%D0%B8%D0%BC%D1%96%D0%B2%D0%BD%D0%B0"><text:span text:style-name="T120_130">0%</text:span></text:a></text:span><text:span text:style-name="T120_131"><text:a xlink:type="simple" xlink:href="http://uk.wikipedia.org/wiki/%D0%91%D0%BE%D0%B3%D0%BE%D0%BC%D0%BE%D0%BB%D0%B5%D1%86%D1%8C_%D0%9E%D0%BB%D1%8C%D0%B3%D0%B0_%D0%92%D0%B0%D0%B4%D0%B8%D0%BC%D1%96%D0%B2%D0%BD%D0%B0"><text:span text:style-name="T120_132">B</text:span></text:a></text:span><text:span text:style-name="T120_133"><text:a xlink:type="simple" xlink:href="http://uk.wikipedia.org/wiki/%D0%91%D0%BE%D0%B3%D0%BE%D0%BC%D0%BE%D0%BB%D0%B5%D1%86%D1%8C_%D0%9E%D0%BB%D1%8C%D0%B3%D0%B0_%D0%92%D0%B0%D0%B4%D0%B8%D0%BC%D1%96%D0%B2%D0%BD%D0%B0"><text:span text:style-name="T120_134">0_%</text:span></text:a></text:span><text:span text:style-name="T120_135"><text:a xlink:type="simple" xlink:href="http://uk.wikipedia.org/wiki/%D0%91%D0%BE%D0%B3%D0%BE%D0%BC%D0%BE%D0%BB%D0%B5%D1%86%D1%8C_%D0%9E%D0%BB%D1%8C%D0%B3%D0%B0_%D0%92%D0%B0%D0%B4%D0%B8%D0%BC%D1%96%D0%B2%D0%BD%D0%B0"><text:span text:style-name="T120_136">D</text:span></text:a></text:span><text:span text:style-name="T120_137"><text:a xlink:type="simple" xlink:href="http://uk.wikipedia.org/wiki/%D0%91%D0%BE%D0%B3%D0%BE%D0%BC%D0%BE%D0%BB%D0%B5%D1%86%D1%8C_%D0%9E%D0%BB%D1%8C%D0%B3%D0%B0_%D0%92%D0%B0%D0%B4%D0%B8%D0%BC%D1%96%D0%B2%D0%BD%D0%B0"><text:span text:style-name="T120_138">0%92%</text:span></text:a></text:span><text:span text:style-name="T120_139"><text:a xlink:type="simple" xlink:href="http://uk.wikipedia.org/wiki/%D0%91%D0%BE%D0%B3%D0%BE%D0%BC%D0%BE%D0%BB%D0%B5%D1%86%D1%8C_%D0%9E%D0%BB%D1%8C%D0%B3%D0%B0_%D0%92%D0%B0%D0%B4%D0%B8%D0%BC%D1%96%D0%B2%D0%BD%D0%B0"><text:span text:style-name="T120_140">D</text:span></text:a></text:span><text:span text:style-name="T120_141"><text:a xlink:type="simple" xlink:href="http://uk.wikipedia.org/wiki/%D0%91%D0%BE%D0%B3%D0%BE%D0%BC%D0%BE%D0%BB%D0%B5%D1%86%D1%8C_%D0%9E%D0%BB%D1%8C%D0%B3%D0%B0_%D0%92%D0%B0%D0%B4%D0%B8%D0%BC%D1%96%D0%B2%D0%BD%D0%B0"><text:span text:style-name="T120_142">0%</text:span></text:a></text:span><text:span text:style-name="T120_143"><text:a xlink:type="simple" xlink:href="http://uk.wikipedia.org/wiki/%D0%91%D0%BE%D0%B3%D0%BE%D0%BC%D0%BE%D0%BB%D0%B5%D1%86%D1%8C_%D0%9E%D0%BB%D1%8C%D0%B3%D0%B0_%D0%92%D0%B0%D0%B4%D0%B8%D0%BC%D1%96%D0%B2%D0%BD%D0%B0"><text:span text:style-name="T120_144">B</text:span></text:a></text:span><text:span text:style-name="T120_145"><text:a xlink:type="simple" xlink:href="http://uk.wikipedia.org/wiki/%D0%91%D0%BE%D0%B3%D0%BE%D0%BC%D0%BE%D0%BB%D0%B5%D1%86%D1%8C_%D0%9E%D0%BB%D1%8C%D0%B3%D0%B0_%D0%92%D0%B0%D0%B4%D0%B8%D0%BC%D1%96%D0%B2%D0%BD%D0%B0"><text:span text:style-name="T120_146">0%</text:span></text:a></text:span><text:span text:style-name="T120_147"><text:a xlink:type="simple" xlink:href="http://uk.wikipedia.org/wiki/%D0%91%D0%BE%D0%B3%D0%BE%D0%BC%D0%BE%D0%BB%D0%B5%D1%86%D1%8C_%D0%9E%D0%BB%D1%8C%D0%B3%D0%B0_%D0%92%D0%B0%D0%B4%D0%B8%D0%BC%D1%96%D0%B2%D0%BD%D0%B0"><text:span text:style-name="T120_148">D</text:span></text:a></text:span><text:span text:style-name="T120_149"><text:a xlink:type="simple" xlink:href="http://uk.wikipedia.org/wiki/%D0%91%D0%BE%D0%B3%D0%BE%D0%BC%D0%BE%D0%BB%D0%B5%D1%86%D1%8C_%D0%9E%D0%BB%D1%8C%D0%B3%D0%B0_%D0%92%D0%B0%D0%B4%D0%B8%D0%BC%D1%96%D0%B2%D0%BD%D0%B0"><text:span text:style-name="T120_150">0%</text:span></text:a></text:span><text:span text:style-name="T120_151"><text:a xlink:type="simple" xlink:href="http://uk.wikipedia.org/wiki/%D0%91%D0%BE%D0%B3%D0%BE%D0%BC%D0%BE%D0%BB%D0%B5%D1%86%D1%8C_%D0%9E%D0%BB%D1%8C%D0%B3%D0%B0_%D0%92%D0%B0%D0%B4%D0%B8%D0%BC%D1%96%D0%B2%D0%BD%D0%B0"><text:span text:style-name="T120_152">B</text:span></text:a></text:span><text:span text:style-name="T120_153"><text:a xlink:type="simple" xlink:href="http://uk.wikipedia.org/wiki/%D0%91%D0%BE%D0%B3%D0%BE%D0%BC%D0%BE%D0%BB%D0%B5%D1%86%D1%8C_%D0%9E%D0%BB%D1%8C%D0%B3%D0%B0_%D0%92%D0%B0%D0%B4%D0%B8%D0%BC%D1%96%D0%B2%D0%BD%D0%B0"><text:span text:style-name="T120_154">4%</text:span></text:a></text:span><text:span text:style-name="T120_155"><text:a xlink:type="simple" xlink:href="http://uk.wikipedia.org/wiki/%D0%91%D0%BE%D0%B3%D0%BE%D0%BC%D0%BE%D0%BB%D0%B5%D1%86%D1%8C_%D0%9E%D0%BB%D1%8C%D0%B3%D0%B0_%D0%92%D0%B0%D0%B4%D0%B8%D0%BC%D1%96%D0%B2%D0%BD%D0%B0"><text:span text:style-name="T120_156">D</text:span></text:a></text:span><text:span text:style-name="T120_157"><text:a xlink:type="simple" xlink:href="http://uk.wikipedia.org/wiki/%D0%91%D0%BE%D0%B3%D0%BE%D0%BC%D0%BE%D0%BB%D0%B5%D1%86%D1%8C_%D0%9E%D0%BB%D1%8C%D0%B3%D0%B0_%D0%92%D0%B0%D0%B4%D0%B8%D0%BC%D1%96%D0%B2%D0%BD%D0%B0"><text:span text:style-name="T120_158">0%</text:span></text:a></text:span><text:span text:style-name="T120_159"><text:a xlink:type="simple" xlink:href="http://uk.wikipedia.org/wiki/%D0%91%D0%BE%D0%B3%D0%BE%D0%BC%D0%BE%D0%BB%D0%B5%D1%86%D1%8C_%D0%9E%D0%BB%D1%8C%D0%B3%D0%B0_%D0%92%D0%B0%D0%B4%D0%B8%D0%BC%D1%96%D0%B2%D0%BD%D0%B0"><text:span text:style-name="T120_160">B</text:span></text:a></text:span><text:span text:style-name="T120_161"><text:a xlink:type="simple" xlink:href="http://uk.wikipedia.org/wiki/%D0%91%D0%BE%D0%B3%D0%BE%D0%BC%D0%BE%D0%BB%D0%B5%D1%86%D1%8C_%D0%9E%D0%BB%D1%8C%D0%B3%D0%B0_%D0%92%D0%B0%D0%B4%D0%B8%D0%BC%D1%96%D0%B2%D0%BD%D0%B0"><text:span text:style-name="T120_162">8%</text:span></text:a></text:span><text:span text:style-name="T120_163"><text:a xlink:type="simple" xlink:href="http://uk.wikipedia.org/wiki/%D0%91%D0%BE%D0%B3%D0%BE%D0%BC%D0%BE%D0%BB%D0%B5%D1%86%D1%8C_%D0%9E%D0%BB%D1%8C%D0%B3%D0%B0_%D0%92%D0%B0%D0%B4%D0%B8%D0%BC%D1%96%D0%B2%D0%BD%D0%B0"><text:span text:style-name="T120_164">D</text:span></text:a></text:span><text:span text:style-name="T120_165"><text:a xlink:type="simple" xlink:href="http://uk.wikipedia.org/wiki/%D0%91%D0%BE%D0%B3%D0%BE%D0%BC%D0%BE%D0%BB%D0%B5%D1%86%D1%8C_%D0%9E%D0%BB%D1%8C%D0%B3%D0%B0_%D0%92%D0%B0%D0%B4%D0%B8%D0%BC%D1%96%D0%B2%D0%BD%D0%B0"><text:span text:style-name="T120_166">0%</text:span></text:a></text:span><text:span text:style-name="T120_167"><text:a xlink:type="simple" xlink:href="http://uk.wikipedia.org/wiki/%D0%91%D0%BE%D0%B3%D0%BE%D0%BC%D0%BE%D0%BB%D0%B5%D1%86%D1%8C_%D0%9E%D0%BB%D1%8C%D0%B3%D0%B0_%D0%92%D0%B0%D0%B4%D0%B8%D0%BC%D1%96%D0%B2%D0%BD%D0%B0"><text:span text:style-name="T120_168">BC</text:span></text:a></text:span><text:span text:style-name="T120_169"><text:a xlink:type="simple" xlink:href="http://uk.wikipedia.org/wiki/%D0%91%D0%BE%D0%B3%D0%BE%D0%BC%D0%BE%D0%BB%D0%B5%D1%86%D1%8C_%D0%9E%D0%BB%D1%8C%D0%B3%D0%B0_%D0%92%D0%B0%D0%B4%D0%B8%D0%BC%D1%96%D0%B2%D0%BD%D0%B0"><text:span text:style-name="T120_170">%</text:span></text:a></text:span><text:span text:style-name="T120_171"><text:a xlink:type="simple" xlink:href="http://uk.wikipedia.org/wiki/%D0%91%D0%BE%D0%B3%D0%BE%D0%BC%D0%BE%D0%BB%D0%B5%D1%86%D1%8C_%D0%9E%D0%BB%D1%8C%D0%B3%D0%B0_%D0%92%D0%B0%D0%B4%D0%B8%D0%BC%D1%96%D0%B2%D0%BD%D0%B0"><text:span text:style-name="T120_172">D</text:span></text:a></text:span><text:span text:style-name="T120_173"><text:a xlink:type="simple" xlink:href="http://uk.wikipedia.org/wiki/%D0%91%D0%BE%D0%B3%D0%BE%D0%BC%D0%BE%D0%BB%D0%B5%D1%86%D1%8C_%D0%9E%D0%BB%D1%8C%D0%B3%D0%B0_%D0%92%D0%B0%D0%B4%D0%B8%D0%BC%D1%96%D0%B2%D0%BD%D0%B0"><text:span text:style-name="T120_174">1%96%</text:span></text:a></text:span><text:span text:style-name="T120_175"><text:a xlink:type="simple" xlink:href="http://uk.wikipedia.org/wiki/%D0%91%D0%BE%D0%B3%D0%BE%D0%BC%D0%BE%D0%BB%D0%B5%D1%86%D1%8C_%D0%9E%D0%BB%D1%8C%D0%B3%D0%B0_%D0%92%D0%B0%D0%B4%D0%B8%D0%BC%D1%96%D0%B2%D0%BD%D0%B0"><text:span text:style-name="T120_176">D</text:span></text:a></text:span><text:span text:style-name="T120_177"><text:a xlink:type="simple" xlink:href="http://uk.wikipedia.org/wiki/%D0%91%D0%BE%D0%B3%D0%BE%D0%BC%D0%BE%D0%BB%D0%B5%D1%86%D1%8C_%D0%9E%D0%BB%D1%8C%D0%B3%D0%B0_%D0%92%D0%B0%D0%B4%D0%B8%D0%BC%D1%96%D0%B2%D0%BD%D0%B0"><text:span text:style-name="T120_178">0%</text:span></text:a></text:span><text:span text:style-name="T120_179"><text:a xlink:type="simple" xlink:href="http://uk.wikipedia.org/wiki/%D0%91%D0%BE%D0%B3%D0%BE%D0%BC%D0%BE%D0%BB%D0%B5%D1%86%D1%8C_%D0%9E%D0%BB%D1%8C%D0%B3%D0%B0_%D0%92%D0%B0%D0%B4%D0%B8%D0%BC%D1%96%D0%B2%D0%BD%D0%B0"><text:span text:style-name="T120_180">B</text:span></text:a></text:span><text:span text:style-name="T120_181"><text:a xlink:type="simple" xlink:href="http://uk.wikipedia.org/wiki/%D0%91%D0%BE%D0%B3%D0%BE%D0%BC%D0%BE%D0%BB%D0%B5%D1%86%D1%8C_%D0%9E%D0%BB%D1%8C%D0%B3%D0%B0_%D0%92%D0%B0%D0%B4%D0%B8%D0%BC%D1%96%D0%B2%D0%BD%D0%B0"><text:span text:style-name="T120_182">2%</text:span></text:a></text:span><text:span text:style-name="T120_183"><text:a xlink:type="simple" xlink:href="http://uk.wikipedia.org/wiki/%D0%91%D0%BE%D0%B3%D0%BE%D0%BC%D0%BE%D0%BB%D0%B5%D1%86%D1%8C_%D0%9E%D0%BB%D1%8C%D0%B3%D0%B0_%D0%92%D0%B0%D0%B4%D0%B8%D0%BC%D1%96%D0%B2%D0%BD%D0%B0"><text:span text:style-name="T120_184">D</text:span></text:a></text:span><text:span text:style-name="T120_185"><text:a xlink:type="simple" xlink:href="http://uk.wikipedia.org/wiki/%D0%91%D0%BE%D0%B3%D0%BE%D0%BC%D0%BE%D0%BB%D0%B5%D1%86%D1%8C_%D0%9E%D0%BB%D1%8C%D0%B3%D0%B0_%D0%92%D0%B0%D0%B4%D0%B8%D0%BC%D1%96%D0%B2%D0%BD%D0%B0"><text:span text:style-name="T120_186">0%</text:span></text:a></text:span><text:span text:style-name="T120_187"><text:a xlink:type="simple" xlink:href="http://uk.wikipedia.org/wiki/%D0%91%D0%BE%D0%B3%D0%BE%D0%BC%D0%BE%D0%BB%D0%B5%D1%86%D1%8C_%D0%9E%D0%BB%D1%8C%D0%B3%D0%B0_%D0%92%D0%B0%D0%B4%D0%B8%D0%BC%D1%96%D0%B2%D0%BD%D0%B0"><text:span text:style-name="T120_188">BD</text:span></text:a></text:span><text:span text:style-name="T120_189"><text:a xlink:type="simple" xlink:href="http://uk.wikipedia.org/wiki/%D0%91%D0%BE%D0%B3%D0%BE%D0%BC%D0%BE%D0%BB%D0%B5%D1%86%D1%8C_%D0%9E%D0%BB%D1%8C%D0%B3%D0%B0_%D0%92%D0%B0%D0%B4%D0%B8%D0%BC%D1%96%D0%B2%D0%BD%D0%B0"><text:span text:style-name="T120_190">%</text:span></text:a></text:span><text:span text:style-name="T120_191"><text:a xlink:type="simple" xlink:href="http://uk.wikipedia.org/wiki/%D0%91%D0%BE%D0%B3%D0%BE%D0%BC%D0%BE%D0%BB%D0%B5%D1%86%D1%8C_%D0%9E%D0%BB%D1%8C%D0%B3%D0%B0_%D0%92%D0%B0%D0%B4%D0%B8%D0%BC%D1%96%D0%B2%D0%BD%D0%B0"><text:span text:style-name="T120_192">D</text:span></text:a></text:span><text:span text:style-name="T120_193"><text:a xlink:type="simple" xlink:href="http://uk.wikipedia.org/wiki/%D0%91%D0%BE%D0%B3%D0%BE%D0%BC%D0%BE%D0%BB%D0%B5%D1%86%D1%8C_%D0%9E%D0%BB%D1%8C%D0%B3%D0%B0_%D0%92%D0%B0%D0%B4%D0%B8%D0%BC%D1%96%D0%B2%D0%BD%D0%B0"><text:span text:style-name="T120_194">0%</text:span></text:a></text:span><text:span text:style-name="T120_195"><text:a xlink:type="simple" xlink:href="http://uk.wikipedia.org/wiki/%D0%91%D0%BE%D0%B3%D0%BE%D0%BC%D0%BE%D0%BB%D0%B5%D1%86%D1%8C_%D0%9E%D0%BB%D1%8C%D0%B3%D0%B0_%D0%92%D0%B0%D0%B4%D0%B8%D0%BC%D1%96%D0%B2%D0%BD%D0%B0"><text:span text:style-name="T120_196">B</text:span></text:a></text:span><text:span text:style-name="T120_197"><text:a xlink:type="simple" xlink:href="http://uk.wikipedia.org/wiki/%D0%91%D0%BE%D0%B3%D0%BE%D0%BC%D0%BE%D0%BB%D0%B5%D1%86%D1%8C_%D0%9E%D0%BB%D1%8C%D0%B3%D0%B0_%D0%92%D0%B0%D0%B4%D0%B8%D0%BC%D1%96%D0%B2%D0%BD%D0%B0"><text:span text:style-name="T120_198">0</text:span></text:a></text:span></text:p>
      <text:p text:style-name="P121"/>
      <text:p text:style-name="P122"><text:span text:style-name="T122_1">2006</text:span></text:p>
      <text:p text:style-name="P123"><text:span text:style-name="T123_1">Депутат</text:span><text:span text:style-name="T123_2"><text:s/></text:span><text:span text:style-name="T123_3">Київської</text:span><text:span text:style-name="T123_4"><text:s/></text:span><text:span text:style-name="T123_5">міської</text:span><text:span text:style-name="T123_6"><text:s/></text:span><text:span text:style-name="T123_7">ради</text:span><text:span text:style-name="T123_8"><text:s/></text:span><text:span text:style-name="T123_9">V</text:span><text:span text:style-name="T123_10"><text:s/></text:span><text:span text:style-name="T123_11">скликання</text:span></text:p>
      <text:p text:style-name="P124"><text:span text:style-name="T124_1">Депутат</text:span><text:span text:style-name="T124_2"><text:s/></text:span><text:span text:style-name="T124_3">Київської</text:span><text:span text:style-name="T124_4"><text:s/></text:span><text:span text:style-name="T124_5">міської</text:span><text:span text:style-name="T124_6"><text:s/></text:span><text:span text:style-name="T124_7">ради</text:span><text:span text:style-name="T124_8"><text:s/></text:span><text:span text:style-name="T124_9">V</text:span><text:span text:style-name="T124_10"><text:s/></text:span><text:span text:style-name="T124_11">скликання</text:span><text:span text:style-name="T124_12">,<text:s/></text:span><text:span text:style-name="T124_13">голова</text:span><text:span text:style-name="T124_14"><text:s/></text:span><text:span text:style-name="T124_15">постійної</text:span><text:span text:style-name="T124_16"><text:s/></text:span><text:span text:style-name="T124_17">Комісії</text:span><text:span text:style-name="T124_18"><text:s/></text:span><text:span text:style-name="T124_19">з</text:span><text:span text:style-name="T124_20"><text:s/></text:span><text:span text:style-name="T124_21">питань</text:span><text:span text:style-name="T124_22"><text:s/></text:span><text:span text:style-name="T124_23">охорони</text:span><text:span text:style-name="T124_24"><text:s/></text:span><text:span text:style-name="T124_25">здоров</text:span><text:span text:style-name="T124_26">'</text:span><text:span text:style-name="T124_27">я</text:span><text:span text:style-name="T124_28"><text:s/></text:span><text:span text:style-name="T124_29">та</text:span><text:span text:style-name="T124_30"><text:s/></text:span><text:span text:style-name="T124_31">соціального</text:span><text:span text:style-name="T124_32"><text:s/></text:span><text:span text:style-name="T124_33">захисту</text:span><text:span text:style-name="T124_34"><text:s/></text:span><text:span text:style-name="T124_35">Київської</text:span><text:span text:style-name="T124_36"><text:s/></text:span><text:span text:style-name="T124_37">міської</text:span><text:span text:style-name="T124_38"><text:s/></text:span><text:span text:style-name="T124_39">ради</text:span><text:span text:style-name="T124_40"><text:s/></text:span><text:span text:style-name="T124_41">до</text:span><text:span text:style-name="T124_42"><text:s/>2008</text:span><text:span text:style-name="T124_43">р</text:span><text:span text:style-name="T124_44">.</text:span></text:p>
      <text:p text:style-name="P125"><text:span text:style-name="T125_1">Офіційний</text:span><text:span text:style-name="T125_2"><text:s/></text:span><text:span text:style-name="T125_3">сайт</text:span><text:span text:style-name="T125_4">,<text:s/></text:span><text:span text:style-name="T125_5"><text:a xlink:type="simple" xlink:href="http://bogomolets.com/ua/biography/career"><text:span text:style-name="T125_6">http</text:span></text:a></text:span><text:span text:style-name="T125_7"><text:a xlink:type="simple" xlink:href="http://bogomolets.com/ua/biography/career"><text:span text:style-name="T125_8">://</text:span></text:a></text:span><text:span text:style-name="T125_9"><text:a xlink:type="simple" xlink:href="http://bogomolets.com/ua/biography/career"><text:span text:style-name="T125_10">bogomolets</text:span></text:a></text:span><text:span text:style-name="T125_11"><text:a xlink:type="simple" xlink:href="http://bogomolets.com/ua/biography/career"><text:span text:style-name="T125_12">.</text:span></text:a></text:span><text:span text:style-name="T125_13"><text:a xlink:type="simple" xlink:href="http://bogomolets.com/ua/biography/career"><text:span text:style-name="T125_14">com</text:span></text:a></text:span><text:span text:style-name="T125_15"><text:a xlink:type="simple" xlink:href="http://bogomolets.com/ua/biography/career"><text:span text:style-name="T125_16">/</text:span></text:a></text:span><text:span text:style-name="T125_17"><text:a xlink:type="simple" xlink:href="http://bogomolets.com/ua/biography/career"><text:span text:style-name="T125_18">ua</text:span></text:a></text:span><text:span text:style-name="T125_19"><text:a xlink:type="simple" xlink:href="http://bogomolets.com/ua/biography/career"><text:span text:style-name="T125_20">/</text:span></text:a></text:span><text:span text:style-name="T125_21"><text:a xlink:type="simple" xlink:href="http://bogomolets.com/ua/biography/career"><text:span text:style-name="T125_22">biography</text:span></text:a></text:span><text:span text:style-name="T125_23"><text:a xlink:type="simple" xlink:href="http://bogomolets.com/ua/biography/career"><text:span text:style-name="T125_24">/</text:span></text:a></text:span><text:span text:style-name="T125_25"><text:a xlink:type="simple" xlink:href="http://bogomolets.com/ua/biography/career"><text:span text:style-name="T125_26">career</text:span></text:a></text:span></text:p>
      <text:p text:style-name="P126"/>
      <text:p text:style-name="P127"><text:span text:style-name="T127_1">2007</text:span></text:p>
      <text:p text:style-name="P128"><text:span text:style-name="T128_1">Професор</text:span><text:span text:style-name="T128_2"><text:s/></text:span><text:span text:style-name="T128_3">кафедри</text:span><text:span text:style-name="T128_4"><text:s/></text:span><text:span text:style-name="T128_5">Дерматології</text:span><text:span text:style-name="T128_6"><text:s/></text:span><text:span text:style-name="T128_7">та</text:span><text:span text:style-name="T128_8"><text:s/></text:span><text:span text:style-name="T128_9">венерології</text:span></text:p>
      <text:p text:style-name="P129"><text:span text:style-name="T129_1">Професор</text:span><text:span text:style-name="T129_2"><text:s/></text:span><text:span text:style-name="T129_3">кафедри</text:span><text:span text:style-name="T129_4"><text:s/></text:span><text:span text:style-name="T129_5">Дерматології</text:span><text:span text:style-name="T129_6"><text:s/></text:span><text:span text:style-name="T129_7">та</text:span><text:span text:style-name="T129_8"><text:s/></text:span><text:span text:style-name="T129_9">венерології</text:span><text:span text:style-name="T129_10"><text:s/></text:span><text:span text:style-name="T129_11">Національного</text:span><text:span text:style-name="T129_12"><text:s/></text:span><text:span text:style-name="T129_13">медичного</text:span><text:span text:style-name="T129_14"><text:s/></text:span><text:span text:style-name="T129_15">університету</text:span><text:span text:style-name="T129_16"><text:s/></text:span><text:span text:style-name="T129_17">імені</text:span><text:span text:style-name="T129_18"><text:s/></text:span><text:span text:style-name="T129_19">О</text:span><text:span text:style-name="T129_20">.</text:span><text:span text:style-name="T129_21">О</text:span><text:span text:style-name="T129_22">.<text:s/></text:span><text:span text:style-name="T129_23">Богомольця</text:span><text:span text:style-name="T129_24">.<text:s/></text:span><text:span text:style-name="T129_25">Відповідальна</text:span><text:span text:style-name="T129_26"><text:s/></text:span><text:span text:style-name="T129_27">за</text:span><text:span text:style-name="T129_28"><text:s/></text:span><text:span text:style-name="T129_29">базовий</text:span><text:span text:style-name="T129_30"><text:s/></text:span><text:span text:style-name="T129_31">англомовний</text:span><text:span text:style-name="T129_32"><text:s/></text:span><text:span text:style-name="T129_33">курс</text:span><text:span text:style-name="T129_34"><text:s/></text:span><text:span text:style-name="T129_35">дерматології</text:span><text:span text:style-name="T129_36"><text:s/></text:span><text:span text:style-name="T129_37">для</text:span><text:span text:style-name="T129_38"><text:s/></text:span><text:span text:style-name="T129_39">іноземних</text:span><text:span text:style-name="T129_40"><text:s/></text:span><text:span text:style-name="T129_41">студентів</text:span><text:span text:style-name="T129_42">,<text:s/></text:span><text:span text:style-name="T129_43">спеціальний</text:span><text:span text:style-name="T129_44"><text:s/></text:span><text:span text:style-name="T129_45">курс</text:span><text:span text:style-name="T129_46"><text:s/></text:span><text:span text:style-name="T129_47">із</text:span><text:span text:style-name="T129_48"><text:s/></text:span><text:span text:style-name="T129_49">дерматологічних</text:span><text:span text:style-name="T129_50"><text:s/></text:span><text:span text:style-name="T129_51">захворювань</text:span><text:span text:style-name="T129_52"><text:s/></text:span><text:span text:style-name="T129_53">ротової</text:span><text:span text:style-name="T129_54"><text:s/></text:span><text:span text:style-name="T129_55">порожнини</text:span><text:span text:style-name="T129_56"><text:s/></text:span><text:span text:style-name="T129_57">для</text:span><text:span text:style-name="T129_58"><text:s/></text:span><text:span text:style-name="T129_59">стоматологів</text:span></text:p>
      <text:p text:style-name="P130"><text:span text:style-name="T130_1">Офіційний</text:span><text:span text:style-name="T130_2"><text:s/></text:span><text:span text:style-name="T130_3">сайт</text:span><text:span text:style-name="T130_4">,<text:s/></text:span><text:span text:style-name="T130_5"><text:a xlink:type="simple" xlink:href="http://bogomolets.com/ua/biography/career"><text:span text:style-name="T130_6">http</text:span></text:a></text:span><text:span text:style-name="T130_7"><text:a xlink:type="simple" xlink:href="http://bogomolets.com/ua/biography/career"><text:span text:style-name="T130_8">://</text:span></text:a></text:span><text:span text:style-name="T130_9"><text:a xlink:type="simple" xlink:href="http://bogomolets.com/ua/biography/career"><text:span text:style-name="T130_10">bogomolets</text:span></text:a></text:span><text:span text:style-name="T130_11"><text:a xlink:type="simple" xlink:href="http://bogomolets.com/ua/biography/career"><text:span text:style-name="T130_12">.</text:span></text:a></text:span><text:span text:style-name="T130_13"><text:a xlink:type="simple" xlink:href="http://bogomolets.com/ua/biography/career"><text:span text:style-name="T130_14">com</text:span></text:a></text:span><text:span text:style-name="T130_15"><text:a xlink:type="simple" xlink:href="http://bogomolets.com/ua/biography/career"><text:span text:style-name="T130_16">/</text:span></text:a></text:span><text:span text:style-name="T130_17"><text:a xlink:type="simple" xlink:href="http://bogomolets.com/ua/biography/career"><text:span text:style-name="T130_18">ua</text:span></text:a></text:span><text:span text:style-name="T130_19"><text:a xlink:type="simple" xlink:href="http://bogomolets.com/ua/biography/career"><text:span text:style-name="T130_20">/</text:span></text:a></text:span><text:span text:style-name="T130_21"><text:a xlink:type="simple" xlink:href="http://bogomolets.com/ua/biography/career"><text:span text:style-name="T130_22">biography</text:span></text:a></text:span><text:span text:style-name="T130_23"><text:a xlink:type="simple" xlink:href="http://bogomolets.com/ua/biography/career"><text:span text:style-name="T130_24">/</text:span></text:a></text:span><text:span text:style-name="T130_25"><text:a xlink:type="simple" xlink:href="http://bogomolets.com/ua/biography/career"><text:span text:style-name="T130_26">career</text:span></text:a></text:span></text:p>
      <text:p text:style-name="P131"/>
      <text:p text:style-name="P132"><text:span text:style-name="T132_1">2008</text:span></text:p>
      <text:p text:style-name="P133"><text:span text:style-name="T133_1">Професор</text:span><text:span text:style-name="T133_2"><text:s/></text:span><text:span text:style-name="T133_3">Одеського</text:span><text:span text:style-name="T133_4"><text:s/></text:span><text:span text:style-name="T133_5">державного</text:span><text:span text:style-name="T133_6"><text:s/></text:span><text:span text:style-name="T133_7">медичного</text:span><text:span text:style-name="T133_8"><text:s/></text:span><text:span text:style-name="T133_9">університету</text:span></text:p>
      <text:p text:style-name="P134"><text:span text:style-name="T134_1">Професор</text:span><text:span text:style-name="T134_2"><text:s/></text:span><text:span text:style-name="T134_3">Одеського</text:span><text:span text:style-name="T134_4"><text:s/></text:span><text:span text:style-name="T134_5">державного</text:span><text:span text:style-name="T134_6"><text:s/></text:span><text:span text:style-name="T134_7">медичного</text:span><text:span text:style-name="T134_8"><text:s/></text:span><text:span text:style-name="T134_9">університету</text:span><text:span text:style-name="T134_10"><text:s/>–<text:s/></text:span><text:span text:style-name="T134_11">автор</text:span><text:span text:style-name="T134_12"><text:s/></text:span><text:span text:style-name="T134_13">курсу</text:span><text:span text:style-name="T134_14"><text:s/></text:span><text:span text:style-name="T134_15">дерматоонкології</text:span><text:span text:style-name="T134_16"><text:s/></text:span><text:span text:style-name="T134_17">для</text:span><text:span text:style-name="T134_18"><text:s/></text:span><text:span text:style-name="T134_19">сімейних</text:span><text:span text:style-name="T134_20"><text:s/></text:span><text:span text:style-name="T134_21">лікарів</text:span></text:p>
      <text:p text:style-name="P135"><text:span text:style-name="T135_1">Офіційний</text:span><text:span text:style-name="T135_2"><text:s/></text:span><text:span text:style-name="T135_3">сайт</text:span><text:span text:style-name="T135_4">,<text:s/></text:span><text:span text:style-name="T135_5"><text:a xlink:type="simple" xlink:href="http://bogomolets.com/ua/biography/career"><text:span text:style-name="T135_6">http</text:span></text:a></text:span><text:span text:style-name="T135_7"><text:a xlink:type="simple" xlink:href="http://bogomolets.com/ua/biography/career"><text:span text:style-name="T135_8">://</text:span></text:a></text:span><text:span text:style-name="T135_9"><text:a xlink:type="simple" xlink:href="http://bogomolets.com/ua/biography/career"><text:span text:style-name="T135_10">bogomolets</text:span></text:a></text:span><text:span text:style-name="T135_11"><text:a xlink:type="simple" xlink:href="http://bogomolets.com/ua/biography/career"><text:span text:style-name="T135_12">.</text:span></text:a></text:span><text:span text:style-name="T135_13"><text:a xlink:type="simple" xlink:href="http://bogomolets.com/ua/biography/career"><text:span text:style-name="T135_14">com</text:span></text:a></text:span><text:span text:style-name="T135_15"><text:a xlink:type="simple" xlink:href="http://bogomolets.com/ua/biography/career"><text:span text:style-name="T135_16">/</text:span></text:a></text:span><text:span text:style-name="T135_17"><text:a xlink:type="simple" xlink:href="http://bogomolets.com/ua/biography/career"><text:span text:style-name="T135_18">ua</text:span></text:a></text:span><text:span text:style-name="T135_19"><text:a xlink:type="simple" xlink:href="http://bogomolets.com/ua/biography/career"><text:span text:style-name="T135_20">/</text:span></text:a></text:span><text:span text:style-name="T135_21"><text:a xlink:type="simple" xlink:href="http://bogomolets.com/ua/biography/career"><text:span text:style-name="T135_22">biography</text:span></text:a></text:span><text:span text:style-name="T135_23"><text:a xlink:type="simple" xlink:href="http://bogomolets.com/ua/biography/career"><text:span text:style-name="T135_24">/</text:span></text:a></text:span><text:span text:style-name="T135_25"><text:a xlink:type="simple" xlink:href="http://bogomolets.com/ua/biography/career"><text:span text:style-name="T135_26">career</text:span></text:a></text:span></text:p>
      <text:p text:style-name="P136"/>
      <text:p text:style-name="P137"><text:span text:style-name="T137_1">22.11.2008</text:span></text:p>
      <text:p text:style-name="P138"><text:span text:style-name="T138_1">Забезпечила</text:span><text:span text:style-name="T138_2"><text:s/></text:span><text:span text:style-name="T138_3">приєднання</text:span><text:span text:style-name="T138_4"><text:s/></text:span><text:span text:style-name="T138_5">України</text:span><text:span text:style-name="T138_6"><text:s/></text:span><text:span text:style-name="T138_7">до</text:span><text:span text:style-name="T138_8"><text:s/></text:span><text:span text:style-name="T138_9">Всесвітньої</text:span><text:span text:style-name="T138_10"><text:s/></text:span><text:span text:style-name="T138_11">програми</text:span><text:span text:style-name="T138_12"><text:s/>«</text:span><text:span text:style-name="T138_13">Євромеланома</text:span><text:span text:style-name="T138_14">»</text:span></text:p>
      <text:p text:style-name="P139"><text:span text:style-name="T139_1">Забезпечила</text:span><text:span text:style-name="T139_2"><text:s/></text:span><text:span text:style-name="T139_3">приєднання</text:span><text:span text:style-name="T139_4"><text:s/></text:span><text:span text:style-name="T139_5">України</text:span><text:span text:style-name="T139_6"><text:s/></text:span><text:span text:style-name="T139_7">до</text:span><text:span text:style-name="T139_8"><text:s/></text:span><text:span text:style-name="T139_9">Всесвітньої</text:span><text:span text:style-name="T139_10"><text:s/></text:span><text:span text:style-name="T139_11">програми</text:span><text:span text:style-name="T139_12"><text:s/>«</text:span><text:span text:style-name="T139_13">Євромеланома</text:span><text:span text:style-name="T139_14">»<text:s/>(</text:span><text:span text:style-name="T139_15">м</text:span><text:span text:style-name="T139_16">.<text:s/></text:span><text:span text:style-name="T139_17">Брюссель</text:span><text:span text:style-name="T139_18">)<text:s/></text:span><text:span text:style-name="T139_19">з</text:span><text:span text:style-name="T139_20"><text:s/></text:span><text:span text:style-name="T139_21">метою</text:span><text:span text:style-name="T139_22"><text:s/></text:span><text:span text:style-name="T139_23">проведення</text:span><text:span text:style-name="T139_24"><text:s/></text:span><text:span text:style-name="T139_25">заходів</text:span><text:span text:style-name="T139_26">,<text:s/></text:span><text:span text:style-name="T139_27">спрямованих</text:span><text:span text:style-name="T139_28"><text:s/></text:span><text:span text:style-name="T139_29">на</text:span><text:span text:style-name="T139_30"><text:s/></text:span><text:span text:style-name="T139_31">запобігання</text:span><text:span text:style-name="T139_32"><text:s/></text:span><text:span text:style-name="T139_33">високому</text:span><text:span text:style-name="T139_34"><text:s/></text:span><text:span text:style-name="T139_35">рівню</text:span><text:span text:style-name="T139_36"><text:s/></text:span><text:span text:style-name="T139_37">смертності</text:span><text:span text:style-name="T139_38"><text:s/></text:span><text:span text:style-name="T139_39">від</text:span><text:span text:style-name="T139_40"><text:s/></text:span><text:span text:style-name="T139_41">меланоми</text:span><text:span text:style-name="T139_42">.<text:s/></text:span><text:span text:style-name="T139_43">Серед</text:span><text:span text:style-name="T139_44"><text:s/></text:span><text:span text:style-name="T139_45">них</text:span><text:span text:style-name="T139_46"><text:s/>–<text:s/></text:span><text:span text:style-name="T139_47">організація</text:span><text:span text:style-name="T139_48"><text:s/></text:span><text:span text:style-name="T139_49">щорічного</text:span><text:span text:style-name="T139_50"><text:s/>«</text:span><text:span text:style-name="T139_51">Дня</text:span><text:span text:style-name="T139_52"><text:s/></text:span><text:span text:style-name="T139_53">меланоми</text:span><text:span text:style-name="T139_54">»<text:s/></text:span><text:span text:style-name="T139_55">з</text:span><text:span text:style-name="T139_56"><text:s/></text:span><text:span text:style-name="T139_57">проведенням</text:span><text:span text:style-name="T139_58"><text:s/></text:span><text:span text:style-name="T139_59">безкоштовних</text:span><text:span text:style-name="T139_60"><text:s/></text:span><text:span text:style-name="T139_61">оглядів</text:span><text:span text:style-name="T139_62"><text:s/></text:span><text:span text:style-name="T139_63">серед</text:span><text:span text:style-name="T139_64"><text:s/></text:span><text:span text:style-name="T139_65">населення</text:span><text:span text:style-name="T139_66"><text:s/></text:span><text:span text:style-name="T139_67">з</text:span><text:span text:style-name="T139_68"><text:s/></text:span><text:span text:style-name="T139_69">метою</text:span><text:span text:style-name="T139_70"><text:s/></text:span><text:span text:style-name="T139_71">виявлення</text:span><text:span text:style-name="T139_72"><text:s/></text:span><text:span text:style-name="T139_73">захворювання</text:span><text:span text:style-name="T139_74">.</text:span></text:p>
      <text:p text:style-name="P140"><text:span text:style-name="T140_1">Офіційний</text:span><text:span text:style-name="T140_2"><text:s/></text:span><text:span text:style-name="T140_3">сайт</text:span><text:span text:style-name="T140_4">,<text:s/></text:span><text:span text:style-name="T140_5"><text:a xlink:type="simple" xlink:href="http://bogomolets.com/ua/biography/career"><text:span text:style-name="T140_6">http</text:span></text:a></text:span><text:span text:style-name="T140_7"><text:a xlink:type="simple" xlink:href="http://bogomolets.com/ua/biography/career"><text:span text:style-name="T140_8">://</text:span></text:a></text:span><text:span text:style-name="T140_9"><text:a xlink:type="simple" xlink:href="http://bogomolets.com/ua/biography/career"><text:span text:style-name="T140_10">bogomolets</text:span></text:a></text:span><text:span text:style-name="T140_11"><text:a xlink:type="simple" xlink:href="http://bogomolets.com/ua/biography/career"><text:span text:style-name="T140_12">.</text:span></text:a></text:span><text:span text:style-name="T140_13"><text:a xlink:type="simple" xlink:href="http://bogomolets.com/ua/biography/career"><text:span text:style-name="T140_14">com</text:span></text:a></text:span><text:span text:style-name="T140_15"><text:a xlink:type="simple" xlink:href="http://bogomolets.com/ua/biography/career"><text:span text:style-name="T140_16">/</text:span></text:a></text:span><text:span text:style-name="T140_17"><text:a xlink:type="simple" xlink:href="http://bogomolets.com/ua/biography/career"><text:span text:style-name="T140_18">ua</text:span></text:a></text:span><text:span text:style-name="T140_19"><text:a xlink:type="simple" xlink:href="http://bogomolets.com/ua/biography/career"><text:span text:style-name="T140_20">/</text:span></text:a></text:span><text:span text:style-name="T140_21"><text:a xlink:type="simple" xlink:href="http://bogomolets.com/ua/biography/career"><text:span text:style-name="T140_22">biography</text:span></text:a></text:span><text:span text:style-name="T140_23"><text:a xlink:type="simple" xlink:href="http://bogomolets.com/ua/biography/career"><text:span text:style-name="T140_24">/</text:span></text:a></text:span><text:span text:style-name="T140_25"><text:a xlink:type="simple" xlink:href="http://bogomolets.com/ua/biography/career"><text:span text:style-name="T140_26">career</text:span></text:a></text:span></text:p>
      <text:p text:style-name="P141"/>
      <text:p text:style-name="P142"><text:span text:style-name="T142_1">2008</text:span></text:p>
      <text:p text:style-name="P143"><text:span text:style-name="T143_1">Орден</text:span><text:span text:style-name="T143_2"><text:s/></text:span><text:span text:style-name="T143_3">Святого</text:span><text:span text:style-name="T143_4"><text:s/></text:span><text:span text:style-name="T143_5">Рівноапостольного</text:span><text:span text:style-name="T143_6"><text:s/></text:span><text:span text:style-name="T143_7">Князя</text:span><text:span text:style-name="T143_8"><text:s/></text:span><text:span text:style-name="T143_9">Володимира</text:span><text:span text:style-name="T143_10"><text:s/>3<text:s/></text:span><text:span text:style-name="T143_11">ст</text:span><text:span text:style-name="T143_12">.</text:span></text:p>
      <text:p text:style-name="P144"><text:span text:style-name="T144_1">Орден</text:span><text:span text:style-name="T144_2"><text:s/></text:span><text:span text:style-name="T144_3">Святого</text:span><text:span text:style-name="T144_4"><text:s/></text:span><text:span text:style-name="T144_5">Рівноапостольного</text:span><text:span text:style-name="T144_6"><text:s/></text:span><text:span text:style-name="T144_7">Князя</text:span><text:span text:style-name="T144_8"><text:s/></text:span><text:span text:style-name="T144_9">Володимира</text:span><text:span text:style-name="T144_10"><text:s/>3<text:s/></text:span><text:span text:style-name="T144_11">ст</text:span><text:span text:style-name="T144_12">.</text:span></text:p>
      <text:p text:style-name="P145"><text:span text:style-name="T145_1">Вікіпедія</text:span><text:span text:style-name="T145_2">,<text:s/></text:span><text:span text:style-name="T145_3"><text:a xlink:type="simple" xlink:href="http://uk.wikipedia.org/wiki/%D0%91%D0%BE%D0%B3%D0%BE%D0%BC%D0%BE%D0%BB%D0%B5%D1%86%D1%8C_%D0%9E%D0%BB%D1%8C%D0%B3%D0%B0_%D0%92%D0%B0%D0%B4%D0%B8%D0%BC%D1%96%D0%B2%D0%BD%D0%B0"><text:span text:style-name="T145_4">http</text:span></text:a></text:span><text:span text:style-name="T145_5"><text:a xlink:type="simple" xlink:href="http://uk.wikipedia.org/wiki/%D0%91%D0%BE%D0%B3%D0%BE%D0%BC%D0%BE%D0%BB%D0%B5%D1%86%D1%8C_%D0%9E%D0%BB%D1%8C%D0%B3%D0%B0_%D0%92%D0%B0%D0%B4%D0%B8%D0%BC%D1%96%D0%B2%D0%BD%D0%B0"><text:span text:style-name="T145_6">://</text:span></text:a></text:span><text:span text:style-name="T145_7"><text:a xlink:type="simple" xlink:href="http://uk.wikipedia.org/wiki/%D0%91%D0%BE%D0%B3%D0%BE%D0%BC%D0%BE%D0%BB%D0%B5%D1%86%D1%8C_%D0%9E%D0%BB%D1%8C%D0%B3%D0%B0_%D0%92%D0%B0%D0%B4%D0%B8%D0%BC%D1%96%D0%B2%D0%BD%D0%B0"><text:span text:style-name="T145_8">uk</text:span></text:a></text:span><text:span text:style-name="T145_9"><text:a xlink:type="simple" xlink:href="http://uk.wikipedia.org/wiki/%D0%91%D0%BE%D0%B3%D0%BE%D0%BC%D0%BE%D0%BB%D0%B5%D1%86%D1%8C_%D0%9E%D0%BB%D1%8C%D0%B3%D0%B0_%D0%92%D0%B0%D0%B4%D0%B8%D0%BC%D1%96%D0%B2%D0%BD%D0%B0"><text:span text:style-name="T145_10">.</text:span></text:a></text:span><text:span text:style-name="T145_11"><text:a xlink:type="simple" xlink:href="http://uk.wikipedia.org/wiki/%D0%91%D0%BE%D0%B3%D0%BE%D0%BC%D0%BE%D0%BB%D0%B5%D1%86%D1%8C_%D0%9E%D0%BB%D1%8C%D0%B3%D0%B0_%D0%92%D0%B0%D0%B4%D0%B8%D0%BC%D1%96%D0%B2%D0%BD%D0%B0"><text:span text:style-name="T145_12">wikipedia</text:span></text:a></text:span><text:span text:style-name="T145_13"><text:a xlink:type="simple" xlink:href="http://uk.wikipedia.org/wiki/%D0%91%D0%BE%D0%B3%D0%BE%D0%BC%D0%BE%D0%BB%D0%B5%D1%86%D1%8C_%D0%9E%D0%BB%D1%8C%D0%B3%D0%B0_%D0%92%D0%B0%D0%B4%D0%B8%D0%BC%D1%96%D0%B2%D0%BD%D0%B0"><text:span text:style-name="T145_14">.</text:span></text:a></text:span><text:span text:style-name="T145_15"><text:a xlink:type="simple" xlink:href="http://uk.wikipedia.org/wiki/%D0%91%D0%BE%D0%B3%D0%BE%D0%BC%D0%BE%D0%BB%D0%B5%D1%86%D1%8C_%D0%9E%D0%BB%D1%8C%D0%B3%D0%B0_%D0%92%D0%B0%D0%B4%D0%B8%D0%BC%D1%96%D0%B2%D0%BD%D0%B0"><text:span text:style-name="T145_16">org</text:span></text:a></text:span><text:span text:style-name="T145_17"><text:a xlink:type="simple" xlink:href="http://uk.wikipedia.org/wiki/%D0%91%D0%BE%D0%B3%D0%BE%D0%BC%D0%BE%D0%BB%D0%B5%D1%86%D1%8C_%D0%9E%D0%BB%D1%8C%D0%B3%D0%B0_%D0%92%D0%B0%D0%B4%D0%B8%D0%BC%D1%96%D0%B2%D0%BD%D0%B0"><text:span text:style-name="T145_18">/</text:span></text:a></text:span><text:span text:style-name="T145_19"><text:a xlink:type="simple" xlink:href="http://uk.wikipedia.org/wiki/%D0%91%D0%BE%D0%B3%D0%BE%D0%BC%D0%BE%D0%BB%D0%B5%D1%86%D1%8C_%D0%9E%D0%BB%D1%8C%D0%B3%D0%B0_%D0%92%D0%B0%D0%B4%D0%B8%D0%BC%D1%96%D0%B2%D0%BD%D0%B0"><text:span text:style-name="T145_20">wiki</text:span></text:a></text:span><text:span text:style-name="T145_21"><text:a xlink:type="simple" xlink:href="http://uk.wikipedia.org/wiki/%D0%91%D0%BE%D0%B3%D0%BE%D0%BC%D0%BE%D0%BB%D0%B5%D1%86%D1%8C_%D0%9E%D0%BB%D1%8C%D0%B3%D0%B0_%D0%92%D0%B0%D0%B4%D0%B8%D0%BC%D1%96%D0%B2%D0%BD%D0%B0"><text:span text:style-name="T145_22">/%</text:span></text:a></text:span><text:span text:style-name="T145_23"><text:a xlink:type="simple" xlink:href="http://uk.wikipedia.org/wiki/%D0%91%D0%BE%D0%B3%D0%BE%D0%BC%D0%BE%D0%BB%D0%B5%D1%86%D1%8C_%D0%9E%D0%BB%D1%8C%D0%B3%D0%B0_%D0%92%D0%B0%D0%B4%D0%B8%D0%BC%D1%96%D0%B2%D0%BD%D0%B0"><text:span text:style-name="T145_24">D</text:span></text:a></text:span><text:span text:style-name="T145_25"><text:a xlink:type="simple" xlink:href="http://uk.wikipedia.org/wiki/%D0%91%D0%BE%D0%B3%D0%BE%D0%BC%D0%BE%D0%BB%D0%B5%D1%86%D1%8C_%D0%9E%D0%BB%D1%8C%D0%B3%D0%B0_%D0%92%D0%B0%D0%B4%D0%B8%D0%BC%D1%96%D0%B2%D0%BD%D0%B0"><text:span text:style-name="T145_26">0%91%</text:span></text:a></text:span><text:span text:style-name="T145_27"><text:a xlink:type="simple" xlink:href="http://uk.wikipedia.org/wiki/%D0%91%D0%BE%D0%B3%D0%BE%D0%BC%D0%BE%D0%BB%D0%B5%D1%86%D1%8C_%D0%9E%D0%BB%D1%8C%D0%B3%D0%B0_%D0%92%D0%B0%D0%B4%D0%B8%D0%BC%D1%96%D0%B2%D0%BD%D0%B0"><text:span text:style-name="T145_28">D</text:span></text:a></text:span><text:span text:style-name="T145_29"><text:a xlink:type="simple" xlink:href="http://uk.wikipedia.org/wiki/%D0%91%D0%BE%D0%B3%D0%BE%D0%BC%D0%BE%D0%BB%D0%B5%D1%86%D1%8C_%D0%9E%D0%BB%D1%8C%D0%B3%D0%B0_%D0%92%D0%B0%D0%B4%D0%B8%D0%BC%D1%96%D0%B2%D0%BD%D0%B0"><text:span text:style-name="T145_30">0%</text:span></text:a></text:span><text:span text:style-name="T145_31"><text:a xlink:type="simple" xlink:href="http://uk.wikipedia.org/wiki/%D0%91%D0%BE%D0%B3%D0%BE%D0%BC%D0%BE%D0%BB%D0%B5%D1%86%D1%8C_%D0%9E%D0%BB%D1%8C%D0%B3%D0%B0_%D0%92%D0%B0%D0%B4%D0%B8%D0%BC%D1%96%D0%B2%D0%BD%D0%B0"><text:span text:style-name="T145_32">BE</text:span></text:a></text:span><text:span text:style-name="T145_33"><text:a xlink:type="simple" xlink:href="http://uk.wikipedia.org/wiki/%D0%91%D0%BE%D0%B3%D0%BE%D0%BC%D0%BE%D0%BB%D0%B5%D1%86%D1%8C_%D0%9E%D0%BB%D1%8C%D0%B3%D0%B0_%D0%92%D0%B0%D0%B4%D0%B8%D0%BC%D1%96%D0%B2%D0%BD%D0%B0"><text:span text:style-name="T145_34">%</text:span></text:a></text:span><text:span text:style-name="T145_35"><text:a xlink:type="simple" xlink:href="http://uk.wikipedia.org/wiki/%D0%91%D0%BE%D0%B3%D0%BE%D0%BC%D0%BE%D0%BB%D0%B5%D1%86%D1%8C_%D0%9E%D0%BB%D1%8C%D0%B3%D0%B0_%D0%92%D0%B0%D0%B4%D0%B8%D0%BC%D1%96%D0%B2%D0%BD%D0%B0"><text:span text:style-name="T145_36">D</text:span></text:a></text:span><text:span text:style-name="T145_37"><text:a xlink:type="simple" xlink:href="http://uk.wikipedia.org/wiki/%D0%91%D0%BE%D0%B3%D0%BE%D0%BC%D0%BE%D0%BB%D0%B5%D1%86%D1%8C_%D0%9E%D0%BB%D1%8C%D0%B3%D0%B0_%D0%92%D0%B0%D0%B4%D0%B8%D0%BC%D1%96%D0%B2%D0%BD%D0%B0"><text:span text:style-name="T145_38">0%</text:span></text:a></text:span><text:span text:style-name="T145_39"><text:a xlink:type="simple" xlink:href="http://uk.wikipedia.org/wiki/%D0%91%D0%BE%D0%B3%D0%BE%D0%BC%D0%BE%D0%BB%D0%B5%D1%86%D1%8C_%D0%9E%D0%BB%D1%8C%D0%B3%D0%B0_%D0%92%D0%B0%D0%B4%D0%B8%D0%BC%D1%96%D0%B2%D0%BD%D0%B0"><text:span text:style-name="T145_40">B</text:span></text:a></text:span><text:span text:style-name="T145_41"><text:a xlink:type="simple" xlink:href="http://uk.wikipedia.org/wiki/%D0%91%D0%BE%D0%B3%D0%BE%D0%BC%D0%BE%D0%BB%D0%B5%D1%86%D1%8C_%D0%9E%D0%BB%D1%8C%D0%B3%D0%B0_%D0%92%D0%B0%D0%B4%D0%B8%D0%BC%D1%96%D0%B2%D0%BD%D0%B0"><text:span text:style-name="T145_42">3%</text:span></text:a></text:span><text:span text:style-name="T145_43"><text:a xlink:type="simple" xlink:href="http://uk.wikipedia.org/wiki/%D0%91%D0%BE%D0%B3%D0%BE%D0%BC%D0%BE%D0%BB%D0%B5%D1%86%D1%8C_%D0%9E%D0%BB%D1%8C%D0%B3%D0%B0_%D0%92%D0%B0%D0%B4%D0%B8%D0%BC%D1%96%D0%B2%D0%BD%D0%B0"><text:span text:style-name="T145_44">D</text:span></text:a></text:span><text:span text:style-name="T145_45"><text:a xlink:type="simple" xlink:href="http://uk.wikipedia.org/wiki/%D0%91%D0%BE%D0%B3%D0%BE%D0%BC%D0%BE%D0%BB%D0%B5%D1%86%D1%8C_%D0%9E%D0%BB%D1%8C%D0%B3%D0%B0_%D0%92%D0%B0%D0%B4%D0%B8%D0%BC%D1%96%D0%B2%D0%BD%D0%B0"><text:span text:style-name="T145_46">0%</text:span></text:a></text:span><text:span text:style-name="T145_47"><text:a xlink:type="simple" xlink:href="http://uk.wikipedia.org/wiki/%D0%91%D0%BE%D0%B3%D0%BE%D0%BC%D0%BE%D0%BB%D0%B5%D1%86%D1%8C_%D0%9E%D0%BB%D1%8C%D0%B3%D0%B0_%D0%92%D0%B0%D0%B4%D0%B8%D0%BC%D1%96%D0%B2%D0%BD%D0%B0"><text:span text:style-name="T145_48">BE</text:span></text:a></text:span><text:span text:style-name="T145_49"><text:a xlink:type="simple" xlink:href="http://uk.wikipedia.org/wiki/%D0%91%D0%BE%D0%B3%D0%BE%D0%BC%D0%BE%D0%BB%D0%B5%D1%86%D1%8C_%D0%9E%D0%BB%D1%8C%D0%B3%D0%B0_%D0%92%D0%B0%D0%B4%D0%B8%D0%BC%D1%96%D0%B2%D0%BD%D0%B0"><text:span text:style-name="T145_50">%</text:span></text:a></text:span><text:span text:style-name="T145_51"><text:a xlink:type="simple" xlink:href="http://uk.wikipedia.org/wiki/%D0%91%D0%BE%D0%B3%D0%BE%D0%BC%D0%BE%D0%BB%D0%B5%D1%86%D1%8C_%D0%9E%D0%BB%D1%8C%D0%B3%D0%B0_%D0%92%D0%B0%D0%B4%D0%B8%D0%BC%D1%96%D0%B2%D0%BD%D0%B0"><text:span text:style-name="T145_52">D</text:span></text:a></text:span><text:span text:style-name="T145_53"><text:a xlink:type="simple" xlink:href="http://uk.wikipedia.org/wiki/%D0%91%D0%BE%D0%B3%D0%BE%D0%BC%D0%BE%D0%BB%D0%B5%D1%86%D1%8C_%D0%9E%D0%BB%D1%8C%D0%B3%D0%B0_%D0%92%D0%B0%D0%B4%D0%B8%D0%BC%D1%96%D0%B2%D0%BD%D0%B0"><text:span text:style-name="T145_54">0%</text:span></text:a></text:span><text:span text:style-name="T145_55"><text:a xlink:type="simple" xlink:href="http://uk.wikipedia.org/wiki/%D0%91%D0%BE%D0%B3%D0%BE%D0%BC%D0%BE%D0%BB%D0%B5%D1%86%D1%8C_%D0%9E%D0%BB%D1%8C%D0%B3%D0%B0_%D0%92%D0%B0%D0%B4%D0%B8%D0%BC%D1%96%D0%B2%D0%BD%D0%B0"><text:span text:style-name="T145_56">BC</text:span></text:a></text:span><text:span text:style-name="T145_57"><text:a xlink:type="simple" xlink:href="http://uk.wikipedia.org/wiki/%D0%91%D0%BE%D0%B3%D0%BE%D0%BC%D0%BE%D0%BB%D0%B5%D1%86%D1%8C_%D0%9E%D0%BB%D1%8C%D0%B3%D0%B0_%D0%92%D0%B0%D0%B4%D0%B8%D0%BC%D1%96%D0%B2%D0%BD%D0%B0"><text:span text:style-name="T145_58">%</text:span></text:a></text:span><text:span text:style-name="T145_59"><text:a xlink:type="simple" xlink:href="http://uk.wikipedia.org/wiki/%D0%91%D0%BE%D0%B3%D0%BE%D0%BC%D0%BE%D0%BB%D0%B5%D1%86%D1%8C_%D0%9E%D0%BB%D1%8C%D0%B3%D0%B0_%D0%92%D0%B0%D0%B4%D0%B8%D0%BC%D1%96%D0%B2%D0%BD%D0%B0"><text:span text:style-name="T145_60">D</text:span></text:a></text:span><text:span text:style-name="T145_61"><text:a xlink:type="simple" xlink:href="http://uk.wikipedia.org/wiki/%D0%91%D0%BE%D0%B3%D0%BE%D0%BC%D0%BE%D0%BB%D0%B5%D1%86%D1%8C_%D0%9E%D0%BB%D1%8C%D0%B3%D0%B0_%D0%92%D0%B0%D0%B4%D0%B8%D0%BC%D1%96%D0%B2%D0%BD%D0%B0"><text:span text:style-name="T145_62">0%</text:span></text:a></text:span><text:span text:style-name="T145_63"><text:a xlink:type="simple" xlink:href="http://uk.wikipedia.org/wiki/%D0%91%D0%BE%D0%B3%D0%BE%D0%BC%D0%BE%D0%BB%D0%B5%D1%86%D1%8C_%D0%9E%D0%BB%D1%8C%D0%B3%D0%B0_%D0%92%D0%B0%D0%B4%D0%B8%D0%BC%D1%96%D0%B2%D0%BD%D0%B0"><text:span text:style-name="T145_64">BE</text:span></text:a></text:span><text:span text:style-name="T145_65"><text:a xlink:type="simple" xlink:href="http://uk.wikipedia.org/wiki/%D0%91%D0%BE%D0%B3%D0%BE%D0%BC%D0%BE%D0%BB%D0%B5%D1%86%D1%8C_%D0%9E%D0%BB%D1%8C%D0%B3%D0%B0_%D0%92%D0%B0%D0%B4%D0%B8%D0%BC%D1%96%D0%B2%D0%BD%D0%B0"><text:span text:style-name="T145_66">%</text:span></text:a></text:span><text:span text:style-name="T145_67"><text:a xlink:type="simple" xlink:href="http://uk.wikipedia.org/wiki/%D0%91%D0%BE%D0%B3%D0%BE%D0%BC%D0%BE%D0%BB%D0%B5%D1%86%D1%8C_%D0%9E%D0%BB%D1%8C%D0%B3%D0%B0_%D0%92%D0%B0%D0%B4%D0%B8%D0%BC%D1%96%D0%B2%D0%BD%D0%B0"><text:span text:style-name="T145_68">D</text:span></text:a></text:span><text:span text:style-name="T145_69"><text:a xlink:type="simple" xlink:href="http://uk.wikipedia.org/wiki/%D0%91%D0%BE%D0%B3%D0%BE%D0%BC%D0%BE%D0%BB%D0%B5%D1%86%D1%8C_%D0%9E%D0%BB%D1%8C%D0%B3%D0%B0_%D0%92%D0%B0%D0%B4%D0%B8%D0%BC%D1%96%D0%B2%D0%BD%D0%B0"><text:span text:style-name="T145_70">0%</text:span></text:a></text:span><text:span text:style-name="T145_71"><text:a xlink:type="simple" xlink:href="http://uk.wikipedia.org/wiki/%D0%91%D0%BE%D0%B3%D0%BE%D0%BC%D0%BE%D0%BB%D0%B5%D1%86%D1%8C_%D0%9E%D0%BB%D1%8C%D0%B3%D0%B0_%D0%92%D0%B0%D0%B4%D0%B8%D0%BC%D1%96%D0%B2%D0%BD%D0%B0"><text:span text:style-name="T145_72">BB</text:span></text:a></text:span><text:span text:style-name="T145_73"><text:a xlink:type="simple" xlink:href="http://uk.wikipedia.org/wiki/%D0%91%D0%BE%D0%B3%D0%BE%D0%BC%D0%BE%D0%BB%D0%B5%D1%86%D1%8C_%D0%9E%D0%BB%D1%8C%D0%B3%D0%B0_%D0%92%D0%B0%D0%B4%D0%B8%D0%BC%D1%96%D0%B2%D0%BD%D0%B0"><text:span text:style-name="T145_74">%</text:span></text:a></text:span><text:span text:style-name="T145_75"><text:a xlink:type="simple" xlink:href="http://uk.wikipedia.org/wiki/%D0%91%D0%BE%D0%B3%D0%BE%D0%BC%D0%BE%D0%BB%D0%B5%D1%86%D1%8C_%D0%9E%D0%BB%D1%8C%D0%B3%D0%B0_%D0%92%D0%B0%D0%B4%D0%B8%D0%BC%D1%96%D0%B2%D0%BD%D0%B0"><text:span text:style-name="T145_76">D</text:span></text:a></text:span><text:span text:style-name="T145_77"><text:a xlink:type="simple" xlink:href="http://uk.wikipedia.org/wiki/%D0%91%D0%BE%D0%B3%D0%BE%D0%BC%D0%BE%D0%BB%D0%B5%D1%86%D1%8C_%D0%9E%D0%BB%D1%8C%D0%B3%D0%B0_%D0%92%D0%B0%D0%B4%D0%B8%D0%BC%D1%96%D0%B2%D0%BD%D0%B0"><text:span text:style-name="T145_78">0%</text:span></text:a></text:span><text:span text:style-name="T145_79"><text:a xlink:type="simple" xlink:href="http://uk.wikipedia.org/wiki/%D0%91%D0%BE%D0%B3%D0%BE%D0%BC%D0%BE%D0%BB%D0%B5%D1%86%D1%8C_%D0%9E%D0%BB%D1%8C%D0%B3%D0%B0_%D0%92%D0%B0%D0%B4%D0%B8%D0%BC%D1%96%D0%B2%D0%BD%D0%B0"><text:span text:style-name="T145_80">B</text:span></text:a></text:span><text:span text:style-name="T145_81"><text:a xlink:type="simple" xlink:href="http://uk.wikipedia.org/wiki/%D0%91%D0%BE%D0%B3%D0%BE%D0%BC%D0%BE%D0%BB%D0%B5%D1%86%D1%8C_%D0%9E%D0%BB%D1%8C%D0%B3%D0%B0_%D0%92%D0%B0%D0%B4%D0%B8%D0%BC%D1%96%D0%B2%D0%BD%D0%B0"><text:span text:style-name="T145_82">5%</text:span></text:a></text:span><text:span text:style-name="T145_83"><text:a xlink:type="simple" xlink:href="http://uk.wikipedia.org/wiki/%D0%91%D0%BE%D0%B3%D0%BE%D0%BC%D0%BE%D0%BB%D0%B5%D1%86%D1%8C_%D0%9E%D0%BB%D1%8C%D0%B3%D0%B0_%D0%92%D0%B0%D0%B4%D0%B8%D0%BC%D1%96%D0%B2%D0%BD%D0%B0"><text:span text:style-name="T145_84">D</text:span></text:a></text:span><text:span text:style-name="T145_85"><text:a xlink:type="simple" xlink:href="http://uk.wikipedia.org/wiki/%D0%91%D0%BE%D0%B3%D0%BE%D0%BC%D0%BE%D0%BB%D0%B5%D1%86%D1%8C_%D0%9E%D0%BB%D1%8C%D0%B3%D0%B0_%D0%92%D0%B0%D0%B4%D0%B8%D0%BC%D1%96%D0%B2%D0%BD%D0%B0"><text:span text:style-name="T145_86">1%86%</text:span></text:a></text:span><text:span text:style-name="T145_87"><text:a xlink:type="simple" xlink:href="http://uk.wikipedia.org/wiki/%D0%91%D0%BE%D0%B3%D0%BE%D0%BC%D0%BE%D0%BB%D0%B5%D1%86%D1%8C_%D0%9E%D0%BB%D1%8C%D0%B3%D0%B0_%D0%92%D0%B0%D0%B4%D0%B8%D0%BC%D1%96%D0%B2%D0%BD%D0%B0"><text:span text:style-name="T145_88">D</text:span></text:a></text:span><text:span text:style-name="T145_89"><text:a xlink:type="simple" xlink:href="http://uk.wikipedia.org/wiki/%D0%91%D0%BE%D0%B3%D0%BE%D0%BC%D0%BE%D0%BB%D0%B5%D1%86%D1%8C_%D0%9E%D0%BB%D1%8C%D0%B3%D0%B0_%D0%92%D0%B0%D0%B4%D0%B8%D0%BC%D1%96%D0%B2%D0%BD%D0%B0"><text:span text:style-name="T145_90">1%8</text:span></text:a></text:span><text:span text:style-name="T145_91"><text:a xlink:type="simple" xlink:href="http://uk.wikipedia.org/wiki/%D0%91%D0%BE%D0%B3%D0%BE%D0%BC%D0%BE%D0%BB%D0%B5%D1%86%D1%8C_%D0%9E%D0%BB%D1%8C%D0%B3%D0%B0_%D0%92%D0%B0%D0%B4%D0%B8%D0%BC%D1%96%D0%B2%D0%BD%D0%B0"><text:span text:style-name="T145_92">C</text:span></text:a></text:span><text:span text:style-name="T145_93"><text:a xlink:type="simple" xlink:href="http://uk.wikipedia.org/wiki/%D0%91%D0%BE%D0%B3%D0%BE%D0%BC%D0%BE%D0%BB%D0%B5%D1%86%D1%8C_%D0%9E%D0%BB%D1%8C%D0%B3%D0%B0_%D0%92%D0%B0%D0%B4%D0%B8%D0%BC%D1%96%D0%B2%D0%BD%D0%B0"><text:span text:style-name="T145_94">_%</text:span></text:a></text:span><text:span text:style-name="T145_95"><text:a xlink:type="simple" xlink:href="http://uk.wikipedia.org/wiki/%D0%91%D0%BE%D0%B3%D0%BE%D0%BC%D0%BE%D0%BB%D0%B5%D1%86%D1%8C_%D0%9E%D0%BB%D1%8C%D0%B3%D0%B0_%D0%92%D0%B0%D0%B4%D0%B8%D0%BC%D1%96%D0%B2%D0%BD%D0%B0"><text:span text:style-name="T145_96">D</text:span></text:a></text:span><text:span text:style-name="T145_97"><text:a xlink:type="simple" xlink:href="http://uk.wikipedia.org/wiki/%D0%91%D0%BE%D0%B3%D0%BE%D0%BC%D0%BE%D0%BB%D0%B5%D1%86%D1%8C_%D0%9E%D0%BB%D1%8C%D0%B3%D0%B0_%D0%92%D0%B0%D0%B4%D0%B8%D0%BC%D1%96%D0%B2%D0%BD%D0%B0"><text:span text:style-name="T145_98">0%9</text:span></text:a></text:span><text:span text:style-name="T145_99"><text:a xlink:type="simple" xlink:href="http://uk.wikipedia.org/wiki/%D0%91%D0%BE%D0%B3%D0%BE%D0%BC%D0%BE%D0%BB%D0%B5%D1%86%D1%8C_%D0%9E%D0%BB%D1%8C%D0%B3%D0%B0_%D0%92%D0%B0%D0%B4%D0%B8%D0%BC%D1%96%D0%B2%D0%BD%D0%B0"><text:span text:style-name="T145_100">E</text:span></text:a></text:span><text:span text:style-name="T145_101"><text:a xlink:type="simple" xlink:href="http://uk.wikipedia.org/wiki/%D0%91%D0%BE%D0%B3%D0%BE%D0%BC%D0%BE%D0%BB%D0%B5%D1%86%D1%8C_%D0%9E%D0%BB%D1%8C%D0%B3%D0%B0_%D0%92%D0%B0%D0%B4%D0%B8%D0%BC%D1%96%D0%B2%D0%BD%D0%B0"><text:span text:style-name="T145_102">%</text:span></text:a></text:span><text:span text:style-name="T145_103"><text:a xlink:type="simple" xlink:href="http://uk.wikipedia.org/wiki/%D0%91%D0%BE%D0%B3%D0%BE%D0%BC%D0%BE%D0%BB%D0%B5%D1%86%D1%8C_%D0%9E%D0%BB%D1%8C%D0%B3%D0%B0_%D0%92%D0%B0%D0%B4%D0%B8%D0%BC%D1%96%D0%B2%D0%BD%D0%B0"><text:span text:style-name="T145_104">D</text:span></text:a></text:span><text:span text:style-name="T145_105"><text:a xlink:type="simple" xlink:href="http://uk.wikipedia.org/wiki/%D0%91%D0%BE%D0%B3%D0%BE%D0%BC%D0%BE%D0%BB%D0%B5%D1%86%D1%8C_%D0%9E%D0%BB%D1%8C%D0%B3%D0%B0_%D0%92%D0%B0%D0%B4%D0%B8%D0%BC%D1%96%D0%B2%D0%BD%D0%B0"><text:span text:style-name="T145_106">0%</text:span></text:a></text:span><text:span text:style-name="T145_107"><text:a xlink:type="simple" xlink:href="http://uk.wikipedia.org/wiki/%D0%91%D0%BE%D0%B3%D0%BE%D0%BC%D0%BE%D0%BB%D0%B5%D1%86%D1%8C_%D0%9E%D0%BB%D1%8C%D0%B3%D0%B0_%D0%92%D0%B0%D0%B4%D0%B8%D0%BC%D1%96%D0%B2%D0%BD%D0%B0"><text:span text:style-name="T145_108">BB</text:span></text:a></text:span><text:span text:style-name="T145_109"><text:a xlink:type="simple" xlink:href="http://uk.wikipedia.org/wiki/%D0%91%D0%BE%D0%B3%D0%BE%D0%BC%D0%BE%D0%BB%D0%B5%D1%86%D1%8C_%D0%9E%D0%BB%D1%8C%D0%B3%D0%B0_%D0%92%D0%B0%D0%B4%D0%B8%D0%BC%D1%96%D0%B2%D0%BD%D0%B0"><text:span text:style-name="T145_110">%</text:span></text:a></text:span><text:span text:style-name="T145_111"><text:a xlink:type="simple" xlink:href="http://uk.wikipedia.org/wiki/%D0%91%D0%BE%D0%B3%D0%BE%D0%BC%D0%BE%D0%BB%D0%B5%D1%86%D1%8C_%D0%9E%D0%BB%D1%8C%D0%B3%D0%B0_%D0%92%D0%B0%D0%B4%D0%B8%D0%BC%D1%96%D0%B2%D0%BD%D0%B0"><text:span text:style-name="T145_112">D</text:span></text:a></text:span><text:span text:style-name="T145_113"><text:a xlink:type="simple" xlink:href="http://uk.wikipedia.org/wiki/%D0%91%D0%BE%D0%B3%D0%BE%D0%BC%D0%BE%D0%BB%D0%B5%D1%86%D1%8C_%D0%9E%D0%BB%D1%8C%D0%B3%D0%B0_%D0%92%D0%B0%D0%B4%D0%B8%D0%BC%D1%96%D0%B2%D0%BD%D0%B0"><text:span text:style-name="T145_114">1%8</text:span></text:a></text:span><text:span text:style-name="T145_115"><text:a xlink:type="simple" xlink:href="http://uk.wikipedia.org/wiki/%D0%91%D0%BE%D0%B3%D0%BE%D0%BC%D0%BE%D0%BB%D0%B5%D1%86%D1%8C_%D0%9E%D0%BB%D1%8C%D0%B3%D0%B0_%D0%92%D0%B0%D0%B4%D0%B8%D0%BC%D1%96%D0%B2%D0%BD%D0%B0"><text:span text:style-name="T145_116">C</text:span></text:a></text:span><text:span text:style-name="T145_117"><text:a xlink:type="simple" xlink:href="http://uk.wikipedia.org/wiki/%D0%91%D0%BE%D0%B3%D0%BE%D0%BC%D0%BE%D0%BB%D0%B5%D1%86%D1%8C_%D0%9E%D0%BB%D1%8C%D0%B3%D0%B0_%D0%92%D0%B0%D0%B4%D0%B8%D0%BC%D1%96%D0%B2%D0%BD%D0%B0"><text:span text:style-name="T145_118">%</text:span></text:a></text:span><text:span text:style-name="T145_119"><text:a xlink:type="simple" xlink:href="http://uk.wikipedia.org/wiki/%D0%91%D0%BE%D0%B3%D0%BE%D0%BC%D0%BE%D0%BB%D0%B5%D1%86%D1%8C_%D0%9E%D0%BB%D1%8C%D0%B3%D0%B0_%D0%92%D0%B0%D0%B4%D0%B8%D0%BC%D1%96%D0%B2%D0%BD%D0%B0"><text:span text:style-name="T145_120">D</text:span></text:a></text:span><text:span text:style-name="T145_121"><text:a xlink:type="simple" xlink:href="http://uk.wikipedia.org/wiki/%D0%91%D0%BE%D0%B3%D0%BE%D0%BC%D0%BE%D0%BB%D0%B5%D1%86%D1%8C_%D0%9E%D0%BB%D1%8C%D0%B3%D0%B0_%D0%92%D0%B0%D0%B4%D0%B8%D0%BC%D1%96%D0%B2%D0%BD%D0%B0"><text:span text:style-name="T145_122">0%</text:span></text:a></text:span><text:span text:style-name="T145_123"><text:a xlink:type="simple" xlink:href="http://uk.wikipedia.org/wiki/%D0%91%D0%BE%D0%B3%D0%BE%D0%BC%D0%BE%D0%BB%D0%B5%D1%86%D1%8C_%D0%9E%D0%BB%D1%8C%D0%B3%D0%B0_%D0%92%D0%B0%D0%B4%D0%B8%D0%BC%D1%96%D0%B2%D0%BD%D0%B0"><text:span text:style-name="T145_124">B</text:span></text:a></text:span><text:span text:style-name="T145_125"><text:a xlink:type="simple" xlink:href="http://uk.wikipedia.org/wiki/%D0%91%D0%BE%D0%B3%D0%BE%D0%BC%D0%BE%D0%BB%D0%B5%D1%86%D1%8C_%D0%9E%D0%BB%D1%8C%D0%B3%D0%B0_%D0%92%D0%B0%D0%B4%D0%B8%D0%BC%D1%96%D0%B2%D0%BD%D0%B0"><text:span text:style-name="T145_126">3%</text:span></text:a></text:span><text:span text:style-name="T145_127"><text:a xlink:type="simple" xlink:href="http://uk.wikipedia.org/wiki/%D0%91%D0%BE%D0%B3%D0%BE%D0%BC%D0%BE%D0%BB%D0%B5%D1%86%D1%8C_%D0%9E%D0%BB%D1%8C%D0%B3%D0%B0_%D0%92%D0%B0%D0%B4%D0%B8%D0%BC%D1%96%D0%B2%D0%BD%D0%B0"><text:span text:style-name="T145_128">D</text:span></text:a></text:span><text:span text:style-name="T145_129"><text:a xlink:type="simple" xlink:href="http://uk.wikipedia.org/wiki/%D0%91%D0%BE%D0%B3%D0%BE%D0%BC%D0%BE%D0%BB%D0%B5%D1%86%D1%8C_%D0%9E%D0%BB%D1%8C%D0%B3%D0%B0_%D0%92%D0%B0%D0%B4%D0%B8%D0%BC%D1%96%D0%B2%D0%BD%D0%B0"><text:span text:style-name="T145_130">0%</text:span></text:a></text:span><text:span text:style-name="T145_131"><text:a xlink:type="simple" xlink:href="http://uk.wikipedia.org/wiki/%D0%91%D0%BE%D0%B3%D0%BE%D0%BC%D0%BE%D0%BB%D0%B5%D1%86%D1%8C_%D0%9E%D0%BB%D1%8C%D0%B3%D0%B0_%D0%92%D0%B0%D0%B4%D0%B8%D0%BC%D1%96%D0%B2%D0%BD%D0%B0"><text:span text:style-name="T145_132">B</text:span></text:a></text:span><text:span text:style-name="T145_133"><text:a xlink:type="simple" xlink:href="http://uk.wikipedia.org/wiki/%D0%91%D0%BE%D0%B3%D0%BE%D0%BC%D0%BE%D0%BB%D0%B5%D1%86%D1%8C_%D0%9E%D0%BB%D1%8C%D0%B3%D0%B0_%D0%92%D0%B0%D0%B4%D0%B8%D0%BC%D1%96%D0%B2%D0%BD%D0%B0"><text:span text:style-name="T145_134">0_%</text:span></text:a></text:span><text:span text:style-name="T145_135"><text:a xlink:type="simple" xlink:href="http://uk.wikipedia.org/wiki/%D0%91%D0%BE%D0%B3%D0%BE%D0%BC%D0%BE%D0%BB%D0%B5%D1%86%D1%8C_%D0%9E%D0%BB%D1%8C%D0%B3%D0%B0_%D0%92%D0%B0%D0%B4%D0%B8%D0%BC%D1%96%D0%B2%D0%BD%D0%B0"><text:span text:style-name="T145_136">D</text:span></text:a></text:span><text:span text:style-name="T145_137"><text:a xlink:type="simple" xlink:href="http://uk.wikipedia.org/wiki/%D0%91%D0%BE%D0%B3%D0%BE%D0%BC%D0%BE%D0%BB%D0%B5%D1%86%D1%8C_%D0%9E%D0%BB%D1%8C%D0%B3%D0%B0_%D0%92%D0%B0%D0%B4%D0%B8%D0%BC%D1%96%D0%B2%D0%BD%D0%B0"><text:span text:style-name="T145_138">0%92%</text:span></text:a></text:span><text:span text:style-name="T145_139"><text:a xlink:type="simple" xlink:href="http://uk.wikipedia.org/wiki/%D0%91%D0%BE%D0%B3%D0%BE%D0%BC%D0%BE%D0%BB%D0%B5%D1%86%D1%8C_%D0%9E%D0%BB%D1%8C%D0%B3%D0%B0_%D0%92%D0%B0%D0%B4%D0%B8%D0%BC%D1%96%D0%B2%D0%BD%D0%B0"><text:span text:style-name="T145_140">D</text:span></text:a></text:span><text:span text:style-name="T145_141"><text:a xlink:type="simple" xlink:href="http://uk.wikipedia.org/wiki/%D0%91%D0%BE%D0%B3%D0%BE%D0%BC%D0%BE%D0%BB%D0%B5%D1%86%D1%8C_%D0%9E%D0%BB%D1%8C%D0%B3%D0%B0_%D0%92%D0%B0%D0%B4%D0%B8%D0%BC%D1%96%D0%B2%D0%BD%D0%B0"><text:span text:style-name="T145_142">0%</text:span></text:a></text:span><text:span text:style-name="T145_143"><text:a xlink:type="simple" xlink:href="http://uk.wikipedia.org/wiki/%D0%91%D0%BE%D0%B3%D0%BE%D0%BC%D0%BE%D0%BB%D0%B5%D1%86%D1%8C_%D0%9E%D0%BB%D1%8C%D0%B3%D0%B0_%D0%92%D0%B0%D0%B4%D0%B8%D0%BC%D1%96%D0%B2%D0%BD%D0%B0"><text:span text:style-name="T145_144">B</text:span></text:a></text:span><text:span text:style-name="T145_145"><text:a xlink:type="simple" xlink:href="http://uk.wikipedia.org/wiki/%D0%91%D0%BE%D0%B3%D0%BE%D0%BC%D0%BE%D0%BB%D0%B5%D1%86%D1%8C_%D0%9E%D0%BB%D1%8C%D0%B3%D0%B0_%D0%92%D0%B0%D0%B4%D0%B8%D0%BC%D1%96%D0%B2%D0%BD%D0%B0"><text:span text:style-name="T145_146">0%</text:span></text:a></text:span><text:span text:style-name="T145_147"><text:a xlink:type="simple" xlink:href="http://uk.wikipedia.org/wiki/%D0%91%D0%BE%D0%B3%D0%BE%D0%BC%D0%BE%D0%BB%D0%B5%D1%86%D1%8C_%D0%9E%D0%BB%D1%8C%D0%B3%D0%B0_%D0%92%D0%B0%D0%B4%D0%B8%D0%BC%D1%96%D0%B2%D0%BD%D0%B0"><text:span text:style-name="T145_148">D</text:span></text:a></text:span><text:span text:style-name="T145_149"><text:a xlink:type="simple" xlink:href="http://uk.wikipedia.org/wiki/%D0%91%D0%BE%D0%B3%D0%BE%D0%BC%D0%BE%D0%BB%D0%B5%D1%86%D1%8C_%D0%9E%D0%BB%D1%8C%D0%B3%D0%B0_%D0%92%D0%B0%D0%B4%D0%B8%D0%BC%D1%96%D0%B2%D0%BD%D0%B0"><text:span text:style-name="T145_150">0%</text:span></text:a></text:span><text:span text:style-name="T145_151"><text:a xlink:type="simple" xlink:href="http://uk.wikipedia.org/wiki/%D0%91%D0%BE%D0%B3%D0%BE%D0%BC%D0%BE%D0%BB%D0%B5%D1%86%D1%8C_%D0%9E%D0%BB%D1%8C%D0%B3%D0%B0_%D0%92%D0%B0%D0%B4%D0%B8%D0%BC%D1%96%D0%B2%D0%BD%D0%B0"><text:span text:style-name="T145_152">B</text:span></text:a></text:span><text:span text:style-name="T145_153"><text:a xlink:type="simple" xlink:href="http://uk.wikipedia.org/wiki/%D0%91%D0%BE%D0%B3%D0%BE%D0%BC%D0%BE%D0%BB%D0%B5%D1%86%D1%8C_%D0%9E%D0%BB%D1%8C%D0%B3%D0%B0_%D0%92%D0%B0%D0%B4%D0%B8%D0%BC%D1%96%D0%B2%D0%BD%D0%B0"><text:span text:style-name="T145_154">4%</text:span></text:a></text:span><text:span text:style-name="T145_155"><text:a xlink:type="simple" xlink:href="http://uk.wikipedia.org/wiki/%D0%91%D0%BE%D0%B3%D0%BE%D0%BC%D0%BE%D0%BB%D0%B5%D1%86%D1%8C_%D0%9E%D0%BB%D1%8C%D0%B3%D0%B0_%D0%92%D0%B0%D0%B4%D0%B8%D0%BC%D1%96%D0%B2%D0%BD%D0%B0"><text:span text:style-name="T145_156">D</text:span></text:a></text:span><text:span text:style-name="T145_157"><text:a xlink:type="simple" xlink:href="http://uk.wikipedia.org/wiki/%D0%91%D0%BE%D0%B3%D0%BE%D0%BC%D0%BE%D0%BB%D0%B5%D1%86%D1%8C_%D0%9E%D0%BB%D1%8C%D0%B3%D0%B0_%D0%92%D0%B0%D0%B4%D0%B8%D0%BC%D1%96%D0%B2%D0%BD%D0%B0"><text:span text:style-name="T145_158">0%</text:span></text:a></text:span><text:span text:style-name="T145_159"><text:a xlink:type="simple" xlink:href="http://uk.wikipedia.org/wiki/%D0%91%D0%BE%D0%B3%D0%BE%D0%BC%D0%BE%D0%BB%D0%B5%D1%86%D1%8C_%D0%9E%D0%BB%D1%8C%D0%B3%D0%B0_%D0%92%D0%B0%D0%B4%D0%B8%D0%BC%D1%96%D0%B2%D0%BD%D0%B0"><text:span text:style-name="T145_160">B</text:span></text:a></text:span><text:span text:style-name="T145_161"><text:a xlink:type="simple" xlink:href="http://uk.wikipedia.org/wiki/%D0%91%D0%BE%D0%B3%D0%BE%D0%BC%D0%BE%D0%BB%D0%B5%D1%86%D1%8C_%D0%9E%D0%BB%D1%8C%D0%B3%D0%B0_%D0%92%D0%B0%D0%B4%D0%B8%D0%BC%D1%96%D0%B2%D0%BD%D0%B0"><text:span text:style-name="T145_162">8%</text:span></text:a></text:span><text:span text:style-name="T145_163"><text:a xlink:type="simple" xlink:href="http://uk.wikipedia.org/wiki/%D0%91%D0%BE%D0%B3%D0%BE%D0%BC%D0%BE%D0%BB%D0%B5%D1%86%D1%8C_%D0%9E%D0%BB%D1%8C%D0%B3%D0%B0_%D0%92%D0%B0%D0%B4%D0%B8%D0%BC%D1%96%D0%B2%D0%BD%D0%B0"><text:span text:style-name="T145_164">D</text:span></text:a></text:span><text:span text:style-name="T145_165"><text:a xlink:type="simple" xlink:href="http://uk.wikipedia.org/wiki/%D0%91%D0%BE%D0%B3%D0%BE%D0%BC%D0%BE%D0%BB%D0%B5%D1%86%D1%8C_%D0%9E%D0%BB%D1%8C%D0%B3%D0%B0_%D0%92%D0%B0%D0%B4%D0%B8%D0%BC%D1%96%D0%B2%D0%BD%D0%B0"><text:span text:style-name="T145_166">0%</text:span></text:a></text:span><text:span text:style-name="T145_167"><text:a xlink:type="simple" xlink:href="http://uk.wikipedia.org/wiki/%D0%91%D0%BE%D0%B3%D0%BE%D0%BC%D0%BE%D0%BB%D0%B5%D1%86%D1%8C_%D0%9E%D0%BB%D1%8C%D0%B3%D0%B0_%D0%92%D0%B0%D0%B4%D0%B8%D0%BC%D1%96%D0%B2%D0%BD%D0%B0"><text:span text:style-name="T145_168">BC</text:span></text:a></text:span><text:span text:style-name="T145_169"><text:a xlink:type="simple" xlink:href="http://uk.wikipedia.org/wiki/%D0%91%D0%BE%D0%B3%D0%BE%D0%BC%D0%BE%D0%BB%D0%B5%D1%86%D1%8C_%D0%9E%D0%BB%D1%8C%D0%B3%D0%B0_%D0%92%D0%B0%D0%B4%D0%B8%D0%BC%D1%96%D0%B2%D0%BD%D0%B0"><text:span text:style-name="T145_170">%</text:span></text:a></text:span><text:span text:style-name="T145_171"><text:a xlink:type="simple" xlink:href="http://uk.wikipedia.org/wiki/%D0%91%D0%BE%D0%B3%D0%BE%D0%BC%D0%BE%D0%BB%D0%B5%D1%86%D1%8C_%D0%9E%D0%BB%D1%8C%D0%B3%D0%B0_%D0%92%D0%B0%D0%B4%D0%B8%D0%BC%D1%96%D0%B2%D0%BD%D0%B0"><text:span text:style-name="T145_172">D</text:span></text:a></text:span><text:span text:style-name="T145_173"><text:a xlink:type="simple" xlink:href="http://uk.wikipedia.org/wiki/%D0%91%D0%BE%D0%B3%D0%BE%D0%BC%D0%BE%D0%BB%D0%B5%D1%86%D1%8C_%D0%9E%D0%BB%D1%8C%D0%B3%D0%B0_%D0%92%D0%B0%D0%B4%D0%B8%D0%BC%D1%96%D0%B2%D0%BD%D0%B0"><text:span text:style-name="T145_174">1%96%</text:span></text:a></text:span><text:span text:style-name="T145_175"><text:a xlink:type="simple" xlink:href="http://uk.wikipedia.org/wiki/%D0%91%D0%BE%D0%B3%D0%BE%D0%BC%D0%BE%D0%BB%D0%B5%D1%86%D1%8C_%D0%9E%D0%BB%D1%8C%D0%B3%D0%B0_%D0%92%D0%B0%D0%B4%D0%B8%D0%BC%D1%96%D0%B2%D0%BD%D0%B0"><text:span text:style-name="T145_176">D</text:span></text:a></text:span><text:span text:style-name="T145_177"><text:a xlink:type="simple" xlink:href="http://uk.wikipedia.org/wiki/%D0%91%D0%BE%D0%B3%D0%BE%D0%BC%D0%BE%D0%BB%D0%B5%D1%86%D1%8C_%D0%9E%D0%BB%D1%8C%D0%B3%D0%B0_%D0%92%D0%B0%D0%B4%D0%B8%D0%BC%D1%96%D0%B2%D0%BD%D0%B0"><text:span text:style-name="T145_178">0%</text:span></text:a></text:span><text:span text:style-name="T145_179"><text:a xlink:type="simple" xlink:href="http://uk.wikipedia.org/wiki/%D0%91%D0%BE%D0%B3%D0%BE%D0%BC%D0%BE%D0%BB%D0%B5%D1%86%D1%8C_%D0%9E%D0%BB%D1%8C%D0%B3%D0%B0_%D0%92%D0%B0%D0%B4%D0%B8%D0%BC%D1%96%D0%B2%D0%BD%D0%B0"><text:span text:style-name="T145_180">B</text:span></text:a></text:span><text:span text:style-name="T145_181"><text:a xlink:type="simple" xlink:href="http://uk.wikipedia.org/wiki/%D0%91%D0%BE%D0%B3%D0%BE%D0%BC%D0%BE%D0%BB%D0%B5%D1%86%D1%8C_%D0%9E%D0%BB%D1%8C%D0%B3%D0%B0_%D0%92%D0%B0%D0%B4%D0%B8%D0%BC%D1%96%D0%B2%D0%BD%D0%B0"><text:span text:style-name="T145_182">2%</text:span></text:a></text:span><text:span text:style-name="T145_183"><text:a xlink:type="simple" xlink:href="http://uk.wikipedia.org/wiki/%D0%91%D0%BE%D0%B3%D0%BE%D0%BC%D0%BE%D0%BB%D0%B5%D1%86%D1%8C_%D0%9E%D0%BB%D1%8C%D0%B3%D0%B0_%D0%92%D0%B0%D0%B4%D0%B8%D0%BC%D1%96%D0%B2%D0%BD%D0%B0"><text:span text:style-name="T145_184">D</text:span></text:a></text:span><text:span text:style-name="T145_185"><text:a xlink:type="simple" xlink:href="http://uk.wikipedia.org/wiki/%D0%91%D0%BE%D0%B3%D0%BE%D0%BC%D0%BE%D0%BB%D0%B5%D1%86%D1%8C_%D0%9E%D0%BB%D1%8C%D0%B3%D0%B0_%D0%92%D0%B0%D0%B4%D0%B8%D0%BC%D1%96%D0%B2%D0%BD%D0%B0"><text:span text:style-name="T145_186">0%</text:span></text:a></text:span><text:span text:style-name="T145_187"><text:a xlink:type="simple" xlink:href="http://uk.wikipedia.org/wiki/%D0%91%D0%BE%D0%B3%D0%BE%D0%BC%D0%BE%D0%BB%D0%B5%D1%86%D1%8C_%D0%9E%D0%BB%D1%8C%D0%B3%D0%B0_%D0%92%D0%B0%D0%B4%D0%B8%D0%BC%D1%96%D0%B2%D0%BD%D0%B0"><text:span text:style-name="T145_188">BD</text:span></text:a></text:span><text:span text:style-name="T145_189"><text:a xlink:type="simple" xlink:href="http://uk.wikipedia.org/wiki/%D0%91%D0%BE%D0%B3%D0%BE%D0%BC%D0%BE%D0%BB%D0%B5%D1%86%D1%8C_%D0%9E%D0%BB%D1%8C%D0%B3%D0%B0_%D0%92%D0%B0%D0%B4%D0%B8%D0%BC%D1%96%D0%B2%D0%BD%D0%B0"><text:span text:style-name="T145_190">%</text:span></text:a></text:span><text:span text:style-name="T145_191"><text:a xlink:type="simple" xlink:href="http://uk.wikipedia.org/wiki/%D0%91%D0%BE%D0%B3%D0%BE%D0%BC%D0%BE%D0%BB%D0%B5%D1%86%D1%8C_%D0%9E%D0%BB%D1%8C%D0%B3%D0%B0_%D0%92%D0%B0%D0%B4%D0%B8%D0%BC%D1%96%D0%B2%D0%BD%D0%B0"><text:span text:style-name="T145_192">D</text:span></text:a></text:span><text:span text:style-name="T145_193"><text:a xlink:type="simple" xlink:href="http://uk.wikipedia.org/wiki/%D0%91%D0%BE%D0%B3%D0%BE%D0%BC%D0%BE%D0%BB%D0%B5%D1%86%D1%8C_%D0%9E%D0%BB%D1%8C%D0%B3%D0%B0_%D0%92%D0%B0%D0%B4%D0%B8%D0%BC%D1%96%D0%B2%D0%BD%D0%B0"><text:span text:style-name="T145_194">0%</text:span></text:a></text:span><text:span text:style-name="T145_195"><text:a xlink:type="simple" xlink:href="http://uk.wikipedia.org/wiki/%D0%91%D0%BE%D0%B3%D0%BE%D0%BC%D0%BE%D0%BB%D0%B5%D1%86%D1%8C_%D0%9E%D0%BB%D1%8C%D0%B3%D0%B0_%D0%92%D0%B0%D0%B4%D0%B8%D0%BC%D1%96%D0%B2%D0%BD%D0%B0"><text:span text:style-name="T145_196">B</text:span></text:a></text:span><text:span text:style-name="T145_197"><text:a xlink:type="simple" xlink:href="http://uk.wikipedia.org/wiki/%D0%91%D0%BE%D0%B3%D0%BE%D0%BC%D0%BE%D0%BB%D0%B5%D1%86%D1%8C_%D0%9E%D0%BB%D1%8C%D0%B3%D0%B0_%D0%92%D0%B0%D0%B4%D0%B8%D0%BC%D1%96%D0%B2%D0%BD%D0%B0"><text:span text:style-name="T145_198">0</text:span></text:a></text:span></text:p>
      <text:p text:style-name="P146"/>
      <text:p text:style-name="P147"><text:span text:style-name="T147_1">2009</text:span></text:p>
      <text:p text:style-name="P148"><text:span text:style-name="T148_1">Організувала</text:span><text:span text:style-name="T148_2"><text:s/></text:span><text:span text:style-name="T148_3">Всеукраїнський</text:span><text:span text:style-name="T148_4"><text:s/></text:span><text:span text:style-name="T148_5">благодійний</text:span><text:span text:style-name="T148_6"><text:s/></text:span><text:span text:style-name="T148_7">марафон</text:span><text:span text:style-name="T148_8"><text:s/></text:span><text:span text:style-name="T148_9">здоров</text:span><text:span text:style-name="T148_10">'</text:span><text:span text:style-name="T148_11">я</text:span></text:p>
      <text:p text:style-name="P149"><text:span text:style-name="T149_1">Організувала</text:span><text:span text:style-name="T149_2"><text:s/></text:span><text:span text:style-name="T149_3">Всеукраїнський</text:span><text:span text:style-name="T149_4"><text:s/></text:span><text:span text:style-name="T149_5">благодійний</text:span><text:span text:style-name="T149_6"><text:s/></text:span><text:span text:style-name="T149_7">марафон</text:span><text:span text:style-name="T149_8"><text:s/></text:span><text:span text:style-name="T149_9">здоров</text:span><text:span text:style-name="T149_10">'</text:span><text:span text:style-name="T149_11">я</text:span><text:span text:style-name="T149_12">,<text:s/></text:span><text:span text:style-name="T149_13">в</text:span><text:span text:style-name="T149_14"><text:s/></text:span><text:span text:style-name="T149_15">рамках</text:span><text:span text:style-name="T149_16"><text:s/></text:span><text:span text:style-name="T149_17">якого</text:span><text:span text:style-name="T149_18"><text:s/></text:span><text:span text:style-name="T149_19">було</text:span><text:span text:style-name="T149_20"><text:s/></text:span><text:span text:style-name="T149_21">оглянуто</text:span><text:span text:style-name="T149_22"><text:s/>61553<text:s/></text:span><text:span text:style-name="T149_23">дітей</text:span><text:span text:style-name="T149_24">-</text:span><text:span text:style-name="T149_25">сиріт</text:span><text:span text:style-name="T149_26"><text:s/></text:span><text:span text:style-name="T149_27">по</text:span><text:span text:style-name="T149_28"><text:s/></text:span><text:span text:style-name="T149_29">всій</text:span><text:span text:style-name="T149_30"><text:s/></text:span><text:span text:style-name="T149_31">Україні</text:span><text:span text:style-name="T149_32">.</text:span></text:p>
      <text:p text:style-name="P150"><text:span text:style-name="T150_1">Офіційний</text:span><text:span text:style-name="T150_2"><text:s/></text:span><text:span text:style-name="T150_3">сайт</text:span><text:span text:style-name="T150_4">,<text:s/></text:span><text:span text:style-name="T150_5"><text:a xlink:type="simple" xlink:href="http://bogomolets.com/ua/biography"><text:span text:style-name="T150_6">http</text:span></text:a></text:span><text:span text:style-name="T150_7"><text:a xlink:type="simple" xlink:href="http://bogomolets.com/ua/biography"><text:span text:style-name="T150_8">://</text:span></text:a></text:span><text:span text:style-name="T150_9"><text:a xlink:type="simple" xlink:href="http://bogomolets.com/ua/biography"><text:span text:style-name="T150_10">bogomolets</text:span></text:a></text:span><text:span text:style-name="T150_11"><text:a xlink:type="simple" xlink:href="http://bogomolets.com/ua/biography"><text:span text:style-name="T150_12">.</text:span></text:a></text:span><text:span text:style-name="T150_13"><text:a xlink:type="simple" xlink:href="http://bogomolets.com/ua/biography"><text:span text:style-name="T150_14">com</text:span></text:a></text:span><text:span text:style-name="T150_15"><text:a xlink:type="simple" xlink:href="http://bogomolets.com/ua/biography"><text:span text:style-name="T150_16">/</text:span></text:a></text:span><text:span text:style-name="T150_17"><text:a xlink:type="simple" xlink:href="http://bogomolets.com/ua/biography"><text:span text:style-name="T150_18">ua</text:span></text:a></text:span><text:span text:style-name="T150_19"><text:a xlink:type="simple" xlink:href="http://bogomolets.com/ua/biography"><text:span text:style-name="T150_20">/</text:span></text:a></text:span><text:span text:style-name="T150_21"><text:a xlink:type="simple" xlink:href="http://bogomolets.com/ua/biography"><text:span text:style-name="T150_22">biography</text:span></text:a></text:span></text:p>
      <text:p text:style-name="P151"/>
      <text:p text:style-name="P152"><text:span text:style-name="T152_1">2009</text:span></text:p>
      <text:p text:style-name="P153"><text:span text:style-name="T153_1">Організатор</text:span><text:span text:style-name="T153_2"><text:s/></text:span><text:span text:style-name="T153_3">та</text:span><text:span text:style-name="T153_4"><text:s/></text:span><text:span text:style-name="T153_5">координатор</text:span><text:span text:style-name="T153_6"><text:s/></text:span><text:span text:style-name="T153_7">міжнародної</text:span><text:span text:style-name="T153_8"><text:s/></text:span><text:span text:style-name="T153_9">програми</text:span><text:span text:style-name="T153_10">«</text:span><text:span text:style-name="T153_11">Євромеланома</text:span><text:span text:style-name="T153_12"><text:s/>–<text:s/></text:span><text:span text:style-name="T153_13">День</text:span><text:span text:style-name="T153_14"><text:s/></text:span><text:span text:style-name="T153_15">меланоми</text:span><text:span text:style-name="T153_16">»</text:span></text:p>
      <text:p text:style-name="P154"><text:span text:style-name="T154_1">Організатор</text:span><text:span text:style-name="T154_2"><text:s/></text:span><text:span text:style-name="T154_3">та</text:span><text:span text:style-name="T154_4"><text:s/></text:span><text:span text:style-name="T154_5">координатор</text:span><text:span text:style-name="T154_6"><text:s/></text:span><text:span text:style-name="T154_7">міжнародної</text:span><text:span text:style-name="T154_8"><text:s/></text:span><text:span text:style-name="T154_9">програми</text:span><text:span text:style-name="T154_10"><text:s/></text:span><text:span text:style-name="T154_11">Європейської</text:span><text:span text:style-name="T154_12"><text:s/></text:span><text:span text:style-name="T154_13">Академії</text:span><text:span text:style-name="T154_14"><text:s/></text:span><text:span text:style-name="T154_15">Дерматології</text:span><text:span text:style-name="T154_16"><text:s/>«</text:span><text:span text:style-name="T154_17">Євромеланома</text:span><text:span text:style-name="T154_18"><text:s/>–<text:s/></text:span><text:span text:style-name="T154_19">День</text:span><text:span text:style-name="T154_20"><text:s/></text:span><text:span text:style-name="T154_21">меланоми</text:span><text:span text:style-name="T154_22">»<text:s/></text:span><text:span text:style-name="T154_23">в</text:span><text:span text:style-name="T154_24"><text:s/></text:span><text:span text:style-name="T154_25">Україні</text:span><text:span text:style-name="T154_26">.</text:span></text:p>
      <text:p text:style-name="P155"><text:span text:style-name="T155_1">Офіційний</text:span><text:span text:style-name="T155_2"><text:s/></text:span><text:span text:style-name="T155_3">сайт</text:span><text:span text:style-name="T155_4">,<text:s/></text:span><text:span text:style-name="T155_5"><text:a xlink:type="simple" xlink:href="http://bogomolets.com/ua/biography"><text:span text:style-name="T155_6">http</text:span></text:a></text:span><text:span text:style-name="T155_7"><text:a xlink:type="simple" xlink:href="http://bogomolets.com/ua/biography"><text:span text:style-name="T155_8">://</text:span></text:a></text:span><text:span text:style-name="T155_9"><text:a xlink:type="simple" xlink:href="http://bogomolets.com/ua/biography"><text:span text:style-name="T155_10">bogomolets</text:span></text:a></text:span><text:span text:style-name="T155_11"><text:a xlink:type="simple" xlink:href="http://bogomolets.com/ua/biography"><text:span text:style-name="T155_12">.</text:span></text:a></text:span><text:span text:style-name="T155_13"><text:a xlink:type="simple" xlink:href="http://bogomolets.com/ua/biography"><text:span text:style-name="T155_14">com</text:span></text:a></text:span><text:span text:style-name="T155_15"><text:a xlink:type="simple" xlink:href="http://bogomolets.com/ua/biography"><text:span text:style-name="T155_16">/</text:span></text:a></text:span><text:span text:style-name="T155_17"><text:a xlink:type="simple" xlink:href="http://bogomolets.com/ua/biography"><text:span text:style-name="T155_18">ua</text:span></text:a></text:span><text:span text:style-name="T155_19"><text:a xlink:type="simple" xlink:href="http://bogomolets.com/ua/biography"><text:span text:style-name="T155_20">/</text:span></text:a></text:span><text:span text:style-name="T155_21"><text:a xlink:type="simple" xlink:href="http://bogomolets.com/ua/biography"><text:span text:style-name="T155_22">biography</text:span></text:a></text:span></text:p>
      <text:p text:style-name="P156"/>
      <text:p text:style-name="P157"><text:span text:style-name="T157_1">2009</text:span></text:p>
      <text:p text:style-name="P158"><text:span text:style-name="T158_1">Орден</text:span><text:span text:style-name="T158_2"><text:s/></text:span><text:span text:style-name="T158_3">Пресвятої</text:span><text:span text:style-name="T158_4"><text:s/></text:span><text:span text:style-name="T158_5">Богородиці</text:span></text:p>
      <text:p text:style-name="P159"><text:span text:style-name="T159_1">Орден</text:span><text:span text:style-name="T159_2"><text:s/></text:span><text:span text:style-name="T159_3">Пресвятої</text:span><text:span text:style-name="T159_4"><text:s/></text:span><text:span text:style-name="T159_5">Богородиці</text:span></text:p>
      <text:p text:style-name="P160"><text:span text:style-name="T160_1">Вікіпедія</text:span><text:span text:style-name="T160_2">,<text:s/></text:span><text:span text:style-name="T160_3"><text:a xlink:type="simple" xlink:href="http://uk.wikipedia.org/wiki/%D0%91%D0%BE%D0%B3%D0%BE%D0%BC%D0%BE%D0%BB%D0%B5%D1%86%D1%8C_%D0%9E%D0%BB%D1%8C%D0%B3%D0%B0_%D0%92%D0%B0%D0%B4%D0%B8%D0%BC%D1%96%D0%B2%D0%BD%D0%B0"><text:span text:style-name="T160_4">http</text:span></text:a></text:span><text:span text:style-name="T160_5"><text:a xlink:type="simple" xlink:href="http://uk.wikipedia.org/wiki/%D0%91%D0%BE%D0%B3%D0%BE%D0%BC%D0%BE%D0%BB%D0%B5%D1%86%D1%8C_%D0%9E%D0%BB%D1%8C%D0%B3%D0%B0_%D0%92%D0%B0%D0%B4%D0%B8%D0%BC%D1%96%D0%B2%D0%BD%D0%B0"><text:span text:style-name="T160_6">://</text:span></text:a></text:span><text:span text:style-name="T160_7"><text:a xlink:type="simple" xlink:href="http://uk.wikipedia.org/wiki/%D0%91%D0%BE%D0%B3%D0%BE%D0%BC%D0%BE%D0%BB%D0%B5%D1%86%D1%8C_%D0%9E%D0%BB%D1%8C%D0%B3%D0%B0_%D0%92%D0%B0%D0%B4%D0%B8%D0%BC%D1%96%D0%B2%D0%BD%D0%B0"><text:span text:style-name="T160_8">uk</text:span></text:a></text:span><text:span text:style-name="T160_9"><text:a xlink:type="simple" xlink:href="http://uk.wikipedia.org/wiki/%D0%91%D0%BE%D0%B3%D0%BE%D0%BC%D0%BE%D0%BB%D0%B5%D1%86%D1%8C_%D0%9E%D0%BB%D1%8C%D0%B3%D0%B0_%D0%92%D0%B0%D0%B4%D0%B8%D0%BC%D1%96%D0%B2%D0%BD%D0%B0"><text:span text:style-name="T160_10">.</text:span></text:a></text:span><text:span text:style-name="T160_11"><text:a xlink:type="simple" xlink:href="http://uk.wikipedia.org/wiki/%D0%91%D0%BE%D0%B3%D0%BE%D0%BC%D0%BE%D0%BB%D0%B5%D1%86%D1%8C_%D0%9E%D0%BB%D1%8C%D0%B3%D0%B0_%D0%92%D0%B0%D0%B4%D0%B8%D0%BC%D1%96%D0%B2%D0%BD%D0%B0"><text:span text:style-name="T160_12">wikipedia</text:span></text:a></text:span><text:span text:style-name="T160_13"><text:a xlink:type="simple" xlink:href="http://uk.wikipedia.org/wiki/%D0%91%D0%BE%D0%B3%D0%BE%D0%BC%D0%BE%D0%BB%D0%B5%D1%86%D1%8C_%D0%9E%D0%BB%D1%8C%D0%B3%D0%B0_%D0%92%D0%B0%D0%B4%D0%B8%D0%BC%D1%96%D0%B2%D0%BD%D0%B0"><text:span text:style-name="T160_14">.</text:span></text:a></text:span><text:span text:style-name="T160_15"><text:a xlink:type="simple" xlink:href="http://uk.wikipedia.org/wiki/%D0%91%D0%BE%D0%B3%D0%BE%D0%BC%D0%BE%D0%BB%D0%B5%D1%86%D1%8C_%D0%9E%D0%BB%D1%8C%D0%B3%D0%B0_%D0%92%D0%B0%D0%B4%D0%B8%D0%BC%D1%96%D0%B2%D0%BD%D0%B0"><text:span text:style-name="T160_16">org</text:span></text:a></text:span><text:span text:style-name="T160_17"><text:a xlink:type="simple" xlink:href="http://uk.wikipedia.org/wiki/%D0%91%D0%BE%D0%B3%D0%BE%D0%BC%D0%BE%D0%BB%D0%B5%D1%86%D1%8C_%D0%9E%D0%BB%D1%8C%D0%B3%D0%B0_%D0%92%D0%B0%D0%B4%D0%B8%D0%BC%D1%96%D0%B2%D0%BD%D0%B0"><text:span text:style-name="T160_18">/</text:span></text:a></text:span><text:span text:style-name="T160_19"><text:a xlink:type="simple" xlink:href="http://uk.wikipedia.org/wiki/%D0%91%D0%BE%D0%B3%D0%BE%D0%BC%D0%BE%D0%BB%D0%B5%D1%86%D1%8C_%D0%9E%D0%BB%D1%8C%D0%B3%D0%B0_%D0%92%D0%B0%D0%B4%D0%B8%D0%BC%D1%96%D0%B2%D0%BD%D0%B0"><text:span text:style-name="T160_20">wiki</text:span></text:a></text:span><text:span text:style-name="T160_21"><text:a xlink:type="simple" xlink:href="http://uk.wikipedia.org/wiki/%D0%91%D0%BE%D0%B3%D0%BE%D0%BC%D0%BE%D0%BB%D0%B5%D1%86%D1%8C_%D0%9E%D0%BB%D1%8C%D0%B3%D0%B0_%D0%92%D0%B0%D0%B4%D0%B8%D0%BC%D1%96%D0%B2%D0%BD%D0%B0"><text:span text:style-name="T160_22">/%</text:span></text:a></text:span><text:span text:style-name="T160_23"><text:a xlink:type="simple" xlink:href="http://uk.wikipedia.org/wiki/%D0%91%D0%BE%D0%B3%D0%BE%D0%BC%D0%BE%D0%BB%D0%B5%D1%86%D1%8C_%D0%9E%D0%BB%D1%8C%D0%B3%D0%B0_%D0%92%D0%B0%D0%B4%D0%B8%D0%BC%D1%96%D0%B2%D0%BD%D0%B0"><text:span text:style-name="T160_24">D</text:span></text:a></text:span><text:span text:style-name="T160_25"><text:a xlink:type="simple" xlink:href="http://uk.wikipedia.org/wiki/%D0%91%D0%BE%D0%B3%D0%BE%D0%BC%D0%BE%D0%BB%D0%B5%D1%86%D1%8C_%D0%9E%D0%BB%D1%8C%D0%B3%D0%B0_%D0%92%D0%B0%D0%B4%D0%B8%D0%BC%D1%96%D0%B2%D0%BD%D0%B0"><text:span text:style-name="T160_26">0%91%</text:span></text:a></text:span><text:span text:style-name="T160_27"><text:a xlink:type="simple" xlink:href="http://uk.wikipedia.org/wiki/%D0%91%D0%BE%D0%B3%D0%BE%D0%BC%D0%BE%D0%BB%D0%B5%D1%86%D1%8C_%D0%9E%D0%BB%D1%8C%D0%B3%D0%B0_%D0%92%D0%B0%D0%B4%D0%B8%D0%BC%D1%96%D0%B2%D0%BD%D0%B0"><text:span text:style-name="T160_28">D</text:span></text:a></text:span><text:span text:style-name="T160_29"><text:a xlink:type="simple" xlink:href="http://uk.wikipedia.org/wiki/%D0%91%D0%BE%D0%B3%D0%BE%D0%BC%D0%BE%D0%BB%D0%B5%D1%86%D1%8C_%D0%9E%D0%BB%D1%8C%D0%B3%D0%B0_%D0%92%D0%B0%D0%B4%D0%B8%D0%BC%D1%96%D0%B2%D0%BD%D0%B0"><text:span text:style-name="T160_30">0%</text:span></text:a></text:span><text:span text:style-name="T160_31"><text:a xlink:type="simple" xlink:href="http://uk.wikipedia.org/wiki/%D0%91%D0%BE%D0%B3%D0%BE%D0%BC%D0%BE%D0%BB%D0%B5%D1%86%D1%8C_%D0%9E%D0%BB%D1%8C%D0%B3%D0%B0_%D0%92%D0%B0%D0%B4%D0%B8%D0%BC%D1%96%D0%B2%D0%BD%D0%B0"><text:span text:style-name="T160_32">BE</text:span></text:a></text:span><text:span text:style-name="T160_33"><text:a xlink:type="simple" xlink:href="http://uk.wikipedia.org/wiki/%D0%91%D0%BE%D0%B3%D0%BE%D0%BC%D0%BE%D0%BB%D0%B5%D1%86%D1%8C_%D0%9E%D0%BB%D1%8C%D0%B3%D0%B0_%D0%92%D0%B0%D0%B4%D0%B8%D0%BC%D1%96%D0%B2%D0%BD%D0%B0"><text:span text:style-name="T160_34">%</text:span></text:a></text:span><text:span text:style-name="T160_35"><text:a xlink:type="simple" xlink:href="http://uk.wikipedia.org/wiki/%D0%91%D0%BE%D0%B3%D0%BE%D0%BC%D0%BE%D0%BB%D0%B5%D1%86%D1%8C_%D0%9E%D0%BB%D1%8C%D0%B3%D0%B0_%D0%92%D0%B0%D0%B4%D0%B8%D0%BC%D1%96%D0%B2%D0%BD%D0%B0"><text:span text:style-name="T160_36">D</text:span></text:a></text:span><text:span text:style-name="T160_37"><text:a xlink:type="simple" xlink:href="http://uk.wikipedia.org/wiki/%D0%91%D0%BE%D0%B3%D0%BE%D0%BC%D0%BE%D0%BB%D0%B5%D1%86%D1%8C_%D0%9E%D0%BB%D1%8C%D0%B3%D0%B0_%D0%92%D0%B0%D0%B4%D0%B8%D0%BC%D1%96%D0%B2%D0%BD%D0%B0"><text:span text:style-name="T160_38">0%</text:span></text:a></text:span><text:span text:style-name="T160_39"><text:a xlink:type="simple" xlink:href="http://uk.wikipedia.org/wiki/%D0%91%D0%BE%D0%B3%D0%BE%D0%BC%D0%BE%D0%BB%D0%B5%D1%86%D1%8C_%D0%9E%D0%BB%D1%8C%D0%B3%D0%B0_%D0%92%D0%B0%D0%B4%D0%B8%D0%BC%D1%96%D0%B2%D0%BD%D0%B0"><text:span text:style-name="T160_40">B</text:span></text:a></text:span><text:span text:style-name="T160_41"><text:a xlink:type="simple" xlink:href="http://uk.wikipedia.org/wiki/%D0%91%D0%BE%D0%B3%D0%BE%D0%BC%D0%BE%D0%BB%D0%B5%D1%86%D1%8C_%D0%9E%D0%BB%D1%8C%D0%B3%D0%B0_%D0%92%D0%B0%D0%B4%D0%B8%D0%BC%D1%96%D0%B2%D0%BD%D0%B0"><text:span text:style-name="T160_42">3%</text:span></text:a></text:span><text:span text:style-name="T160_43"><text:a xlink:type="simple" xlink:href="http://uk.wikipedia.org/wiki/%D0%91%D0%BE%D0%B3%D0%BE%D0%BC%D0%BE%D0%BB%D0%B5%D1%86%D1%8C_%D0%9E%D0%BB%D1%8C%D0%B3%D0%B0_%D0%92%D0%B0%D0%B4%D0%B8%D0%BC%D1%96%D0%B2%D0%BD%D0%B0"><text:span text:style-name="T160_44">D</text:span></text:a></text:span><text:span text:style-name="T160_45"><text:a xlink:type="simple" xlink:href="http://uk.wikipedia.org/wiki/%D0%91%D0%BE%D0%B3%D0%BE%D0%BC%D0%BE%D0%BB%D0%B5%D1%86%D1%8C_%D0%9E%D0%BB%D1%8C%D0%B3%D0%B0_%D0%92%D0%B0%D0%B4%D0%B8%D0%BC%D1%96%D0%B2%D0%BD%D0%B0"><text:span text:style-name="T160_46">0%</text:span></text:a></text:span><text:span text:style-name="T160_47"><text:a xlink:type="simple" xlink:href="http://uk.wikipedia.org/wiki/%D0%91%D0%BE%D0%B3%D0%BE%D0%BC%D0%BE%D0%BB%D0%B5%D1%86%D1%8C_%D0%9E%D0%BB%D1%8C%D0%B3%D0%B0_%D0%92%D0%B0%D0%B4%D0%B8%D0%BC%D1%96%D0%B2%D0%BD%D0%B0"><text:span text:style-name="T160_48">BE</text:span></text:a></text:span><text:span text:style-name="T160_49"><text:a xlink:type="simple" xlink:href="http://uk.wikipedia.org/wiki/%D0%91%D0%BE%D0%B3%D0%BE%D0%BC%D0%BE%D0%BB%D0%B5%D1%86%D1%8C_%D0%9E%D0%BB%D1%8C%D0%B3%D0%B0_%D0%92%D0%B0%D0%B4%D0%B8%D0%BC%D1%96%D0%B2%D0%BD%D0%B0"><text:span text:style-name="T160_50">%</text:span></text:a></text:span><text:span text:style-name="T160_51"><text:a xlink:type="simple" xlink:href="http://uk.wikipedia.org/wiki/%D0%91%D0%BE%D0%B3%D0%BE%D0%BC%D0%BE%D0%BB%D0%B5%D1%86%D1%8C_%D0%9E%D0%BB%D1%8C%D0%B3%D0%B0_%D0%92%D0%B0%D0%B4%D0%B8%D0%BC%D1%96%D0%B2%D0%BD%D0%B0"><text:span text:style-name="T160_52">D</text:span></text:a></text:span><text:span text:style-name="T160_53"><text:a xlink:type="simple" xlink:href="http://uk.wikipedia.org/wiki/%D0%91%D0%BE%D0%B3%D0%BE%D0%BC%D0%BE%D0%BB%D0%B5%D1%86%D1%8C_%D0%9E%D0%BB%D1%8C%D0%B3%D0%B0_%D0%92%D0%B0%D0%B4%D0%B8%D0%BC%D1%96%D0%B2%D0%BD%D0%B0"><text:span text:style-name="T160_54">0%</text:span></text:a></text:span><text:span text:style-name="T160_55"><text:a xlink:type="simple" xlink:href="http://uk.wikipedia.org/wiki/%D0%91%D0%BE%D0%B3%D0%BE%D0%BC%D0%BE%D0%BB%D0%B5%D1%86%D1%8C_%D0%9E%D0%BB%D1%8C%D0%B3%D0%B0_%D0%92%D0%B0%D0%B4%D0%B8%D0%BC%D1%96%D0%B2%D0%BD%D0%B0"><text:span text:style-name="T160_56">BC</text:span></text:a></text:span><text:span text:style-name="T160_57"><text:a xlink:type="simple" xlink:href="http://uk.wikipedia.org/wiki/%D0%91%D0%BE%D0%B3%D0%BE%D0%BC%D0%BE%D0%BB%D0%B5%D1%86%D1%8C_%D0%9E%D0%BB%D1%8C%D0%B3%D0%B0_%D0%92%D0%B0%D0%B4%D0%B8%D0%BC%D1%96%D0%B2%D0%BD%D0%B0"><text:span text:style-name="T160_58">%</text:span></text:a></text:span><text:span text:style-name="T160_59"><text:a xlink:type="simple" xlink:href="http://uk.wikipedia.org/wiki/%D0%91%D0%BE%D0%B3%D0%BE%D0%BC%D0%BE%D0%BB%D0%B5%D1%86%D1%8C_%D0%9E%D0%BB%D1%8C%D0%B3%D0%B0_%D0%92%D0%B0%D0%B4%D0%B8%D0%BC%D1%96%D0%B2%D0%BD%D0%B0"><text:span text:style-name="T160_60">D</text:span></text:a></text:span><text:span text:style-name="T160_61"><text:a xlink:type="simple" xlink:href="http://uk.wikipedia.org/wiki/%D0%91%D0%BE%D0%B3%D0%BE%D0%BC%D0%BE%D0%BB%D0%B5%D1%86%D1%8C_%D0%9E%D0%BB%D1%8C%D0%B3%D0%B0_%D0%92%D0%B0%D0%B4%D0%B8%D0%BC%D1%96%D0%B2%D0%BD%D0%B0"><text:span text:style-name="T160_62">0%</text:span></text:a></text:span><text:span text:style-name="T160_63"><text:a xlink:type="simple" xlink:href="http://uk.wikipedia.org/wiki/%D0%91%D0%BE%D0%B3%D0%BE%D0%BC%D0%BE%D0%BB%D0%B5%D1%86%D1%8C_%D0%9E%D0%BB%D1%8C%D0%B3%D0%B0_%D0%92%D0%B0%D0%B4%D0%B8%D0%BC%D1%96%D0%B2%D0%BD%D0%B0"><text:span text:style-name="T160_64">BE</text:span></text:a></text:span><text:span text:style-name="T160_65"><text:a xlink:type="simple" xlink:href="http://uk.wikipedia.org/wiki/%D0%91%D0%BE%D0%B3%D0%BE%D0%BC%D0%BE%D0%BB%D0%B5%D1%86%D1%8C_%D0%9E%D0%BB%D1%8C%D0%B3%D0%B0_%D0%92%D0%B0%D0%B4%D0%B8%D0%BC%D1%96%D0%B2%D0%BD%D0%B0"><text:span text:style-name="T160_66">%</text:span></text:a></text:span><text:span text:style-name="T160_67"><text:a xlink:type="simple" xlink:href="http://uk.wikipedia.org/wiki/%D0%91%D0%BE%D0%B3%D0%BE%D0%BC%D0%BE%D0%BB%D0%B5%D1%86%D1%8C_%D0%9E%D0%BB%D1%8C%D0%B3%D0%B0_%D0%92%D0%B0%D0%B4%D0%B8%D0%BC%D1%96%D0%B2%D0%BD%D0%B0"><text:span text:style-name="T160_68">D</text:span></text:a></text:span><text:span text:style-name="T160_69"><text:a xlink:type="simple" xlink:href="http://uk.wikipedia.org/wiki/%D0%91%D0%BE%D0%B3%D0%BE%D0%BC%D0%BE%D0%BB%D0%B5%D1%86%D1%8C_%D0%9E%D0%BB%D1%8C%D0%B3%D0%B0_%D0%92%D0%B0%D0%B4%D0%B8%D0%BC%D1%96%D0%B2%D0%BD%D0%B0"><text:span text:style-name="T160_70">0%</text:span></text:a></text:span><text:span text:style-name="T160_71"><text:a xlink:type="simple" xlink:href="http://uk.wikipedia.org/wiki/%D0%91%D0%BE%D0%B3%D0%BE%D0%BC%D0%BE%D0%BB%D0%B5%D1%86%D1%8C_%D0%9E%D0%BB%D1%8C%D0%B3%D0%B0_%D0%92%D0%B0%D0%B4%D0%B8%D0%BC%D1%96%D0%B2%D0%BD%D0%B0"><text:span text:style-name="T160_72">BB</text:span></text:a></text:span><text:span text:style-name="T160_73"><text:a xlink:type="simple" xlink:href="http://uk.wikipedia.org/wiki/%D0%91%D0%BE%D0%B3%D0%BE%D0%BC%D0%BE%D0%BB%D0%B5%D1%86%D1%8C_%D0%9E%D0%BB%D1%8C%D0%B3%D0%B0_%D0%92%D0%B0%D0%B4%D0%B8%D0%BC%D1%96%D0%B2%D0%BD%D0%B0"><text:span text:style-name="T160_74">%</text:span></text:a></text:span><text:span text:style-name="T160_75"><text:a xlink:type="simple" xlink:href="http://uk.wikipedia.org/wiki/%D0%91%D0%BE%D0%B3%D0%BE%D0%BC%D0%BE%D0%BB%D0%B5%D1%86%D1%8C_%D0%9E%D0%BB%D1%8C%D0%B3%D0%B0_%D0%92%D0%B0%D0%B4%D0%B8%D0%BC%D1%96%D0%B2%D0%BD%D0%B0"><text:span text:style-name="T160_76">D</text:span></text:a></text:span><text:span text:style-name="T160_77"><text:a xlink:type="simple" xlink:href="http://uk.wikipedia.org/wiki/%D0%91%D0%BE%D0%B3%D0%BE%D0%BC%D0%BE%D0%BB%D0%B5%D1%86%D1%8C_%D0%9E%D0%BB%D1%8C%D0%B3%D0%B0_%D0%92%D0%B0%D0%B4%D0%B8%D0%BC%D1%96%D0%B2%D0%BD%D0%B0"><text:span text:style-name="T160_78">0%</text:span></text:a></text:span><text:span text:style-name="T160_79"><text:a xlink:type="simple" xlink:href="http://uk.wikipedia.org/wiki/%D0%91%D0%BE%D0%B3%D0%BE%D0%BC%D0%BE%D0%BB%D0%B5%D1%86%D1%8C_%D0%9E%D0%BB%D1%8C%D0%B3%D0%B0_%D0%92%D0%B0%D0%B4%D0%B8%D0%BC%D1%96%D0%B2%D0%BD%D0%B0"><text:span text:style-name="T160_80">B</text:span></text:a></text:span><text:span text:style-name="T160_81"><text:a xlink:type="simple" xlink:href="http://uk.wikipedia.org/wiki/%D0%91%D0%BE%D0%B3%D0%BE%D0%BC%D0%BE%D0%BB%D0%B5%D1%86%D1%8C_%D0%9E%D0%BB%D1%8C%D0%B3%D0%B0_%D0%92%D0%B0%D0%B4%D0%B8%D0%BC%D1%96%D0%B2%D0%BD%D0%B0"><text:span text:style-name="T160_82">5%</text:span></text:a></text:span><text:span text:style-name="T160_83"><text:a xlink:type="simple" xlink:href="http://uk.wikipedia.org/wiki/%D0%91%D0%BE%D0%B3%D0%BE%D0%BC%D0%BE%D0%BB%D0%B5%D1%86%D1%8C_%D0%9E%D0%BB%D1%8C%D0%B3%D0%B0_%D0%92%D0%B0%D0%B4%D0%B8%D0%BC%D1%96%D0%B2%D0%BD%D0%B0"><text:span text:style-name="T160_84">D</text:span></text:a></text:span><text:span text:style-name="T160_85"><text:a xlink:type="simple" xlink:href="http://uk.wikipedia.org/wiki/%D0%91%D0%BE%D0%B3%D0%BE%D0%BC%D0%BE%D0%BB%D0%B5%D1%86%D1%8C_%D0%9E%D0%BB%D1%8C%D0%B3%D0%B0_%D0%92%D0%B0%D0%B4%D0%B8%D0%BC%D1%96%D0%B2%D0%BD%D0%B0"><text:span text:style-name="T160_86">1%86%</text:span></text:a></text:span><text:span text:style-name="T160_87"><text:a xlink:type="simple" xlink:href="http://uk.wikipedia.org/wiki/%D0%91%D0%BE%D0%B3%D0%BE%D0%BC%D0%BE%D0%BB%D0%B5%D1%86%D1%8C_%D0%9E%D0%BB%D1%8C%D0%B3%D0%B0_%D0%92%D0%B0%D0%B4%D0%B8%D0%BC%D1%96%D0%B2%D0%BD%D0%B0"><text:span text:style-name="T160_88">D</text:span></text:a></text:span><text:span text:style-name="T160_89"><text:a xlink:type="simple" xlink:href="http://uk.wikipedia.org/wiki/%D0%91%D0%BE%D0%B3%D0%BE%D0%BC%D0%BE%D0%BB%D0%B5%D1%86%D1%8C_%D0%9E%D0%BB%D1%8C%D0%B3%D0%B0_%D0%92%D0%B0%D0%B4%D0%B8%D0%BC%D1%96%D0%B2%D0%BD%D0%B0"><text:span text:style-name="T160_90">1%8</text:span></text:a></text:span><text:span text:style-name="T160_91"><text:a xlink:type="simple" xlink:href="http://uk.wikipedia.org/wiki/%D0%91%D0%BE%D0%B3%D0%BE%D0%BC%D0%BE%D0%BB%D0%B5%D1%86%D1%8C_%D0%9E%D0%BB%D1%8C%D0%B3%D0%B0_%D0%92%D0%B0%D0%B4%D0%B8%D0%BC%D1%96%D0%B2%D0%BD%D0%B0"><text:span text:style-name="T160_92">C</text:span></text:a></text:span><text:span text:style-name="T160_93"><text:a xlink:type="simple" xlink:href="http://uk.wikipedia.org/wiki/%D0%91%D0%BE%D0%B3%D0%BE%D0%BC%D0%BE%D0%BB%D0%B5%D1%86%D1%8C_%D0%9E%D0%BB%D1%8C%D0%B3%D0%B0_%D0%92%D0%B0%D0%B4%D0%B8%D0%BC%D1%96%D0%B2%D0%BD%D0%B0"><text:span text:style-name="T160_94">_%</text:span></text:a></text:span><text:span text:style-name="T160_95"><text:a xlink:type="simple" xlink:href="http://uk.wikipedia.org/wiki/%D0%91%D0%BE%D0%B3%D0%BE%D0%BC%D0%BE%D0%BB%D0%B5%D1%86%D1%8C_%D0%9E%D0%BB%D1%8C%D0%B3%D0%B0_%D0%92%D0%B0%D0%B4%D0%B8%D0%BC%D1%96%D0%B2%D0%BD%D0%B0"><text:span text:style-name="T160_96">D</text:span></text:a></text:span><text:span text:style-name="T160_97"><text:a xlink:type="simple" xlink:href="http://uk.wikipedia.org/wiki/%D0%91%D0%BE%D0%B3%D0%BE%D0%BC%D0%BE%D0%BB%D0%B5%D1%86%D1%8C_%D0%9E%D0%BB%D1%8C%D0%B3%D0%B0_%D0%92%D0%B0%D0%B4%D0%B8%D0%BC%D1%96%D0%B2%D0%BD%D0%B0"><text:span text:style-name="T160_98">0%9</text:span></text:a></text:span><text:span text:style-name="T160_99"><text:a xlink:type="simple" xlink:href="http://uk.wikipedia.org/wiki/%D0%91%D0%BE%D0%B3%D0%BE%D0%BC%D0%BE%D0%BB%D0%B5%D1%86%D1%8C_%D0%9E%D0%BB%D1%8C%D0%B3%D0%B0_%D0%92%D0%B0%D0%B4%D0%B8%D0%BC%D1%96%D0%B2%D0%BD%D0%B0"><text:span text:style-name="T160_100">E</text:span></text:a></text:span><text:span text:style-name="T160_101"><text:a xlink:type="simple" xlink:href="http://uk.wikipedia.org/wiki/%D0%91%D0%BE%D0%B3%D0%BE%D0%BC%D0%BE%D0%BB%D0%B5%D1%86%D1%8C_%D0%9E%D0%BB%D1%8C%D0%B3%D0%B0_%D0%92%D0%B0%D0%B4%D0%B8%D0%BC%D1%96%D0%B2%D0%BD%D0%B0"><text:span text:style-name="T160_102">%</text:span></text:a></text:span><text:span text:style-name="T160_103"><text:a xlink:type="simple" xlink:href="http://uk.wikipedia.org/wiki/%D0%91%D0%BE%D0%B3%D0%BE%D0%BC%D0%BE%D0%BB%D0%B5%D1%86%D1%8C_%D0%9E%D0%BB%D1%8C%D0%B3%D0%B0_%D0%92%D0%B0%D0%B4%D0%B8%D0%BC%D1%96%D0%B2%D0%BD%D0%B0"><text:span text:style-name="T160_104">D</text:span></text:a></text:span><text:span text:style-name="T160_105"><text:a xlink:type="simple" xlink:href="http://uk.wikipedia.org/wiki/%D0%91%D0%BE%D0%B3%D0%BE%D0%BC%D0%BE%D0%BB%D0%B5%D1%86%D1%8C_%D0%9E%D0%BB%D1%8C%D0%B3%D0%B0_%D0%92%D0%B0%D0%B4%D0%B8%D0%BC%D1%96%D0%B2%D0%BD%D0%B0"><text:span text:style-name="T160_106">0%</text:span></text:a></text:span><text:span text:style-name="T160_107"><text:a xlink:type="simple" xlink:href="http://uk.wikipedia.org/wiki/%D0%91%D0%BE%D0%B3%D0%BE%D0%BC%D0%BE%D0%BB%D0%B5%D1%86%D1%8C_%D0%9E%D0%BB%D1%8C%D0%B3%D0%B0_%D0%92%D0%B0%D0%B4%D0%B8%D0%BC%D1%96%D0%B2%D0%BD%D0%B0"><text:span text:style-name="T160_108">BB</text:span></text:a></text:span><text:span text:style-name="T160_109"><text:a xlink:type="simple" xlink:href="http://uk.wikipedia.org/wiki/%D0%91%D0%BE%D0%B3%D0%BE%D0%BC%D0%BE%D0%BB%D0%B5%D1%86%D1%8C_%D0%9E%D0%BB%D1%8C%D0%B3%D0%B0_%D0%92%D0%B0%D0%B4%D0%B8%D0%BC%D1%96%D0%B2%D0%BD%D0%B0"><text:span text:style-name="T160_110">%</text:span></text:a></text:span><text:span text:style-name="T160_111"><text:a xlink:type="simple" xlink:href="http://uk.wikipedia.org/wiki/%D0%91%D0%BE%D0%B3%D0%BE%D0%BC%D0%BE%D0%BB%D0%B5%D1%86%D1%8C_%D0%9E%D0%BB%D1%8C%D0%B3%D0%B0_%D0%92%D0%B0%D0%B4%D0%B8%D0%BC%D1%96%D0%B2%D0%BD%D0%B0"><text:span text:style-name="T160_112">D</text:span></text:a></text:span><text:span text:style-name="T160_113"><text:a xlink:type="simple" xlink:href="http://uk.wikipedia.org/wiki/%D0%91%D0%BE%D0%B3%D0%BE%D0%BC%D0%BE%D0%BB%D0%B5%D1%86%D1%8C_%D0%9E%D0%BB%D1%8C%D0%B3%D0%B0_%D0%92%D0%B0%D0%B4%D0%B8%D0%BC%D1%96%D0%B2%D0%BD%D0%B0"><text:span text:style-name="T160_114">1%8</text:span></text:a></text:span><text:span text:style-name="T160_115"><text:a xlink:type="simple" xlink:href="http://uk.wikipedia.org/wiki/%D0%91%D0%BE%D0%B3%D0%BE%D0%BC%D0%BE%D0%BB%D0%B5%D1%86%D1%8C_%D0%9E%D0%BB%D1%8C%D0%B3%D0%B0_%D0%92%D0%B0%D0%B4%D0%B8%D0%BC%D1%96%D0%B2%D0%BD%D0%B0"><text:span text:style-name="T160_116">C</text:span></text:a></text:span><text:span text:style-name="T160_117"><text:a xlink:type="simple" xlink:href="http://uk.wikipedia.org/wiki/%D0%91%D0%BE%D0%B3%D0%BE%D0%BC%D0%BE%D0%BB%D0%B5%D1%86%D1%8C_%D0%9E%D0%BB%D1%8C%D0%B3%D0%B0_%D0%92%D0%B0%D0%B4%D0%B8%D0%BC%D1%96%D0%B2%D0%BD%D0%B0"><text:span text:style-name="T160_118">%</text:span></text:a></text:span><text:span text:style-name="T160_119"><text:a xlink:type="simple" xlink:href="http://uk.wikipedia.org/wiki/%D0%91%D0%BE%D0%B3%D0%BE%D0%BC%D0%BE%D0%BB%D0%B5%D1%86%D1%8C_%D0%9E%D0%BB%D1%8C%D0%B3%D0%B0_%D0%92%D0%B0%D0%B4%D0%B8%D0%BC%D1%96%D0%B2%D0%BD%D0%B0"><text:span text:style-name="T160_120">D</text:span></text:a></text:span><text:span text:style-name="T160_121"><text:a xlink:type="simple" xlink:href="http://uk.wikipedia.org/wiki/%D0%91%D0%BE%D0%B3%D0%BE%D0%BC%D0%BE%D0%BB%D0%B5%D1%86%D1%8C_%D0%9E%D0%BB%D1%8C%D0%B3%D0%B0_%D0%92%D0%B0%D0%B4%D0%B8%D0%BC%D1%96%D0%B2%D0%BD%D0%B0"><text:span text:style-name="T160_122">0%</text:span></text:a></text:span><text:span text:style-name="T160_123"><text:a xlink:type="simple" xlink:href="http://uk.wikipedia.org/wiki/%D0%91%D0%BE%D0%B3%D0%BE%D0%BC%D0%BE%D0%BB%D0%B5%D1%86%D1%8C_%D0%9E%D0%BB%D1%8C%D0%B3%D0%B0_%D0%92%D0%B0%D0%B4%D0%B8%D0%BC%D1%96%D0%B2%D0%BD%D0%B0"><text:span text:style-name="T160_124">B</text:span></text:a></text:span><text:span text:style-name="T160_125"><text:a xlink:type="simple" xlink:href="http://uk.wikipedia.org/wiki/%D0%91%D0%BE%D0%B3%D0%BE%D0%BC%D0%BE%D0%BB%D0%B5%D1%86%D1%8C_%D0%9E%D0%BB%D1%8C%D0%B3%D0%B0_%D0%92%D0%B0%D0%B4%D0%B8%D0%BC%D1%96%D0%B2%D0%BD%D0%B0"><text:span text:style-name="T160_126">3%</text:span></text:a></text:span><text:span text:style-name="T160_127"><text:a xlink:type="simple" xlink:href="http://uk.wikipedia.org/wiki/%D0%91%D0%BE%D0%B3%D0%BE%D0%BC%D0%BE%D0%BB%D0%B5%D1%86%D1%8C_%D0%9E%D0%BB%D1%8C%D0%B3%D0%B0_%D0%92%D0%B0%D0%B4%D0%B8%D0%BC%D1%96%D0%B2%D0%BD%D0%B0"><text:span text:style-name="T160_128">D</text:span></text:a></text:span><text:span text:style-name="T160_129"><text:a xlink:type="simple" xlink:href="http://uk.wikipedia.org/wiki/%D0%91%D0%BE%D0%B3%D0%BE%D0%BC%D0%BE%D0%BB%D0%B5%D1%86%D1%8C_%D0%9E%D0%BB%D1%8C%D0%B3%D0%B0_%D0%92%D0%B0%D0%B4%D0%B8%D0%BC%D1%96%D0%B2%D0%BD%D0%B0"><text:span text:style-name="T160_130">0%</text:span></text:a></text:span><text:span text:style-name="T160_131"><text:a xlink:type="simple" xlink:href="http://uk.wikipedia.org/wiki/%D0%91%D0%BE%D0%B3%D0%BE%D0%BC%D0%BE%D0%BB%D0%B5%D1%86%D1%8C_%D0%9E%D0%BB%D1%8C%D0%B3%D0%B0_%D0%92%D0%B0%D0%B4%D0%B8%D0%BC%D1%96%D0%B2%D0%BD%D0%B0"><text:span text:style-name="T160_132">B</text:span></text:a></text:span><text:span text:style-name="T160_133"><text:a xlink:type="simple" xlink:href="http://uk.wikipedia.org/wiki/%D0%91%D0%BE%D0%B3%D0%BE%D0%BC%D0%BE%D0%BB%D0%B5%D1%86%D1%8C_%D0%9E%D0%BB%D1%8C%D0%B3%D0%B0_%D0%92%D0%B0%D0%B4%D0%B8%D0%BC%D1%96%D0%B2%D0%BD%D0%B0"><text:span text:style-name="T160_134">0_%</text:span></text:a></text:span><text:span text:style-name="T160_135"><text:a xlink:type="simple" xlink:href="http://uk.wikipedia.org/wiki/%D0%91%D0%BE%D0%B3%D0%BE%D0%BC%D0%BE%D0%BB%D0%B5%D1%86%D1%8C_%D0%9E%D0%BB%D1%8C%D0%B3%D0%B0_%D0%92%D0%B0%D0%B4%D0%B8%D0%BC%D1%96%D0%B2%D0%BD%D0%B0"><text:span text:style-name="T160_136">D</text:span></text:a></text:span><text:span text:style-name="T160_137"><text:a xlink:type="simple" xlink:href="http://uk.wikipedia.org/wiki/%D0%91%D0%BE%D0%B3%D0%BE%D0%BC%D0%BE%D0%BB%D0%B5%D1%86%D1%8C_%D0%9E%D0%BB%D1%8C%D0%B3%D0%B0_%D0%92%D0%B0%D0%B4%D0%B8%D0%BC%D1%96%D0%B2%D0%BD%D0%B0"><text:span text:style-name="T160_138">0%92%</text:span></text:a></text:span><text:span text:style-name="T160_139"><text:a xlink:type="simple" xlink:href="http://uk.wikipedia.org/wiki/%D0%91%D0%BE%D0%B3%D0%BE%D0%BC%D0%BE%D0%BB%D0%B5%D1%86%D1%8C_%D0%9E%D0%BB%D1%8C%D0%B3%D0%B0_%D0%92%D0%B0%D0%B4%D0%B8%D0%BC%D1%96%D0%B2%D0%BD%D0%B0"><text:span text:style-name="T160_140">D</text:span></text:a></text:span><text:span text:style-name="T160_141"><text:a xlink:type="simple" xlink:href="http://uk.wikipedia.org/wiki/%D0%91%D0%BE%D0%B3%D0%BE%D0%BC%D0%BE%D0%BB%D0%B5%D1%86%D1%8C_%D0%9E%D0%BB%D1%8C%D0%B3%D0%B0_%D0%92%D0%B0%D0%B4%D0%B8%D0%BC%D1%96%D0%B2%D0%BD%D0%B0"><text:span text:style-name="T160_142">0%</text:span></text:a></text:span><text:span text:style-name="T160_143"><text:a xlink:type="simple" xlink:href="http://uk.wikipedia.org/wiki/%D0%91%D0%BE%D0%B3%D0%BE%D0%BC%D0%BE%D0%BB%D0%B5%D1%86%D1%8C_%D0%9E%D0%BB%D1%8C%D0%B3%D0%B0_%D0%92%D0%B0%D0%B4%D0%B8%D0%BC%D1%96%D0%B2%D0%BD%D0%B0"><text:span text:style-name="T160_144">B</text:span></text:a></text:span><text:span text:style-name="T160_145"><text:a xlink:type="simple" xlink:href="http://uk.wikipedia.org/wiki/%D0%91%D0%BE%D0%B3%D0%BE%D0%BC%D0%BE%D0%BB%D0%B5%D1%86%D1%8C_%D0%9E%D0%BB%D1%8C%D0%B3%D0%B0_%D0%92%D0%B0%D0%B4%D0%B8%D0%BC%D1%96%D0%B2%D0%BD%D0%B0"><text:span text:style-name="T160_146">0%</text:span></text:a></text:span><text:span text:style-name="T160_147"><text:a xlink:type="simple" xlink:href="http://uk.wikipedia.org/wiki/%D0%91%D0%BE%D0%B3%D0%BE%D0%BC%D0%BE%D0%BB%D0%B5%D1%86%D1%8C_%D0%9E%D0%BB%D1%8C%D0%B3%D0%B0_%D0%92%D0%B0%D0%B4%D0%B8%D0%BC%D1%96%D0%B2%D0%BD%D0%B0"><text:span text:style-name="T160_148">D</text:span></text:a></text:span><text:span text:style-name="T160_149"><text:a xlink:type="simple" xlink:href="http://uk.wikipedia.org/wiki/%D0%91%D0%BE%D0%B3%D0%BE%D0%BC%D0%BE%D0%BB%D0%B5%D1%86%D1%8C_%D0%9E%D0%BB%D1%8C%D0%B3%D0%B0_%D0%92%D0%B0%D0%B4%D0%B8%D0%BC%D1%96%D0%B2%D0%BD%D0%B0"><text:span text:style-name="T160_150">0%</text:span></text:a></text:span><text:span text:style-name="T160_151"><text:a xlink:type="simple" xlink:href="http://uk.wikipedia.org/wiki/%D0%91%D0%BE%D0%B3%D0%BE%D0%BC%D0%BE%D0%BB%D0%B5%D1%86%D1%8C_%D0%9E%D0%BB%D1%8C%D0%B3%D0%B0_%D0%92%D0%B0%D0%B4%D0%B8%D0%BC%D1%96%D0%B2%D0%BD%D0%B0"><text:span text:style-name="T160_152">B</text:span></text:a></text:span><text:span text:style-name="T160_153"><text:a xlink:type="simple" xlink:href="http://uk.wikipedia.org/wiki/%D0%91%D0%BE%D0%B3%D0%BE%D0%BC%D0%BE%D0%BB%D0%B5%D1%86%D1%8C_%D0%9E%D0%BB%D1%8C%D0%B3%D0%B0_%D0%92%D0%B0%D0%B4%D0%B8%D0%BC%D1%96%D0%B2%D0%BD%D0%B0"><text:span text:style-name="T160_154">4%</text:span></text:a></text:span><text:span text:style-name="T160_155"><text:a xlink:type="simple" xlink:href="http://uk.wikipedia.org/wiki/%D0%91%D0%BE%D0%B3%D0%BE%D0%BC%D0%BE%D0%BB%D0%B5%D1%86%D1%8C_%D0%9E%D0%BB%D1%8C%D0%B3%D0%B0_%D0%92%D0%B0%D0%B4%D0%B8%D0%BC%D1%96%D0%B2%D0%BD%D0%B0"><text:span text:style-name="T160_156">D</text:span></text:a></text:span><text:span text:style-name="T160_157"><text:a xlink:type="simple" xlink:href="http://uk.wikipedia.org/wiki/%D0%91%D0%BE%D0%B3%D0%BE%D0%BC%D0%BE%D0%BB%D0%B5%D1%86%D1%8C_%D0%9E%D0%BB%D1%8C%D0%B3%D0%B0_%D0%92%D0%B0%D0%B4%D0%B8%D0%BC%D1%96%D0%B2%D0%BD%D0%B0"><text:span text:style-name="T160_158">0%</text:span></text:a></text:span><text:span text:style-name="T160_159"><text:a xlink:type="simple" xlink:href="http://uk.wikipedia.org/wiki/%D0%91%D0%BE%D0%B3%D0%BE%D0%BC%D0%BE%D0%BB%D0%B5%D1%86%D1%8C_%D0%9E%D0%BB%D1%8C%D0%B3%D0%B0_%D0%92%D0%B0%D0%B4%D0%B8%D0%BC%D1%96%D0%B2%D0%BD%D0%B0"><text:span text:style-name="T160_160">B</text:span></text:a></text:span><text:span text:style-name="T160_161"><text:a xlink:type="simple" xlink:href="http://uk.wikipedia.org/wiki/%D0%91%D0%BE%D0%B3%D0%BE%D0%BC%D0%BE%D0%BB%D0%B5%D1%86%D1%8C_%D0%9E%D0%BB%D1%8C%D0%B3%D0%B0_%D0%92%D0%B0%D0%B4%D0%B8%D0%BC%D1%96%D0%B2%D0%BD%D0%B0"><text:span text:style-name="T160_162">8%</text:span></text:a></text:span><text:span text:style-name="T160_163"><text:a xlink:type="simple" xlink:href="http://uk.wikipedia.org/wiki/%D0%91%D0%BE%D0%B3%D0%BE%D0%BC%D0%BE%D0%BB%D0%B5%D1%86%D1%8C_%D0%9E%D0%BB%D1%8C%D0%B3%D0%B0_%D0%92%D0%B0%D0%B4%D0%B8%D0%BC%D1%96%D0%B2%D0%BD%D0%B0"><text:span text:style-name="T160_164">D</text:span></text:a></text:span><text:span text:style-name="T160_165"><text:a xlink:type="simple" xlink:href="http://uk.wikipedia.org/wiki/%D0%91%D0%BE%D0%B3%D0%BE%D0%BC%D0%BE%D0%BB%D0%B5%D1%86%D1%8C_%D0%9E%D0%BB%D1%8C%D0%B3%D0%B0_%D0%92%D0%B0%D0%B4%D0%B8%D0%BC%D1%96%D0%B2%D0%BD%D0%B0"><text:span text:style-name="T160_166">0%</text:span></text:a></text:span><text:span text:style-name="T160_167"><text:a xlink:type="simple" xlink:href="http://uk.wikipedia.org/wiki/%D0%91%D0%BE%D0%B3%D0%BE%D0%BC%D0%BE%D0%BB%D0%B5%D1%86%D1%8C_%D0%9E%D0%BB%D1%8C%D0%B3%D0%B0_%D0%92%D0%B0%D0%B4%D0%B8%D0%BC%D1%96%D0%B2%D0%BD%D0%B0"><text:span text:style-name="T160_168">BC</text:span></text:a></text:span><text:span text:style-name="T160_169"><text:a xlink:type="simple" xlink:href="http://uk.wikipedia.org/wiki/%D0%91%D0%BE%D0%B3%D0%BE%D0%BC%D0%BE%D0%BB%D0%B5%D1%86%D1%8C_%D0%9E%D0%BB%D1%8C%D0%B3%D0%B0_%D0%92%D0%B0%D0%B4%D0%B8%D0%BC%D1%96%D0%B2%D0%BD%D0%B0"><text:span text:style-name="T160_170">%</text:span></text:a></text:span><text:span text:style-name="T160_171"><text:a xlink:type="simple" xlink:href="http://uk.wikipedia.org/wiki/%D0%91%D0%BE%D0%B3%D0%BE%D0%BC%D0%BE%D0%BB%D0%B5%D1%86%D1%8C_%D0%9E%D0%BB%D1%8C%D0%B3%D0%B0_%D0%92%D0%B0%D0%B4%D0%B8%D0%BC%D1%96%D0%B2%D0%BD%D0%B0"><text:span text:style-name="T160_172">D</text:span></text:a></text:span><text:span text:style-name="T160_173"><text:a xlink:type="simple" xlink:href="http://uk.wikipedia.org/wiki/%D0%91%D0%BE%D0%B3%D0%BE%D0%BC%D0%BE%D0%BB%D0%B5%D1%86%D1%8C_%D0%9E%D0%BB%D1%8C%D0%B3%D0%B0_%D0%92%D0%B0%D0%B4%D0%B8%D0%BC%D1%96%D0%B2%D0%BD%D0%B0"><text:span text:style-name="T160_174">1%96%</text:span></text:a></text:span><text:span text:style-name="T160_175"><text:a xlink:type="simple" xlink:href="http://uk.wikipedia.org/wiki/%D0%91%D0%BE%D0%B3%D0%BE%D0%BC%D0%BE%D0%BB%D0%B5%D1%86%D1%8C_%D0%9E%D0%BB%D1%8C%D0%B3%D0%B0_%D0%92%D0%B0%D0%B4%D0%B8%D0%BC%D1%96%D0%B2%D0%BD%D0%B0"><text:span text:style-name="T160_176">D</text:span></text:a></text:span><text:span text:style-name="T160_177"><text:a xlink:type="simple" xlink:href="http://uk.wikipedia.org/wiki/%D0%91%D0%BE%D0%B3%D0%BE%D0%BC%D0%BE%D0%BB%D0%B5%D1%86%D1%8C_%D0%9E%D0%BB%D1%8C%D0%B3%D0%B0_%D0%92%D0%B0%D0%B4%D0%B8%D0%BC%D1%96%D0%B2%D0%BD%D0%B0"><text:span text:style-name="T160_178">0%</text:span></text:a></text:span><text:span text:style-name="T160_179"><text:a xlink:type="simple" xlink:href="http://uk.wikipedia.org/wiki/%D0%91%D0%BE%D0%B3%D0%BE%D0%BC%D0%BE%D0%BB%D0%B5%D1%86%D1%8C_%D0%9E%D0%BB%D1%8C%D0%B3%D0%B0_%D0%92%D0%B0%D0%B4%D0%B8%D0%BC%D1%96%D0%B2%D0%BD%D0%B0"><text:span text:style-name="T160_180">B</text:span></text:a></text:span><text:span text:style-name="T160_181"><text:a xlink:type="simple" xlink:href="http://uk.wikipedia.org/wiki/%D0%91%D0%BE%D0%B3%D0%BE%D0%BC%D0%BE%D0%BB%D0%B5%D1%86%D1%8C_%D0%9E%D0%BB%D1%8C%D0%B3%D0%B0_%D0%92%D0%B0%D0%B4%D0%B8%D0%BC%D1%96%D0%B2%D0%BD%D0%B0"><text:span text:style-name="T160_182">2%</text:span></text:a></text:span><text:span text:style-name="T160_183"><text:a xlink:type="simple" xlink:href="http://uk.wikipedia.org/wiki/%D0%91%D0%BE%D0%B3%D0%BE%D0%BC%D0%BE%D0%BB%D0%B5%D1%86%D1%8C_%D0%9E%D0%BB%D1%8C%D0%B3%D0%B0_%D0%92%D0%B0%D0%B4%D0%B8%D0%BC%D1%96%D0%B2%D0%BD%D0%B0"><text:span text:style-name="T160_184">D</text:span></text:a></text:span><text:span text:style-name="T160_185"><text:a xlink:type="simple" xlink:href="http://uk.wikipedia.org/wiki/%D0%91%D0%BE%D0%B3%D0%BE%D0%BC%D0%BE%D0%BB%D0%B5%D1%86%D1%8C_%D0%9E%D0%BB%D1%8C%D0%B3%D0%B0_%D0%92%D0%B0%D0%B4%D0%B8%D0%BC%D1%96%D0%B2%D0%BD%D0%B0"><text:span text:style-name="T160_186">0%</text:span></text:a></text:span><text:span text:style-name="T160_187"><text:a xlink:type="simple" xlink:href="http://uk.wikipedia.org/wiki/%D0%91%D0%BE%D0%B3%D0%BE%D0%BC%D0%BE%D0%BB%D0%B5%D1%86%D1%8C_%D0%9E%D0%BB%D1%8C%D0%B3%D0%B0_%D0%92%D0%B0%D0%B4%D0%B8%D0%BC%D1%96%D0%B2%D0%BD%D0%B0"><text:span text:style-name="T160_188">BD</text:span></text:a></text:span><text:span text:style-name="T160_189"><text:a xlink:type="simple" xlink:href="http://uk.wikipedia.org/wiki/%D0%91%D0%BE%D0%B3%D0%BE%D0%BC%D0%BE%D0%BB%D0%B5%D1%86%D1%8C_%D0%9E%D0%BB%D1%8C%D0%B3%D0%B0_%D0%92%D0%B0%D0%B4%D0%B8%D0%BC%D1%96%D0%B2%D0%BD%D0%B0"><text:span text:style-name="T160_190">%</text:span></text:a></text:span><text:span text:style-name="T160_191"><text:a xlink:type="simple" xlink:href="http://uk.wikipedia.org/wiki/%D0%91%D0%BE%D0%B3%D0%BE%D0%BC%D0%BE%D0%BB%D0%B5%D1%86%D1%8C_%D0%9E%D0%BB%D1%8C%D0%B3%D0%B0_%D0%92%D0%B0%D0%B4%D0%B8%D0%BC%D1%96%D0%B2%D0%BD%D0%B0"><text:span text:style-name="T160_192">D</text:span></text:a></text:span><text:span text:style-name="T160_193"><text:a xlink:type="simple" xlink:href="http://uk.wikipedia.org/wiki/%D0%91%D0%BE%D0%B3%D0%BE%D0%BC%D0%BE%D0%BB%D0%B5%D1%86%D1%8C_%D0%9E%D0%BB%D1%8C%D0%B3%D0%B0_%D0%92%D0%B0%D0%B4%D0%B8%D0%BC%D1%96%D0%B2%D0%BD%D0%B0"><text:span text:style-name="T160_194">0%</text:span></text:a></text:span><text:span text:style-name="T160_195"><text:a xlink:type="simple" xlink:href="http://uk.wikipedia.org/wiki/%D0%91%D0%BE%D0%B3%D0%BE%D0%BC%D0%BE%D0%BB%D0%B5%D1%86%D1%8C_%D0%9E%D0%BB%D1%8C%D0%B3%D0%B0_%D0%92%D0%B0%D0%B4%D0%B8%D0%BC%D1%96%D0%B2%D0%BD%D0%B0"><text:span text:style-name="T160_196">B</text:span></text:a></text:span><text:span text:style-name="T160_197"><text:a xlink:type="simple" xlink:href="http://uk.wikipedia.org/wiki/%D0%91%D0%BE%D0%B3%D0%BE%D0%BC%D0%BE%D0%BB%D0%B5%D1%86%D1%8C_%D0%9E%D0%BB%D1%8C%D0%B3%D0%B0_%D0%92%D0%B0%D0%B4%D0%B8%D0%BC%D1%96%D0%B2%D0%BD%D0%B0"><text:span text:style-name="T160_198">0</text:span></text:a></text:span></text:p>
      <text:p text:style-name="P161"/>
      <text:p text:style-name="P162"/>
      <text:p text:style-name="P163"><text:span text:style-name="T163_1">2010</text:span></text:p>
      <text:p text:style-name="P164"><text:span text:style-name="T164_1">Професор</text:span><text:span text:style-name="T164_2"><text:s/></text:span><text:span text:style-name="T164_3">Харківського</text:span><text:span text:style-name="T164_4"><text:s/></text:span><text:span text:style-name="T164_5">державного</text:span><text:span text:style-name="T164_6"><text:s/></text:span><text:span text:style-name="T164_7">медичного</text:span><text:span text:style-name="T164_8"><text:s/></text:span><text:span text:style-name="T164_9">університету</text:span></text:p>
      <text:p text:style-name="P165"><text:span text:style-name="T165_1">Професор</text:span><text:span text:style-name="T165_2"><text:s/></text:span><text:span text:style-name="T165_3">Харківського</text:span><text:span text:style-name="T165_4"><text:s/></text:span><text:span text:style-name="T165_5">державного</text:span><text:span text:style-name="T165_6"><text:s/></text:span><text:span text:style-name="T165_7">медичного</text:span><text:span text:style-name="T165_8"><text:s/></text:span><text:span text:style-name="T165_9">університету</text:span><text:span text:style-name="T165_10"><text:s/>–<text:s/></text:span><text:span text:style-name="T165_11">автор</text:span><text:span text:style-name="T165_12"><text:s/></text:span><text:span text:style-name="T165_13">курсу</text:span><text:span text:style-name="T165_14"><text:s/></text:span><text:span text:style-name="T165_15">лекцій</text:span><text:span text:style-name="T165_16"><text:s/></text:span><text:span text:style-name="T165_17">базової</text:span><text:span text:style-name="T165_18"><text:s/></text:span><text:span text:style-name="T165_19">дерматоонкології</text:span><text:span text:style-name="T165_20">,<text:s/></text:span><text:span text:style-name="T165_21">дерматоскопії</text:span><text:span text:style-name="T165_22"><text:s/></text:span><text:span text:style-name="T165_23">для</text:span><text:span text:style-name="T165_24"><text:s/></text:span><text:span text:style-name="T165_25">лікарів</text:span><text:span text:style-name="T165_26"><text:s/>(</text:span><text:span text:style-name="T165_27">проводиться</text:span><text:span text:style-name="T165_28"><text:s/></text:span><text:span text:style-name="T165_29">у</text:span><text:span text:style-name="T165_30"><text:s/></text:span><text:span text:style-name="T165_31">Києві</text:span><text:span text:style-name="T165_32"><text:s/></text:span><text:span text:style-name="T165_33">з</text:span><text:span text:style-name="T165_34"><text:s/>2010<text:s/></text:span><text:span text:style-name="T165_35">року</text:span><text:span text:style-name="T165_36">).</text:span></text:p>
      <text:p text:style-name="P166"><text:span text:style-name="T166_1">Офіційний</text:span><text:span text:style-name="T166_2"><text:s/></text:span><text:span text:style-name="T166_3">сайт</text:span><text:span text:style-name="T166_4">,<text:s/></text:span><text:span text:style-name="T166_5"><text:a xlink:type="simple" xlink:href="http://bogomolets.com/ua/biography/career"><text:span text:style-name="T166_6">http</text:span></text:a></text:span><text:span text:style-name="T166_7"><text:a xlink:type="simple" xlink:href="http://bogomolets.com/ua/biography/career"><text:span text:style-name="T166_8">://</text:span></text:a></text:span><text:span text:style-name="T166_9"><text:a xlink:type="simple" xlink:href="http://bogomolets.com/ua/biography/career"><text:span text:style-name="T166_10">bogomolets</text:span></text:a></text:span><text:span text:style-name="T166_11"><text:a xlink:type="simple" xlink:href="http://bogomolets.com/ua/biography/career"><text:span text:style-name="T166_12">.</text:span></text:a></text:span><text:span text:style-name="T166_13"><text:a xlink:type="simple" xlink:href="http://bogomolets.com/ua/biography/career"><text:span text:style-name="T166_14">com</text:span></text:a></text:span><text:span text:style-name="T166_15"><text:a xlink:type="simple" xlink:href="http://bogomolets.com/ua/biography/career"><text:span text:style-name="T166_16">/</text:span></text:a></text:span><text:span text:style-name="T166_17"><text:a xlink:type="simple" xlink:href="http://bogomolets.com/ua/biography/career"><text:span text:style-name="T166_18">ua</text:span></text:a></text:span><text:span text:style-name="T166_19"><text:a xlink:type="simple" xlink:href="http://bogomolets.com/ua/biography/career"><text:span text:style-name="T166_20">/</text:span></text:a></text:span><text:span text:style-name="T166_21"><text:a xlink:type="simple" xlink:href="http://bogomolets.com/ua/biography/career"><text:span text:style-name="T166_22">biography</text:span></text:a></text:span><text:span text:style-name="T166_23"><text:a xlink:type="simple" xlink:href="http://bogomolets.com/ua/biography/career"><text:span text:style-name="T166_24">/</text:span></text:a></text:span><text:span text:style-name="T166_25"><text:a xlink:type="simple" xlink:href="http://bogomolets.com/ua/biography/career"><text:span text:style-name="T166_26">career</text:span></text:a></text:span></text:p>
      <text:p text:style-name="P167"/>
      <text:p text:style-name="P168"><text:span text:style-name="T168_1">30.09.2011</text:span></text:p>
      <text:p text:style-name="P169"><text:span text:style-name="T169_1">Одна</text:span><text:span text:style-name="T169_2"><text:s/></text:span><text:span text:style-name="T169_3">із</text:span><text:span text:style-name="T169_4"><text:s/></text:span><text:span text:style-name="T169_5">засновників</text:span><text:span text:style-name="T169_6"><text:s/></text:span><text:span text:style-name="T169_7">Музею</text:span><text:span text:style-name="T169_8"><text:s/></text:span><text:span text:style-name="T169_9">української</text:span><text:span text:style-name="T169_10"><text:s/></text:span><text:span text:style-name="T169_11">домашньої</text:span><text:span text:style-name="T169_12"><text:s/></text:span><text:span text:style-name="T169_13">ікони</text:span></text:p>
      <text:p text:style-name="P170"><text:span text:style-name="T170_1">У</text:span><text:span text:style-name="T170_2"><text:s/></text:span><text:span text:style-name="T170_3">місті</text:span><text:span text:style-name="T170_4"><text:s/></text:span><text:span text:style-name="T170_5">Радомишль</text:span><text:span text:style-name="T170_6"><text:s/></text:span><text:span text:style-name="T170_7">Житомирської</text:span><text:span text:style-name="T170_8"><text:s/></text:span><text:span text:style-name="T170_9">області</text:span><text:span text:style-name="T170_10"><text:s/></text:span><text:span text:style-name="T170_11">відкрито</text:span><text:span text:style-name="T170_12"><text:s/></text:span><text:span text:style-name="T170_13">унікальний</text:span><text:span text:style-name="T170_14"><text:s/></text:span><text:span text:style-name="T170_15">історико</text:span><text:span text:style-name="T170_16">-</text:span><text:span text:style-name="T170_17">культурний</text:span><text:span text:style-name="T170_18"><text:s/></text:span><text:span text:style-name="T170_19">комплекс</text:span><text:span text:style-name="T170_20"><text:s/>«</text:span><text:span text:style-name="T170_21">Замок</text:span><text:span text:style-name="T170_22"><text:s/></text:span><text:span text:style-name="T170_23">Радомисль</text:span><text:span text:style-name="T170_24">»<text:s/></text:span><text:span text:style-name="T170_25">з</text:span><text:span text:style-name="T170_26"><text:s/></text:span><text:span text:style-name="T170_27">єдиним</text:span><text:span text:style-name="T170_28"><text:s/></text:span><text:span text:style-name="T170_29">у</text:span><text:span text:style-name="T170_30"><text:s/></text:span><text:span text:style-name="T170_31">світі</text:span><text:span text:style-name="T170_32"><text:s/></text:span><text:span text:style-name="T170_33">Музеєм</text:span><text:span text:style-name="T170_34"><text:s/></text:span><text:span text:style-name="T170_35">української</text:span><text:span text:style-name="T170_36"><text:s/></text:span><text:span text:style-name="T170_37">домашньої</text:span><text:span text:style-name="T170_38"><text:s/></text:span><text:span text:style-name="T170_39">ікони</text:span><text:span text:style-name="T170_40">,<text:s/></text:span><text:span text:style-name="T170_41">фундатором</text:span><text:span text:style-name="T170_42"><text:s/></text:span><text:span text:style-name="T170_43">якого</text:span><text:span text:style-name="T170_44"><text:s/></text:span><text:span text:style-name="T170_45">є</text:span><text:span text:style-name="T170_46"><text:s/></text:span><text:span text:style-name="T170_47">Ольга</text:span><text:span text:style-name="T170_48"><text:s/></text:span><text:span text:style-name="T170_49">Богомолець</text:span><text:span text:style-name="T170_50">.</text:span></text:p>
      <text:p text:style-name="P171"><text:span text:style-name="T171_1">Вікіпедія</text:span><text:span text:style-name="T171_2">,<text:s/></text:span><text:span text:style-name="T171_3"><text:a xlink:type="simple" xlink:href="http://uk.wikipedia.org/wiki/%D0%91%D0%BE%D0%B3%D0%BE%D0%BC%D0%BE%D0%BB%D0%B5%D1%86%D1%8C_%D0%9E%D0%BB%D1%8C%D0%B3%D0%B0_%D0%92%D0%B0%D0%B4%D0%B8%D0%BC%D1%96%D0%B2%D0%BD%D0%B0"><text:span text:style-name="T171_4">http</text:span></text:a></text:span><text:span text:style-name="T171_5"><text:a xlink:type="simple" xlink:href="http://uk.wikipedia.org/wiki/%D0%91%D0%BE%D0%B3%D0%BE%D0%BC%D0%BE%D0%BB%D0%B5%D1%86%D1%8C_%D0%9E%D0%BB%D1%8C%D0%B3%D0%B0_%D0%92%D0%B0%D0%B4%D0%B8%D0%BC%D1%96%D0%B2%D0%BD%D0%B0"><text:span text:style-name="T171_6">://</text:span></text:a></text:span><text:span text:style-name="T171_7"><text:a xlink:type="simple" xlink:href="http://uk.wikipedia.org/wiki/%D0%91%D0%BE%D0%B3%D0%BE%D0%BC%D0%BE%D0%BB%D0%B5%D1%86%D1%8C_%D0%9E%D0%BB%D1%8C%D0%B3%D0%B0_%D0%92%D0%B0%D0%B4%D0%B8%D0%BC%D1%96%D0%B2%D0%BD%D0%B0"><text:span text:style-name="T171_8">uk</text:span></text:a></text:span><text:span text:style-name="T171_9"><text:a xlink:type="simple" xlink:href="http://uk.wikipedia.org/wiki/%D0%91%D0%BE%D0%B3%D0%BE%D0%BC%D0%BE%D0%BB%D0%B5%D1%86%D1%8C_%D0%9E%D0%BB%D1%8C%D0%B3%D0%B0_%D0%92%D0%B0%D0%B4%D0%B8%D0%BC%D1%96%D0%B2%D0%BD%D0%B0"><text:span text:style-name="T171_10">.</text:span></text:a></text:span><text:span text:style-name="T171_11"><text:a xlink:type="simple" xlink:href="http://uk.wikipedia.org/wiki/%D0%91%D0%BE%D0%B3%D0%BE%D0%BC%D0%BE%D0%BB%D0%B5%D1%86%D1%8C_%D0%9E%D0%BB%D1%8C%D0%B3%D0%B0_%D0%92%D0%B0%D0%B4%D0%B8%D0%BC%D1%96%D0%B2%D0%BD%D0%B0"><text:span text:style-name="T171_12">wikipedia</text:span></text:a></text:span><text:span text:style-name="T171_13"><text:a xlink:type="simple" xlink:href="http://uk.wikipedia.org/wiki/%D0%91%D0%BE%D0%B3%D0%BE%D0%BC%D0%BE%D0%BB%D0%B5%D1%86%D1%8C_%D0%9E%D0%BB%D1%8C%D0%B3%D0%B0_%D0%92%D0%B0%D0%B4%D0%B8%D0%BC%D1%96%D0%B2%D0%BD%D0%B0"><text:span text:style-name="T171_14">.</text:span></text:a></text:span><text:span text:style-name="T171_15"><text:a xlink:type="simple" xlink:href="http://uk.wikipedia.org/wiki/%D0%91%D0%BE%D0%B3%D0%BE%D0%BC%D0%BE%D0%BB%D0%B5%D1%86%D1%8C_%D0%9E%D0%BB%D1%8C%D0%B3%D0%B0_%D0%92%D0%B0%D0%B4%D0%B8%D0%BC%D1%96%D0%B2%D0%BD%D0%B0"><text:span text:style-name="T171_16">org</text:span></text:a></text:span><text:span text:style-name="T171_17"><text:a xlink:type="simple" xlink:href="http://uk.wikipedia.org/wiki/%D0%91%D0%BE%D0%B3%D0%BE%D0%BC%D0%BE%D0%BB%D0%B5%D1%86%D1%8C_%D0%9E%D0%BB%D1%8C%D0%B3%D0%B0_%D0%92%D0%B0%D0%B4%D0%B8%D0%BC%D1%96%D0%B2%D0%BD%D0%B0"><text:span text:style-name="T171_18">/</text:span></text:a></text:span><text:span text:style-name="T171_19"><text:a xlink:type="simple" xlink:href="http://uk.wikipedia.org/wiki/%D0%91%D0%BE%D0%B3%D0%BE%D0%BC%D0%BE%D0%BB%D0%B5%D1%86%D1%8C_%D0%9E%D0%BB%D1%8C%D0%B3%D0%B0_%D0%92%D0%B0%D0%B4%D0%B8%D0%BC%D1%96%D0%B2%D0%BD%D0%B0"><text:span text:style-name="T171_20">wiki</text:span></text:a></text:span><text:span text:style-name="T171_21"><text:a xlink:type="simple" xlink:href="http://uk.wikipedia.org/wiki/%D0%91%D0%BE%D0%B3%D0%BE%D0%BC%D0%BE%D0%BB%D0%B5%D1%86%D1%8C_%D0%9E%D0%BB%D1%8C%D0%B3%D0%B0_%D0%92%D0%B0%D0%B4%D0%B8%D0%BC%D1%96%D0%B2%D0%BD%D0%B0"><text:span text:style-name="T171_22">/%</text:span></text:a></text:span><text:span text:style-name="T171_23"><text:a xlink:type="simple" xlink:href="http://uk.wikipedia.org/wiki/%D0%91%D0%BE%D0%B3%D0%BE%D0%BC%D0%BE%D0%BB%D0%B5%D1%86%D1%8C_%D0%9E%D0%BB%D1%8C%D0%B3%D0%B0_%D0%92%D0%B0%D0%B4%D0%B8%D0%BC%D1%96%D0%B2%D0%BD%D0%B0"><text:span text:style-name="T171_24">D</text:span></text:a></text:span><text:span text:style-name="T171_25"><text:a xlink:type="simple" xlink:href="http://uk.wikipedia.org/wiki/%D0%91%D0%BE%D0%B3%D0%BE%D0%BC%D0%BE%D0%BB%D0%B5%D1%86%D1%8C_%D0%9E%D0%BB%D1%8C%D0%B3%D0%B0_%D0%92%D0%B0%D0%B4%D0%B8%D0%BC%D1%96%D0%B2%D0%BD%D0%B0"><text:span text:style-name="T171_26">0%91%</text:span></text:a></text:span><text:span text:style-name="T171_27"><text:a xlink:type="simple" xlink:href="http://uk.wikipedia.org/wiki/%D0%91%D0%BE%D0%B3%D0%BE%D0%BC%D0%BE%D0%BB%D0%B5%D1%86%D1%8C_%D0%9E%D0%BB%D1%8C%D0%B3%D0%B0_%D0%92%D0%B0%D0%B4%D0%B8%D0%BC%D1%96%D0%B2%D0%BD%D0%B0"><text:span text:style-name="T171_28">D</text:span></text:a></text:span><text:span text:style-name="T171_29"><text:a xlink:type="simple" xlink:href="http://uk.wikipedia.org/wiki/%D0%91%D0%BE%D0%B3%D0%BE%D0%BC%D0%BE%D0%BB%D0%B5%D1%86%D1%8C_%D0%9E%D0%BB%D1%8C%D0%B3%D0%B0_%D0%92%D0%B0%D0%B4%D0%B8%D0%BC%D1%96%D0%B2%D0%BD%D0%B0"><text:span text:style-name="T171_30">0%</text:span></text:a></text:span><text:span text:style-name="T171_31"><text:a xlink:type="simple" xlink:href="http://uk.wikipedia.org/wiki/%D0%91%D0%BE%D0%B3%D0%BE%D0%BC%D0%BE%D0%BB%D0%B5%D1%86%D1%8C_%D0%9E%D0%BB%D1%8C%D0%B3%D0%B0_%D0%92%D0%B0%D0%B4%D0%B8%D0%BC%D1%96%D0%B2%D0%BD%D0%B0"><text:span text:style-name="T171_32">BE</text:span></text:a></text:span><text:span text:style-name="T171_33"><text:a xlink:type="simple" xlink:href="http://uk.wikipedia.org/wiki/%D0%91%D0%BE%D0%B3%D0%BE%D0%BC%D0%BE%D0%BB%D0%B5%D1%86%D1%8C_%D0%9E%D0%BB%D1%8C%D0%B3%D0%B0_%D0%92%D0%B0%D0%B4%D0%B8%D0%BC%D1%96%D0%B2%D0%BD%D0%B0"><text:span text:style-name="T171_34">%</text:span></text:a></text:span><text:span text:style-name="T171_35"><text:a xlink:type="simple" xlink:href="http://uk.wikipedia.org/wiki/%D0%91%D0%BE%D0%B3%D0%BE%D0%BC%D0%BE%D0%BB%D0%B5%D1%86%D1%8C_%D0%9E%D0%BB%D1%8C%D0%B3%D0%B0_%D0%92%D0%B0%D0%B4%D0%B8%D0%BC%D1%96%D0%B2%D0%BD%D0%B0"><text:span text:style-name="T171_36">D</text:span></text:a></text:span><text:span text:style-name="T171_37"><text:a xlink:type="simple" xlink:href="http://uk.wikipedia.org/wiki/%D0%91%D0%BE%D0%B3%D0%BE%D0%BC%D0%BE%D0%BB%D0%B5%D1%86%D1%8C_%D0%9E%D0%BB%D1%8C%D0%B3%D0%B0_%D0%92%D0%B0%D0%B4%D0%B8%D0%BC%D1%96%D0%B2%D0%BD%D0%B0"><text:span text:style-name="T171_38">0%</text:span></text:a></text:span><text:span text:style-name="T171_39"><text:a xlink:type="simple" xlink:href="http://uk.wikipedia.org/wiki/%D0%91%D0%BE%D0%B3%D0%BE%D0%BC%D0%BE%D0%BB%D0%B5%D1%86%D1%8C_%D0%9E%D0%BB%D1%8C%D0%B3%D0%B0_%D0%92%D0%B0%D0%B4%D0%B8%D0%BC%D1%96%D0%B2%D0%BD%D0%B0"><text:span text:style-name="T171_40">B</text:span></text:a></text:span><text:span text:style-name="T171_41"><text:a xlink:type="simple" xlink:href="http://uk.wikipedia.org/wiki/%D0%91%D0%BE%D0%B3%D0%BE%D0%BC%D0%BE%D0%BB%D0%B5%D1%86%D1%8C_%D0%9E%D0%BB%D1%8C%D0%B3%D0%B0_%D0%92%D0%B0%D0%B4%D0%B8%D0%BC%D1%96%D0%B2%D0%BD%D0%B0"><text:span text:style-name="T171_42">3%</text:span></text:a></text:span><text:span text:style-name="T171_43"><text:a xlink:type="simple" xlink:href="http://uk.wikipedia.org/wiki/%D0%91%D0%BE%D0%B3%D0%BE%D0%BC%D0%BE%D0%BB%D0%B5%D1%86%D1%8C_%D0%9E%D0%BB%D1%8C%D0%B3%D0%B0_%D0%92%D0%B0%D0%B4%D0%B8%D0%BC%D1%96%D0%B2%D0%BD%D0%B0"><text:span text:style-name="T171_44">D</text:span></text:a></text:span><text:span text:style-name="T171_45"><text:a xlink:type="simple" xlink:href="http://uk.wikipedia.org/wiki/%D0%91%D0%BE%D0%B3%D0%BE%D0%BC%D0%BE%D0%BB%D0%B5%D1%86%D1%8C_%D0%9E%D0%BB%D1%8C%D0%B3%D0%B0_%D0%92%D0%B0%D0%B4%D0%B8%D0%BC%D1%96%D0%B2%D0%BD%D0%B0"><text:span text:style-name="T171_46">0%</text:span></text:a></text:span><text:span text:style-name="T171_47"><text:a xlink:type="simple" xlink:href="http://uk.wikipedia.org/wiki/%D0%91%D0%BE%D0%B3%D0%BE%D0%BC%D0%BE%D0%BB%D0%B5%D1%86%D1%8C_%D0%9E%D0%BB%D1%8C%D0%B3%D0%B0_%D0%92%D0%B0%D0%B4%D0%B8%D0%BC%D1%96%D0%B2%D0%BD%D0%B0"><text:span text:style-name="T171_48">BE</text:span></text:a></text:span><text:span text:style-name="T171_49"><text:a xlink:type="simple" xlink:href="http://uk.wikipedia.org/wiki/%D0%91%D0%BE%D0%B3%D0%BE%D0%BC%D0%BE%D0%BB%D0%B5%D1%86%D1%8C_%D0%9E%D0%BB%D1%8C%D0%B3%D0%B0_%D0%92%D0%B0%D0%B4%D0%B8%D0%BC%D1%96%D0%B2%D0%BD%D0%B0"><text:span text:style-name="T171_50">%</text:span></text:a></text:span><text:span text:style-name="T171_51"><text:a xlink:type="simple" xlink:href="http://uk.wikipedia.org/wiki/%D0%91%D0%BE%D0%B3%D0%BE%D0%BC%D0%BE%D0%BB%D0%B5%D1%86%D1%8C_%D0%9E%D0%BB%D1%8C%D0%B3%D0%B0_%D0%92%D0%B0%D0%B4%D0%B8%D0%BC%D1%96%D0%B2%D0%BD%D0%B0"><text:span text:style-name="T171_52">D</text:span></text:a></text:span><text:span text:style-name="T171_53"><text:a xlink:type="simple" xlink:href="http://uk.wikipedia.org/wiki/%D0%91%D0%BE%D0%B3%D0%BE%D0%BC%D0%BE%D0%BB%D0%B5%D1%86%D1%8C_%D0%9E%D0%BB%D1%8C%D0%B3%D0%B0_%D0%92%D0%B0%D0%B4%D0%B8%D0%BC%D1%96%D0%B2%D0%BD%D0%B0"><text:span text:style-name="T171_54">0%</text:span></text:a></text:span><text:span text:style-name="T171_55"><text:a xlink:type="simple" xlink:href="http://uk.wikipedia.org/wiki/%D0%91%D0%BE%D0%B3%D0%BE%D0%BC%D0%BE%D0%BB%D0%B5%D1%86%D1%8C_%D0%9E%D0%BB%D1%8C%D0%B3%D0%B0_%D0%92%D0%B0%D0%B4%D0%B8%D0%BC%D1%96%D0%B2%D0%BD%D0%B0"><text:span text:style-name="T171_56">BC</text:span></text:a></text:span><text:span text:style-name="T171_57"><text:a xlink:type="simple" xlink:href="http://uk.wikipedia.org/wiki/%D0%91%D0%BE%D0%B3%D0%BE%D0%BC%D0%BE%D0%BB%D0%B5%D1%86%D1%8C_%D0%9E%D0%BB%D1%8C%D0%B3%D0%B0_%D0%92%D0%B0%D0%B4%D0%B8%D0%BC%D1%96%D0%B2%D0%BD%D0%B0"><text:span text:style-name="T171_58">%</text:span></text:a></text:span><text:span text:style-name="T171_59"><text:a xlink:type="simple" xlink:href="http://uk.wikipedia.org/wiki/%D0%91%D0%BE%D0%B3%D0%BE%D0%BC%D0%BE%D0%BB%D0%B5%D1%86%D1%8C_%D0%9E%D0%BB%D1%8C%D0%B3%D0%B0_%D0%92%D0%B0%D0%B4%D0%B8%D0%BC%D1%96%D0%B2%D0%BD%D0%B0"><text:span text:style-name="T171_60">D</text:span></text:a></text:span><text:span text:style-name="T171_61"><text:a xlink:type="simple" xlink:href="http://uk.wikipedia.org/wiki/%D0%91%D0%BE%D0%B3%D0%BE%D0%BC%D0%BE%D0%BB%D0%B5%D1%86%D1%8C_%D0%9E%D0%BB%D1%8C%D0%B3%D0%B0_%D0%92%D0%B0%D0%B4%D0%B8%D0%BC%D1%96%D0%B2%D0%BD%D0%B0"><text:span text:style-name="T171_62">0%</text:span></text:a></text:span><text:span text:style-name="T171_63"><text:a xlink:type="simple" xlink:href="http://uk.wikipedia.org/wiki/%D0%91%D0%BE%D0%B3%D0%BE%D0%BC%D0%BE%D0%BB%D0%B5%D1%86%D1%8C_%D0%9E%D0%BB%D1%8C%D0%B3%D0%B0_%D0%92%D0%B0%D0%B4%D0%B8%D0%BC%D1%96%D0%B2%D0%BD%D0%B0"><text:span text:style-name="T171_64">BE</text:span></text:a></text:span><text:span text:style-name="T171_65"><text:a xlink:type="simple" xlink:href="http://uk.wikipedia.org/wiki/%D0%91%D0%BE%D0%B3%D0%BE%D0%BC%D0%BE%D0%BB%D0%B5%D1%86%D1%8C_%D0%9E%D0%BB%D1%8C%D0%B3%D0%B0_%D0%92%D0%B0%D0%B4%D0%B8%D0%BC%D1%96%D0%B2%D0%BD%D0%B0"><text:span text:style-name="T171_66">%</text:span></text:a></text:span><text:span text:style-name="T171_67"><text:a xlink:type="simple" xlink:href="http://uk.wikipedia.org/wiki/%D0%91%D0%BE%D0%B3%D0%BE%D0%BC%D0%BE%D0%BB%D0%B5%D1%86%D1%8C_%D0%9E%D0%BB%D1%8C%D0%B3%D0%B0_%D0%92%D0%B0%D0%B4%D0%B8%D0%BC%D1%96%D0%B2%D0%BD%D0%B0"><text:span text:style-name="T171_68">D</text:span></text:a></text:span><text:span text:style-name="T171_69"><text:a xlink:type="simple" xlink:href="http://uk.wikipedia.org/wiki/%D0%91%D0%BE%D0%B3%D0%BE%D0%BC%D0%BE%D0%BB%D0%B5%D1%86%D1%8C_%D0%9E%D0%BB%D1%8C%D0%B3%D0%B0_%D0%92%D0%B0%D0%B4%D0%B8%D0%BC%D1%96%D0%B2%D0%BD%D0%B0"><text:span text:style-name="T171_70">0%</text:span></text:a></text:span><text:span text:style-name="T171_71"><text:a xlink:type="simple" xlink:href="http://uk.wikipedia.org/wiki/%D0%91%D0%BE%D0%B3%D0%BE%D0%BC%D0%BE%D0%BB%D0%B5%D1%86%D1%8C_%D0%9E%D0%BB%D1%8C%D0%B3%D0%B0_%D0%92%D0%B0%D0%B4%D0%B8%D0%BC%D1%96%D0%B2%D0%BD%D0%B0"><text:span text:style-name="T171_72">BB</text:span></text:a></text:span><text:span text:style-name="T171_73"><text:a xlink:type="simple" xlink:href="http://uk.wikipedia.org/wiki/%D0%91%D0%BE%D0%B3%D0%BE%D0%BC%D0%BE%D0%BB%D0%B5%D1%86%D1%8C_%D0%9E%D0%BB%D1%8C%D0%B3%D0%B0_%D0%92%D0%B0%D0%B4%D0%B8%D0%BC%D1%96%D0%B2%D0%BD%D0%B0"><text:span text:style-name="T171_74">%</text:span></text:a></text:span><text:span text:style-name="T171_75"><text:a xlink:type="simple" xlink:href="http://uk.wikipedia.org/wiki/%D0%91%D0%BE%D0%B3%D0%BE%D0%BC%D0%BE%D0%BB%D0%B5%D1%86%D1%8C_%D0%9E%D0%BB%D1%8C%D0%B3%D0%B0_%D0%92%D0%B0%D0%B4%D0%B8%D0%BC%D1%96%D0%B2%D0%BD%D0%B0"><text:span text:style-name="T171_76">D</text:span></text:a></text:span><text:span text:style-name="T171_77"><text:a xlink:type="simple" xlink:href="http://uk.wikipedia.org/wiki/%D0%91%D0%BE%D0%B3%D0%BE%D0%BC%D0%BE%D0%BB%D0%B5%D1%86%D1%8C_%D0%9E%D0%BB%D1%8C%D0%B3%D0%B0_%D0%92%D0%B0%D0%B4%D0%B8%D0%BC%D1%96%D0%B2%D0%BD%D0%B0"><text:span text:style-name="T171_78">0%</text:span></text:a></text:span><text:span text:style-name="T171_79"><text:a xlink:type="simple" xlink:href="http://uk.wikipedia.org/wiki/%D0%91%D0%BE%D0%B3%D0%BE%D0%BC%D0%BE%D0%BB%D0%B5%D1%86%D1%8C_%D0%9E%D0%BB%D1%8C%D0%B3%D0%B0_%D0%92%D0%B0%D0%B4%D0%B8%D0%BC%D1%96%D0%B2%D0%BD%D0%B0"><text:span text:style-name="T171_80">B</text:span></text:a></text:span><text:span text:style-name="T171_81"><text:a xlink:type="simple" xlink:href="http://uk.wikipedia.org/wiki/%D0%91%D0%BE%D0%B3%D0%BE%D0%BC%D0%BE%D0%BB%D0%B5%D1%86%D1%8C_%D0%9E%D0%BB%D1%8C%D0%B3%D0%B0_%D0%92%D0%B0%D0%B4%D0%B8%D0%BC%D1%96%D0%B2%D0%BD%D0%B0"><text:span text:style-name="T171_82">5%</text:span></text:a></text:span><text:span text:style-name="T171_83"><text:a xlink:type="simple" xlink:href="http://uk.wikipedia.org/wiki/%D0%91%D0%BE%D0%B3%D0%BE%D0%BC%D0%BE%D0%BB%D0%B5%D1%86%D1%8C_%D0%9E%D0%BB%D1%8C%D0%B3%D0%B0_%D0%92%D0%B0%D0%B4%D0%B8%D0%BC%D1%96%D0%B2%D0%BD%D0%B0"><text:span text:style-name="T171_84">D</text:span></text:a></text:span><text:span text:style-name="T171_85"><text:a xlink:type="simple" xlink:href="http://uk.wikipedia.org/wiki/%D0%91%D0%BE%D0%B3%D0%BE%D0%BC%D0%BE%D0%BB%D0%B5%D1%86%D1%8C_%D0%9E%D0%BB%D1%8C%D0%B3%D0%B0_%D0%92%D0%B0%D0%B4%D0%B8%D0%BC%D1%96%D0%B2%D0%BD%D0%B0"><text:span text:style-name="T171_86">1%86%</text:span></text:a></text:span><text:span text:style-name="T171_87"><text:a xlink:type="simple" xlink:href="http://uk.wikipedia.org/wiki/%D0%91%D0%BE%D0%B3%D0%BE%D0%BC%D0%BE%D0%BB%D0%B5%D1%86%D1%8C_%D0%9E%D0%BB%D1%8C%D0%B3%D0%B0_%D0%92%D0%B0%D0%B4%D0%B8%D0%BC%D1%96%D0%B2%D0%BD%D0%B0"><text:span text:style-name="T171_88">D</text:span></text:a></text:span><text:span text:style-name="T171_89"><text:a xlink:type="simple" xlink:href="http://uk.wikipedia.org/wiki/%D0%91%D0%BE%D0%B3%D0%BE%D0%BC%D0%BE%D0%BB%D0%B5%D1%86%D1%8C_%D0%9E%D0%BB%D1%8C%D0%B3%D0%B0_%D0%92%D0%B0%D0%B4%D0%B8%D0%BC%D1%96%D0%B2%D0%BD%D0%B0"><text:span text:style-name="T171_90">1%8</text:span></text:a></text:span><text:span text:style-name="T171_91"><text:a xlink:type="simple" xlink:href="http://uk.wikipedia.org/wiki/%D0%91%D0%BE%D0%B3%D0%BE%D0%BC%D0%BE%D0%BB%D0%B5%D1%86%D1%8C_%D0%9E%D0%BB%D1%8C%D0%B3%D0%B0_%D0%92%D0%B0%D0%B4%D0%B8%D0%BC%D1%96%D0%B2%D0%BD%D0%B0"><text:span text:style-name="T171_92">C</text:span></text:a></text:span><text:span text:style-name="T171_93"><text:a xlink:type="simple" xlink:href="http://uk.wikipedia.org/wiki/%D0%91%D0%BE%D0%B3%D0%BE%D0%BC%D0%BE%D0%BB%D0%B5%D1%86%D1%8C_%D0%9E%D0%BB%D1%8C%D0%B3%D0%B0_%D0%92%D0%B0%D0%B4%D0%B8%D0%BC%D1%96%D0%B2%D0%BD%D0%B0"><text:span text:style-name="T171_94">_%</text:span></text:a></text:span><text:span text:style-name="T171_95"><text:a xlink:type="simple" xlink:href="http://uk.wikipedia.org/wiki/%D0%91%D0%BE%D0%B3%D0%BE%D0%BC%D0%BE%D0%BB%D0%B5%D1%86%D1%8C_%D0%9E%D0%BB%D1%8C%D0%B3%D0%B0_%D0%92%D0%B0%D0%B4%D0%B8%D0%BC%D1%96%D0%B2%D0%BD%D0%B0"><text:span text:style-name="T171_96">D</text:span></text:a></text:span><text:span text:style-name="T171_97"><text:a xlink:type="simple" xlink:href="http://uk.wikipedia.org/wiki/%D0%91%D0%BE%D0%B3%D0%BE%D0%BC%D0%BE%D0%BB%D0%B5%D1%86%D1%8C_%D0%9E%D0%BB%D1%8C%D0%B3%D0%B0_%D0%92%D0%B0%D0%B4%D0%B8%D0%BC%D1%96%D0%B2%D0%BD%D0%B0"><text:span text:style-name="T171_98">0%9</text:span></text:a></text:span><text:span text:style-name="T171_99"><text:a xlink:type="simple" xlink:href="http://uk.wikipedia.org/wiki/%D0%91%D0%BE%D0%B3%D0%BE%D0%BC%D0%BE%D0%BB%D0%B5%D1%86%D1%8C_%D0%9E%D0%BB%D1%8C%D0%B3%D0%B0_%D0%92%D0%B0%D0%B4%D0%B8%D0%BC%D1%96%D0%B2%D0%BD%D0%B0"><text:span text:style-name="T171_100">E</text:span></text:a></text:span><text:span text:style-name="T171_101"><text:a xlink:type="simple" xlink:href="http://uk.wikipedia.org/wiki/%D0%91%D0%BE%D0%B3%D0%BE%D0%BC%D0%BE%D0%BB%D0%B5%D1%86%D1%8C_%D0%9E%D0%BB%D1%8C%D0%B3%D0%B0_%D0%92%D0%B0%D0%B4%D0%B8%D0%BC%D1%96%D0%B2%D0%BD%D0%B0"><text:span text:style-name="T171_102">%</text:span></text:a></text:span><text:span text:style-name="T171_103"><text:a xlink:type="simple" xlink:href="http://uk.wikipedia.org/wiki/%D0%91%D0%BE%D0%B3%D0%BE%D0%BC%D0%BE%D0%BB%D0%B5%D1%86%D1%8C_%D0%9E%D0%BB%D1%8C%D0%B3%D0%B0_%D0%92%D0%B0%D0%B4%D0%B8%D0%BC%D1%96%D0%B2%D0%BD%D0%B0"><text:span text:style-name="T171_104">D</text:span></text:a></text:span><text:span text:style-name="T171_105"><text:a xlink:type="simple" xlink:href="http://uk.wikipedia.org/wiki/%D0%91%D0%BE%D0%B3%D0%BE%D0%BC%D0%BE%D0%BB%D0%B5%D1%86%D1%8C_%D0%9E%D0%BB%D1%8C%D0%B3%D0%B0_%D0%92%D0%B0%D0%B4%D0%B8%D0%BC%D1%96%D0%B2%D0%BD%D0%B0"><text:span text:style-name="T171_106">0%</text:span></text:a></text:span><text:span text:style-name="T171_107"><text:a xlink:type="simple" xlink:href="http://uk.wikipedia.org/wiki/%D0%91%D0%BE%D0%B3%D0%BE%D0%BC%D0%BE%D0%BB%D0%B5%D1%86%D1%8C_%D0%9E%D0%BB%D1%8C%D0%B3%D0%B0_%D0%92%D0%B0%D0%B4%D0%B8%D0%BC%D1%96%D0%B2%D0%BD%D0%B0"><text:span text:style-name="T171_108">BB</text:span></text:a></text:span><text:span text:style-name="T171_109"><text:a xlink:type="simple" xlink:href="http://uk.wikipedia.org/wiki/%D0%91%D0%BE%D0%B3%D0%BE%D0%BC%D0%BE%D0%BB%D0%B5%D1%86%D1%8C_%D0%9E%D0%BB%D1%8C%D0%B3%D0%B0_%D0%92%D0%B0%D0%B4%D0%B8%D0%BC%D1%96%D0%B2%D0%BD%D0%B0"><text:span text:style-name="T171_110">%</text:span></text:a></text:span><text:span text:style-name="T171_111"><text:a xlink:type="simple" xlink:href="http://uk.wikipedia.org/wiki/%D0%91%D0%BE%D0%B3%D0%BE%D0%BC%D0%BE%D0%BB%D0%B5%D1%86%D1%8C_%D0%9E%D0%BB%D1%8C%D0%B3%D0%B0_%D0%92%D0%B0%D0%B4%D0%B8%D0%BC%D1%96%D0%B2%D0%BD%D0%B0"><text:span text:style-name="T171_112">D</text:span></text:a></text:span><text:span text:style-name="T171_113"><text:a xlink:type="simple" xlink:href="http://uk.wikipedia.org/wiki/%D0%91%D0%BE%D0%B3%D0%BE%D0%BC%D0%BE%D0%BB%D0%B5%D1%86%D1%8C_%D0%9E%D0%BB%D1%8C%D0%B3%D0%B0_%D0%92%D0%B0%D0%B4%D0%B8%D0%BC%D1%96%D0%B2%D0%BD%D0%B0"><text:span text:style-name="T171_114">1%8</text:span></text:a></text:span><text:span text:style-name="T171_115"><text:a xlink:type="simple" xlink:href="http://uk.wikipedia.org/wiki/%D0%91%D0%BE%D0%B3%D0%BE%D0%BC%D0%BE%D0%BB%D0%B5%D1%86%D1%8C_%D0%9E%D0%BB%D1%8C%D0%B3%D0%B0_%D0%92%D0%B0%D0%B4%D0%B8%D0%BC%D1%96%D0%B2%D0%BD%D0%B0"><text:span text:style-name="T171_116">C</text:span></text:a></text:span><text:span text:style-name="T171_117"><text:a xlink:type="simple" xlink:href="http://uk.wikipedia.org/wiki/%D0%91%D0%BE%D0%B3%D0%BE%D0%BC%D0%BE%D0%BB%D0%B5%D1%86%D1%8C_%D0%9E%D0%BB%D1%8C%D0%B3%D0%B0_%D0%92%D0%B0%D0%B4%D0%B8%D0%BC%D1%96%D0%B2%D0%BD%D0%B0"><text:span text:style-name="T171_118">%</text:span></text:a></text:span><text:span text:style-name="T171_119"><text:a xlink:type="simple" xlink:href="http://uk.wikipedia.org/wiki/%D0%91%D0%BE%D0%B3%D0%BE%D0%BC%D0%BE%D0%BB%D0%B5%D1%86%D1%8C_%D0%9E%D0%BB%D1%8C%D0%B3%D0%B0_%D0%92%D0%B0%D0%B4%D0%B8%D0%BC%D1%96%D0%B2%D0%BD%D0%B0"><text:span text:style-name="T171_120">D</text:span></text:a></text:span><text:span text:style-name="T171_121"><text:a xlink:type="simple" xlink:href="http://uk.wikipedia.org/wiki/%D0%91%D0%BE%D0%B3%D0%BE%D0%BC%D0%BE%D0%BB%D0%B5%D1%86%D1%8C_%D0%9E%D0%BB%D1%8C%D0%B3%D0%B0_%D0%92%D0%B0%D0%B4%D0%B8%D0%BC%D1%96%D0%B2%D0%BD%D0%B0"><text:span text:style-name="T171_122">0%</text:span></text:a></text:span><text:span text:style-name="T171_123"><text:a xlink:type="simple" xlink:href="http://uk.wikipedia.org/wiki/%D0%91%D0%BE%D0%B3%D0%BE%D0%BC%D0%BE%D0%BB%D0%B5%D1%86%D1%8C_%D0%9E%D0%BB%D1%8C%D0%B3%D0%B0_%D0%92%D0%B0%D0%B4%D0%B8%D0%BC%D1%96%D0%B2%D0%BD%D0%B0"><text:span text:style-name="T171_124">B</text:span></text:a></text:span><text:span text:style-name="T171_125"><text:a xlink:type="simple" xlink:href="http://uk.wikipedia.org/wiki/%D0%91%D0%BE%D0%B3%D0%BE%D0%BC%D0%BE%D0%BB%D0%B5%D1%86%D1%8C_%D0%9E%D0%BB%D1%8C%D0%B3%D0%B0_%D0%92%D0%B0%D0%B4%D0%B8%D0%BC%D1%96%D0%B2%D0%BD%D0%B0"><text:span text:style-name="T171_126">3%</text:span></text:a></text:span><text:span text:style-name="T171_127"><text:a xlink:type="simple" xlink:href="http://uk.wikipedia.org/wiki/%D0%91%D0%BE%D0%B3%D0%BE%D0%BC%D0%BE%D0%BB%D0%B5%D1%86%D1%8C_%D0%9E%D0%BB%D1%8C%D0%B3%D0%B0_%D0%92%D0%B0%D0%B4%D0%B8%D0%BC%D1%96%D0%B2%D0%BD%D0%B0"><text:span text:style-name="T171_128">D</text:span></text:a></text:span><text:span text:style-name="T171_129"><text:a xlink:type="simple" xlink:href="http://uk.wikipedia.org/wiki/%D0%91%D0%BE%D0%B3%D0%BE%D0%BC%D0%BE%D0%BB%D0%B5%D1%86%D1%8C_%D0%9E%D0%BB%D1%8C%D0%B3%D0%B0_%D0%92%D0%B0%D0%B4%D0%B8%D0%BC%D1%96%D0%B2%D0%BD%D0%B0"><text:span text:style-name="T171_130">0%</text:span></text:a></text:span><text:span text:style-name="T171_131"><text:a xlink:type="simple" xlink:href="http://uk.wikipedia.org/wiki/%D0%91%D0%BE%D0%B3%D0%BE%D0%BC%D0%BE%D0%BB%D0%B5%D1%86%D1%8C_%D0%9E%D0%BB%D1%8C%D0%B3%D0%B0_%D0%92%D0%B0%D0%B4%D0%B8%D0%BC%D1%96%D0%B2%D0%BD%D0%B0"><text:span text:style-name="T171_132">B</text:span></text:a></text:span><text:span text:style-name="T171_133"><text:a xlink:type="simple" xlink:href="http://uk.wikipedia.org/wiki/%D0%91%D0%BE%D0%B3%D0%BE%D0%BC%D0%BE%D0%BB%D0%B5%D1%86%D1%8C_%D0%9E%D0%BB%D1%8C%D0%B3%D0%B0_%D0%92%D0%B0%D0%B4%D0%B8%D0%BC%D1%96%D0%B2%D0%BD%D0%B0"><text:span text:style-name="T171_134">0_%</text:span></text:a></text:span><text:span text:style-name="T171_135"><text:a xlink:type="simple" xlink:href="http://uk.wikipedia.org/wiki/%D0%91%D0%BE%D0%B3%D0%BE%D0%BC%D0%BE%D0%BB%D0%B5%D1%86%D1%8C_%D0%9E%D0%BB%D1%8C%D0%B3%D0%B0_%D0%92%D0%B0%D0%B4%D0%B8%D0%BC%D1%96%D0%B2%D0%BD%D0%B0"><text:span text:style-name="T171_136">D</text:span></text:a></text:span><text:span text:style-name="T171_137"><text:a xlink:type="simple" xlink:href="http://uk.wikipedia.org/wiki/%D0%91%D0%BE%D0%B3%D0%BE%D0%BC%D0%BE%D0%BB%D0%B5%D1%86%D1%8C_%D0%9E%D0%BB%D1%8C%D0%B3%D0%B0_%D0%92%D0%B0%D0%B4%D0%B8%D0%BC%D1%96%D0%B2%D0%BD%D0%B0"><text:span text:style-name="T171_138">0%92%</text:span></text:a></text:span><text:span text:style-name="T171_139"><text:a xlink:type="simple" xlink:href="http://uk.wikipedia.org/wiki/%D0%91%D0%BE%D0%B3%D0%BE%D0%BC%D0%BE%D0%BB%D0%B5%D1%86%D1%8C_%D0%9E%D0%BB%D1%8C%D0%B3%D0%B0_%D0%92%D0%B0%D0%B4%D0%B8%D0%BC%D1%96%D0%B2%D0%BD%D0%B0"><text:span text:style-name="T171_140">D</text:span></text:a></text:span><text:span text:style-name="T171_141"><text:a xlink:type="simple" xlink:href="http://uk.wikipedia.org/wiki/%D0%91%D0%BE%D0%B3%D0%BE%D0%BC%D0%BE%D0%BB%D0%B5%D1%86%D1%8C_%D0%9E%D0%BB%D1%8C%D0%B3%D0%B0_%D0%92%D0%B0%D0%B4%D0%B8%D0%BC%D1%96%D0%B2%D0%BD%D0%B0"><text:span text:style-name="T171_142">0%</text:span></text:a></text:span><text:span text:style-name="T171_143"><text:a xlink:type="simple" xlink:href="http://uk.wikipedia.org/wiki/%D0%91%D0%BE%D0%B3%D0%BE%D0%BC%D0%BE%D0%BB%D0%B5%D1%86%D1%8C_%D0%9E%D0%BB%D1%8C%D0%B3%D0%B0_%D0%92%D0%B0%D0%B4%D0%B8%D0%BC%D1%96%D0%B2%D0%BD%D0%B0"><text:span text:style-name="T171_144">B</text:span></text:a></text:span><text:span text:style-name="T171_145"><text:a xlink:type="simple" xlink:href="http://uk.wikipedia.org/wiki/%D0%91%D0%BE%D0%B3%D0%BE%D0%BC%D0%BE%D0%BB%D0%B5%D1%86%D1%8C_%D0%9E%D0%BB%D1%8C%D0%B3%D0%B0_%D0%92%D0%B0%D0%B4%D0%B8%D0%BC%D1%96%D0%B2%D0%BD%D0%B0"><text:span text:style-name="T171_146">0%</text:span></text:a></text:span><text:span text:style-name="T171_147"><text:a xlink:type="simple" xlink:href="http://uk.wikipedia.org/wiki/%D0%91%D0%BE%D0%B3%D0%BE%D0%BC%D0%BE%D0%BB%D0%B5%D1%86%D1%8C_%D0%9E%D0%BB%D1%8C%D0%B3%D0%B0_%D0%92%D0%B0%D0%B4%D0%B8%D0%BC%D1%96%D0%B2%D0%BD%D0%B0"><text:span text:style-name="T171_148">D</text:span></text:a></text:span><text:span text:style-name="T171_149"><text:a xlink:type="simple" xlink:href="http://uk.wikipedia.org/wiki/%D0%91%D0%BE%D0%B3%D0%BE%D0%BC%D0%BE%D0%BB%D0%B5%D1%86%D1%8C_%D0%9E%D0%BB%D1%8C%D0%B3%D0%B0_%D0%92%D0%B0%D0%B4%D0%B8%D0%BC%D1%96%D0%B2%D0%BD%D0%B0"><text:span text:style-name="T171_150">0%</text:span></text:a></text:span><text:span text:style-name="T171_151"><text:a xlink:type="simple" xlink:href="http://uk.wikipedia.org/wiki/%D0%91%D0%BE%D0%B3%D0%BE%D0%BC%D0%BE%D0%BB%D0%B5%D1%86%D1%8C_%D0%9E%D0%BB%D1%8C%D0%B3%D0%B0_%D0%92%D0%B0%D0%B4%D0%B8%D0%BC%D1%96%D0%B2%D0%BD%D0%B0"><text:span text:style-name="T171_152">B</text:span></text:a></text:span><text:span text:style-name="T171_153"><text:a xlink:type="simple" xlink:href="http://uk.wikipedia.org/wiki/%D0%91%D0%BE%D0%B3%D0%BE%D0%BC%D0%BE%D0%BB%D0%B5%D1%86%D1%8C_%D0%9E%D0%BB%D1%8C%D0%B3%D0%B0_%D0%92%D0%B0%D0%B4%D0%B8%D0%BC%D1%96%D0%B2%D0%BD%D0%B0"><text:span text:style-name="T171_154">4%</text:span></text:a></text:span><text:span text:style-name="T171_155"><text:a xlink:type="simple" xlink:href="http://uk.wikipedia.org/wiki/%D0%91%D0%BE%D0%B3%D0%BE%D0%BC%D0%BE%D0%BB%D0%B5%D1%86%D1%8C_%D0%9E%D0%BB%D1%8C%D0%B3%D0%B0_%D0%92%D0%B0%D0%B4%D0%B8%D0%BC%D1%96%D0%B2%D0%BD%D0%B0"><text:span text:style-name="T171_156">D</text:span></text:a></text:span><text:span text:style-name="T171_157"><text:a xlink:type="simple" xlink:href="http://uk.wikipedia.org/wiki/%D0%91%D0%BE%D0%B3%D0%BE%D0%BC%D0%BE%D0%BB%D0%B5%D1%86%D1%8C_%D0%9E%D0%BB%D1%8C%D0%B3%D0%B0_%D0%92%D0%B0%D0%B4%D0%B8%D0%BC%D1%96%D0%B2%D0%BD%D0%B0"><text:span text:style-name="T171_158">0%</text:span></text:a></text:span><text:span text:style-name="T171_159"><text:a xlink:type="simple" xlink:href="http://uk.wikipedia.org/wiki/%D0%91%D0%BE%D0%B3%D0%BE%D0%BC%D0%BE%D0%BB%D0%B5%D1%86%D1%8C_%D0%9E%D0%BB%D1%8C%D0%B3%D0%B0_%D0%92%D0%B0%D0%B4%D0%B8%D0%BC%D1%96%D0%B2%D0%BD%D0%B0"><text:span text:style-name="T171_160">B</text:span></text:a></text:span><text:span text:style-name="T171_161"><text:a xlink:type="simple" xlink:href="http://uk.wikipedia.org/wiki/%D0%91%D0%BE%D0%B3%D0%BE%D0%BC%D0%BE%D0%BB%D0%B5%D1%86%D1%8C_%D0%9E%D0%BB%D1%8C%D0%B3%D0%B0_%D0%92%D0%B0%D0%B4%D0%B8%D0%BC%D1%96%D0%B2%D0%BD%D0%B0"><text:span text:style-name="T171_162">8%</text:span></text:a></text:span><text:span text:style-name="T171_163"><text:a xlink:type="simple" xlink:href="http://uk.wikipedia.org/wiki/%D0%91%D0%BE%D0%B3%D0%BE%D0%BC%D0%BE%D0%BB%D0%B5%D1%86%D1%8C_%D0%9E%D0%BB%D1%8C%D0%B3%D0%B0_%D0%92%D0%B0%D0%B4%D0%B8%D0%BC%D1%96%D0%B2%D0%BD%D0%B0"><text:span text:style-name="T171_164">D</text:span></text:a></text:span><text:span text:style-name="T171_165"><text:a xlink:type="simple" xlink:href="http://uk.wikipedia.org/wiki/%D0%91%D0%BE%D0%B3%D0%BE%D0%BC%D0%BE%D0%BB%D0%B5%D1%86%D1%8C_%D0%9E%D0%BB%D1%8C%D0%B3%D0%B0_%D0%92%D0%B0%D0%B4%D0%B8%D0%BC%D1%96%D0%B2%D0%BD%D0%B0"><text:span text:style-name="T171_166">0%</text:span></text:a></text:span><text:span text:style-name="T171_167"><text:a xlink:type="simple" xlink:href="http://uk.wikipedia.org/wiki/%D0%91%D0%BE%D0%B3%D0%BE%D0%BC%D0%BE%D0%BB%D0%B5%D1%86%D1%8C_%D0%9E%D0%BB%D1%8C%D0%B3%D0%B0_%D0%92%D0%B0%D0%B4%D0%B8%D0%BC%D1%96%D0%B2%D0%BD%D0%B0"><text:span text:style-name="T171_168">BC</text:span></text:a></text:span><text:span text:style-name="T171_169"><text:a xlink:type="simple" xlink:href="http://uk.wikipedia.org/wiki/%D0%91%D0%BE%D0%B3%D0%BE%D0%BC%D0%BE%D0%BB%D0%B5%D1%86%D1%8C_%D0%9E%D0%BB%D1%8C%D0%B3%D0%B0_%D0%92%D0%B0%D0%B4%D0%B8%D0%BC%D1%96%D0%B2%D0%BD%D0%B0"><text:span text:style-name="T171_170">%</text:span></text:a></text:span><text:span text:style-name="T171_171"><text:a xlink:type="simple" xlink:href="http://uk.wikipedia.org/wiki/%D0%91%D0%BE%D0%B3%D0%BE%D0%BC%D0%BE%D0%BB%D0%B5%D1%86%D1%8C_%D0%9E%D0%BB%D1%8C%D0%B3%D0%B0_%D0%92%D0%B0%D0%B4%D0%B8%D0%BC%D1%96%D0%B2%D0%BD%D0%B0"><text:span text:style-name="T171_172">D</text:span></text:a></text:span><text:span text:style-name="T171_173"><text:a xlink:type="simple" xlink:href="http://uk.wikipedia.org/wiki/%D0%91%D0%BE%D0%B3%D0%BE%D0%BC%D0%BE%D0%BB%D0%B5%D1%86%D1%8C_%D0%9E%D0%BB%D1%8C%D0%B3%D0%B0_%D0%92%D0%B0%D0%B4%D0%B8%D0%BC%D1%96%D0%B2%D0%BD%D0%B0"><text:span text:style-name="T171_174">1%96%</text:span></text:a></text:span><text:span text:style-name="T171_175"><text:a xlink:type="simple" xlink:href="http://uk.wikipedia.org/wiki/%D0%91%D0%BE%D0%B3%D0%BE%D0%BC%D0%BE%D0%BB%D0%B5%D1%86%D1%8C_%D0%9E%D0%BB%D1%8C%D0%B3%D0%B0_%D0%92%D0%B0%D0%B4%D0%B8%D0%BC%D1%96%D0%B2%D0%BD%D0%B0"><text:span text:style-name="T171_176">D</text:span></text:a></text:span><text:span text:style-name="T171_177"><text:a xlink:type="simple" xlink:href="http://uk.wikipedia.org/wiki/%D0%91%D0%BE%D0%B3%D0%BE%D0%BC%D0%BE%D0%BB%D0%B5%D1%86%D1%8C_%D0%9E%D0%BB%D1%8C%D0%B3%D0%B0_%D0%92%D0%B0%D0%B4%D0%B8%D0%BC%D1%96%D0%B2%D0%BD%D0%B0"><text:span text:style-name="T171_178">0%</text:span></text:a></text:span><text:span text:style-name="T171_179"><text:a xlink:type="simple" xlink:href="http://uk.wikipedia.org/wiki/%D0%91%D0%BE%D0%B3%D0%BE%D0%BC%D0%BE%D0%BB%D0%B5%D1%86%D1%8C_%D0%9E%D0%BB%D1%8C%D0%B3%D0%B0_%D0%92%D0%B0%D0%B4%D0%B8%D0%BC%D1%96%D0%B2%D0%BD%D0%B0"><text:span text:style-name="T171_180">B</text:span></text:a></text:span><text:span text:style-name="T171_181"><text:a xlink:type="simple" xlink:href="http://uk.wikipedia.org/wiki/%D0%91%D0%BE%D0%B3%D0%BE%D0%BC%D0%BE%D0%BB%D0%B5%D1%86%D1%8C_%D0%9E%D0%BB%D1%8C%D0%B3%D0%B0_%D0%92%D0%B0%D0%B4%D0%B8%D0%BC%D1%96%D0%B2%D0%BD%D0%B0"><text:span text:style-name="T171_182">2%</text:span></text:a></text:span><text:span text:style-name="T171_183"><text:a xlink:type="simple" xlink:href="http://uk.wikipedia.org/wiki/%D0%91%D0%BE%D0%B3%D0%BE%D0%BC%D0%BE%D0%BB%D0%B5%D1%86%D1%8C_%D0%9E%D0%BB%D1%8C%D0%B3%D0%B0_%D0%92%D0%B0%D0%B4%D0%B8%D0%BC%D1%96%D0%B2%D0%BD%D0%B0"><text:span text:style-name="T171_184">D</text:span></text:a></text:span><text:span text:style-name="T171_185"><text:a xlink:type="simple" xlink:href="http://uk.wikipedia.org/wiki/%D0%91%D0%BE%D0%B3%D0%BE%D0%BC%D0%BE%D0%BB%D0%B5%D1%86%D1%8C_%D0%9E%D0%BB%D1%8C%D0%B3%D0%B0_%D0%92%D0%B0%D0%B4%D0%B8%D0%BC%D1%96%D0%B2%D0%BD%D0%B0"><text:span text:style-name="T171_186">0%</text:span></text:a></text:span><text:span text:style-name="T171_187"><text:a xlink:type="simple" xlink:href="http://uk.wikipedia.org/wiki/%D0%91%D0%BE%D0%B3%D0%BE%D0%BC%D0%BE%D0%BB%D0%B5%D1%86%D1%8C_%D0%9E%D0%BB%D1%8C%D0%B3%D0%B0_%D0%92%D0%B0%D0%B4%D0%B8%D0%BC%D1%96%D0%B2%D0%BD%D0%B0"><text:span text:style-name="T171_188">BD</text:span></text:a></text:span><text:span text:style-name="T171_189"><text:a xlink:type="simple" xlink:href="http://uk.wikipedia.org/wiki/%D0%91%D0%BE%D0%B3%D0%BE%D0%BC%D0%BE%D0%BB%D0%B5%D1%86%D1%8C_%D0%9E%D0%BB%D1%8C%D0%B3%D0%B0_%D0%92%D0%B0%D0%B4%D0%B8%D0%BC%D1%96%D0%B2%D0%BD%D0%B0"><text:span text:style-name="T171_190">%</text:span></text:a></text:span><text:span text:style-name="T171_191"><text:a xlink:type="simple" xlink:href="http://uk.wikipedia.org/wiki/%D0%91%D0%BE%D0%B3%D0%BE%D0%BC%D0%BE%D0%BB%D0%B5%D1%86%D1%8C_%D0%9E%D0%BB%D1%8C%D0%B3%D0%B0_%D0%92%D0%B0%D0%B4%D0%B8%D0%BC%D1%96%D0%B2%D0%BD%D0%B0"><text:span text:style-name="T171_192">D</text:span></text:a></text:span><text:span text:style-name="T171_193"><text:a xlink:type="simple" xlink:href="http://uk.wikipedia.org/wiki/%D0%91%D0%BE%D0%B3%D0%BE%D0%BC%D0%BE%D0%BB%D0%B5%D1%86%D1%8C_%D0%9E%D0%BB%D1%8C%D0%B3%D0%B0_%D0%92%D0%B0%D0%B4%D0%B8%D0%BC%D1%96%D0%B2%D0%BD%D0%B0"><text:span text:style-name="T171_194">0%</text:span></text:a></text:span><text:span text:style-name="T171_195"><text:a xlink:type="simple" xlink:href="http://uk.wikipedia.org/wiki/%D0%91%D0%BE%D0%B3%D0%BE%D0%BC%D0%BE%D0%BB%D0%B5%D1%86%D1%8C_%D0%9E%D0%BB%D1%8C%D0%B3%D0%B0_%D0%92%D0%B0%D0%B4%D0%B8%D0%BC%D1%96%D0%B2%D0%BD%D0%B0"><text:span text:style-name="T171_196">B</text:span></text:a></text:span><text:span text:style-name="T171_197"><text:a xlink:type="simple" xlink:href="http://uk.wikipedia.org/wiki/%D0%91%D0%BE%D0%B3%D0%BE%D0%BC%D0%BE%D0%BB%D0%B5%D1%86%D1%8C_%D0%9E%D0%BB%D1%8C%D0%B3%D0%B0_%D0%92%D0%B0%D0%B4%D0%B8%D0%BC%D1%96%D0%B2%D0%BD%D0%B0"><text:span text:style-name="T171_198">0</text:span></text:a></text:span></text:p>
      <text:p text:style-name="P172"/>
      <text:p text:style-name="P173"><text:span text:style-name="T173_1">2012</text:span></text:p>
      <text:p text:style-name="P174"><text:span text:style-name="T174_1">Орден</text:span><text:span text:style-name="T174_2"><text:s/></text:span><text:span text:style-name="T174_3">ікони</text:span><text:span text:style-name="T174_4"><text:s/></text:span><text:span text:style-name="T174_5">Богородиці</text:span><text:span text:style-name="T174_6"><text:s/></text:span><text:span text:style-name="T174_7">Почаївської</text:span><text:span text:style-name="T174_8"><text:s/>(</text:span><text:span text:style-name="T174_9">УПЦ</text:span><text:span text:style-name="T174_10"><text:s/></text:span><text:span text:style-name="T174_11">МП</text:span><text:span text:style-name="T174_12">)</text:span></text:p>
      <text:p text:style-name="P175"><text:span text:style-name="T175_1">Орден</text:span><text:span text:style-name="T175_2"><text:s/></text:span><text:span text:style-name="T175_3">ікони</text:span><text:span text:style-name="T175_4"><text:s/></text:span><text:span text:style-name="T175_5">Богородиці</text:span><text:span text:style-name="T175_6"><text:s/></text:span><text:span text:style-name="T175_7">Почаївської</text:span><text:span text:style-name="T175_8"><text:s/>(</text:span><text:span text:style-name="T175_9">УПЦ</text:span><text:span text:style-name="T175_10"><text:s/></text:span><text:span text:style-name="T175_11">МП</text:span><text:span text:style-name="T175_12">)</text:span></text:p>
      <text:p text:style-name="P176"><text:span text:style-name="T176_1">Вікіпедія</text:span><text:span text:style-name="T176_2">,<text:s/></text:span><text:span text:style-name="T176_3"><text:a xlink:type="simple" xlink:href="http://uk.wikipedia.org/wiki/%D0%91%D0%BE%D0%B3%D0%BE%D0%BC%D0%BE%D0%BB%D0%B5%D1%86%D1%8C_%D0%9E%D0%BB%D1%8C%D0%B3%D0%B0_%D0%92%D0%B0%D0%B4%D0%B8%D0%BC%D1%96%D0%B2%D0%BD%D0%B0"><text:span text:style-name="T176_4">http</text:span></text:a></text:span><text:span text:style-name="T176_5"><text:a xlink:type="simple" xlink:href="http://uk.wikipedia.org/wiki/%D0%91%D0%BE%D0%B3%D0%BE%D0%BC%D0%BE%D0%BB%D0%B5%D1%86%D1%8C_%D0%9E%D0%BB%D1%8C%D0%B3%D0%B0_%D0%92%D0%B0%D0%B4%D0%B8%D0%BC%D1%96%D0%B2%D0%BD%D0%B0"><text:span text:style-name="T176_6">://</text:span></text:a></text:span><text:span text:style-name="T176_7"><text:a xlink:type="simple" xlink:href="http://uk.wikipedia.org/wiki/%D0%91%D0%BE%D0%B3%D0%BE%D0%BC%D0%BE%D0%BB%D0%B5%D1%86%D1%8C_%D0%9E%D0%BB%D1%8C%D0%B3%D0%B0_%D0%92%D0%B0%D0%B4%D0%B8%D0%BC%D1%96%D0%B2%D0%BD%D0%B0"><text:span text:style-name="T176_8">uk</text:span></text:a></text:span><text:span text:style-name="T176_9"><text:a xlink:type="simple" xlink:href="http://uk.wikipedia.org/wiki/%D0%91%D0%BE%D0%B3%D0%BE%D0%BC%D0%BE%D0%BB%D0%B5%D1%86%D1%8C_%D0%9E%D0%BB%D1%8C%D0%B3%D0%B0_%D0%92%D0%B0%D0%B4%D0%B8%D0%BC%D1%96%D0%B2%D0%BD%D0%B0"><text:span text:style-name="T176_10">.</text:span></text:a></text:span><text:span text:style-name="T176_11"><text:a xlink:type="simple" xlink:href="http://uk.wikipedia.org/wiki/%D0%91%D0%BE%D0%B3%D0%BE%D0%BC%D0%BE%D0%BB%D0%B5%D1%86%D1%8C_%D0%9E%D0%BB%D1%8C%D0%B3%D0%B0_%D0%92%D0%B0%D0%B4%D0%B8%D0%BC%D1%96%D0%B2%D0%BD%D0%B0"><text:span text:style-name="T176_12">wikipedia</text:span></text:a></text:span><text:span text:style-name="T176_13"><text:a xlink:type="simple" xlink:href="http://uk.wikipedia.org/wiki/%D0%91%D0%BE%D0%B3%D0%BE%D0%BC%D0%BE%D0%BB%D0%B5%D1%86%D1%8C_%D0%9E%D0%BB%D1%8C%D0%B3%D0%B0_%D0%92%D0%B0%D0%B4%D0%B8%D0%BC%D1%96%D0%B2%D0%BD%D0%B0"><text:span text:style-name="T176_14">.</text:span></text:a></text:span><text:span text:style-name="T176_15"><text:a xlink:type="simple" xlink:href="http://uk.wikipedia.org/wiki/%D0%91%D0%BE%D0%B3%D0%BE%D0%BC%D0%BE%D0%BB%D0%B5%D1%86%D1%8C_%D0%9E%D0%BB%D1%8C%D0%B3%D0%B0_%D0%92%D0%B0%D0%B4%D0%B8%D0%BC%D1%96%D0%B2%D0%BD%D0%B0"><text:span text:style-name="T176_16">org</text:span></text:a></text:span><text:span text:style-name="T176_17"><text:a xlink:type="simple" xlink:href="http://uk.wikipedia.org/wiki/%D0%91%D0%BE%D0%B3%D0%BE%D0%BC%D0%BE%D0%BB%D0%B5%D1%86%D1%8C_%D0%9E%D0%BB%D1%8C%D0%B3%D0%B0_%D0%92%D0%B0%D0%B4%D0%B8%D0%BC%D1%96%D0%B2%D0%BD%D0%B0"><text:span text:style-name="T176_18">/</text:span></text:a></text:span><text:span text:style-name="T176_19"><text:a xlink:type="simple" xlink:href="http://uk.wikipedia.org/wiki/%D0%91%D0%BE%D0%B3%D0%BE%D0%BC%D0%BE%D0%BB%D0%B5%D1%86%D1%8C_%D0%9E%D0%BB%D1%8C%D0%B3%D0%B0_%D0%92%D0%B0%D0%B4%D0%B8%D0%BC%D1%96%D0%B2%D0%BD%D0%B0"><text:span text:style-name="T176_20">wiki</text:span></text:a></text:span><text:span text:style-name="T176_21"><text:a xlink:type="simple" xlink:href="http://uk.wikipedia.org/wiki/%D0%91%D0%BE%D0%B3%D0%BE%D0%BC%D0%BE%D0%BB%D0%B5%D1%86%D1%8C_%D0%9E%D0%BB%D1%8C%D0%B3%D0%B0_%D0%92%D0%B0%D0%B4%D0%B8%D0%BC%D1%96%D0%B2%D0%BD%D0%B0"><text:span text:style-name="T176_22">/%</text:span></text:a></text:span><text:span text:style-name="T176_23"><text:a xlink:type="simple" xlink:href="http://uk.wikipedia.org/wiki/%D0%91%D0%BE%D0%B3%D0%BE%D0%BC%D0%BE%D0%BB%D0%B5%D1%86%D1%8C_%D0%9E%D0%BB%D1%8C%D0%B3%D0%B0_%D0%92%D0%B0%D0%B4%D0%B8%D0%BC%D1%96%D0%B2%D0%BD%D0%B0"><text:span text:style-name="T176_24">D</text:span></text:a></text:span><text:span text:style-name="T176_25"><text:a xlink:type="simple" xlink:href="http://uk.wikipedia.org/wiki/%D0%91%D0%BE%D0%B3%D0%BE%D0%BC%D0%BE%D0%BB%D0%B5%D1%86%D1%8C_%D0%9E%D0%BB%D1%8C%D0%B3%D0%B0_%D0%92%D0%B0%D0%B4%D0%B8%D0%BC%D1%96%D0%B2%D0%BD%D0%B0"><text:span text:style-name="T176_26">0%91%</text:span></text:a></text:span><text:span text:style-name="T176_27"><text:a xlink:type="simple" xlink:href="http://uk.wikipedia.org/wiki/%D0%91%D0%BE%D0%B3%D0%BE%D0%BC%D0%BE%D0%BB%D0%B5%D1%86%D1%8C_%D0%9E%D0%BB%D1%8C%D0%B3%D0%B0_%D0%92%D0%B0%D0%B4%D0%B8%D0%BC%D1%96%D0%B2%D0%BD%D0%B0"><text:span text:style-name="T176_28">D</text:span></text:a></text:span><text:span text:style-name="T176_29"><text:a xlink:type="simple" xlink:href="http://uk.wikipedia.org/wiki/%D0%91%D0%BE%D0%B3%D0%BE%D0%BC%D0%BE%D0%BB%D0%B5%D1%86%D1%8C_%D0%9E%D0%BB%D1%8C%D0%B3%D0%B0_%D0%92%D0%B0%D0%B4%D0%B8%D0%BC%D1%96%D0%B2%D0%BD%D0%B0"><text:span text:style-name="T176_30">0%</text:span></text:a></text:span><text:span text:style-name="T176_31"><text:a xlink:type="simple" xlink:href="http://uk.wikipedia.org/wiki/%D0%91%D0%BE%D0%B3%D0%BE%D0%BC%D0%BE%D0%BB%D0%B5%D1%86%D1%8C_%D0%9E%D0%BB%D1%8C%D0%B3%D0%B0_%D0%92%D0%B0%D0%B4%D0%B8%D0%BC%D1%96%D0%B2%D0%BD%D0%B0"><text:span text:style-name="T176_32">BE</text:span></text:a></text:span><text:span text:style-name="T176_33"><text:a xlink:type="simple" xlink:href="http://uk.wikipedia.org/wiki/%D0%91%D0%BE%D0%B3%D0%BE%D0%BC%D0%BE%D0%BB%D0%B5%D1%86%D1%8C_%D0%9E%D0%BB%D1%8C%D0%B3%D0%B0_%D0%92%D0%B0%D0%B4%D0%B8%D0%BC%D1%96%D0%B2%D0%BD%D0%B0"><text:span text:style-name="T176_34">%</text:span></text:a></text:span><text:span text:style-name="T176_35"><text:a xlink:type="simple" xlink:href="http://uk.wikipedia.org/wiki/%D0%91%D0%BE%D0%B3%D0%BE%D0%BC%D0%BE%D0%BB%D0%B5%D1%86%D1%8C_%D0%9E%D0%BB%D1%8C%D0%B3%D0%B0_%D0%92%D0%B0%D0%B4%D0%B8%D0%BC%D1%96%D0%B2%D0%BD%D0%B0"><text:span text:style-name="T176_36">D</text:span></text:a></text:span><text:span text:style-name="T176_37"><text:a xlink:type="simple" xlink:href="http://uk.wikipedia.org/wiki/%D0%91%D0%BE%D0%B3%D0%BE%D0%BC%D0%BE%D0%BB%D0%B5%D1%86%D1%8C_%D0%9E%D0%BB%D1%8C%D0%B3%D0%B0_%D0%92%D0%B0%D0%B4%D0%B8%D0%BC%D1%96%D0%B2%D0%BD%D0%B0"><text:span text:style-name="T176_38">0%</text:span></text:a></text:span><text:span text:style-name="T176_39"><text:a xlink:type="simple" xlink:href="http://uk.wikipedia.org/wiki/%D0%91%D0%BE%D0%B3%D0%BE%D0%BC%D0%BE%D0%BB%D0%B5%D1%86%D1%8C_%D0%9E%D0%BB%D1%8C%D0%B3%D0%B0_%D0%92%D0%B0%D0%B4%D0%B8%D0%BC%D1%96%D0%B2%D0%BD%D0%B0"><text:span text:style-name="T176_40">B</text:span></text:a></text:span><text:span text:style-name="T176_41"><text:a xlink:type="simple" xlink:href="http://uk.wikipedia.org/wiki/%D0%91%D0%BE%D0%B3%D0%BE%D0%BC%D0%BE%D0%BB%D0%B5%D1%86%D1%8C_%D0%9E%D0%BB%D1%8C%D0%B3%D0%B0_%D0%92%D0%B0%D0%B4%D0%B8%D0%BC%D1%96%D0%B2%D0%BD%D0%B0"><text:span text:style-name="T176_42">3%</text:span></text:a></text:span><text:span text:style-name="T176_43"><text:a xlink:type="simple" xlink:href="http://uk.wikipedia.org/wiki/%D0%91%D0%BE%D0%B3%D0%BE%D0%BC%D0%BE%D0%BB%D0%B5%D1%86%D1%8C_%D0%9E%D0%BB%D1%8C%D0%B3%D0%B0_%D0%92%D0%B0%D0%B4%D0%B8%D0%BC%D1%96%D0%B2%D0%BD%D0%B0"><text:span text:style-name="T176_44">D</text:span></text:a></text:span><text:span text:style-name="T176_45"><text:a xlink:type="simple" xlink:href="http://uk.wikipedia.org/wiki/%D0%91%D0%BE%D0%B3%D0%BE%D0%BC%D0%BE%D0%BB%D0%B5%D1%86%D1%8C_%D0%9E%D0%BB%D1%8C%D0%B3%D0%B0_%D0%92%D0%B0%D0%B4%D0%B8%D0%BC%D1%96%D0%B2%D0%BD%D0%B0"><text:span text:style-name="T176_46">0%</text:span></text:a></text:span><text:span text:style-name="T176_47"><text:a xlink:type="simple" xlink:href="http://uk.wikipedia.org/wiki/%D0%91%D0%BE%D0%B3%D0%BE%D0%BC%D0%BE%D0%BB%D0%B5%D1%86%D1%8C_%D0%9E%D0%BB%D1%8C%D0%B3%D0%B0_%D0%92%D0%B0%D0%B4%D0%B8%D0%BC%D1%96%D0%B2%D0%BD%D0%B0"><text:span text:style-name="T176_48">BE</text:span></text:a></text:span><text:span text:style-name="T176_49"><text:a xlink:type="simple" xlink:href="http://uk.wikipedia.org/wiki/%D0%91%D0%BE%D0%B3%D0%BE%D0%BC%D0%BE%D0%BB%D0%B5%D1%86%D1%8C_%D0%9E%D0%BB%D1%8C%D0%B3%D0%B0_%D0%92%D0%B0%D0%B4%D0%B8%D0%BC%D1%96%D0%B2%D0%BD%D0%B0"><text:span text:style-name="T176_50">%</text:span></text:a></text:span><text:span text:style-name="T176_51"><text:a xlink:type="simple" xlink:href="http://uk.wikipedia.org/wiki/%D0%91%D0%BE%D0%B3%D0%BE%D0%BC%D0%BE%D0%BB%D0%B5%D1%86%D1%8C_%D0%9E%D0%BB%D1%8C%D0%B3%D0%B0_%D0%92%D0%B0%D0%B4%D0%B8%D0%BC%D1%96%D0%B2%D0%BD%D0%B0"><text:span text:style-name="T176_52">D</text:span></text:a></text:span><text:span text:style-name="T176_53"><text:a xlink:type="simple" xlink:href="http://uk.wikipedia.org/wiki/%D0%91%D0%BE%D0%B3%D0%BE%D0%BC%D0%BE%D0%BB%D0%B5%D1%86%D1%8C_%D0%9E%D0%BB%D1%8C%D0%B3%D0%B0_%D0%92%D0%B0%D0%B4%D0%B8%D0%BC%D1%96%D0%B2%D0%BD%D0%B0"><text:span text:style-name="T176_54">0%</text:span></text:a></text:span><text:span text:style-name="T176_55"><text:a xlink:type="simple" xlink:href="http://uk.wikipedia.org/wiki/%D0%91%D0%BE%D0%B3%D0%BE%D0%BC%D0%BE%D0%BB%D0%B5%D1%86%D1%8C_%D0%9E%D0%BB%D1%8C%D0%B3%D0%B0_%D0%92%D0%B0%D0%B4%D0%B8%D0%BC%D1%96%D0%B2%D0%BD%D0%B0"><text:span text:style-name="T176_56">BC</text:span></text:a></text:span><text:span text:style-name="T176_57"><text:a xlink:type="simple" xlink:href="http://uk.wikipedia.org/wiki/%D0%91%D0%BE%D0%B3%D0%BE%D0%BC%D0%BE%D0%BB%D0%B5%D1%86%D1%8C_%D0%9E%D0%BB%D1%8C%D0%B3%D0%B0_%D0%92%D0%B0%D0%B4%D0%B8%D0%BC%D1%96%D0%B2%D0%BD%D0%B0"><text:span text:style-name="T176_58">%</text:span></text:a></text:span><text:span text:style-name="T176_59"><text:a xlink:type="simple" xlink:href="http://uk.wikipedia.org/wiki/%D0%91%D0%BE%D0%B3%D0%BE%D0%BC%D0%BE%D0%BB%D0%B5%D1%86%D1%8C_%D0%9E%D0%BB%D1%8C%D0%B3%D0%B0_%D0%92%D0%B0%D0%B4%D0%B8%D0%BC%D1%96%D0%B2%D0%BD%D0%B0"><text:span text:style-name="T176_60">D</text:span></text:a></text:span><text:span text:style-name="T176_61"><text:a xlink:type="simple" xlink:href="http://uk.wikipedia.org/wiki/%D0%91%D0%BE%D0%B3%D0%BE%D0%BC%D0%BE%D0%BB%D0%B5%D1%86%D1%8C_%D0%9E%D0%BB%D1%8C%D0%B3%D0%B0_%D0%92%D0%B0%D0%B4%D0%B8%D0%BC%D1%96%D0%B2%D0%BD%D0%B0"><text:span text:style-name="T176_62">0%</text:span></text:a></text:span><text:span text:style-name="T176_63"><text:a xlink:type="simple" xlink:href="http://uk.wikipedia.org/wiki/%D0%91%D0%BE%D0%B3%D0%BE%D0%BC%D0%BE%D0%BB%D0%B5%D1%86%D1%8C_%D0%9E%D0%BB%D1%8C%D0%B3%D0%B0_%D0%92%D0%B0%D0%B4%D0%B8%D0%BC%D1%96%D0%B2%D0%BD%D0%B0"><text:span text:style-name="T176_64">BE</text:span></text:a></text:span><text:span text:style-name="T176_65"><text:a xlink:type="simple" xlink:href="http://uk.wikipedia.org/wiki/%D0%91%D0%BE%D0%B3%D0%BE%D0%BC%D0%BE%D0%BB%D0%B5%D1%86%D1%8C_%D0%9E%D0%BB%D1%8C%D0%B3%D0%B0_%D0%92%D0%B0%D0%B4%D0%B8%D0%BC%D1%96%D0%B2%D0%BD%D0%B0"><text:span text:style-name="T176_66">%</text:span></text:a></text:span><text:span text:style-name="T176_67"><text:a xlink:type="simple" xlink:href="http://uk.wikipedia.org/wiki/%D0%91%D0%BE%D0%B3%D0%BE%D0%BC%D0%BE%D0%BB%D0%B5%D1%86%D1%8C_%D0%9E%D0%BB%D1%8C%D0%B3%D0%B0_%D0%92%D0%B0%D0%B4%D0%B8%D0%BC%D1%96%D0%B2%D0%BD%D0%B0"><text:span text:style-name="T176_68">D</text:span></text:a></text:span><text:span text:style-name="T176_69"><text:a xlink:type="simple" xlink:href="http://uk.wikipedia.org/wiki/%D0%91%D0%BE%D0%B3%D0%BE%D0%BC%D0%BE%D0%BB%D0%B5%D1%86%D1%8C_%D0%9E%D0%BB%D1%8C%D0%B3%D0%B0_%D0%92%D0%B0%D0%B4%D0%B8%D0%BC%D1%96%D0%B2%D0%BD%D0%B0"><text:span text:style-name="T176_70">0%</text:span></text:a></text:span><text:span text:style-name="T176_71"><text:a xlink:type="simple" xlink:href="http://uk.wikipedia.org/wiki/%D0%91%D0%BE%D0%B3%D0%BE%D0%BC%D0%BE%D0%BB%D0%B5%D1%86%D1%8C_%D0%9E%D0%BB%D1%8C%D0%B3%D0%B0_%D0%92%D0%B0%D0%B4%D0%B8%D0%BC%D1%96%D0%B2%D0%BD%D0%B0"><text:span text:style-name="T176_72">BB</text:span></text:a></text:span><text:span text:style-name="T176_73"><text:a xlink:type="simple" xlink:href="http://uk.wikipedia.org/wiki/%D0%91%D0%BE%D0%B3%D0%BE%D0%BC%D0%BE%D0%BB%D0%B5%D1%86%D1%8C_%D0%9E%D0%BB%D1%8C%D0%B3%D0%B0_%D0%92%D0%B0%D0%B4%D0%B8%D0%BC%D1%96%D0%B2%D0%BD%D0%B0"><text:span text:style-name="T176_74">%</text:span></text:a></text:span><text:span text:style-name="T176_75"><text:a xlink:type="simple" xlink:href="http://uk.wikipedia.org/wiki/%D0%91%D0%BE%D0%B3%D0%BE%D0%BC%D0%BE%D0%BB%D0%B5%D1%86%D1%8C_%D0%9E%D0%BB%D1%8C%D0%B3%D0%B0_%D0%92%D0%B0%D0%B4%D0%B8%D0%BC%D1%96%D0%B2%D0%BD%D0%B0"><text:span text:style-name="T176_76">D</text:span></text:a></text:span><text:span text:style-name="T176_77"><text:a xlink:type="simple" xlink:href="http://uk.wikipedia.org/wiki/%D0%91%D0%BE%D0%B3%D0%BE%D0%BC%D0%BE%D0%BB%D0%B5%D1%86%D1%8C_%D0%9E%D0%BB%D1%8C%D0%B3%D0%B0_%D0%92%D0%B0%D0%B4%D0%B8%D0%BC%D1%96%D0%B2%D0%BD%D0%B0"><text:span text:style-name="T176_78">0%</text:span></text:a></text:span><text:span text:style-name="T176_79"><text:a xlink:type="simple" xlink:href="http://uk.wikipedia.org/wiki/%D0%91%D0%BE%D0%B3%D0%BE%D0%BC%D0%BE%D0%BB%D0%B5%D1%86%D1%8C_%D0%9E%D0%BB%D1%8C%D0%B3%D0%B0_%D0%92%D0%B0%D0%B4%D0%B8%D0%BC%D1%96%D0%B2%D0%BD%D0%B0"><text:span text:style-name="T176_80">B</text:span></text:a></text:span><text:span text:style-name="T176_81"><text:a xlink:type="simple" xlink:href="http://uk.wikipedia.org/wiki/%D0%91%D0%BE%D0%B3%D0%BE%D0%BC%D0%BE%D0%BB%D0%B5%D1%86%D1%8C_%D0%9E%D0%BB%D1%8C%D0%B3%D0%B0_%D0%92%D0%B0%D0%B4%D0%B8%D0%BC%D1%96%D0%B2%D0%BD%D0%B0"><text:span text:style-name="T176_82">5%</text:span></text:a></text:span><text:span text:style-name="T176_83"><text:a xlink:type="simple" xlink:href="http://uk.wikipedia.org/wiki/%D0%91%D0%BE%D0%B3%D0%BE%D0%BC%D0%BE%D0%BB%D0%B5%D1%86%D1%8C_%D0%9E%D0%BB%D1%8C%D0%B3%D0%B0_%D0%92%D0%B0%D0%B4%D0%B8%D0%BC%D1%96%D0%B2%D0%BD%D0%B0"><text:span text:style-name="T176_84">D</text:span></text:a></text:span><text:span text:style-name="T176_85"><text:a xlink:type="simple" xlink:href="http://uk.wikipedia.org/wiki/%D0%91%D0%BE%D0%B3%D0%BE%D0%BC%D0%BE%D0%BB%D0%B5%D1%86%D1%8C_%D0%9E%D0%BB%D1%8C%D0%B3%D0%B0_%D0%92%D0%B0%D0%B4%D0%B8%D0%BC%D1%96%D0%B2%D0%BD%D0%B0"><text:span text:style-name="T176_86">1%86%</text:span></text:a></text:span><text:span text:style-name="T176_87"><text:a xlink:type="simple" xlink:href="http://uk.wikipedia.org/wiki/%D0%91%D0%BE%D0%B3%D0%BE%D0%BC%D0%BE%D0%BB%D0%B5%D1%86%D1%8C_%D0%9E%D0%BB%D1%8C%D0%B3%D0%B0_%D0%92%D0%B0%D0%B4%D0%B8%D0%BC%D1%96%D0%B2%D0%BD%D0%B0"><text:span text:style-name="T176_88">D</text:span></text:a></text:span><text:span text:style-name="T176_89"><text:a xlink:type="simple" xlink:href="http://uk.wikipedia.org/wiki/%D0%91%D0%BE%D0%B3%D0%BE%D0%BC%D0%BE%D0%BB%D0%B5%D1%86%D1%8C_%D0%9E%D0%BB%D1%8C%D0%B3%D0%B0_%D0%92%D0%B0%D0%B4%D0%B8%D0%BC%D1%96%D0%B2%D0%BD%D0%B0"><text:span text:style-name="T176_90">1%8</text:span></text:a></text:span><text:span text:style-name="T176_91"><text:a xlink:type="simple" xlink:href="http://uk.wikipedia.org/wiki/%D0%91%D0%BE%D0%B3%D0%BE%D0%BC%D0%BE%D0%BB%D0%B5%D1%86%D1%8C_%D0%9E%D0%BB%D1%8C%D0%B3%D0%B0_%D0%92%D0%B0%D0%B4%D0%B8%D0%BC%D1%96%D0%B2%D0%BD%D0%B0"><text:span text:style-name="T176_92">C</text:span></text:a></text:span><text:span text:style-name="T176_93"><text:a xlink:type="simple" xlink:href="http://uk.wikipedia.org/wiki/%D0%91%D0%BE%D0%B3%D0%BE%D0%BC%D0%BE%D0%BB%D0%B5%D1%86%D1%8C_%D0%9E%D0%BB%D1%8C%D0%B3%D0%B0_%D0%92%D0%B0%D0%B4%D0%B8%D0%BC%D1%96%D0%B2%D0%BD%D0%B0"><text:span text:style-name="T176_94">_%</text:span></text:a></text:span><text:span text:style-name="T176_95"><text:a xlink:type="simple" xlink:href="http://uk.wikipedia.org/wiki/%D0%91%D0%BE%D0%B3%D0%BE%D0%BC%D0%BE%D0%BB%D0%B5%D1%86%D1%8C_%D0%9E%D0%BB%D1%8C%D0%B3%D0%B0_%D0%92%D0%B0%D0%B4%D0%B8%D0%BC%D1%96%D0%B2%D0%BD%D0%B0"><text:span text:style-name="T176_96">D</text:span></text:a></text:span><text:span text:style-name="T176_97"><text:a xlink:type="simple" xlink:href="http://uk.wikipedia.org/wiki/%D0%91%D0%BE%D0%B3%D0%BE%D0%BC%D0%BE%D0%BB%D0%B5%D1%86%D1%8C_%D0%9E%D0%BB%D1%8C%D0%B3%D0%B0_%D0%92%D0%B0%D0%B4%D0%B8%D0%BC%D1%96%D0%B2%D0%BD%D0%B0"><text:span text:style-name="T176_98">0%9</text:span></text:a></text:span><text:span text:style-name="T176_99"><text:a xlink:type="simple" xlink:href="http://uk.wikipedia.org/wiki/%D0%91%D0%BE%D0%B3%D0%BE%D0%BC%D0%BE%D0%BB%D0%B5%D1%86%D1%8C_%D0%9E%D0%BB%D1%8C%D0%B3%D0%B0_%D0%92%D0%B0%D0%B4%D0%B8%D0%BC%D1%96%D0%B2%D0%BD%D0%B0"><text:span text:style-name="T176_100">E</text:span></text:a></text:span><text:span text:style-name="T176_101"><text:a xlink:type="simple" xlink:href="http://uk.wikipedia.org/wiki/%D0%91%D0%BE%D0%B3%D0%BE%D0%BC%D0%BE%D0%BB%D0%B5%D1%86%D1%8C_%D0%9E%D0%BB%D1%8C%D0%B3%D0%B0_%D0%92%D0%B0%D0%B4%D0%B8%D0%BC%D1%96%D0%B2%D0%BD%D0%B0"><text:span text:style-name="T176_102">%</text:span></text:a></text:span><text:span text:style-name="T176_103"><text:a xlink:type="simple" xlink:href="http://uk.wikipedia.org/wiki/%D0%91%D0%BE%D0%B3%D0%BE%D0%BC%D0%BE%D0%BB%D0%B5%D1%86%D1%8C_%D0%9E%D0%BB%D1%8C%D0%B3%D0%B0_%D0%92%D0%B0%D0%B4%D0%B8%D0%BC%D1%96%D0%B2%D0%BD%D0%B0"><text:span text:style-name="T176_104">D</text:span></text:a></text:span><text:span text:style-name="T176_105"><text:a xlink:type="simple" xlink:href="http://uk.wikipedia.org/wiki/%D0%91%D0%BE%D0%B3%D0%BE%D0%BC%D0%BE%D0%BB%D0%B5%D1%86%D1%8C_%D0%9E%D0%BB%D1%8C%D0%B3%D0%B0_%D0%92%D0%B0%D0%B4%D0%B8%D0%BC%D1%96%D0%B2%D0%BD%D0%B0"><text:span text:style-name="T176_106">0%</text:span></text:a></text:span><text:span text:style-name="T176_107"><text:a xlink:type="simple" xlink:href="http://uk.wikipedia.org/wiki/%D0%91%D0%BE%D0%B3%D0%BE%D0%BC%D0%BE%D0%BB%D0%B5%D1%86%D1%8C_%D0%9E%D0%BB%D1%8C%D0%B3%D0%B0_%D0%92%D0%B0%D0%B4%D0%B8%D0%BC%D1%96%D0%B2%D0%BD%D0%B0"><text:span text:style-name="T176_108">BB</text:span></text:a></text:span><text:span text:style-name="T176_109"><text:a xlink:type="simple" xlink:href="http://uk.wikipedia.org/wiki/%D0%91%D0%BE%D0%B3%D0%BE%D0%BC%D0%BE%D0%BB%D0%B5%D1%86%D1%8C_%D0%9E%D0%BB%D1%8C%D0%B3%D0%B0_%D0%92%D0%B0%D0%B4%D0%B8%D0%BC%D1%96%D0%B2%D0%BD%D0%B0"><text:span text:style-name="T176_110">%</text:span></text:a></text:span><text:span text:style-name="T176_111"><text:a xlink:type="simple" xlink:href="http://uk.wikipedia.org/wiki/%D0%91%D0%BE%D0%B3%D0%BE%D0%BC%D0%BE%D0%BB%D0%B5%D1%86%D1%8C_%D0%9E%D0%BB%D1%8C%D0%B3%D0%B0_%D0%92%D0%B0%D0%B4%D0%B8%D0%BC%D1%96%D0%B2%D0%BD%D0%B0"><text:span text:style-name="T176_112">D</text:span></text:a></text:span><text:span text:style-name="T176_113"><text:a xlink:type="simple" xlink:href="http://uk.wikipedia.org/wiki/%D0%91%D0%BE%D0%B3%D0%BE%D0%BC%D0%BE%D0%BB%D0%B5%D1%86%D1%8C_%D0%9E%D0%BB%D1%8C%D0%B3%D0%B0_%D0%92%D0%B0%D0%B4%D0%B8%D0%BC%D1%96%D0%B2%D0%BD%D0%B0"><text:span text:style-name="T176_114">1%8</text:span></text:a></text:span><text:span text:style-name="T176_115"><text:a xlink:type="simple" xlink:href="http://uk.wikipedia.org/wiki/%D0%91%D0%BE%D0%B3%D0%BE%D0%BC%D0%BE%D0%BB%D0%B5%D1%86%D1%8C_%D0%9E%D0%BB%D1%8C%D0%B3%D0%B0_%D0%92%D0%B0%D0%B4%D0%B8%D0%BC%D1%96%D0%B2%D0%BD%D0%B0"><text:span text:style-name="T176_116">C</text:span></text:a></text:span><text:span text:style-name="T176_117"><text:a xlink:type="simple" xlink:href="http://uk.wikipedia.org/wiki/%D0%91%D0%BE%D0%B3%D0%BE%D0%BC%D0%BE%D0%BB%D0%B5%D1%86%D1%8C_%D0%9E%D0%BB%D1%8C%D0%B3%D0%B0_%D0%92%D0%B0%D0%B4%D0%B8%D0%BC%D1%96%D0%B2%D0%BD%D0%B0"><text:span text:style-name="T176_118">%</text:span></text:a></text:span><text:span text:style-name="T176_119"><text:a xlink:type="simple" xlink:href="http://uk.wikipedia.org/wiki/%D0%91%D0%BE%D0%B3%D0%BE%D0%BC%D0%BE%D0%BB%D0%B5%D1%86%D1%8C_%D0%9E%D0%BB%D1%8C%D0%B3%D0%B0_%D0%92%D0%B0%D0%B4%D0%B8%D0%BC%D1%96%D0%B2%D0%BD%D0%B0"><text:span text:style-name="T176_120">D</text:span></text:a></text:span><text:span text:style-name="T176_121"><text:a xlink:type="simple" xlink:href="http://uk.wikipedia.org/wiki/%D0%91%D0%BE%D0%B3%D0%BE%D0%BC%D0%BE%D0%BB%D0%B5%D1%86%D1%8C_%D0%9E%D0%BB%D1%8C%D0%B3%D0%B0_%D0%92%D0%B0%D0%B4%D0%B8%D0%BC%D1%96%D0%B2%D0%BD%D0%B0"><text:span text:style-name="T176_122">0%</text:span></text:a></text:span><text:span text:style-name="T176_123"><text:a xlink:type="simple" xlink:href="http://uk.wikipedia.org/wiki/%D0%91%D0%BE%D0%B3%D0%BE%D0%BC%D0%BE%D0%BB%D0%B5%D1%86%D1%8C_%D0%9E%D0%BB%D1%8C%D0%B3%D0%B0_%D0%92%D0%B0%D0%B4%D0%B8%D0%BC%D1%96%D0%B2%D0%BD%D0%B0"><text:span text:style-name="T176_124">B</text:span></text:a></text:span><text:span text:style-name="T176_125"><text:a xlink:type="simple" xlink:href="http://uk.wikipedia.org/wiki/%D0%91%D0%BE%D0%B3%D0%BE%D0%BC%D0%BE%D0%BB%D0%B5%D1%86%D1%8C_%D0%9E%D0%BB%D1%8C%D0%B3%D0%B0_%D0%92%D0%B0%D0%B4%D0%B8%D0%BC%D1%96%D0%B2%D0%BD%D0%B0"><text:span text:style-name="T176_126">3%</text:span></text:a></text:span><text:span text:style-name="T176_127"><text:a xlink:type="simple" xlink:href="http://uk.wikipedia.org/wiki/%D0%91%D0%BE%D0%B3%D0%BE%D0%BC%D0%BE%D0%BB%D0%B5%D1%86%D1%8C_%D0%9E%D0%BB%D1%8C%D0%B3%D0%B0_%D0%92%D0%B0%D0%B4%D0%B8%D0%BC%D1%96%D0%B2%D0%BD%D0%B0"><text:span text:style-name="T176_128">D</text:span></text:a></text:span><text:span text:style-name="T176_129"><text:a xlink:type="simple" xlink:href="http://uk.wikipedia.org/wiki/%D0%91%D0%BE%D0%B3%D0%BE%D0%BC%D0%BE%D0%BB%D0%B5%D1%86%D1%8C_%D0%9E%D0%BB%D1%8C%D0%B3%D0%B0_%D0%92%D0%B0%D0%B4%D0%B8%D0%BC%D1%96%D0%B2%D0%BD%D0%B0"><text:span text:style-name="T176_130">0%</text:span></text:a></text:span><text:span text:style-name="T176_131"><text:a xlink:type="simple" xlink:href="http://uk.wikipedia.org/wiki/%D0%91%D0%BE%D0%B3%D0%BE%D0%BC%D0%BE%D0%BB%D0%B5%D1%86%D1%8C_%D0%9E%D0%BB%D1%8C%D0%B3%D0%B0_%D0%92%D0%B0%D0%B4%D0%B8%D0%BC%D1%96%D0%B2%D0%BD%D0%B0"><text:span text:style-name="T176_132">B</text:span></text:a></text:span><text:span text:style-name="T176_133"><text:a xlink:type="simple" xlink:href="http://uk.wikipedia.org/wiki/%D0%91%D0%BE%D0%B3%D0%BE%D0%BC%D0%BE%D0%BB%D0%B5%D1%86%D1%8C_%D0%9E%D0%BB%D1%8C%D0%B3%D0%B0_%D0%92%D0%B0%D0%B4%D0%B8%D0%BC%D1%96%D0%B2%D0%BD%D0%B0"><text:span text:style-name="T176_134">0_%</text:span></text:a></text:span><text:span text:style-name="T176_135"><text:a xlink:type="simple" xlink:href="http://uk.wikipedia.org/wiki/%D0%91%D0%BE%D0%B3%D0%BE%D0%BC%D0%BE%D0%BB%D0%B5%D1%86%D1%8C_%D0%9E%D0%BB%D1%8C%D0%B3%D0%B0_%D0%92%D0%B0%D0%B4%D0%B8%D0%BC%D1%96%D0%B2%D0%BD%D0%B0"><text:span text:style-name="T176_136">D</text:span></text:a></text:span><text:span text:style-name="T176_137"><text:a xlink:type="simple" xlink:href="http://uk.wikipedia.org/wiki/%D0%91%D0%BE%D0%B3%D0%BE%D0%BC%D0%BE%D0%BB%D0%B5%D1%86%D1%8C_%D0%9E%D0%BB%D1%8C%D0%B3%D0%B0_%D0%92%D0%B0%D0%B4%D0%B8%D0%BC%D1%96%D0%B2%D0%BD%D0%B0"><text:span text:style-name="T176_138">0%92%</text:span></text:a></text:span><text:span text:style-name="T176_139"><text:a xlink:type="simple" xlink:href="http://uk.wikipedia.org/wiki/%D0%91%D0%BE%D0%B3%D0%BE%D0%BC%D0%BE%D0%BB%D0%B5%D1%86%D1%8C_%D0%9E%D0%BB%D1%8C%D0%B3%D0%B0_%D0%92%D0%B0%D0%B4%D0%B8%D0%BC%D1%96%D0%B2%D0%BD%D0%B0"><text:span text:style-name="T176_140">D</text:span></text:a></text:span><text:span text:style-name="T176_141"><text:a xlink:type="simple" xlink:href="http://uk.wikipedia.org/wiki/%D0%91%D0%BE%D0%B3%D0%BE%D0%BC%D0%BE%D0%BB%D0%B5%D1%86%D1%8C_%D0%9E%D0%BB%D1%8C%D0%B3%D0%B0_%D0%92%D0%B0%D0%B4%D0%B8%D0%BC%D1%96%D0%B2%D0%BD%D0%B0"><text:span text:style-name="T176_142">0%</text:span></text:a></text:span><text:span text:style-name="T176_143"><text:a xlink:type="simple" xlink:href="http://uk.wikipedia.org/wiki/%D0%91%D0%BE%D0%B3%D0%BE%D0%BC%D0%BE%D0%BB%D0%B5%D1%86%D1%8C_%D0%9E%D0%BB%D1%8C%D0%B3%D0%B0_%D0%92%D0%B0%D0%B4%D0%B8%D0%BC%D1%96%D0%B2%D0%BD%D0%B0"><text:span text:style-name="T176_144">B</text:span></text:a></text:span><text:span text:style-name="T176_145"><text:a xlink:type="simple" xlink:href="http://uk.wikipedia.org/wiki/%D0%91%D0%BE%D0%B3%D0%BE%D0%BC%D0%BE%D0%BB%D0%B5%D1%86%D1%8C_%D0%9E%D0%BB%D1%8C%D0%B3%D0%B0_%D0%92%D0%B0%D0%B4%D0%B8%D0%BC%D1%96%D0%B2%D0%BD%D0%B0"><text:span text:style-name="T176_146">0%</text:span></text:a></text:span><text:span text:style-name="T176_147"><text:a xlink:type="simple" xlink:href="http://uk.wikipedia.org/wiki/%D0%91%D0%BE%D0%B3%D0%BE%D0%BC%D0%BE%D0%BB%D0%B5%D1%86%D1%8C_%D0%9E%D0%BB%D1%8C%D0%B3%D0%B0_%D0%92%D0%B0%D0%B4%D0%B8%D0%BC%D1%96%D0%B2%D0%BD%D0%B0"><text:span text:style-name="T176_148">D</text:span></text:a></text:span><text:span text:style-name="T176_149"><text:a xlink:type="simple" xlink:href="http://uk.wikipedia.org/wiki/%D0%91%D0%BE%D0%B3%D0%BE%D0%BC%D0%BE%D0%BB%D0%B5%D1%86%D1%8C_%D0%9E%D0%BB%D1%8C%D0%B3%D0%B0_%D0%92%D0%B0%D0%B4%D0%B8%D0%BC%D1%96%D0%B2%D0%BD%D0%B0"><text:span text:style-name="T176_150">0%</text:span></text:a></text:span><text:span text:style-name="T176_151"><text:a xlink:type="simple" xlink:href="http://uk.wikipedia.org/wiki/%D0%91%D0%BE%D0%B3%D0%BE%D0%BC%D0%BE%D0%BB%D0%B5%D1%86%D1%8C_%D0%9E%D0%BB%D1%8C%D0%B3%D0%B0_%D0%92%D0%B0%D0%B4%D0%B8%D0%BC%D1%96%D0%B2%D0%BD%D0%B0"><text:span text:style-name="T176_152">B</text:span></text:a></text:span><text:span text:style-name="T176_153"><text:a xlink:type="simple" xlink:href="http://uk.wikipedia.org/wiki/%D0%91%D0%BE%D0%B3%D0%BE%D0%BC%D0%BE%D0%BB%D0%B5%D1%86%D1%8C_%D0%9E%D0%BB%D1%8C%D0%B3%D0%B0_%D0%92%D0%B0%D0%B4%D0%B8%D0%BC%D1%96%D0%B2%D0%BD%D0%B0"><text:span text:style-name="T176_154">4%</text:span></text:a></text:span><text:span text:style-name="T176_155"><text:a xlink:type="simple" xlink:href="http://uk.wikipedia.org/wiki/%D0%91%D0%BE%D0%B3%D0%BE%D0%BC%D0%BE%D0%BB%D0%B5%D1%86%D1%8C_%D0%9E%D0%BB%D1%8C%D0%B3%D0%B0_%D0%92%D0%B0%D0%B4%D0%B8%D0%BC%D1%96%D0%B2%D0%BD%D0%B0"><text:span text:style-name="T176_156">D</text:span></text:a></text:span><text:span text:style-name="T176_157"><text:a xlink:type="simple" xlink:href="http://uk.wikipedia.org/wiki/%D0%91%D0%BE%D0%B3%D0%BE%D0%BC%D0%BE%D0%BB%D0%B5%D1%86%D1%8C_%D0%9E%D0%BB%D1%8C%D0%B3%D0%B0_%D0%92%D0%B0%D0%B4%D0%B8%D0%BC%D1%96%D0%B2%D0%BD%D0%B0"><text:span text:style-name="T176_158">0%</text:span></text:a></text:span><text:span text:style-name="T176_159"><text:a xlink:type="simple" xlink:href="http://uk.wikipedia.org/wiki/%D0%91%D0%BE%D0%B3%D0%BE%D0%BC%D0%BE%D0%BB%D0%B5%D1%86%D1%8C_%D0%9E%D0%BB%D1%8C%D0%B3%D0%B0_%D0%92%D0%B0%D0%B4%D0%B8%D0%BC%D1%96%D0%B2%D0%BD%D0%B0"><text:span text:style-name="T176_160">B</text:span></text:a></text:span><text:span text:style-name="T176_161"><text:a xlink:type="simple" xlink:href="http://uk.wikipedia.org/wiki/%D0%91%D0%BE%D0%B3%D0%BE%D0%BC%D0%BE%D0%BB%D0%B5%D1%86%D1%8C_%D0%9E%D0%BB%D1%8C%D0%B3%D0%B0_%D0%92%D0%B0%D0%B4%D0%B8%D0%BC%D1%96%D0%B2%D0%BD%D0%B0"><text:span text:style-name="T176_162">8%</text:span></text:a></text:span><text:span text:style-name="T176_163"><text:a xlink:type="simple" xlink:href="http://uk.wikipedia.org/wiki/%D0%91%D0%BE%D0%B3%D0%BE%D0%BC%D0%BE%D0%BB%D0%B5%D1%86%D1%8C_%D0%9E%D0%BB%D1%8C%D0%B3%D0%B0_%D0%92%D0%B0%D0%B4%D0%B8%D0%BC%D1%96%D0%B2%D0%BD%D0%B0"><text:span text:style-name="T176_164">D</text:span></text:a></text:span><text:span text:style-name="T176_165"><text:a xlink:type="simple" xlink:href="http://uk.wikipedia.org/wiki/%D0%91%D0%BE%D0%B3%D0%BE%D0%BC%D0%BE%D0%BB%D0%B5%D1%86%D1%8C_%D0%9E%D0%BB%D1%8C%D0%B3%D0%B0_%D0%92%D0%B0%D0%B4%D0%B8%D0%BC%D1%96%D0%B2%D0%BD%D0%B0"><text:span text:style-name="T176_166">0%</text:span></text:a></text:span><text:span text:style-name="T176_167"><text:a xlink:type="simple" xlink:href="http://uk.wikipedia.org/wiki/%D0%91%D0%BE%D0%B3%D0%BE%D0%BC%D0%BE%D0%BB%D0%B5%D1%86%D1%8C_%D0%9E%D0%BB%D1%8C%D0%B3%D0%B0_%D0%92%D0%B0%D0%B4%D0%B8%D0%BC%D1%96%D0%B2%D0%BD%D0%B0"><text:span text:style-name="T176_168">BC</text:span></text:a></text:span><text:span text:style-name="T176_169"><text:a xlink:type="simple" xlink:href="http://uk.wikipedia.org/wiki/%D0%91%D0%BE%D0%B3%D0%BE%D0%BC%D0%BE%D0%BB%D0%B5%D1%86%D1%8C_%D0%9E%D0%BB%D1%8C%D0%B3%D0%B0_%D0%92%D0%B0%D0%B4%D0%B8%D0%BC%D1%96%D0%B2%D0%BD%D0%B0"><text:span text:style-name="T176_170">%</text:span></text:a></text:span><text:span text:style-name="T176_171"><text:a xlink:type="simple" xlink:href="http://uk.wikipedia.org/wiki/%D0%91%D0%BE%D0%B3%D0%BE%D0%BC%D0%BE%D0%BB%D0%B5%D1%86%D1%8C_%D0%9E%D0%BB%D1%8C%D0%B3%D0%B0_%D0%92%D0%B0%D0%B4%D0%B8%D0%BC%D1%96%D0%B2%D0%BD%D0%B0"><text:span text:style-name="T176_172">D</text:span></text:a></text:span><text:span text:style-name="T176_173"><text:a xlink:type="simple" xlink:href="http://uk.wikipedia.org/wiki/%D0%91%D0%BE%D0%B3%D0%BE%D0%BC%D0%BE%D0%BB%D0%B5%D1%86%D1%8C_%D0%9E%D0%BB%D1%8C%D0%B3%D0%B0_%D0%92%D0%B0%D0%B4%D0%B8%D0%BC%D1%96%D0%B2%D0%BD%D0%B0"><text:span text:style-name="T176_174">1%96%</text:span></text:a></text:span><text:span text:style-name="T176_175"><text:a xlink:type="simple" xlink:href="http://uk.wikipedia.org/wiki/%D0%91%D0%BE%D0%B3%D0%BE%D0%BC%D0%BE%D0%BB%D0%B5%D1%86%D1%8C_%D0%9E%D0%BB%D1%8C%D0%B3%D0%B0_%D0%92%D0%B0%D0%B4%D0%B8%D0%BC%D1%96%D0%B2%D0%BD%D0%B0"><text:span text:style-name="T176_176">D</text:span></text:a></text:span><text:span text:style-name="T176_177"><text:a xlink:type="simple" xlink:href="http://uk.wikipedia.org/wiki/%D0%91%D0%BE%D0%B3%D0%BE%D0%BC%D0%BE%D0%BB%D0%B5%D1%86%D1%8C_%D0%9E%D0%BB%D1%8C%D0%B3%D0%B0_%D0%92%D0%B0%D0%B4%D0%B8%D0%BC%D1%96%D0%B2%D0%BD%D0%B0"><text:span text:style-name="T176_178">0%</text:span></text:a></text:span><text:span text:style-name="T176_179"><text:a xlink:type="simple" xlink:href="http://uk.wikipedia.org/wiki/%D0%91%D0%BE%D0%B3%D0%BE%D0%BC%D0%BE%D0%BB%D0%B5%D1%86%D1%8C_%D0%9E%D0%BB%D1%8C%D0%B3%D0%B0_%D0%92%D0%B0%D0%B4%D0%B8%D0%BC%D1%96%D0%B2%D0%BD%D0%B0"><text:span text:style-name="T176_180">B</text:span></text:a></text:span><text:span text:style-name="T176_181"><text:a xlink:type="simple" xlink:href="http://uk.wikipedia.org/wiki/%D0%91%D0%BE%D0%B3%D0%BE%D0%BC%D0%BE%D0%BB%D0%B5%D1%86%D1%8C_%D0%9E%D0%BB%D1%8C%D0%B3%D0%B0_%D0%92%D0%B0%D0%B4%D0%B8%D0%BC%D1%96%D0%B2%D0%BD%D0%B0"><text:span text:style-name="T176_182">2%</text:span></text:a></text:span><text:span text:style-name="T176_183"><text:a xlink:type="simple" xlink:href="http://uk.wikipedia.org/wiki/%D0%91%D0%BE%D0%B3%D0%BE%D0%BC%D0%BE%D0%BB%D0%B5%D1%86%D1%8C_%D0%9E%D0%BB%D1%8C%D0%B3%D0%B0_%D0%92%D0%B0%D0%B4%D0%B8%D0%BC%D1%96%D0%B2%D0%BD%D0%B0"><text:span text:style-name="T176_184">D</text:span></text:a></text:span><text:span text:style-name="T176_185"><text:a xlink:type="simple" xlink:href="http://uk.wikipedia.org/wiki/%D0%91%D0%BE%D0%B3%D0%BE%D0%BC%D0%BE%D0%BB%D0%B5%D1%86%D1%8C_%D0%9E%D0%BB%D1%8C%D0%B3%D0%B0_%D0%92%D0%B0%D0%B4%D0%B8%D0%BC%D1%96%D0%B2%D0%BD%D0%B0"><text:span text:style-name="T176_186">0%</text:span></text:a></text:span><text:span text:style-name="T176_187"><text:a xlink:type="simple" xlink:href="http://uk.wikipedia.org/wiki/%D0%91%D0%BE%D0%B3%D0%BE%D0%BC%D0%BE%D0%BB%D0%B5%D1%86%D1%8C_%D0%9E%D0%BB%D1%8C%D0%B3%D0%B0_%D0%92%D0%B0%D0%B4%D0%B8%D0%BC%D1%96%D0%B2%D0%BD%D0%B0"><text:span text:style-name="T176_188">BD</text:span></text:a></text:span><text:span text:style-name="T176_189"><text:a xlink:type="simple" xlink:href="http://uk.wikipedia.org/wiki/%D0%91%D0%BE%D0%B3%D0%BE%D0%BC%D0%BE%D0%BB%D0%B5%D1%86%D1%8C_%D0%9E%D0%BB%D1%8C%D0%B3%D0%B0_%D0%92%D0%B0%D0%B4%D0%B8%D0%BC%D1%96%D0%B2%D0%BD%D0%B0"><text:span text:style-name="T176_190">%</text:span></text:a></text:span><text:span text:style-name="T176_191"><text:a xlink:type="simple" xlink:href="http://uk.wikipedia.org/wiki/%D0%91%D0%BE%D0%B3%D0%BE%D0%BC%D0%BE%D0%BB%D0%B5%D1%86%D1%8C_%D0%9E%D0%BB%D1%8C%D0%B3%D0%B0_%D0%92%D0%B0%D0%B4%D0%B8%D0%BC%D1%96%D0%B2%D0%BD%D0%B0"><text:span text:style-name="T176_192">D</text:span></text:a></text:span><text:span text:style-name="T176_193"><text:a xlink:type="simple" xlink:href="http://uk.wikipedia.org/wiki/%D0%91%D0%BE%D0%B3%D0%BE%D0%BC%D0%BE%D0%BB%D0%B5%D1%86%D1%8C_%D0%9E%D0%BB%D1%8C%D0%B3%D0%B0_%D0%92%D0%B0%D0%B4%D0%B8%D0%BC%D1%96%D0%B2%D0%BD%D0%B0"><text:span text:style-name="T176_194">0%</text:span></text:a></text:span><text:span text:style-name="T176_195"><text:a xlink:type="simple" xlink:href="http://uk.wikipedia.org/wiki/%D0%91%D0%BE%D0%B3%D0%BE%D0%BC%D0%BE%D0%BB%D0%B5%D1%86%D1%8C_%D0%9E%D0%BB%D1%8C%D0%B3%D0%B0_%D0%92%D0%B0%D0%B4%D0%B8%D0%BC%D1%96%D0%B2%D0%BD%D0%B0"><text:span text:style-name="T176_196">B</text:span></text:a></text:span><text:span text:style-name="T176_197"><text:a xlink:type="simple" xlink:href="http://uk.wikipedia.org/wiki/%D0%91%D0%BE%D0%B3%D0%BE%D0%BC%D0%BE%D0%BB%D0%B5%D1%86%D1%8C_%D0%9E%D0%BB%D1%8C%D0%B3%D0%B0_%D0%92%D0%B0%D0%B4%D0%B8%D0%BC%D1%96%D0%B2%D0%BD%D0%B0"><text:span text:style-name="T176_198">0</text:span></text:a></text:span></text:p>
      <text:p text:style-name="P177"/>
      <text:p text:style-name="P178"><text:span text:style-name="T178_1">2013</text:span></text:p>
      <text:p text:style-name="P179"><text:span text:style-name="T179_1"><text:s/></text:span><text:span text:style-name="T179_2">Орден</text:span><text:span text:style-name="T179_3"><text:s/></text:span><text:span text:style-name="T179_4">Святої</text:span><text:span text:style-name="T179_5"><text:s/></text:span><text:span text:style-name="T179_6">Рівноапостольної</text:span><text:span text:style-name="T179_7"><text:s/></text:span><text:span text:style-name="T179_8">Ольги</text:span><text:span text:style-name="T179_9"><text:s/>(</text:span><text:span text:style-name="T179_10">УПЦ</text:span><text:span text:style-name="T179_11"><text:s/></text:span><text:span text:style-name="T179_12">МП</text:span><text:span text:style-name="T179_13">)</text:span></text:p>
      <text:p text:style-name="P180"><text:span text:style-name="T180_1"><text:s/></text:span><text:span text:style-name="T180_2">Орден</text:span><text:span text:style-name="T180_3"><text:s/></text:span><text:span text:style-name="T180_4">Святої</text:span><text:span text:style-name="T180_5"><text:s/></text:span><text:span text:style-name="T180_6">Рівноапостольної</text:span><text:span text:style-name="T180_7"><text:s/></text:span><text:span text:style-name="T180_8">Ольги</text:span><text:span text:style-name="T180_9"><text:s/>(</text:span><text:span text:style-name="T180_10">УПЦ</text:span><text:span text:style-name="T180_11"><text:s/></text:span><text:span text:style-name="T180_12">МП</text:span><text:span text:style-name="T180_13">)</text:span></text:p>
      <text:p text:style-name="P181"><text:span text:style-name="T181_1">Вікіпедія</text:span><text:span text:style-name="T181_2">,<text:s/></text:span><text:span text:style-name="T181_3"><text:a xlink:type="simple" xlink:href="http://uk.wikipedia.org/wiki/%D0%91%D0%BE%D0%B3%D0%BE%D0%BC%D0%BE%D0%BB%D0%B5%D1%86%D1%8C_%D0%9E%D0%BB%D1%8C%D0%B3%D0%B0_%D0%92%D0%B0%D0%B4%D0%B8%D0%BC%D1%96%D0%B2%D0%BD%D0%B0"><text:span text:style-name="T181_4">http</text:span></text:a></text:span><text:span text:style-name="T181_5"><text:a xlink:type="simple" xlink:href="http://uk.wikipedia.org/wiki/%D0%91%D0%BE%D0%B3%D0%BE%D0%BC%D0%BE%D0%BB%D0%B5%D1%86%D1%8C_%D0%9E%D0%BB%D1%8C%D0%B3%D0%B0_%D0%92%D0%B0%D0%B4%D0%B8%D0%BC%D1%96%D0%B2%D0%BD%D0%B0"><text:span text:style-name="T181_6">://</text:span></text:a></text:span><text:span text:style-name="T181_7"><text:a xlink:type="simple" xlink:href="http://uk.wikipedia.org/wiki/%D0%91%D0%BE%D0%B3%D0%BE%D0%BC%D0%BE%D0%BB%D0%B5%D1%86%D1%8C_%D0%9E%D0%BB%D1%8C%D0%B3%D0%B0_%D0%92%D0%B0%D0%B4%D0%B8%D0%BC%D1%96%D0%B2%D0%BD%D0%B0"><text:span text:style-name="T181_8">uk</text:span></text:a></text:span><text:span text:style-name="T181_9"><text:a xlink:type="simple" xlink:href="http://uk.wikipedia.org/wiki/%D0%91%D0%BE%D0%B3%D0%BE%D0%BC%D0%BE%D0%BB%D0%B5%D1%86%D1%8C_%D0%9E%D0%BB%D1%8C%D0%B3%D0%B0_%D0%92%D0%B0%D0%B4%D0%B8%D0%BC%D1%96%D0%B2%D0%BD%D0%B0"><text:span text:style-name="T181_10">.</text:span></text:a></text:span><text:span text:style-name="T181_11"><text:a xlink:type="simple" xlink:href="http://uk.wikipedia.org/wiki/%D0%91%D0%BE%D0%B3%D0%BE%D0%BC%D0%BE%D0%BB%D0%B5%D1%86%D1%8C_%D0%9E%D0%BB%D1%8C%D0%B3%D0%B0_%D0%92%D0%B0%D0%B4%D0%B8%D0%BC%D1%96%D0%B2%D0%BD%D0%B0"><text:span text:style-name="T181_12">wikipedia</text:span></text:a></text:span><text:span text:style-name="T181_13"><text:a xlink:type="simple" xlink:href="http://uk.wikipedia.org/wiki/%D0%91%D0%BE%D0%B3%D0%BE%D0%BC%D0%BE%D0%BB%D0%B5%D1%86%D1%8C_%D0%9E%D0%BB%D1%8C%D0%B3%D0%B0_%D0%92%D0%B0%D0%B4%D0%B8%D0%BC%D1%96%D0%B2%D0%BD%D0%B0"><text:span text:style-name="T181_14">.</text:span></text:a></text:span><text:span text:style-name="T181_15"><text:a xlink:type="simple" xlink:href="http://uk.wikipedia.org/wiki/%D0%91%D0%BE%D0%B3%D0%BE%D0%BC%D0%BE%D0%BB%D0%B5%D1%86%D1%8C_%D0%9E%D0%BB%D1%8C%D0%B3%D0%B0_%D0%92%D0%B0%D0%B4%D0%B8%D0%BC%D1%96%D0%B2%D0%BD%D0%B0"><text:span text:style-name="T181_16">org</text:span></text:a></text:span><text:span text:style-name="T181_17"><text:a xlink:type="simple" xlink:href="http://uk.wikipedia.org/wiki/%D0%91%D0%BE%D0%B3%D0%BE%D0%BC%D0%BE%D0%BB%D0%B5%D1%86%D1%8C_%D0%9E%D0%BB%D1%8C%D0%B3%D0%B0_%D0%92%D0%B0%D0%B4%D0%B8%D0%BC%D1%96%D0%B2%D0%BD%D0%B0"><text:span text:style-name="T181_18">/</text:span></text:a></text:span><text:span text:style-name="T181_19"><text:a xlink:type="simple" xlink:href="http://uk.wikipedia.org/wiki/%D0%91%D0%BE%D0%B3%D0%BE%D0%BC%D0%BE%D0%BB%D0%B5%D1%86%D1%8C_%D0%9E%D0%BB%D1%8C%D0%B3%D0%B0_%D0%92%D0%B0%D0%B4%D0%B8%D0%BC%D1%96%D0%B2%D0%BD%D0%B0"><text:span text:style-name="T181_20">wiki</text:span></text:a></text:span><text:span text:style-name="T181_21"><text:a xlink:type="simple" xlink:href="http://uk.wikipedia.org/wiki/%D0%91%D0%BE%D0%B3%D0%BE%D0%BC%D0%BE%D0%BB%D0%B5%D1%86%D1%8C_%D0%9E%D0%BB%D1%8C%D0%B3%D0%B0_%D0%92%D0%B0%D0%B4%D0%B8%D0%BC%D1%96%D0%B2%D0%BD%D0%B0"><text:span text:style-name="T181_22">/%</text:span></text:a></text:span><text:span text:style-name="T181_23"><text:a xlink:type="simple" xlink:href="http://uk.wikipedia.org/wiki/%D0%91%D0%BE%D0%B3%D0%BE%D0%BC%D0%BE%D0%BB%D0%B5%D1%86%D1%8C_%D0%9E%D0%BB%D1%8C%D0%B3%D0%B0_%D0%92%D0%B0%D0%B4%D0%B8%D0%BC%D1%96%D0%B2%D0%BD%D0%B0"><text:span text:style-name="T181_24">D</text:span></text:a></text:span><text:span text:style-name="T181_25"><text:a xlink:type="simple" xlink:href="http://uk.wikipedia.org/wiki/%D0%91%D0%BE%D0%B3%D0%BE%D0%BC%D0%BE%D0%BB%D0%B5%D1%86%D1%8C_%D0%9E%D0%BB%D1%8C%D0%B3%D0%B0_%D0%92%D0%B0%D0%B4%D0%B8%D0%BC%D1%96%D0%B2%D0%BD%D0%B0"><text:span text:style-name="T181_26">0%91%</text:span></text:a></text:span><text:span text:style-name="T181_27"><text:a xlink:type="simple" xlink:href="http://uk.wikipedia.org/wiki/%D0%91%D0%BE%D0%B3%D0%BE%D0%BC%D0%BE%D0%BB%D0%B5%D1%86%D1%8C_%D0%9E%D0%BB%D1%8C%D0%B3%D0%B0_%D0%92%D0%B0%D0%B4%D0%B8%D0%BC%D1%96%D0%B2%D0%BD%D0%B0"><text:span text:style-name="T181_28">D</text:span></text:a></text:span><text:span text:style-name="T181_29"><text:a xlink:type="simple" xlink:href="http://uk.wikipedia.org/wiki/%D0%91%D0%BE%D0%B3%D0%BE%D0%BC%D0%BE%D0%BB%D0%B5%D1%86%D1%8C_%D0%9E%D0%BB%D1%8C%D0%B3%D0%B0_%D0%92%D0%B0%D0%B4%D0%B8%D0%BC%D1%96%D0%B2%D0%BD%D0%B0"><text:span text:style-name="T181_30">0%</text:span></text:a></text:span><text:span text:style-name="T181_31"><text:a xlink:type="simple" xlink:href="http://uk.wikipedia.org/wiki/%D0%91%D0%BE%D0%B3%D0%BE%D0%BC%D0%BE%D0%BB%D0%B5%D1%86%D1%8C_%D0%9E%D0%BB%D1%8C%D0%B3%D0%B0_%D0%92%D0%B0%D0%B4%D0%B8%D0%BC%D1%96%D0%B2%D0%BD%D0%B0"><text:span text:style-name="T181_32">BE</text:span></text:a></text:span><text:span text:style-name="T181_33"><text:a xlink:type="simple" xlink:href="http://uk.wikipedia.org/wiki/%D0%91%D0%BE%D0%B3%D0%BE%D0%BC%D0%BE%D0%BB%D0%B5%D1%86%D1%8C_%D0%9E%D0%BB%D1%8C%D0%B3%D0%B0_%D0%92%D0%B0%D0%B4%D0%B8%D0%BC%D1%96%D0%B2%D0%BD%D0%B0"><text:span text:style-name="T181_34">%</text:span></text:a></text:span><text:span text:style-name="T181_35"><text:a xlink:type="simple" xlink:href="http://uk.wikipedia.org/wiki/%D0%91%D0%BE%D0%B3%D0%BE%D0%BC%D0%BE%D0%BB%D0%B5%D1%86%D1%8C_%D0%9E%D0%BB%D1%8C%D0%B3%D0%B0_%D0%92%D0%B0%D0%B4%D0%B8%D0%BC%D1%96%D0%B2%D0%BD%D0%B0"><text:span text:style-name="T181_36">D</text:span></text:a></text:span><text:span text:style-name="T181_37"><text:a xlink:type="simple" xlink:href="http://uk.wikipedia.org/wiki/%D0%91%D0%BE%D0%B3%D0%BE%D0%BC%D0%BE%D0%BB%D0%B5%D1%86%D1%8C_%D0%9E%D0%BB%D1%8C%D0%B3%D0%B0_%D0%92%D0%B0%D0%B4%D0%B8%D0%BC%D1%96%D0%B2%D0%BD%D0%B0"><text:span text:style-name="T181_38">0%</text:span></text:a></text:span><text:span text:style-name="T181_39"><text:a xlink:type="simple" xlink:href="http://uk.wikipedia.org/wiki/%D0%91%D0%BE%D0%B3%D0%BE%D0%BC%D0%BE%D0%BB%D0%B5%D1%86%D1%8C_%D0%9E%D0%BB%D1%8C%D0%B3%D0%B0_%D0%92%D0%B0%D0%B4%D0%B8%D0%BC%D1%96%D0%B2%D0%BD%D0%B0"><text:span text:style-name="T181_40">B</text:span></text:a></text:span><text:span text:style-name="T181_41"><text:a xlink:type="simple" xlink:href="http://uk.wikipedia.org/wiki/%D0%91%D0%BE%D0%B3%D0%BE%D0%BC%D0%BE%D0%BB%D0%B5%D1%86%D1%8C_%D0%9E%D0%BB%D1%8C%D0%B3%D0%B0_%D0%92%D0%B0%D0%B4%D0%B8%D0%BC%D1%96%D0%B2%D0%BD%D0%B0"><text:span text:style-name="T181_42">3%</text:span></text:a></text:span><text:span text:style-name="T181_43"><text:a xlink:type="simple" xlink:href="http://uk.wikipedia.org/wiki/%D0%91%D0%BE%D0%B3%D0%BE%D0%BC%D0%BE%D0%BB%D0%B5%D1%86%D1%8C_%D0%9E%D0%BB%D1%8C%D0%B3%D0%B0_%D0%92%D0%B0%D0%B4%D0%B8%D0%BC%D1%96%D0%B2%D0%BD%D0%B0"><text:span text:style-name="T181_44">D</text:span></text:a></text:span><text:span text:style-name="T181_45"><text:a xlink:type="simple" xlink:href="http://uk.wikipedia.org/wiki/%D0%91%D0%BE%D0%B3%D0%BE%D0%BC%D0%BE%D0%BB%D0%B5%D1%86%D1%8C_%D0%9E%D0%BB%D1%8C%D0%B3%D0%B0_%D0%92%D0%B0%D0%B4%D0%B8%D0%BC%D1%96%D0%B2%D0%BD%D0%B0"><text:span text:style-name="T181_46">0%</text:span></text:a></text:span><text:span text:style-name="T181_47"><text:a xlink:type="simple" xlink:href="http://uk.wikipedia.org/wiki/%D0%91%D0%BE%D0%B3%D0%BE%D0%BC%D0%BE%D0%BB%D0%B5%D1%86%D1%8C_%D0%9E%D0%BB%D1%8C%D0%B3%D0%B0_%D0%92%D0%B0%D0%B4%D0%B8%D0%BC%D1%96%D0%B2%D0%BD%D0%B0"><text:span text:style-name="T181_48">BE</text:span></text:a></text:span><text:span text:style-name="T181_49"><text:a xlink:type="simple" xlink:href="http://uk.wikipedia.org/wiki/%D0%91%D0%BE%D0%B3%D0%BE%D0%BC%D0%BE%D0%BB%D0%B5%D1%86%D1%8C_%D0%9E%D0%BB%D1%8C%D0%B3%D0%B0_%D0%92%D0%B0%D0%B4%D0%B8%D0%BC%D1%96%D0%B2%D0%BD%D0%B0"><text:span text:style-name="T181_50">%</text:span></text:a></text:span><text:span text:style-name="T181_51"><text:a xlink:type="simple" xlink:href="http://uk.wikipedia.org/wiki/%D0%91%D0%BE%D0%B3%D0%BE%D0%BC%D0%BE%D0%BB%D0%B5%D1%86%D1%8C_%D0%9E%D0%BB%D1%8C%D0%B3%D0%B0_%D0%92%D0%B0%D0%B4%D0%B8%D0%BC%D1%96%D0%B2%D0%BD%D0%B0"><text:span text:style-name="T181_52">D</text:span></text:a></text:span><text:span text:style-name="T181_53"><text:a xlink:type="simple" xlink:href="http://uk.wikipedia.org/wiki/%D0%91%D0%BE%D0%B3%D0%BE%D0%BC%D0%BE%D0%BB%D0%B5%D1%86%D1%8C_%D0%9E%D0%BB%D1%8C%D0%B3%D0%B0_%D0%92%D0%B0%D0%B4%D0%B8%D0%BC%D1%96%D0%B2%D0%BD%D0%B0"><text:span text:style-name="T181_54">0%</text:span></text:a></text:span><text:span text:style-name="T181_55"><text:a xlink:type="simple" xlink:href="http://uk.wikipedia.org/wiki/%D0%91%D0%BE%D0%B3%D0%BE%D0%BC%D0%BE%D0%BB%D0%B5%D1%86%D1%8C_%D0%9E%D0%BB%D1%8C%D0%B3%D0%B0_%D0%92%D0%B0%D0%B4%D0%B8%D0%BC%D1%96%D0%B2%D0%BD%D0%B0"><text:span text:style-name="T181_56">BC</text:span></text:a></text:span><text:span text:style-name="T181_57"><text:a xlink:type="simple" xlink:href="http://uk.wikipedia.org/wiki/%D0%91%D0%BE%D0%B3%D0%BE%D0%BC%D0%BE%D0%BB%D0%B5%D1%86%D1%8C_%D0%9E%D0%BB%D1%8C%D0%B3%D0%B0_%D0%92%D0%B0%D0%B4%D0%B8%D0%BC%D1%96%D0%B2%D0%BD%D0%B0"><text:span text:style-name="T181_58">%</text:span></text:a></text:span><text:span text:style-name="T181_59"><text:a xlink:type="simple" xlink:href="http://uk.wikipedia.org/wiki/%D0%91%D0%BE%D0%B3%D0%BE%D0%BC%D0%BE%D0%BB%D0%B5%D1%86%D1%8C_%D0%9E%D0%BB%D1%8C%D0%B3%D0%B0_%D0%92%D0%B0%D0%B4%D0%B8%D0%BC%D1%96%D0%B2%D0%BD%D0%B0"><text:span text:style-name="T181_60">D</text:span></text:a></text:span><text:span text:style-name="T181_61"><text:a xlink:type="simple" xlink:href="http://uk.wikipedia.org/wiki/%D0%91%D0%BE%D0%B3%D0%BE%D0%BC%D0%BE%D0%BB%D0%B5%D1%86%D1%8C_%D0%9E%D0%BB%D1%8C%D0%B3%D0%B0_%D0%92%D0%B0%D0%B4%D0%B8%D0%BC%D1%96%D0%B2%D0%BD%D0%B0"><text:span text:style-name="T181_62">0%</text:span></text:a></text:span><text:span text:style-name="T181_63"><text:a xlink:type="simple" xlink:href="http://uk.wikipedia.org/wiki/%D0%91%D0%BE%D0%B3%D0%BE%D0%BC%D0%BE%D0%BB%D0%B5%D1%86%D1%8C_%D0%9E%D0%BB%D1%8C%D0%B3%D0%B0_%D0%92%D0%B0%D0%B4%D0%B8%D0%BC%D1%96%D0%B2%D0%BD%D0%B0"><text:span text:style-name="T181_64">BE</text:span></text:a></text:span><text:span text:style-name="T181_65"><text:a xlink:type="simple" xlink:href="http://uk.wikipedia.org/wiki/%D0%91%D0%BE%D0%B3%D0%BE%D0%BC%D0%BE%D0%BB%D0%B5%D1%86%D1%8C_%D0%9E%D0%BB%D1%8C%D0%B3%D0%B0_%D0%92%D0%B0%D0%B4%D0%B8%D0%BC%D1%96%D0%B2%D0%BD%D0%B0"><text:span text:style-name="T181_66">%</text:span></text:a></text:span><text:span text:style-name="T181_67"><text:a xlink:type="simple" xlink:href="http://uk.wikipedia.org/wiki/%D0%91%D0%BE%D0%B3%D0%BE%D0%BC%D0%BE%D0%BB%D0%B5%D1%86%D1%8C_%D0%9E%D0%BB%D1%8C%D0%B3%D0%B0_%D0%92%D0%B0%D0%B4%D0%B8%D0%BC%D1%96%D0%B2%D0%BD%D0%B0"><text:span text:style-name="T181_68">D</text:span></text:a></text:span><text:span text:style-name="T181_69"><text:a xlink:type="simple" xlink:href="http://uk.wikipedia.org/wiki/%D0%91%D0%BE%D0%B3%D0%BE%D0%BC%D0%BE%D0%BB%D0%B5%D1%86%D1%8C_%D0%9E%D0%BB%D1%8C%D0%B3%D0%B0_%D0%92%D0%B0%D0%B4%D0%B8%D0%BC%D1%96%D0%B2%D0%BD%D0%B0"><text:span text:style-name="T181_70">0%</text:span></text:a></text:span><text:span text:style-name="T181_71"><text:a xlink:type="simple" xlink:href="http://uk.wikipedia.org/wiki/%D0%91%D0%BE%D0%B3%D0%BE%D0%BC%D0%BE%D0%BB%D0%B5%D1%86%D1%8C_%D0%9E%D0%BB%D1%8C%D0%B3%D0%B0_%D0%92%D0%B0%D0%B4%D0%B8%D0%BC%D1%96%D0%B2%D0%BD%D0%B0"><text:span text:style-name="T181_72">BB</text:span></text:a></text:span><text:span text:style-name="T181_73"><text:a xlink:type="simple" xlink:href="http://uk.wikipedia.org/wiki/%D0%91%D0%BE%D0%B3%D0%BE%D0%BC%D0%BE%D0%BB%D0%B5%D1%86%D1%8C_%D0%9E%D0%BB%D1%8C%D0%B3%D0%B0_%D0%92%D0%B0%D0%B4%D0%B8%D0%BC%D1%96%D0%B2%D0%BD%D0%B0"><text:span text:style-name="T181_74">%</text:span></text:a></text:span><text:span text:style-name="T181_75"><text:a xlink:type="simple" xlink:href="http://uk.wikipedia.org/wiki/%D0%91%D0%BE%D0%B3%D0%BE%D0%BC%D0%BE%D0%BB%D0%B5%D1%86%D1%8C_%D0%9E%D0%BB%D1%8C%D0%B3%D0%B0_%D0%92%D0%B0%D0%B4%D0%B8%D0%BC%D1%96%D0%B2%D0%BD%D0%B0"><text:span text:style-name="T181_76">D</text:span></text:a></text:span><text:span text:style-name="T181_77"><text:a xlink:type="simple" xlink:href="http://uk.wikipedia.org/wiki/%D0%91%D0%BE%D0%B3%D0%BE%D0%BC%D0%BE%D0%BB%D0%B5%D1%86%D1%8C_%D0%9E%D0%BB%D1%8C%D0%B3%D0%B0_%D0%92%D0%B0%D0%B4%D0%B8%D0%BC%D1%96%D0%B2%D0%BD%D0%B0"><text:span text:style-name="T181_78">0%</text:span></text:a></text:span><text:span text:style-name="T181_79"><text:a xlink:type="simple" xlink:href="http://uk.wikipedia.org/wiki/%D0%91%D0%BE%D0%B3%D0%BE%D0%BC%D0%BE%D0%BB%D0%B5%D1%86%D1%8C_%D0%9E%D0%BB%D1%8C%D0%B3%D0%B0_%D0%92%D0%B0%D0%B4%D0%B8%D0%BC%D1%96%D0%B2%D0%BD%D0%B0"><text:span text:style-name="T181_80">B</text:span></text:a></text:span><text:span text:style-name="T181_81"><text:a xlink:type="simple" xlink:href="http://uk.wikipedia.org/wiki/%D0%91%D0%BE%D0%B3%D0%BE%D0%BC%D0%BE%D0%BB%D0%B5%D1%86%D1%8C_%D0%9E%D0%BB%D1%8C%D0%B3%D0%B0_%D0%92%D0%B0%D0%B4%D0%B8%D0%BC%D1%96%D0%B2%D0%BD%D0%B0"><text:span text:style-name="T181_82">5%</text:span></text:a></text:span><text:span text:style-name="T181_83"><text:a xlink:type="simple" xlink:href="http://uk.wikipedia.org/wiki/%D0%91%D0%BE%D0%B3%D0%BE%D0%BC%D0%BE%D0%BB%D0%B5%D1%86%D1%8C_%D0%9E%D0%BB%D1%8C%D0%B3%D0%B0_%D0%92%D0%B0%D0%B4%D0%B8%D0%BC%D1%96%D0%B2%D0%BD%D0%B0"><text:span text:style-name="T181_84">D</text:span></text:a></text:span><text:span text:style-name="T181_85"><text:a xlink:type="simple" xlink:href="http://uk.wikipedia.org/wiki/%D0%91%D0%BE%D0%B3%D0%BE%D0%BC%D0%BE%D0%BB%D0%B5%D1%86%D1%8C_%D0%9E%D0%BB%D1%8C%D0%B3%D0%B0_%D0%92%D0%B0%D0%B4%D0%B8%D0%BC%D1%96%D0%B2%D0%BD%D0%B0"><text:span text:style-name="T181_86">1%86%</text:span></text:a></text:span><text:span text:style-name="T181_87"><text:a xlink:type="simple" xlink:href="http://uk.wikipedia.org/wiki/%D0%91%D0%BE%D0%B3%D0%BE%D0%BC%D0%BE%D0%BB%D0%B5%D1%86%D1%8C_%D0%9E%D0%BB%D1%8C%D0%B3%D0%B0_%D0%92%D0%B0%D0%B4%D0%B8%D0%BC%D1%96%D0%B2%D0%BD%D0%B0"><text:span text:style-name="T181_88">D</text:span></text:a></text:span><text:span text:style-name="T181_89"><text:a xlink:type="simple" xlink:href="http://uk.wikipedia.org/wiki/%D0%91%D0%BE%D0%B3%D0%BE%D0%BC%D0%BE%D0%BB%D0%B5%D1%86%D1%8C_%D0%9E%D0%BB%D1%8C%D0%B3%D0%B0_%D0%92%D0%B0%D0%B4%D0%B8%D0%BC%D1%96%D0%B2%D0%BD%D0%B0"><text:span text:style-name="T181_90">1%8</text:span></text:a></text:span><text:span text:style-name="T181_91"><text:a xlink:type="simple" xlink:href="http://uk.wikipedia.org/wiki/%D0%91%D0%BE%D0%B3%D0%BE%D0%BC%D0%BE%D0%BB%D0%B5%D1%86%D1%8C_%D0%9E%D0%BB%D1%8C%D0%B3%D0%B0_%D0%92%D0%B0%D0%B4%D0%B8%D0%BC%D1%96%D0%B2%D0%BD%D0%B0"><text:span text:style-name="T181_92">C</text:span></text:a></text:span><text:span text:style-name="T181_93"><text:a xlink:type="simple" xlink:href="http://uk.wikipedia.org/wiki/%D0%91%D0%BE%D0%B3%D0%BE%D0%BC%D0%BE%D0%BB%D0%B5%D1%86%D1%8C_%D0%9E%D0%BB%D1%8C%D0%B3%D0%B0_%D0%92%D0%B0%D0%B4%D0%B8%D0%BC%D1%96%D0%B2%D0%BD%D0%B0"><text:span text:style-name="T181_94">_%</text:span></text:a></text:span><text:span text:style-name="T181_95"><text:a xlink:type="simple" xlink:href="http://uk.wikipedia.org/wiki/%D0%91%D0%BE%D0%B3%D0%BE%D0%BC%D0%BE%D0%BB%D0%B5%D1%86%D1%8C_%D0%9E%D0%BB%D1%8C%D0%B3%D0%B0_%D0%92%D0%B0%D0%B4%D0%B8%D0%BC%D1%96%D0%B2%D0%BD%D0%B0"><text:span text:style-name="T181_96">D</text:span></text:a></text:span><text:span text:style-name="T181_97"><text:a xlink:type="simple" xlink:href="http://uk.wikipedia.org/wiki/%D0%91%D0%BE%D0%B3%D0%BE%D0%BC%D0%BE%D0%BB%D0%B5%D1%86%D1%8C_%D0%9E%D0%BB%D1%8C%D0%B3%D0%B0_%D0%92%D0%B0%D0%B4%D0%B8%D0%BC%D1%96%D0%B2%D0%BD%D0%B0"><text:span text:style-name="T181_98">0%9</text:span></text:a></text:span><text:span text:style-name="T181_99"><text:a xlink:type="simple" xlink:href="http://uk.wikipedia.org/wiki/%D0%91%D0%BE%D0%B3%D0%BE%D0%BC%D0%BE%D0%BB%D0%B5%D1%86%D1%8C_%D0%9E%D0%BB%D1%8C%D0%B3%D0%B0_%D0%92%D0%B0%D0%B4%D0%B8%D0%BC%D1%96%D0%B2%D0%BD%D0%B0"><text:span text:style-name="T181_100">E</text:span></text:a></text:span><text:span text:style-name="T181_101"><text:a xlink:type="simple" xlink:href="http://uk.wikipedia.org/wiki/%D0%91%D0%BE%D0%B3%D0%BE%D0%BC%D0%BE%D0%BB%D0%B5%D1%86%D1%8C_%D0%9E%D0%BB%D1%8C%D0%B3%D0%B0_%D0%92%D0%B0%D0%B4%D0%B8%D0%BC%D1%96%D0%B2%D0%BD%D0%B0"><text:span text:style-name="T181_102">%</text:span></text:a></text:span><text:span text:style-name="T181_103"><text:a xlink:type="simple" xlink:href="http://uk.wikipedia.org/wiki/%D0%91%D0%BE%D0%B3%D0%BE%D0%BC%D0%BE%D0%BB%D0%B5%D1%86%D1%8C_%D0%9E%D0%BB%D1%8C%D0%B3%D0%B0_%D0%92%D0%B0%D0%B4%D0%B8%D0%BC%D1%96%D0%B2%D0%BD%D0%B0"><text:span text:style-name="T181_104">D</text:span></text:a></text:span><text:span text:style-name="T181_105"><text:a xlink:type="simple" xlink:href="http://uk.wikipedia.org/wiki/%D0%91%D0%BE%D0%B3%D0%BE%D0%BC%D0%BE%D0%BB%D0%B5%D1%86%D1%8C_%D0%9E%D0%BB%D1%8C%D0%B3%D0%B0_%D0%92%D0%B0%D0%B4%D0%B8%D0%BC%D1%96%D0%B2%D0%BD%D0%B0"><text:span text:style-name="T181_106">0%</text:span></text:a></text:span><text:span text:style-name="T181_107"><text:a xlink:type="simple" xlink:href="http://uk.wikipedia.org/wiki/%D0%91%D0%BE%D0%B3%D0%BE%D0%BC%D0%BE%D0%BB%D0%B5%D1%86%D1%8C_%D0%9E%D0%BB%D1%8C%D0%B3%D0%B0_%D0%92%D0%B0%D0%B4%D0%B8%D0%BC%D1%96%D0%B2%D0%BD%D0%B0"><text:span text:style-name="T181_108">BB</text:span></text:a></text:span><text:span text:style-name="T181_109"><text:a xlink:type="simple" xlink:href="http://uk.wikipedia.org/wiki/%D0%91%D0%BE%D0%B3%D0%BE%D0%BC%D0%BE%D0%BB%D0%B5%D1%86%D1%8C_%D0%9E%D0%BB%D1%8C%D0%B3%D0%B0_%D0%92%D0%B0%D0%B4%D0%B8%D0%BC%D1%96%D0%B2%D0%BD%D0%B0"><text:span text:style-name="T181_110">%</text:span></text:a></text:span><text:span text:style-name="T181_111"><text:a xlink:type="simple" xlink:href="http://uk.wikipedia.org/wiki/%D0%91%D0%BE%D0%B3%D0%BE%D0%BC%D0%BE%D0%BB%D0%B5%D1%86%D1%8C_%D0%9E%D0%BB%D1%8C%D0%B3%D0%B0_%D0%92%D0%B0%D0%B4%D0%B8%D0%BC%D1%96%D0%B2%D0%BD%D0%B0"><text:span text:style-name="T181_112">D</text:span></text:a></text:span><text:span text:style-name="T181_113"><text:a xlink:type="simple" xlink:href="http://uk.wikipedia.org/wiki/%D0%91%D0%BE%D0%B3%D0%BE%D0%BC%D0%BE%D0%BB%D0%B5%D1%86%D1%8C_%D0%9E%D0%BB%D1%8C%D0%B3%D0%B0_%D0%92%D0%B0%D0%B4%D0%B8%D0%BC%D1%96%D0%B2%D0%BD%D0%B0"><text:span text:style-name="T181_114">1%8</text:span></text:a></text:span><text:span text:style-name="T181_115"><text:a xlink:type="simple" xlink:href="http://uk.wikipedia.org/wiki/%D0%91%D0%BE%D0%B3%D0%BE%D0%BC%D0%BE%D0%BB%D0%B5%D1%86%D1%8C_%D0%9E%D0%BB%D1%8C%D0%B3%D0%B0_%D0%92%D0%B0%D0%B4%D0%B8%D0%BC%D1%96%D0%B2%D0%BD%D0%B0"><text:span text:style-name="T181_116">C</text:span></text:a></text:span><text:span text:style-name="T181_117"><text:a xlink:type="simple" xlink:href="http://uk.wikipedia.org/wiki/%D0%91%D0%BE%D0%B3%D0%BE%D0%BC%D0%BE%D0%BB%D0%B5%D1%86%D1%8C_%D0%9E%D0%BB%D1%8C%D0%B3%D0%B0_%D0%92%D0%B0%D0%B4%D0%B8%D0%BC%D1%96%D0%B2%D0%BD%D0%B0"><text:span text:style-name="T181_118">%</text:span></text:a></text:span><text:span text:style-name="T181_119"><text:a xlink:type="simple" xlink:href="http://uk.wikipedia.org/wiki/%D0%91%D0%BE%D0%B3%D0%BE%D0%BC%D0%BE%D0%BB%D0%B5%D1%86%D1%8C_%D0%9E%D0%BB%D1%8C%D0%B3%D0%B0_%D0%92%D0%B0%D0%B4%D0%B8%D0%BC%D1%96%D0%B2%D0%BD%D0%B0"><text:span text:style-name="T181_120">D</text:span></text:a></text:span><text:span text:style-name="T181_121"><text:a xlink:type="simple" xlink:href="http://uk.wikipedia.org/wiki/%D0%91%D0%BE%D0%B3%D0%BE%D0%BC%D0%BE%D0%BB%D0%B5%D1%86%D1%8C_%D0%9E%D0%BB%D1%8C%D0%B3%D0%B0_%D0%92%D0%B0%D0%B4%D0%B8%D0%BC%D1%96%D0%B2%D0%BD%D0%B0"><text:span text:style-name="T181_122">0%</text:span></text:a></text:span><text:span text:style-name="T181_123"><text:a xlink:type="simple" xlink:href="http://uk.wikipedia.org/wiki/%D0%91%D0%BE%D0%B3%D0%BE%D0%BC%D0%BE%D0%BB%D0%B5%D1%86%D1%8C_%D0%9E%D0%BB%D1%8C%D0%B3%D0%B0_%D0%92%D0%B0%D0%B4%D0%B8%D0%BC%D1%96%D0%B2%D0%BD%D0%B0"><text:span text:style-name="T181_124">B</text:span></text:a></text:span><text:span text:style-name="T181_125"><text:a xlink:type="simple" xlink:href="http://uk.wikipedia.org/wiki/%D0%91%D0%BE%D0%B3%D0%BE%D0%BC%D0%BE%D0%BB%D0%B5%D1%86%D1%8C_%D0%9E%D0%BB%D1%8C%D0%B3%D0%B0_%D0%92%D0%B0%D0%B4%D0%B8%D0%BC%D1%96%D0%B2%D0%BD%D0%B0"><text:span text:style-name="T181_126">3%</text:span></text:a></text:span><text:span text:style-name="T181_127"><text:a xlink:type="simple" xlink:href="http://uk.wikipedia.org/wiki/%D0%91%D0%BE%D0%B3%D0%BE%D0%BC%D0%BE%D0%BB%D0%B5%D1%86%D1%8C_%D0%9E%D0%BB%D1%8C%D0%B3%D0%B0_%D0%92%D0%B0%D0%B4%D0%B8%D0%BC%D1%96%D0%B2%D0%BD%D0%B0"><text:span text:style-name="T181_128">D</text:span></text:a></text:span><text:span text:style-name="T181_129"><text:a xlink:type="simple" xlink:href="http://uk.wikipedia.org/wiki/%D0%91%D0%BE%D0%B3%D0%BE%D0%BC%D0%BE%D0%BB%D0%B5%D1%86%D1%8C_%D0%9E%D0%BB%D1%8C%D0%B3%D0%B0_%D0%92%D0%B0%D0%B4%D0%B8%D0%BC%D1%96%D0%B2%D0%BD%D0%B0"><text:span text:style-name="T181_130">0%</text:span></text:a></text:span><text:span text:style-name="T181_131"><text:a xlink:type="simple" xlink:href="http://uk.wikipedia.org/wiki/%D0%91%D0%BE%D0%B3%D0%BE%D0%BC%D0%BE%D0%BB%D0%B5%D1%86%D1%8C_%D0%9E%D0%BB%D1%8C%D0%B3%D0%B0_%D0%92%D0%B0%D0%B4%D0%B8%D0%BC%D1%96%D0%B2%D0%BD%D0%B0"><text:span text:style-name="T181_132">B</text:span></text:a></text:span><text:span text:style-name="T181_133"><text:a xlink:type="simple" xlink:href="http://uk.wikipedia.org/wiki/%D0%91%D0%BE%D0%B3%D0%BE%D0%BC%D0%BE%D0%BB%D0%B5%D1%86%D1%8C_%D0%9E%D0%BB%D1%8C%D0%B3%D0%B0_%D0%92%D0%B0%D0%B4%D0%B8%D0%BC%D1%96%D0%B2%D0%BD%D0%B0"><text:span text:style-name="T181_134">0_%</text:span></text:a></text:span><text:span text:style-name="T181_135"><text:a xlink:type="simple" xlink:href="http://uk.wikipedia.org/wiki/%D0%91%D0%BE%D0%B3%D0%BE%D0%BC%D0%BE%D0%BB%D0%B5%D1%86%D1%8C_%D0%9E%D0%BB%D1%8C%D0%B3%D0%B0_%D0%92%D0%B0%D0%B4%D0%B8%D0%BC%D1%96%D0%B2%D0%BD%D0%B0"><text:span text:style-name="T181_136">D</text:span></text:a></text:span><text:span text:style-name="T181_137"><text:a xlink:type="simple" xlink:href="http://uk.wikipedia.org/wiki/%D0%91%D0%BE%D0%B3%D0%BE%D0%BC%D0%BE%D0%BB%D0%B5%D1%86%D1%8C_%D0%9E%D0%BB%D1%8C%D0%B3%D0%B0_%D0%92%D0%B0%D0%B4%D0%B8%D0%BC%D1%96%D0%B2%D0%BD%D0%B0"><text:span text:style-name="T181_138">0%92%</text:span></text:a></text:span><text:span text:style-name="T181_139"><text:a xlink:type="simple" xlink:href="http://uk.wikipedia.org/wiki/%D0%91%D0%BE%D0%B3%D0%BE%D0%BC%D0%BE%D0%BB%D0%B5%D1%86%D1%8C_%D0%9E%D0%BB%D1%8C%D0%B3%D0%B0_%D0%92%D0%B0%D0%B4%D0%B8%D0%BC%D1%96%D0%B2%D0%BD%D0%B0"><text:span text:style-name="T181_140">D</text:span></text:a></text:span><text:span text:style-name="T181_141"><text:a xlink:type="simple" xlink:href="http://uk.wikipedia.org/wiki/%D0%91%D0%BE%D0%B3%D0%BE%D0%BC%D0%BE%D0%BB%D0%B5%D1%86%D1%8C_%D0%9E%D0%BB%D1%8C%D0%B3%D0%B0_%D0%92%D0%B0%D0%B4%D0%B8%D0%BC%D1%96%D0%B2%D0%BD%D0%B0"><text:span text:style-name="T181_142">0%</text:span></text:a></text:span><text:span text:style-name="T181_143"><text:a xlink:type="simple" xlink:href="http://uk.wikipedia.org/wiki/%D0%91%D0%BE%D0%B3%D0%BE%D0%BC%D0%BE%D0%BB%D0%B5%D1%86%D1%8C_%D0%9E%D0%BB%D1%8C%D0%B3%D0%B0_%D0%92%D0%B0%D0%B4%D0%B8%D0%BC%D1%96%D0%B2%D0%BD%D0%B0"><text:span text:style-name="T181_144">B</text:span></text:a></text:span><text:span text:style-name="T181_145"><text:a xlink:type="simple" xlink:href="http://uk.wikipedia.org/wiki/%D0%91%D0%BE%D0%B3%D0%BE%D0%BC%D0%BE%D0%BB%D0%B5%D1%86%D1%8C_%D0%9E%D0%BB%D1%8C%D0%B3%D0%B0_%D0%92%D0%B0%D0%B4%D0%B8%D0%BC%D1%96%D0%B2%D0%BD%D0%B0"><text:span text:style-name="T181_146">0%</text:span></text:a></text:span><text:span text:style-name="T181_147"><text:a xlink:type="simple" xlink:href="http://uk.wikipedia.org/wiki/%D0%91%D0%BE%D0%B3%D0%BE%D0%BC%D0%BE%D0%BB%D0%B5%D1%86%D1%8C_%D0%9E%D0%BB%D1%8C%D0%B3%D0%B0_%D0%92%D0%B0%D0%B4%D0%B8%D0%BC%D1%96%D0%B2%D0%BD%D0%B0"><text:span text:style-name="T181_148">D</text:span></text:a></text:span><text:span text:style-name="T181_149"><text:a xlink:type="simple" xlink:href="http://uk.wikipedia.org/wiki/%D0%91%D0%BE%D0%B3%D0%BE%D0%BC%D0%BE%D0%BB%D0%B5%D1%86%D1%8C_%D0%9E%D0%BB%D1%8C%D0%B3%D0%B0_%D0%92%D0%B0%D0%B4%D0%B8%D0%BC%D1%96%D0%B2%D0%BD%D0%B0"><text:span text:style-name="T181_150">0%</text:span></text:a></text:span><text:span text:style-name="T181_151"><text:a xlink:type="simple" xlink:href="http://uk.wikipedia.org/wiki/%D0%91%D0%BE%D0%B3%D0%BE%D0%BC%D0%BE%D0%BB%D0%B5%D1%86%D1%8C_%D0%9E%D0%BB%D1%8C%D0%B3%D0%B0_%D0%92%D0%B0%D0%B4%D0%B8%D0%BC%D1%96%D0%B2%D0%BD%D0%B0"><text:span text:style-name="T181_152">B</text:span></text:a></text:span><text:span text:style-name="T181_153"><text:a xlink:type="simple" xlink:href="http://uk.wikipedia.org/wiki/%D0%91%D0%BE%D0%B3%D0%BE%D0%BC%D0%BE%D0%BB%D0%B5%D1%86%D1%8C_%D0%9E%D0%BB%D1%8C%D0%B3%D0%B0_%D0%92%D0%B0%D0%B4%D0%B8%D0%BC%D1%96%D0%B2%D0%BD%D0%B0"><text:span text:style-name="T181_154">4%</text:span></text:a></text:span><text:span text:style-name="T181_155"><text:a xlink:type="simple" xlink:href="http://uk.wikipedia.org/wiki/%D0%91%D0%BE%D0%B3%D0%BE%D0%BC%D0%BE%D0%BB%D0%B5%D1%86%D1%8C_%D0%9E%D0%BB%D1%8C%D0%B3%D0%B0_%D0%92%D0%B0%D0%B4%D0%B8%D0%BC%D1%96%D0%B2%D0%BD%D0%B0"><text:span text:style-name="T181_156">D</text:span></text:a></text:span><text:span text:style-name="T181_157"><text:a xlink:type="simple" xlink:href="http://uk.wikipedia.org/wiki/%D0%91%D0%BE%D0%B3%D0%BE%D0%BC%D0%BE%D0%BB%D0%B5%D1%86%D1%8C_%D0%9E%D0%BB%D1%8C%D0%B3%D0%B0_%D0%92%D0%B0%D0%B4%D0%B8%D0%BC%D1%96%D0%B2%D0%BD%D0%B0"><text:span text:style-name="T181_158">0%</text:span></text:a></text:span><text:span text:style-name="T181_159"><text:a xlink:type="simple" xlink:href="http://uk.wikipedia.org/wiki/%D0%91%D0%BE%D0%B3%D0%BE%D0%BC%D0%BE%D0%BB%D0%B5%D1%86%D1%8C_%D0%9E%D0%BB%D1%8C%D0%B3%D0%B0_%D0%92%D0%B0%D0%B4%D0%B8%D0%BC%D1%96%D0%B2%D0%BD%D0%B0"><text:span text:style-name="T181_160">B</text:span></text:a></text:span><text:span text:style-name="T181_161"><text:a xlink:type="simple" xlink:href="http://uk.wikipedia.org/wiki/%D0%91%D0%BE%D0%B3%D0%BE%D0%BC%D0%BE%D0%BB%D0%B5%D1%86%D1%8C_%D0%9E%D0%BB%D1%8C%D0%B3%D0%B0_%D0%92%D0%B0%D0%B4%D0%B8%D0%BC%D1%96%D0%B2%D0%BD%D0%B0"><text:span text:style-name="T181_162">8%</text:span></text:a></text:span><text:span text:style-name="T181_163"><text:a xlink:type="simple" xlink:href="http://uk.wikipedia.org/wiki/%D0%91%D0%BE%D0%B3%D0%BE%D0%BC%D0%BE%D0%BB%D0%B5%D1%86%D1%8C_%D0%9E%D0%BB%D1%8C%D0%B3%D0%B0_%D0%92%D0%B0%D0%B4%D0%B8%D0%BC%D1%96%D0%B2%D0%BD%D0%B0"><text:span text:style-name="T181_164">D</text:span></text:a></text:span><text:span text:style-name="T181_165"><text:a xlink:type="simple" xlink:href="http://uk.wikipedia.org/wiki/%D0%91%D0%BE%D0%B3%D0%BE%D0%BC%D0%BE%D0%BB%D0%B5%D1%86%D1%8C_%D0%9E%D0%BB%D1%8C%D0%B3%D0%B0_%D0%92%D0%B0%D0%B4%D0%B8%D0%BC%D1%96%D0%B2%D0%BD%D0%B0"><text:span text:style-name="T181_166">0%</text:span></text:a></text:span><text:span text:style-name="T181_167"><text:a xlink:type="simple" xlink:href="http://uk.wikipedia.org/wiki/%D0%91%D0%BE%D0%B3%D0%BE%D0%BC%D0%BE%D0%BB%D0%B5%D1%86%D1%8C_%D0%9E%D0%BB%D1%8C%D0%B3%D0%B0_%D0%92%D0%B0%D0%B4%D0%B8%D0%BC%D1%96%D0%B2%D0%BD%D0%B0"><text:span text:style-name="T181_168">BC</text:span></text:a></text:span><text:span text:style-name="T181_169"><text:a xlink:type="simple" xlink:href="http://uk.wikipedia.org/wiki/%D0%91%D0%BE%D0%B3%D0%BE%D0%BC%D0%BE%D0%BB%D0%B5%D1%86%D1%8C_%D0%9E%D0%BB%D1%8C%D0%B3%D0%B0_%D0%92%D0%B0%D0%B4%D0%B8%D0%BC%D1%96%D0%B2%D0%BD%D0%B0"><text:span text:style-name="T181_170">%</text:span></text:a></text:span><text:span text:style-name="T181_171"><text:a xlink:type="simple" xlink:href="http://uk.wikipedia.org/wiki/%D0%91%D0%BE%D0%B3%D0%BE%D0%BC%D0%BE%D0%BB%D0%B5%D1%86%D1%8C_%D0%9E%D0%BB%D1%8C%D0%B3%D0%B0_%D0%92%D0%B0%D0%B4%D0%B8%D0%BC%D1%96%D0%B2%D0%BD%D0%B0"><text:span text:style-name="T181_172">D</text:span></text:a></text:span><text:span text:style-name="T181_173"><text:a xlink:type="simple" xlink:href="http://uk.wikipedia.org/wiki/%D0%91%D0%BE%D0%B3%D0%BE%D0%BC%D0%BE%D0%BB%D0%B5%D1%86%D1%8C_%D0%9E%D0%BB%D1%8C%D0%B3%D0%B0_%D0%92%D0%B0%D0%B4%D0%B8%D0%BC%D1%96%D0%B2%D0%BD%D0%B0"><text:span text:style-name="T181_174">1%96%</text:span></text:a></text:span><text:span text:style-name="T181_175"><text:a xlink:type="simple" xlink:href="http://uk.wikipedia.org/wiki/%D0%91%D0%BE%D0%B3%D0%BE%D0%BC%D0%BE%D0%BB%D0%B5%D1%86%D1%8C_%D0%9E%D0%BB%D1%8C%D0%B3%D0%B0_%D0%92%D0%B0%D0%B4%D0%B8%D0%BC%D1%96%D0%B2%D0%BD%D0%B0"><text:span text:style-name="T181_176">D</text:span></text:a></text:span><text:span text:style-name="T181_177"><text:a xlink:type="simple" xlink:href="http://uk.wikipedia.org/wiki/%D0%91%D0%BE%D0%B3%D0%BE%D0%BC%D0%BE%D0%BB%D0%B5%D1%86%D1%8C_%D0%9E%D0%BB%D1%8C%D0%B3%D0%B0_%D0%92%D0%B0%D0%B4%D0%B8%D0%BC%D1%96%D0%B2%D0%BD%D0%B0"><text:span text:style-name="T181_178">0%</text:span></text:a></text:span><text:span text:style-name="T181_179"><text:a xlink:type="simple" xlink:href="http://uk.wikipedia.org/wiki/%D0%91%D0%BE%D0%B3%D0%BE%D0%BC%D0%BE%D0%BB%D0%B5%D1%86%D1%8C_%D0%9E%D0%BB%D1%8C%D0%B3%D0%B0_%D0%92%D0%B0%D0%B4%D0%B8%D0%BC%D1%96%D0%B2%D0%BD%D0%B0"><text:span text:style-name="T181_180">B</text:span></text:a></text:span><text:span text:style-name="T181_181"><text:a xlink:type="simple" xlink:href="http://uk.wikipedia.org/wiki/%D0%91%D0%BE%D0%B3%D0%BE%D0%BC%D0%BE%D0%BB%D0%B5%D1%86%D1%8C_%D0%9E%D0%BB%D1%8C%D0%B3%D0%B0_%D0%92%D0%B0%D0%B4%D0%B8%D0%BC%D1%96%D0%B2%D0%BD%D0%B0"><text:span text:style-name="T181_182">2%</text:span></text:a></text:span><text:span text:style-name="T181_183"><text:a xlink:type="simple" xlink:href="http://uk.wikipedia.org/wiki/%D0%91%D0%BE%D0%B3%D0%BE%D0%BC%D0%BE%D0%BB%D0%B5%D1%86%D1%8C_%D0%9E%D0%BB%D1%8C%D0%B3%D0%B0_%D0%92%D0%B0%D0%B4%D0%B8%D0%BC%D1%96%D0%B2%D0%BD%D0%B0"><text:span text:style-name="T181_184">D</text:span></text:a></text:span><text:span text:style-name="T181_185"><text:a xlink:type="simple" xlink:href="http://uk.wikipedia.org/wiki/%D0%91%D0%BE%D0%B3%D0%BE%D0%BC%D0%BE%D0%BB%D0%B5%D1%86%D1%8C_%D0%9E%D0%BB%D1%8C%D0%B3%D0%B0_%D0%92%D0%B0%D0%B4%D0%B8%D0%BC%D1%96%D0%B2%D0%BD%D0%B0"><text:span text:style-name="T181_186">0%</text:span></text:a></text:span><text:span text:style-name="T181_187"><text:a xlink:type="simple" xlink:href="http://uk.wikipedia.org/wiki/%D0%91%D0%BE%D0%B3%D0%BE%D0%BC%D0%BE%D0%BB%D0%B5%D1%86%D1%8C_%D0%9E%D0%BB%D1%8C%D0%B3%D0%B0_%D0%92%D0%B0%D0%B4%D0%B8%D0%BC%D1%96%D0%B2%D0%BD%D0%B0"><text:span text:style-name="T181_188">BD</text:span></text:a></text:span><text:span text:style-name="T181_189"><text:a xlink:type="simple" xlink:href="http://uk.wikipedia.org/wiki/%D0%91%D0%BE%D0%B3%D0%BE%D0%BC%D0%BE%D0%BB%D0%B5%D1%86%D1%8C_%D0%9E%D0%BB%D1%8C%D0%B3%D0%B0_%D0%92%D0%B0%D0%B4%D0%B8%D0%BC%D1%96%D0%B2%D0%BD%D0%B0"><text:span text:style-name="T181_190">%</text:span></text:a></text:span><text:span text:style-name="T181_191"><text:a xlink:type="simple" xlink:href="http://uk.wikipedia.org/wiki/%D0%91%D0%BE%D0%B3%D0%BE%D0%BC%D0%BE%D0%BB%D0%B5%D1%86%D1%8C_%D0%9E%D0%BB%D1%8C%D0%B3%D0%B0_%D0%92%D0%B0%D0%B4%D0%B8%D0%BC%D1%96%D0%B2%D0%BD%D0%B0"><text:span text:style-name="T181_192">D</text:span></text:a></text:span><text:span text:style-name="T181_193"><text:a xlink:type="simple" xlink:href="http://uk.wikipedia.org/wiki/%D0%91%D0%BE%D0%B3%D0%BE%D0%BC%D0%BE%D0%BB%D0%B5%D1%86%D1%8C_%D0%9E%D0%BB%D1%8C%D0%B3%D0%B0_%D0%92%D0%B0%D0%B4%D0%B8%D0%BC%D1%96%D0%B2%D0%BD%D0%B0"><text:span text:style-name="T181_194">0%</text:span></text:a></text:span><text:span text:style-name="T181_195"><text:a xlink:type="simple" xlink:href="http://uk.wikipedia.org/wiki/%D0%91%D0%BE%D0%B3%D0%BE%D0%BC%D0%BE%D0%BB%D0%B5%D1%86%D1%8C_%D0%9E%D0%BB%D1%8C%D0%B3%D0%B0_%D0%92%D0%B0%D0%B4%D0%B8%D0%BC%D1%96%D0%B2%D0%BD%D0%B0"><text:span text:style-name="T181_196">B</text:span></text:a></text:span><text:span text:style-name="T181_197"><text:a xlink:type="simple" xlink:href="http://uk.wikipedia.org/wiki/%D0%91%D0%BE%D0%B3%D0%BE%D0%BC%D0%BE%D0%BB%D0%B5%D1%86%D1%8C_%D0%9E%D0%BB%D1%8C%D0%B3%D0%B0_%D0%92%D0%B0%D0%B4%D0%B8%D0%BC%D1%96%D0%B2%D0%BD%D0%B0"><text:span text:style-name="T181_198">0</text:span></text:a></text:span></text:p>
      <text:p text:style-name="P182"/>
      <text:p text:style-name="P183"><text:span text:style-name="T183_1">2014</text:span></text:p>
      <text:p text:style-name="P184"><text:span text:style-name="T184_1">Брала</text:span><text:span text:style-name="T184_2"><text:s/></text:span><text:span text:style-name="T184_3">активну</text:span><text:span text:style-name="T184_4"><text:s/></text:span><text:span text:style-name="T184_5">участь</text:span><text:span text:style-name="T184_6"><text:s/></text:span><text:span text:style-name="T184_7">в</text:span><text:span text:style-name="T184_8"><text:s/></text:span><text:span text:style-name="T184_9">медичному</text:span><text:span text:style-name="T184_10"><text:s/></text:span><text:span text:style-name="T184_11">забезпеченні</text:span><text:span text:style-name="T184_12"><text:s/></text:span><text:span text:style-name="T184_13">київського</text:span><text:span text:style-name="T184_14"><text:s/></text:span><text:span text:style-name="T184_15"><text:a xlink:type="simple" xlink:href="http://uk.wikipedia.org/wiki/%D0%84%D0%B2%D1%80%D0%BE%D0%BC%D0%B0%D0%B9%D0%B4%D0%B0%D0%BD"><text:span text:style-name="T184_16">Євромайдану</text:span></text:a></text:span></text:p>
      <text:p text:style-name="P185"><text:span text:style-name="T185_1">Брала</text:span><text:span text:style-name="T185_2"><text:s/></text:span><text:span text:style-name="T185_3">активну</text:span><text:span text:style-name="T185_4"><text:s/></text:span><text:span text:style-name="T185_5">участь</text:span><text:span text:style-name="T185_6"><text:s/></text:span><text:span text:style-name="T185_7">в</text:span><text:span text:style-name="T185_8"><text:s/></text:span><text:span text:style-name="T185_9">медичному</text:span><text:span text:style-name="T185_10"><text:s/></text:span><text:span text:style-name="T185_11">забезпеченні</text:span><text:span text:style-name="T185_12"><text:s/></text:span><text:span text:style-name="T185_13">київського</text:span><text:span text:style-name="T185_14"><text:s/></text:span><text:span text:style-name="T185_15"><text:a xlink:type="simple" xlink:href="http://uk.wikipedia.org/wiki/%D0%84%D0%B2%D1%80%D0%BE%D0%BC%D0%B0%D0%B9%D0%B4%D0%B0%D0%BD"><text:span text:style-name="T185_16">Євромайдану</text:span></text:a></text:span><text:span text:style-name="T185_17"><text:s/></text:span><text:span text:style-name="T185_18">під</text:span><text:span text:style-name="T185_19"><text:s/></text:span><text:span text:style-name="T185_20">час</text:span><text:span text:style-name="T185_21"><text:s/></text:span><text:span text:style-name="T185_22"><text:a xlink:type="simple" xlink:href="http://uk.wikipedia.org/wiki/%D0%84%D0%B2%D1%80%D0%BE%D0%BF%D0%B5%D0%B9%D1%81%D1%8C%D0%BA%D0%B0_%D1%80%D0%B5%D0%B2%D0%BE%D0%BB%D1%8E%D1%86%D1%96%D1%8F_%D0%B2_%D0%A3%D0%BA%D1%80%D0%B0%D1%97%D0%BD%D1%96"><text:span text:style-name="T185_23">Єврореволюції</text:span></text:a></text:span><text:span text:style-name="T185_24"><text:s/></text:span><text:span text:style-name="T185_25">в</text:span><text:span text:style-name="T185_26"><text:s/></text:span><text:span text:style-name="T185_27">Україні</text:span><text:span text:style-name="T185_28">.<text:s/></text:span><text:span text:style-name="T185_29">Фактично</text:span><text:span text:style-name="T185_30"><text:s/></text:span><text:span text:style-name="T185_31">є</text:span><text:span text:style-name="T185_32"><text:s/></text:span><text:span text:style-name="T185_33">організатором</text:span><text:span text:style-name="T185_34"><text:s/></text:span><text:span text:style-name="T185_35">злагодженої</text:span><text:span text:style-name="T185_36"><text:s/></text:span><text:span text:style-name="T185_37">медицини</text:span><text:span text:style-name="T185_38"><text:s/></text:span><text:span text:style-name="T185_39">на</text:span><text:span text:style-name="T185_40"><text:s/></text:span><text:span text:style-name="T185_41">Майдані</text:span><text:span text:style-name="T185_42">.<text:s/></text:span><text:span text:style-name="T185_43">Колегами</text:span><text:span text:style-name="T185_44">-</text:span><text:span text:style-name="T185_45">медиками</text:span><text:span text:style-name="T185_46"><text:s/></text:span><text:span text:style-name="T185_47">визнана</text:span><text:span text:style-name="T185_48"><text:s/></text:span><text:span text:style-name="T185_49">моральним</text:span><text:span text:style-name="T185_50"><text:s/></text:span><text:span text:style-name="T185_51">лідером</text:span><text:span text:style-name="T185_52"><text:s/></text:span><text:span text:style-name="T185_53"><text:a xlink:type="simple" xlink:href="http://uk.wikipedia.org/wiki/%D0%9C%D0%B5%D0%B4%D0%B8%D1%87%D0%BD%D0%B0_%D1%81%D0%BE%D1%82%D0%BD%D1%8F"><text:span text:style-name="T185_54">«</text:span></text:a></text:span><text:span text:style-name="T185_55"><text:a xlink:type="simple" xlink:href="http://uk.wikipedia.org/wiki/%D0%9C%D0%B5%D0%B4%D0%B8%D1%87%D0%BD%D0%B0_%D1%81%D0%BE%D1%82%D0%BD%D1%8F"><text:span text:style-name="T185_56">Медичної</text:span></text:a></text:span><text:span text:style-name="T185_57"><text:a xlink:type="simple" xlink:href="http://uk.wikipedia.org/wiki/%D0%9C%D0%B5%D0%B4%D0%B8%D1%87%D0%BD%D0%B0_%D1%81%D0%BE%D1%82%D0%BD%D1%8F"><text:span text:style-name="T185_58"><text:s/></text:span></text:a></text:span><text:span text:style-name="T185_59"><text:a xlink:type="simple" xlink:href="http://uk.wikipedia.org/wiki/%D0%9C%D0%B5%D0%B4%D0%B8%D1%87%D0%BD%D0%B0_%D1%81%D0%BE%D1%82%D0%BD%D1%8F"><text:span text:style-name="T185_60">сотні</text:span></text:a></text:span><text:span text:style-name="T185_61"><text:a xlink:type="simple" xlink:href="http://uk.wikipedia.org/wiki/%D0%9C%D0%B5%D0%B4%D0%B8%D1%87%D0%BD%D0%B0_%D1%81%D0%BE%D1%82%D0%BD%D1%8F"><text:span text:style-name="T185_62">»</text:span></text:a></text:span><text:span text:style-name="T185_63">.<text:s/></text:span><text:span text:style-name="T185_64">Окрім</text:span><text:span text:style-name="T185_65"><text:s/></text:span><text:span text:style-name="T185_66">надання</text:span><text:span text:style-name="T185_67"><text:s/></text:span><text:span text:style-name="T185_68">та</text:span><text:span text:style-name="T185_69"><text:s/></text:span><text:span text:style-name="T185_70">організації</text:span><text:span text:style-name="T185_71"><text:s/></text:span><text:span text:style-name="T185_72">медичної</text:span><text:span text:style-name="T185_73"><text:s/></text:span><text:span text:style-name="T185_74">допомоги</text:span><text:span text:style-name="T185_75"><text:s/></text:span><text:span text:style-name="T185_76">займалась</text:span><text:span text:style-name="T185_77"><text:s/></text:span><text:span text:style-name="T185_78">просвітницькою</text:span><text:span text:style-name="T185_79"><text:s/></text:span><text:span text:style-name="T185_80">діяльністю</text:span></text:p>
      <text:p text:style-name="P186"><text:span text:style-name="T186_1">Вікіпедія</text:span><text:span text:style-name="T186_2">,<text:s/></text:span><text:span text:style-name="T186_3"><text:a xlink:type="simple" xlink:href="http://uk.wikipedia.org/wiki/%D0%91%D0%BE%D0%B3%D0%BE%D0%BC%D0%BE%D0%BB%D0%B5%D1%86%D1%8C_%D0%9E%D0%BB%D1%8C%D0%B3%D0%B0_%D0%92%D0%B0%D0%B4%D0%B8%D0%BC%D1%96%D0%B2%D0%BD%D0%B0"><text:span text:style-name="T186_4">http</text:span></text:a></text:span><text:span text:style-name="T186_5"><text:a xlink:type="simple" xlink:href="http://uk.wikipedia.org/wiki/%D0%91%D0%BE%D0%B3%D0%BE%D0%BC%D0%BE%D0%BB%D0%B5%D1%86%D1%8C_%D0%9E%D0%BB%D1%8C%D0%B3%D0%B0_%D0%92%D0%B0%D0%B4%D0%B8%D0%BC%D1%96%D0%B2%D0%BD%D0%B0"><text:span text:style-name="T186_6">://</text:span></text:a></text:span><text:span text:style-name="T186_7"><text:a xlink:type="simple" xlink:href="http://uk.wikipedia.org/wiki/%D0%91%D0%BE%D0%B3%D0%BE%D0%BC%D0%BE%D0%BB%D0%B5%D1%86%D1%8C_%D0%9E%D0%BB%D1%8C%D0%B3%D0%B0_%D0%92%D0%B0%D0%B4%D0%B8%D0%BC%D1%96%D0%B2%D0%BD%D0%B0"><text:span text:style-name="T186_8">uk</text:span></text:a></text:span><text:span text:style-name="T186_9"><text:a xlink:type="simple" xlink:href="http://uk.wikipedia.org/wiki/%D0%91%D0%BE%D0%B3%D0%BE%D0%BC%D0%BE%D0%BB%D0%B5%D1%86%D1%8C_%D0%9E%D0%BB%D1%8C%D0%B3%D0%B0_%D0%92%D0%B0%D0%B4%D0%B8%D0%BC%D1%96%D0%B2%D0%BD%D0%B0"><text:span text:style-name="T186_10">.</text:span></text:a></text:span><text:span text:style-name="T186_11"><text:a xlink:type="simple" xlink:href="http://uk.wikipedia.org/wiki/%D0%91%D0%BE%D0%B3%D0%BE%D0%BC%D0%BE%D0%BB%D0%B5%D1%86%D1%8C_%D0%9E%D0%BB%D1%8C%D0%B3%D0%B0_%D0%92%D0%B0%D0%B4%D0%B8%D0%BC%D1%96%D0%B2%D0%BD%D0%B0"><text:span text:style-name="T186_12">wikipedia</text:span></text:a></text:span><text:span text:style-name="T186_13"><text:a xlink:type="simple" xlink:href="http://uk.wikipedia.org/wiki/%D0%91%D0%BE%D0%B3%D0%BE%D0%BC%D0%BE%D0%BB%D0%B5%D1%86%D1%8C_%D0%9E%D0%BB%D1%8C%D0%B3%D0%B0_%D0%92%D0%B0%D0%B4%D0%B8%D0%BC%D1%96%D0%B2%D0%BD%D0%B0"><text:span text:style-name="T186_14">.</text:span></text:a></text:span><text:span text:style-name="T186_15"><text:a xlink:type="simple" xlink:href="http://uk.wikipedia.org/wiki/%D0%91%D0%BE%D0%B3%D0%BE%D0%BC%D0%BE%D0%BB%D0%B5%D1%86%D1%8C_%D0%9E%D0%BB%D1%8C%D0%B3%D0%B0_%D0%92%D0%B0%D0%B4%D0%B8%D0%BC%D1%96%D0%B2%D0%BD%D0%B0"><text:span text:style-name="T186_16">org</text:span></text:a></text:span><text:span text:style-name="T186_17"><text:a xlink:type="simple" xlink:href="http://uk.wikipedia.org/wiki/%D0%91%D0%BE%D0%B3%D0%BE%D0%BC%D0%BE%D0%BB%D0%B5%D1%86%D1%8C_%D0%9E%D0%BB%D1%8C%D0%B3%D0%B0_%D0%92%D0%B0%D0%B4%D0%B8%D0%BC%D1%96%D0%B2%D0%BD%D0%B0"><text:span text:style-name="T186_18">/</text:span></text:a></text:span><text:span text:style-name="T186_19"><text:a xlink:type="simple" xlink:href="http://uk.wikipedia.org/wiki/%D0%91%D0%BE%D0%B3%D0%BE%D0%BC%D0%BE%D0%BB%D0%B5%D1%86%D1%8C_%D0%9E%D0%BB%D1%8C%D0%B3%D0%B0_%D0%92%D0%B0%D0%B4%D0%B8%D0%BC%D1%96%D0%B2%D0%BD%D0%B0"><text:span text:style-name="T186_20">wiki</text:span></text:a></text:span><text:span text:style-name="T186_21"><text:a xlink:type="simple" xlink:href="http://uk.wikipedia.org/wiki/%D0%91%D0%BE%D0%B3%D0%BE%D0%BC%D0%BE%D0%BB%D0%B5%D1%86%D1%8C_%D0%9E%D0%BB%D1%8C%D0%B3%D0%B0_%D0%92%D0%B0%D0%B4%D0%B8%D0%BC%D1%96%D0%B2%D0%BD%D0%B0"><text:span text:style-name="T186_22">/%</text:span></text:a></text:span><text:span text:style-name="T186_23"><text:a xlink:type="simple" xlink:href="http://uk.wikipedia.org/wiki/%D0%91%D0%BE%D0%B3%D0%BE%D0%BC%D0%BE%D0%BB%D0%B5%D1%86%D1%8C_%D0%9E%D0%BB%D1%8C%D0%B3%D0%B0_%D0%92%D0%B0%D0%B4%D0%B8%D0%BC%D1%96%D0%B2%D0%BD%D0%B0"><text:span text:style-name="T186_24">D</text:span></text:a></text:span><text:span text:style-name="T186_25"><text:a xlink:type="simple" xlink:href="http://uk.wikipedia.org/wiki/%D0%91%D0%BE%D0%B3%D0%BE%D0%BC%D0%BE%D0%BB%D0%B5%D1%86%D1%8C_%D0%9E%D0%BB%D1%8C%D0%B3%D0%B0_%D0%92%D0%B0%D0%B4%D0%B8%D0%BC%D1%96%D0%B2%D0%BD%D0%B0"><text:span text:style-name="T186_26">0%91%</text:span></text:a></text:span><text:span text:style-name="T186_27"><text:a xlink:type="simple" xlink:href="http://uk.wikipedia.org/wiki/%D0%91%D0%BE%D0%B3%D0%BE%D0%BC%D0%BE%D0%BB%D0%B5%D1%86%D1%8C_%D0%9E%D0%BB%D1%8C%D0%B3%D0%B0_%D0%92%D0%B0%D0%B4%D0%B8%D0%BC%D1%96%D0%B2%D0%BD%D0%B0"><text:span text:style-name="T186_28">D</text:span></text:a></text:span><text:span text:style-name="T186_29"><text:a xlink:type="simple" xlink:href="http://uk.wikipedia.org/wiki/%D0%91%D0%BE%D0%B3%D0%BE%D0%BC%D0%BE%D0%BB%D0%B5%D1%86%D1%8C_%D0%9E%D0%BB%D1%8C%D0%B3%D0%B0_%D0%92%D0%B0%D0%B4%D0%B8%D0%BC%D1%96%D0%B2%D0%BD%D0%B0"><text:span text:style-name="T186_30">0%</text:span></text:a></text:span><text:span text:style-name="T186_31"><text:a xlink:type="simple" xlink:href="http://uk.wikipedia.org/wiki/%D0%91%D0%BE%D0%B3%D0%BE%D0%BC%D0%BE%D0%BB%D0%B5%D1%86%D1%8C_%D0%9E%D0%BB%D1%8C%D0%B3%D0%B0_%D0%92%D0%B0%D0%B4%D0%B8%D0%BC%D1%96%D0%B2%D0%BD%D0%B0"><text:span text:style-name="T186_32">BE</text:span></text:a></text:span><text:span text:style-name="T186_33"><text:a xlink:type="simple" xlink:href="http://uk.wikipedia.org/wiki/%D0%91%D0%BE%D0%B3%D0%BE%D0%BC%D0%BE%D0%BB%D0%B5%D1%86%D1%8C_%D0%9E%D0%BB%D1%8C%D0%B3%D0%B0_%D0%92%D0%B0%D0%B4%D0%B8%D0%BC%D1%96%D0%B2%D0%BD%D0%B0"><text:span text:style-name="T186_34">%</text:span></text:a></text:span><text:span text:style-name="T186_35"><text:a xlink:type="simple" xlink:href="http://uk.wikipedia.org/wiki/%D0%91%D0%BE%D0%B3%D0%BE%D0%BC%D0%BE%D0%BB%D0%B5%D1%86%D1%8C_%D0%9E%D0%BB%D1%8C%D0%B3%D0%B0_%D0%92%D0%B0%D0%B4%D0%B8%D0%BC%D1%96%D0%B2%D0%BD%D0%B0"><text:span text:style-name="T186_36">D</text:span></text:a></text:span><text:span text:style-name="T186_37"><text:a xlink:type="simple" xlink:href="http://uk.wikipedia.org/wiki/%D0%91%D0%BE%D0%B3%D0%BE%D0%BC%D0%BE%D0%BB%D0%B5%D1%86%D1%8C_%D0%9E%D0%BB%D1%8C%D0%B3%D0%B0_%D0%92%D0%B0%D0%B4%D0%B8%D0%BC%D1%96%D0%B2%D0%BD%D0%B0"><text:span text:style-name="T186_38">0%</text:span></text:a></text:span><text:span text:style-name="T186_39"><text:a xlink:type="simple" xlink:href="http://uk.wikipedia.org/wiki/%D0%91%D0%BE%D0%B3%D0%BE%D0%BC%D0%BE%D0%BB%D0%B5%D1%86%D1%8C_%D0%9E%D0%BB%D1%8C%D0%B3%D0%B0_%D0%92%D0%B0%D0%B4%D0%B8%D0%BC%D1%96%D0%B2%D0%BD%D0%B0"><text:span text:style-name="T186_40">B</text:span></text:a></text:span><text:span text:style-name="T186_41"><text:a xlink:type="simple" xlink:href="http://uk.wikipedia.org/wiki/%D0%91%D0%BE%D0%B3%D0%BE%D0%BC%D0%BE%D0%BB%D0%B5%D1%86%D1%8C_%D0%9E%D0%BB%D1%8C%D0%B3%D0%B0_%D0%92%D0%B0%D0%B4%D0%B8%D0%BC%D1%96%D0%B2%D0%BD%D0%B0"><text:span text:style-name="T186_42">3%</text:span></text:a></text:span><text:span text:style-name="T186_43"><text:a xlink:type="simple" xlink:href="http://uk.wikipedia.org/wiki/%D0%91%D0%BE%D0%B3%D0%BE%D0%BC%D0%BE%D0%BB%D0%B5%D1%86%D1%8C_%D0%9E%D0%BB%D1%8C%D0%B3%D0%B0_%D0%92%D0%B0%D0%B4%D0%B8%D0%BC%D1%96%D0%B2%D0%BD%D0%B0"><text:span text:style-name="T186_44">D</text:span></text:a></text:span><text:span text:style-name="T186_45"><text:a xlink:type="simple" xlink:href="http://uk.wikipedia.org/wiki/%D0%91%D0%BE%D0%B3%D0%BE%D0%BC%D0%BE%D0%BB%D0%B5%D1%86%D1%8C_%D0%9E%D0%BB%D1%8C%D0%B3%D0%B0_%D0%92%D0%B0%D0%B4%D0%B8%D0%BC%D1%96%D0%B2%D0%BD%D0%B0"><text:span text:style-name="T186_46">0%</text:span></text:a></text:span><text:span text:style-name="T186_47"><text:a xlink:type="simple" xlink:href="http://uk.wikipedia.org/wiki/%D0%91%D0%BE%D0%B3%D0%BE%D0%BC%D0%BE%D0%BB%D0%B5%D1%86%D1%8C_%D0%9E%D0%BB%D1%8C%D0%B3%D0%B0_%D0%92%D0%B0%D0%B4%D0%B8%D0%BC%D1%96%D0%B2%D0%BD%D0%B0"><text:span text:style-name="T186_48">BE</text:span></text:a></text:span><text:span text:style-name="T186_49"><text:a xlink:type="simple" xlink:href="http://uk.wikipedia.org/wiki/%D0%91%D0%BE%D0%B3%D0%BE%D0%BC%D0%BE%D0%BB%D0%B5%D1%86%D1%8C_%D0%9E%D0%BB%D1%8C%D0%B3%D0%B0_%D0%92%D0%B0%D0%B4%D0%B8%D0%BC%D1%96%D0%B2%D0%BD%D0%B0"><text:span text:style-name="T186_50">%</text:span></text:a></text:span><text:span text:style-name="T186_51"><text:a xlink:type="simple" xlink:href="http://uk.wikipedia.org/wiki/%D0%91%D0%BE%D0%B3%D0%BE%D0%BC%D0%BE%D0%BB%D0%B5%D1%86%D1%8C_%D0%9E%D0%BB%D1%8C%D0%B3%D0%B0_%D0%92%D0%B0%D0%B4%D0%B8%D0%BC%D1%96%D0%B2%D0%BD%D0%B0"><text:span text:style-name="T186_52">D</text:span></text:a></text:span><text:span text:style-name="T186_53"><text:a xlink:type="simple" xlink:href="http://uk.wikipedia.org/wiki/%D0%91%D0%BE%D0%B3%D0%BE%D0%BC%D0%BE%D0%BB%D0%B5%D1%86%D1%8C_%D0%9E%D0%BB%D1%8C%D0%B3%D0%B0_%D0%92%D0%B0%D0%B4%D0%B8%D0%BC%D1%96%D0%B2%D0%BD%D0%B0"><text:span text:style-name="T186_54">0%</text:span></text:a></text:span><text:span text:style-name="T186_55"><text:a xlink:type="simple" xlink:href="http://uk.wikipedia.org/wiki/%D0%91%D0%BE%D0%B3%D0%BE%D0%BC%D0%BE%D0%BB%D0%B5%D1%86%D1%8C_%D0%9E%D0%BB%D1%8C%D0%B3%D0%B0_%D0%92%D0%B0%D0%B4%D0%B8%D0%BC%D1%96%D0%B2%D0%BD%D0%B0"><text:span text:style-name="T186_56">BC</text:span></text:a></text:span><text:span text:style-name="T186_57"><text:a xlink:type="simple" xlink:href="http://uk.wikipedia.org/wiki/%D0%91%D0%BE%D0%B3%D0%BE%D0%BC%D0%BE%D0%BB%D0%B5%D1%86%D1%8C_%D0%9E%D0%BB%D1%8C%D0%B3%D0%B0_%D0%92%D0%B0%D0%B4%D0%B8%D0%BC%D1%96%D0%B2%D0%BD%D0%B0"><text:span text:style-name="T186_58">%</text:span></text:a></text:span><text:span text:style-name="T186_59"><text:a xlink:type="simple" xlink:href="http://uk.wikipedia.org/wiki/%D0%91%D0%BE%D0%B3%D0%BE%D0%BC%D0%BE%D0%BB%D0%B5%D1%86%D1%8C_%D0%9E%D0%BB%D1%8C%D0%B3%D0%B0_%D0%92%D0%B0%D0%B4%D0%B8%D0%BC%D1%96%D0%B2%D0%BD%D0%B0"><text:span text:style-name="T186_60">D</text:span></text:a></text:span><text:span text:style-name="T186_61"><text:a xlink:type="simple" xlink:href="http://uk.wikipedia.org/wiki/%D0%91%D0%BE%D0%B3%D0%BE%D0%BC%D0%BE%D0%BB%D0%B5%D1%86%D1%8C_%D0%9E%D0%BB%D1%8C%D0%B3%D0%B0_%D0%92%D0%B0%D0%B4%D0%B8%D0%BC%D1%96%D0%B2%D0%BD%D0%B0"><text:span text:style-name="T186_62">0%</text:span></text:a></text:span><text:span text:style-name="T186_63"><text:a xlink:type="simple" xlink:href="http://uk.wikipedia.org/wiki/%D0%91%D0%BE%D0%B3%D0%BE%D0%BC%D0%BE%D0%BB%D0%B5%D1%86%D1%8C_%D0%9E%D0%BB%D1%8C%D0%B3%D0%B0_%D0%92%D0%B0%D0%B4%D0%B8%D0%BC%D1%96%D0%B2%D0%BD%D0%B0"><text:span text:style-name="T186_64">BE</text:span></text:a></text:span><text:span text:style-name="T186_65"><text:a xlink:type="simple" xlink:href="http://uk.wikipedia.org/wiki/%D0%91%D0%BE%D0%B3%D0%BE%D0%BC%D0%BE%D0%BB%D0%B5%D1%86%D1%8C_%D0%9E%D0%BB%D1%8C%D0%B3%D0%B0_%D0%92%D0%B0%D0%B4%D0%B8%D0%BC%D1%96%D0%B2%D0%BD%D0%B0"><text:span text:style-name="T186_66">%</text:span></text:a></text:span><text:span text:style-name="T186_67"><text:a xlink:type="simple" xlink:href="http://uk.wikipedia.org/wiki/%D0%91%D0%BE%D0%B3%D0%BE%D0%BC%D0%BE%D0%BB%D0%B5%D1%86%D1%8C_%D0%9E%D0%BB%D1%8C%D0%B3%D0%B0_%D0%92%D0%B0%D0%B4%D0%B8%D0%BC%D1%96%D0%B2%D0%BD%D0%B0"><text:span text:style-name="T186_68">D</text:span></text:a></text:span><text:span text:style-name="T186_69"><text:a xlink:type="simple" xlink:href="http://uk.wikipedia.org/wiki/%D0%91%D0%BE%D0%B3%D0%BE%D0%BC%D0%BE%D0%BB%D0%B5%D1%86%D1%8C_%D0%9E%D0%BB%D1%8C%D0%B3%D0%B0_%D0%92%D0%B0%D0%B4%D0%B8%D0%BC%D1%96%D0%B2%D0%BD%D0%B0"><text:span text:style-name="T186_70">0%</text:span></text:a></text:span><text:span text:style-name="T186_71"><text:a xlink:type="simple" xlink:href="http://uk.wikipedia.org/wiki/%D0%91%D0%BE%D0%B3%D0%BE%D0%BC%D0%BE%D0%BB%D0%B5%D1%86%D1%8C_%D0%9E%D0%BB%D1%8C%D0%B3%D0%B0_%D0%92%D0%B0%D0%B4%D0%B8%D0%BC%D1%96%D0%B2%D0%BD%D0%B0"><text:span text:style-name="T186_72">BB</text:span></text:a></text:span><text:span text:style-name="T186_73"><text:a xlink:type="simple" xlink:href="http://uk.wikipedia.org/wiki/%D0%91%D0%BE%D0%B3%D0%BE%D0%BC%D0%BE%D0%BB%D0%B5%D1%86%D1%8C_%D0%9E%D0%BB%D1%8C%D0%B3%D0%B0_%D0%92%D0%B0%D0%B4%D0%B8%D0%BC%D1%96%D0%B2%D0%BD%D0%B0"><text:span text:style-name="T186_74">%</text:span></text:a></text:span><text:span text:style-name="T186_75"><text:a xlink:type="simple" xlink:href="http://uk.wikipedia.org/wiki/%D0%91%D0%BE%D0%B3%D0%BE%D0%BC%D0%BE%D0%BB%D0%B5%D1%86%D1%8C_%D0%9E%D0%BB%D1%8C%D0%B3%D0%B0_%D0%92%D0%B0%D0%B4%D0%B8%D0%BC%D1%96%D0%B2%D0%BD%D0%B0"><text:span text:style-name="T186_76">D</text:span></text:a></text:span><text:span text:style-name="T186_77"><text:a xlink:type="simple" xlink:href="http://uk.wikipedia.org/wiki/%D0%91%D0%BE%D0%B3%D0%BE%D0%BC%D0%BE%D0%BB%D0%B5%D1%86%D1%8C_%D0%9E%D0%BB%D1%8C%D0%B3%D0%B0_%D0%92%D0%B0%D0%B4%D0%B8%D0%BC%D1%96%D0%B2%D0%BD%D0%B0"><text:span text:style-name="T186_78">0%</text:span></text:a></text:span><text:span text:style-name="T186_79"><text:a xlink:type="simple" xlink:href="http://uk.wikipedia.org/wiki/%D0%91%D0%BE%D0%B3%D0%BE%D0%BC%D0%BE%D0%BB%D0%B5%D1%86%D1%8C_%D0%9E%D0%BB%D1%8C%D0%B3%D0%B0_%D0%92%D0%B0%D0%B4%D0%B8%D0%BC%D1%96%D0%B2%D0%BD%D0%B0"><text:span text:style-name="T186_80">B</text:span></text:a></text:span><text:span text:style-name="T186_81"><text:a xlink:type="simple" xlink:href="http://uk.wikipedia.org/wiki/%D0%91%D0%BE%D0%B3%D0%BE%D0%BC%D0%BE%D0%BB%D0%B5%D1%86%D1%8C_%D0%9E%D0%BB%D1%8C%D0%B3%D0%B0_%D0%92%D0%B0%D0%B4%D0%B8%D0%BC%D1%96%D0%B2%D0%BD%D0%B0"><text:span text:style-name="T186_82">5%</text:span></text:a></text:span><text:span text:style-name="T186_83"><text:a xlink:type="simple" xlink:href="http://uk.wikipedia.org/wiki/%D0%91%D0%BE%D0%B3%D0%BE%D0%BC%D0%BE%D0%BB%D0%B5%D1%86%D1%8C_%D0%9E%D0%BB%D1%8C%D0%B3%D0%B0_%D0%92%D0%B0%D0%B4%D0%B8%D0%BC%D1%96%D0%B2%D0%BD%D0%B0"><text:span text:style-name="T186_84">D</text:span></text:a></text:span><text:span text:style-name="T186_85"><text:a xlink:type="simple" xlink:href="http://uk.wikipedia.org/wiki/%D0%91%D0%BE%D0%B3%D0%BE%D0%BC%D0%BE%D0%BB%D0%B5%D1%86%D1%8C_%D0%9E%D0%BB%D1%8C%D0%B3%D0%B0_%D0%92%D0%B0%D0%B4%D0%B8%D0%BC%D1%96%D0%B2%D0%BD%D0%B0"><text:span text:style-name="T186_86">1%86%</text:span></text:a></text:span><text:span text:style-name="T186_87"><text:a xlink:type="simple" xlink:href="http://uk.wikipedia.org/wiki/%D0%91%D0%BE%D0%B3%D0%BE%D0%BC%D0%BE%D0%BB%D0%B5%D1%86%D1%8C_%D0%9E%D0%BB%D1%8C%D0%B3%D0%B0_%D0%92%D0%B0%D0%B4%D0%B8%D0%BC%D1%96%D0%B2%D0%BD%D0%B0"><text:span text:style-name="T186_88">D</text:span></text:a></text:span><text:span text:style-name="T186_89"><text:a xlink:type="simple" xlink:href="http://uk.wikipedia.org/wiki/%D0%91%D0%BE%D0%B3%D0%BE%D0%BC%D0%BE%D0%BB%D0%B5%D1%86%D1%8C_%D0%9E%D0%BB%D1%8C%D0%B3%D0%B0_%D0%92%D0%B0%D0%B4%D0%B8%D0%BC%D1%96%D0%B2%D0%BD%D0%B0"><text:span text:style-name="T186_90">1%8</text:span></text:a></text:span><text:span text:style-name="T186_91"><text:a xlink:type="simple" xlink:href="http://uk.wikipedia.org/wiki/%D0%91%D0%BE%D0%B3%D0%BE%D0%BC%D0%BE%D0%BB%D0%B5%D1%86%D1%8C_%D0%9E%D0%BB%D1%8C%D0%B3%D0%B0_%D0%92%D0%B0%D0%B4%D0%B8%D0%BC%D1%96%D0%B2%D0%BD%D0%B0"><text:span text:style-name="T186_92">C</text:span></text:a></text:span><text:span text:style-name="T186_93"><text:a xlink:type="simple" xlink:href="http://uk.wikipedia.org/wiki/%D0%91%D0%BE%D0%B3%D0%BE%D0%BC%D0%BE%D0%BB%D0%B5%D1%86%D1%8C_%D0%9E%D0%BB%D1%8C%D0%B3%D0%B0_%D0%92%D0%B0%D0%B4%D0%B8%D0%BC%D1%96%D0%B2%D0%BD%D0%B0"><text:span text:style-name="T186_94">_%</text:span></text:a></text:span><text:span text:style-name="T186_95"><text:a xlink:type="simple" xlink:href="http://uk.wikipedia.org/wiki/%D0%91%D0%BE%D0%B3%D0%BE%D0%BC%D0%BE%D0%BB%D0%B5%D1%86%D1%8C_%D0%9E%D0%BB%D1%8C%D0%B3%D0%B0_%D0%92%D0%B0%D0%B4%D0%B8%D0%BC%D1%96%D0%B2%D0%BD%D0%B0"><text:span text:style-name="T186_96">D</text:span></text:a></text:span><text:span text:style-name="T186_97"><text:a xlink:type="simple" xlink:href="http://uk.wikipedia.org/wiki/%D0%91%D0%BE%D0%B3%D0%BE%D0%BC%D0%BE%D0%BB%D0%B5%D1%86%D1%8C_%D0%9E%D0%BB%D1%8C%D0%B3%D0%B0_%D0%92%D0%B0%D0%B4%D0%B8%D0%BC%D1%96%D0%B2%D0%BD%D0%B0"><text:span text:style-name="T186_98">0%9</text:span></text:a></text:span><text:span text:style-name="T186_99"><text:a xlink:type="simple" xlink:href="http://uk.wikipedia.org/wiki/%D0%91%D0%BE%D0%B3%D0%BE%D0%BC%D0%BE%D0%BB%D0%B5%D1%86%D1%8C_%D0%9E%D0%BB%D1%8C%D0%B3%D0%B0_%D0%92%D0%B0%D0%B4%D0%B8%D0%BC%D1%96%D0%B2%D0%BD%D0%B0"><text:span text:style-name="T186_100">E</text:span></text:a></text:span><text:span text:style-name="T186_101"><text:a xlink:type="simple" xlink:href="http://uk.wikipedia.org/wiki/%D0%91%D0%BE%D0%B3%D0%BE%D0%BC%D0%BE%D0%BB%D0%B5%D1%86%D1%8C_%D0%9E%D0%BB%D1%8C%D0%B3%D0%B0_%D0%92%D0%B0%D0%B4%D0%B8%D0%BC%D1%96%D0%B2%D0%BD%D0%B0"><text:span text:style-name="T186_102">%</text:span></text:a></text:span><text:span text:style-name="T186_103"><text:a xlink:type="simple" xlink:href="http://uk.wikipedia.org/wiki/%D0%91%D0%BE%D0%B3%D0%BE%D0%BC%D0%BE%D0%BB%D0%B5%D1%86%D1%8C_%D0%9E%D0%BB%D1%8C%D0%B3%D0%B0_%D0%92%D0%B0%D0%B4%D0%B8%D0%BC%D1%96%D0%B2%D0%BD%D0%B0"><text:span text:style-name="T186_104">D</text:span></text:a></text:span><text:span text:style-name="T186_105"><text:a xlink:type="simple" xlink:href="http://uk.wikipedia.org/wiki/%D0%91%D0%BE%D0%B3%D0%BE%D0%BC%D0%BE%D0%BB%D0%B5%D1%86%D1%8C_%D0%9E%D0%BB%D1%8C%D0%B3%D0%B0_%D0%92%D0%B0%D0%B4%D0%B8%D0%BC%D1%96%D0%B2%D0%BD%D0%B0"><text:span text:style-name="T186_106">0%</text:span></text:a></text:span><text:span text:style-name="T186_107"><text:a xlink:type="simple" xlink:href="http://uk.wikipedia.org/wiki/%D0%91%D0%BE%D0%B3%D0%BE%D0%BC%D0%BE%D0%BB%D0%B5%D1%86%D1%8C_%D0%9E%D0%BB%D1%8C%D0%B3%D0%B0_%D0%92%D0%B0%D0%B4%D0%B8%D0%BC%D1%96%D0%B2%D0%BD%D0%B0"><text:span text:style-name="T186_108">BB</text:span></text:a></text:span><text:span text:style-name="T186_109"><text:a xlink:type="simple" xlink:href="http://uk.wikipedia.org/wiki/%D0%91%D0%BE%D0%B3%D0%BE%D0%BC%D0%BE%D0%BB%D0%B5%D1%86%D1%8C_%D0%9E%D0%BB%D1%8C%D0%B3%D0%B0_%D0%92%D0%B0%D0%B4%D0%B8%D0%BC%D1%96%D0%B2%D0%BD%D0%B0"><text:span text:style-name="T186_110">%</text:span></text:a></text:span><text:span text:style-name="T186_111"><text:a xlink:type="simple" xlink:href="http://uk.wikipedia.org/wiki/%D0%91%D0%BE%D0%B3%D0%BE%D0%BC%D0%BE%D0%BB%D0%B5%D1%86%D1%8C_%D0%9E%D0%BB%D1%8C%D0%B3%D0%B0_%D0%92%D0%B0%D0%B4%D0%B8%D0%BC%D1%96%D0%B2%D0%BD%D0%B0"><text:span text:style-name="T186_112">D</text:span></text:a></text:span><text:span text:style-name="T186_113"><text:a xlink:type="simple" xlink:href="http://uk.wikipedia.org/wiki/%D0%91%D0%BE%D0%B3%D0%BE%D0%BC%D0%BE%D0%BB%D0%B5%D1%86%D1%8C_%D0%9E%D0%BB%D1%8C%D0%B3%D0%B0_%D0%92%D0%B0%D0%B4%D0%B8%D0%BC%D1%96%D0%B2%D0%BD%D0%B0"><text:span text:style-name="T186_114">1%8</text:span></text:a></text:span><text:span text:style-name="T186_115"><text:a xlink:type="simple" xlink:href="http://uk.wikipedia.org/wiki/%D0%91%D0%BE%D0%B3%D0%BE%D0%BC%D0%BE%D0%BB%D0%B5%D1%86%D1%8C_%D0%9E%D0%BB%D1%8C%D0%B3%D0%B0_%D0%92%D0%B0%D0%B4%D0%B8%D0%BC%D1%96%D0%B2%D0%BD%D0%B0"><text:span text:style-name="T186_116">C</text:span></text:a></text:span><text:span text:style-name="T186_117"><text:a xlink:type="simple" xlink:href="http://uk.wikipedia.org/wiki/%D0%91%D0%BE%D0%B3%D0%BE%D0%BC%D0%BE%D0%BB%D0%B5%D1%86%D1%8C_%D0%9E%D0%BB%D1%8C%D0%B3%D0%B0_%D0%92%D0%B0%D0%B4%D0%B8%D0%BC%D1%96%D0%B2%D0%BD%D0%B0"><text:span text:style-name="T186_118">%</text:span></text:a></text:span><text:span text:style-name="T186_119"><text:a xlink:type="simple" xlink:href="http://uk.wikipedia.org/wiki/%D0%91%D0%BE%D0%B3%D0%BE%D0%BC%D0%BE%D0%BB%D0%B5%D1%86%D1%8C_%D0%9E%D0%BB%D1%8C%D0%B3%D0%B0_%D0%92%D0%B0%D0%B4%D0%B8%D0%BC%D1%96%D0%B2%D0%BD%D0%B0"><text:span text:style-name="T186_120">D</text:span></text:a></text:span><text:span text:style-name="T186_121"><text:a xlink:type="simple" xlink:href="http://uk.wikipedia.org/wiki/%D0%91%D0%BE%D0%B3%D0%BE%D0%BC%D0%BE%D0%BB%D0%B5%D1%86%D1%8C_%D0%9E%D0%BB%D1%8C%D0%B3%D0%B0_%D0%92%D0%B0%D0%B4%D0%B8%D0%BC%D1%96%D0%B2%D0%BD%D0%B0"><text:span text:style-name="T186_122">0%</text:span></text:a></text:span><text:span text:style-name="T186_123"><text:a xlink:type="simple" xlink:href="http://uk.wikipedia.org/wiki/%D0%91%D0%BE%D0%B3%D0%BE%D0%BC%D0%BE%D0%BB%D0%B5%D1%86%D1%8C_%D0%9E%D0%BB%D1%8C%D0%B3%D0%B0_%D0%92%D0%B0%D0%B4%D0%B8%D0%BC%D1%96%D0%B2%D0%BD%D0%B0"><text:span text:style-name="T186_124">B</text:span></text:a></text:span><text:span text:style-name="T186_125"><text:a xlink:type="simple" xlink:href="http://uk.wikipedia.org/wiki/%D0%91%D0%BE%D0%B3%D0%BE%D0%BC%D0%BE%D0%BB%D0%B5%D1%86%D1%8C_%D0%9E%D0%BB%D1%8C%D0%B3%D0%B0_%D0%92%D0%B0%D0%B4%D0%B8%D0%BC%D1%96%D0%B2%D0%BD%D0%B0"><text:span text:style-name="T186_126">3%</text:span></text:a></text:span><text:span text:style-name="T186_127"><text:a xlink:type="simple" xlink:href="http://uk.wikipedia.org/wiki/%D0%91%D0%BE%D0%B3%D0%BE%D0%BC%D0%BE%D0%BB%D0%B5%D1%86%D1%8C_%D0%9E%D0%BB%D1%8C%D0%B3%D0%B0_%D0%92%D0%B0%D0%B4%D0%B8%D0%BC%D1%96%D0%B2%D0%BD%D0%B0"><text:span text:style-name="T186_128">D</text:span></text:a></text:span><text:span text:style-name="T186_129"><text:a xlink:type="simple" xlink:href="http://uk.wikipedia.org/wiki/%D0%91%D0%BE%D0%B3%D0%BE%D0%BC%D0%BE%D0%BB%D0%B5%D1%86%D1%8C_%D0%9E%D0%BB%D1%8C%D0%B3%D0%B0_%D0%92%D0%B0%D0%B4%D0%B8%D0%BC%D1%96%D0%B2%D0%BD%D0%B0"><text:span text:style-name="T186_130">0%</text:span></text:a></text:span><text:span text:style-name="T186_131"><text:a xlink:type="simple" xlink:href="http://uk.wikipedia.org/wiki/%D0%91%D0%BE%D0%B3%D0%BE%D0%BC%D0%BE%D0%BB%D0%B5%D1%86%D1%8C_%D0%9E%D0%BB%D1%8C%D0%B3%D0%B0_%D0%92%D0%B0%D0%B4%D0%B8%D0%BC%D1%96%D0%B2%D0%BD%D0%B0"><text:span text:style-name="T186_132">B</text:span></text:a></text:span><text:span text:style-name="T186_133"><text:a xlink:type="simple" xlink:href="http://uk.wikipedia.org/wiki/%D0%91%D0%BE%D0%B3%D0%BE%D0%BC%D0%BE%D0%BB%D0%B5%D1%86%D1%8C_%D0%9E%D0%BB%D1%8C%D0%B3%D0%B0_%D0%92%D0%B0%D0%B4%D0%B8%D0%BC%D1%96%D0%B2%D0%BD%D0%B0"><text:span text:style-name="T186_134">0_%</text:span></text:a></text:span><text:span text:style-name="T186_135"><text:a xlink:type="simple" xlink:href="http://uk.wikipedia.org/wiki/%D0%91%D0%BE%D0%B3%D0%BE%D0%BC%D0%BE%D0%BB%D0%B5%D1%86%D1%8C_%D0%9E%D0%BB%D1%8C%D0%B3%D0%B0_%D0%92%D0%B0%D0%B4%D0%B8%D0%BC%D1%96%D0%B2%D0%BD%D0%B0"><text:span text:style-name="T186_136">D</text:span></text:a></text:span><text:span text:style-name="T186_137"><text:a xlink:type="simple" xlink:href="http://uk.wikipedia.org/wiki/%D0%91%D0%BE%D0%B3%D0%BE%D0%BC%D0%BE%D0%BB%D0%B5%D1%86%D1%8C_%D0%9E%D0%BB%D1%8C%D0%B3%D0%B0_%D0%92%D0%B0%D0%B4%D0%B8%D0%BC%D1%96%D0%B2%D0%BD%D0%B0"><text:span text:style-name="T186_138">0%92%</text:span></text:a></text:span><text:span text:style-name="T186_139"><text:a xlink:type="simple" xlink:href="http://uk.wikipedia.org/wiki/%D0%91%D0%BE%D0%B3%D0%BE%D0%BC%D0%BE%D0%BB%D0%B5%D1%86%D1%8C_%D0%9E%D0%BB%D1%8C%D0%B3%D0%B0_%D0%92%D0%B0%D0%B4%D0%B8%D0%BC%D1%96%D0%B2%D0%BD%D0%B0"><text:span text:style-name="T186_140">D</text:span></text:a></text:span><text:span text:style-name="T186_141"><text:a xlink:type="simple" xlink:href="http://uk.wikipedia.org/wiki/%D0%91%D0%BE%D0%B3%D0%BE%D0%BC%D0%BE%D0%BB%D0%B5%D1%86%D1%8C_%D0%9E%D0%BB%D1%8C%D0%B3%D0%B0_%D0%92%D0%B0%D0%B4%D0%B8%D0%BC%D1%96%D0%B2%D0%BD%D0%B0"><text:span text:style-name="T186_142">0%</text:span></text:a></text:span><text:span text:style-name="T186_143"><text:a xlink:type="simple" xlink:href="http://uk.wikipedia.org/wiki/%D0%91%D0%BE%D0%B3%D0%BE%D0%BC%D0%BE%D0%BB%D0%B5%D1%86%D1%8C_%D0%9E%D0%BB%D1%8C%D0%B3%D0%B0_%D0%92%D0%B0%D0%B4%D0%B8%D0%BC%D1%96%D0%B2%D0%BD%D0%B0"><text:span text:style-name="T186_144">B</text:span></text:a></text:span><text:span text:style-name="T186_145"><text:a xlink:type="simple" xlink:href="http://uk.wikipedia.org/wiki/%D0%91%D0%BE%D0%B3%D0%BE%D0%BC%D0%BE%D0%BB%D0%B5%D1%86%D1%8C_%D0%9E%D0%BB%D1%8C%D0%B3%D0%B0_%D0%92%D0%B0%D0%B4%D0%B8%D0%BC%D1%96%D0%B2%D0%BD%D0%B0"><text:span text:style-name="T186_146">0%</text:span></text:a></text:span><text:span text:style-name="T186_147"><text:a xlink:type="simple" xlink:href="http://uk.wikipedia.org/wiki/%D0%91%D0%BE%D0%B3%D0%BE%D0%BC%D0%BE%D0%BB%D0%B5%D1%86%D1%8C_%D0%9E%D0%BB%D1%8C%D0%B3%D0%B0_%D0%92%D0%B0%D0%B4%D0%B8%D0%BC%D1%96%D0%B2%D0%BD%D0%B0"><text:span text:style-name="T186_148">D</text:span></text:a></text:span><text:span text:style-name="T186_149"><text:a xlink:type="simple" xlink:href="http://uk.wikipedia.org/wiki/%D0%91%D0%BE%D0%B3%D0%BE%D0%BC%D0%BE%D0%BB%D0%B5%D1%86%D1%8C_%D0%9E%D0%BB%D1%8C%D0%B3%D0%B0_%D0%92%D0%B0%D0%B4%D0%B8%D0%BC%D1%96%D0%B2%D0%BD%D0%B0"><text:span text:style-name="T186_150">0%</text:span></text:a></text:span><text:span text:style-name="T186_151"><text:a xlink:type="simple" xlink:href="http://uk.wikipedia.org/wiki/%D0%91%D0%BE%D0%B3%D0%BE%D0%BC%D0%BE%D0%BB%D0%B5%D1%86%D1%8C_%D0%9E%D0%BB%D1%8C%D0%B3%D0%B0_%D0%92%D0%B0%D0%B4%D0%B8%D0%BC%D1%96%D0%B2%D0%BD%D0%B0"><text:span text:style-name="T186_152">B</text:span></text:a></text:span><text:span text:style-name="T186_153"><text:a xlink:type="simple" xlink:href="http://uk.wikipedia.org/wiki/%D0%91%D0%BE%D0%B3%D0%BE%D0%BC%D0%BE%D0%BB%D0%B5%D1%86%D1%8C_%D0%9E%D0%BB%D1%8C%D0%B3%D0%B0_%D0%92%D0%B0%D0%B4%D0%B8%D0%BC%D1%96%D0%B2%D0%BD%D0%B0"><text:span text:style-name="T186_154">4%</text:span></text:a></text:span><text:span text:style-name="T186_155"><text:a xlink:type="simple" xlink:href="http://uk.wikipedia.org/wiki/%D0%91%D0%BE%D0%B3%D0%BE%D0%BC%D0%BE%D0%BB%D0%B5%D1%86%D1%8C_%D0%9E%D0%BB%D1%8C%D0%B3%D0%B0_%D0%92%D0%B0%D0%B4%D0%B8%D0%BC%D1%96%D0%B2%D0%BD%D0%B0"><text:span text:style-name="T186_156">D</text:span></text:a></text:span><text:span text:style-name="T186_157"><text:a xlink:type="simple" xlink:href="http://uk.wikipedia.org/wiki/%D0%91%D0%BE%D0%B3%D0%BE%D0%BC%D0%BE%D0%BB%D0%B5%D1%86%D1%8C_%D0%9E%D0%BB%D1%8C%D0%B3%D0%B0_%D0%92%D0%B0%D0%B4%D0%B8%D0%BC%D1%96%D0%B2%D0%BD%D0%B0"><text:span text:style-name="T186_158">0%</text:span></text:a></text:span><text:span text:style-name="T186_159"><text:a xlink:type="simple" xlink:href="http://uk.wikipedia.org/wiki/%D0%91%D0%BE%D0%B3%D0%BE%D0%BC%D0%BE%D0%BB%D0%B5%D1%86%D1%8C_%D0%9E%D0%BB%D1%8C%D0%B3%D0%B0_%D0%92%D0%B0%D0%B4%D0%B8%D0%BC%D1%96%D0%B2%D0%BD%D0%B0"><text:span text:style-name="T186_160">B</text:span></text:a></text:span><text:span text:style-name="T186_161"><text:a xlink:type="simple" xlink:href="http://uk.wikipedia.org/wiki/%D0%91%D0%BE%D0%B3%D0%BE%D0%BC%D0%BE%D0%BB%D0%B5%D1%86%D1%8C_%D0%9E%D0%BB%D1%8C%D0%B3%D0%B0_%D0%92%D0%B0%D0%B4%D0%B8%D0%BC%D1%96%D0%B2%D0%BD%D0%B0"><text:span text:style-name="T186_162">8%</text:span></text:a></text:span><text:span text:style-name="T186_163"><text:a xlink:type="simple" xlink:href="http://uk.wikipedia.org/wiki/%D0%91%D0%BE%D0%B3%D0%BE%D0%BC%D0%BE%D0%BB%D0%B5%D1%86%D1%8C_%D0%9E%D0%BB%D1%8C%D0%B3%D0%B0_%D0%92%D0%B0%D0%B4%D0%B8%D0%BC%D1%96%D0%B2%D0%BD%D0%B0"><text:span text:style-name="T186_164">D</text:span></text:a></text:span><text:span text:style-name="T186_165"><text:a xlink:type="simple" xlink:href="http://uk.wikipedia.org/wiki/%D0%91%D0%BE%D0%B3%D0%BE%D0%BC%D0%BE%D0%BB%D0%B5%D1%86%D1%8C_%D0%9E%D0%BB%D1%8C%D0%B3%D0%B0_%D0%92%D0%B0%D0%B4%D0%B8%D0%BC%D1%96%D0%B2%D0%BD%D0%B0"><text:span text:style-name="T186_166">0%</text:span></text:a></text:span><text:span text:style-name="T186_167"><text:a xlink:type="simple" xlink:href="http://uk.wikipedia.org/wiki/%D0%91%D0%BE%D0%B3%D0%BE%D0%BC%D0%BE%D0%BB%D0%B5%D1%86%D1%8C_%D0%9E%D0%BB%D1%8C%D0%B3%D0%B0_%D0%92%D0%B0%D0%B4%D0%B8%D0%BC%D1%96%D0%B2%D0%BD%D0%B0"><text:span text:style-name="T186_168">BC</text:span></text:a></text:span><text:span text:style-name="T186_169"><text:a xlink:type="simple" xlink:href="http://uk.wikipedia.org/wiki/%D0%91%D0%BE%D0%B3%D0%BE%D0%BC%D0%BE%D0%BB%D0%B5%D1%86%D1%8C_%D0%9E%D0%BB%D1%8C%D0%B3%D0%B0_%D0%92%D0%B0%D0%B4%D0%B8%D0%BC%D1%96%D0%B2%D0%BD%D0%B0"><text:span text:style-name="T186_170">%</text:span></text:a></text:span><text:span text:style-name="T186_171"><text:a xlink:type="simple" xlink:href="http://uk.wikipedia.org/wiki/%D0%91%D0%BE%D0%B3%D0%BE%D0%BC%D0%BE%D0%BB%D0%B5%D1%86%D1%8C_%D0%9E%D0%BB%D1%8C%D0%B3%D0%B0_%D0%92%D0%B0%D0%B4%D0%B8%D0%BC%D1%96%D0%B2%D0%BD%D0%B0"><text:span text:style-name="T186_172">D</text:span></text:a></text:span><text:span text:style-name="T186_173"><text:a xlink:type="simple" xlink:href="http://uk.wikipedia.org/wiki/%D0%91%D0%BE%D0%B3%D0%BE%D0%BC%D0%BE%D0%BB%D0%B5%D1%86%D1%8C_%D0%9E%D0%BB%D1%8C%D0%B3%D0%B0_%D0%92%D0%B0%D0%B4%D0%B8%D0%BC%D1%96%D0%B2%D0%BD%D0%B0"><text:span text:style-name="T186_174">1%96%</text:span></text:a></text:span><text:span text:style-name="T186_175"><text:a xlink:type="simple" xlink:href="http://uk.wikipedia.org/wiki/%D0%91%D0%BE%D0%B3%D0%BE%D0%BC%D0%BE%D0%BB%D0%B5%D1%86%D1%8C_%D0%9E%D0%BB%D1%8C%D0%B3%D0%B0_%D0%92%D0%B0%D0%B4%D0%B8%D0%BC%D1%96%D0%B2%D0%BD%D0%B0"><text:span text:style-name="T186_176">D</text:span></text:a></text:span><text:span text:style-name="T186_177"><text:a xlink:type="simple" xlink:href="http://uk.wikipedia.org/wiki/%D0%91%D0%BE%D0%B3%D0%BE%D0%BC%D0%BE%D0%BB%D0%B5%D1%86%D1%8C_%D0%9E%D0%BB%D1%8C%D0%B3%D0%B0_%D0%92%D0%B0%D0%B4%D0%B8%D0%BC%D1%96%D0%B2%D0%BD%D0%B0"><text:span text:style-name="T186_178">0%</text:span></text:a></text:span><text:span text:style-name="T186_179"><text:a xlink:type="simple" xlink:href="http://uk.wikipedia.org/wiki/%D0%91%D0%BE%D0%B3%D0%BE%D0%BC%D0%BE%D0%BB%D0%B5%D1%86%D1%8C_%D0%9E%D0%BB%D1%8C%D0%B3%D0%B0_%D0%92%D0%B0%D0%B4%D0%B8%D0%BC%D1%96%D0%B2%D0%BD%D0%B0"><text:span text:style-name="T186_180">B</text:span></text:a></text:span><text:span text:style-name="T186_181"><text:a xlink:type="simple" xlink:href="http://uk.wikipedia.org/wiki/%D0%91%D0%BE%D0%B3%D0%BE%D0%BC%D0%BE%D0%BB%D0%B5%D1%86%D1%8C_%D0%9E%D0%BB%D1%8C%D0%B3%D0%B0_%D0%92%D0%B0%D0%B4%D0%B8%D0%BC%D1%96%D0%B2%D0%BD%D0%B0"><text:span text:style-name="T186_182">2%</text:span></text:a></text:span><text:span text:style-name="T186_183"><text:a xlink:type="simple" xlink:href="http://uk.wikipedia.org/wiki/%D0%91%D0%BE%D0%B3%D0%BE%D0%BC%D0%BE%D0%BB%D0%B5%D1%86%D1%8C_%D0%9E%D0%BB%D1%8C%D0%B3%D0%B0_%D0%92%D0%B0%D0%B4%D0%B8%D0%BC%D1%96%D0%B2%D0%BD%D0%B0"><text:span text:style-name="T186_184">D</text:span></text:a></text:span><text:span text:style-name="T186_185"><text:a xlink:type="simple" xlink:href="http://uk.wikipedia.org/wiki/%D0%91%D0%BE%D0%B3%D0%BE%D0%BC%D0%BE%D0%BB%D0%B5%D1%86%D1%8C_%D0%9E%D0%BB%D1%8C%D0%B3%D0%B0_%D0%92%D0%B0%D0%B4%D0%B8%D0%BC%D1%96%D0%B2%D0%BD%D0%B0"><text:span text:style-name="T186_186">0%</text:span></text:a></text:span><text:span text:style-name="T186_187"><text:a xlink:type="simple" xlink:href="http://uk.wikipedia.org/wiki/%D0%91%D0%BE%D0%B3%D0%BE%D0%BC%D0%BE%D0%BB%D0%B5%D1%86%D1%8C_%D0%9E%D0%BB%D1%8C%D0%B3%D0%B0_%D0%92%D0%B0%D0%B4%D0%B8%D0%BC%D1%96%D0%B2%D0%BD%D0%B0"><text:span text:style-name="T186_188">BD</text:span></text:a></text:span><text:span text:style-name="T186_189"><text:a xlink:type="simple" xlink:href="http://uk.wikipedia.org/wiki/%D0%91%D0%BE%D0%B3%D0%BE%D0%BC%D0%BE%D0%BB%D0%B5%D1%86%D1%8C_%D0%9E%D0%BB%D1%8C%D0%B3%D0%B0_%D0%92%D0%B0%D0%B4%D0%B8%D0%BC%D1%96%D0%B2%D0%BD%D0%B0"><text:span text:style-name="T186_190">%</text:span></text:a></text:span><text:span text:style-name="T186_191"><text:a xlink:type="simple" xlink:href="http://uk.wikipedia.org/wiki/%D0%91%D0%BE%D0%B3%D0%BE%D0%BC%D0%BE%D0%BB%D0%B5%D1%86%D1%8C_%D0%9E%D0%BB%D1%8C%D0%B3%D0%B0_%D0%92%D0%B0%D0%B4%D0%B8%D0%BC%D1%96%D0%B2%D0%BD%D0%B0"><text:span text:style-name="T186_192">D</text:span></text:a></text:span><text:span text:style-name="T186_193"><text:a xlink:type="simple" xlink:href="http://uk.wikipedia.org/wiki/%D0%91%D0%BE%D0%B3%D0%BE%D0%BC%D0%BE%D0%BB%D0%B5%D1%86%D1%8C_%D0%9E%D0%BB%D1%8C%D0%B3%D0%B0_%D0%92%D0%B0%D0%B4%D0%B8%D0%BC%D1%96%D0%B2%D0%BD%D0%B0"><text:span text:style-name="T186_194">0%</text:span></text:a></text:span><text:span text:style-name="T186_195"><text:a xlink:type="simple" xlink:href="http://uk.wikipedia.org/wiki/%D0%91%D0%BE%D0%B3%D0%BE%D0%BC%D0%BE%D0%BB%D0%B5%D1%86%D1%8C_%D0%9E%D0%BB%D1%8C%D0%B3%D0%B0_%D0%92%D0%B0%D0%B4%D0%B8%D0%BC%D1%96%D0%B2%D0%BD%D0%B0"><text:span text:style-name="T186_196">B</text:span></text:a></text:span><text:span text:style-name="T186_197"><text:a xlink:type="simple" xlink:href="http://uk.wikipedia.org/wiki/%D0%91%D0%BE%D0%B3%D0%BE%D0%BC%D0%BE%D0%BB%D0%B5%D1%86%D1%8C_%D0%9E%D0%BB%D1%8C%D0%B3%D0%B0_%D0%92%D0%B0%D0%B4%D0%B8%D0%BC%D1%96%D0%B2%D0%BD%D0%B0"><text:span text:style-name="T186_198">0</text:span></text:a></text:span></text:p>
      <text:p text:style-name="P187"><text:span text:style-name="T187_1">youtube</text:span><text:span text:style-name="T187_2">,<text:s/></text:span><text:span text:style-name="T187_3"><text:a xlink:type="simple" xlink:href="https://www.youtube.com/watch?v=Ko5lsRapD78"><text:span text:style-name="T187_4">https</text:span></text:a></text:span><text:span text:style-name="T187_5"><text:a xlink:type="simple" xlink:href="https://www.youtube.com/watch?v=Ko5lsRapD78"><text:span text:style-name="T187_6">://</text:span></text:a></text:span><text:span text:style-name="T187_7"><text:a xlink:type="simple" xlink:href="https://www.youtube.com/watch?v=Ko5lsRapD78"><text:span text:style-name="T187_8">www</text:span></text:a></text:span><text:span text:style-name="T187_9"><text:a xlink:type="simple" xlink:href="https://www.youtube.com/watch?v=Ko5lsRapD78"><text:span text:style-name="T187_10">.</text:span></text:a></text:span><text:span text:style-name="T187_11"><text:a xlink:type="simple" xlink:href="https://www.youtube.com/watch?v=Ko5lsRapD78"><text:span text:style-name="T187_12">youtube</text:span></text:a></text:span><text:span text:style-name="T187_13"><text:a xlink:type="simple" xlink:href="https://www.youtube.com/watch?v=Ko5lsRapD78"><text:span text:style-name="T187_14">.</text:span></text:a></text:span><text:span text:style-name="T187_15"><text:a xlink:type="simple" xlink:href="https://www.youtube.com/watch?v=Ko5lsRapD78"><text:span text:style-name="T187_16">com</text:span></text:a></text:span><text:span text:style-name="T187_17"><text:a xlink:type="simple" xlink:href="https://www.youtube.com/watch?v=Ko5lsRapD78"><text:span text:style-name="T187_18">/</text:span></text:a></text:span><text:span text:style-name="T187_19"><text:a xlink:type="simple" xlink:href="https://www.youtube.com/watch?v=Ko5lsRapD78"><text:span text:style-name="T187_20">watch</text:span></text:a></text:span><text:span text:style-name="T187_21"><text:a xlink:type="simple" xlink:href="https://www.youtube.com/watch?v=Ko5lsRapD78"><text:span text:style-name="T187_22">?</text:span></text:a></text:span><text:span text:style-name="T187_23"><text:a xlink:type="simple" xlink:href="https://www.youtube.com/watch?v=Ko5lsRapD78"><text:span text:style-name="T187_24">v</text:span></text:a></text:span><text:span text:style-name="T187_25"><text:a xlink:type="simple" xlink:href="https://www.youtube.com/watch?v=Ko5lsRapD78"><text:span text:style-name="T187_26">=</text:span></text:a></text:span><text:span text:style-name="T187_27"><text:a xlink:type="simple" xlink:href="https://www.youtube.com/watch?v=Ko5lsRapD78"><text:span text:style-name="T187_28">Ko</text:span></text:a></text:span><text:span text:style-name="T187_29"><text:a xlink:type="simple" xlink:href="https://www.youtube.com/watch?v=Ko5lsRapD78"><text:span text:style-name="T187_30">5</text:span></text:a></text:span><text:span text:style-name="T187_31"><text:a xlink:type="simple" xlink:href="https://www.youtube.com/watch?v=Ko5lsRapD78"><text:span text:style-name="T187_32">lsRapD</text:span></text:a></text:span><text:span text:style-name="T187_33"><text:a xlink:type="simple" xlink:href="https://www.youtube.com/watch?v=Ko5lsRapD78"><text:span text:style-name="T187_34">78</text:span></text:a></text:span></text:p>
      <text:p text:style-name="P188"><text:span text:style-name="T188_1"><text:a xlink:type="simple" xlink:href="http://gazeta.ua/articles/life/_medichnij-majdan-potrebi-likariv-i-poradi-z-bezpeki-onovluet-sa/537844"><text:span text:style-name="T188_2">gazeta</text:span></text:a></text:span><text:span text:style-name="T188_3"><text:a xlink:type="simple" xlink:href="http://gazeta.ua/articles/life/_medichnij-majdan-potrebi-likariv-i-poradi-z-bezpeki-onovluet-sa/537844"><text:span text:style-name="T188_4">.</text:span></text:a></text:span><text:span text:style-name="T188_5"><text:a xlink:type="simple" xlink:href="http://gazeta.ua/articles/life/_medichnij-majdan-potrebi-likariv-i-poradi-z-bezpeki-onovluet-sa/537844"><text:span text:style-name="T188_6">ua</text:span></text:a></text:span><text:span text:style-name="T188_7">,</text:span><text:span text:style-name="T188_8"><text:a xlink:type="simple" xlink:href="http://gazeta.ua/articles/life/_medichnij-majdan-potrebi-likariv-i-poradi-z-bezpeki-onovluet-sa/537844"><text:span text:style-name="T188_9">http</text:span></text:a></text:span><text:span text:style-name="T188_10"><text:a xlink:type="simple" xlink:href="http://gazeta.ua/articles/life/_medichnij-majdan-potrebi-likariv-i-poradi-z-bezpeki-onovluet-sa/537844"><text:span text:style-name="T188_11">://</text:span></text:a></text:span><text:span text:style-name="T188_12"><text:a xlink:type="simple" xlink:href="http://gazeta.ua/articles/life/_medichnij-majdan-potrebi-likariv-i-poradi-z-bezpeki-onovluet-sa/537844"><text:span text:style-name="T188_13">gazeta</text:span></text:a></text:span><text:span text:style-name="T188_14"><text:a xlink:type="simple" xlink:href="http://gazeta.ua/articles/life/_medichnij-majdan-potrebi-likariv-i-poradi-z-bezpeki-onovluet-sa/537844"><text:span text:style-name="T188_15">.</text:span></text:a></text:span><text:span text:style-name="T188_16"><text:a xlink:type="simple" xlink:href="http://gazeta.ua/articles/life/_medichnij-majdan-potrebi-likariv-i-poradi-z-bezpeki-onovluet-sa/537844"><text:span text:style-name="T188_17">ua</text:span></text:a></text:span><text:span text:style-name="T188_18"><text:a xlink:type="simple" xlink:href="http://gazeta.ua/articles/life/_medichnij-majdan-potrebi-likariv-i-poradi-z-bezpeki-onovluet-sa/537844"><text:span text:style-name="T188_19">/</text:span></text:a></text:span><text:span text:style-name="T188_20"><text:a xlink:type="simple" xlink:href="http://gazeta.ua/articles/life/_medichnij-majdan-potrebi-likariv-i-poradi-z-bezpeki-onovluet-sa/537844"><text:span text:style-name="T188_21">articles</text:span></text:a></text:span><text:span text:style-name="T188_22"><text:a xlink:type="simple" xlink:href="http://gazeta.ua/articles/life/_medichnij-majdan-potrebi-likariv-i-poradi-z-bezpeki-onovluet-sa/537844"><text:span text:style-name="T188_23">/</text:span></text:a></text:span><text:span text:style-name="T188_24"><text:a xlink:type="simple" xlink:href="http://gazeta.ua/articles/life/_medichnij-majdan-potrebi-likariv-i-poradi-z-bezpeki-onovluet-sa/537844"><text:span text:style-name="T188_25">life</text:span></text:a></text:span><text:span text:style-name="T188_26"><text:a xlink:type="simple" xlink:href="http://gazeta.ua/articles/life/_medichnij-majdan-potrebi-likariv-i-poradi-z-bezpeki-onovluet-sa/537844"><text:span text:style-name="T188_27">/_</text:span></text:a></text:span><text:span text:style-name="T188_28"><text:a xlink:type="simple" xlink:href="http://gazeta.ua/articles/life/_medichnij-majdan-potrebi-likariv-i-poradi-z-bezpeki-onovluet-sa/537844"><text:span text:style-name="T188_29">medichnij</text:span></text:a></text:span><text:span text:style-name="T188_30"><text:a xlink:type="simple" xlink:href="http://gazeta.ua/articles/life/_medichnij-majdan-potrebi-likariv-i-poradi-z-bezpeki-onovluet-sa/537844"><text:span text:style-name="T188_31">-</text:span></text:a></text:span><text:span text:style-name="T188_32"><text:a xlink:type="simple" xlink:href="http://gazeta.ua/articles/life/_medichnij-majdan-potrebi-likariv-i-poradi-z-bezpeki-onovluet-sa/537844"><text:span text:style-name="T188_33">majdan</text:span></text:a></text:span><text:span text:style-name="T188_34"><text:a xlink:type="simple" xlink:href="http://gazeta.ua/articles/life/_medichnij-majdan-potrebi-likariv-i-poradi-z-bezpeki-onovluet-sa/537844"><text:span text:style-name="T188_35">-</text:span></text:a></text:span><text:span text:style-name="T188_36"><text:a xlink:type="simple" xlink:href="http://gazeta.ua/articles/life/_medichnij-majdan-potrebi-likariv-i-poradi-z-bezpeki-onovluet-sa/537844"><text:span text:style-name="T188_37">potrebi</text:span></text:a></text:span><text:span text:style-name="T188_38"><text:a xlink:type="simple" xlink:href="http://gazeta.ua/articles/life/_medichnij-majdan-potrebi-likariv-i-poradi-z-bezpeki-onovluet-sa/537844"><text:span text:style-name="T188_39">-</text:span></text:a></text:span><text:span text:style-name="T188_40"><text:a xlink:type="simple" xlink:href="http://gazeta.ua/articles/life/_medichnij-majdan-potrebi-likariv-i-poradi-z-bezpeki-onovluet-sa/537844"><text:span text:style-name="T188_41">likariv</text:span></text:a></text:span><text:span text:style-name="T188_42"><text:a xlink:type="simple" xlink:href="http://gazeta.ua/articles/life/_medichnij-majdan-potrebi-likariv-i-poradi-z-bezpeki-onovluet-sa/537844"><text:span text:style-name="T188_43">-</text:span></text:a></text:span><text:span text:style-name="T188_44"><text:a xlink:type="simple" xlink:href="http://gazeta.ua/articles/life/_medichnij-majdan-potrebi-likariv-i-poradi-z-bezpeki-onovluet-sa/537844"><text:span text:style-name="T188_45">i</text:span></text:a></text:span><text:span text:style-name="T188_46"><text:a xlink:type="simple" xlink:href="http://gazeta.ua/articles/life/_medichnij-majdan-potrebi-likariv-i-poradi-z-bezpeki-onovluet-sa/537844"><text:span text:style-name="T188_47">-</text:span></text:a></text:span><text:span text:style-name="T188_48"><text:a xlink:type="simple" xlink:href="http://gazeta.ua/articles/life/_medichnij-majdan-potrebi-likariv-i-poradi-z-bezpeki-onovluet-sa/537844"><text:span text:style-name="T188_49">poradi</text:span></text:a></text:span><text:span text:style-name="T188_50"><text:a xlink:type="simple" xlink:href="http://gazeta.ua/articles/life/_medichnij-majdan-potrebi-likariv-i-poradi-z-bezpeki-onovluet-sa/537844"><text:span text:style-name="T188_51">-</text:span></text:a></text:span><text:span text:style-name="T188_52"><text:a xlink:type="simple" xlink:href="http://gazeta.ua/articles/life/_medichnij-majdan-potrebi-likariv-i-poradi-z-bezpeki-onovluet-sa/537844"><text:span text:style-name="T188_53">z</text:span></text:a></text:span><text:span text:style-name="T188_54"><text:a xlink:type="simple" xlink:href="http://gazeta.ua/articles/life/_medichnij-majdan-potrebi-likariv-i-poradi-z-bezpeki-onovluet-sa/537844"><text:span text:style-name="T188_55">-</text:span></text:a></text:span><text:span text:style-name="T188_56"><text:a xlink:type="simple" xlink:href="http://gazeta.ua/articles/life/_medichnij-majdan-potrebi-likariv-i-poradi-z-bezpeki-onovluet-sa/537844"><text:span text:style-name="T188_57">bezpeki</text:span></text:a></text:span><text:span text:style-name="T188_58"><text:a xlink:type="simple" xlink:href="http://gazeta.ua/articles/life/_medichnij-majdan-potrebi-likariv-i-poradi-z-bezpeki-onovluet-sa/537844"><text:span text:style-name="T188_59">-</text:span></text:a></text:span><text:span text:style-name="T188_60"><text:a xlink:type="simple" xlink:href="http://gazeta.ua/articles/life/_medichnij-majdan-potrebi-likariv-i-poradi-z-bezpeki-onovluet-sa/537844"><text:span text:style-name="T188_61">onovluet</text:span></text:a></text:span><text:span text:style-name="T188_62"><text:a xlink:type="simple" xlink:href="http://gazeta.ua/articles/life/_medichnij-majdan-potrebi-likariv-i-poradi-z-bezpeki-onovluet-sa/537844"><text:span text:style-name="T188_63">-</text:span></text:a></text:span><text:span text:style-name="T188_64"><text:a xlink:type="simple" xlink:href="http://gazeta.ua/articles/life/_medichnij-majdan-potrebi-likariv-i-poradi-z-bezpeki-onovluet-sa/537844"><text:span text:style-name="T188_65">sa</text:span></text:a></text:span><text:span text:style-name="T188_66"><text:a xlink:type="simple" xlink:href="http://gazeta.ua/articles/life/_medichnij-majdan-potrebi-likariv-i-poradi-z-bezpeki-onovluet-sa/537844"><text:span text:style-name="T188_67">/537844</text:span></text:a></text:span></text:p>
      <text:p text:style-name="P189"/>
      <text:p text:style-name="P190"><text:span text:style-name="T190_1">27.03.2014</text:span></text:p>
      <text:p text:style-name="P191"><text:span text:style-name="T191_1">Підготувала</text:span><text:span text:style-name="T191_2"><text:s/></text:span><text:span text:style-name="T191_3">документи</text:span><text:span text:style-name="T191_4"><text:s/></text:span><text:span text:style-name="T191_5">в</text:span><text:span text:style-name="T191_6"><text:s/></text:span><text:span text:style-name="T191_7">ЦВК</text:span></text:p>
      <text:p text:style-name="P192"><text:span text:style-name="T192_1">Підготувала</text:span><text:span text:style-name="T192_2"><text:s/></text:span><text:span text:style-name="T192_3">документи</text:span><text:span text:style-name="T192_4"><text:s/></text:span><text:span text:style-name="T192_5">в</text:span><text:span text:style-name="T192_6"><text:s/></text:span><text:span text:style-name="T192_7">ЦВК</text:span><text:span text:style-name="T192_8"><text:s/></text:span><text:span text:style-name="T192_9">щодо</text:span><text:span text:style-name="T192_10"><text:s/></text:span><text:span text:style-name="T192_11">балотування</text:span><text:span text:style-name="T192_12"><text:s/></text:span><text:span text:style-name="T192_13">на</text:span><text:span text:style-name="T192_14"><text:s/></text:span><text:span text:style-name="T192_15">посаду</text:span><text:span text:style-name="T192_16"><text:s/></text:span><text:span text:style-name="T192_17">Президента</text:span><text:span text:style-name="T192_18"><text:s/></text:span><text:span text:style-name="T192_19">України</text:span></text:p>
      <text:p text:style-name="P193"><text:span text:style-name="T193_1">Офіційний</text:span><text:span text:style-name="T193_2"><text:s/></text:span><text:span text:style-name="T193_3">сайт</text:span><text:span text:style-name="T193_4">,<text:s/></text:span><text:span text:style-name="T193_5"><text:a xlink:type="simple" xlink:href="http://bogomolets.com/ua/news/257-olga-bogomolets-jde-v-prezidenti#ixzz2xDwTNkB6"><text:span text:style-name="T193_6">http</text:span></text:a></text:span><text:span text:style-name="T193_7"><text:a xlink:type="simple" xlink:href="http://bogomolets.com/ua/news/257-olga-bogomolets-jde-v-prezidenti#ixzz2xDwTNkB6"><text:span text:style-name="T193_8">://</text:span></text:a></text:span><text:span text:style-name="T193_9"><text:a xlink:type="simple" xlink:href="http://bogomolets.com/ua/news/257-olga-bogomolets-jde-v-prezidenti#ixzz2xDwTNkB6"><text:span text:style-name="T193_10">bogomolets</text:span></text:a></text:span><text:span text:style-name="T193_11"><text:a xlink:type="simple" xlink:href="http://bogomolets.com/ua/news/257-olga-bogomolets-jde-v-prezidenti#ixzz2xDwTNkB6"><text:span text:style-name="T193_12">.</text:span></text:a></text:span><text:span text:style-name="T193_13"><text:a xlink:type="simple" xlink:href="http://bogomolets.com/ua/news/257-olga-bogomolets-jde-v-prezidenti#ixzz2xDwTNkB6"><text:span text:style-name="T193_14">com</text:span></text:a></text:span><text:span text:style-name="T193_15"><text:a xlink:type="simple" xlink:href="http://bogomolets.com/ua/news/257-olga-bogomolets-jde-v-prezidenti#ixzz2xDwTNkB6"><text:span text:style-name="T193_16">/</text:span></text:a></text:span><text:span text:style-name="T193_17"><text:a xlink:type="simple" xlink:href="http://bogomolets.com/ua/news/257-olga-bogomolets-jde-v-prezidenti#ixzz2xDwTNkB6"><text:span text:style-name="T193_18">ua</text:span></text:a></text:span><text:span text:style-name="T193_19"><text:a xlink:type="simple" xlink:href="http://bogomolets.com/ua/news/257-olga-bogomolets-jde-v-prezidenti#ixzz2xDwTNkB6"><text:span text:style-name="T193_20">/</text:span></text:a></text:span><text:span text:style-name="T193_21"><text:a xlink:type="simple" xlink:href="http://bogomolets.com/ua/news/257-olga-bogomolets-jde-v-prezidenti#ixzz2xDwTNkB6"><text:span text:style-name="T193_22">news</text:span></text:a></text:span><text:span text:style-name="T193_23"><text:a xlink:type="simple" xlink:href="http://bogomolets.com/ua/news/257-olga-bogomolets-jde-v-prezidenti#ixzz2xDwTNkB6"><text:span text:style-name="T193_24">/257-</text:span></text:a></text:span><text:span text:style-name="T193_25"><text:a xlink:type="simple" xlink:href="http://bogomolets.com/ua/news/257-olga-bogomolets-jde-v-prezidenti#ixzz2xDwTNkB6"><text:span text:style-name="T193_26">olga</text:span></text:a></text:span><text:span text:style-name="T193_27"><text:a xlink:type="simple" xlink:href="http://bogomolets.com/ua/news/257-olga-bogomolets-jde-v-prezidenti#ixzz2xDwTNkB6"><text:span text:style-name="T193_28">-</text:span></text:a></text:span><text:span text:style-name="T193_29"><text:a xlink:type="simple" xlink:href="http://bogomolets.com/ua/news/257-olga-bogomolets-jde-v-prezidenti#ixzz2xDwTNkB6"><text:span text:style-name="T193_30">bogomolets</text:span></text:a></text:span><text:span text:style-name="T193_31"><text:a xlink:type="simple" xlink:href="http://bogomolets.com/ua/news/257-olga-bogomolets-jde-v-prezidenti#ixzz2xDwTNkB6"><text:span text:style-name="T193_32">-</text:span></text:a></text:span><text:span text:style-name="T193_33"><text:a xlink:type="simple" xlink:href="http://bogomolets.com/ua/news/257-olga-bogomolets-jde-v-prezidenti#ixzz2xDwTNkB6"><text:span text:style-name="T193_34">jde</text:span></text:a></text:span><text:span text:style-name="T193_35"><text:a xlink:type="simple" xlink:href="http://bogomolets.com/ua/news/257-olga-bogomolets-jde-v-prezidenti#ixzz2xDwTNkB6"><text:span text:style-name="T193_36">-</text:span></text:a></text:span><text:span text:style-name="T193_37"><text:a xlink:type="simple" xlink:href="http://bogomolets.com/ua/news/257-olga-bogomolets-jde-v-prezidenti#ixzz2xDwTNkB6"><text:span text:style-name="T193_38">v</text:span></text:a></text:span><text:span text:style-name="T193_39"><text:a xlink:type="simple" xlink:href="http://bogomolets.com/ua/news/257-olga-bogomolets-jde-v-prezidenti#ixzz2xDwTNkB6"><text:span text:style-name="T193_40">-</text:span></text:a></text:span><text:span text:style-name="T193_41"><text:a xlink:type="simple" xlink:href="http://bogomolets.com/ua/news/257-olga-bogomolets-jde-v-prezidenti#ixzz2xDwTNkB6"><text:span text:style-name="T193_42">prezidenti</text:span></text:a></text:span><text:span text:style-name="T193_43"><text:a xlink:type="simple" xlink:href="http://bogomolets.com/ua/news/257-olga-bogomolets-jde-v-prezidenti#ixzz2xDwTNkB6"><text:span text:style-name="T193_44">#</text:span></text:a></text:span><text:span text:style-name="T193_45"><text:a xlink:type="simple" xlink:href="http://bogomolets.com/ua/news/257-olga-bogomolets-jde-v-prezidenti#ixzz2xDwTNkB6"><text:span text:style-name="T193_46">ixzz</text:span></text:a></text:span><text:span text:style-name="T193_47"><text:a xlink:type="simple" xlink:href="http://bogomolets.com/ua/news/257-olga-bogomolets-jde-v-prezidenti#ixzz2xDwTNkB6"><text:span text:style-name="T193_48">2</text:span></text:a></text:span><text:span text:style-name="T193_49"><text:a xlink:type="simple" xlink:href="http://bogomolets.com/ua/news/257-olga-bogomolets-jde-v-prezidenti#ixzz2xDwTNkB6"><text:span text:style-name="T193_50">xDwTNkB</text:span></text:a></text:span><text:span text:style-name="T193_51"><text:a xlink:type="simple" xlink:href="http://bogomolets.com/ua/news/257-olga-bogomolets-jde-v-prezidenti#ixzz2xDwTNkB6"><text:span text:style-name="T193_52">6</text:span></text:a></text:span></text:p>
      <text:p text:style-name="P194"/>
      <text:p text:style-name="P195"><text:span text:style-name="T195_1">28.03.2014</text:span></text:p>
      <text:p text:style-name="P196"><text:span text:style-name="T196_1">Старт</text:span><text:span text:style-name="T196_2"><text:s/></text:span><text:span text:style-name="T196_3">кампанії</text:span><text:span text:style-name="T196_4"><text:s/></text:span><text:span text:style-name="T196_5">для</text:span><text:span text:style-name="T196_6"><text:s/></text:span><text:span text:style-name="T196_7">збору</text:span><text:span text:style-name="T196_8"><text:s/></text:span><text:span text:style-name="T196_9">коштів</text:span><text:span text:style-name="T196_10"><text:s/></text:span><text:span text:style-name="T196_11">на</text:span><text:span text:style-name="T196_12"><text:s/></text:span><text:span text:style-name="T196_13">грошову</text:span><text:span text:style-name="T196_14"><text:s/></text:span><text:span text:style-name="T196_15">заставу</text:span><text:span text:style-name="T196_16"><text:s/></text:span><text:span text:style-name="T196_17">кандидата</text:span><text:span text:style-name="T196_18"><text:s/></text:span><text:span text:style-name="T196_19">в</text:span><text:span text:style-name="T196_20"><text:s/></text:span><text:span text:style-name="T196_21">Президенти</text:span><text:span text:style-name="T196_22"><text:s/></text:span><text:span text:style-name="T196_23">України</text:span></text:p>
      <text:p text:style-name="P197"><text:span text:style-name="T197_1">Старт</text:span><text:span text:style-name="T197_2"><text:s/></text:span><text:span text:style-name="T197_3">кампанії</text:span><text:span text:style-name="T197_4"><text:s/></text:span><text:span text:style-name="T197_5">для</text:span><text:span text:style-name="T197_6"><text:s/></text:span><text:span text:style-name="T197_7">збору</text:span><text:span text:style-name="T197_8"><text:s/></text:span><text:span text:style-name="T197_9">коштів</text:span><text:span text:style-name="T197_10"><text:s/></text:span><text:span text:style-name="T197_11">на</text:span><text:span text:style-name="T197_12"><text:s/></text:span><text:span text:style-name="T197_13">грошову</text:span><text:span text:style-name="T197_14"><text:s/></text:span><text:span text:style-name="T197_15">заставу</text:span><text:span text:style-name="T197_16"><text:s/></text:span><text:span text:style-name="T197_17">кандидата</text:span><text:span text:style-name="T197_18"><text:s/></text:span><text:span text:style-name="T197_19">в</text:span><text:span text:style-name="T197_20"><text:s/></text:span><text:span text:style-name="T197_21">Президенти</text:span><text:span text:style-name="T197_22"><text:s/></text:span><text:span text:style-name="T197_23">України</text:span><text:span text:style-name="T197_24"><text:s/></text:span><text:span text:style-name="T197_25">Ольги</text:span><text:span text:style-name="T197_26"><text:s/></text:span><text:span text:style-name="T197_27">Богомолець</text:span><text:span text:style-name="T197_28">.<text:s/></text:span><text:span text:style-name="T197_29">За</text:span><text:span text:style-name="T197_30"><text:s/></text:span><text:span text:style-name="T197_31">перший</text:span><text:span text:style-name="T197_32"><text:s/></text:span><text:span text:style-name="T197_33">день</text:span><text:span text:style-name="T197_34"><text:s/></text:span><text:span text:style-name="T197_35">кампанії</text:span><text:span text:style-name="T197_36"><text:s/></text:span><text:span text:style-name="T197_37">завдяки</text:span><text:span text:style-name="T197_38"><text:s/></text:span><text:span text:style-name="T197_39">громадській</text:span><text:span text:style-name="T197_40"><text:s/></text:span><text:span text:style-name="T197_41">активності</text:span><text:span text:style-name="T197_42"><text:s/></text:span><text:span text:style-name="T197_43">та</text:span><text:span text:style-name="T197_44"><text:s/></text:span><text:span text:style-name="T197_45">небайдужості</text:span><text:span text:style-name="T197_46">,<text:s/></text:span><text:span text:style-name="T197_47">менш</text:span><text:span text:style-name="T197_48"><text:s/></text:span><text:span text:style-name="T197_49">ніж</text:span><text:span text:style-name="T197_50"><text:s/></text:span><text:span text:style-name="T197_51">за</text:span><text:span text:style-name="T197_52"><text:s/>24<text:s/></text:span><text:span text:style-name="T197_53">години</text:span><text:span text:style-name="T197_54"><text:s/></text:span><text:span text:style-name="T197_55">від</text:span><text:span text:style-name="T197_56"><text:s/></text:span><text:span text:style-name="T197_57">початку</text:span><text:span text:style-name="T197_58"><text:s/></text:span><text:span text:style-name="T197_59">збору</text:span><text:span text:style-name="T197_60">,<text:s/></text:span><text:span text:style-name="T197_61">на</text:span><text:span text:style-name="T197_62"><text:s/></text:span><text:span text:style-name="T197_63">рахунку</text:span><text:span text:style-name="T197_64"><text:s/></text:span><text:span text:style-name="T197_65">було</text:span><text:span text:style-name="T197_66"><text:s/></text:span><text:span text:style-name="T197_67">вже</text:span><text:span text:style-name="T197_68"><text:s/>2<text:s/>500<text:s/>000<text:s/></text:span><text:span text:style-name="T197_69">гривень</text:span><text:span text:style-name="T197_70">.<text:s/></text:span><text:span text:style-name="T197_71">Більш</text:span><text:span text:style-name="T197_72"><text:s/></text:span><text:span text:style-name="T197_73">того</text:span><text:span text:style-name="T197_74">,<text:s/></text:span><text:span text:style-name="T197_75">пані</text:span><text:span text:style-name="T197_76"><text:s/></text:span><text:span text:style-name="T197_77">Ольга</text:span><text:span text:style-name="T197_78"><text:s/></text:span><text:span text:style-name="T197_79">оприлюднила</text:span><text:span text:style-name="T197_80"><text:s/></text:span><text:span text:style-name="T197_81">повний</text:span><text:span text:style-name="T197_82"><text:s/></text:span><text:span text:style-name="T197_83">список</text:span><text:span text:style-name="T197_84"><text:s/></text:span><text:span text:style-name="T197_85">людей</text:span><text:span text:style-name="T197_86">,<text:s/></text:span><text:span text:style-name="T197_87">що</text:span><text:span text:style-name="T197_88"><text:s/></text:span><text:span text:style-name="T197_89">внесли</text:span><text:span text:style-name="T197_90"><text:s/></text:span><text:span text:style-name="T197_91">кошти</text:span><text:span text:style-name="T197_92"><text:s/></text:span><text:span text:style-name="T197_93">на</text:span><text:span text:style-name="T197_94"><text:s/></text:span><text:span text:style-name="T197_95">рахунок</text:span><text:span text:style-name="T197_96">,<text:s/></text:span><text:span text:style-name="T197_97">в</text:span><text:span text:style-name="T197_98"><text:s/></text:span><text:span text:style-name="T197_99">знак</text:span><text:span text:style-name="T197_100"><text:s/></text:span><text:span text:style-name="T197_101">подяки</text:span><text:span text:style-name="T197_102"><text:s/></text:span><text:span text:style-name="T197_103">до</text:span><text:span text:style-name="T197_104"><text:s/></text:span><text:span text:style-name="T197_105">своїх</text:span><text:span text:style-name="T197_106"><text:s/></text:span><text:span text:style-name="T197_107">прихильників</text:span></text:p>
      <text:p text:style-name="P198"><text:span text:style-name="T198_1">Офіційний</text:span><text:span text:style-name="T198_2"><text:s/></text:span><text:span text:style-name="T198_3">сайт</text:span><text:span text:style-name="T198_4">,<text:s/></text:span><text:span text:style-name="T198_5">http</text:span><text:span text:style-name="T198_6">://</text:span><text:span text:style-name="T198_7">bogomolets</text:span><text:span text:style-name="T198_8">.</text:span><text:span text:style-name="T198_9">com</text:span><text:span text:style-name="T198_10">/</text:span><text:span text:style-name="T198_11">ua</text:span><text:span text:style-name="T198_12">/</text:span><text:span text:style-name="T198_13">news</text:span><text:span text:style-name="T198_14">/259-</text:span><text:span text:style-name="T198_15">ofitsijni</text:span><text:span text:style-name="T198_16">-</text:span><text:span text:style-name="T198_17">rekviziti</text:span><text:span text:style-name="T198_18">-</text:span><text:span text:style-name="T198_19">dlya</text:span><text:span text:style-name="T198_20">-</text:span><text:span text:style-name="T198_21">zboru</text:span><text:span text:style-name="T198_22">-</text:span><text:span text:style-name="T198_23">koshtiv</text:span><text:span text:style-name="T198_24">-</text:span><text:span text:style-name="T198_25">na</text:span><text:span text:style-name="T198_26">-</text:span><text:span text:style-name="T198_27">groshovu</text:span><text:span text:style-name="T198_28">-</text:span><text:span text:style-name="T198_29">zastavu</text:span><text:span text:style-name="T198_30">-</text:span><text:span text:style-name="T198_31">kandidata</text:span><text:span text:style-name="T198_32">-</text:span><text:span text:style-name="T198_33">v</text:span><text:span text:style-name="T198_34">-</text:span><text:span text:style-name="T198_35">prezidenti</text:span><text:span text:style-name="T198_36">-</text:span><text:span text:style-name="T198_37">ukrajini</text:span><text:span text:style-name="T198_38">-</text:span><text:span text:style-name="T198_39">olgi</text:span><text:span text:style-name="T198_40">-</text:span><text:span text:style-name="T198_41">bogomolets</text:span></text:p>
      <text:p text:style-name="P199"><text:span text:style-name="T199_1">Вікіпедія</text:span><text:span text:style-name="T199_2">,<text:s/></text:span><text:span text:style-name="T199_3"><text:a xlink:type="simple" xlink:href="http://uk.wikipedia.org/wiki/%D0%91%D0%BE%D0%B3%D0%BE%D0%BC%D0%BE%D0%BB%D0%B5%D1%86%D1%8C_%D0%9E%D0%BB%D1%8C%D0%B3%D0%B0_%D0%92%D0%B0%D0%B4%D0%B8%D0%BC%D1%96%D0%B2%D0%BD%D0%B0"><text:span text:style-name="T199_4">http</text:span></text:a></text:span><text:span text:style-name="T199_5"><text:a xlink:type="simple" xlink:href="http://uk.wikipedia.org/wiki/%D0%91%D0%BE%D0%B3%D0%BE%D0%BC%D0%BE%D0%BB%D0%B5%D1%86%D1%8C_%D0%9E%D0%BB%D1%8C%D0%B3%D0%B0_%D0%92%D0%B0%D0%B4%D0%B8%D0%BC%D1%96%D0%B2%D0%BD%D0%B0"><text:span text:style-name="T199_6">://</text:span></text:a></text:span><text:span text:style-name="T199_7"><text:a xlink:type="simple" xlink:href="http://uk.wikipedia.org/wiki/%D0%91%D0%BE%D0%B3%D0%BE%D0%BC%D0%BE%D0%BB%D0%B5%D1%86%D1%8C_%D0%9E%D0%BB%D1%8C%D0%B3%D0%B0_%D0%92%D0%B0%D0%B4%D0%B8%D0%BC%D1%96%D0%B2%D0%BD%D0%B0"><text:span text:style-name="T199_8">uk</text:span></text:a></text:span><text:span text:style-name="T199_9"><text:a xlink:type="simple" xlink:href="http://uk.wikipedia.org/wiki/%D0%91%D0%BE%D0%B3%D0%BE%D0%BC%D0%BE%D0%BB%D0%B5%D1%86%D1%8C_%D0%9E%D0%BB%D1%8C%D0%B3%D0%B0_%D0%92%D0%B0%D0%B4%D0%B8%D0%BC%D1%96%D0%B2%D0%BD%D0%B0"><text:span text:style-name="T199_10">.</text:span></text:a></text:span><text:span text:style-name="T199_11"><text:a xlink:type="simple" xlink:href="http://uk.wikipedia.org/wiki/%D0%91%D0%BE%D0%B3%D0%BE%D0%BC%D0%BE%D0%BB%D0%B5%D1%86%D1%8C_%D0%9E%D0%BB%D1%8C%D0%B3%D0%B0_%D0%92%D0%B0%D0%B4%D0%B8%D0%BC%D1%96%D0%B2%D0%BD%D0%B0"><text:span text:style-name="T199_12">wikipedia</text:span></text:a></text:span><text:span text:style-name="T199_13"><text:a xlink:type="simple" xlink:href="http://uk.wikipedia.org/wiki/%D0%91%D0%BE%D0%B3%D0%BE%D0%BC%D0%BE%D0%BB%D0%B5%D1%86%D1%8C_%D0%9E%D0%BB%D1%8C%D0%B3%D0%B0_%D0%92%D0%B0%D0%B4%D0%B8%D0%BC%D1%96%D0%B2%D0%BD%D0%B0"><text:span text:style-name="T199_14">.</text:span></text:a></text:span><text:span text:style-name="T199_15"><text:a xlink:type="simple" xlink:href="http://uk.wikipedia.org/wiki/%D0%91%D0%BE%D0%B3%D0%BE%D0%BC%D0%BE%D0%BB%D0%B5%D1%86%D1%8C_%D0%9E%D0%BB%D1%8C%D0%B3%D0%B0_%D0%92%D0%B0%D0%B4%D0%B8%D0%BC%D1%96%D0%B2%D0%BD%D0%B0"><text:span text:style-name="T199_16">org</text:span></text:a></text:span><text:span text:style-name="T199_17"><text:a xlink:type="simple" xlink:href="http://uk.wikipedia.org/wiki/%D0%91%D0%BE%D0%B3%D0%BE%D0%BC%D0%BE%D0%BB%D0%B5%D1%86%D1%8C_%D0%9E%D0%BB%D1%8C%D0%B3%D0%B0_%D0%92%D0%B0%D0%B4%D0%B8%D0%BC%D1%96%D0%B2%D0%BD%D0%B0"><text:span text:style-name="T199_18">/</text:span></text:a></text:span><text:span text:style-name="T199_19"><text:a xlink:type="simple" xlink:href="http://uk.wikipedia.org/wiki/%D0%91%D0%BE%D0%B3%D0%BE%D0%BC%D0%BE%D0%BB%D0%B5%D1%86%D1%8C_%D0%9E%D0%BB%D1%8C%D0%B3%D0%B0_%D0%92%D0%B0%D0%B4%D0%B8%D0%BC%D1%96%D0%B2%D0%BD%D0%B0"><text:span text:style-name="T199_20">wiki</text:span></text:a></text:span><text:span text:style-name="T199_21"><text:a xlink:type="simple" xlink:href="http://uk.wikipedia.org/wiki/%D0%91%D0%BE%D0%B3%D0%BE%D0%BC%D0%BE%D0%BB%D0%B5%D1%86%D1%8C_%D0%9E%D0%BB%D1%8C%D0%B3%D0%B0_%D0%92%D0%B0%D0%B4%D0%B8%D0%BC%D1%96%D0%B2%D0%BD%D0%B0"><text:span text:style-name="T199_22">/%</text:span></text:a></text:span><text:span text:style-name="T199_23"><text:a xlink:type="simple" xlink:href="http://uk.wikipedia.org/wiki/%D0%91%D0%BE%D0%B3%D0%BE%D0%BC%D0%BE%D0%BB%D0%B5%D1%86%D1%8C_%D0%9E%D0%BB%D1%8C%D0%B3%D0%B0_%D0%92%D0%B0%D0%B4%D0%B8%D0%BC%D1%96%D0%B2%D0%BD%D0%B0"><text:span text:style-name="T199_24">D</text:span></text:a></text:span><text:span text:style-name="T199_25"><text:a xlink:type="simple" xlink:href="http://uk.wikipedia.org/wiki/%D0%91%D0%BE%D0%B3%D0%BE%D0%BC%D0%BE%D0%BB%D0%B5%D1%86%D1%8C_%D0%9E%D0%BB%D1%8C%D0%B3%D0%B0_%D0%92%D0%B0%D0%B4%D0%B8%D0%BC%D1%96%D0%B2%D0%BD%D0%B0"><text:span text:style-name="T199_26">0%91%</text:span></text:a></text:span><text:span text:style-name="T199_27"><text:a xlink:type="simple" xlink:href="http://uk.wikipedia.org/wiki/%D0%91%D0%BE%D0%B3%D0%BE%D0%BC%D0%BE%D0%BB%D0%B5%D1%86%D1%8C_%D0%9E%D0%BB%D1%8C%D0%B3%D0%B0_%D0%92%D0%B0%D0%B4%D0%B8%D0%BC%D1%96%D0%B2%D0%BD%D0%B0"><text:span text:style-name="T199_28">D</text:span></text:a></text:span><text:span text:style-name="T199_29"><text:a xlink:type="simple" xlink:href="http://uk.wikipedia.org/wiki/%D0%91%D0%BE%D0%B3%D0%BE%D0%BC%D0%BE%D0%BB%D0%B5%D1%86%D1%8C_%D0%9E%D0%BB%D1%8C%D0%B3%D0%B0_%D0%92%D0%B0%D0%B4%D0%B8%D0%BC%D1%96%D0%B2%D0%BD%D0%B0"><text:span text:style-name="T199_30">0%</text:span></text:a></text:span><text:span text:style-name="T199_31"><text:a xlink:type="simple" xlink:href="http://uk.wikipedia.org/wiki/%D0%91%D0%BE%D0%B3%D0%BE%D0%BC%D0%BE%D0%BB%D0%B5%D1%86%D1%8C_%D0%9E%D0%BB%D1%8C%D0%B3%D0%B0_%D0%92%D0%B0%D0%B4%D0%B8%D0%BC%D1%96%D0%B2%D0%BD%D0%B0"><text:span text:style-name="T199_32">BE</text:span></text:a></text:span><text:span text:style-name="T199_33"><text:a xlink:type="simple" xlink:href="http://uk.wikipedia.org/wiki/%D0%91%D0%BE%D0%B3%D0%BE%D0%BC%D0%BE%D0%BB%D0%B5%D1%86%D1%8C_%D0%9E%D0%BB%D1%8C%D0%B3%D0%B0_%D0%92%D0%B0%D0%B4%D0%B8%D0%BC%D1%96%D0%B2%D0%BD%D0%B0"><text:span text:style-name="T199_34">%</text:span></text:a></text:span><text:span text:style-name="T199_35"><text:a xlink:type="simple" xlink:href="http://uk.wikipedia.org/wiki/%D0%91%D0%BE%D0%B3%D0%BE%D0%BC%D0%BE%D0%BB%D0%B5%D1%86%D1%8C_%D0%9E%D0%BB%D1%8C%D0%B3%D0%B0_%D0%92%D0%B0%D0%B4%D0%B8%D0%BC%D1%96%D0%B2%D0%BD%D0%B0"><text:span text:style-name="T199_36">D</text:span></text:a></text:span><text:span text:style-name="T199_37"><text:a xlink:type="simple" xlink:href="http://uk.wikipedia.org/wiki/%D0%91%D0%BE%D0%B3%D0%BE%D0%BC%D0%BE%D0%BB%D0%B5%D1%86%D1%8C_%D0%9E%D0%BB%D1%8C%D0%B3%D0%B0_%D0%92%D0%B0%D0%B4%D0%B8%D0%BC%D1%96%D0%B2%D0%BD%D0%B0"><text:span text:style-name="T199_38">0%</text:span></text:a></text:span><text:span text:style-name="T199_39"><text:a xlink:type="simple" xlink:href="http://uk.wikipedia.org/wiki/%D0%91%D0%BE%D0%B3%D0%BE%D0%BC%D0%BE%D0%BB%D0%B5%D1%86%D1%8C_%D0%9E%D0%BB%D1%8C%D0%B3%D0%B0_%D0%92%D0%B0%D0%B4%D0%B8%D0%BC%D1%96%D0%B2%D0%BD%D0%B0"><text:span text:style-name="T199_40">B</text:span></text:a></text:span><text:span text:style-name="T199_41"><text:a xlink:type="simple" xlink:href="http://uk.wikipedia.org/wiki/%D0%91%D0%BE%D0%B3%D0%BE%D0%BC%D0%BE%D0%BB%D0%B5%D1%86%D1%8C_%D0%9E%D0%BB%D1%8C%D0%B3%D0%B0_%D0%92%D0%B0%D0%B4%D0%B8%D0%BC%D1%96%D0%B2%D0%BD%D0%B0"><text:span text:style-name="T199_42">3%</text:span></text:a></text:span><text:span text:style-name="T199_43"><text:a xlink:type="simple" xlink:href="http://uk.wikipedia.org/wiki/%D0%91%D0%BE%D0%B3%D0%BE%D0%BC%D0%BE%D0%BB%D0%B5%D1%86%D1%8C_%D0%9E%D0%BB%D1%8C%D0%B3%D0%B0_%D0%92%D0%B0%D0%B4%D0%B8%D0%BC%D1%96%D0%B2%D0%BD%D0%B0"><text:span text:style-name="T199_44">D</text:span></text:a></text:span><text:span text:style-name="T199_45"><text:a xlink:type="simple" xlink:href="http://uk.wikipedia.org/wiki/%D0%91%D0%BE%D0%B3%D0%BE%D0%BC%D0%BE%D0%BB%D0%B5%D1%86%D1%8C_%D0%9E%D0%BB%D1%8C%D0%B3%D0%B0_%D0%92%D0%B0%D0%B4%D0%B8%D0%BC%D1%96%D0%B2%D0%BD%D0%B0"><text:span text:style-name="T199_46">0%</text:span></text:a></text:span><text:span text:style-name="T199_47"><text:a xlink:type="simple" xlink:href="http://uk.wikipedia.org/wiki/%D0%91%D0%BE%D0%B3%D0%BE%D0%BC%D0%BE%D0%BB%D0%B5%D1%86%D1%8C_%D0%9E%D0%BB%D1%8C%D0%B3%D0%B0_%D0%92%D0%B0%D0%B4%D0%B8%D0%BC%D1%96%D0%B2%D0%BD%D0%B0"><text:span text:style-name="T199_48">BE</text:span></text:a></text:span><text:span text:style-name="T199_49"><text:a xlink:type="simple" xlink:href="http://uk.wikipedia.org/wiki/%D0%91%D0%BE%D0%B3%D0%BE%D0%BC%D0%BE%D0%BB%D0%B5%D1%86%D1%8C_%D0%9E%D0%BB%D1%8C%D0%B3%D0%B0_%D0%92%D0%B0%D0%B4%D0%B8%D0%BC%D1%96%D0%B2%D0%BD%D0%B0"><text:span text:style-name="T199_50">%</text:span></text:a></text:span><text:span text:style-name="T199_51"><text:a xlink:type="simple" xlink:href="http://uk.wikipedia.org/wiki/%D0%91%D0%BE%D0%B3%D0%BE%D0%BC%D0%BE%D0%BB%D0%B5%D1%86%D1%8C_%D0%9E%D0%BB%D1%8C%D0%B3%D0%B0_%D0%92%D0%B0%D0%B4%D0%B8%D0%BC%D1%96%D0%B2%D0%BD%D0%B0"><text:span text:style-name="T199_52">D</text:span></text:a></text:span><text:span text:style-name="T199_53"><text:a xlink:type="simple" xlink:href="http://uk.wikipedia.org/wiki/%D0%91%D0%BE%D0%B3%D0%BE%D0%BC%D0%BE%D0%BB%D0%B5%D1%86%D1%8C_%D0%9E%D0%BB%D1%8C%D0%B3%D0%B0_%D0%92%D0%B0%D0%B4%D0%B8%D0%BC%D1%96%D0%B2%D0%BD%D0%B0"><text:span text:style-name="T199_54">0%</text:span></text:a></text:span><text:span text:style-name="T199_55"><text:a xlink:type="simple" xlink:href="http://uk.wikipedia.org/wiki/%D0%91%D0%BE%D0%B3%D0%BE%D0%BC%D0%BE%D0%BB%D0%B5%D1%86%D1%8C_%D0%9E%D0%BB%D1%8C%D0%B3%D0%B0_%D0%92%D0%B0%D0%B4%D0%B8%D0%BC%D1%96%D0%B2%D0%BD%D0%B0"><text:span text:style-name="T199_56">BC</text:span></text:a></text:span><text:span text:style-name="T199_57"><text:a xlink:type="simple" xlink:href="http://uk.wikipedia.org/wiki/%D0%91%D0%BE%D0%B3%D0%BE%D0%BC%D0%BE%D0%BB%D0%B5%D1%86%D1%8C_%D0%9E%D0%BB%D1%8C%D0%B3%D0%B0_%D0%92%D0%B0%D0%B4%D0%B8%D0%BC%D1%96%D0%B2%D0%BD%D0%B0"><text:span text:style-name="T199_58">%</text:span></text:a></text:span><text:span text:style-name="T199_59"><text:a xlink:type="simple" xlink:href="http://uk.wikipedia.org/wiki/%D0%91%D0%BE%D0%B3%D0%BE%D0%BC%D0%BE%D0%BB%D0%B5%D1%86%D1%8C_%D0%9E%D0%BB%D1%8C%D0%B3%D0%B0_%D0%92%D0%B0%D0%B4%D0%B8%D0%BC%D1%96%D0%B2%D0%BD%D0%B0"><text:span text:style-name="T199_60">D</text:span></text:a></text:span><text:span text:style-name="T199_61"><text:a xlink:type="simple" xlink:href="http://uk.wikipedia.org/wiki/%D0%91%D0%BE%D0%B3%D0%BE%D0%BC%D0%BE%D0%BB%D0%B5%D1%86%D1%8C_%D0%9E%D0%BB%D1%8C%D0%B3%D0%B0_%D0%92%D0%B0%D0%B4%D0%B8%D0%BC%D1%96%D0%B2%D0%BD%D0%B0"><text:span text:style-name="T199_62">0%</text:span></text:a></text:span><text:span text:style-name="T199_63"><text:a xlink:type="simple" xlink:href="http://uk.wikipedia.org/wiki/%D0%91%D0%BE%D0%B3%D0%BE%D0%BC%D0%BE%D0%BB%D0%B5%D1%86%D1%8C_%D0%9E%D0%BB%D1%8C%D0%B3%D0%B0_%D0%92%D0%B0%D0%B4%D0%B8%D0%BC%D1%96%D0%B2%D0%BD%D0%B0"><text:span text:style-name="T199_64">BE</text:span></text:a></text:span><text:span text:style-name="T199_65"><text:a xlink:type="simple" xlink:href="http://uk.wikipedia.org/wiki/%D0%91%D0%BE%D0%B3%D0%BE%D0%BC%D0%BE%D0%BB%D0%B5%D1%86%D1%8C_%D0%9E%D0%BB%D1%8C%D0%B3%D0%B0_%D0%92%D0%B0%D0%B4%D0%B8%D0%BC%D1%96%D0%B2%D0%BD%D0%B0"><text:span text:style-name="T199_66">%</text:span></text:a></text:span><text:span text:style-name="T199_67"><text:a xlink:type="simple" xlink:href="http://uk.wikipedia.org/wiki/%D0%91%D0%BE%D0%B3%D0%BE%D0%BC%D0%BE%D0%BB%D0%B5%D1%86%D1%8C_%D0%9E%D0%BB%D1%8C%D0%B3%D0%B0_%D0%92%D0%B0%D0%B4%D0%B8%D0%BC%D1%96%D0%B2%D0%BD%D0%B0"><text:span text:style-name="T199_68">D</text:span></text:a></text:span><text:span text:style-name="T199_69"><text:a xlink:type="simple" xlink:href="http://uk.wikipedia.org/wiki/%D0%91%D0%BE%D0%B3%D0%BE%D0%BC%D0%BE%D0%BB%D0%B5%D1%86%D1%8C_%D0%9E%D0%BB%D1%8C%D0%B3%D0%B0_%D0%92%D0%B0%D0%B4%D0%B8%D0%BC%D1%96%D0%B2%D0%BD%D0%B0"><text:span text:style-name="T199_70">0%</text:span></text:a></text:span><text:span text:style-name="T199_71"><text:a xlink:type="simple" xlink:href="http://uk.wikipedia.org/wiki/%D0%91%D0%BE%D0%B3%D0%BE%D0%BC%D0%BE%D0%BB%D0%B5%D1%86%D1%8C_%D0%9E%D0%BB%D1%8C%D0%B3%D0%B0_%D0%92%D0%B0%D0%B4%D0%B8%D0%BC%D1%96%D0%B2%D0%BD%D0%B0"><text:span text:style-name="T199_72">BB</text:span></text:a></text:span><text:span text:style-name="T199_73"><text:a xlink:type="simple" xlink:href="http://uk.wikipedia.org/wiki/%D0%91%D0%BE%D0%B3%D0%BE%D0%BC%D0%BE%D0%BB%D0%B5%D1%86%D1%8C_%D0%9E%D0%BB%D1%8C%D0%B3%D0%B0_%D0%92%D0%B0%D0%B4%D0%B8%D0%BC%D1%96%D0%B2%D0%BD%D0%B0"><text:span text:style-name="T199_74">%</text:span></text:a></text:span><text:span text:style-name="T199_75"><text:a xlink:type="simple" xlink:href="http://uk.wikipedia.org/wiki/%D0%91%D0%BE%D0%B3%D0%BE%D0%BC%D0%BE%D0%BB%D0%B5%D1%86%D1%8C_%D0%9E%D0%BB%D1%8C%D0%B3%D0%B0_%D0%92%D0%B0%D0%B4%D0%B8%D0%BC%D1%96%D0%B2%D0%BD%D0%B0"><text:span text:style-name="T199_76">D</text:span></text:a></text:span><text:span text:style-name="T199_77"><text:a xlink:type="simple" xlink:href="http://uk.wikipedia.org/wiki/%D0%91%D0%BE%D0%B3%D0%BE%D0%BC%D0%BE%D0%BB%D0%B5%D1%86%D1%8C_%D0%9E%D0%BB%D1%8C%D0%B3%D0%B0_%D0%92%D0%B0%D0%B4%D0%B8%D0%BC%D1%96%D0%B2%D0%BD%D0%B0"><text:span text:style-name="T199_78">0%</text:span></text:a></text:span><text:span text:style-name="T199_79"><text:a xlink:type="simple" xlink:href="http://uk.wikipedia.org/wiki/%D0%91%D0%BE%D0%B3%D0%BE%D0%BC%D0%BE%D0%BB%D0%B5%D1%86%D1%8C_%D0%9E%D0%BB%D1%8C%D0%B3%D0%B0_%D0%92%D0%B0%D0%B4%D0%B8%D0%BC%D1%96%D0%B2%D0%BD%D0%B0"><text:span text:style-name="T199_80">B</text:span></text:a></text:span><text:span text:style-name="T199_81"><text:a xlink:type="simple" xlink:href="http://uk.wikipedia.org/wiki/%D0%91%D0%BE%D0%B3%D0%BE%D0%BC%D0%BE%D0%BB%D0%B5%D1%86%D1%8C_%D0%9E%D0%BB%D1%8C%D0%B3%D0%B0_%D0%92%D0%B0%D0%B4%D0%B8%D0%BC%D1%96%D0%B2%D0%BD%D0%B0"><text:span text:style-name="T199_82">5%</text:span></text:a></text:span><text:span text:style-name="T199_83"><text:a xlink:type="simple" xlink:href="http://uk.wikipedia.org/wiki/%D0%91%D0%BE%D0%B3%D0%BE%D0%BC%D0%BE%D0%BB%D0%B5%D1%86%D1%8C_%D0%9E%D0%BB%D1%8C%D0%B3%D0%B0_%D0%92%D0%B0%D0%B4%D0%B8%D0%BC%D1%96%D0%B2%D0%BD%D0%B0"><text:span text:style-name="T199_84">D</text:span></text:a></text:span><text:span text:style-name="T199_85"><text:a xlink:type="simple" xlink:href="http://uk.wikipedia.org/wiki/%D0%91%D0%BE%D0%B3%D0%BE%D0%BC%D0%BE%D0%BB%D0%B5%D1%86%D1%8C_%D0%9E%D0%BB%D1%8C%D0%B3%D0%B0_%D0%92%D0%B0%D0%B4%D0%B8%D0%BC%D1%96%D0%B2%D0%BD%D0%B0"><text:span text:style-name="T199_86">1%86%</text:span></text:a></text:span><text:span text:style-name="T199_87"><text:a xlink:type="simple" xlink:href="http://uk.wikipedia.org/wiki/%D0%91%D0%BE%D0%B3%D0%BE%D0%BC%D0%BE%D0%BB%D0%B5%D1%86%D1%8C_%D0%9E%D0%BB%D1%8C%D0%B3%D0%B0_%D0%92%D0%B0%D0%B4%D0%B8%D0%BC%D1%96%D0%B2%D0%BD%D0%B0"><text:span text:style-name="T199_88">D</text:span></text:a></text:span><text:span text:style-name="T199_89"><text:a xlink:type="simple" xlink:href="http://uk.wikipedia.org/wiki/%D0%91%D0%BE%D0%B3%D0%BE%D0%BC%D0%BE%D0%BB%D0%B5%D1%86%D1%8C_%D0%9E%D0%BB%D1%8C%D0%B3%D0%B0_%D0%92%D0%B0%D0%B4%D0%B8%D0%BC%D1%96%D0%B2%D0%BD%D0%B0"><text:span text:style-name="T199_90">1%8</text:span></text:a></text:span><text:span text:style-name="T199_91"><text:a xlink:type="simple" xlink:href="http://uk.wikipedia.org/wiki/%D0%91%D0%BE%D0%B3%D0%BE%D0%BC%D0%BE%D0%BB%D0%B5%D1%86%D1%8C_%D0%9E%D0%BB%D1%8C%D0%B3%D0%B0_%D0%92%D0%B0%D0%B4%D0%B8%D0%BC%D1%96%D0%B2%D0%BD%D0%B0"><text:span text:style-name="T199_92">C</text:span></text:a></text:span><text:span text:style-name="T199_93"><text:a xlink:type="simple" xlink:href="http://uk.wikipedia.org/wiki/%D0%91%D0%BE%D0%B3%D0%BE%D0%BC%D0%BE%D0%BB%D0%B5%D1%86%D1%8C_%D0%9E%D0%BB%D1%8C%D0%B3%D0%B0_%D0%92%D0%B0%D0%B4%D0%B8%D0%BC%D1%96%D0%B2%D0%BD%D0%B0"><text:span text:style-name="T199_94">_%</text:span></text:a></text:span><text:span text:style-name="T199_95"><text:a xlink:type="simple" xlink:href="http://uk.wikipedia.org/wiki/%D0%91%D0%BE%D0%B3%D0%BE%D0%BC%D0%BE%D0%BB%D0%B5%D1%86%D1%8C_%D0%9E%D0%BB%D1%8C%D0%B3%D0%B0_%D0%92%D0%B0%D0%B4%D0%B8%D0%BC%D1%96%D0%B2%D0%BD%D0%B0"><text:span text:style-name="T199_96">D</text:span></text:a></text:span><text:span text:style-name="T199_97"><text:a xlink:type="simple" xlink:href="http://uk.wikipedia.org/wiki/%D0%91%D0%BE%D0%B3%D0%BE%D0%BC%D0%BE%D0%BB%D0%B5%D1%86%D1%8C_%D0%9E%D0%BB%D1%8C%D0%B3%D0%B0_%D0%92%D0%B0%D0%B4%D0%B8%D0%BC%D1%96%D0%B2%D0%BD%D0%B0"><text:span text:style-name="T199_98">0%9</text:span></text:a></text:span><text:span text:style-name="T199_99"><text:a xlink:type="simple" xlink:href="http://uk.wikipedia.org/wiki/%D0%91%D0%BE%D0%B3%D0%BE%D0%BC%D0%BE%D0%BB%D0%B5%D1%86%D1%8C_%D0%9E%D0%BB%D1%8C%D0%B3%D0%B0_%D0%92%D0%B0%D0%B4%D0%B8%D0%BC%D1%96%D0%B2%D0%BD%D0%B0"><text:span text:style-name="T199_100">E</text:span></text:a></text:span><text:span text:style-name="T199_101"><text:a xlink:type="simple" xlink:href="http://uk.wikipedia.org/wiki/%D0%91%D0%BE%D0%B3%D0%BE%D0%BC%D0%BE%D0%BB%D0%B5%D1%86%D1%8C_%D0%9E%D0%BB%D1%8C%D0%B3%D0%B0_%D0%92%D0%B0%D0%B4%D0%B8%D0%BC%D1%96%D0%B2%D0%BD%D0%B0"><text:span text:style-name="T199_102">%</text:span></text:a></text:span><text:span text:style-name="T199_103"><text:a xlink:type="simple" xlink:href="http://uk.wikipedia.org/wiki/%D0%91%D0%BE%D0%B3%D0%BE%D0%BC%D0%BE%D0%BB%D0%B5%D1%86%D1%8C_%D0%9E%D0%BB%D1%8C%D0%B3%D0%B0_%D0%92%D0%B0%D0%B4%D0%B8%D0%BC%D1%96%D0%B2%D0%BD%D0%B0"><text:span text:style-name="T199_104">D</text:span></text:a></text:span><text:span text:style-name="T199_105"><text:a xlink:type="simple" xlink:href="http://uk.wikipedia.org/wiki/%D0%91%D0%BE%D0%B3%D0%BE%D0%BC%D0%BE%D0%BB%D0%B5%D1%86%D1%8C_%D0%9E%D0%BB%D1%8C%D0%B3%D0%B0_%D0%92%D0%B0%D0%B4%D0%B8%D0%BC%D1%96%D0%B2%D0%BD%D0%B0"><text:span text:style-name="T199_106">0%</text:span></text:a></text:span><text:span text:style-name="T199_107"><text:a xlink:type="simple" xlink:href="http://uk.wikipedia.org/wiki/%D0%91%D0%BE%D0%B3%D0%BE%D0%BC%D0%BE%D0%BB%D0%B5%D1%86%D1%8C_%D0%9E%D0%BB%D1%8C%D0%B3%D0%B0_%D0%92%D0%B0%D0%B4%D0%B8%D0%BC%D1%96%D0%B2%D0%BD%D0%B0"><text:span text:style-name="T199_108">BB</text:span></text:a></text:span><text:span text:style-name="T199_109"><text:a xlink:type="simple" xlink:href="http://uk.wikipedia.org/wiki/%D0%91%D0%BE%D0%B3%D0%BE%D0%BC%D0%BE%D0%BB%D0%B5%D1%86%D1%8C_%D0%9E%D0%BB%D1%8C%D0%B3%D0%B0_%D0%92%D0%B0%D0%B4%D0%B8%D0%BC%D1%96%D0%B2%D0%BD%D0%B0"><text:span text:style-name="T199_110">%</text:span></text:a></text:span><text:span text:style-name="T199_111"><text:a xlink:type="simple" xlink:href="http://uk.wikipedia.org/wiki/%D0%91%D0%BE%D0%B3%D0%BE%D0%BC%D0%BE%D0%BB%D0%B5%D1%86%D1%8C_%D0%9E%D0%BB%D1%8C%D0%B3%D0%B0_%D0%92%D0%B0%D0%B4%D0%B8%D0%BC%D1%96%D0%B2%D0%BD%D0%B0"><text:span text:style-name="T199_112">D</text:span></text:a></text:span><text:span text:style-name="T199_113"><text:a xlink:type="simple" xlink:href="http://uk.wikipedia.org/wiki/%D0%91%D0%BE%D0%B3%D0%BE%D0%BC%D0%BE%D0%BB%D0%B5%D1%86%D1%8C_%D0%9E%D0%BB%D1%8C%D0%B3%D0%B0_%D0%92%D0%B0%D0%B4%D0%B8%D0%BC%D1%96%D0%B2%D0%BD%D0%B0"><text:span text:style-name="T199_114">1%8</text:span></text:a></text:span><text:span text:style-name="T199_115"><text:a xlink:type="simple" xlink:href="http://uk.wikipedia.org/wiki/%D0%91%D0%BE%D0%B3%D0%BE%D0%BC%D0%BE%D0%BB%D0%B5%D1%86%D1%8C_%D0%9E%D0%BB%D1%8C%D0%B3%D0%B0_%D0%92%D0%B0%D0%B4%D0%B8%D0%BC%D1%96%D0%B2%D0%BD%D0%B0"><text:span text:style-name="T199_116">C</text:span></text:a></text:span><text:span text:style-name="T199_117"><text:a xlink:type="simple" xlink:href="http://uk.wikipedia.org/wiki/%D0%91%D0%BE%D0%B3%D0%BE%D0%BC%D0%BE%D0%BB%D0%B5%D1%86%D1%8C_%D0%9E%D0%BB%D1%8C%D0%B3%D0%B0_%D0%92%D0%B0%D0%B4%D0%B8%D0%BC%D1%96%D0%B2%D0%BD%D0%B0"><text:span text:style-name="T199_118">%</text:span></text:a></text:span><text:span text:style-name="T199_119"><text:a xlink:type="simple" xlink:href="http://uk.wikipedia.org/wiki/%D0%91%D0%BE%D0%B3%D0%BE%D0%BC%D0%BE%D0%BB%D0%B5%D1%86%D1%8C_%D0%9E%D0%BB%D1%8C%D0%B3%D0%B0_%D0%92%D0%B0%D0%B4%D0%B8%D0%BC%D1%96%D0%B2%D0%BD%D0%B0"><text:span text:style-name="T199_120">D</text:span></text:a></text:span><text:span text:style-name="T199_121"><text:a xlink:type="simple" xlink:href="http://uk.wikipedia.org/wiki/%D0%91%D0%BE%D0%B3%D0%BE%D0%BC%D0%BE%D0%BB%D0%B5%D1%86%D1%8C_%D0%9E%D0%BB%D1%8C%D0%B3%D0%B0_%D0%92%D0%B0%D0%B4%D0%B8%D0%BC%D1%96%D0%B2%D0%BD%D0%B0"><text:span text:style-name="T199_122">0%</text:span></text:a></text:span><text:span text:style-name="T199_123"><text:a xlink:type="simple" xlink:href="http://uk.wikipedia.org/wiki/%D0%91%D0%BE%D0%B3%D0%BE%D0%BC%D0%BE%D0%BB%D0%B5%D1%86%D1%8C_%D0%9E%D0%BB%D1%8C%D0%B3%D0%B0_%D0%92%D0%B0%D0%B4%D0%B8%D0%BC%D1%96%D0%B2%D0%BD%D0%B0"><text:span text:style-name="T199_124">B</text:span></text:a></text:span><text:span text:style-name="T199_125"><text:a xlink:type="simple" xlink:href="http://uk.wikipedia.org/wiki/%D0%91%D0%BE%D0%B3%D0%BE%D0%BC%D0%BE%D0%BB%D0%B5%D1%86%D1%8C_%D0%9E%D0%BB%D1%8C%D0%B3%D0%B0_%D0%92%D0%B0%D0%B4%D0%B8%D0%BC%D1%96%D0%B2%D0%BD%D0%B0"><text:span text:style-name="T199_126">3%</text:span></text:a></text:span><text:span text:style-name="T199_127"><text:a xlink:type="simple" xlink:href="http://uk.wikipedia.org/wiki/%D0%91%D0%BE%D0%B3%D0%BE%D0%BC%D0%BE%D0%BB%D0%B5%D1%86%D1%8C_%D0%9E%D0%BB%D1%8C%D0%B3%D0%B0_%D0%92%D0%B0%D0%B4%D0%B8%D0%BC%D1%96%D0%B2%D0%BD%D0%B0"><text:span text:style-name="T199_128">D</text:span></text:a></text:span><text:span text:style-name="T199_129"><text:a xlink:type="simple" xlink:href="http://uk.wikipedia.org/wiki/%D0%91%D0%BE%D0%B3%D0%BE%D0%BC%D0%BE%D0%BB%D0%B5%D1%86%D1%8C_%D0%9E%D0%BB%D1%8C%D0%B3%D0%B0_%D0%92%D0%B0%D0%B4%D0%B8%D0%BC%D1%96%D0%B2%D0%BD%D0%B0"><text:span text:style-name="T199_130">0%</text:span></text:a></text:span><text:span text:style-name="T199_131"><text:a xlink:type="simple" xlink:href="http://uk.wikipedia.org/wiki/%D0%91%D0%BE%D0%B3%D0%BE%D0%BC%D0%BE%D0%BB%D0%B5%D1%86%D1%8C_%D0%9E%D0%BB%D1%8C%D0%B3%D0%B0_%D0%92%D0%B0%D0%B4%D0%B8%D0%BC%D1%96%D0%B2%D0%BD%D0%B0"><text:span text:style-name="T199_132">B</text:span></text:a></text:span><text:span text:style-name="T199_133"><text:a xlink:type="simple" xlink:href="http://uk.wikipedia.org/wiki/%D0%91%D0%BE%D0%B3%D0%BE%D0%BC%D0%BE%D0%BB%D0%B5%D1%86%D1%8C_%D0%9E%D0%BB%D1%8C%D0%B3%D0%B0_%D0%92%D0%B0%D0%B4%D0%B8%D0%BC%D1%96%D0%B2%D0%BD%D0%B0"><text:span text:style-name="T199_134">0_%</text:span></text:a></text:span><text:span text:style-name="T199_135"><text:a xlink:type="simple" xlink:href="http://uk.wikipedia.org/wiki/%D0%91%D0%BE%D0%B3%D0%BE%D0%BC%D0%BE%D0%BB%D0%B5%D1%86%D1%8C_%D0%9E%D0%BB%D1%8C%D0%B3%D0%B0_%D0%92%D0%B0%D0%B4%D0%B8%D0%BC%D1%96%D0%B2%D0%BD%D0%B0"><text:span text:style-name="T199_136">D</text:span></text:a></text:span><text:span text:style-name="T199_137"><text:a xlink:type="simple" xlink:href="http://uk.wikipedia.org/wiki/%D0%91%D0%BE%D0%B3%D0%BE%D0%BC%D0%BE%D0%BB%D0%B5%D1%86%D1%8C_%D0%9E%D0%BB%D1%8C%D0%B3%D0%B0_%D0%92%D0%B0%D0%B4%D0%B8%D0%BC%D1%96%D0%B2%D0%BD%D0%B0"><text:span text:style-name="T199_138">0%92%</text:span></text:a></text:span><text:span text:style-name="T199_139"><text:a xlink:type="simple" xlink:href="http://uk.wikipedia.org/wiki/%D0%91%D0%BE%D0%B3%D0%BE%D0%BC%D0%BE%D0%BB%D0%B5%D1%86%D1%8C_%D0%9E%D0%BB%D1%8C%D0%B3%D0%B0_%D0%92%D0%B0%D0%B4%D0%B8%D0%BC%D1%96%D0%B2%D0%BD%D0%B0"><text:span text:style-name="T199_140">D</text:span></text:a></text:span><text:span text:style-name="T199_141"><text:a xlink:type="simple" xlink:href="http://uk.wikipedia.org/wiki/%D0%91%D0%BE%D0%B3%D0%BE%D0%BC%D0%BE%D0%BB%D0%B5%D1%86%D1%8C_%D0%9E%D0%BB%D1%8C%D0%B3%D0%B0_%D0%92%D0%B0%D0%B4%D0%B8%D0%BC%D1%96%D0%B2%D0%BD%D0%B0"><text:span text:style-name="T199_142">0%</text:span></text:a></text:span><text:span text:style-name="T199_143"><text:a xlink:type="simple" xlink:href="http://uk.wikipedia.org/wiki/%D0%91%D0%BE%D0%B3%D0%BE%D0%BC%D0%BE%D0%BB%D0%B5%D1%86%D1%8C_%D0%9E%D0%BB%D1%8C%D0%B3%D0%B0_%D0%92%D0%B0%D0%B4%D0%B8%D0%BC%D1%96%D0%B2%D0%BD%D0%B0"><text:span text:style-name="T199_144">B</text:span></text:a></text:span><text:span text:style-name="T199_145"><text:a xlink:type="simple" xlink:href="http://uk.wikipedia.org/wiki/%D0%91%D0%BE%D0%B3%D0%BE%D0%BC%D0%BE%D0%BB%D0%B5%D1%86%D1%8C_%D0%9E%D0%BB%D1%8C%D0%B3%D0%B0_%D0%92%D0%B0%D0%B4%D0%B8%D0%BC%D1%96%D0%B2%D0%BD%D0%B0"><text:span text:style-name="T199_146">0%</text:span></text:a></text:span><text:span text:style-name="T199_147"><text:a xlink:type="simple" xlink:href="http://uk.wikipedia.org/wiki/%D0%91%D0%BE%D0%B3%D0%BE%D0%BC%D0%BE%D0%BB%D0%B5%D1%86%D1%8C_%D0%9E%D0%BB%D1%8C%D0%B3%D0%B0_%D0%92%D0%B0%D0%B4%D0%B8%D0%BC%D1%96%D0%B2%D0%BD%D0%B0"><text:span text:style-name="T199_148">D</text:span></text:a></text:span><text:span text:style-name="T199_149"><text:a xlink:type="simple" xlink:href="http://uk.wikipedia.org/wiki/%D0%91%D0%BE%D0%B3%D0%BE%D0%BC%D0%BE%D0%BB%D0%B5%D1%86%D1%8C_%D0%9E%D0%BB%D1%8C%D0%B3%D0%B0_%D0%92%D0%B0%D0%B4%D0%B8%D0%BC%D1%96%D0%B2%D0%BD%D0%B0"><text:span text:style-name="T199_150">0%</text:span></text:a></text:span><text:span text:style-name="T199_151"><text:a xlink:type="simple" xlink:href="http://uk.wikipedia.org/wiki/%D0%91%D0%BE%D0%B3%D0%BE%D0%BC%D0%BE%D0%BB%D0%B5%D1%86%D1%8C_%D0%9E%D0%BB%D1%8C%D0%B3%D0%B0_%D0%92%D0%B0%D0%B4%D0%B8%D0%BC%D1%96%D0%B2%D0%BD%D0%B0"><text:span text:style-name="T199_152">B</text:span></text:a></text:span><text:span text:style-name="T199_153"><text:a xlink:type="simple" xlink:href="http://uk.wikipedia.org/wiki/%D0%91%D0%BE%D0%B3%D0%BE%D0%BC%D0%BE%D0%BB%D0%B5%D1%86%D1%8C_%D0%9E%D0%BB%D1%8C%D0%B3%D0%B0_%D0%92%D0%B0%D0%B4%D0%B8%D0%BC%D1%96%D0%B2%D0%BD%D0%B0"><text:span text:style-name="T199_154">4%</text:span></text:a></text:span><text:span text:style-name="T199_155"><text:a xlink:type="simple" xlink:href="http://uk.wikipedia.org/wiki/%D0%91%D0%BE%D0%B3%D0%BE%D0%BC%D0%BE%D0%BB%D0%B5%D1%86%D1%8C_%D0%9E%D0%BB%D1%8C%D0%B3%D0%B0_%D0%92%D0%B0%D0%B4%D0%B8%D0%BC%D1%96%D0%B2%D0%BD%D0%B0"><text:span text:style-name="T199_156">D</text:span></text:a></text:span><text:span text:style-name="T199_157"><text:a xlink:type="simple" xlink:href="http://uk.wikipedia.org/wiki/%D0%91%D0%BE%D0%B3%D0%BE%D0%BC%D0%BE%D0%BB%D0%B5%D1%86%D1%8C_%D0%9E%D0%BB%D1%8C%D0%B3%D0%B0_%D0%92%D0%B0%D0%B4%D0%B8%D0%BC%D1%96%D0%B2%D0%BD%D0%B0"><text:span text:style-name="T199_158">0%</text:span></text:a></text:span><text:span text:style-name="T199_159"><text:a xlink:type="simple" xlink:href="http://uk.wikipedia.org/wiki/%D0%91%D0%BE%D0%B3%D0%BE%D0%BC%D0%BE%D0%BB%D0%B5%D1%86%D1%8C_%D0%9E%D0%BB%D1%8C%D0%B3%D0%B0_%D0%92%D0%B0%D0%B4%D0%B8%D0%BC%D1%96%D0%B2%D0%BD%D0%B0"><text:span text:style-name="T199_160">B</text:span></text:a></text:span><text:span text:style-name="T199_161"><text:a xlink:type="simple" xlink:href="http://uk.wikipedia.org/wiki/%D0%91%D0%BE%D0%B3%D0%BE%D0%BC%D0%BE%D0%BB%D0%B5%D1%86%D1%8C_%D0%9E%D0%BB%D1%8C%D0%B3%D0%B0_%D0%92%D0%B0%D0%B4%D0%B8%D0%BC%D1%96%D0%B2%D0%BD%D0%B0"><text:span text:style-name="T199_162">8%</text:span></text:a></text:span><text:span text:style-name="T199_163"><text:a xlink:type="simple" xlink:href="http://uk.wikipedia.org/wiki/%D0%91%D0%BE%D0%B3%D0%BE%D0%BC%D0%BE%D0%BB%D0%B5%D1%86%D1%8C_%D0%9E%D0%BB%D1%8C%D0%B3%D0%B0_%D0%92%D0%B0%D0%B4%D0%B8%D0%BC%D1%96%D0%B2%D0%BD%D0%B0"><text:span text:style-name="T199_164">D</text:span></text:a></text:span><text:span text:style-name="T199_165"><text:a xlink:type="simple" xlink:href="http://uk.wikipedia.org/wiki/%D0%91%D0%BE%D0%B3%D0%BE%D0%BC%D0%BE%D0%BB%D0%B5%D1%86%D1%8C_%D0%9E%D0%BB%D1%8C%D0%B3%D0%B0_%D0%92%D0%B0%D0%B4%D0%B8%D0%BC%D1%96%D0%B2%D0%BD%D0%B0"><text:span text:style-name="T199_166">0%</text:span></text:a></text:span><text:span text:style-name="T199_167"><text:a xlink:type="simple" xlink:href="http://uk.wikipedia.org/wiki/%D0%91%D0%BE%D0%B3%D0%BE%D0%BC%D0%BE%D0%BB%D0%B5%D1%86%D1%8C_%D0%9E%D0%BB%D1%8C%D0%B3%D0%B0_%D0%92%D0%B0%D0%B4%D0%B8%D0%BC%D1%96%D0%B2%D0%BD%D0%B0"><text:span text:style-name="T199_168">BC</text:span></text:a></text:span><text:span text:style-name="T199_169"><text:a xlink:type="simple" xlink:href="http://uk.wikipedia.org/wiki/%D0%91%D0%BE%D0%B3%D0%BE%D0%BC%D0%BE%D0%BB%D0%B5%D1%86%D1%8C_%D0%9E%D0%BB%D1%8C%D0%B3%D0%B0_%D0%92%D0%B0%D0%B4%D0%B8%D0%BC%D1%96%D0%B2%D0%BD%D0%B0"><text:span text:style-name="T199_170">%</text:span></text:a></text:span><text:span text:style-name="T199_171"><text:a xlink:type="simple" xlink:href="http://uk.wikipedia.org/wiki/%D0%91%D0%BE%D0%B3%D0%BE%D0%BC%D0%BE%D0%BB%D0%B5%D1%86%D1%8C_%D0%9E%D0%BB%D1%8C%D0%B3%D0%B0_%D0%92%D0%B0%D0%B4%D0%B8%D0%BC%D1%96%D0%B2%D0%BD%D0%B0"><text:span text:style-name="T199_172">D</text:span></text:a></text:span><text:span text:style-name="T199_173"><text:a xlink:type="simple" xlink:href="http://uk.wikipedia.org/wiki/%D0%91%D0%BE%D0%B3%D0%BE%D0%BC%D0%BE%D0%BB%D0%B5%D1%86%D1%8C_%D0%9E%D0%BB%D1%8C%D0%B3%D0%B0_%D0%92%D0%B0%D0%B4%D0%B8%D0%BC%D1%96%D0%B2%D0%BD%D0%B0"><text:span text:style-name="T199_174">1%96%</text:span></text:a></text:span><text:span text:style-name="T199_175"><text:a xlink:type="simple" xlink:href="http://uk.wikipedia.org/wiki/%D0%91%D0%BE%D0%B3%D0%BE%D0%BC%D0%BE%D0%BB%D0%B5%D1%86%D1%8C_%D0%9E%D0%BB%D1%8C%D0%B3%D0%B0_%D0%92%D0%B0%D0%B4%D0%B8%D0%BC%D1%96%D0%B2%D0%BD%D0%B0"><text:span text:style-name="T199_176">D</text:span></text:a></text:span><text:span text:style-name="T199_177"><text:a xlink:type="simple" xlink:href="http://uk.wikipedia.org/wiki/%D0%91%D0%BE%D0%B3%D0%BE%D0%BC%D0%BE%D0%BB%D0%B5%D1%86%D1%8C_%D0%9E%D0%BB%D1%8C%D0%B3%D0%B0_%D0%92%D0%B0%D0%B4%D0%B8%D0%BC%D1%96%D0%B2%D0%BD%D0%B0"><text:span text:style-name="T199_178">0%</text:span></text:a></text:span><text:span text:style-name="T199_179"><text:a xlink:type="simple" xlink:href="http://uk.wikipedia.org/wiki/%D0%91%D0%BE%D0%B3%D0%BE%D0%BC%D0%BE%D0%BB%D0%B5%D1%86%D1%8C_%D0%9E%D0%BB%D1%8C%D0%B3%D0%B0_%D0%92%D0%B0%D0%B4%D0%B8%D0%BC%D1%96%D0%B2%D0%BD%D0%B0"><text:span text:style-name="T199_180">B</text:span></text:a></text:span><text:span text:style-name="T199_181"><text:a xlink:type="simple" xlink:href="http://uk.wikipedia.org/wiki/%D0%91%D0%BE%D0%B3%D0%BE%D0%BC%D0%BE%D0%BB%D0%B5%D1%86%D1%8C_%D0%9E%D0%BB%D1%8C%D0%B3%D0%B0_%D0%92%D0%B0%D0%B4%D0%B8%D0%BC%D1%96%D0%B2%D0%BD%D0%B0"><text:span text:style-name="T199_182">2%</text:span></text:a></text:span><text:span text:style-name="T199_183"><text:a xlink:type="simple" xlink:href="http://uk.wikipedia.org/wiki/%D0%91%D0%BE%D0%B3%D0%BE%D0%BC%D0%BE%D0%BB%D0%B5%D1%86%D1%8C_%D0%9E%D0%BB%D1%8C%D0%B3%D0%B0_%D0%92%D0%B0%D0%B4%D0%B8%D0%BC%D1%96%D0%B2%D0%BD%D0%B0"><text:span text:style-name="T199_184">D</text:span></text:a></text:span><text:span text:style-name="T199_185"><text:a xlink:type="simple" xlink:href="http://uk.wikipedia.org/wiki/%D0%91%D0%BE%D0%B3%D0%BE%D0%BC%D0%BE%D0%BB%D0%B5%D1%86%D1%8C_%D0%9E%D0%BB%D1%8C%D0%B3%D0%B0_%D0%92%D0%B0%D0%B4%D0%B8%D0%BC%D1%96%D0%B2%D0%BD%D0%B0"><text:span text:style-name="T199_186">0%</text:span></text:a></text:span><text:span text:style-name="T199_187"><text:a xlink:type="simple" xlink:href="http://uk.wikipedia.org/wiki/%D0%91%D0%BE%D0%B3%D0%BE%D0%BC%D0%BE%D0%BB%D0%B5%D1%86%D1%8C_%D0%9E%D0%BB%D1%8C%D0%B3%D0%B0_%D0%92%D0%B0%D0%B4%D0%B8%D0%BC%D1%96%D0%B2%D0%BD%D0%B0"><text:span text:style-name="T199_188">BD</text:span></text:a></text:span><text:span text:style-name="T199_189"><text:a xlink:type="simple" xlink:href="http://uk.wikipedia.org/wiki/%D0%91%D0%BE%D0%B3%D0%BE%D0%BC%D0%BE%D0%BB%D0%B5%D1%86%D1%8C_%D0%9E%D0%BB%D1%8C%D0%B3%D0%B0_%D0%92%D0%B0%D0%B4%D0%B8%D0%BC%D1%96%D0%B2%D0%BD%D0%B0"><text:span text:style-name="T199_190">%</text:span></text:a></text:span><text:span text:style-name="T199_191"><text:a xlink:type="simple" xlink:href="http://uk.wikipedia.org/wiki/%D0%91%D0%BE%D0%B3%D0%BE%D0%BC%D0%BE%D0%BB%D0%B5%D1%86%D1%8C_%D0%9E%D0%BB%D1%8C%D0%B3%D0%B0_%D0%92%D0%B0%D0%B4%D0%B8%D0%BC%D1%96%D0%B2%D0%BD%D0%B0"><text:span text:style-name="T199_192">D</text:span></text:a></text:span><text:span text:style-name="T199_193"><text:a xlink:type="simple" xlink:href="http://uk.wikipedia.org/wiki/%D0%91%D0%BE%D0%B3%D0%BE%D0%BC%D0%BE%D0%BB%D0%B5%D1%86%D1%8C_%D0%9E%D0%BB%D1%8C%D0%B3%D0%B0_%D0%92%D0%B0%D0%B4%D0%B8%D0%BC%D1%96%D0%B2%D0%BD%D0%B0"><text:span text:style-name="T199_194">0%</text:span></text:a></text:span><text:span text:style-name="T199_195"><text:a xlink:type="simple" xlink:href="http://uk.wikipedia.org/wiki/%D0%91%D0%BE%D0%B3%D0%BE%D0%BC%D0%BE%D0%BB%D0%B5%D1%86%D1%8C_%D0%9E%D0%BB%D1%8C%D0%B3%D0%B0_%D0%92%D0%B0%D0%B4%D0%B8%D0%BC%D1%96%D0%B2%D0%BD%D0%B0"><text:span text:style-name="T199_196">B</text:span></text:a></text:span><text:span text:style-name="T199_197"><text:a xlink:type="simple" xlink:href="http://uk.wikipedia.org/wiki/%D0%91%D0%BE%D0%B3%D0%BE%D0%BC%D0%BE%D0%BB%D0%B5%D1%86%D1%8C_%D0%9E%D0%BB%D1%8C%D0%B3%D0%B0_%D0%92%D0%B0%D0%B4%D0%B8%D0%BC%D1%96%D0%B2%D0%BD%D0%B0"><text:span text:style-name="T199_198">0</text:span></text:a></text:span></text:p>
      <text:p text:style-name="P200"/>
      <text:p text:style-name="P201"><text:span text:style-name="T201_1">01.04.2014</text:span></text:p>
      <text:p text:style-name="P202"><text:span text:style-name="T202_1">Кандидат</text:span><text:span text:style-name="T202_2"><text:s/></text:span><text:span text:style-name="T202_3">в</text:span><text:span text:style-name="T202_4"><text:s/></text:span><text:span text:style-name="T202_5">Президенти</text:span><text:span text:style-name="T202_6"><text:s/></text:span><text:span text:style-name="T202_7">України</text:span></text:p>
      <text:p text:style-name="P203"><text:span text:style-name="T203_1">Кандидат</text:span><text:span text:style-name="T203_2"><text:s/></text:span><text:span text:style-name="T203_3">в</text:span><text:span text:style-name="T203_4"><text:s/></text:span><text:span text:style-name="T203_5">Президенти</text:span><text:span text:style-name="T203_6"><text:s/></text:span><text:span text:style-name="T203_7">України</text:span></text:p>
      <text:p text:style-name="P204"><text:span text:style-name="T204_1">http</text:span><text:span text:style-name="T204_2">://</text:span><text:span text:style-name="T204_3">www</text:span><text:span text:style-name="T204_4">.</text:span><text:span text:style-name="T204_5">cvk</text:span><text:span text:style-name="T204_6">.</text:span><text:span text:style-name="T204_7">gov</text:span><text:span text:style-name="T204_8">.</text:span><text:span text:style-name="T204_9">ua</text:span><text:span text:style-name="T204_10">/</text:span><text:span text:style-name="T204_11">pls</text:span><text:span text:style-name="T204_12">/</text:span><text:span text:style-name="T204_13">vp</text:span><text:span text:style-name="T204_14">2014/</text:span><text:span text:style-name="T204_15">WP</text:span><text:span text:style-name="T204_16">005?</text:span><text:span text:style-name="T204_17">PT</text:span><text:span text:style-name="T204_18">021</text:span><text:span text:style-name="T204_19">F</text:span><text:span text:style-name="T204_20">01=126&amp;</text:span><text:span text:style-name="T204_21">PT</text:span><text:span text:style-name="T204_22">001</text:span><text:span text:style-name="T204_23">F</text:span><text:span text:style-name="T204_24">01=70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